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.004cm" fo:margin-left="0cm" table:align="left"/>
    </style:style>
    <style:style style:name="Таблица1.A" style:family="table-column">
      <style:table-column-properties style:column-width="1.603cm"/>
    </style:style>
    <style:style style:name="Таблица1.B" style:family="table-column">
      <style:table-column-properties style:column-width="5.094cm"/>
    </style:style>
    <style:style style:name="Таблица1.C" style:family="table-column">
      <style:table-column-properties style:column-width="3.902cm"/>
    </style:style>
    <style:style style:name="Таблица1.D" style:family="table-column">
      <style:table-column-properties style:column-width="3.903cm"/>
    </style:style>
    <style:style style:name="Таблица1.E" style:family="table-column">
      <style:table-column-properties style:column-width="2.501cm"/>
    </style:style>
    <style:style style:name="Таблица1.A1" style:family="table-cell">
      <style:table-cell-properties fo:padding="0cm" fo:border="none"/>
    </style:style>
    <style:style style:name="Таблица1.A2" style:family="table-cell">
      <style:table-cell-properties style:vertical-align="middle" fo:padding="0cm" fo:border="none"/>
    </style:style>
    <style:style style:name="Таблица1.23" style:family="table-row">
      <style:table-row-properties style:min-row-height="0.471cm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198cm" style:rel-column-width="8472*"/>
    </style:style>
    <style:style style:name="Таблица2.B" style:family="table-column">
      <style:table-column-properties style:column-width="14.803cm" style:rel-column-width="57063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3cm" style:rel-column-width="12722*"/>
    </style:style>
    <style:style style:name="Таблица3.B" style:family="table-column">
      <style:table-column-properties style:column-width="13.7cm" style:rel-column-width="5281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officeooo:rsid="00c5787f" officeooo:paragraph-rsid="00c5787f"/>
    </style:style>
    <style:style style:name="P2" style:family="paragraph" style:parent-style-name="Text_20_body">
      <style:text-properties officeooo:rsid="00c6b5db" officeooo:paragraph-rsid="00c89376"/>
    </style:style>
    <style:style style:name="P3" style:family="paragraph" style:parent-style-name="Исходный_20_код">
      <style:text-properties officeooo:paragraph-rsid="01023fd0"/>
    </style:style>
    <style:style style:name="P4" style:family="paragraph" style:parent-style-name="Text_20_body">
      <style:text-properties officeooo:rsid="0007ce7d" officeooo:paragraph-rsid="01023fd0"/>
    </style:style>
    <style:style style:name="P5" style:family="paragraph" style:parent-style-name="Table_20_Contents">
      <style:paragraph-properties fo:text-align="center" style:justify-single-word="false"/>
      <style:text-properties style:font-name="Liberation Mono" officeooo:rsid="0105b662" officeooo:paragraph-rsid="01023fd0"/>
    </style:style>
    <style:style style:name="P6" style:family="paragraph" style:parent-style-name="Table_20_Contents">
      <style:paragraph-properties fo:text-align="center" style:justify-single-word="false"/>
      <style:text-properties style:font-name="Liberation Mono" officeooo:paragraph-rsid="01023fd0"/>
    </style:style>
    <style:style style:name="P7" style:family="paragraph" style:parent-style-name="Table_20_Contents">
      <style:paragraph-properties fo:text-align="center" style:justify-single-word="false"/>
      <style:text-properties style:font-name="Liberation Mono" officeooo:rsid="0711d727" officeooo:paragraph-rsid="0711d727"/>
    </style:style>
    <style:style style:name="P8" style:family="paragraph" style:parent-style-name="Table_20_Contents">
      <style:paragraph-properties fo:text-align="justify" style:justify-single-word="false"/>
      <style:text-properties officeooo:rsid="0105b662" officeooo:paragraph-rsid="01023fd0"/>
    </style:style>
    <style:style style:name="P9" style:family="paragraph" style:parent-style-name="Text_20_body">
      <style:text-properties officeooo:rsid="0105b662" officeooo:paragraph-rsid="01023fd0"/>
    </style:style>
    <style:style style:name="P10" style:family="paragraph" style:parent-style-name="Text_20_body">
      <style:text-properties officeooo:rsid="00f3572a" officeooo:paragraph-rsid="01023fd0"/>
    </style:style>
    <style:style style:name="P11" style:family="paragraph" style:parent-style-name="Text_20_body">
      <style:text-properties officeooo:rsid="00deb5ee" officeooo:paragraph-rsid="01023fd0"/>
    </style:style>
    <style:style style:name="P12" style:family="paragraph" style:parent-style-name="Text_20_body">
      <style:text-properties officeooo:rsid="000d9614" officeooo:paragraph-rsid="01023fd0"/>
    </style:style>
    <style:style style:name="P13" style:family="paragraph" style:parent-style-name="Text_20_body">
      <style:text-properties officeooo:rsid="010531d8" officeooo:paragraph-rsid="01023fd0"/>
    </style:style>
    <style:style style:name="P14" style:family="paragraph" style:parent-style-name="Text_20_body">
      <style:text-properties officeooo:rsid="001998ef" officeooo:paragraph-rsid="01023fd0"/>
    </style:style>
    <style:style style:name="P15" style:family="paragraph" style:parent-style-name="Text_20_body">
      <style:text-properties officeooo:rsid="001d2d91" officeooo:paragraph-rsid="01023fd0"/>
    </style:style>
    <style:style style:name="P16" style:family="paragraph" style:parent-style-name="Text_20_body">
      <style:text-properties officeooo:rsid="00f26eaa" officeooo:paragraph-rsid="01023fd0"/>
    </style:style>
    <style:style style:name="P17" style:family="paragraph" style:parent-style-name="Исходный_20_код">
      <style:text-properties officeooo:paragraph-rsid="0139fdf0"/>
    </style:style>
    <style:style style:name="P18" style:family="paragraph" style:parent-style-name="Text_20_body">
      <style:text-properties officeooo:rsid="010b1765" officeooo:paragraph-rsid="010b1765"/>
    </style:style>
    <style:style style:name="P19" style:family="paragraph" style:parent-style-name="Text_20_body">
      <style:text-properties officeooo:rsid="010b1765" officeooo:paragraph-rsid="029a7cc6"/>
    </style:style>
    <style:style style:name="P20" style:family="paragraph" style:parent-style-name="Text_20_body">
      <style:text-properties officeooo:rsid="010b1a08" officeooo:paragraph-rsid="01694780"/>
    </style:style>
    <style:style style:name="P21" style:family="paragraph" style:parent-style-name="Text_20_body">
      <style:text-properties officeooo:rsid="01159783" officeooo:paragraph-rsid="01159783"/>
    </style:style>
    <style:style style:name="P22" style:family="paragraph" style:parent-style-name="Text_20_body">
      <style:text-properties officeooo:rsid="011acf22" officeooo:paragraph-rsid="011acf22"/>
    </style:style>
    <style:style style:name="P23" style:family="paragraph" style:parent-style-name="Text_20_body">
      <style:text-properties officeooo:rsid="011acf22" officeooo:paragraph-rsid="015c75cf"/>
    </style:style>
    <style:style style:name="P24" style:family="paragraph" style:parent-style-name="Text_20_body">
      <style:text-properties officeooo:rsid="011acf22" officeooo:paragraph-rsid="08446432"/>
    </style:style>
    <style:style style:name="P25" style:family="paragraph" style:parent-style-name="Text_20_body">
      <style:text-properties officeooo:rsid="011acf22" officeooo:paragraph-rsid="0845f5a3"/>
    </style:style>
    <style:style style:name="P26" style:family="paragraph" style:parent-style-name="Text_20_body">
      <style:text-properties officeooo:rsid="013020bf" officeooo:paragraph-rsid="013020bf"/>
    </style:style>
    <style:style style:name="P27" style:family="paragraph" style:parent-style-name="Text_20_body">
      <style:text-properties officeooo:rsid="013020bf" officeooo:paragraph-rsid="0139fdf0"/>
    </style:style>
    <style:style style:name="P28" style:family="paragraph" style:parent-style-name="Text_20_body">
      <style:text-properties officeooo:rsid="0133721b" officeooo:paragraph-rsid="013563e5"/>
    </style:style>
    <style:style style:name="P29" style:family="paragraph" style:parent-style-name="Text_20_body">
      <style:text-properties officeooo:rsid="0133721b" officeooo:paragraph-rsid="0139fdf0"/>
    </style:style>
    <style:style style:name="P30" style:family="paragraph" style:parent-style-name="Text_20_body">
      <style:text-properties officeooo:rsid="013563e5" officeooo:paragraph-rsid="013563e5"/>
    </style:style>
    <style:style style:name="P31" style:family="paragraph" style:parent-style-name="Text_20_body">
      <style:text-properties officeooo:rsid="013563e5" officeooo:paragraph-rsid="0139fdf0"/>
    </style:style>
    <style:style style:name="P32" style:family="paragraph" style:parent-style-name="Text_20_body">
      <style:text-properties officeooo:rsid="0149df48" officeooo:paragraph-rsid="014aa14f"/>
    </style:style>
    <style:style style:name="P33" style:family="paragraph" style:parent-style-name="Text_20_body">
      <style:text-properties officeooo:rsid="0149df48" officeooo:paragraph-rsid="017a0847"/>
    </style:style>
    <style:style style:name="P34" style:family="paragraph" style:parent-style-name="Text_20_body">
      <style:text-properties officeooo:rsid="0149df48" officeooo:paragraph-rsid="0185fa46"/>
    </style:style>
    <style:style style:name="P35" style:family="paragraph" style:parent-style-name="Text_20_body">
      <style:text-properties officeooo:rsid="014ea467" officeooo:paragraph-rsid="0152f675"/>
    </style:style>
    <style:style style:name="P36" style:family="paragraph" style:parent-style-name="Text_20_body">
      <style:text-properties officeooo:rsid="015f105a" officeooo:paragraph-rsid="015f105a"/>
    </style:style>
    <style:style style:name="P37" style:family="paragraph" style:parent-style-name="Text_20_body">
      <style:text-properties officeooo:rsid="016e4581" officeooo:paragraph-rsid="016e4581"/>
    </style:style>
    <style:style style:name="P38" style:family="paragraph" style:parent-style-name="Text_20_body">
      <style:text-properties officeooo:rsid="017303f4" officeooo:paragraph-rsid="017303f4"/>
    </style:style>
    <style:style style:name="P39" style:family="paragraph" style:parent-style-name="Text_20_body">
      <style:text-properties officeooo:rsid="01806862" officeooo:paragraph-rsid="01806862"/>
    </style:style>
    <style:style style:name="P40" style:family="paragraph" style:parent-style-name="Text_20_body">
      <style:text-properties officeooo:rsid="0185fa46" officeooo:paragraph-rsid="018949bc"/>
    </style:style>
    <style:style style:name="P41" style:family="paragraph" style:parent-style-name="Text_20_body">
      <style:text-properties officeooo:rsid="01974461" officeooo:paragraph-rsid="019e2b1f"/>
    </style:style>
    <style:style style:name="P42" style:family="paragraph" style:parent-style-name="Text_20_body">
      <style:text-properties officeooo:rsid="019e43e9" officeooo:paragraph-rsid="019e43e9"/>
    </style:style>
    <style:style style:name="P43" style:family="paragraph" style:parent-style-name="Text_20_body">
      <style:text-properties officeooo:rsid="019e92fb" officeooo:paragraph-rsid="019e92fb"/>
    </style:style>
    <style:style style:name="P44" style:family="paragraph" style:parent-style-name="Исходный_20_код">
      <style:text-properties officeooo:paragraph-rsid="01a94156"/>
    </style:style>
    <style:style style:name="P45" style:family="paragraph" style:parent-style-name="Исходный_20_код">
      <style:text-properties officeooo:paragraph-rsid="01ad1496"/>
    </style:style>
    <style:style style:name="P46" style:family="paragraph" style:parent-style-name="Text_20_body">
      <style:text-properties officeooo:rsid="01bd93c7" officeooo:paragraph-rsid="01bd93c7"/>
    </style:style>
    <style:style style:name="P47" style:family="paragraph" style:parent-style-name="Исходный_20_код">
      <style:text-properties officeooo:paragraph-rsid="01be261b"/>
    </style:style>
    <style:style style:name="P48" style:family="paragraph" style:parent-style-name="Исходный_20_код">
      <style:text-properties officeooo:paragraph-rsid="01cf1236"/>
    </style:style>
    <style:style style:name="P49" style:family="paragraph" style:parent-style-name="Исходный_20_код">
      <style:text-properties officeooo:paragraph-rsid="01d85de3"/>
    </style:style>
    <style:style style:name="P50" style:family="paragraph" style:parent-style-name="Text_20_body">
      <style:text-properties officeooo:rsid="01c5a1f7" officeooo:paragraph-rsid="01c5a1f7"/>
    </style:style>
    <style:style style:name="P51" style:family="paragraph" style:parent-style-name="Text_20_body">
      <style:text-properties officeooo:rsid="01dfee0d" officeooo:paragraph-rsid="01dfee0d"/>
    </style:style>
    <style:style style:name="P52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</style:style>
    <style:style style:name="P53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616f0"/>
    </style:style>
    <style:style style:name="P54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855b8"/>
    </style:style>
    <style:style style:name="P55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2388542"/>
    </style:style>
    <style:style style:name="P56" style:family="paragraph" style:parent-style-name="Table_20_Contents">
      <style:paragraph-properties fo:text-align="justify" style:justify-single-word="false"/>
      <style:text-properties style:font-name="Times New Roman1" officeooo:rsid="01eb130e" officeooo:paragraph-rsid="01eb130e"/>
    </style:style>
    <style:style style:name="P57" style:family="paragraph" style:parent-style-name="Table_20_Contents">
      <style:paragraph-properties fo:text-align="justify" style:justify-single-word="false"/>
      <style:text-properties style:font-name="Times New Roman1" officeooo:rsid="01ec8359" officeooo:paragraph-rsid="01ec8359"/>
    </style:style>
    <style:style style:name="P58" style:family="paragraph" style:parent-style-name="Table_20_Contents">
      <style:paragraph-properties fo:text-align="justify" style:justify-single-word="false"/>
      <style:text-properties style:font-name="Times New Roman1" officeooo:rsid="01f29629" officeooo:paragraph-rsid="01f29629"/>
    </style:style>
    <style:style style:name="P59" style:family="paragraph" style:parent-style-name="Table_20_Contents">
      <style:paragraph-properties fo:text-align="justify" style:justify-single-word="false"/>
      <style:text-properties style:font-name="Times New Roman1" officeooo:rsid="01f616f0" officeooo:paragraph-rsid="01f616f0"/>
    </style:style>
    <style:style style:name="P60" style:family="paragraph" style:parent-style-name="Table_20_Contents">
      <style:paragraph-properties fo:text-align="justify" style:justify-single-word="false"/>
      <style:text-properties style:font-name="Times New Roman1" officeooo:rsid="01fdfd04" officeooo:paragraph-rsid="01fdfd04"/>
    </style:style>
    <style:style style:name="P61" style:family="paragraph" style:parent-style-name="Table_20_Contents">
      <style:paragraph-properties fo:text-align="justify" style:justify-single-word="false"/>
      <style:text-properties style:font-name="Times New Roman1" officeooo:rsid="01fedc04" officeooo:paragraph-rsid="01fedc04"/>
    </style:style>
    <style:style style:name="P62" style:family="paragraph" style:parent-style-name="Text_20_body">
      <style:text-properties officeooo:rsid="01e1da00" officeooo:paragraph-rsid="01e1da00"/>
    </style:style>
    <style:style style:name="P63" style:family="paragraph" style:parent-style-name="Text_20_body">
      <style:text-properties officeooo:rsid="01e486af" officeooo:paragraph-rsid="01e486af"/>
    </style:style>
    <style:style style:name="P64" style:family="paragraph" style:parent-style-name="Text_20_body">
      <style:text-properties officeooo:rsid="01e486af" officeooo:paragraph-rsid="01e51e3c"/>
    </style:style>
    <style:style style:name="P65" style:family="paragraph" style:parent-style-name="Text_20_body">
      <style:text-properties officeooo:rsid="01e486af" officeooo:paragraph-rsid="021d47a9"/>
    </style:style>
    <style:style style:name="P66" style:family="paragraph" style:parent-style-name="Text_20_body">
      <style:text-properties officeooo:rsid="01e486af" officeooo:paragraph-rsid="02413593"/>
    </style:style>
    <style:style style:name="P67" style:family="paragraph" style:parent-style-name="Text_20_body">
      <style:text-properties officeooo:rsid="02062994" officeooo:paragraph-rsid="02062994"/>
    </style:style>
    <style:style style:name="P68" style:family="paragraph" style:parent-style-name="Text_20_body">
      <style:text-properties officeooo:rsid="02089710" officeooo:paragraph-rsid="02089710"/>
    </style:style>
    <style:style style:name="P69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59790" officeooo:paragraph-rsid="01f59790"/>
    </style:style>
    <style:style style:name="P70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edc04" officeooo:paragraph-rsid="01fedc04"/>
    </style:style>
    <style:style style:name="P71" style:family="paragraph" style:parent-style-name="Исходный_20_код">
      <style:text-properties officeooo:paragraph-rsid="0244da5c"/>
    </style:style>
    <style:style style:name="P72" style:family="paragraph" style:parent-style-name="Исходный_20_код">
      <style:text-properties officeooo:paragraph-rsid="0247bca1"/>
    </style:style>
    <style:style style:name="P73" style:family="paragraph" style:parent-style-name="Исходный_20_код">
      <style:text-properties officeooo:paragraph-rsid="02489750"/>
    </style:style>
    <style:style style:name="P74" style:family="paragraph" style:parent-style-name="Text_20_body">
      <style:text-properties officeooo:paragraph-rsid="02d46ef4"/>
    </style:style>
    <style:style style:name="P75" style:family="paragraph" style:parent-style-name="Исходный_20_код">
      <style:text-properties officeooo:paragraph-rsid="02d46ef4"/>
    </style:style>
    <style:style style:name="P76" style:family="paragraph" style:parent-style-name="Text_20_body">
      <style:text-properties officeooo:rsid="025bc158" officeooo:paragraph-rsid="025e6b69"/>
    </style:style>
    <style:style style:name="P77" style:family="paragraph" style:parent-style-name="Исходный_20_код">
      <style:text-properties officeooo:rsid="025bc158" officeooo:paragraph-rsid="025e6b69"/>
    </style:style>
    <style:style style:name="P78" style:family="paragraph" style:parent-style-name="Text_20_body">
      <style:text-properties officeooo:rsid="025bc158" officeooo:paragraph-rsid="0263206f"/>
    </style:style>
    <style:style style:name="P79" style:family="paragraph" style:parent-style-name="Исходный_20_код">
      <style:text-properties officeooo:rsid="025bc158" officeooo:paragraph-rsid="026171d5"/>
    </style:style>
    <style:style style:name="P80" style:family="paragraph" style:parent-style-name="Text_20_body">
      <style:text-properties officeooo:rsid="025caa0e" officeooo:paragraph-rsid="025caa0e"/>
    </style:style>
    <style:style style:name="P81" style:family="paragraph" style:parent-style-name="Text_20_body">
      <style:text-properties officeooo:rsid="0260d318" officeooo:paragraph-rsid="0260d318"/>
    </style:style>
    <style:style style:name="P82" style:family="paragraph" style:parent-style-name="Text_20_body">
      <style:text-properties officeooo:rsid="0260d318" officeooo:paragraph-rsid="0263206f"/>
    </style:style>
    <style:style style:name="P83" style:family="paragraph" style:parent-style-name="Text_20_body">
      <style:text-properties officeooo:paragraph-rsid="0263206f"/>
    </style:style>
    <style:style style:name="P84" style:family="paragraph" style:parent-style-name="Text_20_body">
      <style:text-properties officeooo:rsid="02af0e08" officeooo:paragraph-rsid="02af0e08"/>
    </style:style>
    <style:style style:name="P85" style:family="paragraph" style:parent-style-name="Text_20_body">
      <style:text-properties officeooo:rsid="02af0e08" officeooo:paragraph-rsid="02b17efc"/>
    </style:style>
    <style:style style:name="P86" style:family="paragraph" style:parent-style-name="Text_20_body">
      <style:text-properties officeooo:rsid="02af0e08" officeooo:paragraph-rsid="02c1ad2c"/>
    </style:style>
    <style:style style:name="P87" style:family="paragraph" style:parent-style-name="Text_20_body">
      <style:text-properties officeooo:rsid="02af0e08" officeooo:paragraph-rsid="02d46ef4"/>
    </style:style>
    <style:style style:name="P88" style:family="paragraph" style:parent-style-name="Text_20_body">
      <style:text-properties officeooo:rsid="02af0e08" officeooo:paragraph-rsid="02dac4c6"/>
    </style:style>
    <style:style style:name="P89" style:family="paragraph" style:parent-style-name="Text_20_body">
      <style:text-properties officeooo:rsid="02af0e08" officeooo:paragraph-rsid="0c5cade4"/>
    </style:style>
    <style:style style:name="P90" style:family="paragraph" style:parent-style-name="Text_20_body">
      <style:text-properties officeooo:rsid="02af0e08" officeooo:paragraph-rsid="0c5d9a16"/>
    </style:style>
    <style:style style:name="P91" style:family="paragraph" style:parent-style-name="Text_20_body">
      <style:text-properties officeooo:rsid="02b7f9fd" officeooo:paragraph-rsid="02b7f9fd"/>
    </style:style>
    <style:style style:name="P92" style:family="paragraph" style:parent-style-name="Text_20_body">
      <style:text-properties officeooo:rsid="02c4c5c1" officeooo:paragraph-rsid="02c4c5c1"/>
    </style:style>
    <style:style style:name="P93" style:family="paragraph" style:parent-style-name="Text_20_body">
      <style:text-properties officeooo:rsid="02cab066" officeooo:paragraph-rsid="02cab066"/>
    </style:style>
    <style:style style:name="P94" style:family="paragraph" style:parent-style-name="Исходный_20_код">
      <style:text-properties officeooo:rsid="02cab066" officeooo:paragraph-rsid="02cfc5de"/>
    </style:style>
    <style:style style:name="P95" style:family="paragraph" style:parent-style-name="Text_20_body">
      <style:text-properties officeooo:rsid="02cab066" officeooo:paragraph-rsid="04321c81"/>
    </style:style>
    <style:style style:name="P96" style:family="paragraph" style:parent-style-name="Text_20_body">
      <style:text-properties officeooo:rsid="02cab066" officeooo:paragraph-rsid="0432b9bb"/>
    </style:style>
    <style:style style:name="P97" style:family="paragraph" style:parent-style-name="Text_20_body">
      <style:text-properties officeooo:rsid="02cab066" officeooo:paragraph-rsid="084270b7"/>
    </style:style>
    <style:style style:name="P98" style:family="paragraph" style:parent-style-name="Text_20_body">
      <style:text-properties officeooo:rsid="02cb2221" officeooo:paragraph-rsid="02cb2221"/>
    </style:style>
    <style:style style:name="P99" style:family="paragraph" style:parent-style-name="Исходный_20_код">
      <style:text-properties officeooo:rsid="02cb2221" officeooo:paragraph-rsid="02d18386"/>
    </style:style>
    <style:style style:name="P100" style:family="paragraph" style:parent-style-name="Text_20_body">
      <style:text-properties officeooo:rsid="02e891ee" officeooo:paragraph-rsid="02e891ee"/>
    </style:style>
    <style:style style:name="P101" style:family="paragraph" style:parent-style-name="Text_20_body">
      <style:text-properties officeooo:rsid="02e891ee" officeooo:paragraph-rsid="02e99c25"/>
    </style:style>
    <style:style style:name="P102" style:family="paragraph" style:parent-style-name="Исходный_20_код">
      <style:text-properties officeooo:paragraph-rsid="025bc158"/>
    </style:style>
    <style:style style:name="P103" style:family="paragraph" style:parent-style-name="Исходный_20_код">
      <style:text-properties officeooo:paragraph-rsid="0296e52a"/>
    </style:style>
    <style:style style:name="P104" style:family="paragraph" style:parent-style-name="Исходный_20_код">
      <style:text-properties officeooo:paragraph-rsid="02abf696"/>
    </style:style>
    <style:style style:name="P105" style:family="paragraph" style:parent-style-name="Исходный_20_код">
      <style:text-properties officeooo:paragraph-rsid="02b17efc"/>
    </style:style>
    <style:style style:name="P106" style:family="paragraph" style:parent-style-name="Исходный_20_код">
      <style:text-properties officeooo:paragraph-rsid="02ba83eb"/>
    </style:style>
    <style:style style:name="P107" style:family="paragraph" style:parent-style-name="Исходный_20_код">
      <style:text-properties officeooo:paragraph-rsid="02bce96f"/>
    </style:style>
    <style:style style:name="P108" style:family="paragraph" style:parent-style-name="Исходный_20_код">
      <style:text-properties officeooo:paragraph-rsid="02d75df3"/>
    </style:style>
    <style:style style:name="P109" style:family="paragraph" style:parent-style-name="Text_20_body">
      <style:text-properties officeooo:rsid="034fdf84" officeooo:paragraph-rsid="03d7655a"/>
    </style:style>
    <style:style style:name="P110" style:family="paragraph" style:parent-style-name="Text_20_body">
      <style:text-properties officeooo:rsid="0306ec04" officeooo:paragraph-rsid="0306ec04"/>
    </style:style>
    <style:style style:name="P111" style:family="paragraph" style:parent-style-name="Text_20_body">
      <style:text-properties officeooo:rsid="0306ec04" officeooo:paragraph-rsid="03d3cd60"/>
    </style:style>
    <style:style style:name="P112" style:family="paragraph" style:parent-style-name="Text_20_body">
      <style:text-properties fo:font-weight="normal" officeooo:rsid="030a345f" officeooo:paragraph-rsid="030cf816" style:font-weight-asian="normal" style:font-weight-complex="normal"/>
    </style:style>
    <style:style style:name="P113" style:family="paragraph" style:parent-style-name="Text_20_body">
      <style:text-properties officeooo:rsid="032459a6" officeooo:paragraph-rsid="03d57526"/>
    </style:style>
    <style:style style:name="P114" style:family="paragraph" style:parent-style-name="Text_20_body">
      <style:text-properties officeooo:rsid="03262ea4" officeooo:paragraph-rsid="03262ea4"/>
    </style:style>
    <style:style style:name="P115" style:family="paragraph" style:parent-style-name="Text_20_body">
      <style:text-properties officeooo:rsid="03286131" officeooo:paragraph-rsid="03286131"/>
    </style:style>
    <style:style style:name="P116" style:family="paragraph" style:parent-style-name="Text_20_body">
      <style:text-properties officeooo:rsid="033607f8" officeooo:paragraph-rsid="033607f8"/>
    </style:style>
    <style:style style:name="P117" style:family="paragraph" style:parent-style-name="Text_20_body">
      <style:text-properties officeooo:rsid="033b93d8" officeooo:paragraph-rsid="033b93d8"/>
    </style:style>
    <style:style style:name="P118" style:family="paragraph" style:parent-style-name="Text_20_body">
      <style:text-properties officeooo:rsid="0346311e" officeooo:paragraph-rsid="0346311e"/>
    </style:style>
    <style:style style:name="P119" style:family="paragraph" style:parent-style-name="Text_20_body">
      <style:text-properties officeooo:rsid="03474a37" officeooo:paragraph-rsid="03474a37"/>
    </style:style>
    <style:style style:name="P120" style:family="paragraph" style:parent-style-name="Text_20_body">
      <style:text-properties officeooo:rsid="03483b87" officeooo:paragraph-rsid="03483b87"/>
    </style:style>
    <style:style style:name="P121" style:family="paragraph" style:parent-style-name="Text_20_body">
      <style:text-properties officeooo:rsid="0355e154" officeooo:paragraph-rsid="0355e154"/>
    </style:style>
    <style:style style:name="P122" style:family="paragraph" style:parent-style-name="Text_20_body">
      <style:text-properties officeooo:rsid="035b4341" officeooo:paragraph-rsid="035b4341"/>
    </style:style>
    <style:style style:name="P123" style:family="paragraph" style:parent-style-name="Text_20_body">
      <style:text-properties officeooo:rsid="035d2bfb" officeooo:paragraph-rsid="035d2bfb"/>
    </style:style>
    <style:style style:name="P124" style:family="paragraph" style:parent-style-name="Text_20_body">
      <style:text-properties officeooo:rsid="0362a45f" officeooo:paragraph-rsid="0362a45f"/>
    </style:style>
    <style:style style:name="P125" style:family="paragraph" style:parent-style-name="Text_20_body">
      <style:text-properties officeooo:rsid="03650859" officeooo:paragraph-rsid="03650859"/>
    </style:style>
    <style:style style:name="P126" style:family="paragraph" style:parent-style-name="Text_20_body">
      <style:text-properties officeooo:rsid="0371138e" officeooo:paragraph-rsid="03dd9cce"/>
    </style:style>
    <style:style style:name="P127" style:family="paragraph" style:parent-style-name="Text_20_body">
      <style:text-properties officeooo:rsid="0381fdd0" officeooo:paragraph-rsid="0381fdd0"/>
    </style:style>
    <style:style style:name="P128" style:family="paragraph" style:parent-style-name="Text_20_body">
      <style:text-properties officeooo:rsid="0384973e" officeooo:paragraph-rsid="0384973e"/>
    </style:style>
    <style:style style:name="P129" style:family="paragraph" style:parent-style-name="Text_20_body">
      <style:text-properties officeooo:rsid="038a54cd" officeooo:paragraph-rsid="0391faf2"/>
    </style:style>
    <style:style style:name="P130" style:family="paragraph" style:parent-style-name="Text_20_body">
      <style:text-properties officeooo:rsid="03944949" officeooo:paragraph-rsid="03e28553"/>
    </style:style>
    <style:style style:name="P131" style:family="paragraph" style:parent-style-name="Text_20_body">
      <style:text-properties officeooo:rsid="039b49d2" officeooo:paragraph-rsid="039b49d2"/>
    </style:style>
    <style:style style:name="P132" style:family="paragraph" style:parent-style-name="Text_20_body">
      <style:text-properties officeooo:rsid="039b49d2" officeooo:paragraph-rsid="04392cbd"/>
    </style:style>
    <style:style style:name="P133" style:family="paragraph" style:parent-style-name="Text_20_body">
      <style:text-properties officeooo:rsid="039cc364" officeooo:paragraph-rsid="039cc364"/>
    </style:style>
    <style:style style:name="P134" style:family="paragraph" style:parent-style-name="Text_20_body">
      <style:text-properties officeooo:rsid="03a5250a" officeooo:paragraph-rsid="03a5250a"/>
    </style:style>
    <style:style style:name="P135" style:family="paragraph" style:parent-style-name="Text_20_body">
      <style:text-properties officeooo:rsid="03a5250a" officeooo:paragraph-rsid="061d21be"/>
    </style:style>
    <style:style style:name="P136" style:family="paragraph" style:parent-style-name="Text_20_body">
      <style:text-properties officeooo:rsid="03a5ab3e" officeooo:paragraph-rsid="03a5ab3e"/>
    </style:style>
    <style:style style:name="P137" style:family="paragraph" style:parent-style-name="Исходный_20_код">
      <style:text-properties officeooo:rsid="03a5ab3e" officeooo:paragraph-rsid="03a87793"/>
    </style:style>
    <style:style style:name="P138" style:family="paragraph" style:parent-style-name="Text_20_body">
      <style:text-properties officeooo:rsid="03b0896a" officeooo:paragraph-rsid="03b0896a"/>
    </style:style>
    <style:style style:name="P139" style:family="paragraph" style:parent-style-name="Text_20_body">
      <style:text-properties officeooo:rsid="03c824d3" officeooo:paragraph-rsid="03c824d3"/>
    </style:style>
    <style:style style:name="P140" style:family="paragraph" style:parent-style-name="Text_20_body">
      <style:text-properties officeooo:rsid="03e43ce1" officeooo:paragraph-rsid="03e43ce1"/>
    </style:style>
    <style:style style:name="P141" style:family="paragraph" style:parent-style-name="Text_20_body">
      <style:text-properties officeooo:rsid="03e43ce1" officeooo:paragraph-rsid="061d21be"/>
    </style:style>
    <style:style style:name="P142" style:family="paragraph" style:parent-style-name="Text_20_body">
      <style:text-properties officeooo:rsid="03ee20c7" officeooo:paragraph-rsid="03ee20c7"/>
    </style:style>
    <style:style style:name="P143" style:family="paragraph" style:parent-style-name="Text_20_body">
      <style:text-properties officeooo:rsid="03f0b6a4" officeooo:paragraph-rsid="03f0b6a4"/>
    </style:style>
    <style:style style:name="P144" style:family="paragraph" style:parent-style-name="Исходный_20_код">
      <style:text-properties officeooo:paragraph-rsid="03089834"/>
    </style:style>
    <style:style style:name="P145" style:family="paragraph" style:parent-style-name="Исходный_20_код">
      <style:text-properties officeooo:paragraph-rsid="03140d82"/>
    </style:style>
    <style:style style:name="P146" style:family="paragraph" style:parent-style-name="Исходный_20_код">
      <style:text-properties officeooo:paragraph-rsid="0319339e"/>
    </style:style>
    <style:style style:name="P147" style:family="paragraph" style:parent-style-name="Исходный_20_код">
      <style:text-properties officeooo:paragraph-rsid="037ebd1d"/>
    </style:style>
    <style:style style:name="P148" style:family="paragraph" style:parent-style-name="Исходный_20_код">
      <style:text-properties officeooo:paragraph-rsid="038a54cd"/>
    </style:style>
    <style:style style:name="P149" style:family="paragraph" style:parent-style-name="Исходный_20_код">
      <style:text-properties officeooo:paragraph-rsid="03a87793"/>
    </style:style>
    <style:style style:name="P150" style:family="paragraph" style:parent-style-name="Исходный_20_код">
      <style:text-properties officeooo:paragraph-rsid="03dc075e"/>
    </style:style>
    <style:style style:name="P151" style:family="paragraph" style:parent-style-name="Исходный_20_код">
      <style:text-properties officeooo:rsid="03c44fba" officeooo:paragraph-rsid="03dc075e"/>
    </style:style>
    <style:style style:name="P152" style:family="paragraph" style:parent-style-name="Text_20_body">
      <style:text-properties officeooo:rsid="038ab6dd" officeooo:paragraph-rsid="0391faf2"/>
    </style:style>
    <style:style style:name="P153" style:family="paragraph" style:parent-style-name="Text_20_body">
      <style:text-properties officeooo:rsid="04232c1c" officeooo:paragraph-rsid="042556b2"/>
    </style:style>
    <style:style style:name="P154" style:family="paragraph" style:parent-style-name="Исходный_20_код">
      <style:text-properties officeooo:paragraph-rsid="04321c81"/>
    </style:style>
    <style:style style:name="P155" style:family="paragraph" style:parent-style-name="Исходный_20_код">
      <style:text-properties officeooo:paragraph-rsid="0432b9bb"/>
    </style:style>
    <style:style style:name="P156" style:family="paragraph" style:parent-style-name="Исходный_20_код">
      <style:text-properties officeooo:paragraph-rsid="043b125e"/>
    </style:style>
    <style:style style:name="P157" style:family="paragraph" style:parent-style-name="Исходный_20_код">
      <style:text-properties officeooo:paragraph-rsid="043ce005"/>
    </style:style>
    <style:style style:name="P158" style:family="paragraph" style:parent-style-name="Исходный_20_код">
      <style:text-properties officeooo:paragraph-rsid="043f83fe"/>
    </style:style>
    <style:style style:name="P159" style:family="paragraph" style:parent-style-name="Text_20_body">
      <style:text-properties officeooo:rsid="043c53b9" officeooo:paragraph-rsid="043c53b9"/>
    </style:style>
    <style:style style:name="P160" style:family="paragraph" style:parent-style-name="Text_20_body">
      <style:text-properties officeooo:rsid="043ce005" officeooo:paragraph-rsid="043ce005"/>
    </style:style>
    <style:style style:name="P161" style:family="paragraph" style:parent-style-name="Text_20_body">
      <style:text-properties officeooo:rsid="043ce005" officeooo:paragraph-rsid="043f83fe"/>
    </style:style>
    <style:style style:name="P162" style:family="paragraph" style:parent-style-name="Text_20_body">
      <style:text-properties officeooo:rsid="043ce005" officeooo:paragraph-rsid="108501fc"/>
    </style:style>
    <style:style style:name="P163" style:family="paragraph" style:parent-style-name="Исходный_20_код">
      <style:text-properties officeooo:paragraph-rsid="04406dcf"/>
    </style:style>
    <style:style style:name="P164" style:family="paragraph" style:parent-style-name="Исходный_20_код">
      <style:text-properties officeooo:paragraph-rsid="04423082"/>
    </style:style>
    <style:style style:name="P165" style:family="paragraph" style:parent-style-name="Исходный_20_код">
      <style:text-properties officeooo:paragraph-rsid="04429bdc"/>
    </style:style>
    <style:style style:name="P166" style:family="paragraph" style:parent-style-name="Исходный_20_код">
      <style:text-properties officeooo:paragraph-rsid="0443e35b"/>
    </style:style>
    <style:style style:name="P167" style:family="paragraph" style:parent-style-name="Text_20_body">
      <style:text-properties officeooo:rsid="043f9f48" officeooo:paragraph-rsid="043f9f48"/>
    </style:style>
    <style:style style:name="P168" style:family="paragraph" style:parent-style-name="Text_20_body">
      <style:text-properties officeooo:rsid="043f9f48" officeooo:paragraph-rsid="04406dcf"/>
    </style:style>
    <style:style style:name="P169" style:family="paragraph" style:parent-style-name="Text_20_body">
      <style:text-properties officeooo:rsid="043f9f48" officeooo:paragraph-rsid="04423082"/>
    </style:style>
    <style:style style:name="P170" style:family="paragraph" style:parent-style-name="Text_20_body">
      <style:text-properties officeooo:rsid="043f9f48" officeooo:paragraph-rsid="04429bdc"/>
    </style:style>
    <style:style style:name="P171" style:family="paragraph" style:parent-style-name="Text_20_body">
      <style:text-properties officeooo:rsid="043f9f48" officeooo:paragraph-rsid="0443e35b"/>
    </style:style>
    <style:style style:name="P172" style:family="paragraph" style:parent-style-name="Text_20_body">
      <style:text-properties officeooo:paragraph-rsid="0445fa1d"/>
    </style:style>
    <style:style style:name="P173" style:family="paragraph" style:parent-style-name="Text_20_body">
      <style:paragraph-properties fo:margin-top="0.302cm" fo:margin-bottom="0.302cm" style:contextual-spacing="false"/>
    </style:style>
    <style:style style:name="P174" style:family="paragraph" style:parent-style-name="Исходный_20_код">
      <style:text-properties officeooo:paragraph-rsid="04525b31"/>
    </style:style>
    <style:style style:name="P175" style:family="paragraph" style:parent-style-name="Text_20_body">
      <style:text-properties officeooo:rsid="04a0107e" officeooo:paragraph-rsid="04a0107e"/>
    </style:style>
    <style:style style:name="P176" style:family="paragraph" style:parent-style-name="Text_20_body">
      <style:text-properties officeooo:rsid="04a0107e" officeooo:paragraph-rsid="04d2ca81"/>
    </style:style>
    <style:style style:name="P177" style:family="paragraph" style:parent-style-name="Text_20_body">
      <style:text-properties officeooo:rsid="04aa6536" officeooo:paragraph-rsid="04aa6536"/>
    </style:style>
    <style:style style:name="P178" style:family="paragraph" style:parent-style-name="Text_20_body">
      <style:text-properties officeooo:rsid="049fac84" officeooo:paragraph-rsid="049fac84"/>
    </style:style>
    <style:style style:name="P179" style:family="paragraph" style:parent-style-name="Text_20_body">
      <style:text-properties officeooo:rsid="04a3d7bd" officeooo:paragraph-rsid="04a3d7bd"/>
    </style:style>
    <style:style style:name="P180" style:family="paragraph" style:parent-style-name="Text_20_body">
      <style:text-properties officeooo:rsid="04a3d7bd" officeooo:paragraph-rsid="0c373b60"/>
    </style:style>
    <style:style style:name="P181" style:family="paragraph" style:parent-style-name="Text_20_body">
      <style:text-properties officeooo:rsid="04a4a5b3" officeooo:paragraph-rsid="04a4a5b3"/>
    </style:style>
    <style:style style:name="P182" style:family="paragraph" style:parent-style-name="Text_20_body">
      <style:text-properties officeooo:rsid="04a4a5b3" officeooo:paragraph-rsid="04a6d9be"/>
    </style:style>
    <style:style style:name="P183" style:family="paragraph" style:parent-style-name="Text_20_body">
      <style:text-properties officeooo:rsid="04a4a5b3" officeooo:paragraph-rsid="0c33d1f1"/>
    </style:style>
    <style:style style:name="P184" style:family="paragraph" style:parent-style-name="Text_20_body">
      <style:text-properties officeooo:rsid="04a4a5b3" officeooo:paragraph-rsid="0c356a37"/>
    </style:style>
    <style:style style:name="P185" style:family="paragraph" style:parent-style-name="Text_20_body">
      <style:text-properties officeooo:rsid="04a924c4" officeooo:paragraph-rsid="04a924c4"/>
    </style:style>
    <style:style style:name="P186" style:family="paragraph" style:parent-style-name="Text_20_body">
      <style:text-properties officeooo:rsid="04ab3f23" officeooo:paragraph-rsid="04ab3f23"/>
    </style:style>
    <style:style style:name="P187" style:family="paragraph" style:parent-style-name="Text_20_body">
      <style:text-properties officeooo:rsid="04ab3f23" officeooo:paragraph-rsid="04b01eb2"/>
    </style:style>
    <style:style style:name="P188" style:family="paragraph" style:parent-style-name="Text_20_body">
      <style:text-properties officeooo:rsid="04ab3f23" officeooo:paragraph-rsid="04b1ba7e"/>
    </style:style>
    <style:style style:name="P189" style:family="paragraph" style:parent-style-name="Text_20_body">
      <style:text-properties officeooo:rsid="04ace429" officeooo:paragraph-rsid="04ace429"/>
    </style:style>
    <style:style style:name="P190" style:family="paragraph" style:parent-style-name="Text_20_body">
      <style:text-properties officeooo:rsid="04ace429" officeooo:paragraph-rsid="04b01eb2"/>
    </style:style>
    <style:style style:name="P191" style:family="paragraph" style:parent-style-name="Text_20_body">
      <style:text-properties officeooo:rsid="04b4ae37" officeooo:paragraph-rsid="04b4ae37"/>
    </style:style>
    <style:style style:name="P192" style:family="paragraph" style:parent-style-name="Text_20_body">
      <style:text-properties officeooo:rsid="04b54b2f" officeooo:paragraph-rsid="04b8dd0c"/>
    </style:style>
    <style:style style:name="P193" style:family="paragraph" style:parent-style-name="Исходный_20_код">
      <style:text-properties officeooo:paragraph-rsid="04902187"/>
    </style:style>
    <style:style style:name="P194" style:family="paragraph" style:parent-style-name="Исходный_20_код">
      <style:text-properties officeooo:paragraph-rsid="048d357d"/>
    </style:style>
    <style:style style:name="P195" style:family="paragraph" style:parent-style-name="Исходный_20_код">
      <style:text-properties officeooo:paragraph-rsid="049cf4da"/>
    </style:style>
    <style:style style:name="P196" style:family="paragraph" style:parent-style-name="Исходный_20_код">
      <style:text-properties officeooo:paragraph-rsid="04c9d0e6"/>
    </style:style>
    <style:style style:name="P197" style:family="paragraph" style:parent-style-name="Text_20_body">
      <style:text-properties officeooo:rsid="04d2ca81" officeooo:paragraph-rsid="04d2ca81"/>
    </style:style>
    <style:style style:name="P198" style:family="paragraph" style:parent-style-name="Text_20_body">
      <style:text-properties officeooo:rsid="027ae434" officeooo:paragraph-rsid="027ae434"/>
    </style:style>
    <style:style style:name="P199" style:family="paragraph" style:parent-style-name="Исходный_20_код">
      <style:text-properties officeooo:paragraph-rsid="05049cfa"/>
    </style:style>
    <style:style style:name="P200" style:family="paragraph" style:parent-style-name="Text_20_body">
      <style:text-properties officeooo:paragraph-rsid="050502b2"/>
    </style:style>
    <style:style style:name="P201" style:family="paragraph" style:parent-style-name="Text_20_body">
      <style:text-properties officeooo:rsid="0507ef00" officeooo:paragraph-rsid="0c23ba8f"/>
    </style:style>
    <style:style style:name="P202" style:family="paragraph" style:parent-style-name="Text_20_body">
      <style:text-properties officeooo:rsid="050abf9a" officeooo:paragraph-rsid="050abf9a"/>
    </style:style>
    <style:style style:name="P203" style:family="paragraph" style:parent-style-name="Text_20_body">
      <style:text-properties officeooo:rsid="0510db32" officeooo:paragraph-rsid="0510db32"/>
    </style:style>
    <style:style style:name="P204" style:family="paragraph" style:parent-style-name="Text_20_body">
      <style:text-properties officeooo:rsid="0512ffb4" officeooo:paragraph-rsid="0512ffb4"/>
    </style:style>
    <style:style style:name="P205" style:family="paragraph" style:parent-style-name="Text_20_body">
      <style:text-properties officeooo:rsid="051ab4f0" officeooo:paragraph-rsid="051ab4f0"/>
    </style:style>
    <style:style style:name="P206" style:family="paragraph" style:parent-style-name="Text_20_body">
      <style:text-properties officeooo:rsid="051d031f" officeooo:paragraph-rsid="051d031f"/>
    </style:style>
    <style:style style:name="P207" style:family="paragraph" style:parent-style-name="Text_20_body">
      <style:text-properties officeooo:rsid="052166d2" officeooo:paragraph-rsid="052166d2"/>
    </style:style>
    <style:style style:name="P208" style:family="paragraph" style:parent-style-name="Text_20_body">
      <style:text-properties officeooo:rsid="052166d2" officeooo:paragraph-rsid="05354e78"/>
    </style:style>
    <style:style style:name="P209" style:family="paragraph" style:parent-style-name="Text_20_body">
      <style:text-properties officeooo:rsid="0530753c" officeooo:paragraph-rsid="053248e7"/>
    </style:style>
    <style:style style:name="P210" style:family="paragraph" style:parent-style-name="Text_20_body">
      <style:text-properties officeooo:rsid="0530753c" officeooo:paragraph-rsid="0530753c"/>
    </style:style>
    <style:style style:name="P211" style:family="paragraph" style:parent-style-name="Text_20_body">
      <style:text-properties officeooo:rsid="0533cbdb" officeooo:paragraph-rsid="0533cbdb"/>
    </style:style>
    <style:style style:name="P212" style:family="paragraph" style:parent-style-name="Text_20_body">
      <style:text-properties officeooo:rsid="055251ce" officeooo:paragraph-rsid="055251ce"/>
    </style:style>
    <style:style style:name="P213" style:family="paragraph" style:parent-style-name="Text_20_body">
      <style:text-properties officeooo:rsid="0553fa1d" officeooo:paragraph-rsid="056fabf7"/>
    </style:style>
    <style:style style:name="P214" style:family="paragraph" style:parent-style-name="Text_20_body">
      <style:text-properties officeooo:rsid="0564b2e0" officeooo:paragraph-rsid="0564b2e0"/>
    </style:style>
    <style:style style:name="P215" style:family="paragraph" style:parent-style-name="Исходный_20_код">
      <style:text-properties officeooo:rsid="0565ca3e" officeooo:paragraph-rsid="0565ca3e"/>
    </style:style>
    <style:style style:name="P216" style:family="paragraph" style:parent-style-name="Text_20_body">
      <style:text-properties officeooo:rsid="05738872" officeooo:paragraph-rsid="05738872"/>
    </style:style>
    <style:style style:name="P217" style:family="paragraph" style:parent-style-name="Text_20_body">
      <style:text-properties officeooo:rsid="05861cab" officeooo:paragraph-rsid="05861cab"/>
    </style:style>
    <style:style style:name="P218" style:family="paragraph" style:parent-style-name="Исходный_20_код">
      <style:text-properties officeooo:rsid="05598566" officeooo:paragraph-rsid="0584226d"/>
    </style:style>
    <style:style style:name="P219" style:family="paragraph" style:parent-style-name="Text_20_body">
      <style:text-properties officeooo:rsid="05920142" officeooo:paragraph-rsid="05920142"/>
    </style:style>
    <style:style style:name="P220" style:family="paragraph" style:parent-style-name="Text_20_body">
      <style:text-properties officeooo:rsid="0593a96b" officeooo:paragraph-rsid="0593a96b"/>
    </style:style>
    <style:style style:name="P221" style:family="paragraph" style:parent-style-name="Text_20_body">
      <style:text-properties officeooo:rsid="0598e2b5" officeooo:paragraph-rsid="0598e2b5"/>
    </style:style>
    <style:style style:name="P222" style:family="paragraph" style:parent-style-name="Text_20_body">
      <style:text-properties officeooo:rsid="059ad923" officeooo:paragraph-rsid="059ad923"/>
    </style:style>
    <style:style style:name="P223" style:family="paragraph" style:parent-style-name="Text_20_body">
      <style:text-properties officeooo:rsid="059c866d" officeooo:paragraph-rsid="059c866d"/>
    </style:style>
    <style:style style:name="P224" style:family="paragraph" style:parent-style-name="Text_20_body">
      <style:text-properties officeooo:rsid="059de58d" officeooo:paragraph-rsid="059de58d"/>
    </style:style>
    <style:style style:name="P225" style:family="paragraph" style:parent-style-name="Text_20_body">
      <style:text-properties officeooo:rsid="05adf266" officeooo:paragraph-rsid="05adf266"/>
    </style:style>
    <style:style style:name="P226" style:family="paragraph" style:parent-style-name="Text_20_body">
      <style:text-properties officeooo:rsid="05b0dc3b" officeooo:paragraph-rsid="05b0dc3b"/>
    </style:style>
    <style:style style:name="P227" style:family="paragraph" style:parent-style-name="Text_20_body">
      <style:text-properties officeooo:rsid="05b0dc3b" officeooo:paragraph-rsid="0aad3452"/>
    </style:style>
    <style:style style:name="P228" style:family="paragraph" style:parent-style-name="Исходный_20_код">
      <style:text-properties officeooo:paragraph-rsid="05a292c6"/>
    </style:style>
    <style:style style:name="P229" style:family="paragraph" style:parent-style-name="Исходный_20_код">
      <style:text-properties officeooo:paragraph-rsid="05b36f57"/>
    </style:style>
    <style:style style:name="P230" style:family="paragraph" style:parent-style-name="Исходный_20_код">
      <style:text-properties officeooo:paragraph-rsid="05b53f40"/>
    </style:style>
    <style:style style:name="P231" style:family="paragraph" style:parent-style-name="Text_20_body">
      <style:text-properties officeooo:rsid="05cb0c17" officeooo:paragraph-rsid="05ebd4ef"/>
    </style:style>
    <style:style style:name="P232" style:family="paragraph" style:parent-style-name="Text_20_body">
      <style:text-properties officeooo:rsid="05cc541c" officeooo:paragraph-rsid="05cc541c"/>
    </style:style>
    <style:style style:name="P233" style:family="paragraph" style:parent-style-name="Text_20_body">
      <style:text-properties officeooo:rsid="05cc541c" officeooo:paragraph-rsid="0b408571"/>
    </style:style>
    <style:style style:name="P234" style:family="paragraph" style:parent-style-name="Исходный_20_код">
      <style:text-properties officeooo:paragraph-rsid="05eba585"/>
    </style:style>
    <style:style style:name="P235" style:family="paragraph" style:parent-style-name="Исходный_20_код">
      <style:text-properties officeooo:rsid="0315ed85" officeooo:paragraph-rsid="0315ed85"/>
    </style:style>
    <style:style style:name="P236" style:family="paragraph" style:parent-style-name="Исходный_20_код">
      <style:text-properties officeooo:rsid="05eba585" officeooo:paragraph-rsid="05eba585"/>
    </style:style>
    <style:style style:name="P237" style:family="paragraph" style:parent-style-name="Text_20_body">
      <style:text-properties officeooo:rsid="05f7b27b" officeooo:paragraph-rsid="05f7b27b"/>
    </style:style>
    <style:style style:name="P238" style:family="paragraph" style:parent-style-name="Text_20_body">
      <style:text-properties officeooo:rsid="05f7b27b" officeooo:paragraph-rsid="09582543"/>
    </style:style>
    <style:style style:name="P239" style:family="paragraph" style:parent-style-name="Text_20_body">
      <style:text-properties officeooo:rsid="05f7b27b" officeooo:paragraph-rsid="0975b3ad"/>
    </style:style>
    <style:style style:name="P240" style:family="paragraph" style:parent-style-name="Text_20_body">
      <style:text-properties officeooo:rsid="05f86f03" officeooo:paragraph-rsid="05f86f03"/>
    </style:style>
    <style:style style:name="P241" style:family="paragraph" style:parent-style-name="Text_20_body">
      <style:text-properties officeooo:rsid="05f86f03" officeooo:paragraph-rsid="0975b3ad"/>
    </style:style>
    <style:style style:name="P242" style:family="paragraph" style:parent-style-name="Text_20_body">
      <style:text-properties officeooo:rsid="05f86f03" officeooo:paragraph-rsid="0bd1a9f6"/>
    </style:style>
    <style:style style:name="P243" style:family="paragraph" style:parent-style-name="Text_20_body">
      <style:text-properties officeooo:rsid="05fc5a8b" officeooo:paragraph-rsid="05fc5a8b"/>
    </style:style>
    <style:style style:name="P244" style:family="paragraph" style:parent-style-name="Text_20_body">
      <style:text-properties officeooo:rsid="05fc5a8b" officeooo:paragraph-rsid="09582543"/>
    </style:style>
    <style:style style:name="P245" style:family="paragraph" style:parent-style-name="Text_20_body">
      <style:text-properties officeooo:rsid="06005d4c" officeooo:paragraph-rsid="06005d4c"/>
    </style:style>
    <style:style style:name="P246" style:family="paragraph" style:parent-style-name="Text_20_body">
      <style:text-properties officeooo:rsid="06005d4c" officeooo:paragraph-rsid="09582543"/>
    </style:style>
    <style:style style:name="P247" style:family="paragraph" style:parent-style-name="Text_20_body">
      <style:text-properties officeooo:rsid="06005d4c" officeooo:paragraph-rsid="0975b3ad"/>
    </style:style>
    <style:style style:name="P248" style:family="paragraph" style:parent-style-name="Text_20_body">
      <style:text-properties officeooo:rsid="0601ba37" officeooo:paragraph-rsid="0601ba37"/>
    </style:style>
    <style:style style:name="P249" style:family="paragraph" style:parent-style-name="Text_20_body">
      <style:text-properties officeooo:rsid="0601ba37" officeooo:paragraph-rsid="09582543"/>
    </style:style>
    <style:style style:name="P250" style:family="paragraph" style:parent-style-name="Text_20_body">
      <style:text-properties officeooo:rsid="0601ba37" officeooo:paragraph-rsid="0975b3ad"/>
    </style:style>
    <style:style style:name="P251" style:family="paragraph" style:parent-style-name="Text_20_body">
      <style:text-properties officeooo:rsid="03112720" officeooo:paragraph-rsid="03112720"/>
    </style:style>
    <style:style style:name="P252" style:family="paragraph" style:parent-style-name="Text_20_body">
      <style:text-properties officeooo:rsid="033764c2" officeooo:paragraph-rsid="033764c2"/>
    </style:style>
    <style:style style:name="P253" style:family="paragraph" style:parent-style-name="Text_20_body">
      <style:text-properties officeooo:rsid="033764c2" officeooo:paragraph-rsid="0609f852"/>
    </style:style>
    <style:style style:name="P254" style:family="paragraph" style:parent-style-name="Text_20_body">
      <style:text-properties officeooo:rsid="03bfd133" officeooo:paragraph-rsid="03daeedf"/>
    </style:style>
    <style:style style:name="P255" style:family="paragraph" style:parent-style-name="Text_20_body">
      <style:text-properties officeooo:rsid="03bfd133" officeooo:paragraph-rsid="060ad3d7"/>
    </style:style>
    <style:style style:name="P256" style:family="paragraph" style:parent-style-name="Text_20_body">
      <style:text-properties officeooo:paragraph-rsid="060af3f5"/>
    </style:style>
    <style:style style:name="P257" style:family="paragraph" style:parent-style-name="Исходный_20_код">
      <style:text-properties officeooo:paragraph-rsid="060af3f5"/>
    </style:style>
    <style:style style:name="P258" style:family="paragraph" style:parent-style-name="Text_20_body">
      <style:text-properties officeooo:rsid="03a412d8" officeooo:paragraph-rsid="03a412d8"/>
    </style:style>
    <style:style style:name="P259" style:family="paragraph" style:parent-style-name="Text_20_body">
      <style:text-properties officeooo:rsid="03a412d8" officeooo:paragraph-rsid="060c39b8"/>
    </style:style>
    <style:style style:name="P260" style:family="paragraph" style:parent-style-name="Text_20_body">
      <style:text-properties officeooo:rsid="03a412d8" officeooo:paragraph-rsid="060f284b"/>
    </style:style>
    <style:style style:name="P261" style:family="paragraph" style:parent-style-name="Text_20_body">
      <style:text-properties officeooo:rsid="03a412d8" officeooo:paragraph-rsid="061d21be"/>
    </style:style>
    <style:style style:name="P262" style:family="paragraph" style:parent-style-name="Text_20_body">
      <style:text-properties officeooo:rsid="03a412d8" officeooo:paragraph-rsid="06cd0ea7"/>
    </style:style>
    <style:style style:name="P263" style:family="paragraph" style:parent-style-name="Text_20_body">
      <style:text-properties officeooo:rsid="0613474a" officeooo:paragraph-rsid="0613474a"/>
    </style:style>
    <style:style style:name="P264" style:family="paragraph" style:parent-style-name="Text_20_body">
      <style:text-properties officeooo:rsid="0613474a" officeooo:paragraph-rsid="096ff565"/>
    </style:style>
    <style:style style:name="P265" style:family="paragraph" style:parent-style-name="Text_20_body">
      <style:text-properties officeooo:rsid="0613474a" officeooo:paragraph-rsid="0975b3ad"/>
    </style:style>
    <style:style style:name="P266" style:family="paragraph" style:parent-style-name="Text_20_body">
      <style:text-properties officeooo:rsid="0613474a" officeooo:paragraph-rsid="1038a6c0"/>
    </style:style>
    <style:style style:name="P267" style:family="paragraph" style:parent-style-name="Исходный_20_код">
      <style:text-properties officeooo:paragraph-rsid="05fab04e"/>
    </style:style>
    <style:style style:name="P268" style:family="paragraph" style:parent-style-name="Исходный_20_код">
      <style:text-properties officeooo:paragraph-rsid="0609f852"/>
    </style:style>
    <style:style style:name="P269" style:family="paragraph" style:parent-style-name="Исходный_20_код">
      <style:text-properties officeooo:paragraph-rsid="060ad3d7"/>
    </style:style>
    <style:style style:name="P270" style:family="paragraph" style:parent-style-name="Исходный_20_код">
      <style:text-properties officeooo:paragraph-rsid="060c39b8"/>
    </style:style>
    <style:style style:name="P271" style:family="paragraph" style:parent-style-name="Исходный_20_код">
      <style:text-properties officeooo:paragraph-rsid="061d21be"/>
    </style:style>
    <style:style style:name="P272" style:family="paragraph" style:parent-style-name="Text_20_body">
      <style:text-properties officeooo:rsid="03a87793" officeooo:paragraph-rsid="03a87793"/>
    </style:style>
    <style:style style:name="P273" style:family="paragraph" style:parent-style-name="Text_20_body">
      <style:text-properties officeooo:rsid="0620e95d" officeooo:paragraph-rsid="063e9233"/>
    </style:style>
    <style:style style:name="P274" style:family="paragraph" style:parent-style-name="Text_20_body">
      <style:text-properties officeooo:rsid="0634c7b6" officeooo:paragraph-rsid="0634c7b6"/>
    </style:style>
    <style:style style:name="P275" style:family="paragraph" style:parent-style-name="Text_20_body">
      <style:text-properties officeooo:rsid="05002b32" officeooo:paragraph-rsid="05002b32"/>
    </style:style>
    <style:style style:name="P276" style:family="paragraph" style:parent-style-name="Исходный_20_код">
      <style:text-properties officeooo:paragraph-rsid="066218da"/>
    </style:style>
    <style:style style:name="P277" style:family="paragraph" style:parent-style-name="Исходный_20_код">
      <style:text-properties officeooo:rsid="066218da" officeooo:paragraph-rsid="066218da"/>
    </style:style>
    <style:style style:name="P278" style:family="paragraph" style:parent-style-name="Исходный_20_код">
      <style:text-properties officeooo:rsid="066218da" officeooo:paragraph-rsid="087a0a4f"/>
    </style:style>
    <style:style style:name="P279" style:family="paragraph" style:parent-style-name="Исходный_20_код">
      <style:text-properties officeooo:paragraph-rsid="066b3141"/>
    </style:style>
    <style:style style:name="P280" style:family="paragraph" style:parent-style-name="Исходный_20_код">
      <style:text-properties officeooo:paragraph-rsid="066b5984"/>
    </style:style>
    <style:style style:name="P281" style:family="paragraph" style:parent-style-name="Text_20_body">
      <style:text-properties officeooo:rsid="0627815a" officeooo:paragraph-rsid="06d42fd3"/>
    </style:style>
    <style:style style:name="P282" style:family="paragraph" style:parent-style-name="Text_20_body">
      <style:text-properties officeooo:rsid="062a8f9d" officeooo:paragraph-rsid="06d42fd3"/>
    </style:style>
    <style:style style:name="P283" style:family="paragraph" style:parent-style-name="Исходный_20_код">
      <style:text-properties officeooo:paragraph-rsid="06903f5c"/>
    </style:style>
    <style:style style:name="P284" style:family="paragraph" style:parent-style-name="Table_20_Contents">
      <style:paragraph-properties fo:text-align="justify" style:justify-single-word="false"/>
      <style:text-properties officeooo:rsid="0712f1ec" officeooo:paragraph-rsid="0712f1ec"/>
    </style:style>
    <style:style style:name="P285" style:family="paragraph" style:parent-style-name="Исходный_20_код">
      <style:text-properties officeooo:paragraph-rsid="069e3f3c"/>
    </style:style>
    <style:style style:name="P286" style:family="paragraph" style:parent-style-name="Text_20_body">
      <style:text-properties officeooo:rsid="00e49875" officeooo:paragraph-rsid="072afc5d"/>
    </style:style>
    <style:style style:name="P287" style:family="paragraph" style:parent-style-name="Text_20_body">
      <style:paragraph-properties fo:margin-left="0cm" fo:margin-right="0.3cm" fo:text-indent="0cm" style:auto-text-indent="false"/>
      <style:text-properties officeooo:rsid="07577a03" officeooo:paragraph-rsid="075920e0"/>
    </style:style>
    <style:style style:name="P288" style:family="paragraph" style:parent-style-name="Text_20_body">
      <style:text-properties officeooo:rsid="07577a03" officeooo:paragraph-rsid="076dde53"/>
    </style:style>
    <style:style style:name="P289" style:family="paragraph" style:parent-style-name="Text_20_body">
      <style:text-properties officeooo:rsid="07577a03" officeooo:paragraph-rsid="076ee35a"/>
    </style:style>
    <style:style style:name="P290" style:family="paragraph" style:parent-style-name="Text_20_body">
      <style:text-properties officeooo:rsid="07577a03" officeooo:paragraph-rsid="111f6ddb"/>
    </style:style>
    <style:style style:name="P291" style:family="paragraph" style:parent-style-name="Text_20_body">
      <style:text-properties officeooo:rsid="07577a03" officeooo:paragraph-rsid="1120738d"/>
    </style:style>
    <style:style style:name="P292" style:family="paragraph" style:parent-style-name="Text_20_body">
      <style:text-properties officeooo:rsid="075b1c15" officeooo:paragraph-rsid="075b1c15"/>
    </style:style>
    <style:style style:name="P293" style:family="paragraph" style:parent-style-name="Text_20_body">
      <style:paragraph-properties fo:margin-left="0cm" fo:margin-right="0.3cm" fo:text-indent="0cm" style:auto-text-indent="false"/>
      <style:text-properties officeooo:rsid="075b1c15" officeooo:paragraph-rsid="076ee35a"/>
    </style:style>
    <style:style style:name="P294" style:family="paragraph" style:parent-style-name="Text_20_body">
      <style:text-properties officeooo:rsid="075fe862" officeooo:paragraph-rsid="075fe862"/>
    </style:style>
    <style:style style:name="P295" style:family="paragraph" style:parent-style-name="Text_20_body">
      <style:text-properties officeooo:rsid="075fe862" officeooo:paragraph-rsid="0c6969eb"/>
    </style:style>
    <style:style style:name="P296" style:family="paragraph" style:parent-style-name="Text_20_body">
      <style:text-properties officeooo:rsid="0764e0b4" officeooo:paragraph-rsid="0764e0b4"/>
    </style:style>
    <style:style style:name="P297" style:family="paragraph" style:parent-style-name="Text_20_body">
      <style:text-properties officeooo:rsid="0764e0b4" officeooo:paragraph-rsid="076c388a"/>
    </style:style>
    <style:style style:name="P298" style:family="paragraph" style:parent-style-name="Text_20_body">
      <style:text-properties officeooo:rsid="01e6a17f" officeooo:paragraph-rsid="07b729ce"/>
    </style:style>
    <style:style style:name="P299" style:family="paragraph" style:parent-style-name="Исходный_20_код">
      <style:text-properties officeooo:paragraph-rsid="0750966a"/>
    </style:style>
    <style:style style:name="P300" style:family="paragraph" style:parent-style-name="Исходный_20_код">
      <style:text-properties officeooo:paragraph-rsid="06690a4e"/>
    </style:style>
    <style:style style:name="P301" style:family="paragraph" style:parent-style-name="Исходный_20_код">
      <style:text-properties officeooo:paragraph-rsid="07632cc8"/>
    </style:style>
    <style:style style:name="P302" style:family="paragraph" style:parent-style-name="Text_20_body">
      <style:text-properties officeooo:rsid="07bc1eef" officeooo:paragraph-rsid="07be8631"/>
    </style:style>
    <style:style style:name="P303" style:family="paragraph" style:parent-style-name="Text_20_body">
      <style:text-properties officeooo:rsid="07bd6177" officeooo:paragraph-rsid="07bd6177"/>
    </style:style>
    <style:style style:name="P304" style:family="paragraph" style:parent-style-name="Text_20_body">
      <style:text-properties officeooo:rsid="07bd96ca" officeooo:paragraph-rsid="07bd96ca"/>
    </style:style>
    <style:style style:name="P305" style:family="paragraph" style:parent-style-name="Text_20_body">
      <style:text-properties officeooo:rsid="07c16ce6" officeooo:paragraph-rsid="07c16ce6"/>
    </style:style>
    <style:style style:name="P306" style:family="paragraph" style:parent-style-name="Исходный_20_код">
      <style:text-properties officeooo:paragraph-rsid="06fa67cc"/>
    </style:style>
    <style:style style:name="P307" style:family="paragraph" style:parent-style-name="Text_20_body">
      <style:text-properties officeooo:rsid="07c974ee" officeooo:paragraph-rsid="07c974ee"/>
    </style:style>
    <style:style style:name="P308" style:family="paragraph" style:parent-style-name="Text_20_body">
      <style:text-properties officeooo:rsid="07cc2237" officeooo:paragraph-rsid="07cc2237"/>
    </style:style>
    <style:style style:name="P309" style:family="paragraph" style:parent-style-name="Text_20_body">
      <style:text-properties officeooo:rsid="07cc2237" officeooo:paragraph-rsid="07e7abec"/>
    </style:style>
    <style:style style:name="P310" style:family="paragraph" style:parent-style-name="Text_20_body">
      <style:text-properties officeooo:rsid="07ce040e" officeooo:paragraph-rsid="07ec9397"/>
    </style:style>
    <style:style style:name="P311" style:family="paragraph" style:parent-style-name="Text_20_body">
      <style:text-properties officeooo:rsid="07ce040e" officeooo:paragraph-rsid="07eeae75"/>
    </style:style>
    <style:style style:name="P312" style:family="paragraph" style:parent-style-name="Text_20_body">
      <style:text-properties officeooo:rsid="07ce040e" officeooo:paragraph-rsid="07f12425"/>
    </style:style>
    <style:style style:name="P313" style:family="paragraph" style:parent-style-name="Text_20_body">
      <style:text-properties officeooo:rsid="07ce040e" officeooo:paragraph-rsid="07f22e13"/>
    </style:style>
    <style:style style:name="P314" style:family="paragraph" style:parent-style-name="Text_20_body">
      <style:text-properties officeooo:rsid="07e30975" officeooo:paragraph-rsid="07e30975"/>
    </style:style>
    <style:style style:name="P315" style:family="paragraph" style:parent-style-name="Исходный_20_код">
      <style:text-properties officeooo:paragraph-rsid="066f57ff"/>
    </style:style>
    <style:style style:name="P316" style:family="paragraph" style:parent-style-name="Исходный_20_код">
      <style:text-properties officeooo:paragraph-rsid="0672426f"/>
    </style:style>
    <style:style style:name="P317" style:family="paragraph" style:parent-style-name="Text_20_body">
      <style:text-properties officeooo:rsid="08376563" officeooo:paragraph-rsid="08376563"/>
    </style:style>
    <style:style style:name="P318" style:family="paragraph" style:parent-style-name="Text_20_body">
      <style:text-properties officeooo:rsid="05da01fa" officeooo:paragraph-rsid="05da01fa"/>
    </style:style>
    <style:style style:name="P319" style:family="paragraph" style:parent-style-name="Text_20_body">
      <style:text-properties officeooo:rsid="0815f31e" officeooo:paragraph-rsid="0815f31e"/>
    </style:style>
    <style:style style:name="P320" style:family="paragraph" style:parent-style-name="Text_20_body">
      <style:text-properties officeooo:rsid="0815f31e" officeooo:paragraph-rsid="0aa4b11b"/>
    </style:style>
    <style:style style:name="P321" style:family="paragraph" style:parent-style-name="Text_20_body">
      <style:text-properties officeooo:rsid="08195eda" officeooo:paragraph-rsid="081d68db"/>
    </style:style>
    <style:style style:name="P322" style:family="paragraph" style:parent-style-name="Text_20_body">
      <style:text-properties officeooo:paragraph-rsid="081a0aa8"/>
    </style:style>
    <style:style style:name="P323" style:family="paragraph" style:parent-style-name="Text_20_body">
      <style:text-properties officeooo:rsid="00c42a1b" officeooo:paragraph-rsid="08376563"/>
    </style:style>
    <style:style style:name="P324" style:family="paragraph" style:parent-style-name="Исходный_20_код">
      <style:text-properties officeooo:paragraph-rsid="0845f5a3"/>
    </style:style>
    <style:style style:name="P325" style:family="paragraph" style:parent-style-name="Text_20_body">
      <style:text-properties officeooo:rsid="084794a4" officeooo:paragraph-rsid="084a7113"/>
    </style:style>
    <style:style style:name="P326" style:family="paragraph" style:parent-style-name="Text_20_body">
      <style:text-properties officeooo:rsid="084794a4" officeooo:paragraph-rsid="0c613b27"/>
    </style:style>
    <style:style style:name="P327" style:family="paragraph" style:parent-style-name="Text_20_body">
      <style:text-properties officeooo:rsid="084e411f" officeooo:paragraph-rsid="11127a1b"/>
    </style:style>
    <style:style style:name="P328" style:family="paragraph" style:parent-style-name="Text_20_body">
      <style:text-properties officeooo:rsid="084e411f" officeooo:paragraph-rsid="11168658"/>
    </style:style>
    <style:style style:name="P329" style:family="paragraph" style:parent-style-name="Text_20_body">
      <style:text-properties officeooo:rsid="084e411f" officeooo:paragraph-rsid="111b4f28"/>
    </style:style>
    <style:style style:name="P330" style:family="paragraph" style:parent-style-name="Text_20_body">
      <style:text-properties officeooo:rsid="084e411f" officeooo:paragraph-rsid="11208fec"/>
    </style:style>
    <style:style style:name="P331" style:family="paragraph" style:parent-style-name="Text_20_body">
      <style:text-properties officeooo:rsid="084e411f" officeooo:paragraph-rsid="11230a0d"/>
    </style:style>
    <style:style style:name="P332" style:family="paragraph" style:parent-style-name="Исходный_20_код">
      <style:text-properties officeooo:paragraph-rsid="083e787c"/>
    </style:style>
    <style:style style:name="P333" style:family="paragraph" style:parent-style-name="Исходный_20_код">
      <style:text-properties officeooo:paragraph-rsid="08446432"/>
    </style:style>
    <style:style style:name="P334" style:family="paragraph" style:parent-style-name="Исходный_20_код">
      <style:text-properties officeooo:paragraph-rsid="08505a1a"/>
    </style:style>
    <style:style style:name="P335" style:family="paragraph" style:parent-style-name="Исходный_20_код">
      <style:text-properties officeooo:paragraph-rsid="0858963c"/>
    </style:style>
    <style:style style:name="P336" style:family="paragraph" style:parent-style-name="Text_20_body">
      <style:text-properties officeooo:rsid="08569c4b" officeooo:paragraph-rsid="08569c4b"/>
    </style:style>
    <style:style style:name="P337" style:family="paragraph" style:parent-style-name="Text_20_body">
      <style:text-properties officeooo:rsid="08569c4b" officeooo:paragraph-rsid="085e8842"/>
    </style:style>
    <style:style style:name="P338" style:family="paragraph" style:parent-style-name="Text_20_body">
      <style:text-properties officeooo:rsid="085cffdc" officeooo:paragraph-rsid="085cffdc"/>
    </style:style>
    <style:style style:name="P339" style:family="paragraph" style:parent-style-name="Text_20_body">
      <style:text-properties officeooo:rsid="0861cddb" officeooo:paragraph-rsid="0869d2bd"/>
    </style:style>
    <style:style style:name="P340" style:family="paragraph" style:parent-style-name="Text_20_body">
      <style:text-properties officeooo:rsid="0861cddb" officeooo:paragraph-rsid="087290ff"/>
    </style:style>
    <style:style style:name="P341" style:family="paragraph" style:parent-style-name="Text_20_body">
      <style:text-properties officeooo:rsid="0861cddb" officeooo:paragraph-rsid="11168658"/>
    </style:style>
    <style:style style:name="P342" style:family="paragraph" style:parent-style-name="Text_20_body">
      <style:text-properties officeooo:rsid="0861cddb" officeooo:paragraph-rsid="112b6c19"/>
    </style:style>
    <style:style style:name="P343" style:family="paragraph" style:parent-style-name="Text_20_body">
      <style:text-properties officeooo:rsid="0861cddb" officeooo:paragraph-rsid="112d3e3b"/>
    </style:style>
    <style:style style:name="P344" style:family="paragraph" style:parent-style-name="Text_20_body">
      <style:text-properties officeooo:rsid="0861cddb" officeooo:paragraph-rsid="11346a26"/>
    </style:style>
    <style:style style:name="P345" style:family="paragraph" style:parent-style-name="Text_20_body">
      <style:text-properties officeooo:rsid="0861cddb" officeooo:paragraph-rsid="1138718f"/>
    </style:style>
    <style:style style:name="P346" style:family="paragraph" style:parent-style-name="Text_20_body">
      <style:text-properties officeooo:rsid="0861cddb" officeooo:paragraph-rsid="114bc50d"/>
    </style:style>
    <style:style style:name="P347" style:family="paragraph" style:parent-style-name="Text_20_body">
      <style:text-properties officeooo:paragraph-rsid="0870bacb"/>
    </style:style>
    <style:style style:name="P348" style:family="paragraph" style:parent-style-name="Исходный_20_код">
      <style:text-properties officeooo:paragraph-rsid="087290ff"/>
    </style:style>
    <style:style style:name="P349" style:family="paragraph" style:parent-style-name="Исходный_20_код">
      <style:text-properties officeooo:paragraph-rsid="0874e748"/>
    </style:style>
    <style:style style:name="P350" style:family="paragraph" style:parent-style-name="Исходный_20_код">
      <style:text-properties officeooo:paragraph-rsid="087d3abf"/>
    </style:style>
    <style:style style:name="P351" style:family="paragraph" style:parent-style-name="Исходный_20_код">
      <style:text-properties officeooo:paragraph-rsid="087f2f39"/>
    </style:style>
    <style:style style:name="P352" style:family="paragraph" style:parent-style-name="Исходный_20_код">
      <style:text-properties officeooo:paragraph-rsid="08828c49"/>
    </style:style>
    <style:style style:name="P353" style:family="paragraph" style:parent-style-name="Text_20_body">
      <style:text-properties officeooo:rsid="087768a5" officeooo:paragraph-rsid="087768a5"/>
    </style:style>
    <style:style style:name="P354" style:family="paragraph" style:parent-style-name="Исходный_20_код">
      <style:text-properties officeooo:paragraph-rsid="088437af"/>
    </style:style>
    <style:style style:name="P355" style:family="paragraph" style:parent-style-name="Исходный_20_код">
      <style:text-properties officeooo:paragraph-rsid="088978d3"/>
    </style:style>
    <style:style style:name="P356" style:family="paragraph" style:parent-style-name="Text_20_body">
      <style:text-properties officeooo:rsid="089fcd00" officeooo:paragraph-rsid="089fcd00"/>
    </style:style>
    <style:style style:name="P357" style:family="paragraph" style:parent-style-name="Исходный_20_код">
      <style:text-properties officeooo:paragraph-rsid="089539aa"/>
    </style:style>
    <style:style style:name="P358" style:family="paragraph" style:parent-style-name="Text_20_body">
      <style:text-properties officeooo:rsid="088f2807" officeooo:paragraph-rsid="088f2807"/>
    </style:style>
    <style:style style:name="P359" style:family="paragraph" style:parent-style-name="Text_20_body">
      <style:text-properties officeooo:rsid="089539aa" officeooo:paragraph-rsid="089c4f1c"/>
    </style:style>
    <style:style style:name="P360" style:family="paragraph" style:parent-style-name="Text_20_body">
      <style:text-properties officeooo:rsid="089830a1" officeooo:paragraph-rsid="089830a1"/>
    </style:style>
    <style:style style:name="P361" style:family="paragraph" style:parent-style-name="Text_20_body">
      <style:text-properties officeooo:rsid="089fff8f" officeooo:paragraph-rsid="089fff8f"/>
    </style:style>
    <style:style style:name="P362" style:family="paragraph" style:parent-style-name="Text_20_body">
      <style:text-properties officeooo:rsid="08ab5a51" officeooo:paragraph-rsid="08ab5a51"/>
    </style:style>
    <style:style style:name="P363" style:family="paragraph" style:parent-style-name="Text_20_body">
      <style:text-properties officeooo:rsid="08ae6576" officeooo:paragraph-rsid="08b5bdc5"/>
    </style:style>
    <style:style style:name="P364" style:family="paragraph" style:parent-style-name="Text_20_body">
      <style:text-properties officeooo:rsid="08af039e" officeooo:paragraph-rsid="08af039e"/>
    </style:style>
    <style:style style:name="P365" style:family="paragraph" style:parent-style-name="Исходный_20_код">
      <style:text-properties officeooo:paragraph-rsid="08928c6c"/>
    </style:style>
    <style:style style:name="P366" style:family="paragraph" style:parent-style-name="Text_20_body">
      <style:text-properties officeooo:paragraph-rsid="08d53d8c"/>
    </style:style>
    <style:style style:name="P367" style:family="paragraph" style:parent-style-name="Исходный_20_код">
      <style:text-properties officeooo:paragraph-rsid="08d53d8c"/>
    </style:style>
    <style:style style:name="P368" style:family="paragraph" style:parent-style-name="Text_20_body">
      <style:text-properties officeooo:rsid="08dd77e6" officeooo:paragraph-rsid="08dd77e6"/>
    </style:style>
    <style:style style:name="P369" style:family="paragraph" style:parent-style-name="Text_20_body">
      <style:text-properties officeooo:rsid="08dd77e6" officeooo:paragraph-rsid="09260fd6"/>
    </style:style>
    <style:style style:name="P370" style:family="paragraph" style:parent-style-name="Text_20_body">
      <style:text-properties officeooo:rsid="00951bc6" officeooo:paragraph-rsid="08d53d8c"/>
    </style:style>
    <style:style style:name="P371" style:family="paragraph" style:parent-style-name="Text_20_body">
      <style:text-properties officeooo:rsid="08e4c7b0" officeooo:paragraph-rsid="08e4c7b0"/>
    </style:style>
    <style:style style:name="P372" style:family="paragraph" style:parent-style-name="Text_20_body">
      <style:text-properties officeooo:rsid="08e6ddf6" officeooo:paragraph-rsid="08e6ddf6"/>
    </style:style>
    <style:style style:name="P373" style:family="paragraph" style:parent-style-name="Text_20_body">
      <style:text-properties officeooo:rsid="08ee940e" officeooo:paragraph-rsid="08ee940e"/>
    </style:style>
    <style:style style:name="P374" style:family="paragraph" style:parent-style-name="Text_20_body">
      <style:text-properties officeooo:rsid="08f17972" officeooo:paragraph-rsid="08f17972"/>
    </style:style>
    <style:style style:name="P375" style:family="paragraph" style:parent-style-name="Text_20_body">
      <style:text-properties officeooo:rsid="08f6b53a" officeooo:paragraph-rsid="08f6b53a"/>
    </style:style>
    <style:style style:name="P376" style:family="paragraph" style:parent-style-name="Text_20_body">
      <style:text-properties officeooo:rsid="08f815b1" officeooo:paragraph-rsid="08f815b1"/>
    </style:style>
    <style:style style:name="P377" style:family="paragraph" style:parent-style-name="Text_20_body">
      <style:text-properties officeooo:rsid="08f89a21" officeooo:paragraph-rsid="08f89a21"/>
    </style:style>
    <style:style style:name="P378" style:family="paragraph" style:parent-style-name="Text_20_body">
      <style:text-properties officeooo:rsid="0901a250" officeooo:paragraph-rsid="0901a250"/>
    </style:style>
    <style:style style:name="P379" style:family="paragraph" style:parent-style-name="Text_20_body">
      <style:text-properties officeooo:rsid="09048a2d" officeooo:paragraph-rsid="09048a2d"/>
    </style:style>
    <style:style style:name="P380" style:family="paragraph" style:parent-style-name="Text_20_body">
      <style:text-properties officeooo:rsid="0904b99b" officeooo:paragraph-rsid="0904b99b"/>
    </style:style>
    <style:style style:name="P381" style:family="paragraph" style:parent-style-name="Text_20_body">
      <style:text-properties officeooo:rsid="09089e80" officeooo:paragraph-rsid="09089e80"/>
    </style:style>
    <style:style style:name="P382" style:family="paragraph" style:parent-style-name="Text_20_body">
      <style:text-properties officeooo:rsid="09089e80" officeooo:paragraph-rsid="090c53cb"/>
    </style:style>
    <style:style style:name="P383" style:family="paragraph" style:parent-style-name="Text_20_body">
      <style:text-properties officeooo:rsid="090ffc8a" officeooo:paragraph-rsid="090ffc8a"/>
    </style:style>
    <style:style style:name="P384" style:family="paragraph" style:parent-style-name="Text_20_body">
      <style:text-properties officeooo:rsid="091162cc" officeooo:paragraph-rsid="091162cc"/>
    </style:style>
    <style:style style:name="P385" style:family="paragraph" style:parent-style-name="Text_20_body">
      <style:text-properties officeooo:rsid="091a5b33" officeooo:paragraph-rsid="091a5b33"/>
    </style:style>
    <style:style style:name="P386" style:family="paragraph" style:parent-style-name="Text_20_body">
      <style:text-properties officeooo:rsid="09294072" officeooo:paragraph-rsid="09294072"/>
    </style:style>
    <style:style style:name="P387" style:family="paragraph" style:parent-style-name="Text_20_body">
      <style:text-properties officeooo:paragraph-rsid="08a66b1d"/>
    </style:style>
    <style:style style:name="P388" style:family="paragraph" style:parent-style-name="Text_20_body">
      <style:text-properties officeooo:rsid="092b0c67" officeooo:paragraph-rsid="092b0c67"/>
    </style:style>
    <style:style style:name="P389" style:family="paragraph" style:parent-style-name="Text_20_body">
      <style:text-properties officeooo:rsid="092dc161" officeooo:paragraph-rsid="092dc161"/>
    </style:style>
    <style:style style:name="P390" style:family="paragraph" style:parent-style-name="Text_20_body">
      <style:text-properties officeooo:rsid="092e9839" officeooo:paragraph-rsid="092e9839"/>
    </style:style>
    <style:style style:name="P391" style:family="paragraph" style:parent-style-name="Text_20_body">
      <style:text-properties officeooo:rsid="092ffedd" officeooo:paragraph-rsid="092ffedd"/>
    </style:style>
    <style:style style:name="P392" style:family="paragraph" style:parent-style-name="Text_20_body">
      <style:text-properties officeooo:rsid="093a1e20" officeooo:paragraph-rsid="093a1e20"/>
    </style:style>
    <style:style style:name="P393" style:family="paragraph" style:parent-style-name="Исходный_20_код">
      <style:text-properties officeooo:paragraph-rsid="08e2bf57"/>
    </style:style>
    <style:style style:name="P394" style:family="paragraph" style:parent-style-name="Исходный_20_код">
      <style:text-properties officeooo:rsid="09124caa" officeooo:paragraph-rsid="09124caa"/>
    </style:style>
    <style:style style:name="P395" style:family="paragraph" style:parent-style-name="Исходный_20_код">
      <style:text-properties officeooo:rsid="09124caa" officeooo:paragraph-rsid="09234619"/>
    </style:style>
    <style:style style:name="P396" style:family="paragraph" style:parent-style-name="Text_20_body">
      <style:text-properties officeooo:rsid="0942c874" officeooo:paragraph-rsid="0942c874"/>
    </style:style>
    <style:style style:name="P397" style:family="paragraph" style:parent-style-name="Text_20_body">
      <style:text-properties officeooo:rsid="095623d0" officeooo:paragraph-rsid="095623d0"/>
    </style:style>
    <style:style style:name="P398" style:family="paragraph" style:parent-style-name="Исходный_20_код">
      <style:text-properties officeooo:paragraph-rsid="09582543"/>
    </style:style>
    <style:style style:name="P399" style:family="paragraph" style:parent-style-name="Исходный_20_код">
      <style:text-properties officeooo:paragraph-rsid="0975b3ad"/>
    </style:style>
    <style:style style:name="P400" style:family="paragraph" style:parent-style-name="Text_20_body">
      <style:text-properties officeooo:rsid="0969828e" officeooo:paragraph-rsid="0969828e"/>
    </style:style>
    <style:style style:name="P401" style:family="paragraph" style:parent-style-name="Text_20_body">
      <style:text-properties officeooo:rsid="0969828e" officeooo:paragraph-rsid="10351d4c"/>
    </style:style>
    <style:style style:name="P402" style:family="paragraph" style:parent-style-name="Text_20_body">
      <style:text-properties officeooo:rsid="09795fcf" officeooo:paragraph-rsid="09795fcf"/>
    </style:style>
    <style:style style:name="P403" style:family="paragraph" style:parent-style-name="Text_20_body">
      <style:text-properties officeooo:rsid="097a17ce" officeooo:paragraph-rsid="097a17ce"/>
    </style:style>
    <style:style style:name="P404" style:family="paragraph" style:parent-style-name="Исходный_20_код">
      <style:text-properties officeooo:paragraph-rsid="096892a8"/>
    </style:style>
    <style:style style:name="P405" style:family="paragraph" style:parent-style-name="Исходный_20_код">
      <style:text-properties officeooo:paragraph-rsid="096bc028"/>
    </style:style>
    <style:style style:name="P406" style:family="paragraph" style:parent-style-name="Исходный_20_код">
      <style:text-properties officeooo:paragraph-rsid="0970fb78"/>
    </style:style>
    <style:style style:name="P407" style:family="paragraph" style:parent-style-name="Text_20_body">
      <style:text-properties officeooo:rsid="0985a3ec" officeooo:paragraph-rsid="0985a3ec"/>
    </style:style>
    <style:style style:name="P408" style:family="paragraph" style:parent-style-name="Text_20_body">
      <style:text-properties officeooo:rsid="09866926" officeooo:paragraph-rsid="09866926"/>
    </style:style>
    <style:style style:name="P409" style:family="paragraph" style:parent-style-name="Text_20_body">
      <style:text-properties officeooo:rsid="098772db" officeooo:paragraph-rsid="09af3c4c"/>
    </style:style>
    <style:style style:name="P410" style:family="paragraph" style:parent-style-name="Text_20_body">
      <style:text-properties officeooo:rsid="098772db" officeooo:paragraph-rsid="09b7465e"/>
    </style:style>
    <style:style style:name="P411" style:family="paragraph" style:parent-style-name="Text_20_body">
      <style:text-properties officeooo:rsid="098772db" officeooo:paragraph-rsid="0b5213bb"/>
    </style:style>
    <style:style style:name="P412" style:family="paragraph" style:parent-style-name="Text_20_body">
      <style:text-properties officeooo:rsid="098772db" officeooo:paragraph-rsid="0989914e"/>
    </style:style>
    <style:style style:name="P413" style:family="paragraph" style:parent-style-name="Text_20_body">
      <style:text-properties officeooo:rsid="098772db" officeooo:paragraph-rsid="0bc4ab9e"/>
    </style:style>
    <style:style style:name="P414" style:family="paragraph" style:parent-style-name="Text_20_body">
      <style:text-properties officeooo:rsid="098772db" officeooo:paragraph-rsid="0f2e6fea"/>
    </style:style>
    <style:style style:name="P415" style:family="paragraph" style:parent-style-name="Text_20_body">
      <style:text-properties officeooo:rsid="09912f37" officeooo:paragraph-rsid="09912f37"/>
    </style:style>
    <style:style style:name="P416" style:family="paragraph" style:parent-style-name="Text_20_body">
      <style:text-properties officeooo:rsid="09957784" officeooo:paragraph-rsid="09a88a41"/>
    </style:style>
    <style:style style:name="P417" style:family="paragraph" style:parent-style-name="Text_20_body">
      <style:text-properties officeooo:rsid="09957784" officeooo:paragraph-rsid="09af3c4c"/>
    </style:style>
    <style:style style:name="P418" style:family="paragraph" style:parent-style-name="Text_20_body">
      <style:text-properties officeooo:rsid="09972dd3" officeooo:paragraph-rsid="09972dd3"/>
    </style:style>
    <style:style style:name="P419" style:family="paragraph" style:parent-style-name="Text_20_body">
      <style:text-properties officeooo:rsid="09973b55" officeooo:paragraph-rsid="09973b55"/>
    </style:style>
    <style:style style:name="P420" style:family="paragraph" style:parent-style-name="Text_20_body">
      <style:text-properties officeooo:rsid="099a0df6" officeooo:paragraph-rsid="09af3c4c"/>
    </style:style>
    <style:style style:name="P421" style:family="paragraph" style:parent-style-name="Text_20_body">
      <style:text-properties officeooo:rsid="09b39771" officeooo:paragraph-rsid="09b39771"/>
    </style:style>
    <style:style style:name="P422" style:family="paragraph" style:parent-style-name="Text_20_body">
      <style:text-properties officeooo:rsid="09bb1301" officeooo:paragraph-rsid="09bb1301"/>
    </style:style>
    <style:style style:name="P423" style:family="paragraph" style:parent-style-name="Text_20_body">
      <style:text-properties officeooo:rsid="09dd7bfb" officeooo:paragraph-rsid="09dd7bfb"/>
    </style:style>
    <style:style style:name="P424" style:family="paragraph" style:parent-style-name="Text_20_body">
      <style:text-properties officeooo:rsid="09e0ece4" officeooo:paragraph-rsid="09e0ece4"/>
    </style:style>
    <style:style style:name="P425" style:family="paragraph" style:parent-style-name="Text_20_body">
      <style:text-properties officeooo:rsid="09e30721" officeooo:paragraph-rsid="09e30721"/>
    </style:style>
    <style:style style:name="P426" style:family="paragraph" style:parent-style-name="Text_20_body">
      <style:text-properties officeooo:rsid="09e9b60b" officeooo:paragraph-rsid="09eb7d22"/>
    </style:style>
    <style:style style:name="P427" style:family="paragraph" style:parent-style-name="Исходный_20_код">
      <style:text-properties officeooo:paragraph-rsid="09e16604"/>
    </style:style>
    <style:style style:name="P428" style:family="paragraph" style:parent-style-name="Исходный_20_код">
      <style:text-properties officeooo:paragraph-rsid="09e99054"/>
    </style:style>
    <style:style style:name="P429" style:family="paragraph" style:parent-style-name="Text_20_body">
      <style:text-properties officeooo:rsid="09efb48b" officeooo:paragraph-rsid="09efb48b"/>
    </style:style>
    <style:style style:name="P430" style:family="paragraph" style:parent-style-name="Text_20_body">
      <style:text-properties officeooo:rsid="09efb48b" officeooo:paragraph-rsid="0bfc58d4"/>
    </style:style>
    <style:style style:name="P431" style:family="paragraph" style:parent-style-name="Text_20_body">
      <style:text-properties officeooo:rsid="09f1d0ec" officeooo:paragraph-rsid="09f1d0ec"/>
    </style:style>
    <style:style style:name="P432" style:family="paragraph" style:parent-style-name="Text_20_body">
      <style:text-properties officeooo:rsid="09f5b3fd" officeooo:paragraph-rsid="09f5b3fd"/>
    </style:style>
    <style:style style:name="P433" style:family="paragraph" style:parent-style-name="Text_20_body">
      <style:text-properties officeooo:rsid="09fdb381" officeooo:paragraph-rsid="09fdb381"/>
    </style:style>
    <style:style style:name="P434" style:family="paragraph" style:parent-style-name="Text_20_body">
      <style:text-properties officeooo:rsid="0a06bbfc" officeooo:paragraph-rsid="0a072126"/>
    </style:style>
    <style:style style:name="P435" style:family="paragraph" style:parent-style-name="Text_20_body">
      <style:text-properties officeooo:rsid="0a06bbfc" officeooo:paragraph-rsid="10560b18"/>
    </style:style>
    <style:style style:name="P436" style:family="paragraph" style:parent-style-name="Text_20_body">
      <style:text-properties officeooo:rsid="0a06bbfc" officeooo:paragraph-rsid="105a47cb"/>
    </style:style>
    <style:style style:name="P437" style:family="paragraph" style:parent-style-name="Text_20_body">
      <style:text-properties officeooo:rsid="0a06bbfc" officeooo:paragraph-rsid="10f2da53"/>
    </style:style>
    <style:style style:name="P438" style:family="paragraph" style:parent-style-name="Text_20_body">
      <style:text-properties officeooo:rsid="0a09a764" officeooo:paragraph-rsid="0a09a764"/>
    </style:style>
    <style:style style:name="P439" style:family="paragraph" style:parent-style-name="Text_20_body">
      <style:text-properties officeooo:rsid="0a0eac73" officeooo:paragraph-rsid="0a0eac73"/>
    </style:style>
    <style:style style:name="P440" style:family="paragraph" style:parent-style-name="Text_20_body">
      <style:text-properties officeooo:rsid="0a1162ae" officeooo:paragraph-rsid="0a1162ae"/>
    </style:style>
    <style:style style:name="P441" style:family="paragraph" style:parent-style-name="Text_20_body">
      <style:text-properties officeooo:rsid="0a1162ae" officeooo:paragraph-rsid="0a6abdfc"/>
    </style:style>
    <style:style style:name="P442" style:family="paragraph" style:parent-style-name="Исходный_20_код">
      <style:text-properties officeooo:paragraph-rsid="0a21f69c"/>
    </style:style>
    <style:style style:name="P443" style:family="paragraph" style:parent-style-name="Text_20_body">
      <style:text-properties officeooo:rsid="0a14d7d2" officeooo:paragraph-rsid="0a959714"/>
    </style:style>
    <style:style style:name="P444" style:family="paragraph" style:parent-style-name="Text_20_body">
      <style:text-properties officeooo:rsid="0a14d7d2" officeooo:paragraph-rsid="0a14d7d2"/>
    </style:style>
    <style:style style:name="P445" style:family="paragraph" style:parent-style-name="Text_20_body">
      <style:text-properties officeooo:rsid="0a14d7d2" officeooo:paragraph-rsid="0a6abdfc"/>
    </style:style>
    <style:style style:name="P446" style:family="paragraph" style:parent-style-name="Text_20_body">
      <style:text-properties officeooo:rsid="0a14d7d2" officeooo:paragraph-rsid="105b31fc"/>
    </style:style>
    <style:style style:name="P447" style:family="paragraph" style:parent-style-name="Text_20_body">
      <style:text-properties officeooo:rsid="0a3c5021" officeooo:paragraph-rsid="0a3c5021"/>
    </style:style>
    <style:style style:name="P448" style:family="paragraph" style:parent-style-name="Text_20_body">
      <style:text-properties officeooo:rsid="0a3d22c6" officeooo:paragraph-rsid="0a3d22c6"/>
    </style:style>
    <style:style style:name="P449" style:family="paragraph" style:parent-style-name="Text_20_body">
      <style:text-properties officeooo:rsid="0a3d460c" officeooo:paragraph-rsid="0a3d460c"/>
    </style:style>
    <style:style style:name="P450" style:family="paragraph" style:parent-style-name="Text_20_body">
      <style:text-properties officeooo:rsid="0a3d460c" officeooo:paragraph-rsid="0a48fc08"/>
    </style:style>
    <style:style style:name="P451" style:family="paragraph" style:parent-style-name="Text_20_body">
      <style:text-properties officeooo:rsid="0a5d69ef" officeooo:paragraph-rsid="0a5d69ef"/>
    </style:style>
    <style:style style:name="P452" style:family="paragraph" style:parent-style-name="Исходный_20_код">
      <style:text-properties officeooo:paragraph-rsid="0a48fc08"/>
    </style:style>
    <style:style style:name="P453" style:family="paragraph" style:parent-style-name="Исходный_20_код">
      <style:text-properties officeooo:rsid="0a50630e" officeooo:paragraph-rsid="0a576a46"/>
    </style:style>
    <style:style style:name="P454" style:family="paragraph" style:parent-style-name="Text_20_body">
      <style:text-properties style:text-underline-style="none" officeooo:rsid="0a8bb85d" officeooo:paragraph-rsid="0a8bb85d"/>
    </style:style>
    <style:style style:name="P455" style:family="paragraph" style:parent-style-name="Text_20_body">
      <style:text-properties style:text-underline-style="none" officeooo:rsid="0a8c203b" officeooo:paragraph-rsid="0a8c203b"/>
    </style:style>
    <style:style style:name="P456" style:family="paragraph" style:parent-style-name="Text_20_body">
      <style:text-properties style:text-underline-style="none" officeooo:rsid="0a8cca7f" officeooo:paragraph-rsid="0a8cca7f"/>
    </style:style>
    <style:style style:name="P457" style:family="paragraph" style:parent-style-name="Text_20_body">
      <style:text-properties officeooo:rsid="0a8f1e09" officeooo:paragraph-rsid="0a8f1e09"/>
    </style:style>
    <style:style style:name="P458" style:family="paragraph" style:parent-style-name="Text_20_body">
      <style:text-properties officeooo:rsid="0a9145db" officeooo:paragraph-rsid="0a9145db"/>
    </style:style>
    <style:style style:name="P459" style:family="paragraph" style:parent-style-name="Text_20_body">
      <style:text-properties officeooo:rsid="0823fcfa" officeooo:paragraph-rsid="0823fcfa"/>
    </style:style>
    <style:style style:name="P460" style:family="paragraph" style:parent-style-name="Text_20_body">
      <style:text-properties officeooo:rsid="0a997589" officeooo:paragraph-rsid="0aa0afd0"/>
    </style:style>
    <style:style style:name="P461" style:family="paragraph" style:parent-style-name="Text_20_body">
      <style:text-properties officeooo:rsid="08194868" officeooo:paragraph-rsid="08194868"/>
    </style:style>
    <style:style style:name="P462" style:family="paragraph" style:parent-style-name="Text_20_body">
      <style:text-properties officeooo:rsid="0aaded0a" officeooo:paragraph-rsid="0aaded0a"/>
    </style:style>
    <style:style style:name="P463" style:family="paragraph" style:parent-style-name="Text_20_body">
      <style:text-properties officeooo:rsid="052e20cd" officeooo:paragraph-rsid="052e20cd"/>
    </style:style>
    <style:style style:name="P464" style:family="paragraph" style:parent-style-name="Text_20_body">
      <style:text-properties officeooo:rsid="0ab8db10" officeooo:paragraph-rsid="0ab8db10"/>
    </style:style>
    <style:style style:name="P465" style:family="paragraph" style:parent-style-name="Text_20_body">
      <style:text-properties officeooo:rsid="0aced00b" officeooo:paragraph-rsid="0aced00b"/>
    </style:style>
    <style:style style:name="P466" style:family="paragraph" style:parent-style-name="Text_20_body">
      <style:text-properties officeooo:rsid="0ad205ef" officeooo:paragraph-rsid="0ad205ef"/>
    </style:style>
    <style:style style:name="P467" style:family="paragraph" style:parent-style-name="Text_20_body">
      <style:text-properties officeooo:rsid="0ae208eb" officeooo:paragraph-rsid="0ae208eb"/>
    </style:style>
    <style:style style:name="P468" style:family="paragraph" style:parent-style-name="Text_20_body">
      <style:text-properties officeooo:rsid="0ae208eb" officeooo:paragraph-rsid="0ae9a132"/>
    </style:style>
    <style:style style:name="P469" style:family="paragraph" style:parent-style-name="Text_20_body">
      <style:text-properties officeooo:rsid="0ae430c1" officeooo:paragraph-rsid="0ae430c1"/>
    </style:style>
    <style:style style:name="P470" style:family="paragraph" style:parent-style-name="Text_20_body">
      <style:text-properties officeooo:rsid="0ae430c1" officeooo:paragraph-rsid="0ae9a132"/>
    </style:style>
    <style:style style:name="P471" style:family="paragraph" style:parent-style-name="Исходный_20_код">
      <style:text-properties officeooo:paragraph-rsid="052ec773"/>
    </style:style>
    <style:style style:name="P472" style:family="paragraph" style:parent-style-name="Исходный_20_код">
      <style:text-properties officeooo:paragraph-rsid="0aba05b1"/>
    </style:style>
    <style:style style:name="P473" style:family="paragraph" style:parent-style-name="Исходный_20_код">
      <style:text-properties officeooo:paragraph-rsid="09af3c4c"/>
    </style:style>
    <style:style style:name="P474" style:family="paragraph" style:parent-style-name="Text_20_body">
      <style:text-properties officeooo:paragraph-rsid="0b408571"/>
    </style:style>
    <style:style style:name="P475" style:family="paragraph" style:parent-style-name="Text_20_body">
      <style:text-properties officeooo:rsid="0b4dddfd" officeooo:paragraph-rsid="0b4dddfd"/>
    </style:style>
    <style:style style:name="P476" style:family="paragraph" style:parent-style-name="Text_20_body">
      <style:text-properties officeooo:rsid="0b5bb9eb" officeooo:paragraph-rsid="0b5bb9eb"/>
    </style:style>
    <style:style style:name="P477" style:family="paragraph" style:parent-style-name="Text_20_body">
      <style:text-properties officeooo:rsid="0b5e5f62" officeooo:paragraph-rsid="0b5f8f0b"/>
    </style:style>
    <style:style style:name="P478" style:family="paragraph" style:parent-style-name="Text_20_body" style:master-page-name="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style:page-number="auto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479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480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59999"/>
    </style:style>
    <style:style style:name="P481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b92df"/>
    </style:style>
    <style:style style:name="P482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c57e1"/>
    </style:style>
    <style:style style:name="P483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d75dc"/>
    </style:style>
    <style:style style:name="P484" style:family="paragraph" style:parent-style-name="Исходный_20_код">
      <style:text-properties officeooo:paragraph-rsid="0b590892"/>
    </style:style>
    <style:style style:name="P485" style:family="paragraph" style:parent-style-name="Text_20_body">
      <style:text-properties officeooo:rsid="0b9b4934" officeooo:paragraph-rsid="0b9b4934"/>
    </style:style>
    <style:style style:name="P486" style:family="paragraph" style:parent-style-name="Text_20_body">
      <style:text-properties officeooo:rsid="0ba6cac0" officeooo:paragraph-rsid="0ba6cac0"/>
    </style:style>
    <style:style style:name="P487" style:family="paragraph" style:parent-style-name="Исходный_20_код">
      <style:text-properties officeooo:paragraph-rsid="08e4c7b0"/>
    </style:style>
    <style:style style:name="P488" style:family="paragraph" style:parent-style-name="Исходный_20_код">
      <style:text-properties officeooo:paragraph-rsid="0bae9d3e"/>
    </style:style>
    <style:style style:name="P489" style:family="paragraph" style:parent-style-name="Исходный_20_код">
      <style:text-properties officeooo:paragraph-rsid="0bbdb743"/>
    </style:style>
    <style:style style:name="P490" style:family="paragraph" style:parent-style-name="Исходный_20_код">
      <style:text-properties officeooo:rsid="0bc4ab9e" officeooo:paragraph-rsid="0bc4ab9e"/>
    </style:style>
    <style:style style:name="P491" style:family="paragraph" style:parent-style-name="Text_20_body">
      <style:text-properties officeooo:rsid="0bc4ab9e" officeooo:paragraph-rsid="0bc4ab9e"/>
    </style:style>
    <style:style style:name="P492" style:family="paragraph" style:parent-style-name="Text_20_body">
      <style:text-properties officeooo:paragraph-rsid="06354b6b"/>
    </style:style>
    <style:style style:name="P493" style:family="paragraph" style:parent-style-name="Text_20_body">
      <style:text-properties officeooo:rsid="0991581f" officeooo:paragraph-rsid="0991581f"/>
    </style:style>
    <style:style style:name="P494" style:family="paragraph" style:parent-style-name="Исходный_20_код">
      <style:text-properties officeooo:paragraph-rsid="0c23ba8f"/>
    </style:style>
    <style:style style:name="P495" style:family="paragraph" style:parent-style-name="Text_20_body">
      <style:text-properties officeooo:rsid="0bd1a9f6" officeooo:paragraph-rsid="0bd1a9f6"/>
    </style:style>
    <style:style style:name="P496" style:family="paragraph" style:parent-style-name="Text_20_body">
      <style:text-properties officeooo:rsid="0bd1a9f6" officeooo:paragraph-rsid="0c0b9bba"/>
    </style:style>
    <style:style style:name="P497" style:family="paragraph" style:parent-style-name="Text_20_body">
      <style:text-properties officeooo:rsid="0bd7b049" officeooo:paragraph-rsid="0bd7b049"/>
    </style:style>
    <style:style style:name="P498" style:family="paragraph" style:parent-style-name="Text_20_body">
      <style:text-properties officeooo:rsid="0a001ed1" officeooo:paragraph-rsid="0a001ed1"/>
    </style:style>
    <style:style style:name="P499" style:family="paragraph" style:parent-style-name="Исходный_20_код">
      <style:text-properties officeooo:paragraph-rsid="09f1055c"/>
    </style:style>
    <style:style style:name="P500" style:family="paragraph" style:parent-style-name="Исходный_20_код">
      <style:text-properties officeooo:rsid="0c047e03" officeooo:paragraph-rsid="0c057cdb"/>
    </style:style>
    <style:style style:name="P501" style:family="paragraph" style:parent-style-name="Исходный_20_код">
      <style:text-properties officeooo:paragraph-rsid="0c33d1f1"/>
    </style:style>
    <style:style style:name="P502" style:family="paragraph" style:parent-style-name="Исходный_20_код">
      <style:text-properties officeooo:paragraph-rsid="0c356a37"/>
    </style:style>
    <style:style style:name="P503" style:family="paragraph" style:parent-style-name="Исходный_20_код">
      <style:text-properties officeooo:paragraph-rsid="0c373b60"/>
    </style:style>
    <style:style style:name="P504" style:family="paragraph" style:parent-style-name="Text_20_body">
      <style:text-properties officeooo:rsid="0c4b7951" officeooo:paragraph-rsid="0c4b7951"/>
    </style:style>
    <style:style style:name="P505" style:family="paragraph" style:parent-style-name="Text_20_body">
      <style:text-properties officeooo:rsid="0c4bef8f" officeooo:paragraph-rsid="0c4bef8f"/>
    </style:style>
    <style:style style:name="P506" style:family="paragraph" style:parent-style-name="Text_20_body">
      <style:text-properties officeooo:rsid="0c52afdd" officeooo:paragraph-rsid="0c52afdd"/>
    </style:style>
    <style:style style:name="P507" style:family="paragraph" style:parent-style-name="Исходный_20_код">
      <style:text-properties officeooo:rsid="0c4b3268" officeooo:paragraph-rsid="0c4b3268"/>
    </style:style>
    <style:style style:name="P508" style:family="paragraph" style:parent-style-name="Исходный_20_код">
      <style:text-properties officeooo:paragraph-rsid="0c57aa60"/>
    </style:style>
    <style:style style:name="P509" style:family="paragraph" style:parent-style-name="Исходный_20_код">
      <style:text-properties officeooo:paragraph-rsid="0c5cade4"/>
    </style:style>
    <style:style style:name="P510" style:family="paragraph" style:parent-style-name="Исходный_20_код">
      <style:text-properties officeooo:paragraph-rsid="0c5d9a16"/>
    </style:style>
    <style:style style:name="P511" style:family="paragraph" style:parent-style-name="Text_20_body">
      <style:text-properties officeooo:rsid="0c691123" officeooo:paragraph-rsid="0c691123"/>
    </style:style>
    <style:style style:name="P512" style:family="paragraph" style:parent-style-name="Исходный_20_код">
      <style:text-properties officeooo:paragraph-rsid="0c613b27"/>
    </style:style>
    <style:style style:name="P513" style:family="paragraph" style:parent-style-name="Исходный_20_код">
      <style:text-properties officeooo:paragraph-rsid="0c643a78"/>
    </style:style>
    <style:style style:name="P514" style:family="paragraph" style:parent-style-name="Text_20_body">
      <style:text-properties officeooo:rsid="0c7087ef" officeooo:paragraph-rsid="0c776df9"/>
    </style:style>
    <style:style style:name="P515" style:family="paragraph" style:parent-style-name="Text_20_body">
      <style:text-properties officeooo:rsid="0c7087ef" officeooo:paragraph-rsid="0c7c09e1"/>
    </style:style>
    <style:style style:name="P516" style:family="paragraph" style:parent-style-name="Text_20_body">
      <style:text-properties officeooo:rsid="0c7087ef" officeooo:paragraph-rsid="0c82c35b"/>
    </style:style>
    <style:style style:name="P517" style:family="paragraph" style:parent-style-name="Text_20_body">
      <style:text-properties officeooo:rsid="0c7087ef" officeooo:paragraph-rsid="0c920456"/>
    </style:style>
    <style:style style:name="P518" style:family="paragraph" style:parent-style-name="Text_20_body">
      <style:text-properties officeooo:rsid="0c7087ef" officeooo:paragraph-rsid="0cab45fa"/>
    </style:style>
    <style:style style:name="P519" style:family="paragraph" style:parent-style-name="Text_20_body">
      <style:text-properties officeooo:rsid="0c7087ef" officeooo:paragraph-rsid="0cabf085"/>
    </style:style>
    <style:style style:name="P520" style:family="paragraph" style:parent-style-name="Text_20_body">
      <style:text-properties officeooo:rsid="0c7087ef" officeooo:paragraph-rsid="0cb10098"/>
    </style:style>
    <style:style style:name="P521" style:family="paragraph" style:parent-style-name="Text_20_body">
      <style:text-properties officeooo:rsid="0c7087ef" officeooo:paragraph-rsid="0cc81f7f"/>
    </style:style>
    <style:style style:name="P522" style:family="paragraph" style:parent-style-name="Text_20_body">
      <style:text-properties officeooo:rsid="0c7087ef" officeooo:paragraph-rsid="0cee8336"/>
    </style:style>
    <style:style style:name="P523" style:family="paragraph" style:parent-style-name="Text_20_body">
      <style:text-properties officeooo:rsid="0c7087ef" officeooo:paragraph-rsid="0cf98c2a"/>
    </style:style>
    <style:style style:name="P524" style:family="paragraph" style:parent-style-name="Text_20_body">
      <style:text-properties officeooo:rsid="0c7087ef" officeooo:paragraph-rsid="0cbf9957"/>
    </style:style>
    <style:style style:name="P525" style:family="paragraph" style:parent-style-name="Text_20_body">
      <style:text-properties officeooo:rsid="0c7087ef" officeooo:paragraph-rsid="0d5e6c01"/>
    </style:style>
    <style:style style:name="P526" style:family="paragraph" style:parent-style-name="Text_20_body">
      <style:text-properties officeooo:rsid="0c7087ef" officeooo:paragraph-rsid="0e5c770c"/>
    </style:style>
    <style:style style:name="P527" style:family="paragraph" style:parent-style-name="Text_20_body">
      <style:text-properties officeooo:rsid="0c776df9" officeooo:paragraph-rsid="0c776df9"/>
    </style:style>
    <style:style style:name="P528" style:family="paragraph" style:parent-style-name="Text_20_body">
      <style:text-properties officeooo:rsid="0c776df9" officeooo:paragraph-rsid="0c7c09e1"/>
    </style:style>
    <style:style style:name="P529" style:family="paragraph" style:parent-style-name="Исходный_20_код">
      <style:text-properties officeooo:paragraph-rsid="0c7340a0"/>
    </style:style>
    <style:style style:name="P530" style:family="paragraph" style:parent-style-name="Исходный_20_код">
      <style:text-properties officeooo:paragraph-rsid="0c7859b0"/>
    </style:style>
    <style:style style:name="P531" style:family="paragraph" style:parent-style-name="Исходный_20_код">
      <style:text-properties officeooo:paragraph-rsid="0c7c09e1"/>
    </style:style>
    <style:style style:name="P532" style:family="paragraph" style:parent-style-name="Исходный_20_код">
      <style:text-properties officeooo:paragraph-rsid="0c82c35b"/>
    </style:style>
    <style:style style:name="P533" style:family="paragraph" style:parent-style-name="Исходный_20_код">
      <style:text-properties officeooo:paragraph-rsid="0c8724a6"/>
    </style:style>
    <style:style style:name="P534" style:family="paragraph" style:parent-style-name="Text_20_body">
      <style:text-properties officeooo:rsid="0c9a5ec9" officeooo:paragraph-rsid="0c9e3651"/>
    </style:style>
    <style:style style:name="P535" style:family="paragraph" style:parent-style-name="Text_20_body">
      <style:text-properties officeooo:rsid="0c9a5ec9" officeooo:paragraph-rsid="0d35aa8b"/>
    </style:style>
    <style:style style:name="P536" style:family="paragraph" style:parent-style-name="Text_20_body">
      <style:text-properties officeooo:rsid="0c9a5ec9" officeooo:paragraph-rsid="0cf98c2a"/>
    </style:style>
    <style:style style:name="P537" style:family="paragraph" style:parent-style-name="Text_20_body">
      <style:text-properties officeooo:rsid="0c9a5ec9" officeooo:paragraph-rsid="0c9a5ec9"/>
    </style:style>
    <style:style style:name="P538" style:family="paragraph" style:parent-style-name="Text_20_body">
      <style:text-properties officeooo:rsid="0c9dc9be" officeooo:paragraph-rsid="0d1d6138"/>
    </style:style>
    <style:style style:name="P539" style:family="paragraph" style:parent-style-name="Text_20_body">
      <style:text-properties officeooo:rsid="0c9dc9be" officeooo:paragraph-rsid="0c9dc9be"/>
    </style:style>
    <style:style style:name="P540" style:family="paragraph" style:parent-style-name="Исходный_20_код">
      <style:text-properties officeooo:paragraph-rsid="0c920456"/>
    </style:style>
    <style:style style:name="P541" style:family="paragraph" style:parent-style-name="Исходный_20_код">
      <style:text-properties officeooo:paragraph-rsid="0cb22524"/>
    </style:style>
    <style:style style:name="P542" style:family="paragraph" style:parent-style-name="Исходный_20_код">
      <style:text-properties officeooo:paragraph-rsid="0cb8d406"/>
    </style:style>
    <style:style style:name="P543" style:family="paragraph" style:parent-style-name="Text_20_body">
      <style:text-properties officeooo:rsid="0caf372f" officeooo:paragraph-rsid="0cb10098"/>
    </style:style>
    <style:style style:name="P544" style:family="paragraph" style:parent-style-name="Text_20_body">
      <style:text-properties officeooo:rsid="0caf372f" officeooo:paragraph-rsid="0cba1cd6"/>
    </style:style>
    <style:style style:name="P545" style:family="paragraph" style:parent-style-name="Text_20_body">
      <style:text-properties officeooo:rsid="0caf372f" officeooo:paragraph-rsid="0cc5b67f"/>
    </style:style>
    <style:style style:name="P546" style:family="paragraph" style:parent-style-name="Text_20_body">
      <style:text-properties officeooo:rsid="0caf372f" officeooo:paragraph-rsid="0cee8336"/>
    </style:style>
    <style:style style:name="P547" style:family="paragraph" style:parent-style-name="Text_20_body">
      <style:text-properties officeooo:rsid="0caf372f" officeooo:paragraph-rsid="0cb22524"/>
    </style:style>
    <style:style style:name="P548" style:family="paragraph" style:parent-style-name="Text_20_body">
      <style:text-properties officeooo:rsid="0caf372f" officeooo:paragraph-rsid="0d2b5581"/>
    </style:style>
    <style:style style:name="P549" style:family="paragraph" style:parent-style-name="Text_20_body">
      <style:text-properties officeooo:rsid="0caf372f" officeooo:paragraph-rsid="0d5e6c01"/>
    </style:style>
    <style:style style:name="P550" style:family="paragraph" style:parent-style-name="Text_20_body">
      <style:text-properties officeooo:rsid="0caf372f" officeooo:paragraph-rsid="0e35b34d"/>
    </style:style>
    <style:style style:name="P551" style:family="paragraph" style:parent-style-name="Text_20_body">
      <style:text-properties officeooo:rsid="0caf372f" officeooo:paragraph-rsid="0e3d26e9"/>
    </style:style>
    <style:style style:name="P552" style:family="paragraph" style:parent-style-name="Text_20_body">
      <style:text-properties officeooo:rsid="0cb10098" officeooo:paragraph-rsid="0cb10098"/>
    </style:style>
    <style:style style:name="P553" style:family="paragraph" style:parent-style-name="Text_20_body">
      <style:text-properties officeooo:rsid="0cb10098" officeooo:paragraph-rsid="0e64d313"/>
    </style:style>
    <style:style style:name="P554" style:family="paragraph" style:parent-style-name="Text_20_body">
      <style:text-properties officeooo:rsid="0cb10098" officeooo:paragraph-rsid="0e6634d2"/>
    </style:style>
    <style:style style:name="P555" style:family="paragraph" style:parent-style-name="Исходный_20_код">
      <style:text-properties officeooo:paragraph-rsid="0ca9246c"/>
    </style:style>
    <style:style style:name="P556" style:family="paragraph" style:parent-style-name="Исходный_20_код">
      <style:text-properties officeooo:paragraph-rsid="0cc5b67f"/>
    </style:style>
    <style:style style:name="P557" style:family="paragraph" style:parent-style-name="Text_20_body">
      <style:text-properties officeooo:rsid="0cc38c18" officeooo:paragraph-rsid="0cc38c18"/>
    </style:style>
    <style:style style:name="P558" style:family="paragraph" style:parent-style-name="Text_20_body">
      <style:text-properties officeooo:rsid="0ba1daf7" officeooo:paragraph-rsid="0ce06748"/>
    </style:style>
    <style:style style:name="P559" style:family="paragraph" style:parent-style-name="Исходный_20_код">
      <style:text-properties officeooo:paragraph-rsid="0cee8336"/>
    </style:style>
    <style:style style:name="P560" style:family="paragraph" style:parent-style-name="Исходный_20_код">
      <style:text-properties officeooo:paragraph-rsid="0cf1cd55"/>
    </style:style>
    <style:style style:name="P561" style:family="paragraph" style:parent-style-name="Text_20_body">
      <style:text-properties officeooo:rsid="0cfe3c1f" officeooo:paragraph-rsid="0cfe3c1f"/>
    </style:style>
    <style:style style:name="P562" style:family="paragraph" style:parent-style-name="Text_20_body">
      <style:text-properties officeooo:rsid="0d03691f" officeooo:paragraph-rsid="0d03691f"/>
    </style:style>
    <style:style style:name="P563" style:family="paragraph" style:parent-style-name="Text_20_body">
      <style:text-properties officeooo:rsid="0d03691f" officeooo:paragraph-rsid="0d1fdc8a"/>
    </style:style>
    <style:style style:name="P564" style:family="paragraph" style:parent-style-name="Исходный_20_код">
      <style:text-properties officeooo:rsid="0c907039" officeooo:paragraph-rsid="0c907039"/>
    </style:style>
    <style:style style:name="P565" style:family="paragraph" style:parent-style-name="Исходный_20_код">
      <style:text-properties officeooo:rsid="0c907039" officeooo:paragraph-rsid="0cf743e2"/>
    </style:style>
    <style:style style:name="P566" style:family="paragraph" style:parent-style-name="Исходный_20_код">
      <style:text-properties officeooo:paragraph-rsid="0cf98c2a"/>
    </style:style>
    <style:style style:name="P567" style:family="paragraph" style:parent-style-name="Text_20_body">
      <style:text-properties officeooo:rsid="0c60ed75" officeooo:paragraph-rsid="0c60ed75"/>
    </style:style>
    <style:style style:name="P568" style:family="paragraph" style:parent-style-name="Исходный_20_код">
      <style:text-properties officeooo:paragraph-rsid="0d26178e"/>
    </style:style>
    <style:style style:name="P569" style:family="paragraph" style:parent-style-name="Исходный_20_код">
      <style:text-properties officeooo:paragraph-rsid="0d2b5581"/>
    </style:style>
    <style:style style:name="P570" style:family="paragraph" style:parent-style-name="Исходный_20_код">
      <style:text-properties officeooo:paragraph-rsid="0d2b7d13"/>
    </style:style>
    <style:style style:name="P571" style:family="paragraph" style:parent-style-name="Text_20_body">
      <style:text-properties officeooo:rsid="0cfe5efc" officeooo:paragraph-rsid="0d22de60"/>
    </style:style>
    <style:style style:name="P572" style:family="paragraph" style:parent-style-name="Text_20_body">
      <style:text-properties officeooo:rsid="0d333f78" officeooo:paragraph-rsid="0d333f78"/>
    </style:style>
    <style:style style:name="P573" style:family="paragraph" style:parent-style-name="Исходный_20_код">
      <style:text-properties officeooo:paragraph-rsid="0d40f4d9"/>
    </style:style>
    <style:style style:name="P574" style:family="paragraph" style:parent-style-name="Text_20_body">
      <style:text-properties officeooo:rsid="0d408d65" officeooo:paragraph-rsid="0d408d65"/>
    </style:style>
    <style:style style:name="P575" style:family="paragraph" style:parent-style-name="Text_20_body">
      <style:text-properties officeooo:rsid="0d408d65" officeooo:paragraph-rsid="0e4088b7"/>
    </style:style>
    <style:style style:name="P576" style:family="paragraph" style:parent-style-name="Исходный_20_код">
      <style:text-properties officeooo:paragraph-rsid="0d3d9139"/>
    </style:style>
    <style:style style:name="P577" style:family="paragraph" style:parent-style-name="Исходный_20_код">
      <style:text-properties officeooo:paragraph-rsid="0d5e6c01"/>
    </style:style>
    <style:style style:name="P578" style:family="paragraph" style:parent-style-name="Text_20_body">
      <style:text-properties officeooo:rsid="0d4ddce5" officeooo:paragraph-rsid="0d5e6c01"/>
    </style:style>
    <style:style style:name="P579" style:family="paragraph" style:parent-style-name="Text_20_body">
      <style:text-properties officeooo:rsid="0da1746d" officeooo:paragraph-rsid="0da1746d"/>
    </style:style>
    <style:style style:name="P580" style:family="paragraph" style:parent-style-name="Text_20_body">
      <style:text-properties officeooo:rsid="0da1746d" officeooo:paragraph-rsid="0dbc64e8"/>
    </style:style>
    <style:style style:name="P581" style:family="paragraph" style:parent-style-name="Text_20_body">
      <style:text-properties officeooo:rsid="0da1d2ef" officeooo:paragraph-rsid="0dc0ffa8"/>
    </style:style>
    <style:style style:name="P582" style:family="paragraph" style:parent-style-name="Text_20_body">
      <style:text-properties officeooo:rsid="0da1d2ef" officeooo:paragraph-rsid="0dc87814"/>
    </style:style>
    <style:style style:name="P583" style:family="paragraph" style:parent-style-name="Исходный_20_код">
      <style:text-properties officeooo:rsid="0da1d2ef" officeooo:paragraph-rsid="0dc87814"/>
    </style:style>
    <style:style style:name="P584" style:family="paragraph" style:parent-style-name="Исходный_20_код">
      <style:text-properties officeooo:paragraph-rsid="0d9d607c"/>
    </style:style>
    <style:style style:name="P585" style:family="paragraph" style:parent-style-name="Исходный_20_код">
      <style:text-properties officeooo:paragraph-rsid="0dc0ffa8"/>
    </style:style>
    <style:style style:name="P586" style:family="paragraph" style:parent-style-name="Исходный_20_код">
      <style:text-properties officeooo:paragraph-rsid="0dbc64e8"/>
    </style:style>
    <style:style style:name="P587" style:family="paragraph" style:parent-style-name="Text_20_body" style:master-page-name="">
      <loext:graphic-properties draw:fill="none" draw:fill-hatch-name="hatch"/>
      <style:paragraph-properties fo:margin-left="10.599cm" fo:margin-right="0cm" fo:margin-top="0.801cm" fo:margin-bottom="0.85cm" style:contextual-spacing="false" fo:line-height="115%" fo:text-align="start" style:justify-single-word="false" fo:text-indent="0cm" style:auto-text-indent="false" style:page-number="auto" fo:background-color="transparent"/>
      <style:text-properties fo:font-style="italic" officeooo:rsid="09d35d19" officeooo:paragraph-rsid="09d35d19" style:font-style-asian="italic" style:font-style-complex="italic"/>
    </style:style>
    <style:style style:name="P588" style:family="paragraph" style:parent-style-name="Text_20_body">
      <style:text-properties officeooo:rsid="0db31d94" officeooo:paragraph-rsid="0dc87814"/>
    </style:style>
    <style:style style:name="P589" style:family="paragraph" style:parent-style-name="Исходный_20_код">
      <style:text-properties officeooo:paragraph-rsid="0dc87814"/>
    </style:style>
    <style:style style:name="P590" style:family="paragraph" style:parent-style-name="Text_20_body">
      <style:text-properties officeooo:rsid="0da68bc7" officeooo:paragraph-rsid="0dc87814"/>
    </style:style>
    <style:style style:name="P591" style:family="paragraph" style:parent-style-name="Text_20_body">
      <style:text-properties officeooo:rsid="0db21a5e" officeooo:paragraph-rsid="0dc87814"/>
    </style:style>
    <style:style style:name="P592" style:family="paragraph" style:parent-style-name="Text_20_body">
      <style:text-properties officeooo:rsid="0c6165dd" officeooo:paragraph-rsid="0c6165dd"/>
    </style:style>
    <style:style style:name="P593" style:family="paragraph" style:parent-style-name="Text_20_body">
      <style:text-properties officeooo:rsid="0df8d1f6" officeooo:paragraph-rsid="0dfbc8bb"/>
    </style:style>
    <style:style style:name="P594" style:family="paragraph" style:parent-style-name="Исходный_20_код">
      <style:text-properties officeooo:paragraph-rsid="0dec26e0"/>
    </style:style>
    <style:style style:name="P595" style:family="paragraph" style:parent-style-name="Исходный_20_код">
      <style:text-properties officeooo:paragraph-rsid="0e0905d3"/>
    </style:style>
    <style:style style:name="P596" style:family="paragraph" style:parent-style-name="Text_20_body">
      <style:text-properties officeooo:rsid="0d2cc923" officeooo:paragraph-rsid="0e35b34d"/>
    </style:style>
    <style:style style:name="P597" style:family="paragraph" style:parent-style-name="Text_20_body">
      <style:text-properties officeooo:rsid="0eb7039a" officeooo:paragraph-rsid="0eb7039a"/>
    </style:style>
    <style:style style:name="P598" style:family="paragraph" style:parent-style-name="Text_20_body">
      <style:text-properties officeooo:rsid="0eb8b68b" officeooo:paragraph-rsid="0eb8b68b"/>
    </style:style>
    <style:style style:name="P599" style:family="paragraph" style:parent-style-name="Text_20_body">
      <style:text-properties officeooo:rsid="0eb8b68b" officeooo:paragraph-rsid="0eba4134"/>
    </style:style>
    <style:style style:name="P600" style:family="paragraph" style:parent-style-name="Text_20_body">
      <style:text-properties officeooo:rsid="0ebc3537" officeooo:paragraph-rsid="0ebd9309"/>
    </style:style>
    <style:style style:name="P601" style:family="paragraph" style:parent-style-name="Text_20_body">
      <style:text-properties officeooo:rsid="0ec0103f" officeooo:paragraph-rsid="0ec0103f"/>
    </style:style>
    <style:style style:name="P602" style:family="paragraph" style:parent-style-name="Text_20_body">
      <style:text-properties officeooo:rsid="0ec236ad" officeooo:paragraph-rsid="0ec236ad"/>
    </style:style>
    <style:style style:name="P603" style:family="paragraph" style:parent-style-name="Text_20_body">
      <style:text-properties officeooo:rsid="0ec236ad" officeooo:paragraph-rsid="0ec4ff1d"/>
    </style:style>
    <style:style style:name="P604" style:family="paragraph" style:parent-style-name="Text_20_body">
      <style:text-properties officeooo:rsid="0ec2da2c" officeooo:paragraph-rsid="0ec2da2c"/>
    </style:style>
    <style:style style:name="P605" style:family="paragraph" style:parent-style-name="Text_20_body">
      <style:text-properties officeooo:rsid="0ec45a47" officeooo:paragraph-rsid="0ec45a47"/>
    </style:style>
    <style:style style:name="P606" style:family="paragraph" style:parent-style-name="Text_20_body">
      <style:text-properties officeooo:rsid="0ed395f4" officeooo:paragraph-rsid="0ed395f4"/>
    </style:style>
    <style:style style:name="P607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ed5af72" officeooo:paragraph-rsid="0ed5af72"/>
    </style:style>
    <style:style style:name="P608" style:family="paragraph" style:parent-style-name="Исходный_20_код">
      <style:text-properties officeooo:paragraph-rsid="0ea26c46"/>
    </style:style>
    <style:style style:name="P609" style:family="paragraph" style:parent-style-name="Исходный_20_код">
      <style:text-properties officeooo:paragraph-rsid="0ea7c2ca"/>
    </style:style>
    <style:style style:name="P610" style:family="paragraph" style:parent-style-name="Исходный_20_код">
      <style:text-properties officeooo:paragraph-rsid="0ecb2199"/>
    </style:style>
    <style:style style:name="P611" style:family="paragraph" style:parent-style-name="Исходный_20_код">
      <style:text-properties officeooo:paragraph-rsid="0ec80259"/>
    </style:style>
    <style:style style:name="P612" style:family="paragraph" style:parent-style-name="Text_20_body">
      <style:text-properties officeooo:rsid="0ed5075c" officeooo:paragraph-rsid="0efbdaeb"/>
    </style:style>
    <style:style style:name="P613" style:family="paragraph" style:parent-style-name="Исходный_20_код">
      <style:text-properties officeooo:paragraph-rsid="0effa1b9"/>
    </style:style>
    <style:style style:name="P614" style:family="paragraph" style:parent-style-name="Text_20_body">
      <style:text-properties officeooo:rsid="0f06a00d" officeooo:paragraph-rsid="0f06a00d"/>
    </style:style>
    <style:style style:name="P615" style:family="paragraph" style:parent-style-name="Text_20_body">
      <style:text-properties officeooo:rsid="0f06a00d" officeooo:paragraph-rsid="0f1787a1"/>
    </style:style>
    <style:style style:name="P616" style:family="paragraph" style:parent-style-name="Text_20_body">
      <style:text-properties officeooo:rsid="0f06a00d" officeooo:paragraph-rsid="0f30ffdf"/>
    </style:style>
    <style:style style:name="P617" style:family="paragraph" style:parent-style-name="Text_20_body">
      <style:text-properties officeooo:rsid="0f06a00d" officeooo:paragraph-rsid="0f310911"/>
    </style:style>
    <style:style style:name="P618" style:family="paragraph" style:parent-style-name="Text_20_body">
      <style:text-properties officeooo:rsid="0f06a00d" officeooo:paragraph-rsid="0f322749"/>
    </style:style>
    <style:style style:name="P619" style:family="paragraph" style:parent-style-name="Text_20_body">
      <style:text-properties officeooo:rsid="0f2e6fea" officeooo:paragraph-rsid="0f30b818"/>
    </style:style>
    <style:style style:name="P620" style:family="paragraph" style:parent-style-name="Text_20_body">
      <style:text-properties officeooo:rsid="0f2e6fea" officeooo:paragraph-rsid="0f35292a"/>
    </style:style>
    <style:style style:name="P621" style:family="paragraph" style:parent-style-name="Text_20_body">
      <style:text-properties officeooo:rsid="0f4c9ab9" officeooo:paragraph-rsid="0f4c9ab9"/>
    </style:style>
    <style:style style:name="P622" style:family="paragraph" style:parent-style-name="Text_20_body">
      <style:text-properties officeooo:rsid="0f4c9ab9" officeooo:paragraph-rsid="0f4fce3a"/>
    </style:style>
    <style:style style:name="P623" style:family="paragraph" style:parent-style-name="Text_20_body">
      <style:text-properties officeooo:rsid="0f4c9ab9" officeooo:paragraph-rsid="0f503e94"/>
    </style:style>
    <style:style style:name="P624" style:family="paragraph" style:parent-style-name="Исходный_20_код">
      <style:text-properties officeooo:paragraph-rsid="0f23426f"/>
    </style:style>
    <style:style style:name="P625" style:family="paragraph" style:parent-style-name="Исходный_20_код">
      <style:text-properties officeooo:paragraph-rsid="0f1787a1"/>
    </style:style>
    <style:style style:name="P626" style:family="paragraph" style:parent-style-name="Text_20_body">
      <style:text-properties officeooo:rsid="0f6a36a3" officeooo:paragraph-rsid="0f6a36a3"/>
    </style:style>
    <style:style style:name="P627" style:family="paragraph" style:parent-style-name="Text_20_body">
      <style:text-properties officeooo:rsid="0f6ffae0" officeooo:paragraph-rsid="0f740b34"/>
    </style:style>
    <style:style style:name="P628" style:family="paragraph" style:parent-style-name="Исходный_20_код">
      <style:text-properties officeooo:rsid="0a59dd24" officeooo:paragraph-rsid="0a5a3afc"/>
    </style:style>
    <style:style style:name="P629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style:font-weight-asian="bold" style:font-weight-complex="bold"/>
    </style:style>
    <style:style style:name="P630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officeooo:rsid="00b9285c" officeooo:paragraph-rsid="00b9285c" style:font-weight-asian="bold" style:font-weight-complex="bold"/>
    </style:style>
    <style:style style:name="P631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d9077a" officeooo:paragraph-rsid="00d9077a"/>
    </style:style>
    <style:style style:name="P632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f876883" officeooo:paragraph-rsid="0f876883"/>
    </style:style>
    <style:style style:name="P633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f876883" officeooo:paragraph-rsid="0f8dcca3"/>
    </style:style>
    <style:style style:name="P634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1f316" officeooo:paragraph-rsid="06f1f316"/>
    </style:style>
    <style:style style:name="P635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</style:style>
    <style:style style:name="P636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</style:style>
    <style:style style:name="P637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f89d1d9" officeooo:paragraph-rsid="0f89d1d9"/>
    </style:style>
    <style:style style:name="P638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f8b9371" officeooo:paragraph-rsid="0f8b9371"/>
    </style:style>
    <style:style style:name="P639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0bbf8c3" officeooo:paragraph-rsid="00bbf8c3"/>
    </style:style>
    <style:style style:name="P640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6faf284" officeooo:paragraph-rsid="06faf284"/>
    </style:style>
    <style:style style:name="P641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af284" officeooo:paragraph-rsid="06faf284"/>
    </style:style>
    <style:style style:name="P642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  <style:text-properties officeooo:rsid="06faf284" officeooo:paragraph-rsid="06faf284"/>
    </style:style>
    <style:style style:name="P643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06ff4" officeooo:paragraph-rsid="00c06ff4"/>
    </style:style>
    <style:style style:name="P644" style:family="paragraph" style:parent-style-name="Text_20_body">
      <style:text-properties officeooo:rsid="0f9d303d" officeooo:paragraph-rsid="0f9d303d"/>
    </style:style>
    <style:style style:name="P645" style:family="paragraph" style:parent-style-name="Text_20_body">
      <style:text-properties officeooo:rsid="00d615d9" officeooo:paragraph-rsid="0723ea59"/>
    </style:style>
    <style:style style:name="P646" style:family="paragraph" style:parent-style-name="Text_20_body">
      <style:text-properties officeooo:rsid="0fac5dfd" officeooo:paragraph-rsid="0fac5dfd"/>
    </style:style>
    <style:style style:name="P647" style:family="paragraph" style:parent-style-name="Text_20_body">
      <style:text-properties officeooo:rsid="0fac859d" officeooo:paragraph-rsid="0fac859d"/>
    </style:style>
    <style:style style:name="P648" style:family="paragraph" style:parent-style-name="Text_20_body">
      <style:text-properties officeooo:rsid="0fb526b3" officeooo:paragraph-rsid="0fb526b3"/>
    </style:style>
    <style:style style:name="P649" style:family="paragraph" style:parent-style-name="Text_20_body">
      <style:text-properties officeooo:rsid="0fbb4a16" officeooo:paragraph-rsid="0fbb4a16"/>
    </style:style>
    <style:style style:name="P650" style:family="paragraph" style:parent-style-name="Исходный_20_код">
      <style:text-properties officeooo:paragraph-rsid="0fc5bf1f"/>
    </style:style>
    <style:style style:name="P651" style:family="paragraph" style:parent-style-name="Исходный_20_код">
      <style:text-properties officeooo:paragraph-rsid="0fcd65ab"/>
    </style:style>
    <style:style style:name="P652" style:family="paragraph" style:parent-style-name="Исходный_20_код">
      <style:text-properties officeooo:rsid="0fe98ebf" officeooo:paragraph-rsid="0fe98ebf"/>
    </style:style>
    <style:style style:name="P653" style:family="paragraph" style:parent-style-name="Исходный_20_код">
      <style:text-properties officeooo:paragraph-rsid="1007e8f1"/>
    </style:style>
    <style:style style:name="P654" style:family="paragraph" style:parent-style-name="Text_20_body">
      <style:text-properties officeooo:rsid="0935eb79" officeooo:paragraph-rsid="0945e383"/>
    </style:style>
    <style:style style:name="P655" style:family="paragraph" style:parent-style-name="Text_20_body">
      <style:text-properties officeooo:rsid="0feadb3e" officeooo:paragraph-rsid="0feadb3e"/>
    </style:style>
    <style:style style:name="P656" style:family="paragraph" style:parent-style-name="Text_20_body">
      <style:text-properties officeooo:rsid="0ff3f8bb" officeooo:paragraph-rsid="0ff3f8bb"/>
    </style:style>
    <style:style style:name="P657" style:family="paragraph" style:parent-style-name="Text_20_body">
      <style:text-properties officeooo:rsid="0ff8ecf1" officeooo:paragraph-rsid="0ff8ecf1"/>
    </style:style>
    <style:style style:name="P658" style:family="paragraph" style:parent-style-name="Text_20_body">
      <style:text-properties officeooo:rsid="0fff5294" officeooo:paragraph-rsid="0fff5294"/>
    </style:style>
    <style:style style:name="P659" style:family="paragraph" style:parent-style-name="Text_20_body">
      <style:text-properties officeooo:rsid="100175d0" officeooo:paragraph-rsid="100175d0"/>
    </style:style>
    <style:style style:name="P660" style:family="paragraph" style:parent-style-name="Text_20_body">
      <style:text-properties officeooo:rsid="04d6ed33" officeooo:paragraph-rsid="1007e8f1"/>
    </style:style>
    <style:style style:name="P661" style:family="paragraph" style:parent-style-name="Text_20_body">
      <style:text-properties officeooo:rsid="04da2339" officeooo:paragraph-rsid="1007e8f1"/>
    </style:style>
    <style:style style:name="P662" style:family="paragraph" style:parent-style-name="Text_20_body">
      <style:text-properties officeooo:rsid="04da2413" officeooo:paragraph-rsid="1007e8f1"/>
    </style:style>
    <style:style style:name="P663" style:family="paragraph" style:parent-style-name="Text_20_body">
      <style:text-properties officeooo:rsid="0bb94d4a" officeooo:paragraph-rsid="1007e8f1"/>
    </style:style>
    <style:style style:name="P664" style:family="paragraph" style:parent-style-name="Text_20_body">
      <style:text-properties officeooo:rsid="04dc9a9f" officeooo:paragraph-rsid="1007e8f1"/>
    </style:style>
    <style:style style:name="P665" style:family="paragraph" style:parent-style-name="Text_20_body">
      <style:text-properties officeooo:rsid="0bb8dced" officeooo:paragraph-rsid="1007e8f1"/>
    </style:style>
    <style:style style:name="P666" style:family="paragraph" style:parent-style-name="Text_20_body">
      <style:text-properties officeooo:rsid="100c1453" officeooo:paragraph-rsid="100c1453"/>
    </style:style>
    <style:style style:name="P667" style:family="paragraph" style:parent-style-name="Text_20_body">
      <style:text-properties officeooo:rsid="101dbb12" officeooo:paragraph-rsid="101dbb12"/>
    </style:style>
    <style:style style:name="P668" style:family="paragraph" style:parent-style-name="Text_20_body">
      <style:text-properties officeooo:rsid="101f96d9" officeooo:paragraph-rsid="101f96d9"/>
    </style:style>
    <style:style style:name="P669" style:family="paragraph" style:parent-style-name="Text_20_body">
      <style:text-properties officeooo:rsid="10204e58" officeooo:paragraph-rsid="10204e58"/>
    </style:style>
    <style:style style:name="P670" style:family="paragraph" style:parent-style-name="Text_20_body">
      <style:text-properties officeooo:rsid="10224e47" officeooo:paragraph-rsid="10224e47"/>
    </style:style>
    <style:style style:name="P671" style:family="paragraph" style:parent-style-name="Text_20_body">
      <style:text-properties officeooo:rsid="0eaad947" officeooo:paragraph-rsid="1028613d"/>
    </style:style>
    <style:style style:name="P672" style:family="paragraph" style:parent-style-name="Text_20_body">
      <style:text-properties officeooo:paragraph-rsid="10315d3b"/>
    </style:style>
    <style:style style:name="P673" style:family="paragraph" style:parent-style-name="Text_20_body">
      <style:text-properties officeooo:rsid="01161f69" officeooo:paragraph-rsid="01161f69"/>
    </style:style>
    <style:style style:name="P674" style:family="paragraph" style:parent-style-name="Text_20_body">
      <style:text-properties officeooo:paragraph-rsid="06086fbd"/>
    </style:style>
    <style:style style:name="P675" style:family="paragraph" style:parent-style-name="Text_20_body">
      <style:text-properties officeooo:rsid="10481183" officeooo:paragraph-rsid="10481183"/>
    </style:style>
    <style:style style:name="P676" style:family="paragraph" style:parent-style-name="Исходный_20_код">
      <style:text-properties officeooo:paragraph-rsid="10351d4c"/>
    </style:style>
    <style:style style:name="P677" style:family="paragraph" style:parent-style-name="Исходный_20_код">
      <style:text-properties officeooo:paragraph-rsid="103f69c1"/>
    </style:style>
    <style:style style:name="P678" style:family="paragraph" style:parent-style-name="Text_20_body">
      <style:text-properties officeooo:rsid="105ebf56" officeooo:paragraph-rsid="105ebf56"/>
    </style:style>
    <style:style style:name="P679" style:family="paragraph" style:parent-style-name="Исходный_20_код">
      <style:text-properties officeooo:rsid="10552b2b" officeooo:paragraph-rsid="10552b2b"/>
    </style:style>
    <style:style style:name="P680" style:family="paragraph" style:parent-style-name="Исходный_20_код">
      <style:text-properties officeooo:rsid="1076c25c" officeooo:paragraph-rsid="1076c25c"/>
    </style:style>
    <style:style style:name="P681" style:family="paragraph" style:parent-style-name="Исходный_20_код">
      <style:text-properties officeooo:paragraph-rsid="108501fc"/>
    </style:style>
    <style:style style:name="P682" style:family="paragraph" style:parent-style-name="Text_20_body">
      <style:text-properties officeooo:rsid="026171d5" officeooo:paragraph-rsid="108d7890"/>
    </style:style>
    <style:style style:name="P683" style:family="paragraph" style:parent-style-name="Text_20_body">
      <style:text-properties officeooo:rsid="026171d5" officeooo:paragraph-rsid="108f6349"/>
    </style:style>
    <style:style style:name="P684" style:family="paragraph" style:parent-style-name="Text_20_body">
      <style:text-properties officeooo:rsid="1092f7ee" officeooo:paragraph-rsid="1092f7ee"/>
    </style:style>
    <style:style style:name="P685" style:family="paragraph" style:parent-style-name="Text_20_body">
      <style:text-properties officeooo:rsid="109dcbfc" officeooo:paragraph-rsid="10b38930"/>
    </style:style>
    <style:style style:name="P686" style:family="paragraph" style:parent-style-name="Text_20_body">
      <style:text-properties officeooo:paragraph-rsid="02783f62"/>
    </style:style>
    <style:style style:name="P687" style:family="paragraph" style:parent-style-name="Text_20_body">
      <style:text-properties officeooo:rsid="10a532e1" officeooo:paragraph-rsid="10b38930"/>
    </style:style>
    <style:style style:name="P688" style:family="paragraph" style:parent-style-name="Text_20_body">
      <style:text-properties officeooo:rsid="04e47d98" officeooo:paragraph-rsid="04e47d98"/>
    </style:style>
    <style:style style:name="P689" style:family="paragraph" style:parent-style-name="Text_20_body">
      <style:text-properties officeooo:rsid="10b9427a" officeooo:paragraph-rsid="10b9427a"/>
    </style:style>
    <style:style style:name="P690" style:family="paragraph" style:parent-style-name="Text_20_body">
      <style:text-properties officeooo:rsid="0ee06a17" officeooo:paragraph-rsid="0ee06a17"/>
    </style:style>
    <style:style style:name="P691" style:family="paragraph" style:parent-style-name="Text_20_body">
      <style:text-properties officeooo:rsid="10c79f81" officeooo:paragraph-rsid="10c79f81"/>
    </style:style>
    <style:style style:name="P692" style:family="paragraph" style:parent-style-name="Text_20_body">
      <style:text-properties officeooo:rsid="10cc87f6" officeooo:paragraph-rsid="10cc87f6"/>
    </style:style>
    <style:style style:name="P693" style:family="paragraph" style:parent-style-name="Text_20_body">
      <style:text-properties officeooo:rsid="0b484b4e" officeooo:paragraph-rsid="11020db2"/>
    </style:style>
    <style:style style:name="P694" style:family="paragraph" style:parent-style-name="Исходный_20_код">
      <style:text-properties officeooo:paragraph-rsid="10d9042a"/>
    </style:style>
    <style:style style:name="P695" style:family="paragraph" style:parent-style-name="Исходный_20_код">
      <style:text-properties officeooo:paragraph-rsid="10da203a"/>
    </style:style>
    <style:style style:name="P696" style:family="paragraph" style:parent-style-name="Исходный_20_код">
      <style:text-properties officeooo:paragraph-rsid="10dbbb5c"/>
    </style:style>
    <style:style style:name="P697" style:family="paragraph" style:parent-style-name="Исходный_20_код">
      <style:text-properties officeooo:paragraph-rsid="10eb31b1"/>
    </style:style>
    <style:style style:name="P698" style:family="paragraph" style:parent-style-name="Исходный_20_код">
      <style:text-properties officeooo:rsid="110ab5ad" officeooo:paragraph-rsid="110ab5ad"/>
    </style:style>
    <style:style style:name="P699" style:family="paragraph" style:parent-style-name="Исходный_20_код">
      <style:text-properties officeooo:paragraph-rsid="11127a1b"/>
    </style:style>
    <style:style style:name="P700" style:family="paragraph" style:parent-style-name="Исходный_20_код">
      <style:text-properties officeooo:paragraph-rsid="110b05af"/>
    </style:style>
    <style:style style:name="P701" style:family="paragraph" style:parent-style-name="Text_20_body">
      <style:text-properties officeooo:rsid="044907a9" officeooo:paragraph-rsid="044907a9"/>
    </style:style>
    <style:style style:name="P702" style:family="paragraph" style:parent-style-name="Text_20_body">
      <style:text-properties officeooo:rsid="044907a9" officeooo:paragraph-rsid="110b05af"/>
    </style:style>
    <style:style style:name="P703" style:family="paragraph" style:parent-style-name="Text_20_body">
      <style:text-properties officeooo:rsid="11155724" officeooo:paragraph-rsid="11155724"/>
    </style:style>
    <style:style style:name="P704" style:family="paragraph" style:parent-style-name="Text_20_body">
      <style:text-properties officeooo:rsid="11155724" officeooo:paragraph-rsid="11168658"/>
    </style:style>
    <style:style style:name="P705" style:family="paragraph" style:parent-style-name="Text_20_body">
      <style:text-properties officeooo:rsid="11155724" officeooo:paragraph-rsid="111b4f28"/>
    </style:style>
    <style:style style:name="P706" style:family="paragraph" style:parent-style-name="Text_20_body">
      <style:text-properties officeooo:rsid="11155724" officeooo:paragraph-rsid="1141c3f1"/>
    </style:style>
    <style:style style:name="P707" style:family="paragraph" style:parent-style-name="Исходный_20_код">
      <style:text-properties officeooo:paragraph-rsid="11168658"/>
    </style:style>
    <style:style style:name="P708" style:family="paragraph" style:parent-style-name="Text_20_body">
      <style:text-properties officeooo:rsid="087f2f39" officeooo:paragraph-rsid="111e9ee8"/>
    </style:style>
    <style:style style:name="P709" style:family="paragraph" style:parent-style-name="Text_20_body">
      <style:text-properties officeooo:rsid="087f2f39" officeooo:paragraph-rsid="1138718f"/>
    </style:style>
    <style:style style:name="P710" style:family="paragraph" style:parent-style-name="Text_20_body">
      <style:text-properties officeooo:rsid="087f2f39" officeooo:paragraph-rsid="113fd55c"/>
    </style:style>
    <style:style style:name="P711" style:family="paragraph" style:parent-style-name="Text_20_body">
      <style:text-properties officeooo:rsid="113ec859" officeooo:paragraph-rsid="113ec859"/>
    </style:style>
    <style:style style:name="P712" style:family="paragraph" style:parent-style-name="Исходный_20_код">
      <style:text-properties officeooo:paragraph-rsid="111cbd09"/>
    </style:style>
    <style:style style:name="P713" style:family="paragraph" style:parent-style-name="Text_20_body">
      <style:text-properties officeooo:rsid="11486988" officeooo:paragraph-rsid="114bc50d"/>
    </style:style>
    <style:style style:name="P714" style:family="paragraph" style:parent-style-name="Исходный_20_код">
      <style:text-properties officeooo:paragraph-rsid="1150d3c2"/>
    </style:style>
    <style:style style:name="P715" style:family="paragraph" style:parent-style-name="Исходный_20_код">
      <style:text-properties officeooo:rsid="1153c38f" officeooo:paragraph-rsid="1153c38f"/>
    </style:style>
    <style:style style:name="P716" style:family="paragraph" style:parent-style-name="Исходный_20_код">
      <style:text-properties officeooo:rsid="1153c38f" officeooo:paragraph-rsid="1154b2bf"/>
    </style:style>
    <style:style style:name="P717" style:family="paragraph" style:parent-style-name="Исходный_20_код">
      <style:text-properties officeooo:rsid="1153c38f" officeooo:paragraph-rsid="11556290"/>
    </style:style>
    <style:style style:name="P718" style:family="paragraph" style:parent-style-name="Исходный_20_код">
      <style:text-properties officeooo:rsid="1153c38f" officeooo:paragraph-rsid="11558fd5"/>
    </style:style>
    <style:style style:name="P719" style:family="paragraph" style:parent-style-name="Исходный_20_код">
      <style:text-properties officeooo:rsid="1153c38f" officeooo:paragraph-rsid="115a82a7"/>
    </style:style>
    <style:style style:name="P720" style:family="paragraph" style:parent-style-name="Исходный_20_код">
      <style:text-properties officeooo:rsid="1153c38f" officeooo:paragraph-rsid="116f7606"/>
    </style:style>
    <style:style style:name="P721" style:family="paragraph" style:parent-style-name="Text_20_body">
      <style:text-properties officeooo:rsid="115f7d73" officeooo:paragraph-rsid="115f7d73"/>
    </style:style>
    <style:style style:name="P722" style:family="paragraph" style:parent-style-name="Text_20_body">
      <style:text-properties officeooo:rsid="1161b3c3" officeooo:paragraph-rsid="1161b3c3"/>
    </style:style>
    <style:style style:name="P723" style:family="paragraph" style:parent-style-name="Text_20_body">
      <style:text-properties officeooo:rsid="116249f8" officeooo:paragraph-rsid="116249f8"/>
    </style:style>
    <style:style style:name="P724" style:family="paragraph" style:parent-style-name="Text_20_body">
      <style:text-properties officeooo:rsid="116523c9" officeooo:paragraph-rsid="116523c9"/>
    </style:style>
    <style:style style:name="P725" style:family="paragraph" style:parent-style-name="Text_20_body">
      <style:text-properties officeooo:rsid="116642a3" officeooo:paragraph-rsid="1166da97"/>
    </style:style>
    <style:style style:name="P726" style:family="paragraph" style:parent-style-name="Text_20_body">
      <style:text-properties officeooo:rsid="116ddb64" officeooo:paragraph-rsid="116ddb64"/>
    </style:style>
    <style:style style:name="P727" style:family="paragraph" style:parent-style-name="Исходный_20_код">
      <style:text-properties officeooo:paragraph-rsid="1151bd16"/>
    </style:style>
    <style:style style:name="P728" style:family="paragraph" style:parent-style-name="Исходный_20_код">
      <style:text-properties officeooo:paragraph-rsid="11525ee2"/>
    </style:style>
    <style:style style:name="P729" style:family="paragraph" style:parent-style-name="Исходный_20_код">
      <style:text-properties officeooo:rsid="1151bd16" officeooo:paragraph-rsid="1151bd16"/>
    </style:style>
    <style:style style:name="P730" style:family="paragraph" style:parent-style-name="Heading_20_1">
      <style:text-properties officeooo:rsid="030668d5" officeooo:paragraph-rsid="09af3c4c"/>
    </style:style>
    <style:style style:name="P731" style:family="paragraph" style:parent-style-name="Heading_20_1">
      <style:text-properties officeooo:rsid="08376563" officeooo:paragraph-rsid="0975b3ad"/>
    </style:style>
    <style:style style:name="P732" style:family="paragraph" style:parent-style-name="Heading_20_1">
      <style:text-properties officeooo:paragraph-rsid="0f9d303d"/>
    </style:style>
    <style:style style:name="P733" style:family="paragraph" style:parent-style-name="Heading_20_2">
      <style:text-properties officeooo:rsid="0ff39871" officeooo:paragraph-rsid="0ff39871"/>
    </style:style>
    <style:style style:name="P734" style:family="paragraph" style:parent-style-name="Heading_20_2">
      <style:text-properties officeooo:paragraph-rsid="09af3c4c"/>
    </style:style>
    <style:style style:name="P735" style:family="paragraph" style:parent-style-name="Heading_20_2">
      <style:text-properties officeooo:rsid="0b4cbee6" officeooo:paragraph-rsid="0b4cbee6"/>
    </style:style>
    <style:style style:name="P736" style:family="paragraph" style:parent-style-name="Heading_20_2">
      <style:text-properties officeooo:rsid="0b9b4934" officeooo:paragraph-rsid="0b9b4934"/>
    </style:style>
    <style:style style:name="P737" style:family="paragraph" style:parent-style-name="Heading_20_2">
      <style:text-properties officeooo:paragraph-rsid="0bc0ed1b"/>
    </style:style>
    <style:style style:name="P738" style:family="paragraph" style:parent-style-name="Heading_20_2">
      <style:text-properties officeooo:paragraph-rsid="07294ebc"/>
    </style:style>
    <style:style style:name="P739" style:family="paragraph" style:parent-style-name="Heading_20_2">
      <style:text-properties officeooo:rsid="0007ce7d" officeooo:paragraph-rsid="01023fd0"/>
    </style:style>
    <style:style style:name="P740" style:family="paragraph" style:parent-style-name="Heading_20_2">
      <style:text-properties officeooo:rsid="0506f2f0" officeooo:paragraph-rsid="0c23ba8f"/>
    </style:style>
    <style:style style:name="P741" style:family="paragraph" style:parent-style-name="Heading_20_2">
      <style:text-properties officeooo:paragraph-rsid="0c23ba8f"/>
    </style:style>
    <style:style style:name="P742" style:family="paragraph" style:parent-style-name="Heading_20_2">
      <style:text-properties officeooo:rsid="0fac5dfd" officeooo:paragraph-rsid="0fac5dfd"/>
    </style:style>
    <style:style style:name="P743" style:family="paragraph" style:parent-style-name="Heading_20_2">
      <style:text-properties officeooo:paragraph-rsid="0be41be8"/>
    </style:style>
    <style:style style:name="P744" style:family="paragraph" style:parent-style-name="Heading_20_2">
      <style:text-properties officeooo:paragraph-rsid="10560b18"/>
    </style:style>
    <style:style style:name="P745" style:family="paragraph" style:parent-style-name="Heading_20_2">
      <style:text-properties officeooo:paragraph-rsid="0ae9a132"/>
    </style:style>
    <style:style style:name="P746" style:family="paragraph" style:parent-style-name="Heading_20_2">
      <style:text-properties officeooo:rsid="10091087" officeooo:paragraph-rsid="10091087"/>
    </style:style>
    <style:style style:name="P747" style:family="paragraph" style:parent-style-name="Heading_20_2">
      <style:text-properties officeooo:paragraph-rsid="047bd7da"/>
    </style:style>
    <style:style style:name="P748" style:family="paragraph" style:parent-style-name="Heading_20_2">
      <style:text-properties officeooo:paragraph-rsid="1007e8f1"/>
    </style:style>
    <style:style style:name="P749" style:family="paragraph" style:parent-style-name="Heading_20_2">
      <style:text-properties officeooo:rsid="0c60ed75" officeooo:paragraph-rsid="0c60ed75"/>
    </style:style>
    <style:style style:name="P750" style:family="paragraph" style:parent-style-name="Heading_20_2">
      <style:text-properties officeooo:rsid="0e79e90b" officeooo:paragraph-rsid="0e79e90b"/>
    </style:style>
    <style:style style:name="P751" style:family="paragraph" style:parent-style-name="Heading_20_3">
      <style:text-properties officeooo:rsid="0c495917" officeooo:paragraph-rsid="0c495917"/>
    </style:style>
    <style:style style:name="P752" style:family="paragraph" style:parent-style-name="Heading_20_3">
      <style:text-properties officeooo:rsid="061d21be" officeooo:paragraph-rsid="061d21be"/>
    </style:style>
    <style:style style:name="P753" style:family="paragraph" style:parent-style-name="Heading_20_3">
      <style:text-properties officeooo:rsid="09582543" officeooo:paragraph-rsid="09582543"/>
    </style:style>
    <style:style style:name="P754" style:family="paragraph" style:parent-style-name="Heading_20_3">
      <style:text-properties officeooo:rsid="0975b3ad" officeooo:paragraph-rsid="0975b3ad"/>
    </style:style>
    <style:style style:name="P755" style:family="paragraph" style:parent-style-name="Heading_20_3">
      <style:text-properties officeooo:paragraph-rsid="01023fd0"/>
    </style:style>
    <style:style style:name="P756" style:family="paragraph" style:parent-style-name="Heading_20_3">
      <style:text-properties officeooo:rsid="00fb200b" officeooo:paragraph-rsid="01023fd0"/>
    </style:style>
    <style:style style:name="P757" style:family="paragraph" style:parent-style-name="Heading_20_3">
      <style:text-properties officeooo:rsid="02524ea3" officeooo:paragraph-rsid="02524ea3"/>
    </style:style>
    <style:style style:name="P758" style:family="paragraph" style:parent-style-name="Heading_20_3">
      <style:text-properties officeooo:rsid="0251c04e" officeooo:paragraph-rsid="089539aa"/>
    </style:style>
    <style:style style:name="P759" style:family="paragraph" style:parent-style-name="Heading_20_3">
      <style:text-properties officeooo:rsid="0251c04e" officeooo:paragraph-rsid="0c5cade4"/>
    </style:style>
    <style:style style:name="P760" style:family="paragraph" style:parent-style-name="Heading_20_3">
      <style:text-properties officeooo:rsid="0251c04e" officeooo:paragraph-rsid="05049cfa"/>
    </style:style>
    <style:style style:name="P761" style:family="paragraph" style:parent-style-name="Heading_20_3">
      <style:text-properties officeooo:rsid="0251c04e" officeooo:paragraph-rsid="0251c04e"/>
    </style:style>
    <style:style style:name="P762" style:family="paragraph" style:parent-style-name="Heading_20_3">
      <style:text-properties officeooo:rsid="04306acc" officeooo:paragraph-rsid="04306acc"/>
    </style:style>
    <style:style style:name="P763" style:family="paragraph" style:parent-style-name="Heading_20_3">
      <style:text-properties officeooo:paragraph-rsid="0845f5a3"/>
    </style:style>
    <style:style style:name="P764" style:family="paragraph" style:parent-style-name="Heading_20_3">
      <style:text-properties officeooo:rsid="07060c18" officeooo:paragraph-rsid="07060c18"/>
    </style:style>
    <style:style style:name="P765" style:family="paragraph" style:parent-style-name="Heading_20_3">
      <style:text-properties officeooo:rsid="04a0107e" officeooo:paragraph-rsid="04c9d0e6"/>
    </style:style>
    <style:style style:name="P766" style:family="paragraph" style:parent-style-name="Heading_20_3">
      <style:text-properties officeooo:rsid="04a0107e" officeooo:paragraph-rsid="04a0107e"/>
    </style:style>
    <style:style style:name="P767" style:family="paragraph" style:parent-style-name="Heading_20_3">
      <style:text-properties officeooo:rsid="04a234b8" officeooo:paragraph-rsid="04a234b8"/>
    </style:style>
    <style:style style:name="P768" style:family="paragraph" style:parent-style-name="Heading_20_3">
      <style:text-properties officeooo:rsid="04a234b8" officeooo:paragraph-rsid="0c373b60"/>
    </style:style>
    <style:style style:name="P769" style:family="paragraph" style:parent-style-name="Heading_20_3">
      <style:text-properties officeooo:rsid="04a4a5b3" officeooo:paragraph-rsid="04a4a5b3"/>
    </style:style>
    <style:style style:name="P770" style:family="paragraph" style:parent-style-name="Heading_20_3">
      <style:text-properties officeooo:rsid="04a4a5b3" officeooo:paragraph-rsid="0c373b60"/>
    </style:style>
    <style:style style:name="P771" style:family="paragraph" style:parent-style-name="Heading_20_3">
      <style:text-properties officeooo:rsid="04a4a5b3" officeooo:paragraph-rsid="0c356a37"/>
    </style:style>
    <style:style style:name="P772" style:family="paragraph" style:parent-style-name="Heading_20_3">
      <style:text-properties officeooo:rsid="04a4e6c6" officeooo:paragraph-rsid="04a4e6c6"/>
    </style:style>
    <style:style style:name="P773" style:family="paragraph" style:parent-style-name="Heading_20_3">
      <style:text-properties officeooo:rsid="04a88932" officeooo:paragraph-rsid="0c356a37"/>
    </style:style>
    <style:style style:name="P774" style:family="paragraph" style:parent-style-name="Heading_20_3">
      <style:text-properties officeooo:rsid="04aa6536" officeooo:paragraph-rsid="04aa6536"/>
    </style:style>
    <style:style style:name="P775" style:family="paragraph" style:parent-style-name="Heading_20_3">
      <style:text-properties officeooo:rsid="04b01eb2" officeooo:paragraph-rsid="04b01eb2"/>
    </style:style>
    <style:style style:name="P776" style:family="paragraph" style:parent-style-name="Heading_20_3">
      <style:text-properties officeooo:paragraph-rsid="1007e8f1"/>
    </style:style>
    <style:style style:name="P777" style:family="paragraph" style:parent-style-name="Heading_20_3">
      <style:text-properties officeooo:rsid="088978d3" officeooo:paragraph-rsid="088978d3"/>
    </style:style>
    <style:style style:name="P778" style:family="paragraph" style:parent-style-name="Heading_20_3">
      <style:text-properties officeooo:paragraph-rsid="087a0a4f"/>
    </style:style>
    <style:style style:name="P779" style:family="paragraph" style:parent-style-name="Heading_20_3">
      <style:text-properties officeooo:paragraph-rsid="069e3f3c"/>
    </style:style>
    <style:style style:name="P780" style:family="paragraph" style:parent-style-name="Heading_20_3">
      <style:text-properties officeooo:paragraph-rsid="06903f5c"/>
    </style:style>
    <style:style style:name="P781" style:family="paragraph" style:parent-style-name="Heading_20_3">
      <style:text-properties officeooo:rsid="07d05194" officeooo:paragraph-rsid="084bf5e0"/>
    </style:style>
    <style:style style:name="P782" style:family="paragraph" style:parent-style-name="Heading_20_3">
      <style:text-properties officeooo:rsid="07d05194" officeooo:paragraph-rsid="08505a1a"/>
    </style:style>
    <style:style style:name="P783" style:family="paragraph" style:parent-style-name="Heading_20_3">
      <style:text-properties officeooo:rsid="07d05194" officeooo:paragraph-rsid="11127a1b"/>
    </style:style>
    <style:style style:name="P784" style:family="paragraph" style:parent-style-name="Heading_20_3">
      <style:text-properties officeooo:rsid="07d05194" officeooo:paragraph-rsid="11168658"/>
    </style:style>
    <style:style style:name="P785" style:family="paragraph" style:parent-style-name="Heading_20_3">
      <style:text-properties officeooo:rsid="07d05194" officeooo:paragraph-rsid="111b4f28"/>
    </style:style>
    <style:style style:name="P786" style:family="paragraph" style:parent-style-name="Heading_20_3">
      <style:text-properties officeooo:paragraph-rsid="11168658"/>
    </style:style>
    <style:style style:name="P787" style:family="paragraph" style:parent-style-name="Heading_20_3">
      <style:text-properties officeooo:paragraph-rsid="11127a1b"/>
    </style:style>
    <style:style style:name="P788" style:family="paragraph" style:parent-style-name="Heading_20_3">
      <style:text-properties officeooo:paragraph-rsid="0858963c"/>
    </style:style>
    <style:style style:name="P789" style:family="paragraph" style:parent-style-name="Heading_20_3">
      <style:text-properties officeooo:paragraph-rsid="087290ff"/>
    </style:style>
    <style:style style:name="P790" style:family="paragraph" style:parent-style-name="Heading_20_3">
      <style:text-properties officeooo:rsid="0861cddb" officeooo:paragraph-rsid="0d9b3c16"/>
    </style:style>
    <style:style style:name="P791" style:family="paragraph" style:parent-style-name="Heading_20_3">
      <style:text-properties officeooo:rsid="0861cddb" officeooo:paragraph-rsid="0d9d607c"/>
    </style:style>
    <style:style style:name="P792" style:family="paragraph" style:parent-style-name="Heading_20_3">
      <style:text-properties officeooo:rsid="0861cddb" officeooo:paragraph-rsid="0dbc64e8"/>
    </style:style>
    <style:style style:name="P793" style:family="paragraph" style:parent-style-name="Heading_20_3">
      <style:text-properties officeooo:paragraph-rsid="0874e748"/>
    </style:style>
    <style:style style:name="P794" style:family="paragraph" style:parent-style-name="Heading_20_3">
      <style:text-properties officeooo:paragraph-rsid="087d3abf"/>
    </style:style>
    <style:style style:name="P795" style:family="paragraph" style:parent-style-name="Heading_20_3">
      <style:text-properties officeooo:paragraph-rsid="087f2f39"/>
    </style:style>
    <style:style style:name="P796" style:family="paragraph" style:parent-style-name="Heading_20_3">
      <style:text-properties officeooo:paragraph-rsid="08828c49"/>
    </style:style>
    <style:style style:name="P797" style:family="paragraph" style:parent-style-name="Heading_20_3">
      <style:text-properties officeooo:paragraph-rsid="089539aa"/>
    </style:style>
    <style:style style:name="P798" style:family="paragraph" style:parent-style-name="Heading_20_3">
      <style:text-properties officeooo:rsid="0cf554b6" officeooo:paragraph-rsid="0cf554b6"/>
    </style:style>
    <style:style style:name="P799" style:family="paragraph" style:parent-style-name="Heading_20_3">
      <style:text-properties officeooo:rsid="0c7e0be5" officeooo:paragraph-rsid="0c7e0be5"/>
    </style:style>
    <style:style style:name="P800" style:family="paragraph" style:parent-style-name="Heading_20_3">
      <style:text-properties officeooo:rsid="084794a4" officeooo:paragraph-rsid="0c613b27"/>
    </style:style>
    <style:style style:name="P801" style:family="paragraph" style:parent-style-name="Heading_20_3">
      <style:text-properties officeooo:rsid="084794a4" officeooo:paragraph-rsid="0c643a78"/>
    </style:style>
    <style:style style:name="P802" style:family="paragraph" style:parent-style-name="Heading_20_3">
      <style:text-properties officeooo:rsid="084794a4" officeooo:paragraph-rsid="0c704f8f"/>
    </style:style>
    <style:style style:name="P803" style:family="paragraph" style:parent-style-name="Heading_20_3">
      <style:text-properties officeooo:rsid="084794a4" officeooo:paragraph-rsid="0c7340a0"/>
    </style:style>
    <style:style style:name="P804" style:family="paragraph" style:parent-style-name="Heading_20_3">
      <style:text-properties officeooo:rsid="084794a4" officeooo:paragraph-rsid="0c7c09e1"/>
    </style:style>
    <style:style style:name="P805" style:family="paragraph" style:parent-style-name="Heading_20_3">
      <style:text-properties officeooo:rsid="084794a4" officeooo:paragraph-rsid="0c82c35b"/>
    </style:style>
    <style:style style:name="P806" style:family="paragraph" style:parent-style-name="Heading_20_3">
      <style:text-properties officeooo:rsid="084794a4" officeooo:paragraph-rsid="0c920456"/>
    </style:style>
    <style:style style:name="P807" style:family="paragraph" style:parent-style-name="Heading_20_3">
      <style:text-properties officeooo:rsid="084794a4" officeooo:paragraph-rsid="0cf98c2a"/>
    </style:style>
    <style:style style:name="P808" style:family="paragraph" style:parent-style-name="Heading_20_3">
      <style:text-properties officeooo:rsid="084794a4" officeooo:paragraph-rsid="0c8724a6"/>
    </style:style>
    <style:style style:name="P809" style:family="paragraph" style:parent-style-name="Heading_20_3">
      <style:text-properties officeooo:rsid="084794a4" officeooo:paragraph-rsid="0ca9246c"/>
    </style:style>
    <style:style style:name="P810" style:family="paragraph" style:parent-style-name="Heading_20_3">
      <style:text-properties officeooo:paragraph-rsid="0d5e6c01"/>
    </style:style>
    <style:style style:name="P811" style:family="paragraph" style:parent-style-name="Heading_20_3">
      <style:text-properties officeooo:paragraph-rsid="0d2b5581"/>
    </style:style>
    <style:style style:name="P812" style:family="paragraph" style:parent-style-name="Heading_20_3">
      <style:text-properties officeooo:paragraph-rsid="0cc5b67f"/>
    </style:style>
    <style:style style:name="P813" style:family="paragraph" style:parent-style-name="Heading_20_3">
      <style:text-properties officeooo:paragraph-rsid="0cee8336"/>
    </style:style>
    <style:style style:name="P814" style:family="paragraph" style:parent-style-name="Heading_20_3">
      <style:text-properties officeooo:paragraph-rsid="0cb22524"/>
    </style:style>
    <style:style style:name="P815" style:family="paragraph" style:parent-style-name="Heading_20_3">
      <style:text-properties officeooo:paragraph-rsid="0cf1cd55"/>
    </style:style>
    <style:style style:name="P816" style:family="paragraph" style:parent-style-name="Heading_20_3">
      <style:text-properties officeooo:paragraph-rsid="0cb8d406"/>
    </style:style>
    <style:style style:name="P817" style:family="paragraph" style:parent-style-name="Heading_20_3">
      <style:text-properties officeooo:paragraph-rsid="0d2b7d13"/>
    </style:style>
    <style:style style:name="P818" style:family="paragraph" style:parent-style-name="Heading_20_3">
      <style:text-properties officeooo:paragraph-rsid="0d40f4d9"/>
    </style:style>
    <style:style style:name="P819" style:family="paragraph" style:parent-style-name="Heading_20_3">
      <style:text-properties officeooo:paragraph-rsid="0d26178e"/>
    </style:style>
    <style:style style:name="P820" style:family="paragraph" style:parent-style-name="Heading_20_3">
      <style:text-properties officeooo:paragraph-rsid="0dc87814"/>
    </style:style>
    <style:style style:name="P821" style:family="paragraph" style:parent-style-name="Heading_20_3">
      <style:text-properties officeooo:paragraph-rsid="0dc0ffa8"/>
    </style:style>
    <style:style style:name="P822" style:family="paragraph" style:parent-style-name="Heading_20_3">
      <style:text-properties officeooo:paragraph-rsid="0d733e38"/>
    </style:style>
    <style:style style:name="P823" style:family="paragraph" style:parent-style-name="Heading_20_3">
      <style:text-properties officeooo:rsid="0e822ae8" officeooo:paragraph-rsid="0ec80259"/>
    </style:style>
    <style:style style:name="P824" style:family="paragraph" style:parent-style-name="Heading_20_3">
      <style:text-properties officeooo:rsid="0e79e90b" officeooo:paragraph-rsid="0e79e90b"/>
    </style:style>
    <style:style style:name="P825" style:family="paragraph" style:parent-style-name="Heading_20_3">
      <style:text-properties officeooo:rsid="0e79e90b" officeooo:paragraph-rsid="0ea7c2ca"/>
    </style:style>
    <style:style style:name="P826" style:family="paragraph" style:parent-style-name="Heading_20_3">
      <style:text-properties officeooo:paragraph-rsid="0e79e90b"/>
    </style:style>
    <style:style style:name="P827" style:family="paragraph" style:parent-style-name="Heading_20_3">
      <style:text-properties officeooo:paragraph-rsid="0e7a1ee1"/>
    </style:style>
    <style:style style:name="P828" style:family="paragraph" style:parent-style-name="Heading_20_3">
      <style:text-properties officeooo:rsid="1153c38f" officeooo:paragraph-rsid="1153c38f"/>
    </style:style>
    <style:style style:name="P829" style:family="paragraph" style:parent-style-name="Heading_20_3">
      <style:text-properties officeooo:paragraph-rsid="1153c38f"/>
    </style:style>
    <style:style style:name="P830" style:family="paragraph" style:parent-style-name="Heading_20_3">
      <style:text-properties officeooo:paragraph-rsid="116f7606"/>
    </style:style>
    <style:style style:name="P831" style:family="paragraph" style:parent-style-name="Heading_20_3">
      <style:text-properties officeooo:paragraph-rsid="115a82a7"/>
    </style:style>
    <style:style style:name="P832" style:family="paragraph" style:parent-style-name="Heading_20_4">
      <style:text-properties officeooo:rsid="06051fca" officeooo:paragraph-rsid="06051fca"/>
    </style:style>
    <style:style style:name="P833" style:family="paragraph" style:parent-style-name="Heading_20_4">
      <style:text-properties officeooo:rsid="06051fca" officeooo:paragraph-rsid="06086fbd"/>
    </style:style>
    <style:style style:name="P834" style:family="paragraph" style:parent-style-name="Heading_20_4">
      <style:text-properties officeooo:rsid="06051fca" officeooo:paragraph-rsid="0609f852"/>
    </style:style>
    <style:style style:name="P835" style:family="paragraph" style:parent-style-name="Heading_20_4">
      <style:text-properties officeooo:rsid="06051fca" officeooo:paragraph-rsid="060ad3d7"/>
    </style:style>
    <style:style style:name="P836" style:family="paragraph" style:parent-style-name="Heading_20_4">
      <style:text-properties officeooo:rsid="06051fca" officeooo:paragraph-rsid="060af3f5"/>
    </style:style>
    <style:style style:name="P837" style:family="paragraph" style:parent-style-name="Heading_20_4">
      <style:text-properties officeooo:rsid="06051fca" officeooo:paragraph-rsid="060c39b8"/>
    </style:style>
    <style:style style:name="P838" style:family="paragraph" style:parent-style-name="Heading_20_4">
      <style:text-properties officeooo:rsid="06051fca" officeooo:paragraph-rsid="06d1b10a"/>
    </style:style>
    <style:style style:name="P839" style:family="paragraph" style:parent-style-name="Heading_20_4">
      <style:text-properties officeooo:rsid="034fdf84" officeooo:paragraph-rsid="03d7655a"/>
    </style:style>
    <style:style style:name="P840" style:family="paragraph" style:parent-style-name="Heading_20_4">
      <style:text-properties officeooo:rsid="034fdf84" officeooo:paragraph-rsid="03dd9cce"/>
    </style:style>
    <style:style style:name="P841" style:family="paragraph" style:parent-style-name="Heading_20_4">
      <style:text-properties officeooo:rsid="060f284b" officeooo:paragraph-rsid="060f284b"/>
    </style:style>
    <style:style style:name="P842" style:family="paragraph" style:parent-style-name="Heading_20_4">
      <style:text-properties officeooo:rsid="060f284b" officeooo:paragraph-rsid="061d21be"/>
    </style:style>
    <style:style style:name="P843" style:family="paragraph" style:parent-style-name="Heading_20_4">
      <style:text-properties officeooo:paragraph-rsid="061d21be"/>
    </style:style>
    <style:style style:name="P844" style:family="paragraph" style:parent-style-name="Heading_20_4">
      <style:text-properties officeooo:rsid="060d7cba" officeooo:paragraph-rsid="060d7cba"/>
    </style:style>
    <style:style style:name="P845" style:family="paragraph" style:parent-style-name="Heading_20_4">
      <style:text-properties officeooo:rsid="060d7cba" officeooo:paragraph-rsid="09582543"/>
    </style:style>
    <style:style style:name="P846" style:family="paragraph" style:parent-style-name="Heading_20_4">
      <style:text-properties officeooo:rsid="060d7cba" officeooo:paragraph-rsid="0975b3ad"/>
    </style:style>
    <style:style style:name="P847" style:family="paragraph" style:parent-style-name="Heading_20_4">
      <style:text-properties officeooo:rsid="0f16228b" officeooo:paragraph-rsid="0f23426f"/>
    </style:style>
    <style:style style:name="P848" style:family="paragraph" style:parent-style-name="Heading_20_4">
      <style:text-properties officeooo:rsid="0f16228b" officeooo:paragraph-rsid="0f16228b"/>
    </style:style>
    <style:style style:name="P849" style:family="paragraph" style:parent-style-name="Heading_20_4">
      <style:text-properties officeooo:paragraph-rsid="09582543"/>
    </style:style>
    <style:style style:name="P850" style:family="paragraph" style:parent-style-name="Heading_20_4">
      <style:text-properties officeooo:rsid="0f05a903" officeooo:paragraph-rsid="0f05a903"/>
    </style:style>
    <style:style style:name="P851" style:family="paragraph" style:parent-style-name="Heading_20_4">
      <style:text-properties officeooo:paragraph-rsid="0975b3ad"/>
    </style:style>
    <style:style style:name="P852" style:family="paragraph" style:parent-style-name="Heading_20_4">
      <style:text-properties officeooo:paragraph-rsid="025e6b69"/>
    </style:style>
    <style:style style:name="P853" style:family="paragraph" style:parent-style-name="Heading_20_4">
      <style:text-properties officeooo:rsid="096892a8" officeooo:paragraph-rsid="096892a8"/>
    </style:style>
    <style:style style:name="P854" style:family="paragraph" style:parent-style-name="Heading_20_4">
      <style:text-properties officeooo:rsid="096892a8" officeooo:paragraph-rsid="096a22d5"/>
    </style:style>
    <style:style style:name="P855" style:family="paragraph" style:parent-style-name="Heading_20_4">
      <style:text-properties officeooo:rsid="096892a8" officeooo:paragraph-rsid="10351d4c"/>
    </style:style>
    <style:style style:name="P856" style:family="paragraph" style:parent-style-name="Heading_20_4">
      <style:text-properties officeooo:paragraph-rsid="0c5cade4"/>
    </style:style>
    <style:style style:name="P857" style:family="paragraph" style:parent-style-name="Heading_20_4">
      <style:text-properties officeooo:paragraph-rsid="096a22d5"/>
    </style:style>
    <style:style style:name="P858" style:family="paragraph" style:parent-style-name="Heading_20_4">
      <style:text-properties officeooo:paragraph-rsid="02d46ef4"/>
    </style:style>
    <style:style style:name="P859" style:family="paragraph" style:parent-style-name="Heading_20_4">
      <style:text-properties officeooo:paragraph-rsid="0c5d9a16"/>
    </style:style>
    <style:style style:name="P860" style:family="paragraph" style:parent-style-name="Heading_20_4">
      <style:text-properties officeooo:paragraph-rsid="04321c81"/>
    </style:style>
    <style:style style:name="P861" style:family="paragraph" style:parent-style-name="Heading_20_4">
      <style:text-properties officeooo:paragraph-rsid="0432b9bb"/>
    </style:style>
    <style:style style:name="P862" style:family="paragraph" style:parent-style-name="Heading_20_4">
      <style:text-properties officeooo:paragraph-rsid="043b125e"/>
    </style:style>
    <style:style style:name="P863" style:family="paragraph" style:parent-style-name="Heading_20_4">
      <style:text-properties officeooo:paragraph-rsid="108501fc"/>
    </style:style>
    <style:style style:name="P864" style:family="paragraph" style:parent-style-name="Heading_20_4">
      <style:text-properties officeooo:paragraph-rsid="043f83fe"/>
    </style:style>
    <style:style style:name="P865" style:family="paragraph" style:parent-style-name="Heading_20_4">
      <style:text-properties officeooo:paragraph-rsid="04406dcf"/>
    </style:style>
    <style:style style:name="P866" style:family="paragraph" style:parent-style-name="Heading_20_4">
      <style:text-properties officeooo:paragraph-rsid="04423082"/>
    </style:style>
    <style:style style:name="P867" style:family="paragraph" style:parent-style-name="Heading_20_4">
      <style:text-properties officeooo:paragraph-rsid="04429bdc"/>
    </style:style>
    <style:style style:name="P868" style:family="paragraph" style:parent-style-name="Heading_20_4">
      <style:text-properties officeooo:paragraph-rsid="0443e35b"/>
    </style:style>
    <style:style style:name="P869" style:family="paragraph" style:parent-style-name="Heading_20_4">
      <style:text-properties officeooo:paragraph-rsid="05049cfa"/>
    </style:style>
    <style:style style:name="P870" style:family="paragraph" style:parent-style-name="Heading_20_4">
      <style:text-properties officeooo:paragraph-rsid="01091fb4"/>
    </style:style>
    <style:style style:name="P871" style:family="paragraph" style:parent-style-name="Heading_20_4">
      <style:text-properties officeooo:rsid="0112e62a" officeooo:paragraph-rsid="0112e62a"/>
    </style:style>
    <style:style style:name="P872" style:family="paragraph" style:parent-style-name="Heading_20_4">
      <style:text-properties officeooo:rsid="0112e62a" officeooo:paragraph-rsid="08446432"/>
    </style:style>
    <style:style style:name="P873" style:family="paragraph" style:parent-style-name="Heading_20_4">
      <style:text-properties officeooo:rsid="0112e62a" officeooo:paragraph-rsid="0845f5a3"/>
    </style:style>
    <style:style style:name="P874" style:family="paragraph" style:parent-style-name="Heading_20_4">
      <style:text-properties officeooo:paragraph-rsid="0139fdf0"/>
    </style:style>
    <style:style style:name="P875" style:family="paragraph" style:parent-style-name="Heading_20_4">
      <style:text-properties officeooo:rsid="01c5a1f7" officeooo:paragraph-rsid="01dfee0d"/>
    </style:style>
    <style:style style:name="P876" style:family="paragraph" style:parent-style-name="Heading_20_4">
      <style:text-properties officeooo:rsid="084794a4" officeooo:paragraph-rsid="084794a4"/>
    </style:style>
    <style:style style:name="P877" style:family="paragraph" style:parent-style-name="Heading_20_4">
      <style:text-properties officeooo:paragraph-rsid="110b05af"/>
    </style:style>
    <style:style style:name="P878" style:family="paragraph" style:parent-style-name="Heading_20_4">
      <style:text-properties officeooo:paragraph-rsid="07e7abec"/>
    </style:style>
    <style:style style:name="P879" style:family="paragraph" style:parent-style-name="Heading_20_4">
      <style:text-properties officeooo:paragraph-rsid="07ec9397"/>
    </style:style>
    <style:style style:name="P880" style:family="paragraph" style:parent-style-name="Heading_20_5">
      <style:text-properties officeooo:paragraph-rsid="022f637c"/>
    </style:style>
    <style:style style:name="P881" style:family="paragraph" style:parent-style-name="Text_20_body" style:list-style-name="L1">
      <style:text-properties officeooo:paragraph-rsid="089fff8f"/>
    </style:style>
    <style:style style:name="P882" style:family="paragraph" style:parent-style-name="Text_20_body" style:list-style-name="L1">
      <style:text-properties officeooo:rsid="08a73dc6" officeooo:paragraph-rsid="08a73dc6"/>
    </style:style>
    <style:style style:name="P883" style:family="paragraph" style:parent-style-name="Text_20_body" style:list-style-name="L1">
      <style:text-properties officeooo:rsid="089fff8f" officeooo:paragraph-rsid="089fff8f"/>
    </style:style>
    <style:style style:name="P884" style:family="paragraph" style:parent-style-name="Text_20_body" style:list-style-name="L2">
      <style:text-properties officeooo:rsid="08ae6576" officeooo:paragraph-rsid="08b5bdc5"/>
    </style:style>
    <style:style style:name="P885" style:family="paragraph" style:parent-style-name="Text_20_body" style:list-style-name="L3">
      <style:text-properties officeooo:rsid="08ae6576" officeooo:paragraph-rsid="08ae6576"/>
    </style:style>
    <style:style style:name="P886" style:family="paragraph" style:parent-style-name="Text_20_body" style:list-style-name="L3">
      <style:text-properties officeooo:paragraph-rsid="08ab5a51"/>
    </style:style>
    <style:style style:name="P887" style:family="paragraph" style:parent-style-name="Text_20_body" style:list-style-name="L3">
      <style:text-properties officeooo:rsid="08bbbe4a" officeooo:paragraph-rsid="08bbbe4a"/>
    </style:style>
    <style:style style:name="P888" style:family="paragraph" style:parent-style-name="Text_20_body" style:list-style-name="L3">
      <style:text-properties officeooo:rsid="08c2cdb8" officeooo:paragraph-rsid="08c2cdb8"/>
    </style:style>
    <style:style style:name="P889" style:family="paragraph" style:parent-style-name="Text_20_body" style:list-style-name="L3">
      <style:text-properties officeooo:rsid="08c5140a" officeooo:paragraph-rsid="08c5140a"/>
    </style:style>
    <style:style style:name="P890" style:family="paragraph" style:parent-style-name="Text_20_body" style:list-style-name="L3">
      <style:text-properties officeooo:rsid="08c6f77f" officeooo:paragraph-rsid="08d35a7d"/>
    </style:style>
    <style:style style:name="P891" style:family="paragraph" style:parent-style-name="Text_20_body" style:list-style-name="L4">
      <style:text-properties officeooo:rsid="092e9839" officeooo:paragraph-rsid="092e9839"/>
    </style:style>
    <style:style style:name="P892" style:family="paragraph" style:parent-style-name="Text_20_body" style:list-style-name="L5">
      <style:text-properties officeooo:paragraph-rsid="093a1e20"/>
    </style:style>
    <style:style style:name="P893" style:family="paragraph" style:parent-style-name="Text_20_body" style:list-style-name="L5">
      <style:text-properties officeooo:rsid="093b0e08" officeooo:paragraph-rsid="093b0e08"/>
    </style:style>
    <style:style style:name="P894" style:family="paragraph" style:parent-style-name="Text_20_body" style:list-style-name="L6">
      <style:text-properties officeooo:rsid="0b5bb9eb" officeooo:paragraph-rsid="0b5bb9eb"/>
    </style:style>
    <style:style style:name="P895" style:family="paragraph" style:parent-style-name="Text_20_body" style:list-style-name="L7">
      <style:text-properties officeooo:paragraph-rsid="0ba4d5c3"/>
    </style:style>
    <style:style style:name="P896" style:family="paragraph" style:parent-style-name="Text_20_body" style:list-style-name="L8">
      <style:text-properties officeooo:rsid="039cc364" officeooo:paragraph-rsid="0473ccea"/>
    </style:style>
    <style:style style:name="P897" style:family="paragraph" style:parent-style-name="Text_20_body" style:list-style-name="L8">
      <style:text-properties officeooo:rsid="039cc364" officeooo:paragraph-rsid="039cc364"/>
    </style:style>
    <style:style style:name="P898" style:family="paragraph" style:parent-style-name="Text_20_body" style:list-style-name="L8">
      <style:text-properties fo:font-weight="normal" officeooo:rsid="039cc364" officeooo:paragraph-rsid="039cc364" style:font-weight-asian="normal" style:font-weight-complex="normal"/>
    </style:style>
    <style:style style:name="P899" style:family="paragraph" style:parent-style-name="Text_20_body" style:list-style-name="L9">
      <style:text-properties officeooo:paragraph-rsid="00c89376"/>
    </style:style>
    <style:style style:name="P900" style:family="paragraph" style:parent-style-name="Text_20_body" style:list-style-name="L9">
      <style:text-properties officeooo:rsid="00c6b5db" officeooo:paragraph-rsid="00c89376"/>
    </style:style>
    <style:style style:name="P901" style:family="paragraph" style:parent-style-name="Text_20_body" style:list-style-name="L9">
      <style:text-properties officeooo:rsid="00ca897b" officeooo:paragraph-rsid="00ca897b"/>
    </style:style>
    <style:style style:name="P902" style:family="paragraph" style:parent-style-name="Text_20_body" style:list-style-name="L9">
      <style:text-properties officeooo:rsid="00cab932" officeooo:paragraph-rsid="00cab932"/>
    </style:style>
    <style:style style:name="P903" style:family="paragraph" style:parent-style-name="Text_20_body" style:list-style-name="L9">
      <style:text-properties officeooo:rsid="06ea49fa" officeooo:paragraph-rsid="06ea49fa"/>
    </style:style>
    <style:style style:name="P904" style:family="paragraph" style:parent-style-name="Text_20_body" style:list-style-name="L10">
      <style:text-properties officeooo:paragraph-rsid="0ad205ef"/>
    </style:style>
    <style:style style:name="P905" style:family="paragraph" style:parent-style-name="Text_20_body" style:list-style-name="L10">
      <style:text-properties officeooo:rsid="0ad205ef" officeooo:paragraph-rsid="0ad205ef"/>
    </style:style>
    <style:style style:name="P906" style:family="paragraph" style:parent-style-name="Text_20_body" style:list-style-name="L11">
      <style:text-properties officeooo:rsid="001998ef" officeooo:paragraph-rsid="01023fd0"/>
    </style:style>
    <style:style style:name="P907" style:family="paragraph" style:parent-style-name="Text_20_body" style:list-style-name="L12">
      <style:text-properties officeooo:rsid="001998ef" officeooo:paragraph-rsid="01023fd0"/>
    </style:style>
    <style:style style:name="P908" style:family="paragraph" style:parent-style-name="Text_20_body" style:list-style-name="L13">
      <style:text-properties officeooo:rsid="05b0dc3b" officeooo:paragraph-rsid="05b0dc3b"/>
    </style:style>
    <style:style style:name="P909" style:family="paragraph" style:parent-style-name="Text_20_body" style:list-style-name="L14">
      <style:text-properties officeooo:paragraph-rsid="05cc541c"/>
    </style:style>
    <style:style style:name="P910" style:family="paragraph" style:parent-style-name="Text_20_body" style:list-style-name="L14">
      <style:text-properties officeooo:rsid="05cc541c" officeooo:paragraph-rsid="05cc541c"/>
    </style:style>
    <style:style style:name="P911" style:family="paragraph" style:parent-style-name="Text_20_body" style:list-style-name="L15">
      <style:text-properties officeooo:rsid="0a5d69ef" officeooo:paragraph-rsid="104b5c7f"/>
    </style:style>
    <style:style style:name="P912" style:family="paragraph" style:parent-style-name="Text_20_body" style:list-style-name="L15">
      <style:text-properties officeooo:rsid="0a5d69ef" officeooo:paragraph-rsid="0a5d69ef"/>
    </style:style>
    <style:style style:name="P913" style:family="paragraph" style:parent-style-name="Text_20_body" style:list-style-name="L16">
      <style:text-properties officeooo:rsid="0a6abdfc" officeooo:paragraph-rsid="0a6abdfc"/>
    </style:style>
    <style:style style:name="P914" style:family="paragraph" style:parent-style-name="Text_20_body" style:list-style-name="L17">
      <style:text-properties officeooo:paragraph-rsid="04078734"/>
    </style:style>
    <style:style style:name="P915" style:family="paragraph" style:parent-style-name="Text_20_body" style:list-style-name="L17">
      <style:text-properties officeooo:rsid="026903af" officeooo:paragraph-rsid="026903af"/>
    </style:style>
    <style:style style:name="P916" style:family="paragraph" style:parent-style-name="Text_20_body" style:list-style-name="L17">
      <style:text-properties officeooo:rsid="026ade76" officeooo:paragraph-rsid="109d6ab6"/>
    </style:style>
    <style:style style:name="P917" style:family="paragraph" style:parent-style-name="Text_20_body" style:list-style-name="L18">
      <style:text-properties officeooo:paragraph-rsid="07c16ce6"/>
    </style:style>
    <style:style style:name="P918" style:family="paragraph" style:parent-style-name="Text_20_body" style:list-style-name="L18">
      <style:text-properties officeooo:rsid="07c16ce6" officeooo:paragraph-rsid="07c16ce6"/>
    </style:style>
    <style:style style:name="P919" style:family="paragraph" style:parent-style-name="Text_20_body" style:list-style-name="L19">
      <style:text-properties officeooo:paragraph-rsid="07ce040e"/>
    </style:style>
    <style:style style:name="P920" style:family="paragraph" style:parent-style-name="Text_20_body" style:list-style-name="L19">
      <style:text-properties officeooo:paragraph-rsid="07e7abec"/>
    </style:style>
    <style:style style:name="P921" style:family="paragraph" style:parent-style-name="Text_20_body" style:list-style-name="L19">
      <style:text-properties officeooo:rsid="07ce040e" officeooo:paragraph-rsid="07ce040e"/>
    </style:style>
    <style:style style:name="P922" style:family="paragraph" style:parent-style-name="Text_20_body" style:list-style-name="L19">
      <style:text-properties officeooo:rsid="07ce0f00" officeooo:paragraph-rsid="07ce0f00"/>
    </style:style>
    <style:style style:name="P923" style:family="paragraph" style:parent-style-name="Text_20_body" style:list-style-name="L19">
      <style:text-properties officeooo:rsid="07ce0f00" officeooo:paragraph-rsid="07e7abec"/>
    </style:style>
    <style:style style:name="P924" style:family="paragraph" style:parent-style-name="Text_20_body" style:list-style-name="L19">
      <style:text-properties officeooo:rsid="07d05194" officeooo:paragraph-rsid="07d05194"/>
    </style:style>
    <style:style style:name="P925" style:family="paragraph" style:parent-style-name="Text_20_body" style:list-style-name="L19">
      <style:text-properties officeooo:rsid="07d05194" officeooo:paragraph-rsid="07e7abec"/>
    </style:style>
    <style:style style:name="P926" style:family="paragraph" style:parent-style-name="Text_20_body" style:list-style-name="L19">
      <style:text-properties officeooo:rsid="07d05194" officeooo:paragraph-rsid="07ec9397"/>
    </style:style>
    <style:style style:name="P927" style:family="paragraph" style:parent-style-name="Text_20_body" style:list-style-name="L20">
      <style:text-properties officeooo:rsid="07d05194" officeooo:paragraph-rsid="07d42575"/>
    </style:style>
    <style:style style:name="P928" style:family="paragraph" style:parent-style-name="Text_20_body" style:list-style-name="L20">
      <style:text-properties officeooo:rsid="07d1e99f" officeooo:paragraph-rsid="07d1e99f"/>
    </style:style>
    <style:style style:name="P929" style:family="paragraph" style:parent-style-name="Text_20_body" style:list-style-name="L19">
      <style:text-properties officeooo:rsid="07d1e99f" officeooo:paragraph-rsid="07ec9397"/>
    </style:style>
    <style:style style:name="P930" style:family="paragraph" style:parent-style-name="Text_20_body" style:list-style-name="L20">
      <style:text-properties officeooo:rsid="07d2dfac" officeooo:paragraph-rsid="07d2dfac"/>
    </style:style>
    <style:style style:name="P931" style:family="paragraph" style:parent-style-name="Text_20_body" style:list-style-name="L19">
      <style:text-properties officeooo:rsid="07d2dfac" officeooo:paragraph-rsid="07ec9397"/>
    </style:style>
    <style:style style:name="P932" style:family="paragraph" style:parent-style-name="Text_20_body" style:list-style-name="L21">
      <loext:graphic-properties draw:fill-gradient-name="gradient" draw:fill-hatch-name="hatch"/>
      <style:paragraph-properties fo:margin-top="0cm" fo:margin-bottom="0cm" style:contextual-spacing="false"/>
      <style:text-properties officeooo:paragraph-rsid="0ed5af72"/>
    </style:style>
    <style:style style:name="P933" style:family="paragraph" style:parent-style-name="Text_20_body" style:list-style-name="L21">
      <loext:graphic-properties draw:fill-gradient-name="gradient" draw:fill-hatch-name="hatch"/>
      <style:paragraph-properties fo:margin-top="0cm" fo:margin-bottom="0cm" style:contextual-spacing="false"/>
      <style:text-properties officeooo:rsid="0ed5af72" officeooo:paragraph-rsid="0ed5af72"/>
    </style:style>
    <style:style style:name="P934" style:family="paragraph" style:parent-style-name="Text_20_body" style:list-style-name="L21">
      <loext:graphic-properties draw:fill-gradient-name="gradient" draw:fill-hatch-name="hatch"/>
      <style:paragraph-properties fo:margin-top="0cm" fo:margin-bottom="0cm" style:contextual-spacing="false"/>
      <style:text-properties officeooo:rsid="0ed79650" officeooo:paragraph-rsid="0ed79650"/>
    </style:style>
    <style:style style:name="P935" style:family="paragraph" style:parent-style-name="Text_20_body" style:list-style-name="L21">
      <style:text-properties officeooo:rsid="0eda592f" officeooo:paragraph-rsid="0eda592f"/>
    </style:style>
    <style:style style:name="P936" style:family="paragraph" style:parent-style-name="Text_20_body">
      <style:text-properties officeooo:rsid="1161b3c3" officeooo:paragraph-rsid="1161b3c3"/>
    </style:style>
    <style:style style:name="P937" style:family="paragraph" style:parent-style-name="Text_20_body">
      <style:text-properties officeooo:rsid="116269a7" officeooo:paragraph-rsid="117514b5"/>
    </style:style>
    <style:style style:name="P938" style:family="paragraph" style:parent-style-name="Text_20_body">
      <style:text-properties officeooo:rsid="116642a3" officeooo:paragraph-rsid="116642a3"/>
    </style:style>
    <style:style style:name="P939" style:family="paragraph" style:parent-style-name="Text_20_body">
      <style:text-properties officeooo:rsid="116642a3" officeooo:paragraph-rsid="116f760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26903af" style:font-weight-asian="bold" style:font-weight-complex="bold"/>
    </style:style>
    <style:style style:name="T3" style:family="text">
      <style:text-properties fo:font-weight="bold" officeooo:rsid="034ebbb9" style:font-weight-asian="bold" style:font-weight-complex="bold"/>
    </style:style>
    <style:style style:name="T4" style:family="text">
      <style:text-properties fo:font-weight="bold" officeooo:rsid="034df791" style:font-weight-asian="bold" style:font-weight-complex="bold"/>
    </style:style>
    <style:style style:name="T5" style:family="text">
      <style:text-properties fo:font-weight="bold" officeooo:rsid="03830eab" style:font-weight-asian="bold" style:font-weight-complex="bold"/>
    </style:style>
    <style:style style:name="T6" style:family="text">
      <style:text-properties fo:font-weight="bold" officeooo:rsid="04200c61" style:font-weight-asian="bold" style:font-weight-complex="bold"/>
    </style:style>
    <style:style style:name="T7" style:family="text">
      <style:text-properties fo:font-weight="bold" officeooo:rsid="04321c81" style:font-weight-asian="bold" style:font-weight-complex="bold"/>
    </style:style>
    <style:style style:name="T8" style:family="text">
      <style:text-properties fo:font-weight="bold" officeooo:rsid="0437df6e" style:font-weight-asian="bold" style:font-weight-complex="bold"/>
    </style:style>
    <style:style style:name="T9" style:family="text">
      <style:text-properties fo:font-weight="bold" officeooo:rsid="03bcfdbe" style:font-weight-asian="bold" style:font-weight-complex="bold"/>
    </style:style>
    <style:style style:name="T10" style:family="text">
      <style:text-properties fo:font-weight="bold" officeooo:rsid="04d86354" style:font-weight-asian="bold" style:font-weight-complex="bold"/>
    </style:style>
    <style:style style:name="T11" style:family="text">
      <style:text-properties fo:font-weight="bold" officeooo:rsid="05d29889" style:font-weight-asian="bold" style:font-weight-complex="bold"/>
    </style:style>
    <style:style style:name="T12" style:family="text">
      <style:text-properties fo:font-weight="bold" officeooo:rsid="05f9ba46" style:font-weight-asian="bold" style:font-weight-complex="bold"/>
    </style:style>
    <style:style style:name="T13" style:family="text">
      <style:text-properties fo:font-weight="bold" officeooo:rsid="04da2339" style:font-weight-asian="bold" style:font-weight-complex="bold"/>
    </style:style>
    <style:style style:name="T14" style:family="text">
      <style:text-properties fo:font-weight="bold" officeooo:rsid="04f8d124" style:font-weight-asian="bold" style:font-weight-complex="bold"/>
    </style:style>
    <style:style style:name="T15" style:family="text">
      <style:text-properties fo:font-weight="bold" officeooo:rsid="04359fe8" style:font-weight-asian="bold" style:font-weight-complex="bold"/>
    </style:style>
    <style:style style:name="T16" style:family="text">
      <style:text-properties fo:font-weight="bold" officeooo:rsid="07e30975" style:font-weight-asian="bold" style:font-weight-complex="bold"/>
    </style:style>
    <style:style style:name="T17" style:family="text">
      <style:text-properties fo:font-weight="bold" officeooo:rsid="07e4f6e8" style:font-weight-asian="bold" style:font-weight-complex="bold"/>
    </style:style>
    <style:style style:name="T18" style:family="text">
      <style:text-properties fo:font-weight="bold" officeooo:rsid="0826a81f" style:font-weight-asian="bold" style:font-weight-complex="bold"/>
    </style:style>
    <style:style style:name="T19" style:family="text">
      <style:text-properties fo:font-weight="bold" officeooo:rsid="08ab5a51" style:font-weight-asian="bold" style:font-weight-complex="bold"/>
    </style:style>
    <style:style style:name="T20" style:family="text">
      <style:text-properties fo:font-weight="bold" officeooo:rsid="09af3c4c" style:font-weight-asian="bold" style:font-weight-complex="bold"/>
    </style:style>
    <style:style style:name="T21" style:family="text">
      <style:text-properties fo:font-weight="bold" officeooo:rsid="0ce8747f" style:font-weight-asian="bold" style:font-weight-complex="bold"/>
    </style:style>
    <style:style style:name="T22" style:family="text">
      <style:text-properties fo:font-weight="bold" officeooo:rsid="0dceac17" style:font-weight-asian="bold" style:font-weight-complex="bold"/>
    </style:style>
    <style:style style:name="T23" style:family="text">
      <style:text-properties fo:font-weight="bold" officeooo:rsid="0dd1736a" style:font-weight-asian="bold" style:font-weight-complex="bold"/>
    </style:style>
    <style:style style:name="T24" style:family="text">
      <style:text-properties fo:font-weight="bold" officeooo:rsid="0dd409bc" style:font-weight-asian="bold" style:font-weight-complex="bold"/>
    </style:style>
    <style:style style:name="T25" style:family="text">
      <style:text-properties fo:font-weight="bold" officeooo:rsid="0dd5a2dd" style:font-weight-asian="bold" style:font-weight-complex="bold"/>
    </style:style>
    <style:style style:name="T26" style:family="text">
      <style:text-properties fo:font-weight="bold" officeooo:rsid="0dda4a9f" style:font-weight-asian="bold" style:font-weight-complex="bold"/>
    </style:style>
    <style:style style:name="T27" style:family="text">
      <style:text-properties fo:font-weight="bold" officeooo:rsid="0dda743b" style:font-weight-asian="bold" style:font-weight-complex="bold"/>
    </style:style>
    <style:style style:name="T28" style:family="text">
      <style:text-properties fo:font-weight="bold" officeooo:rsid="0ddafd97" style:font-weight-asian="bold" style:font-weight-complex="bold"/>
    </style:style>
    <style:style style:name="T29" style:family="text">
      <style:text-properties fo:font-weight="bold" officeooo:rsid="0dd7550b" style:font-weight-asian="bold" style:font-weight-complex="bold"/>
    </style:style>
    <style:style style:name="T30" style:family="text">
      <style:text-properties fo:font-weight="bold" officeooo:rsid="0ddcedef" style:font-weight-asian="bold" style:font-weight-complex="bold"/>
    </style:style>
    <style:style style:name="T31" style:family="text">
      <style:text-properties fo:font-weight="bold" officeooo:rsid="0ddf38ef" style:font-weight-asian="bold" style:font-weight-complex="bold"/>
    </style:style>
    <style:style style:name="T32" style:family="text">
      <style:text-properties fo:font-weight="bold" officeooo:rsid="0de00712" style:font-weight-asian="bold" style:font-weight-complex="bold"/>
    </style:style>
    <style:style style:name="T33" style:family="text">
      <style:text-properties fo:font-weight="bold" officeooo:rsid="0de47f24" style:font-weight-asian="bold" style:font-weight-complex="bold"/>
    </style:style>
    <style:style style:name="T34" style:family="text">
      <style:text-properties fo:font-weight="bold" officeooo:rsid="0dee128d" style:font-weight-asian="bold" style:font-weight-complex="bold"/>
    </style:style>
    <style:style style:name="T35" style:family="text">
      <style:text-properties fo:font-weight="bold" officeooo:rsid="0e690501" style:font-weight-asian="bold" style:font-weight-complex="bold"/>
    </style:style>
    <style:style style:name="T36" style:family="text">
      <style:text-properties fo:font-weight="bold" officeooo:rsid="0f3f987e" style:font-weight-asian="bold" style:font-weight-complex="bold"/>
    </style:style>
    <style:style style:name="T37" style:family="text">
      <style:text-properties fo:font-weight="bold" officeooo:rsid="0f67dfa2" style:font-weight-asian="bold" style:font-weight-complex="bold"/>
    </style:style>
    <style:style style:name="T38" style:family="text">
      <style:text-properties fo:font-weight="bold" officeooo:rsid="10977946" style:font-weight-asian="bold" style:font-weight-complex="bold"/>
    </style:style>
    <style:style style:name="T39" style:family="text">
      <style:text-properties fo:font-weight="bold" officeooo:rsid="117514b5" style:font-weight-asian="bold" style:font-weight-complex="bold"/>
    </style:style>
    <style:style style:name="T40" style:family="text">
      <style:text-properties officeooo:rsid="008e66a9"/>
    </style:style>
    <style:style style:name="T41" style:family="text">
      <style:text-properties officeooo:rsid="00902699"/>
    </style:style>
    <style:style style:name="T42" style:family="text">
      <style:text-properties officeooo:rsid="009d5c13"/>
    </style:style>
    <style:style style:name="T43" style:family="text">
      <style:text-properties officeooo:rsid="009efd40"/>
    </style:style>
    <style:style style:name="T44" style:family="text">
      <style:text-properties officeooo:rsid="00a0c267"/>
    </style:style>
    <style:style style:name="T45" style:family="text">
      <style:text-properties officeooo:rsid="00a11caf"/>
    </style:style>
    <style:style style:name="T46" style:family="text">
      <style:text-properties officeooo:rsid="00a6bd25"/>
    </style:style>
    <style:style style:name="T47" style:family="text">
      <style:text-properties officeooo:rsid="00a8e95b"/>
    </style:style>
    <style:style style:name="T48" style:family="text">
      <style:text-properties officeooo:rsid="00abf211"/>
    </style:style>
    <style:style style:name="T49" style:family="text">
      <style:text-properties officeooo:rsid="00adcc0a"/>
    </style:style>
    <style:style style:name="T50" style:family="text">
      <style:text-properties officeooo:rsid="00b59701"/>
    </style:style>
    <style:style style:name="T51" style:family="text">
      <style:text-properties officeooo:rsid="00b7820c"/>
    </style:style>
    <style:style style:name="T52" style:family="text">
      <style:text-properties officeooo:rsid="00bf4de3"/>
    </style:style>
    <style:style style:name="T53" style:family="text">
      <style:text-properties officeooo:rsid="00c6b5db"/>
    </style:style>
    <style:style style:name="T54" style:family="text">
      <style:text-properties officeooo:rsid="00c89376"/>
    </style:style>
    <style:style style:name="T55" style:family="text">
      <style:text-properties officeooo:rsid="00cc7913"/>
    </style:style>
    <style:style style:name="T56" style:family="text">
      <style:text-properties officeooo:rsid="00ccacb2"/>
    </style:style>
    <style:style style:name="T57" style:family="text">
      <style:text-properties officeooo:rsid="00ccb9c2"/>
    </style:style>
    <style:style style:name="T58" style:family="text">
      <style:text-properties officeooo:rsid="00d17e36"/>
    </style:style>
    <style:style style:name="T59" style:family="text">
      <style:text-properties officeooo:rsid="00d2e410"/>
    </style:style>
    <style:style style:name="T60" style:family="text">
      <style:text-properties officeooo:rsid="00d5c59a"/>
    </style:style>
    <style:style style:name="T61" style:family="text">
      <style:text-properties officeooo:rsid="00d72e6a"/>
    </style:style>
    <style:style style:name="T62" style:family="text">
      <style:text-properties officeooo:rsid="00d7844c"/>
    </style:style>
    <style:style style:name="T63" style:family="text">
      <style:text-properties officeooo:rsid="00df2460"/>
    </style:style>
    <style:style style:name="T64" style:family="text">
      <style:text-properties officeooo:rsid="00e004ab"/>
    </style:style>
    <style:style style:name="T65" style:family="text">
      <style:text-properties officeooo:rsid="00e39aee"/>
    </style:style>
    <style:style style:name="T66" style:family="text">
      <style:text-properties officeooo:rsid="00e8cb39"/>
    </style:style>
    <style:style style:name="T67" style:family="text">
      <style:text-properties officeooo:rsid="00ea2ee5"/>
    </style:style>
    <style:style style:name="T68" style:family="text">
      <style:text-properties officeooo:rsid="00eb02ff"/>
    </style:style>
    <style:style style:name="T69" style:family="text">
      <style:text-properties officeooo:rsid="00ec19fe"/>
    </style:style>
    <style:style style:name="T70" style:family="text">
      <style:text-properties officeooo:rsid="00ee2a08"/>
    </style:style>
    <style:style style:name="T71" style:family="text">
      <style:text-properties officeooo:rsid="00f3291b"/>
    </style:style>
    <style:style style:name="T72" style:family="text">
      <style:text-properties officeooo:rsid="00f92bd2"/>
    </style:style>
    <style:style style:name="T73" style:family="text">
      <style:text-properties officeooo:rsid="00f988cd"/>
    </style:style>
    <style:style style:name="T74" style:family="text">
      <style:text-properties officeooo:rsid="00f7a045"/>
    </style:style>
    <style:style style:name="T75" style:family="text">
      <style:text-properties officeooo:rsid="00f83948"/>
    </style:style>
    <style:style style:name="T76" style:family="text">
      <style:text-properties officeooo:rsid="010493cc"/>
    </style:style>
    <style:style style:name="T77" style:family="text">
      <style:text-properties officeooo:rsid="00f85b41"/>
    </style:style>
    <style:style style:name="T78" style:family="text">
      <style:text-properties officeooo:rsid="00fa556e"/>
    </style:style>
    <style:style style:name="T79" style:family="text">
      <style:text-properties officeooo:rsid="005f0c0c"/>
    </style:style>
    <style:style style:name="T80" style:family="text">
      <style:text-properties officeooo:rsid="00d4605f"/>
    </style:style>
    <style:style style:name="T81" style:family="text">
      <style:text-properties officeooo:rsid="0008960a"/>
    </style:style>
    <style:style style:name="T82" style:family="text">
      <style:text-properties officeooo:rsid="01124599"/>
    </style:style>
    <style:style style:name="T83" style:family="text">
      <style:text-properties officeooo:rsid="00fddb32"/>
    </style:style>
    <style:style style:name="T84" style:family="text">
      <style:text-properties officeooo:rsid="00daab37"/>
    </style:style>
    <style:style style:name="T85" style:family="text">
      <style:text-properties officeooo:rsid="00093938"/>
    </style:style>
    <style:style style:name="T86" style:family="text">
      <style:text-properties officeooo:rsid="000ceb46"/>
    </style:style>
    <style:style style:name="T87" style:family="text">
      <style:text-properties officeooo:rsid="000eacd6"/>
    </style:style>
    <style:style style:name="T88" style:family="text">
      <style:text-properties officeooo:rsid="0078e064"/>
    </style:style>
    <style:style style:name="T89" style:family="text">
      <style:text-properties officeooo:rsid="0079a7d8"/>
    </style:style>
    <style:style style:name="T90" style:family="text">
      <style:text-properties officeooo:rsid="008373f7"/>
    </style:style>
    <style:style style:name="T91" style:family="text">
      <style:text-properties officeooo:rsid="00542dad"/>
    </style:style>
    <style:style style:name="T92" style:family="text">
      <style:text-properties officeooo:rsid="007b3623"/>
    </style:style>
    <style:style style:name="T93" style:family="text">
      <style:text-properties officeooo:rsid="007ba89e"/>
    </style:style>
    <style:style style:name="T94" style:family="text">
      <style:text-properties officeooo:rsid="00deb5ee"/>
    </style:style>
    <style:style style:name="T95" style:family="text">
      <style:text-properties officeooo:rsid="00531944"/>
    </style:style>
    <style:style style:name="T96" style:family="text">
      <style:text-properties officeooo:rsid="00881ea3"/>
    </style:style>
    <style:style style:name="T97" style:family="text">
      <style:text-properties officeooo:rsid="00ff2c80"/>
    </style:style>
    <style:style style:name="T98" style:family="text">
      <style:text-properties officeooo:rsid="0105b662"/>
    </style:style>
    <style:style style:name="T99" style:family="text">
      <style:text-properties officeooo:rsid="0108ad4a"/>
    </style:style>
    <style:style style:name="T100" style:family="text">
      <style:text-properties officeooo:rsid="010a840d"/>
    </style:style>
    <style:style style:name="T101" style:family="text">
      <style:text-properties officeooo:rsid="001d4876"/>
    </style:style>
    <style:style style:name="T102" style:family="text">
      <style:text-properties officeooo:rsid="0056881d"/>
    </style:style>
    <style:style style:name="T103" style:family="text">
      <style:text-properties officeooo:rsid="011785dd"/>
    </style:style>
    <style:style style:name="T104" style:family="text">
      <style:text-properties officeooo:rsid="00f3572a"/>
    </style:style>
    <style:style style:name="T105" style:family="text">
      <style:text-properties officeooo:rsid="00f5dc2e"/>
    </style:style>
    <style:style style:name="T106" style:family="text">
      <style:text-properties officeooo:rsid="00f3b28a"/>
    </style:style>
    <style:style style:name="T107" style:family="text">
      <style:text-properties officeooo:rsid="0101c9b3"/>
    </style:style>
    <style:style style:name="T108" style:family="text">
      <style:text-properties officeooo:rsid="00f6be78"/>
    </style:style>
    <style:style style:name="T109" style:family="text">
      <style:text-properties officeooo:rsid="01047fb5"/>
    </style:style>
    <style:style style:name="T110" style:family="text">
      <style:text-properties officeooo:rsid="010ff261"/>
    </style:style>
    <style:style style:name="T111" style:family="text">
      <style:text-properties officeooo:rsid="01106a1d"/>
    </style:style>
    <style:style style:name="T112" style:family="text">
      <style:text-properties officeooo:rsid="00f71673"/>
    </style:style>
    <style:style style:name="T113" style:family="text">
      <style:text-properties officeooo:rsid="010420c2"/>
    </style:style>
    <style:style style:name="T114" style:family="text">
      <style:text-properties officeooo:rsid="0106d0eb"/>
    </style:style>
    <style:style style:name="T115" style:family="text">
      <style:text-properties officeooo:rsid="01091fb4"/>
    </style:style>
    <style:style style:name="T116" style:family="text">
      <style:text-properties officeooo:rsid="010b1765"/>
    </style:style>
    <style:style style:name="T117" style:family="text">
      <style:text-properties officeooo:rsid="010b1a08"/>
    </style:style>
    <style:style style:name="T118" style:family="text">
      <style:text-properties officeooo:rsid="01161f69"/>
    </style:style>
    <style:style style:name="T119" style:family="text">
      <style:text-properties officeooo:rsid="0118a6a6"/>
    </style:style>
    <style:style style:name="T120" style:family="text">
      <style:text-properties officeooo:rsid="011a214a"/>
    </style:style>
    <style:style style:name="T121" style:family="text">
      <style:text-properties officeooo:rsid="011accf9"/>
    </style:style>
    <style:style style:name="T122" style:family="text">
      <style:text-properties officeooo:rsid="011c29ea"/>
    </style:style>
    <style:style style:name="T123" style:family="text">
      <style:text-properties officeooo:rsid="011c3786"/>
    </style:style>
    <style:style style:name="T124" style:family="text">
      <style:text-properties officeooo:rsid="011cc289"/>
    </style:style>
    <style:style style:name="T125" style:family="text">
      <style:text-properties officeooo:rsid="011e24d5"/>
    </style:style>
    <style:style style:name="T126" style:family="text">
      <style:text-properties officeooo:rsid="011f3927"/>
    </style:style>
    <style:style style:name="T127" style:family="text">
      <style:text-properties officeooo:rsid="0120ea38"/>
    </style:style>
    <style:style style:name="T128" style:family="text">
      <style:text-properties officeooo:rsid="01243237"/>
    </style:style>
    <style:style style:name="T129" style:family="text">
      <style:text-properties officeooo:rsid="0124de3c"/>
    </style:style>
    <style:style style:name="T130" style:family="text">
      <style:text-properties officeooo:rsid="0126b176"/>
    </style:style>
    <style:style style:name="T131" style:family="text">
      <style:text-properties officeooo:rsid="012b9245"/>
    </style:style>
    <style:style style:name="T132" style:family="text">
      <style:text-properties officeooo:rsid="01302863"/>
    </style:style>
    <style:style style:name="T133" style:family="text">
      <style:text-properties officeooo:rsid="01318492"/>
    </style:style>
    <style:style style:name="T134" style:family="text">
      <style:text-properties officeooo:rsid="0133721b"/>
    </style:style>
    <style:style style:name="T135" style:family="text">
      <style:text-properties officeooo:rsid="01384f38"/>
    </style:style>
    <style:style style:name="T136" style:family="text">
      <style:text-properties officeooo:rsid="0139fdf0"/>
    </style:style>
    <style:style style:name="T137" style:family="text">
      <style:text-properties officeooo:rsid="013b8750"/>
    </style:style>
    <style:style style:name="T138" style:family="text">
      <style:text-properties officeooo:rsid="013c0327"/>
    </style:style>
    <style:style style:name="T139" style:family="text">
      <style:text-properties officeooo:rsid="013de234"/>
    </style:style>
    <style:style style:name="T140" style:family="text">
      <style:text-properties officeooo:rsid="013f4cee"/>
    </style:style>
    <style:style style:name="T141" style:family="text">
      <style:text-properties officeooo:rsid="0140e9c3"/>
    </style:style>
    <style:style style:name="T142" style:family="text">
      <style:text-properties officeooo:rsid="0141cb56"/>
    </style:style>
    <style:style style:name="T143" style:family="text">
      <style:text-properties officeooo:rsid="0141da61"/>
    </style:style>
    <style:style style:name="T144" style:family="text">
      <style:text-properties officeooo:rsid="01455174"/>
    </style:style>
    <style:style style:name="T145" style:family="text">
      <style:text-properties officeooo:rsid="014aa14f"/>
    </style:style>
    <style:style style:name="T146" style:family="text">
      <style:text-properties officeooo:rsid="014c70b1"/>
    </style:style>
    <style:style style:name="T147" style:family="text">
      <style:text-properties officeooo:rsid="014feb0b"/>
    </style:style>
    <style:style style:name="T148" style:family="text">
      <style:text-properties officeooo:rsid="0152a3b1"/>
    </style:style>
    <style:style style:name="T149" style:family="text">
      <style:text-properties officeooo:rsid="0152be03"/>
    </style:style>
    <style:style style:name="T150" style:family="text">
      <style:text-properties officeooo:rsid="01542fe6"/>
    </style:style>
    <style:style style:name="T151" style:family="text">
      <style:text-properties officeooo:rsid="01555294"/>
    </style:style>
    <style:style style:name="T152" style:family="text">
      <style:text-properties officeooo:rsid="0155e9c6"/>
    </style:style>
    <style:style style:name="T153" style:family="text">
      <style:text-properties officeooo:rsid="0158ebc6"/>
    </style:style>
    <style:style style:name="T154" style:family="text">
      <style:text-properties officeooo:rsid="015a2e49"/>
    </style:style>
    <style:style style:name="T155" style:family="text">
      <style:text-properties officeooo:rsid="015a6093"/>
    </style:style>
    <style:style style:name="T156" style:family="text">
      <style:text-properties officeooo:rsid="015bc618"/>
    </style:style>
    <style:style style:name="T157" style:family="text">
      <style:text-properties officeooo:rsid="016235f3"/>
    </style:style>
    <style:style style:name="T158" style:family="text">
      <style:text-properties officeooo:rsid="0163799d"/>
    </style:style>
    <style:style style:name="T159" style:family="text">
      <style:text-properties officeooo:rsid="0164fce0"/>
    </style:style>
    <style:style style:name="T160" style:family="text">
      <style:text-properties officeooo:rsid="0165f960"/>
    </style:style>
    <style:style style:name="T161" style:family="text">
      <style:text-properties officeooo:rsid="0167c4c9"/>
    </style:style>
    <style:style style:name="T162" style:family="text">
      <style:text-properties officeooo:rsid="016810d5"/>
    </style:style>
    <style:style style:name="T163" style:family="text">
      <style:text-properties officeooo:rsid="01694780"/>
    </style:style>
    <style:style style:name="T164" style:family="text">
      <style:text-properties officeooo:rsid="016e4581"/>
    </style:style>
    <style:style style:name="T165" style:family="text">
      <style:text-properties officeooo:rsid="01701766"/>
    </style:style>
    <style:style style:name="T166" style:family="text">
      <style:text-properties officeooo:rsid="0173fa91"/>
    </style:style>
    <style:style style:name="T167" style:family="text">
      <style:text-properties officeooo:rsid="01760203"/>
    </style:style>
    <style:style style:name="T168" style:family="text">
      <style:text-properties officeooo:rsid="017a0847"/>
    </style:style>
    <style:style style:name="T169" style:family="text">
      <style:text-properties fo:font-weight="normal" style:font-weight-asian="normal" style:font-weight-complex="normal"/>
    </style:style>
    <style:style style:name="T170" style:family="text">
      <style:text-properties fo:font-weight="normal" officeooo:rsid="017a0847" style:font-weight-asian="normal" style:font-weight-complex="normal"/>
    </style:style>
    <style:style style:name="T171" style:family="text">
      <style:text-properties fo:font-weight="normal" officeooo:rsid="017ccc0d" style:font-weight-asian="normal" style:font-weight-complex="normal"/>
    </style:style>
    <style:style style:name="T172" style:family="text">
      <style:text-properties fo:font-weight="normal" officeooo:rsid="019e2b1f" style:font-weight-asian="normal" style:font-weight-complex="normal"/>
    </style:style>
    <style:style style:name="T173" style:family="text">
      <style:text-properties fo:font-weight="normal" officeooo:rsid="03b58cec" style:font-weight-asian="normal" style:font-weight-complex="normal"/>
    </style:style>
    <style:style style:name="T174" style:family="text">
      <style:text-properties fo:font-weight="normal" officeooo:rsid="03b6cf4b" style:font-weight-asian="normal" style:font-weight-complex="normal"/>
    </style:style>
    <style:style style:name="T175" style:family="text">
      <style:text-properties fo:font-weight="normal" officeooo:rsid="03ba6d63" style:font-weight-asian="normal" style:font-weight-complex="normal"/>
    </style:style>
    <style:style style:name="T176" style:family="text">
      <style:text-properties fo:font-weight="normal" officeooo:rsid="03bd842d" style:font-weight-asian="normal" style:font-weight-complex="normal"/>
    </style:style>
    <style:style style:name="T177" style:family="text">
      <style:text-properties fo:font-weight="normal" officeooo:rsid="03d57526" style:font-weight-asian="normal" style:font-weight-complex="normal"/>
    </style:style>
    <style:style style:name="T178" style:family="text">
      <style:text-properties fo:font-weight="normal" officeooo:rsid="03dd9cce" style:font-weight-asian="normal" style:font-weight-complex="normal"/>
    </style:style>
    <style:style style:name="T179" style:family="text">
      <style:text-properties fo:font-weight="normal" officeooo:rsid="04238af5" style:font-weight-asian="normal" style:font-weight-complex="normal"/>
    </style:style>
    <style:style style:name="T180" style:family="text">
      <style:text-properties fo:font-weight="normal" officeooo:rsid="04248413" style:font-weight-asian="normal" style:font-weight-complex="normal"/>
    </style:style>
    <style:style style:name="T181" style:family="text">
      <style:text-properties fo:font-weight="normal" officeooo:rsid="042556b2" style:font-weight-asian="normal" style:font-weight-complex="normal"/>
    </style:style>
    <style:style style:name="T182" style:family="text">
      <style:text-properties fo:font-weight="normal" officeooo:rsid="0426a494" style:font-weight-asian="normal" style:font-weight-complex="normal"/>
    </style:style>
    <style:style style:name="T183" style:family="text">
      <style:text-properties fo:font-weight="normal" officeooo:rsid="03bcfdbe" style:font-weight-asian="normal" style:font-weight-complex="normal"/>
    </style:style>
    <style:style style:name="T184" style:family="text">
      <style:text-properties fo:font-weight="normal" officeooo:rsid="047724f1" style:font-weight-asian="normal" style:font-weight-complex="normal"/>
    </style:style>
    <style:style style:name="T185" style:family="text">
      <style:text-properties fo:font-weight="normal" officeooo:rsid="03a4e9a6" style:font-weight-asian="normal" style:font-weight-complex="normal"/>
    </style:style>
    <style:style style:name="T186" style:family="text">
      <style:text-properties fo:font-weight="normal" officeooo:rsid="062f324e" style:font-weight-asian="normal" style:font-weight-complex="normal"/>
    </style:style>
    <style:style style:name="T187" style:family="text">
      <style:text-properties fo:font-weight="normal" officeooo:rsid="077b1431" style:font-weight-asian="normal" style:font-weight-complex="normal"/>
    </style:style>
    <style:style style:name="T188" style:family="text">
      <style:text-properties officeooo:rsid="0185fa46"/>
    </style:style>
    <style:style style:name="T189" style:family="text">
      <style:text-properties officeooo:rsid="018787be"/>
    </style:style>
    <style:style style:name="T190" style:family="text">
      <style:text-properties officeooo:rsid="0187aaba"/>
    </style:style>
    <style:style style:name="T191" style:family="text">
      <style:text-properties officeooo:rsid="018949bc"/>
    </style:style>
    <style:style style:name="T192" style:family="text">
      <style:text-properties officeooo:rsid="01895983"/>
    </style:style>
    <style:style style:name="T193" style:family="text">
      <style:text-properties officeooo:rsid="01907083"/>
    </style:style>
    <style:style style:name="T194" style:family="text">
      <style:text-properties officeooo:rsid="01936573"/>
    </style:style>
    <style:style style:name="T195" style:family="text">
      <style:text-properties officeooo:rsid="01943d04"/>
    </style:style>
    <style:style style:name="T196" style:family="text">
      <style:text-properties officeooo:rsid="01984cb2"/>
    </style:style>
    <style:style style:name="T197" style:family="text">
      <style:text-properties officeooo:rsid="019ce3cc"/>
    </style:style>
    <style:style style:name="T198" style:family="text">
      <style:text-properties officeooo:rsid="019e2b1f"/>
    </style:style>
    <style:style style:name="T199" style:family="text">
      <style:text-properties fo:font-style="italic"/>
    </style:style>
    <style:style style:name="T200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1" style:family="text">
      <style:text-properties fo:font-style="italic" fo:font-weight="bold" officeooo:rsid="025caa0e" style:font-style-asian="italic" style:font-weight-asian="bold" style:font-style-complex="italic" style:font-weight-complex="bold"/>
    </style:style>
    <style:style style:name="T202" style:family="text">
      <style:text-properties fo:font-style="italic" fo:font-weight="bold" officeooo:rsid="04e47d98" style:font-style-asian="italic" style:font-weight-asian="bold" style:font-style-complex="italic" style:font-weight-complex="bold"/>
    </style:style>
    <style:style style:name="T203" style:family="text">
      <style:text-properties fo:font-style="italic" fo:font-weight="bold" officeooo:rsid="0fe23c64" style:font-style-asian="italic" style:font-weight-asian="bold" style:font-style-complex="italic" style:font-weight-complex="bold"/>
    </style:style>
    <style:style style:name="T204" style:family="text">
      <style:text-properties fo:font-style="italic" officeooo:rsid="0fc1faae" style:font-style-asian="italic" style:font-style-complex="italic"/>
    </style:style>
    <style:style style:name="T205" style:family="text">
      <style:text-properties fo:font-style="italic" officeooo:rsid="0fc53d37" style:font-style-asian="italic" style:font-style-complex="italic"/>
    </style:style>
    <style:style style:name="T206" style:family="text">
      <style:text-properties officeooo:rsid="01a5ba4a"/>
    </style:style>
    <style:style style:name="T207" style:family="text">
      <style:text-properties officeooo:rsid="01a94156"/>
    </style:style>
    <style:style style:name="T208" style:family="text">
      <style:text-properties officeooo:rsid="01aaa7d7"/>
    </style:style>
    <style:style style:name="T209" style:family="text">
      <style:text-properties officeooo:rsid="01aae690"/>
    </style:style>
    <style:style style:name="T210" style:family="text">
      <style:text-properties officeooo:rsid="01abcdd8"/>
    </style:style>
    <style:style style:name="T211" style:family="text">
      <style:text-properties officeooo:rsid="01abf68c"/>
    </style:style>
    <style:style style:name="T212" style:family="text">
      <style:text-properties officeooo:rsid="01ad1496"/>
    </style:style>
    <style:style style:name="T213" style:family="text">
      <style:text-properties officeooo:rsid="01ae729f"/>
    </style:style>
    <style:style style:name="T214" style:family="text">
      <style:text-properties officeooo:rsid="01b41e90"/>
    </style:style>
    <style:style style:name="T215" style:family="text">
      <style:text-properties officeooo:rsid="01b58856"/>
    </style:style>
    <style:style style:name="T216" style:family="text">
      <style:text-properties officeooo:rsid="01b71cae"/>
    </style:style>
    <style:style style:name="T217" style:family="text">
      <style:text-properties officeooo:rsid="01b76a58"/>
    </style:style>
    <style:style style:name="T218" style:family="text">
      <style:text-properties officeooo:rsid="01bb3fb3"/>
    </style:style>
    <style:style style:name="T219" style:family="text">
      <style:text-properties officeooo:rsid="01bf3ed5"/>
    </style:style>
    <style:style style:name="T220" style:family="text">
      <style:text-properties officeooo:rsid="01c6a9f5"/>
    </style:style>
    <style:style style:name="T221" style:family="text">
      <style:text-properties officeooo:rsid="01c832ff"/>
    </style:style>
    <style:style style:name="T222" style:family="text">
      <style:text-properties officeooo:rsid="01c882b9"/>
    </style:style>
    <style:style style:name="T223" style:family="text">
      <style:text-properties officeooo:rsid="01c8da3c"/>
    </style:style>
    <style:style style:name="T224" style:family="text">
      <style:text-properties officeooo:rsid="01cb6914"/>
    </style:style>
    <style:style style:name="T225" style:family="text">
      <style:text-properties officeooo:rsid="01cd684b"/>
    </style:style>
    <style:style style:name="T226" style:family="text">
      <style:text-properties officeooo:rsid="01cf0e85"/>
    </style:style>
    <style:style style:name="T227" style:family="text">
      <style:text-properties officeooo:rsid="01cf1236"/>
    </style:style>
    <style:style style:name="T228" style:family="text">
      <style:text-properties officeooo:rsid="01cf521d"/>
    </style:style>
    <style:style style:name="T229" style:family="text">
      <style:text-properties officeooo:rsid="01d4361f"/>
    </style:style>
    <style:style style:name="T230" style:family="text">
      <style:text-properties officeooo:rsid="01d6d942"/>
    </style:style>
    <style:style style:name="T231" style:family="text">
      <style:text-properties officeooo:rsid="01d85de3"/>
    </style:style>
    <style:style style:name="T232" style:family="text">
      <style:text-properties officeooo:rsid="01ddf533"/>
    </style:style>
    <style:style style:name="T233" style:family="text">
      <style:text-properties officeooo:rsid="01dfee0d"/>
    </style:style>
    <style:style style:name="T234" style:family="text">
      <style:text-properties officeooo:rsid="01e198b0"/>
    </style:style>
    <style:style style:name="T235" style:family="text">
      <style:text-properties officeooo:rsid="01e29e5c"/>
    </style:style>
    <style:style style:name="T236" style:family="text">
      <style:text-properties officeooo:rsid="01e513ea"/>
    </style:style>
    <style:style style:name="T237" style:family="text">
      <style:text-properties officeooo:rsid="01e51e3c"/>
    </style:style>
    <style:style style:name="T238" style:family="text">
      <style:text-properties officeooo:rsid="01e7f486"/>
    </style:style>
    <style:style style:name="T239" style:family="text">
      <style:text-properties officeooo:rsid="01ec8359"/>
    </style:style>
    <style:style style:name="T240" style:family="text">
      <style:text-properties officeooo:rsid="01edff67"/>
    </style:style>
    <style:style style:name="T241" style:family="text">
      <style:text-properties officeooo:rsid="01efa177"/>
    </style:style>
    <style:style style:name="T242" style:family="text">
      <style:text-properties officeooo:rsid="01f3bbe6"/>
    </style:style>
    <style:style style:name="T243" style:family="text">
      <style:text-properties officeooo:rsid="01f59790"/>
    </style:style>
    <style:style style:name="T244" style:family="text">
      <style:text-properties officeooo:rsid="01f7aba1"/>
    </style:style>
    <style:style style:name="T245" style:family="text">
      <style:text-properties officeooo:rsid="01fae4cf"/>
    </style:style>
    <style:style style:name="T246" style:family="text">
      <style:text-properties officeooo:rsid="02023326"/>
    </style:style>
    <style:style style:name="T247" style:family="text">
      <style:text-properties officeooo:rsid="0203c2be"/>
    </style:style>
    <style:style style:name="T248" style:family="text">
      <style:text-properties officeooo:rsid="0207536f"/>
    </style:style>
    <style:style style:name="T249" style:family="text">
      <style:text-properties officeooo:rsid="02089710"/>
    </style:style>
    <style:style style:name="T250" style:family="text">
      <style:text-properties officeooo:rsid="02096631"/>
    </style:style>
    <style:style style:name="T251" style:family="text">
      <style:text-properties officeooo:rsid="020a53c1"/>
    </style:style>
    <style:style style:name="T252" style:family="text">
      <style:text-properties officeooo:rsid="020d04e9"/>
    </style:style>
    <style:style style:name="T253" style:family="text">
      <style:text-properties officeooo:rsid="020d9699"/>
    </style:style>
    <style:style style:name="T254" style:family="text">
      <style:text-properties officeooo:rsid="020efbcf"/>
    </style:style>
    <style:style style:name="T255" style:family="text">
      <style:text-properties officeooo:rsid="02106f81"/>
    </style:style>
    <style:style style:name="T256" style:family="text">
      <style:text-properties officeooo:rsid="02113e85"/>
    </style:style>
    <style:style style:name="T257" style:family="text">
      <style:text-properties officeooo:rsid="02124031"/>
    </style:style>
    <style:style style:name="T258" style:family="text">
      <style:text-properties officeooo:rsid="02129465"/>
    </style:style>
    <style:style style:name="T259" style:family="text">
      <style:text-properties officeooo:rsid="02143c22"/>
    </style:style>
    <style:style style:name="T260" style:family="text">
      <style:text-properties officeooo:rsid="02193569"/>
    </style:style>
    <style:style style:name="T261" style:family="text">
      <style:text-properties officeooo:rsid="0219b4bb"/>
    </style:style>
    <style:style style:name="T262" style:family="text">
      <style:text-properties officeooo:rsid="021ae34c"/>
    </style:style>
    <style:style style:name="T263" style:family="text">
      <style:text-properties officeooo:rsid="021c9192"/>
    </style:style>
    <style:style style:name="T264" style:family="text">
      <style:text-properties officeooo:rsid="021d47a9"/>
    </style:style>
    <style:style style:name="T265" style:family="text">
      <style:text-properties officeooo:rsid="021e2e85"/>
    </style:style>
    <style:style style:name="T266" style:family="text">
      <style:text-properties officeooo:rsid="0220026f"/>
    </style:style>
    <style:style style:name="T267" style:family="text">
      <style:text-properties officeooo:rsid="0222103b"/>
    </style:style>
    <style:style style:name="T268" style:family="text">
      <style:text-properties officeooo:rsid="02227558"/>
    </style:style>
    <style:style style:name="T269" style:family="text">
      <style:text-properties officeooo:rsid="02252b73"/>
    </style:style>
    <style:style style:name="T270" style:family="text">
      <style:text-properties officeooo:rsid="02298a11"/>
    </style:style>
    <style:style style:name="T271" style:family="text">
      <style:text-properties officeooo:rsid="0229e3b9"/>
    </style:style>
    <style:style style:name="T272" style:family="text">
      <style:text-properties officeooo:rsid="022acebe"/>
    </style:style>
    <style:style style:name="T273" style:family="text">
      <style:text-properties officeooo:rsid="022d1c2c"/>
    </style:style>
    <style:style style:name="T274" style:family="text">
      <style:text-properties officeooo:rsid="0230fbe9"/>
    </style:style>
    <style:style style:name="T275" style:family="text">
      <style:text-properties officeooo:rsid="02328a24"/>
    </style:style>
    <style:style style:name="T276" style:family="text">
      <style:text-properties officeooo:rsid="0232e02c"/>
    </style:style>
    <style:style style:name="T277" style:family="text">
      <style:text-properties officeooo:rsid="02374d4e"/>
    </style:style>
    <style:style style:name="T278" style:family="text">
      <style:text-properties officeooo:rsid="023c4b73"/>
    </style:style>
    <style:style style:name="T279" style:family="text">
      <style:text-properties officeooo:rsid="02413593"/>
    </style:style>
    <style:style style:name="T280" style:family="text">
      <style:text-properties officeooo:rsid="0247bca1"/>
    </style:style>
    <style:style style:name="T281" style:family="text">
      <style:text-properties officeooo:rsid="02489750"/>
    </style:style>
    <style:style style:name="T282" style:family="text">
      <style:text-properties officeooo:rsid="0248b6e9"/>
    </style:style>
    <style:style style:name="T283" style:family="text">
      <style:text-properties officeooo:rsid="025bc158"/>
    </style:style>
    <style:style style:name="T284" style:family="text">
      <style:text-properties officeooo:rsid="025caa0e"/>
    </style:style>
    <style:style style:name="T285" style:family="text">
      <style:text-properties officeooo:rsid="025e6b69"/>
    </style:style>
    <style:style style:name="T286" style:family="text">
      <style:text-properties officeooo:rsid="025fa6d6"/>
    </style:style>
    <style:style style:name="T287" style:family="text">
      <style:text-properties officeooo:rsid="02618de7"/>
    </style:style>
    <style:style style:name="T288" style:family="text">
      <style:text-properties officeooo:rsid="026302a4"/>
    </style:style>
    <style:style style:name="T289" style:family="text">
      <style:text-properties officeooo:rsid="02630a57"/>
    </style:style>
    <style:style style:name="T290" style:family="text">
      <style:text-properties officeooo:rsid="02649f85"/>
    </style:style>
    <style:style style:name="T291" style:family="text">
      <style:text-properties officeooo:rsid="0265b83e"/>
    </style:style>
    <style:style style:name="T292" style:family="text">
      <style:text-properties officeooo:rsid="0267117f"/>
    </style:style>
    <style:style style:name="T293" style:family="text">
      <style:text-properties officeooo:rsid="026903af"/>
    </style:style>
    <style:style style:name="T294" style:family="text">
      <style:text-properties officeooo:rsid="026ade76"/>
    </style:style>
    <style:style style:name="T295" style:family="text">
      <style:text-properties officeooo:rsid="02735c8a"/>
    </style:style>
    <style:style style:name="T296" style:family="text">
      <style:text-properties officeooo:rsid="02747d7a"/>
    </style:style>
    <style:style style:name="T297" style:family="text">
      <style:text-properties officeooo:rsid="02783f62"/>
    </style:style>
    <style:style style:name="T298" style:family="text">
      <style:text-properties officeooo:rsid="027a6621"/>
    </style:style>
    <style:style style:name="T299" style:family="text">
      <style:text-properties officeooo:rsid="027ac61a"/>
    </style:style>
    <style:style style:name="T300" style:family="text">
      <style:text-properties officeooo:rsid="027c0b03"/>
    </style:style>
    <style:style style:name="T301" style:family="text">
      <style:text-properties officeooo:rsid="02877614"/>
    </style:style>
    <style:style style:name="T302" style:family="text">
      <style:text-properties officeooo:rsid="0288aaee"/>
    </style:style>
    <style:style style:name="T303" style:family="text">
      <style:text-properties officeooo:rsid="028b32a4"/>
    </style:style>
    <style:style style:name="T304" style:family="text">
      <style:text-properties officeooo:rsid="028d8cf7"/>
    </style:style>
    <style:style style:name="T305" style:family="text">
      <style:text-properties officeooo:rsid="0291f5f4"/>
    </style:style>
    <style:style style:name="T306" style:family="text">
      <style:text-properties officeooo:rsid="02989196"/>
    </style:style>
    <style:style style:name="T307" style:family="text">
      <style:text-properties officeooo:rsid="029a7cc6"/>
    </style:style>
    <style:style style:name="T308" style:family="text">
      <style:text-properties officeooo:rsid="029cd95d"/>
    </style:style>
    <style:style style:name="T309" style:family="text">
      <style:text-properties officeooo:rsid="029eceda"/>
    </style:style>
    <style:style style:name="T310" style:family="text">
      <style:text-properties officeooo:rsid="029fa2ed"/>
    </style:style>
    <style:style style:name="T311" style:family="text">
      <style:text-properties officeooo:rsid="02a960a4"/>
    </style:style>
    <style:style style:name="T312" style:family="text">
      <style:text-properties officeooo:rsid="02aaebe6"/>
    </style:style>
    <style:style style:name="T313" style:family="text">
      <style:text-properties officeooo:rsid="02abf696"/>
    </style:style>
    <style:style style:name="T314" style:family="text">
      <style:text-properties officeooo:rsid="02b17efc"/>
    </style:style>
    <style:style style:name="T315" style:family="text">
      <style:text-properties officeooo:rsid="02b21d4e"/>
    </style:style>
    <style:style style:name="T316" style:family="text">
      <style:text-properties officeooo:rsid="02b3acad"/>
    </style:style>
    <style:style style:name="T317" style:family="text">
      <style:text-properties officeooo:rsid="02b3e303"/>
    </style:style>
    <style:style style:name="T318" style:family="text">
      <style:text-properties officeooo:rsid="02b559c8"/>
    </style:style>
    <style:style style:name="T319" style:family="text">
      <style:text-properties officeooo:rsid="02ba83eb"/>
    </style:style>
    <style:style style:name="T320" style:family="text">
      <style:text-properties officeooo:rsid="02bce96f"/>
    </style:style>
    <style:style style:name="T321" style:family="text">
      <style:text-properties officeooo:rsid="02bdff85"/>
    </style:style>
    <style:style style:name="T322" style:family="text">
      <style:text-properties officeooo:rsid="02bf9f20"/>
    </style:style>
    <style:style style:name="T323" style:family="text">
      <style:text-properties officeooo:rsid="02bfee2a"/>
    </style:style>
    <style:style style:name="T324" style:family="text">
      <style:text-properties officeooo:rsid="02c27374"/>
    </style:style>
    <style:style style:name="T325" style:family="text">
      <style:text-properties officeooo:rsid="02c8afb1"/>
    </style:style>
    <style:style style:name="T326" style:family="text">
      <style:text-properties officeooo:rsid="02cfc5de"/>
    </style:style>
    <style:style style:name="T327" style:family="text">
      <style:text-properties officeooo:rsid="02d18386"/>
    </style:style>
    <style:style style:name="T328" style:family="text">
      <style:text-properties officeooo:rsid="02d5a489"/>
    </style:style>
    <style:style style:name="T329" style:family="text">
      <style:text-properties officeooo:rsid="02d66ad7"/>
    </style:style>
    <style:style style:name="T330" style:family="text">
      <style:text-properties officeooo:rsid="02d75df3"/>
    </style:style>
    <style:style style:name="T331" style:family="text">
      <style:text-properties officeooo:rsid="02d7f4b0"/>
    </style:style>
    <style:style style:name="T332" style:family="text">
      <style:text-properties officeooo:rsid="02d9118e"/>
    </style:style>
    <style:style style:name="T333" style:family="text">
      <style:text-properties officeooo:rsid="02db5400"/>
    </style:style>
    <style:style style:name="T334" style:family="text">
      <style:text-properties officeooo:rsid="02dce639"/>
    </style:style>
    <style:style style:name="T335" style:family="text">
      <style:text-properties officeooo:rsid="02deda76"/>
    </style:style>
    <style:style style:name="T336" style:family="text">
      <style:text-properties officeooo:rsid="02dee797"/>
    </style:style>
    <style:style style:name="T337" style:family="text">
      <style:text-properties officeooo:rsid="02e0831e"/>
    </style:style>
    <style:style style:name="T338" style:family="text">
      <style:text-properties officeooo:rsid="02e0db8c"/>
    </style:style>
    <style:style style:name="T339" style:family="text">
      <style:text-properties officeooo:rsid="02e2ba83"/>
    </style:style>
    <style:style style:name="T340" style:family="text">
      <style:text-properties officeooo:rsid="02e317f6"/>
    </style:style>
    <style:style style:name="T341" style:family="text">
      <style:text-properties officeooo:rsid="02e4cc24"/>
    </style:style>
    <style:style style:name="T342" style:family="text">
      <style:text-properties officeooo:rsid="02e61189"/>
    </style:style>
    <style:style style:name="T343" style:family="text">
      <style:text-properties officeooo:rsid="02e6e887"/>
    </style:style>
    <style:style style:name="T344" style:family="text">
      <style:text-properties officeooo:rsid="02e99c25"/>
    </style:style>
    <style:style style:name="T345" style:family="text">
      <style:text-properties officeooo:rsid="02eaec55"/>
    </style:style>
    <style:style style:name="T346" style:family="text">
      <style:text-properties officeooo:rsid="02ed213d"/>
    </style:style>
    <style:style style:name="T347" style:family="text">
      <style:text-properties officeooo:rsid="02f3caaa"/>
    </style:style>
    <style:style style:name="T348" style:family="text">
      <style:text-properties officeooo:rsid="02fabaf0"/>
    </style:style>
    <style:style style:name="T349" style:family="text">
      <style:text-properties officeooo:rsid="02fb9645"/>
    </style:style>
    <style:style style:name="T350" style:family="text">
      <style:text-properties officeooo:rsid="02ff9eba"/>
    </style:style>
    <style:style style:name="T351" style:family="text">
      <style:text-properties officeooo:rsid="03003bce"/>
    </style:style>
    <style:style style:name="T352" style:family="text">
      <style:text-properties officeooo:rsid="03079981"/>
    </style:style>
    <style:style style:name="T353" style:family="text">
      <style:text-properties officeooo:rsid="030cf816"/>
    </style:style>
    <style:style style:name="T354" style:family="text">
      <style:text-properties officeooo:rsid="0310e900"/>
    </style:style>
    <style:style style:name="T355" style:family="text">
      <style:text-properties officeooo:rsid="0312d470"/>
    </style:style>
    <style:style style:name="T356" style:family="text">
      <style:text-properties officeooo:rsid="0315ed85"/>
    </style:style>
    <style:style style:name="T357" style:family="text">
      <style:text-properties officeooo:rsid="0315fa58"/>
    </style:style>
    <style:style style:name="T358" style:family="text">
      <style:text-properties officeooo:rsid="0317cc67"/>
    </style:style>
    <style:style style:name="T359" style:family="text">
      <style:text-properties officeooo:rsid="031876c5"/>
    </style:style>
    <style:style style:name="T360" style:family="text">
      <style:text-properties officeooo:rsid="0319339e"/>
    </style:style>
    <style:style style:name="T361" style:family="text">
      <style:text-properties officeooo:rsid="031cc679"/>
    </style:style>
    <style:style style:name="T362" style:family="text">
      <style:text-properties officeooo:rsid="031d6c5b"/>
    </style:style>
    <style:style style:name="T363" style:family="text">
      <style:text-properties officeooo:rsid="0326d110"/>
    </style:style>
    <style:style style:name="T364" style:family="text">
      <style:text-properties officeooo:rsid="0328b3c2"/>
    </style:style>
    <style:style style:name="T365" style:family="text">
      <style:text-properties officeooo:rsid="032a2673"/>
    </style:style>
    <style:style style:name="T366" style:family="text">
      <style:text-properties officeooo:rsid="032d8803"/>
    </style:style>
    <style:style style:name="T367" style:family="text">
      <style:text-properties officeooo:rsid="0330eb99"/>
    </style:style>
    <style:style style:name="T368" style:family="text">
      <style:text-properties officeooo:rsid="0332cafd"/>
    </style:style>
    <style:style style:name="T369" style:family="text">
      <style:text-properties officeooo:rsid="0332efea"/>
    </style:style>
    <style:style style:name="T370" style:family="text">
      <style:text-properties officeooo:rsid="033ed10e"/>
    </style:style>
    <style:style style:name="T371" style:family="text">
      <style:text-properties officeooo:rsid="03404570"/>
    </style:style>
    <style:style style:name="T372" style:family="text">
      <style:text-properties officeooo:rsid="0342187c"/>
    </style:style>
    <style:style style:name="T373" style:family="text">
      <style:text-properties officeooo:rsid="034a28aa"/>
    </style:style>
    <style:style style:name="T374" style:family="text">
      <style:text-properties officeooo:rsid="034b8f63"/>
    </style:style>
    <style:style style:name="T375" style:family="text">
      <style:text-properties officeooo:rsid="0350ca97"/>
    </style:style>
    <style:style style:name="T376" style:family="text">
      <style:text-properties officeooo:rsid="035b4341"/>
    </style:style>
    <style:style style:name="T377" style:family="text">
      <style:text-properties officeooo:rsid="035b5aa9"/>
    </style:style>
    <style:style style:name="T378" style:family="text">
      <style:text-properties officeooo:rsid="035e0270"/>
    </style:style>
    <style:style style:name="T379" style:family="text">
      <style:text-properties officeooo:rsid="035e200e"/>
    </style:style>
    <style:style style:name="T380" style:family="text">
      <style:text-properties officeooo:rsid="035f317e"/>
    </style:style>
    <style:style style:name="T381" style:family="text">
      <style:text-properties officeooo:rsid="03650859"/>
    </style:style>
    <style:style style:name="T382" style:family="text">
      <style:text-properties officeooo:rsid="036874b5"/>
    </style:style>
    <style:style style:name="T383" style:family="text">
      <style:text-properties officeooo:rsid="0369c876"/>
    </style:style>
    <style:style style:name="T384" style:family="text">
      <style:text-properties officeooo:rsid="036a070b"/>
    </style:style>
    <style:style style:name="T385" style:family="text">
      <style:text-properties officeooo:rsid="036c8cf7"/>
    </style:style>
    <style:style style:name="T386" style:family="text">
      <style:text-properties officeooo:rsid="036ec633"/>
    </style:style>
    <style:style style:name="T387" style:family="text">
      <style:text-properties officeooo:rsid="0372aeaf"/>
    </style:style>
    <style:style style:name="T388" style:family="text">
      <style:text-properties officeooo:rsid="0378149b"/>
    </style:style>
    <style:style style:name="T389" style:family="text">
      <style:text-properties officeooo:rsid="0379b7c9"/>
    </style:style>
    <style:style style:name="T390" style:family="text">
      <style:text-properties officeooo:rsid="0379c28c"/>
    </style:style>
    <style:style style:name="T391" style:family="text">
      <style:text-properties officeooo:rsid="037e8102"/>
    </style:style>
    <style:style style:name="T392" style:family="text">
      <style:text-properties officeooo:rsid="037ebd1d"/>
    </style:style>
    <style:style style:name="T393" style:family="text">
      <style:text-properties officeooo:rsid="03830eab"/>
    </style:style>
    <style:style style:name="T394" style:family="text">
      <style:text-properties officeooo:rsid="03861570"/>
    </style:style>
    <style:style style:name="T395" style:family="text">
      <style:text-properties officeooo:rsid="0388f7d7"/>
    </style:style>
    <style:style style:name="T396" style:family="text">
      <style:text-properties officeooo:rsid="0389204d"/>
    </style:style>
    <style:style style:name="T397" style:family="text">
      <style:text-properties officeooo:rsid="038a54cd"/>
    </style:style>
    <style:style style:name="T398" style:family="text">
      <style:text-properties officeooo:rsid="038b91e7"/>
    </style:style>
    <style:style style:name="T399" style:family="text">
      <style:text-properties officeooo:rsid="03931a7e"/>
    </style:style>
    <style:style style:name="T400" style:family="text">
      <style:text-properties officeooo:rsid="03945cc6"/>
    </style:style>
    <style:style style:name="T401" style:family="text">
      <style:text-properties officeooo:rsid="03949656"/>
    </style:style>
    <style:style style:name="T402" style:family="text">
      <style:text-properties officeooo:rsid="03967e68"/>
    </style:style>
    <style:style style:name="T403" style:family="text">
      <style:text-properties officeooo:rsid="03997416"/>
    </style:style>
    <style:style style:name="T404" style:family="text">
      <style:text-properties officeooo:rsid="039e402d"/>
    </style:style>
    <style:style style:name="T405" style:family="text">
      <style:text-properties officeooo:rsid="039ff57d"/>
    </style:style>
    <style:style style:name="T406" style:family="text">
      <style:text-properties officeooo:rsid="03a04517"/>
    </style:style>
    <style:style style:name="T407" style:family="text">
      <style:text-properties officeooo:rsid="03a4e9a6"/>
    </style:style>
    <style:style style:name="T408" style:family="text">
      <style:text-properties officeooo:rsid="03a5ab3e"/>
    </style:style>
    <style:style style:name="T409" style:family="text">
      <style:text-properties officeooo:rsid="03a71467"/>
    </style:style>
    <style:style style:name="T410" style:family="text">
      <style:text-properties officeooo:rsid="03a7e282"/>
    </style:style>
    <style:style style:name="T411" style:family="text">
      <style:text-properties officeooo:rsid="03a87793"/>
    </style:style>
    <style:style style:name="T412" style:family="text">
      <style:text-properties officeooo:rsid="03aac06b"/>
    </style:style>
    <style:style style:name="T413" style:family="text">
      <style:text-properties officeooo:rsid="03ab2cea"/>
    </style:style>
    <style:style style:name="T414" style:family="text">
      <style:text-properties officeooo:rsid="03b10939"/>
    </style:style>
    <style:style style:name="T415" style:family="text">
      <style:text-properties officeooo:rsid="03b1cea9"/>
    </style:style>
    <style:style style:name="T416" style:family="text">
      <style:text-properties officeooo:rsid="03b58cec"/>
    </style:style>
    <style:style style:name="T417" style:family="text">
      <style:text-properties officeooo:rsid="03c1c749"/>
    </style:style>
    <style:style style:name="T418" style:family="text">
      <style:text-properties officeooo:rsid="03c44fba"/>
    </style:style>
    <style:style style:name="T419" style:family="text">
      <style:text-properties officeooo:rsid="03cd8dd9"/>
    </style:style>
    <style:style style:name="T420" style:family="text">
      <style:text-properties officeooo:rsid="03cf09b1"/>
    </style:style>
    <style:style style:name="T421" style:family="text">
      <style:text-properties officeooo:rsid="03d3cd60"/>
    </style:style>
    <style:style style:name="T422" style:family="text">
      <style:text-properties officeooo:rsid="03d7655a"/>
    </style:style>
    <style:style style:name="T423" style:family="text">
      <style:text-properties officeooo:rsid="03e28553"/>
    </style:style>
    <style:style style:name="T424" style:family="text">
      <style:text-properties officeooo:rsid="03e5e5b6"/>
    </style:style>
    <style:style style:name="T425" style:family="text">
      <style:text-properties officeooo:rsid="03e6f2dc"/>
    </style:style>
    <style:style style:name="T426" style:family="text">
      <style:text-properties officeooo:rsid="03ea4a99"/>
    </style:style>
    <style:style style:name="T427" style:family="text">
      <style:text-properties officeooo:rsid="03eb2adf"/>
    </style:style>
    <style:style style:name="T428" style:family="text">
      <style:text-properties officeooo:rsid="03f3317a"/>
    </style:style>
    <style:style style:name="T429" style:family="text">
      <style:text-properties officeooo:rsid="03f423d9"/>
    </style:style>
    <style:style style:name="T430" style:family="text">
      <style:text-properties officeooo:rsid="03f75089"/>
    </style:style>
    <style:style style:name="T431" style:family="text">
      <style:text-properties officeooo:rsid="03ff42b1"/>
    </style:style>
    <style:style style:name="T432" style:family="text">
      <style:text-properties officeooo:rsid="0401caf9"/>
    </style:style>
    <style:style style:name="T433" style:family="text">
      <style:text-properties officeooo:rsid="04147550"/>
    </style:style>
    <style:style style:name="T434" style:family="text">
      <style:text-properties officeooo:rsid="041a88a0"/>
    </style:style>
    <style:style style:name="T435" style:family="text">
      <style:text-properties officeooo:rsid="042d613b"/>
    </style:style>
    <style:style style:name="T436" style:family="text">
      <style:text-properties officeooo:rsid="042dd690"/>
    </style:style>
    <style:style style:name="T437" style:family="text">
      <style:text-properties officeooo:rsid="042e964f"/>
    </style:style>
    <style:style style:name="T438" style:family="text">
      <style:text-properties officeooo:rsid="04321c81"/>
    </style:style>
    <style:style style:name="T439" style:family="text">
      <style:text-properties officeooo:rsid="0432b9bb"/>
    </style:style>
    <style:style style:name="T440" style:family="text">
      <style:text-properties officeooo:rsid="0433c03b"/>
    </style:style>
    <style:style style:name="T441" style:family="text">
      <style:text-properties officeooo:rsid="04359fe8"/>
    </style:style>
    <style:style style:name="T442" style:family="text">
      <style:text-properties officeooo:rsid="0435c687"/>
    </style:style>
    <style:style style:name="T443" style:family="text">
      <style:text-properties officeooo:rsid="043620ca"/>
    </style:style>
    <style:style style:name="T444" style:family="text">
      <style:text-properties officeooo:rsid="0437df6e"/>
    </style:style>
    <style:style style:name="T445" style:family="text">
      <style:text-properties officeooo:rsid="043b125e"/>
    </style:style>
    <style:style style:name="T446" style:family="text">
      <style:text-properties officeooo:rsid="043ce005"/>
    </style:style>
    <style:style style:name="T447" style:family="text">
      <style:text-properties officeooo:rsid="043ef67a"/>
    </style:style>
    <style:style style:name="T448" style:family="text">
      <style:text-properties officeooo:rsid="043f83fe"/>
    </style:style>
    <style:style style:name="T449" style:family="text">
      <style:text-properties officeooo:rsid="043f9f48"/>
    </style:style>
    <style:style style:name="T450" style:family="text">
      <style:text-properties officeooo:rsid="04406dcf"/>
    </style:style>
    <style:style style:name="T451" style:family="text">
      <style:text-properties officeooo:rsid="04423082"/>
    </style:style>
    <style:style style:name="T452" style:family="text">
      <style:text-properties officeooo:rsid="04429bdc"/>
    </style:style>
    <style:style style:name="T453" style:family="text">
      <style:text-properties officeooo:rsid="0443e35b"/>
    </style:style>
    <style:style style:name="T454" style:family="text">
      <style:text-properties officeooo:rsid="0447f2c0"/>
    </style:style>
    <style:style style:name="T455" style:family="text">
      <style:text-properties officeooo:rsid="044907a9"/>
    </style:style>
    <style:style style:name="T456" style:family="text">
      <style:text-properties officeooo:rsid="044bb851"/>
    </style:style>
    <style:style style:name="T457" style:family="text">
      <style:text-properties officeooo:rsid="044d0de0"/>
    </style:style>
    <style:style style:name="T458" style:family="text">
      <style:text-properties officeooo:rsid="044ffafc"/>
    </style:style>
    <style:style style:name="T459" style:family="text">
      <style:text-properties officeooo:rsid="04507600"/>
    </style:style>
    <style:style style:name="T460" style:family="text">
      <style:text-properties officeooo:rsid="04525b31"/>
    </style:style>
    <style:style style:name="T461" style:family="text">
      <style:text-properties officeooo:rsid="04540251"/>
    </style:style>
    <style:style style:name="T462" style:family="text">
      <style:text-properties officeooo:rsid="04541b79"/>
    </style:style>
    <style:style style:name="T463" style:family="text">
      <style:text-properties officeooo:rsid="0457ef80"/>
    </style:style>
    <style:style style:name="T464" style:family="text">
      <style:text-properties officeooo:rsid="0459992a"/>
    </style:style>
    <style:style style:name="T465" style:family="text">
      <style:text-properties officeooo:rsid="045a8cd9"/>
    </style:style>
    <style:style style:name="T466" style:family="text">
      <style:text-properties officeooo:rsid="045fa117"/>
    </style:style>
    <style:style style:name="T467" style:family="text">
      <style:text-properties officeooo:rsid="046187e1"/>
    </style:style>
    <style:style style:name="T468" style:family="text">
      <style:text-properties officeooo:rsid="04635ad3"/>
    </style:style>
    <style:style style:name="T469" style:family="text">
      <style:text-properties officeooo:rsid="0463fbe9"/>
    </style:style>
    <style:style style:name="T470" style:family="text">
      <style:text-properties officeooo:rsid="04662cef"/>
    </style:style>
    <style:style style:name="T471" style:family="text">
      <style:text-properties officeooo:rsid="0467fbb3"/>
    </style:style>
    <style:style style:name="T472" style:family="text">
      <style:text-properties officeooo:rsid="0468aaf3"/>
    </style:style>
    <style:style style:name="T473" style:family="text">
      <style:text-properties officeooo:rsid="047a10d0"/>
    </style:style>
    <style:style style:name="T474" style:family="text">
      <style:text-properties officeooo:rsid="047e91c4"/>
    </style:style>
    <style:style style:name="T475" style:family="text">
      <style:text-properties officeooo:rsid="047f0927"/>
    </style:style>
    <style:style style:name="T476" style:family="text">
      <style:text-properties officeooo:rsid="0482be84"/>
    </style:style>
    <style:style style:name="T477" style:family="text">
      <style:text-properties officeooo:rsid="04840713"/>
    </style:style>
    <style:style style:name="T478" style:family="text">
      <style:text-properties officeooo:rsid="048b0f8a"/>
    </style:style>
    <style:style style:name="T479" style:family="text">
      <style:text-properties officeooo:rsid="048d357d"/>
    </style:style>
    <style:style style:name="T480" style:family="text">
      <style:text-properties officeooo:rsid="04902187"/>
    </style:style>
    <style:style style:name="T481" style:family="text">
      <style:text-properties officeooo:rsid="04970dd8"/>
    </style:style>
    <style:style style:name="T482" style:family="text">
      <style:text-properties officeooo:rsid="04972a72"/>
    </style:style>
    <style:style style:name="T483" style:family="text">
      <style:text-properties officeooo:rsid="049b2ba8"/>
    </style:style>
    <style:style style:name="T484" style:family="text">
      <style:text-properties officeooo:rsid="049cf4da"/>
    </style:style>
    <style:style style:name="T485" style:family="text">
      <style:text-properties officeooo:rsid="049e6d83"/>
    </style:style>
    <style:style style:name="T486" style:family="text">
      <style:text-properties officeooo:rsid="04a0107e"/>
    </style:style>
    <style:style style:name="T487" style:family="text">
      <style:text-properties officeooo:rsid="04a1c038"/>
    </style:style>
    <style:style style:name="T488" style:family="text">
      <style:text-properties officeooo:rsid="04a234b8"/>
    </style:style>
    <style:style style:name="T489" style:family="text">
      <style:text-properties officeooo:rsid="04a3ec90"/>
    </style:style>
    <style:style style:name="T490" style:family="text">
      <style:text-properties officeooo:rsid="04a4e6c6"/>
    </style:style>
    <style:style style:name="T491" style:family="text">
      <style:text-properties officeooo:rsid="04a6d9be"/>
    </style:style>
    <style:style style:name="T492" style:family="text">
      <style:text-properties officeooo:rsid="04aea14c"/>
    </style:style>
    <style:style style:name="T493" style:family="text">
      <style:text-properties officeooo:rsid="04b01eb2"/>
    </style:style>
    <style:style style:name="T494" style:family="text">
      <style:text-properties officeooo:rsid="04b1ba7e"/>
    </style:style>
    <style:style style:name="T495" style:family="text">
      <style:text-properties officeooo:rsid="04b6c830"/>
    </style:style>
    <style:style style:name="T496" style:family="text">
      <style:text-properties officeooo:rsid="04bad703"/>
    </style:style>
    <style:style style:name="T497" style:family="text">
      <style:text-properties officeooo:rsid="04bbc895"/>
    </style:style>
    <style:style style:name="T498" style:family="text">
      <style:text-properties officeooo:rsid="04be5f9c"/>
    </style:style>
    <style:style style:name="T499" style:family="text">
      <style:text-properties officeooo:rsid="04bf7578"/>
    </style:style>
    <style:style style:name="T500" style:family="text">
      <style:text-properties officeooo:rsid="04c294b5"/>
    </style:style>
    <style:style style:name="T501" style:family="text">
      <style:text-properties officeooo:rsid="04c59a3a"/>
    </style:style>
    <style:style style:name="T502" style:family="text">
      <style:text-properties officeooo:rsid="04c83b69"/>
    </style:style>
    <style:style style:name="T503" style:family="text">
      <style:text-properties officeooo:rsid="04c9d0e6"/>
    </style:style>
    <style:style style:name="T504" style:family="text">
      <style:text-properties officeooo:rsid="04cb2278"/>
    </style:style>
    <style:style style:name="T505" style:family="text">
      <style:text-properties officeooo:rsid="04cd2f01"/>
    </style:style>
    <style:style style:name="T506" style:family="text">
      <style:text-properties officeooo:rsid="04cfdb2c"/>
    </style:style>
    <style:style style:name="T507" style:family="text">
      <style:text-properties officeooo:rsid="04d19214"/>
    </style:style>
    <style:style style:name="T508" style:family="text">
      <style:text-properties officeooo:rsid="04d2ca81"/>
    </style:style>
    <style:style style:name="T509" style:family="text">
      <style:text-properties officeooo:rsid="04d86354"/>
    </style:style>
    <style:style style:name="T510" style:family="text">
      <style:text-properties officeooo:rsid="04da2339"/>
    </style:style>
    <style:style style:name="T511" style:family="text">
      <style:text-properties officeooo:rsid="04de7130"/>
    </style:style>
    <style:style style:name="T512" style:family="text">
      <style:text-properties officeooo:rsid="04df355e"/>
    </style:style>
    <style:style style:name="T513" style:family="text">
      <style:text-properties officeooo:rsid="04e0bc04"/>
    </style:style>
    <style:style style:name="T514" style:family="text">
      <style:text-properties officeooo:rsid="04e1ec2b"/>
    </style:style>
    <style:style style:name="T515" style:family="text">
      <style:text-properties officeooo:rsid="04e3c51d"/>
    </style:style>
    <style:style style:name="T516" style:family="text">
      <style:text-properties officeooo:rsid="04f27061"/>
    </style:style>
    <style:style style:name="T517" style:family="text">
      <style:text-properties officeooo:rsid="04f4d907"/>
    </style:style>
    <style:style style:name="T518" style:family="text">
      <style:text-properties officeooo:rsid="04f6bc6a"/>
    </style:style>
    <style:style style:name="T519" style:family="text">
      <style:text-properties officeooo:rsid="04f8d124"/>
    </style:style>
    <style:style style:name="T520" style:family="text">
      <style:text-properties officeooo:rsid="04f92c26"/>
    </style:style>
    <style:style style:name="T521" style:family="text">
      <style:text-properties officeooo:rsid="04fb2344"/>
    </style:style>
    <style:style style:name="T522" style:family="text">
      <style:text-properties officeooo:rsid="05049cfa"/>
    </style:style>
    <style:style style:name="T523" style:family="text">
      <style:text-properties fo:font-style="normal" officeooo:rsid="050502b2" style:font-style-asian="normal" style:font-style-complex="normal"/>
    </style:style>
    <style:style style:name="T524" style:family="text">
      <style:text-properties fo:font-style="normal" officeooo:rsid="0fc53d37" style:font-style-asian="normal" style:font-style-complex="normal"/>
    </style:style>
    <style:style style:name="T525" style:family="text">
      <style:text-properties fo:font-style="normal" officeooo:rsid="0fc1faae" style:font-style-asian="normal" style:font-style-complex="normal"/>
    </style:style>
    <style:style style:name="T526" style:family="text">
      <style:text-properties fo:font-style="normal" officeooo:rsid="050502b2" style:font-style-asian="normal" style:font-weight-asian="bold" style:font-style-complex="normal" style:font-weight-complex="bold"/>
    </style:style>
    <style:style style:name="T527" style:family="text">
      <style:text-properties officeooo:rsid="05056000"/>
    </style:style>
    <style:style style:name="T528" style:family="text">
      <style:text-properties officeooo:rsid="05083e85"/>
    </style:style>
    <style:style style:name="T529" style:family="text">
      <style:text-properties officeooo:rsid="050a0cbb"/>
    </style:style>
    <style:style style:name="T530" style:family="text">
      <style:text-properties officeooo:rsid="050abf9a"/>
    </style:style>
    <style:style style:name="T531" style:family="text">
      <style:text-properties officeooo:rsid="050afb79"/>
    </style:style>
    <style:style style:name="T532" style:family="text">
      <style:text-properties officeooo:rsid="050d33b2"/>
    </style:style>
    <style:style style:name="T533" style:family="text">
      <style:text-properties officeooo:rsid="050ec05a"/>
    </style:style>
    <style:style style:name="T534" style:family="text">
      <style:text-properties officeooo:rsid="0511c958"/>
    </style:style>
    <style:style style:name="T535" style:family="text">
      <style:text-properties officeooo:rsid="0514727d"/>
    </style:style>
    <style:style style:name="T536" style:family="text">
      <style:text-properties officeooo:rsid="0515605f"/>
    </style:style>
    <style:style style:name="T537" style:family="text">
      <style:text-properties officeooo:rsid="051773da"/>
    </style:style>
    <style:style style:name="T538" style:family="text">
      <style:text-properties officeooo:rsid="0519554e"/>
    </style:style>
    <style:style style:name="T539" style:family="text">
      <style:text-properties officeooo:rsid="051c713a"/>
    </style:style>
    <style:style style:name="T540" style:family="text">
      <style:text-properties officeooo:rsid="051d031f"/>
    </style:style>
    <style:style style:name="T541" style:family="text">
      <style:text-properties officeooo:rsid="051d8c5e"/>
    </style:style>
    <style:style style:name="T542" style:family="text">
      <style:text-properties officeooo:rsid="05229994"/>
    </style:style>
    <style:style style:name="T543" style:family="text">
      <style:text-properties officeooo:rsid="0523a25e"/>
    </style:style>
    <style:style style:name="T544" style:family="text">
      <style:text-properties officeooo:rsid="05251621"/>
    </style:style>
    <style:style style:name="T545" style:family="text">
      <style:text-properties officeooo:rsid="05261a10"/>
    </style:style>
    <style:style style:name="T546" style:family="text">
      <style:text-properties officeooo:rsid="052ec773"/>
    </style:style>
    <style:style style:name="T547" style:family="text">
      <style:text-properties officeooo:rsid="0531eb54"/>
    </style:style>
    <style:style style:name="T548" style:family="text">
      <style:text-properties officeooo:rsid="053248e7"/>
    </style:style>
    <style:style style:name="T549" style:family="text">
      <style:text-properties officeooo:rsid="05361ad5"/>
    </style:style>
    <style:style style:name="T550" style:family="text">
      <style:text-properties officeooo:rsid="05390305"/>
    </style:style>
    <style:style style:name="T551" style:family="text">
      <style:text-properties officeooo:rsid="053a2a8b"/>
    </style:style>
    <style:style style:name="T552" style:family="text">
      <style:text-properties officeooo:rsid="053aa5da"/>
    </style:style>
    <style:style style:name="T553" style:family="text">
      <style:text-properties officeooo:rsid="053dcc15"/>
    </style:style>
    <style:style style:name="T554" style:family="text">
      <style:text-properties officeooo:rsid="05407cab"/>
    </style:style>
    <style:style style:name="T555" style:family="text">
      <style:text-properties officeooo:rsid="05444e4a"/>
    </style:style>
    <style:style style:name="T556" style:family="text">
      <style:text-properties officeooo:rsid="054519d6"/>
    </style:style>
    <style:style style:name="T557" style:family="text">
      <style:text-properties officeooo:rsid="0545b740"/>
    </style:style>
    <style:style style:name="T558" style:family="text">
      <style:text-properties officeooo:rsid="05478595"/>
    </style:style>
    <style:style style:name="T559" style:family="text">
      <style:text-properties officeooo:rsid="0548320e"/>
    </style:style>
    <style:style style:name="T560" style:family="text">
      <style:text-properties officeooo:rsid="0548518e"/>
    </style:style>
    <style:style style:name="T561" style:family="text">
      <style:text-properties officeooo:rsid="054bfa88"/>
    </style:style>
    <style:style style:name="T562" style:family="text">
      <style:text-properties officeooo:rsid="054d07b0"/>
    </style:style>
    <style:style style:name="T563" style:family="text">
      <style:text-properties officeooo:rsid="054e7390"/>
    </style:style>
    <style:style style:name="T564" style:family="text">
      <style:text-properties officeooo:rsid="055469f5"/>
    </style:style>
    <style:style style:name="T565" style:family="text">
      <style:text-properties officeooo:rsid="05566f5d"/>
    </style:style>
    <style:style style:name="T566" style:family="text">
      <style:text-properties officeooo:rsid="055855d5"/>
    </style:style>
    <style:style style:name="T567" style:family="text">
      <style:text-properties officeooo:rsid="05598566"/>
    </style:style>
    <style:style style:name="T568" style:family="text">
      <style:text-properties officeooo:rsid="055c6bb3"/>
    </style:style>
    <style:style style:name="T569" style:family="text">
      <style:text-properties officeooo:rsid="0560e7bb"/>
    </style:style>
    <style:style style:name="T570" style:family="text">
      <style:text-properties officeooo:rsid="0564b2e0"/>
    </style:style>
    <style:style style:name="T571" style:family="text">
      <style:text-properties officeooo:rsid="05670662"/>
    </style:style>
    <style:style style:name="T572" style:family="text">
      <style:text-properties officeooo:rsid="056ce861"/>
    </style:style>
    <style:style style:name="T573" style:family="text">
      <style:text-properties officeooo:rsid="057177f5"/>
    </style:style>
    <style:style style:name="T574" style:family="text">
      <style:text-properties officeooo:rsid="0571d3b8"/>
    </style:style>
    <style:style style:name="T575" style:family="text">
      <style:text-properties officeooo:rsid="0575f65f"/>
    </style:style>
    <style:style style:name="T576" style:family="text">
      <style:text-properties officeooo:rsid="0580b058"/>
    </style:style>
    <style:style style:name="T577" style:family="text">
      <style:text-properties officeooo:rsid="0584226d"/>
    </style:style>
    <style:style style:name="T578" style:family="text">
      <style:text-properties officeooo:rsid="058c48a7"/>
    </style:style>
    <style:style style:name="T579" style:family="text">
      <style:text-properties officeooo:rsid="05905131"/>
    </style:style>
    <style:style style:name="T580" style:family="text">
      <style:text-properties officeooo:rsid="059c866d"/>
    </style:style>
    <style:style style:name="T581" style:family="text">
      <style:text-properties officeooo:rsid="059de58d"/>
    </style:style>
    <style:style style:name="T582" style:family="text">
      <style:text-properties officeooo:rsid="059ed84a"/>
    </style:style>
    <style:style style:name="T583" style:family="text">
      <style:text-properties officeooo:rsid="05a0a2ac"/>
    </style:style>
    <style:style style:name="T584" style:family="text">
      <style:text-properties officeooo:rsid="05a1f602"/>
    </style:style>
    <style:style style:name="T585" style:family="text">
      <style:text-properties officeooo:rsid="05a292c6"/>
    </style:style>
    <style:style style:name="T586" style:family="text">
      <style:text-properties officeooo:rsid="05a3a1b5"/>
    </style:style>
    <style:style style:name="T587" style:family="text">
      <style:text-properties officeooo:rsid="05a59321"/>
    </style:style>
    <style:style style:name="T588" style:family="text">
      <style:text-properties officeooo:rsid="05a62f6f"/>
    </style:style>
    <style:style style:name="T589" style:family="text">
      <style:text-properties officeooo:rsid="05a7e536"/>
    </style:style>
    <style:style style:name="T590" style:family="text">
      <style:text-properties officeooo:rsid="05a9b1c8"/>
    </style:style>
    <style:style style:name="T591" style:family="text">
      <style:text-properties officeooo:rsid="05a9fac9"/>
    </style:style>
    <style:style style:name="T592" style:family="text">
      <style:text-properties officeooo:rsid="05b0e64d"/>
    </style:style>
    <style:style style:name="T593" style:family="text">
      <style:text-properties officeooo:rsid="05b36f57"/>
    </style:style>
    <style:style style:name="T594" style:family="text">
      <style:text-properties officeooo:rsid="05b3931f"/>
    </style:style>
    <style:style style:name="T595" style:family="text">
      <style:text-properties officeooo:rsid="05b53f40"/>
    </style:style>
    <style:style style:name="T596" style:family="text">
      <style:text-properties officeooo:rsid="05b608f2"/>
    </style:style>
    <style:style style:name="T597" style:family="text">
      <style:text-properties officeooo:rsid="05b74463"/>
    </style:style>
    <style:style style:name="T598" style:family="text">
      <style:text-properties officeooo:rsid="05b8f47d"/>
    </style:style>
    <style:style style:name="T599" style:family="text">
      <style:text-properties officeooo:rsid="05bcc462"/>
    </style:style>
    <style:style style:name="T600" style:family="text">
      <style:text-properties officeooo:rsid="05bd5e48"/>
    </style:style>
    <style:style style:name="T601" style:family="text">
      <style:text-properties officeooo:rsid="05bf0f78"/>
    </style:style>
    <style:style style:name="T602" style:family="text">
      <style:text-properties officeooo:rsid="05c1ba57"/>
    </style:style>
    <style:style style:name="T603" style:family="text">
      <style:text-properties officeooo:rsid="05c32a62"/>
    </style:style>
    <style:style style:name="T604" style:family="text">
      <style:text-properties officeooo:rsid="05c52d6f"/>
    </style:style>
    <style:style style:name="T605" style:family="text">
      <style:text-properties officeooo:rsid="05c68fdc"/>
    </style:style>
    <style:style style:name="T606" style:family="text">
      <style:text-properties officeooo:rsid="05c958d4"/>
    </style:style>
    <style:style style:name="T607" style:family="text">
      <style:text-properties officeooo:rsid="05cc541c"/>
    </style:style>
    <style:style style:name="T608" style:family="text">
      <style:text-properties officeooo:rsid="05cd2502"/>
    </style:style>
    <style:style style:name="T609" style:family="text">
      <style:text-properties officeooo:rsid="05d0754e"/>
    </style:style>
    <style:style style:name="T610" style:family="text">
      <style:text-properties officeooo:rsid="05d0f9b2"/>
    </style:style>
    <style:style style:name="T611" style:family="text">
      <style:text-properties officeooo:rsid="05d29889"/>
    </style:style>
    <style:style style:name="T612" style:family="text">
      <style:text-properties officeooo:rsid="05d46a28"/>
    </style:style>
    <style:style style:name="T613" style:family="text">
      <style:text-properties officeooo:rsid="05d5d109"/>
    </style:style>
    <style:style style:name="T614" style:family="text">
      <style:text-properties officeooo:rsid="05d74cd6"/>
    </style:style>
    <style:style style:name="T615" style:family="text">
      <style:text-properties officeooo:rsid="05d7f79c"/>
    </style:style>
    <style:style style:name="T616" style:family="text">
      <style:text-properties officeooo:rsid="05d9c8b5"/>
    </style:style>
    <style:style style:name="T617" style:family="text">
      <style:text-properties officeooo:rsid="05dbf847"/>
    </style:style>
    <style:style style:name="T618" style:family="text">
      <style:text-properties officeooo:rsid="05dec2ce"/>
    </style:style>
    <style:style style:name="T619" style:family="text">
      <style:text-properties officeooo:rsid="05e07efd"/>
    </style:style>
    <style:style style:name="T620" style:family="text">
      <style:text-properties officeooo:rsid="05e6ab55"/>
    </style:style>
    <style:style style:name="T621" style:family="text">
      <style:text-properties officeooo:rsid="05e79034"/>
    </style:style>
    <style:style style:name="T622" style:family="text">
      <style:text-properties officeooo:rsid="05e8221b"/>
    </style:style>
    <style:style style:name="T623" style:family="text">
      <style:text-properties officeooo:rsid="05e91cab"/>
    </style:style>
    <style:style style:name="T624" style:family="text">
      <style:text-properties officeooo:rsid="05ea8f2c"/>
    </style:style>
    <style:style style:name="T625" style:family="text">
      <style:text-properties officeooo:rsid="05eba585"/>
    </style:style>
    <style:style style:name="T626" style:family="text">
      <style:text-properties officeooo:rsid="05ebd4ef"/>
    </style:style>
    <style:style style:name="T627" style:family="text">
      <style:text-properties officeooo:rsid="05ed25ed"/>
    </style:style>
    <style:style style:name="T628" style:family="text">
      <style:text-properties officeooo:rsid="05efedba"/>
    </style:style>
    <style:style style:name="T629" style:family="text">
      <style:text-properties officeooo:rsid="05f1a256"/>
    </style:style>
    <style:style style:name="T630" style:family="text">
      <style:text-properties officeooo:rsid="05f64025"/>
    </style:style>
    <style:style style:name="T631" style:family="text">
      <style:text-properties officeooo:rsid="05f6ac15"/>
    </style:style>
    <style:style style:name="T632" style:family="text">
      <style:text-properties officeooo:rsid="05f86f03"/>
    </style:style>
    <style:style style:name="T633" style:family="text">
      <style:text-properties officeooo:rsid="05f9ba46"/>
    </style:style>
    <style:style style:name="T634" style:family="text">
      <style:text-properties officeooo:rsid="05fa2cdb"/>
    </style:style>
    <style:style style:name="T635" style:family="text">
      <style:text-properties officeooo:rsid="05fab04e"/>
    </style:style>
    <style:style style:name="T636" style:family="text">
      <style:text-properties officeooo:rsid="05fd2575"/>
    </style:style>
    <style:style style:name="T637" style:family="text">
      <style:text-properties officeooo:rsid="05febb41"/>
    </style:style>
    <style:style style:name="T638" style:family="text">
      <style:text-properties officeooo:rsid="0603ba34"/>
    </style:style>
    <style:style style:name="T639" style:family="text">
      <style:text-properties officeooo:rsid="06045f7b"/>
    </style:style>
    <style:style style:name="T640" style:family="text">
      <style:text-properties officeooo:rsid="06058356"/>
    </style:style>
    <style:style style:name="T641" style:family="text">
      <style:text-properties officeooo:rsid="03112720"/>
    </style:style>
    <style:style style:name="T642" style:family="text">
      <style:text-properties officeooo:rsid="06086fbd"/>
    </style:style>
    <style:style style:name="T643" style:family="text">
      <style:text-properties officeooo:rsid="0609f852"/>
    </style:style>
    <style:style style:name="T644" style:family="text">
      <style:text-properties officeooo:rsid="060ad3d7"/>
    </style:style>
    <style:style style:name="T645" style:family="text">
      <style:text-properties officeooo:rsid="060af3f5"/>
    </style:style>
    <style:style style:name="T646" style:family="text">
      <style:text-properties officeooo:rsid="060c39b8"/>
    </style:style>
    <style:style style:name="T647" style:family="text">
      <style:text-properties officeooo:rsid="0613474a"/>
    </style:style>
    <style:style style:name="T648" style:family="text">
      <style:text-properties officeooo:rsid="061555f3"/>
    </style:style>
    <style:style style:name="T649" style:family="text">
      <style:text-properties officeooo:rsid="06157f82"/>
    </style:style>
    <style:style style:name="T650" style:family="text">
      <style:text-properties officeooo:rsid="0617326b"/>
    </style:style>
    <style:style style:name="T651" style:family="text">
      <style:text-properties officeooo:rsid="061757a2"/>
    </style:style>
    <style:style style:name="T652" style:family="text">
      <style:text-properties officeooo:rsid="061d21be"/>
    </style:style>
    <style:style style:name="T653" style:family="text">
      <style:text-properties officeooo:rsid="061f4f9c"/>
    </style:style>
    <style:style style:name="T654" style:family="text">
      <style:text-properties officeooo:rsid="06215d56"/>
    </style:style>
    <style:style style:name="T655" style:family="text">
      <style:text-properties officeooo:rsid="0625277d"/>
    </style:style>
    <style:style style:name="T656" style:family="text">
      <style:text-properties officeooo:rsid="0627b679"/>
    </style:style>
    <style:style style:name="T657" style:family="text">
      <style:text-properties officeooo:rsid="0629875e"/>
    </style:style>
    <style:style style:name="T658" style:family="text">
      <style:text-properties officeooo:rsid="062c31af"/>
    </style:style>
    <style:style style:name="T659" style:family="text">
      <style:text-properties officeooo:rsid="062d3f84"/>
    </style:style>
    <style:style style:name="T660" style:family="text">
      <style:text-properties officeooo:rsid="062f324e"/>
    </style:style>
    <style:style style:name="T661" style:family="text">
      <style:text-properties officeooo:rsid="062fbcd6"/>
    </style:style>
    <style:style style:name="T662" style:family="text">
      <style:text-properties officeooo:rsid="0632e3da"/>
    </style:style>
    <style:style style:name="T663" style:family="text">
      <style:text-properties officeooo:rsid="0634c7b6"/>
    </style:style>
    <style:style style:name="T664" style:family="text">
      <style:text-properties officeooo:rsid="06354b6b"/>
    </style:style>
    <style:style style:name="T665" style:family="text">
      <style:text-properties officeooo:rsid="0636eaa8"/>
    </style:style>
    <style:style style:name="T666" style:family="text">
      <style:text-properties officeooo:rsid="063a5e79"/>
    </style:style>
    <style:style style:name="T667" style:family="text">
      <style:text-properties officeooo:rsid="063c9232"/>
    </style:style>
    <style:style style:name="T668" style:family="text">
      <style:text-properties officeooo:rsid="063e2dc1"/>
    </style:style>
    <style:style style:name="T669" style:family="text">
      <style:text-properties officeooo:rsid="063e9233"/>
    </style:style>
    <style:style style:name="T670" style:family="text">
      <style:text-properties officeooo:rsid="06409836"/>
    </style:style>
    <style:style style:name="T671" style:family="text">
      <style:text-properties officeooo:rsid="0640c641"/>
    </style:style>
    <style:style style:name="T672" style:family="text">
      <style:text-properties officeooo:rsid="0640ffcc"/>
    </style:style>
    <style:style style:name="T673" style:family="text">
      <style:text-properties officeooo:rsid="0641df49"/>
    </style:style>
    <style:style style:name="T674" style:family="text">
      <style:text-properties officeooo:rsid="06422c26"/>
    </style:style>
    <style:style style:name="T675" style:family="text">
      <style:text-properties officeooo:rsid="06440ffd"/>
    </style:style>
    <style:style style:name="T676" style:family="text">
      <style:text-properties officeooo:rsid="06448f0a"/>
    </style:style>
    <style:style style:name="T677" style:family="text">
      <style:text-properties officeooo:rsid="06476f6d"/>
    </style:style>
    <style:style style:name="T678" style:family="text">
      <style:text-properties officeooo:rsid="064d9428"/>
    </style:style>
    <style:style style:name="T679" style:family="text">
      <style:text-properties officeooo:rsid="064f35b0"/>
    </style:style>
    <style:style style:name="T680" style:family="text">
      <style:text-properties officeooo:rsid="065177a8"/>
    </style:style>
    <style:style style:name="T681" style:family="text">
      <style:text-properties officeooo:rsid="0652071d"/>
    </style:style>
    <style:style style:name="T682" style:family="text">
      <style:text-properties officeooo:rsid="0652e0c9"/>
    </style:style>
    <style:style style:name="T683" style:family="text">
      <style:text-properties officeooo:rsid="06538d69"/>
    </style:style>
    <style:style style:name="T684" style:family="text">
      <style:text-properties officeooo:rsid="066218da"/>
    </style:style>
    <style:style style:name="T685" style:family="text">
      <style:text-properties officeooo:rsid="066377a9"/>
    </style:style>
    <style:style style:name="T686" style:family="text">
      <style:text-properties officeooo:rsid="06690a4e"/>
    </style:style>
    <style:style style:name="T687" style:family="text">
      <style:text-properties officeooo:rsid="066b3141"/>
    </style:style>
    <style:style style:name="T688" style:family="text">
      <style:text-properties officeooo:rsid="066b5984"/>
    </style:style>
    <style:style style:name="T689" style:family="text">
      <style:text-properties officeooo:rsid="066ba6b7"/>
    </style:style>
    <style:style style:name="T690" style:family="text">
      <style:text-properties officeooo:rsid="066cb29f"/>
    </style:style>
    <style:style style:name="T691" style:family="text">
      <style:text-properties officeooo:rsid="066f57ff"/>
    </style:style>
    <style:style style:name="T692" style:family="text">
      <style:text-properties officeooo:rsid="066f5a60"/>
    </style:style>
    <style:style style:name="T693" style:family="text">
      <style:text-properties officeooo:rsid="0670db4e"/>
    </style:style>
    <style:style style:name="T694" style:family="text">
      <style:text-properties officeooo:rsid="0670f1c7"/>
    </style:style>
    <style:style style:name="T695" style:family="text">
      <style:text-properties officeooo:rsid="0672426f"/>
    </style:style>
    <style:style style:name="T696" style:family="text">
      <style:text-properties officeooo:rsid="067713fd"/>
    </style:style>
    <style:style style:name="T697" style:family="text">
      <style:text-properties officeooo:rsid="06823666"/>
    </style:style>
    <style:style style:name="T698" style:family="text">
      <style:text-properties officeooo:rsid="068880ef"/>
    </style:style>
    <style:style style:name="T699" style:family="text">
      <style:text-properties officeooo:rsid="068aa851"/>
    </style:style>
    <style:style style:name="T700" style:family="text">
      <style:text-properties officeooo:rsid="068c0046"/>
    </style:style>
    <style:style style:name="T701" style:family="text">
      <style:text-properties officeooo:rsid="06903f5c"/>
    </style:style>
    <style:style style:name="T702" style:family="text">
      <style:text-properties officeooo:rsid="069e3f3c"/>
    </style:style>
    <style:style style:name="T703" style:family="text">
      <style:text-properties officeooo:rsid="06a5894c"/>
    </style:style>
    <style:style style:name="T704" style:family="text">
      <style:text-properties officeooo:rsid="06a77c9d"/>
    </style:style>
    <style:style style:name="T705" style:family="text">
      <style:text-properties officeooo:rsid="06a982cd"/>
    </style:style>
    <style:style style:name="T706" style:family="text">
      <style:text-properties officeooo:rsid="06ace1e8"/>
    </style:style>
    <style:style style:name="T707" style:family="text">
      <style:text-properties officeooo:rsid="06aeefe3"/>
    </style:style>
    <style:style style:name="T708" style:family="text">
      <style:text-properties officeooo:rsid="06b232a1"/>
    </style:style>
    <style:style style:name="T709" style:family="text">
      <style:text-properties officeooo:rsid="06b41c8c"/>
    </style:style>
    <style:style style:name="T710" style:family="text">
      <style:text-properties officeooo:rsid="06b69599"/>
    </style:style>
    <style:style style:name="T711" style:family="text">
      <style:text-properties officeooo:rsid="06bde250"/>
    </style:style>
    <style:style style:name="T712" style:family="text">
      <style:text-properties officeooo:rsid="06c0acd6"/>
    </style:style>
    <style:style style:name="T713" style:family="text">
      <style:text-properties officeooo:rsid="06ca7224"/>
    </style:style>
    <style:style style:name="T714" style:family="text">
      <style:text-properties officeooo:rsid="06cb304e"/>
    </style:style>
    <style:style style:name="T715" style:family="text">
      <style:text-properties officeooo:rsid="06cd0ea7"/>
    </style:style>
    <style:style style:name="T716" style:family="text">
      <style:text-properties officeooo:rsid="06d34c49"/>
    </style:style>
    <style:style style:name="T717" style:family="text">
      <style:text-properties officeooo:rsid="06d6e703"/>
    </style:style>
    <style:style style:name="T718" style:family="text">
      <style:text-properties officeooo:rsid="06d7c28d"/>
    </style:style>
    <style:style style:name="T719" style:family="text">
      <style:text-properties officeooo:rsid="06db3c30"/>
    </style:style>
    <style:style style:name="T720" style:family="text">
      <style:text-properties officeooo:rsid="06dddd87"/>
    </style:style>
    <style:style style:name="T721" style:family="text">
      <style:text-properties officeooo:rsid="06e39fe8"/>
    </style:style>
    <style:style style:name="T722" style:family="text">
      <style:text-properties officeooo:rsid="06e7dec8"/>
    </style:style>
    <style:style style:name="T723" style:family="text">
      <style:text-properties officeooo:rsid="06ea7091"/>
    </style:style>
    <style:style style:name="T724" style:family="text">
      <style:text-properties officeooo:rsid="06ec9652"/>
    </style:style>
    <style:style style:name="T725" style:family="text">
      <style:text-properties officeooo:rsid="06eea9dc"/>
    </style:style>
    <style:style style:name="T726" style:family="text">
      <style:text-properties officeooo:rsid="06f1f316"/>
    </style:style>
    <style:style style:name="T727" style:family="text">
      <style:text-properties officeooo:rsid="06f39c4d"/>
    </style:style>
    <style:style style:name="T728" style:family="text">
      <style:text-properties officeooo:rsid="06f8657a"/>
    </style:style>
    <style:style style:name="T729" style:family="text">
      <style:text-properties officeooo:rsid="06fa67cc"/>
    </style:style>
    <style:style style:name="T730" style:family="text">
      <style:text-properties officeooo:rsid="06faf284"/>
    </style:style>
    <style:style style:name="T731" style:family="text">
      <style:text-properties officeooo:rsid="06faf6de"/>
    </style:style>
    <style:style style:name="T732" style:family="text">
      <style:text-properties officeooo:rsid="06fc29c9"/>
    </style:style>
    <style:style style:name="T733" style:family="text">
      <style:text-properties officeooo:rsid="07033ede"/>
    </style:style>
    <style:style style:name="T734" style:family="text">
      <style:text-properties officeooo:rsid="0704cc8f"/>
    </style:style>
    <style:style style:name="T735" style:family="text">
      <style:text-properties officeooo:rsid="07086371"/>
    </style:style>
    <style:style style:name="T736" style:family="text">
      <style:text-properties officeooo:rsid="0709d32c"/>
    </style:style>
    <style:style style:name="T737" style:family="text">
      <style:text-properties officeooo:rsid="071d7ab4"/>
    </style:style>
    <style:style style:name="T738" style:family="text">
      <style:text-properties officeooo:rsid="0723ea59"/>
    </style:style>
    <style:style style:name="T739" style:family="text">
      <style:text-properties officeooo:rsid="0730b50e"/>
    </style:style>
    <style:style style:name="T740" style:family="text">
      <style:text-properties officeooo:rsid="07317418"/>
    </style:style>
    <style:style style:name="T741" style:family="text">
      <style:text-properties officeooo:rsid="07321227"/>
    </style:style>
    <style:style style:name="T742" style:family="text">
      <style:text-properties officeooo:rsid="07322ddb"/>
    </style:style>
    <style:style style:name="T743" style:family="text">
      <style:text-properties officeooo:rsid="0732d496"/>
    </style:style>
    <style:style style:name="T744" style:family="text">
      <style:text-properties officeooo:rsid="07332d8f"/>
    </style:style>
    <style:style style:name="T745" style:family="text">
      <style:text-properties officeooo:rsid="0736e651"/>
    </style:style>
    <style:style style:name="T746" style:family="text">
      <style:text-properties officeooo:rsid="073727fe"/>
    </style:style>
    <style:style style:name="T747" style:family="text">
      <style:text-properties officeooo:rsid="07390b95"/>
    </style:style>
    <style:style style:name="T748" style:family="text">
      <style:text-properties officeooo:rsid="073cc43a"/>
    </style:style>
    <style:style style:name="T749" style:family="text">
      <style:text-properties officeooo:rsid="074b7844"/>
    </style:style>
    <style:style style:name="T750" style:family="text">
      <style:text-properties officeooo:rsid="074dabb9"/>
    </style:style>
    <style:style style:name="T751" style:family="text">
      <style:text-properties officeooo:rsid="075027e6"/>
    </style:style>
    <style:style style:name="T752" style:family="text">
      <style:text-properties officeooo:rsid="0750966a"/>
    </style:style>
    <style:style style:name="T753" style:family="text">
      <style:text-properties officeooo:rsid="0752dee5"/>
    </style:style>
    <style:style style:name="T754" style:family="text">
      <style:text-properties officeooo:rsid="075920e0"/>
    </style:style>
    <style:style style:name="T755" style:family="text">
      <style:text-properties officeooo:rsid="07598a85"/>
    </style:style>
    <style:style style:name="T756" style:family="text">
      <style:text-properties officeooo:rsid="0759a1b2"/>
    </style:style>
    <style:style style:name="T757" style:family="text">
      <style:text-properties officeooo:rsid="0759d3a3"/>
    </style:style>
    <style:style style:name="T758" style:family="text">
      <style:text-properties officeooo:rsid="075ce370"/>
    </style:style>
    <style:style style:name="T759" style:family="text">
      <style:text-properties officeooo:rsid="075d51d0"/>
    </style:style>
    <style:style style:name="T760" style:family="text">
      <style:text-properties officeooo:rsid="075e0569"/>
    </style:style>
    <style:style style:name="T761" style:family="text">
      <style:text-properties officeooo:rsid="075fc138"/>
    </style:style>
    <style:style style:name="T762" style:family="text">
      <style:text-properties officeooo:rsid="075ff862"/>
    </style:style>
    <style:style style:name="T763" style:family="text">
      <style:text-properties officeooo:rsid="07601cd9"/>
    </style:style>
    <style:style style:name="T764" style:family="text">
      <style:text-properties officeooo:rsid="0761e988"/>
    </style:style>
    <style:style style:name="T765" style:family="text">
      <style:text-properties officeooo:rsid="0767c80e"/>
    </style:style>
    <style:style style:name="T766" style:family="text">
      <style:text-properties officeooo:rsid="0769c79d"/>
    </style:style>
    <style:style style:name="T767" style:family="text">
      <style:text-properties officeooo:rsid="076c388a"/>
    </style:style>
    <style:style style:name="T768" style:family="text">
      <style:text-properties officeooo:rsid="0770e6b7"/>
    </style:style>
    <style:style style:name="T769" style:family="text">
      <style:text-properties style:font-weight-asian="bold" style:font-weight-complex="bold"/>
    </style:style>
    <style:style style:name="T770" style:family="text">
      <style:text-properties officeooo:rsid="05d74cd6" style:font-weight-asian="bold" style:font-weight-complex="bold"/>
    </style:style>
    <style:style style:name="T771" style:family="text">
      <style:text-properties officeooo:rsid="07332d8f" style:font-weight-asian="bold" style:font-weight-complex="bold"/>
    </style:style>
    <style:style style:name="T772" style:family="text">
      <style:text-properties officeooo:rsid="06086fbd" style:font-weight-asian="bold" style:font-weight-complex="bold"/>
    </style:style>
    <style:style style:name="T773" style:family="text">
      <style:text-properties officeooo:rsid="0609f852" style:font-weight-asian="bold" style:font-weight-complex="bold"/>
    </style:style>
    <style:style style:name="T774" style:family="text">
      <style:text-properties officeooo:rsid="060ad3d7" style:font-weight-asian="bold" style:font-weight-complex="bold"/>
    </style:style>
    <style:style style:name="T775" style:family="text">
      <style:text-properties officeooo:rsid="0632e3da" style:font-weight-asian="bold" style:font-weight-complex="bold"/>
    </style:style>
    <style:style style:name="T776" style:family="text">
      <style:text-properties officeooo:rsid="0437df6e" style:font-weight-asian="bold" style:font-weight-complex="bold"/>
    </style:style>
    <style:style style:name="T777" style:family="text">
      <style:text-properties officeooo:rsid="0372aeaf" style:font-weight-asian="bold" style:font-weight-complex="bold"/>
    </style:style>
    <style:style style:name="T778" style:family="text">
      <style:text-properties officeooo:rsid="060af3f5" style:font-weight-asian="bold" style:font-weight-complex="bold"/>
    </style:style>
    <style:style style:name="T779" style:family="text">
      <style:text-properties officeooo:rsid="04238af5" style:font-weight-asian="bold" style:font-weight-complex="bold"/>
    </style:style>
    <style:style style:name="T780" style:family="text">
      <style:text-properties officeooo:rsid="060c39b8" style:font-weight-asian="bold" style:font-weight-complex="bold"/>
    </style:style>
    <style:style style:name="T781" style:family="text">
      <style:text-properties officeooo:rsid="03a4e9a6" style:font-weight-asian="bold" style:font-weight-complex="bold"/>
    </style:style>
    <style:style style:name="T782" style:family="text">
      <style:text-properties officeooo:rsid="061f4f9c" style:font-weight-asian="bold" style:font-weight-complex="bold"/>
    </style:style>
    <style:style style:name="T783" style:family="text">
      <style:text-properties officeooo:rsid="06ca7224" style:font-weight-asian="bold" style:font-weight-complex="bold"/>
    </style:style>
    <style:style style:name="T784" style:family="text">
      <style:text-properties officeooo:rsid="0625277d" style:font-weight-asian="bold" style:font-weight-complex="bold"/>
    </style:style>
    <style:style style:name="T785" style:family="text">
      <style:text-properties officeooo:rsid="06cd0ea7" style:font-weight-asian="bold" style:font-weight-complex="bold"/>
    </style:style>
    <style:style style:name="T786" style:family="text">
      <style:text-properties officeooo:rsid="063e9233" style:font-weight-asian="bold" style:font-weight-complex="bold"/>
    </style:style>
    <style:style style:name="T787" style:family="text">
      <style:text-properties officeooo:rsid="061df09b" style:font-weight-asian="bold" style:font-weight-complex="bold"/>
    </style:style>
    <style:style style:name="T788" style:family="text">
      <style:text-properties officeooo:rsid="062f324e" style:font-weight-asian="bold" style:font-weight-complex="bold"/>
    </style:style>
    <style:style style:name="T789" style:family="text">
      <style:text-properties officeooo:rsid="0634c7b6" style:font-weight-asian="bold" style:font-weight-complex="bold"/>
    </style:style>
    <style:style style:name="T790" style:family="text">
      <style:text-properties officeooo:rsid="05f9ba46" style:font-weight-asian="bold" style:font-weight-complex="bold"/>
    </style:style>
    <style:style style:name="T791" style:family="text">
      <style:text-properties officeooo:rsid="06ea7091" style:font-weight-asian="bold" style:font-weight-complex="bold"/>
    </style:style>
    <style:style style:name="T792" style:family="text">
      <style:text-properties officeooo:rsid="042e993b" style:font-weight-asian="bold" style:font-weight-complex="bold"/>
    </style:style>
    <style:style style:name="T793" style:family="text">
      <style:text-properties officeooo:rsid="050bb4ca" style:font-weight-asian="bold" style:font-weight-complex="bold"/>
    </style:style>
    <style:style style:name="T794" style:family="text">
      <style:text-properties officeooo:rsid="051d8c5e" style:font-weight-asian="bold" style:font-weight-complex="bold"/>
    </style:style>
    <style:style style:name="T795" style:family="text">
      <style:text-properties officeooo:rsid="0523a25e" style:font-weight-asian="bold" style:font-weight-complex="bold"/>
    </style:style>
    <style:style style:name="T796" style:family="text">
      <style:text-properties officeooo:rsid="053248e7" style:font-weight-asian="bold" style:font-weight-complex="bold"/>
    </style:style>
    <style:style style:name="T797" style:family="text">
      <style:text-properties officeooo:rsid="05354e78" style:font-weight-asian="bold" style:font-weight-complex="bold"/>
    </style:style>
    <style:style style:name="T798" style:family="text">
      <style:text-properties officeooo:rsid="0537219d" style:font-weight-asian="bold" style:font-weight-complex="bold"/>
    </style:style>
    <style:style style:name="T799" style:family="text">
      <style:text-properties officeooo:rsid="055469f5" style:font-weight-asian="bold" style:font-weight-complex="bold"/>
    </style:style>
    <style:style style:name="T800" style:family="text">
      <style:text-properties officeooo:rsid="05a0a2ac" style:font-weight-asian="bold" style:font-weight-complex="bold"/>
    </style:style>
    <style:style style:name="T801" style:family="text">
      <style:text-properties officeooo:rsid="05d29889" style:font-weight-asian="bold" style:font-weight-complex="bold"/>
    </style:style>
    <style:style style:name="T802" style:family="text">
      <style:text-properties officeooo:rsid="05b8f47d" style:font-weight-asian="bold" style:font-weight-complex="bold"/>
    </style:style>
    <style:style style:name="T803" style:family="text">
      <style:text-properties officeooo:rsid="05c958d4" style:font-weight-asian="bold" style:font-weight-complex="bold"/>
    </style:style>
    <style:style style:name="T804" style:family="text">
      <style:text-properties officeooo:rsid="05e07efd" style:font-weight-asian="bold" style:font-weight-complex="bold"/>
    </style:style>
    <style:style style:name="T805" style:family="text">
      <style:text-properties officeooo:rsid="025caa0e" style:font-weight-asian="bold" style:font-weight-complex="bold"/>
    </style:style>
    <style:style style:name="T806" style:family="text">
      <style:text-properties officeooo:rsid="04d86354" style:font-weight-asian="bold" style:font-weight-complex="bold"/>
    </style:style>
    <style:style style:name="T807" style:family="text">
      <style:text-properties officeooo:rsid="04de7130" style:font-weight-asian="bold" style:font-weight-complex="bold"/>
    </style:style>
    <style:style style:name="T808" style:family="text">
      <style:text-properties officeooo:rsid="0753718c" style:font-weight-asian="bold" style:font-weight-complex="bold"/>
    </style:style>
    <style:style style:name="T809" style:family="text">
      <style:text-properties officeooo:rsid="07550873" style:font-weight-asian="bold" style:font-weight-complex="bold"/>
    </style:style>
    <style:style style:name="T810" style:family="text">
      <style:text-properties officeooo:rsid="04bf7578" style:font-weight-asian="bold" style:font-weight-complex="bold"/>
    </style:style>
    <style:style style:name="T811" style:family="text">
      <style:text-properties officeooo:rsid="04b6c830" style:font-weight-asian="bold" style:font-weight-complex="bold"/>
    </style:style>
    <style:style style:name="T812" style:family="text">
      <style:text-properties officeooo:rsid="0766af6c" style:font-weight-asian="bold" style:font-weight-complex="bold"/>
    </style:style>
    <style:style style:name="T813" style:family="text">
      <style:text-properties officeooo:rsid="0767c80e" style:font-weight-asian="bold" style:font-weight-complex="bold"/>
    </style:style>
    <style:style style:name="T814" style:family="text">
      <style:text-properties officeooo:rsid="07598a85" style:font-weight-asian="bold" style:font-weight-complex="bold"/>
    </style:style>
    <style:style style:name="T815" style:family="text">
      <style:text-properties officeooo:rsid="0759d3a3" style:font-weight-asian="bold" style:font-weight-complex="bold"/>
    </style:style>
    <style:style style:name="T816" style:family="text">
      <style:text-properties officeooo:rsid="075fc138" style:font-weight-asian="bold" style:font-weight-complex="bold"/>
    </style:style>
    <style:style style:name="T817" style:family="text">
      <style:text-properties officeooo:rsid="014cf5a9" style:font-weight-asian="bold" style:font-weight-complex="bold"/>
    </style:style>
    <style:style style:name="T818" style:family="text">
      <style:text-properties officeooo:rsid="02b3acad" style:font-weight-asian="bold" style:font-weight-complex="bold"/>
    </style:style>
    <style:style style:name="T819" style:family="text">
      <style:text-properties officeooo:rsid="02c27374" style:font-weight-asian="bold" style:font-weight-complex="bold"/>
    </style:style>
    <style:style style:name="T820" style:family="text">
      <style:text-properties officeooo:rsid="02d7f4b0" style:font-weight-asian="bold" style:font-weight-complex="bold"/>
    </style:style>
    <style:style style:name="T821" style:family="text">
      <style:text-properties officeooo:rsid="02e6e887" style:font-weight-asian="bold" style:font-weight-complex="bold"/>
    </style:style>
    <style:style style:name="T822" style:family="text">
      <style:text-properties officeooo:rsid="0118a6a6" style:font-weight-asian="bold" style:font-weight-complex="bold"/>
    </style:style>
    <style:style style:name="T823" style:family="text">
      <style:text-properties officeooo:rsid="0118e77e" style:font-weight-asian="bold" style:font-weight-complex="bold"/>
    </style:style>
    <style:style style:name="T824" style:family="text">
      <style:text-properties officeooo:rsid="01d4361f" style:font-weight-asian="bold" style:font-weight-complex="bold"/>
    </style:style>
    <style:style style:name="T825" style:family="text">
      <style:text-properties officeooo:rsid="0120ea38" style:font-weight-asian="bold" style:font-weight-complex="bold"/>
    </style:style>
    <style:style style:name="T826" style:family="text">
      <style:text-properties officeooo:rsid="01311a80" style:font-weight-asian="bold" style:font-weight-complex="bold"/>
    </style:style>
    <style:style style:name="T827" style:family="text">
      <style:text-properties officeooo:rsid="01318492" style:font-weight-asian="bold" style:font-weight-complex="bold"/>
    </style:style>
    <style:style style:name="T828" style:family="text">
      <style:text-properties officeooo:rsid="01384f38" style:font-weight-asian="bold" style:font-weight-complex="bold"/>
    </style:style>
    <style:style style:name="T829" style:family="text">
      <style:text-properties officeooo:rsid="0133721b" style:font-weight-asian="bold" style:font-weight-complex="bold"/>
    </style:style>
    <style:style style:name="T830" style:family="text">
      <style:text-properties officeooo:rsid="013de234" style:font-weight-asian="bold" style:font-weight-complex="bold"/>
    </style:style>
    <style:style style:name="T831" style:family="text">
      <style:text-properties officeooo:rsid="01438800" style:font-weight-asian="bold" style:font-weight-complex="bold"/>
    </style:style>
    <style:style style:name="T832" style:family="text">
      <style:text-properties officeooo:rsid="014feb0b" style:font-weight-asian="bold" style:font-weight-complex="bold"/>
    </style:style>
    <style:style style:name="T833" style:family="text">
      <style:text-properties officeooo:rsid="0173fa91" style:font-weight-asian="bold" style:font-weight-complex="bold"/>
    </style:style>
    <style:style style:name="T834" style:family="text">
      <style:text-properties officeooo:rsid="017a0847" style:font-weight-asian="bold" style:font-weight-complex="bold"/>
    </style:style>
    <style:style style:name="T835" style:family="text">
      <style:text-properties officeooo:rsid="017aa7f2" style:font-weight-asian="bold" style:font-weight-complex="bold"/>
    </style:style>
    <style:style style:name="T836" style:family="text">
      <style:text-properties officeooo:rsid="019ce3cc" style:font-weight-asian="bold" style:font-weight-complex="bold"/>
    </style:style>
    <style:style style:name="T837" style:family="text">
      <style:text-properties officeooo:rsid="019e2b1f" style:font-weight-asian="bold" style:font-weight-complex="bold"/>
    </style:style>
    <style:style style:name="T838" style:family="text">
      <style:text-properties officeooo:rsid="01bf3ed5" style:font-weight-asian="bold" style:font-weight-complex="bold"/>
    </style:style>
    <style:style style:name="T839" style:family="text">
      <style:text-properties officeooo:rsid="02227558" style:font-weight-asian="bold" style:font-weight-complex="bold"/>
    </style:style>
    <style:style style:name="T840" style:family="text">
      <style:text-properties officeooo:rsid="0830bbed" style:font-weight-asian="bold" style:font-weight-complex="bold"/>
    </style:style>
    <style:style style:name="T841" style:family="text">
      <style:text-properties officeooo:rsid="09582543" style:font-weight-asian="bold" style:font-weight-complex="bold"/>
    </style:style>
    <style:style style:name="T842" style:family="text">
      <style:text-properties officeooo:rsid="09582648" style:font-weight-asian="bold" style:font-weight-complex="bold"/>
    </style:style>
    <style:style style:name="T843" style:family="text">
      <style:text-properties officeooo:rsid="09602b06" style:font-weight-asian="bold" style:font-weight-complex="bold"/>
    </style:style>
    <style:style style:name="T844" style:family="text">
      <style:text-properties officeooo:rsid="096699c3" style:font-weight-asian="bold" style:font-weight-complex="bold"/>
    </style:style>
    <style:style style:name="T845" style:family="text">
      <style:text-properties officeooo:rsid="0975b3ad" style:font-weight-asian="bold" style:font-weight-complex="bold"/>
    </style:style>
    <style:style style:name="T846" style:family="text">
      <style:text-properties officeooo:rsid="0976943b" style:font-weight-asian="bold" style:font-weight-complex="bold"/>
    </style:style>
    <style:style style:name="T847" style:family="text">
      <style:text-properties officeooo:rsid="098139f5" style:font-weight-asian="bold" style:font-weight-complex="bold"/>
    </style:style>
    <style:style style:name="T848" style:family="text">
      <style:text-properties officeooo:rsid="0c581156" style:font-weight-asian="bold" style:font-weight-complex="bold"/>
    </style:style>
    <style:style style:name="T849" style:family="text">
      <style:text-properties officeooo:rsid="04c9d0e6" style:font-weight-asian="bold" style:font-weight-complex="bold"/>
    </style:style>
    <style:style style:name="T850" style:family="text">
      <style:text-properties officeooo:rsid="02783f62" style:font-weight-asian="bold" style:font-weight-complex="bold"/>
    </style:style>
    <style:style style:name="T851" style:family="text">
      <style:text-properties officeooo:rsid="00ea2ee5" style:font-size-asian="12pt" style:font-weight-asian="bold" style:font-size-complex="12pt" style:font-weight-complex="bold"/>
    </style:style>
    <style:style style:name="T852" style:family="text">
      <style:text-properties officeooo:rsid="0f4532e3" style:font-size-asian="12pt" style:font-weight-asian="bold" style:font-size-complex="12pt" style:font-weight-complex="bold"/>
    </style:style>
    <style:style style:name="T853" style:family="text">
      <style:text-properties officeooo:rsid="07943d53"/>
    </style:style>
    <style:style style:name="T854" style:family="text">
      <style:text-properties officeooo:rsid="07a8a14b"/>
    </style:style>
    <style:style style:name="T855" style:family="text">
      <style:text-properties officeooo:rsid="07aa0252"/>
    </style:style>
    <style:style style:name="T856" style:family="text">
      <style:text-properties officeooo:rsid="07b0c38b"/>
    </style:style>
    <style:style style:name="T857" style:family="text">
      <style:text-properties officeooo:rsid="07b729ce"/>
    </style:style>
    <style:style style:name="T858" style:family="text">
      <style:text-properties officeooo:rsid="07b896f7"/>
    </style:style>
    <style:style style:name="T859" style:family="text">
      <style:text-properties officeooo:rsid="07b93712"/>
    </style:style>
    <style:style style:name="T860" style:family="text">
      <style:text-properties officeooo:rsid="07bd6177"/>
    </style:style>
    <style:style style:name="T861" style:family="text">
      <style:text-properties officeooo:rsid="07bd96ca"/>
    </style:style>
    <style:style style:name="T862" style:family="text">
      <style:text-properties officeooo:rsid="07be8631"/>
    </style:style>
    <style:style style:name="T863" style:family="text">
      <style:text-properties officeooo:rsid="07bf300a"/>
    </style:style>
    <style:style style:name="T864" style:family="text">
      <style:text-properties officeooo:rsid="07bf79f7"/>
    </style:style>
    <style:style style:name="T865" style:family="text">
      <style:text-properties officeooo:rsid="07c16ce6"/>
    </style:style>
    <style:style style:name="T866" style:family="text">
      <style:text-properties officeooo:rsid="07c27967"/>
    </style:style>
    <style:style style:name="T867" style:family="text">
      <style:text-properties officeooo:rsid="07c7fe8f"/>
    </style:style>
    <style:style style:name="T868" style:family="text">
      <style:text-properties officeooo:rsid="07c8c7e4"/>
    </style:style>
    <style:style style:name="T869" style:family="text">
      <style:text-properties officeooo:rsid="07cb4b54"/>
    </style:style>
    <style:style style:name="T870" style:family="text">
      <style:text-properties officeooo:rsid="07ce040e"/>
    </style:style>
    <style:style style:name="T871" style:family="text">
      <style:text-properties officeooo:rsid="07ce0f00"/>
    </style:style>
    <style:style style:name="T872" style:family="text">
      <style:text-properties officeooo:rsid="07cf7bcd"/>
    </style:style>
    <style:style style:name="T873" style:family="text">
      <style:text-properties officeooo:rsid="07d41262"/>
    </style:style>
    <style:style style:name="T874" style:family="text">
      <style:text-properties officeooo:rsid="07d5633c"/>
    </style:style>
    <style:style style:name="T875" style:family="text">
      <style:text-properties officeooo:rsid="07d5843b"/>
    </style:style>
    <style:style style:name="T876" style:family="text">
      <style:text-properties officeooo:rsid="07d69de3"/>
    </style:style>
    <style:style style:name="T877" style:family="text">
      <style:text-properties officeooo:rsid="07d82fd4"/>
    </style:style>
    <style:style style:name="T878" style:family="text">
      <style:text-properties officeooo:rsid="07da0771"/>
    </style:style>
    <style:style style:name="T879" style:family="text">
      <style:text-properties officeooo:rsid="07dcfb14"/>
    </style:style>
    <style:style style:name="T880" style:family="text">
      <style:text-properties officeooo:rsid="07dfc171"/>
    </style:style>
    <style:style style:name="T881" style:family="text">
      <style:text-properties officeooo:rsid="07e1abd0"/>
    </style:style>
    <style:style style:name="T882" style:family="text">
      <style:text-properties officeooo:rsid="07e5f11c"/>
    </style:style>
    <style:style style:name="T883" style:family="text">
      <style:text-properties officeooo:rsid="07e7abec"/>
    </style:style>
    <style:style style:name="T884" style:family="text">
      <style:text-properties officeooo:rsid="07e7d761"/>
    </style:style>
    <style:style style:name="T885" style:family="text">
      <style:text-properties officeooo:rsid="07e87943"/>
    </style:style>
    <style:style style:name="T886" style:family="text">
      <style:text-properties officeooo:rsid="07ea724b"/>
    </style:style>
    <style:style style:name="T887" style:family="text">
      <style:text-properties officeooo:rsid="07eb58b1"/>
    </style:style>
    <style:style style:name="T888" style:family="text">
      <style:text-properties officeooo:rsid="07ec9397"/>
    </style:style>
    <style:style style:name="T889" style:family="text">
      <style:text-properties officeooo:rsid="07edaf0c"/>
    </style:style>
    <style:style style:name="T890" style:family="text">
      <style:text-properties officeooo:rsid="07edb52c"/>
    </style:style>
    <style:style style:name="T891" style:family="text">
      <style:text-properties officeooo:rsid="07eeae75"/>
    </style:style>
    <style:style style:name="T892" style:family="text">
      <style:text-properties officeooo:rsid="07ef765f"/>
    </style:style>
    <style:style style:name="T893" style:family="text">
      <style:text-properties officeooo:rsid="07f12425"/>
    </style:style>
    <style:style style:name="T894" style:family="text">
      <style:text-properties officeooo:rsid="07f22e13"/>
    </style:style>
    <style:style style:name="T895" style:family="text">
      <style:text-properties officeooo:rsid="07f3ee20"/>
    </style:style>
    <style:style style:name="T896" style:family="text">
      <style:text-properties officeooo:rsid="07f4568f"/>
    </style:style>
    <style:style style:name="T897" style:family="text">
      <style:text-properties officeooo:rsid="07f53974"/>
    </style:style>
    <style:style style:name="T898" style:family="text">
      <style:text-properties officeooo:rsid="07f68ce8"/>
    </style:style>
    <style:style style:name="T899" style:family="text">
      <style:text-properties officeooo:rsid="07f7a56a"/>
    </style:style>
    <style:style style:name="T900" style:family="text">
      <style:text-properties officeooo:rsid="07f87ada"/>
    </style:style>
    <style:style style:name="T901" style:family="text">
      <style:text-properties officeooo:rsid="07fb9066"/>
    </style:style>
    <style:style style:name="T902" style:family="text">
      <style:text-properties officeooo:rsid="07fbbbfd"/>
    </style:style>
    <style:style style:name="T903" style:family="text">
      <style:text-properties officeooo:rsid="07fd6c70"/>
    </style:style>
    <style:style style:name="T904" style:family="text">
      <style:text-properties officeooo:rsid="07fee197"/>
    </style:style>
    <style:style style:name="T905" style:family="text">
      <style:text-properties officeooo:rsid="07ffbc24"/>
    </style:style>
    <style:style style:name="T906" style:family="text">
      <style:text-properties officeooo:rsid="07ffdc71"/>
    </style:style>
    <style:style style:name="T907" style:family="text">
      <style:text-properties officeooo:rsid="08000b39"/>
    </style:style>
    <style:style style:name="T908" style:family="text">
      <style:text-properties officeooo:rsid="0801f095"/>
    </style:style>
    <style:style style:name="T909" style:family="text">
      <style:text-properties officeooo:rsid="0802bf6a"/>
    </style:style>
    <style:style style:name="T910" style:family="text">
      <style:text-properties officeooo:rsid="080395a1"/>
    </style:style>
    <style:style style:name="T911" style:family="text">
      <style:text-properties officeooo:rsid="0806b93d"/>
    </style:style>
    <style:style style:name="T912" style:family="text">
      <style:text-properties officeooo:rsid="08091ec0"/>
    </style:style>
    <style:style style:name="T913" style:family="text">
      <style:text-properties officeooo:rsid="080bc407"/>
    </style:style>
    <style:style style:name="T914" style:family="text">
      <style:text-properties officeooo:rsid="080fba1e"/>
    </style:style>
    <style:style style:name="T915" style:family="text">
      <style:text-properties officeooo:rsid="0812832f"/>
    </style:style>
    <style:style style:name="T916" style:family="text">
      <style:text-properties officeooo:rsid="08137b70"/>
    </style:style>
    <style:style style:name="T917" style:family="text">
      <style:text-properties officeooo:rsid="08195eda"/>
    </style:style>
    <style:style style:name="T918" style:family="text">
      <style:text-properties officeooo:rsid="081a0aa8"/>
    </style:style>
    <style:style style:name="T919" style:family="text">
      <style:text-properties officeooo:rsid="081bec56"/>
    </style:style>
    <style:style style:name="T920" style:family="text">
      <style:text-properties officeooo:rsid="081c1144"/>
    </style:style>
    <style:style style:name="T921" style:family="text">
      <style:text-properties officeooo:rsid="081caec0"/>
    </style:style>
    <style:style style:name="T922" style:family="text">
      <style:text-properties officeooo:rsid="081d68db"/>
    </style:style>
    <style:style style:name="T923" style:family="text">
      <style:text-properties officeooo:rsid="082122bf"/>
    </style:style>
    <style:style style:name="T924" style:family="text">
      <style:text-properties officeooo:rsid="0822c67e"/>
    </style:style>
    <style:style style:name="T925" style:family="text">
      <style:text-properties officeooo:rsid="0827e8f0"/>
    </style:style>
    <style:style style:name="T926" style:family="text">
      <style:text-properties officeooo:rsid="0832a904"/>
    </style:style>
    <style:style style:name="T927" style:family="text">
      <style:text-properties officeooo:rsid="03f3db74"/>
    </style:style>
    <style:style style:name="T928" style:family="text">
      <style:text-properties officeooo:rsid="083e46f7"/>
    </style:style>
    <style:style style:name="T929" style:family="text">
      <style:text-properties officeooo:rsid="02cab066"/>
    </style:style>
    <style:style style:name="T930" style:family="text">
      <style:text-properties officeooo:rsid="083e787c"/>
    </style:style>
    <style:style style:name="T931" style:family="text">
      <style:text-properties officeooo:rsid="0840593f"/>
    </style:style>
    <style:style style:name="T932" style:family="text">
      <style:text-properties officeooo:rsid="08414ae1"/>
    </style:style>
    <style:style style:name="T933" style:family="text">
      <style:text-properties officeooo:rsid="084270b7"/>
    </style:style>
    <style:style style:name="T934" style:family="text">
      <style:text-properties officeooo:rsid="08446432"/>
    </style:style>
    <style:style style:name="T935" style:family="text">
      <style:text-properties officeooo:rsid="0845f5a3"/>
    </style:style>
    <style:style style:name="T936" style:family="text">
      <style:text-properties officeooo:rsid="08493dba"/>
    </style:style>
    <style:style style:name="T937" style:family="text">
      <style:text-properties officeooo:rsid="084bf5e0"/>
    </style:style>
    <style:style style:name="T938" style:family="text">
      <style:text-properties officeooo:rsid="084cfa00"/>
    </style:style>
    <style:style style:name="T939" style:family="text">
      <style:text-properties officeooo:rsid="084e5390"/>
    </style:style>
    <style:style style:name="T940" style:family="text">
      <style:text-properties officeooo:rsid="08542f14"/>
    </style:style>
    <style:style style:name="T941" style:family="text">
      <style:text-properties officeooo:rsid="08552323"/>
    </style:style>
    <style:style style:name="T942" style:family="text">
      <style:text-properties officeooo:rsid="0858963c"/>
    </style:style>
    <style:style style:name="T943" style:family="text">
      <style:text-properties officeooo:rsid="0858d414"/>
    </style:style>
    <style:style style:name="T944" style:family="text">
      <style:text-properties officeooo:rsid="085a3191"/>
    </style:style>
    <style:style style:name="T945" style:family="text">
      <style:text-properties officeooo:rsid="085ac14a"/>
    </style:style>
    <style:style style:name="T946" style:family="text">
      <style:text-properties officeooo:rsid="085ca051"/>
    </style:style>
    <style:style style:name="T947" style:family="text">
      <style:text-properties officeooo:rsid="085e8842"/>
    </style:style>
    <style:style style:name="T948" style:family="text">
      <style:text-properties officeooo:rsid="086392ec"/>
    </style:style>
    <style:style style:name="T949" style:family="text">
      <style:text-properties officeooo:rsid="0865900f"/>
    </style:style>
    <style:style style:name="T950" style:family="text">
      <style:text-properties officeooo:rsid="086634fb"/>
    </style:style>
    <style:style style:name="T951" style:family="text">
      <style:text-properties officeooo:rsid="0869d2bd"/>
    </style:style>
    <style:style style:name="T952" style:family="text">
      <style:text-properties officeooo:rsid="086a5e9c"/>
    </style:style>
    <style:style style:name="T953" style:family="text">
      <style:text-properties officeooo:rsid="086d03d7"/>
    </style:style>
    <style:style style:name="T954" style:family="text">
      <style:text-properties officeooo:rsid="086e178e"/>
    </style:style>
    <style:style style:name="T955" style:family="text">
      <style:text-properties officeooo:rsid="086ff0fa"/>
    </style:style>
    <style:style style:name="T956" style:family="text">
      <style:text-properties officeooo:rsid="087290ff"/>
    </style:style>
    <style:style style:name="T957" style:family="text">
      <style:text-properties officeooo:rsid="087306ba"/>
    </style:style>
    <style:style style:name="T958" style:family="text">
      <style:text-properties officeooo:rsid="0874e748"/>
    </style:style>
    <style:style style:name="T959" style:family="text">
      <style:text-properties officeooo:rsid="087593c4"/>
    </style:style>
    <style:style style:name="T960" style:family="text">
      <style:text-properties officeooo:rsid="087921da"/>
    </style:style>
    <style:style style:name="T961" style:family="text">
      <style:text-properties officeooo:rsid="087a0a4f"/>
    </style:style>
    <style:style style:name="T962" style:family="text">
      <style:text-properties officeooo:rsid="087a12f4"/>
    </style:style>
    <style:style style:name="T963" style:family="text">
      <style:text-properties officeooo:rsid="087b1727"/>
    </style:style>
    <style:style style:name="T964" style:family="text">
      <style:text-properties officeooo:rsid="087d18ca"/>
    </style:style>
    <style:style style:name="T965" style:family="text">
      <style:text-properties officeooo:rsid="087d3abf"/>
    </style:style>
    <style:style style:name="T966" style:family="text">
      <style:text-properties officeooo:rsid="087f2f39"/>
    </style:style>
    <style:style style:name="T967" style:family="text">
      <style:text-properties officeooo:rsid="087f6eae"/>
    </style:style>
    <style:style style:name="T968" style:family="text">
      <style:text-properties officeooo:rsid="088113a0"/>
    </style:style>
    <style:style style:name="T969" style:family="text">
      <style:text-properties officeooo:rsid="08825cee"/>
    </style:style>
    <style:style style:name="T970" style:family="text">
      <style:text-properties officeooo:rsid="08828c49"/>
    </style:style>
    <style:style style:name="T971" style:family="text">
      <style:text-properties officeooo:rsid="088516da"/>
    </style:style>
    <style:style style:name="T972" style:family="text">
      <style:text-properties officeooo:rsid="08874e19"/>
    </style:style>
    <style:style style:name="T973" style:family="text">
      <style:text-properties officeooo:rsid="088978d3"/>
    </style:style>
    <style:style style:name="T974" style:family="text">
      <style:text-properties officeooo:rsid="088b5b26"/>
    </style:style>
    <style:style style:name="T975" style:family="text">
      <style:text-properties officeooo:rsid="088c64a6"/>
    </style:style>
    <style:style style:name="T976" style:family="text">
      <style:text-properties officeooo:rsid="088d258e"/>
    </style:style>
    <style:style style:name="T977" style:family="text">
      <style:text-properties officeooo:rsid="088e08f4"/>
    </style:style>
    <style:style style:name="T978" style:family="text">
      <style:text-properties officeooo:rsid="0890b8c4"/>
    </style:style>
    <style:style style:name="T979" style:family="text">
      <style:text-properties officeooo:rsid="08925cc5"/>
    </style:style>
    <style:style style:name="T980" style:family="text">
      <style:text-properties officeooo:rsid="08928c6c"/>
    </style:style>
    <style:style style:name="T981" style:family="text">
      <style:text-properties officeooo:rsid="089539aa"/>
    </style:style>
    <style:style style:name="T982" style:family="text">
      <style:text-properties officeooo:rsid="089687aa"/>
    </style:style>
    <style:style style:name="T983" style:family="text">
      <style:text-properties officeooo:rsid="0896acde"/>
    </style:style>
    <style:style style:name="T984" style:family="text">
      <style:text-properties officeooo:rsid="0899d6d5"/>
    </style:style>
    <style:style style:name="T985" style:family="text">
      <style:text-properties officeooo:rsid="089a7954"/>
    </style:style>
    <style:style style:name="T986" style:family="text">
      <style:text-properties officeooo:rsid="089dd5ba"/>
    </style:style>
    <style:style style:name="T987" style:family="text">
      <style:text-properties officeooo:rsid="089fff8f"/>
    </style:style>
    <style:style style:name="T988" style:family="text">
      <style:text-properties officeooo:rsid="08a172bf"/>
    </style:style>
    <style:style style:name="T989" style:family="text">
      <style:text-properties officeooo:rsid="08a2a082"/>
    </style:style>
    <style:style style:name="T990" style:family="text">
      <style:text-properties officeooo:rsid="08a46e41"/>
    </style:style>
    <style:style style:name="T991" style:family="text">
      <style:text-properties officeooo:rsid="08a66b1d"/>
    </style:style>
    <style:style style:name="T992" style:family="text">
      <style:text-properties officeooo:rsid="08aa0307"/>
    </style:style>
    <style:style style:name="T993" style:family="text">
      <style:text-properties officeooo:rsid="08ab5a51"/>
    </style:style>
    <style:style style:name="T994" style:family="text">
      <style:text-properties officeooo:rsid="08acf39a"/>
    </style:style>
    <style:style style:name="T995" style:family="text">
      <style:text-properties officeooo:rsid="08ae6576"/>
    </style:style>
    <style:style style:name="T996" style:family="text">
      <style:text-properties officeooo:rsid="08af039e"/>
    </style:style>
    <style:style style:name="T997" style:family="text">
      <style:text-properties officeooo:rsid="08b001a2"/>
    </style:style>
    <style:style style:name="T998" style:family="text">
      <style:text-properties officeooo:rsid="08b136a8"/>
    </style:style>
    <style:style style:name="T999" style:family="text">
      <style:text-properties officeooo:rsid="08b36d74"/>
    </style:style>
    <style:style style:name="T1000" style:family="text">
      <style:text-properties officeooo:rsid="08b3d34f"/>
    </style:style>
    <style:style style:name="T1001" style:family="text">
      <style:text-properties officeooo:rsid="08b59f09"/>
    </style:style>
    <style:style style:name="T1002" style:family="text">
      <style:text-properties officeooo:rsid="08b5bdc5"/>
    </style:style>
    <style:style style:name="T1003" style:family="text">
      <style:text-properties officeooo:rsid="08b82b3d"/>
    </style:style>
    <style:style style:name="T1004" style:family="text">
      <style:text-properties officeooo:rsid="08b8d286"/>
    </style:style>
    <style:style style:name="T1005" style:family="text">
      <style:text-properties officeooo:rsid="08b93abe"/>
    </style:style>
    <style:style style:name="T1006" style:family="text">
      <style:text-properties officeooo:rsid="08bd1e55"/>
    </style:style>
    <style:style style:name="T1007" style:family="text">
      <style:text-properties officeooo:rsid="08bf140f"/>
    </style:style>
    <style:style style:name="T1008" style:family="text">
      <style:text-properties officeooo:rsid="08bf3a67"/>
    </style:style>
    <style:style style:name="T1009" style:family="text">
      <style:text-properties officeooo:rsid="08bfcd67"/>
    </style:style>
    <style:style style:name="T1010" style:family="text">
      <style:text-properties officeooo:rsid="08c12692"/>
    </style:style>
    <style:style style:name="T1011" style:family="text">
      <style:text-properties officeooo:rsid="08cbda9e"/>
    </style:style>
    <style:style style:name="T1012" style:family="text">
      <style:text-properties officeooo:rsid="08ce8d1a"/>
    </style:style>
    <style:style style:name="T1013" style:family="text">
      <style:text-properties officeooo:rsid="08cf8749"/>
    </style:style>
    <style:style style:name="T1014" style:family="text">
      <style:text-properties officeooo:rsid="08d35a7d"/>
    </style:style>
    <style:style style:name="T1015" style:family="text">
      <style:text-properties officeooo:rsid="08deb17f"/>
    </style:style>
    <style:style style:name="T1016" style:family="text">
      <style:text-properties officeooo:rsid="08dfc2f1"/>
    </style:style>
    <style:style style:name="T1017" style:family="text">
      <style:text-properties officeooo:rsid="08e17f29"/>
    </style:style>
    <style:style style:name="T1018" style:family="text">
      <style:text-properties officeooo:rsid="08e6ddf6"/>
    </style:style>
    <style:style style:name="T1019" style:family="text">
      <style:text-properties officeooo:rsid="08e7720d"/>
    </style:style>
    <style:style style:name="T1020" style:family="text">
      <style:text-properties officeooo:rsid="08e99531"/>
    </style:style>
    <style:style style:name="T1021" style:family="text">
      <style:text-properties officeooo:rsid="08ec32c1"/>
    </style:style>
    <style:style style:name="T1022" style:family="text">
      <style:text-properties officeooo:rsid="08f82700"/>
    </style:style>
    <style:style style:name="T1023" style:family="text">
      <style:text-properties officeooo:rsid="08f89a21"/>
    </style:style>
    <style:style style:name="T1024" style:family="text">
      <style:text-properties officeooo:rsid="08f8a93a"/>
    </style:style>
    <style:style style:name="T1025" style:family="text">
      <style:text-properties officeooo:rsid="08fc6d86"/>
    </style:style>
    <style:style style:name="T1026" style:family="text">
      <style:text-properties officeooo:rsid="08fdd2d0"/>
    </style:style>
    <style:style style:name="T1027" style:family="text">
      <style:text-properties officeooo:rsid="08ffea82"/>
    </style:style>
    <style:style style:name="T1028" style:family="text">
      <style:text-properties officeooo:rsid="0907685b"/>
    </style:style>
    <style:style style:name="T1029" style:family="text">
      <style:text-properties officeooo:rsid="09092fae"/>
    </style:style>
    <style:style style:name="T1030" style:family="text">
      <style:text-properties officeooo:rsid="090a81f0"/>
    </style:style>
    <style:style style:name="T1031" style:family="text">
      <style:text-properties officeooo:rsid="090d20ae"/>
    </style:style>
    <style:style style:name="T1032" style:family="text">
      <style:text-properties officeooo:rsid="091162cc"/>
    </style:style>
    <style:style style:name="T1033" style:family="text">
      <style:text-properties officeooo:rsid="09124caa"/>
    </style:style>
    <style:style style:name="T1034" style:family="text">
      <style:text-properties officeooo:rsid="09139e05"/>
    </style:style>
    <style:style style:name="T1035" style:family="text">
      <style:text-properties officeooo:rsid="09151866"/>
    </style:style>
    <style:style style:name="T1036" style:family="text">
      <style:text-properties officeooo:rsid="0916e88d"/>
    </style:style>
    <style:style style:name="T1037" style:family="text">
      <style:text-properties officeooo:rsid="0917906c"/>
    </style:style>
    <style:style style:name="T1038" style:family="text">
      <style:text-properties officeooo:rsid="091af1fc"/>
    </style:style>
    <style:style style:name="T1039" style:family="text">
      <style:text-properties officeooo:rsid="091c1e47"/>
    </style:style>
    <style:style style:name="T1040" style:family="text">
      <style:text-properties officeooo:rsid="091d25f8"/>
    </style:style>
    <style:style style:name="T1041" style:family="text">
      <style:text-properties officeooo:rsid="091dfcce"/>
    </style:style>
    <style:style style:name="T1042" style:family="text">
      <style:text-properties officeooo:rsid="091f6557"/>
    </style:style>
    <style:style style:name="T1043" style:family="text">
      <style:text-properties officeooo:rsid="092370f8"/>
    </style:style>
    <style:style style:name="T1044" style:family="text">
      <style:text-properties officeooo:rsid="0924b8ed"/>
    </style:style>
    <style:style style:name="T1045" style:family="text">
      <style:text-properties officeooo:rsid="09260fd6"/>
    </style:style>
    <style:style style:name="T1046" style:family="text">
      <style:text-properties officeooo:rsid="0926c302"/>
    </style:style>
    <style:style style:name="T1047" style:family="text">
      <style:text-properties officeooo:rsid="0928c144"/>
    </style:style>
    <style:style style:name="T1048" style:family="text">
      <style:text-properties officeooo:rsid="092da239"/>
    </style:style>
    <style:style style:name="T1049" style:family="text">
      <style:text-properties officeooo:rsid="092e9839"/>
    </style:style>
    <style:style style:name="T1050" style:family="text">
      <style:text-properties officeooo:rsid="092f7ffa"/>
    </style:style>
    <style:style style:name="T1051" style:family="text">
      <style:text-properties officeooo:rsid="09313398"/>
    </style:style>
    <style:style style:name="T1052" style:family="text">
      <style:text-properties officeooo:rsid="0932cd0b"/>
    </style:style>
    <style:style style:name="T1053" style:family="text">
      <style:text-properties officeooo:rsid="093405eb"/>
    </style:style>
    <style:style style:name="T1054" style:family="text">
      <style:text-properties officeooo:rsid="093605c9"/>
    </style:style>
    <style:style style:name="T1055" style:family="text">
      <style:text-properties officeooo:rsid="09397865"/>
    </style:style>
    <style:style style:name="T1056" style:family="text">
      <style:text-properties officeooo:rsid="093a1e20"/>
    </style:style>
    <style:style style:name="T1057" style:family="text">
      <style:text-properties officeooo:rsid="093b5601"/>
    </style:style>
    <style:style style:name="T1058" style:family="text">
      <style:text-properties officeooo:rsid="09413357"/>
    </style:style>
    <style:style style:name="T1059" style:family="text">
      <style:text-properties officeooo:rsid="09421b2d"/>
    </style:style>
    <style:style style:name="T1060" style:family="text">
      <style:text-properties officeooo:rsid="094366ac"/>
    </style:style>
    <style:style style:name="T1061" style:family="text">
      <style:text-properties officeooo:rsid="0944aa60"/>
    </style:style>
    <style:style style:name="T1062" style:family="text">
      <style:text-properties officeooo:rsid="0946c1e2"/>
    </style:style>
    <style:style style:name="T1063" style:family="text">
      <style:text-properties officeooo:rsid="09480e95"/>
    </style:style>
    <style:style style:name="T1064" style:family="text">
      <style:text-properties officeooo:rsid="094c25fe"/>
    </style:style>
    <style:style style:name="T1065" style:family="text">
      <style:text-properties officeooo:rsid="094d60b9"/>
    </style:style>
    <style:style style:name="T1066" style:family="text">
      <style:text-properties officeooo:rsid="094e524e"/>
    </style:style>
    <style:style style:name="T1067" style:family="text">
      <style:text-properties officeooo:rsid="094ff7f2"/>
    </style:style>
    <style:style style:name="T1068" style:family="text">
      <style:text-properties officeooo:rsid="0951813b"/>
    </style:style>
    <style:style style:name="T1069" style:family="text">
      <style:text-properties officeooo:rsid="095251d5"/>
    </style:style>
    <style:style style:name="T1070" style:family="text">
      <style:text-properties officeooo:rsid="0953fc00"/>
    </style:style>
    <style:style style:name="T1071" style:family="text">
      <style:text-properties officeooo:rsid="09543191"/>
    </style:style>
    <style:style style:name="T1072" style:family="text">
      <style:text-properties officeooo:rsid="095713c9"/>
    </style:style>
    <style:style style:name="T1073" style:family="text">
      <style:text-properties officeooo:rsid="09582543"/>
    </style:style>
    <style:style style:name="T1074" style:family="text">
      <style:text-properties officeooo:rsid="09582648"/>
    </style:style>
    <style:style style:name="T1075" style:family="text">
      <style:text-properties officeooo:rsid="0958c81d"/>
    </style:style>
    <style:style style:name="T1076" style:family="text">
      <style:text-properties officeooo:rsid="095a2a0f"/>
    </style:style>
    <style:style style:name="T1077" style:family="text">
      <style:text-properties officeooo:rsid="095be431"/>
    </style:style>
    <style:style style:name="T1078" style:family="text">
      <style:text-properties officeooo:rsid="095c637a"/>
    </style:style>
    <style:style style:name="T1079" style:family="text">
      <style:text-properties officeooo:rsid="095d516c"/>
    </style:style>
    <style:style style:name="T1080" style:family="text">
      <style:text-properties officeooo:rsid="095ea716"/>
    </style:style>
    <style:style style:name="T1081" style:family="text">
      <style:text-properties officeooo:rsid="09614e6f"/>
    </style:style>
    <style:style style:name="T1082" style:family="text">
      <style:text-properties officeooo:rsid="0961d72c"/>
    </style:style>
    <style:style style:name="T1083" style:family="text">
      <style:text-properties officeooo:rsid="096336d0"/>
    </style:style>
    <style:style style:name="T1084" style:family="text">
      <style:text-properties officeooo:rsid="0964f856"/>
    </style:style>
    <style:style style:name="T1085" style:family="text">
      <style:text-properties officeooo:rsid="096699c3"/>
    </style:style>
    <style:style style:name="T1086" style:family="text">
      <style:text-properties officeooo:rsid="09676dd0"/>
    </style:style>
    <style:style style:name="T1087" style:family="text">
      <style:text-properties officeooo:rsid="09678be4"/>
    </style:style>
    <style:style style:name="T1088" style:family="text">
      <style:text-properties officeooo:rsid="096892a8"/>
    </style:style>
    <style:style style:name="T1089" style:family="text">
      <style:text-properties officeooo:rsid="0969828e"/>
    </style:style>
    <style:style style:name="T1090" style:family="text">
      <style:text-properties officeooo:rsid="096a22d5"/>
    </style:style>
    <style:style style:name="T1091" style:family="text">
      <style:text-properties officeooo:rsid="096bc028"/>
    </style:style>
    <style:style style:name="T1092" style:family="text">
      <style:text-properties officeooo:rsid="096cf465"/>
    </style:style>
    <style:style style:name="T1093" style:family="text">
      <style:text-properties officeooo:rsid="096ff565"/>
    </style:style>
    <style:style style:name="T1094" style:family="text">
      <style:text-properties officeooo:rsid="0970fb78"/>
    </style:style>
    <style:style style:name="T1095" style:family="text">
      <style:text-properties officeooo:rsid="0973d278"/>
    </style:style>
    <style:style style:name="T1096" style:family="text">
      <style:text-properties officeooo:rsid="0974691b"/>
    </style:style>
    <style:style style:name="T1097" style:family="text">
      <style:text-properties officeooo:rsid="0601ba37"/>
    </style:style>
    <style:style style:name="T1098" style:family="text">
      <style:text-properties officeooo:rsid="0975b3ad"/>
    </style:style>
    <style:style style:name="T1099" style:family="text">
      <style:text-properties officeooo:rsid="0976943b"/>
    </style:style>
    <style:style style:name="T1100" style:family="text">
      <style:text-properties officeooo:rsid="09785fc2"/>
    </style:style>
    <style:style style:name="T1101" style:family="text">
      <style:text-properties officeooo:rsid="097a17ce"/>
    </style:style>
    <style:style style:name="T1102" style:family="text">
      <style:text-properties officeooo:rsid="097b0759"/>
    </style:style>
    <style:style style:name="T1103" style:family="text">
      <style:text-properties officeooo:rsid="097cd71a"/>
    </style:style>
    <style:style style:name="T1104" style:family="text">
      <style:text-properties officeooo:rsid="097eaf65"/>
    </style:style>
    <style:style style:name="T1105" style:family="text">
      <style:text-properties officeooo:rsid="09808c0e"/>
    </style:style>
    <style:style style:name="T1106" style:family="text">
      <style:text-properties officeooo:rsid="098139f5"/>
    </style:style>
    <style:style style:name="T1107" style:family="text">
      <style:text-properties officeooo:rsid="09815b7e"/>
    </style:style>
    <style:style style:name="T1108" style:family="text">
      <style:text-properties officeooo:rsid="0983446e"/>
    </style:style>
    <style:style style:name="T1109" style:family="text">
      <style:text-properties officeooo:rsid="09842e84"/>
    </style:style>
    <style:style style:name="T1110" style:family="text">
      <style:text-properties officeooo:rsid="09866926"/>
    </style:style>
    <style:style style:name="T1111" style:family="text">
      <style:text-properties officeooo:rsid="09868822"/>
    </style:style>
    <style:style style:name="T1112" style:family="text">
      <style:text-properties officeooo:rsid="0986b4e6"/>
    </style:style>
    <style:style style:name="T1113" style:family="text">
      <style:text-properties officeooo:rsid="0989914e"/>
    </style:style>
    <style:style style:name="T1114" style:family="text">
      <style:text-properties officeooo:rsid="098aa1cc"/>
    </style:style>
    <style:style style:name="T1115" style:family="text">
      <style:text-properties officeooo:rsid="098b4e46"/>
    </style:style>
    <style:style style:name="T1116" style:family="text">
      <style:text-properties officeooo:rsid="098b6823"/>
    </style:style>
    <style:style style:name="T1117" style:family="text">
      <style:text-properties officeooo:rsid="098f80c5"/>
    </style:style>
    <style:style style:name="T1118" style:family="text">
      <style:text-properties officeooo:rsid="0991581f"/>
    </style:style>
    <style:style style:name="T1119" style:family="text">
      <style:text-properties officeooo:rsid="0991eb9b"/>
    </style:style>
    <style:style style:name="T1120" style:family="text">
      <style:text-properties officeooo:rsid="0993c5f7"/>
    </style:style>
    <style:style style:name="T1121" style:family="text">
      <style:text-properties officeooo:rsid="0994b598"/>
    </style:style>
    <style:style style:name="T1122" style:family="text">
      <style:text-properties officeooo:rsid="09957784"/>
    </style:style>
    <style:style style:name="T1123" style:family="text">
      <style:text-properties officeooo:rsid="09972dd3"/>
    </style:style>
    <style:style style:name="T1124" style:family="text">
      <style:text-properties officeooo:rsid="0997c0c9"/>
    </style:style>
    <style:style style:name="T1125" style:family="text">
      <style:text-properties officeooo:rsid="09985e30"/>
    </style:style>
    <style:style style:name="T1126" style:family="text">
      <style:text-properties officeooo:rsid="099a752b"/>
    </style:style>
    <style:style style:name="T1127" style:family="text">
      <style:text-properties officeooo:rsid="099c4819"/>
    </style:style>
    <style:style style:name="T1128" style:family="text">
      <style:text-properties officeooo:rsid="099e71bc"/>
    </style:style>
    <style:style style:name="T1129" style:family="text">
      <style:text-properties officeooo:rsid="09a33716"/>
    </style:style>
    <style:style style:name="T1130" style:family="text">
      <style:text-properties officeooo:rsid="09a4c3c1"/>
    </style:style>
    <style:style style:name="T1131" style:family="text">
      <style:text-properties officeooo:rsid="09a69252"/>
    </style:style>
    <style:style style:name="T1132" style:family="text">
      <style:text-properties officeooo:rsid="09a88a41"/>
    </style:style>
    <style:style style:name="T1133" style:family="text">
      <style:text-properties officeooo:rsid="09a97713"/>
    </style:style>
    <style:style style:name="T1134" style:family="text">
      <style:text-properties officeooo:rsid="09aa0988"/>
    </style:style>
    <style:style style:name="T1135" style:family="text">
      <style:text-properties officeooo:rsid="09ab1766"/>
    </style:style>
    <style:style style:name="T1136" style:family="text">
      <style:text-properties officeooo:rsid="09af3c4c"/>
    </style:style>
    <style:style style:name="T1137" style:family="text">
      <style:text-properties officeooo:rsid="09afcc9e"/>
    </style:style>
    <style:style style:name="T1138" style:family="text">
      <style:text-properties officeooo:rsid="09b125a4"/>
    </style:style>
    <style:style style:name="T1139" style:family="text">
      <style:text-properties officeooo:rsid="09b31cb4"/>
    </style:style>
    <style:style style:name="T1140" style:family="text">
      <style:text-properties officeooo:rsid="09b36abe"/>
    </style:style>
    <style:style style:name="T1141" style:family="text">
      <style:text-properties officeooo:rsid="09b3a5fb"/>
    </style:style>
    <style:style style:name="T1142" style:family="text">
      <style:text-properties officeooo:rsid="09b3af73"/>
    </style:style>
    <style:style style:name="T1143" style:family="text">
      <style:text-properties officeooo:rsid="09b5b518"/>
    </style:style>
    <style:style style:name="T1144" style:family="text">
      <style:text-properties officeooo:rsid="09b82faa"/>
    </style:style>
    <style:style style:name="T1145" style:family="text">
      <style:text-properties officeooo:rsid="09b8eba8"/>
    </style:style>
    <style:style style:name="T1146" style:family="text">
      <style:text-properties officeooo:rsid="09b9d6ae"/>
    </style:style>
    <style:style style:name="T1147" style:family="text">
      <style:text-properties officeooo:rsid="09bf8baf"/>
    </style:style>
    <style:style style:name="T1148" style:family="text">
      <style:text-properties officeooo:rsid="09c1e41c"/>
    </style:style>
    <style:style style:name="T1149" style:family="text">
      <style:text-properties officeooo:rsid="09c3029b"/>
    </style:style>
    <style:style style:name="T1150" style:family="text">
      <style:text-properties officeooo:rsid="09c56054"/>
    </style:style>
    <style:style style:name="T1151" style:family="text">
      <style:text-properties officeooo:rsid="09c848a1"/>
    </style:style>
    <style:style style:name="T1152" style:family="text">
      <style:text-properties officeooo:rsid="09ca775b"/>
    </style:style>
    <style:style style:name="T1153" style:family="text">
      <style:text-properties officeooo:rsid="09cad273"/>
    </style:style>
    <style:style style:name="T1154" style:family="text">
      <style:text-properties officeooo:rsid="09ce5a09"/>
    </style:style>
    <style:style style:name="T1155" style:family="text">
      <style:text-properties officeooo:rsid="09dbc59f"/>
    </style:style>
    <style:style style:name="T1156" style:family="text">
      <style:text-properties officeooo:rsid="09df1666"/>
    </style:style>
    <style:style style:name="T1157" style:family="text">
      <style:text-properties officeooo:rsid="09e0ece4"/>
    </style:style>
    <style:style style:name="T1158" style:family="text">
      <style:text-properties officeooo:rsid="09e7f3e6"/>
    </style:style>
    <style:style style:name="T1159" style:family="text">
      <style:text-properties officeooo:rsid="09e99054"/>
    </style:style>
    <style:style style:name="T1160" style:family="text">
      <style:text-properties officeooo:rsid="09ec2841"/>
    </style:style>
    <style:style style:name="T1161" style:family="text">
      <style:text-properties officeooo:rsid="09ee34d9"/>
    </style:style>
    <style:style style:name="T1162" style:family="text">
      <style:text-properties officeooo:rsid="09f1055c"/>
    </style:style>
    <style:style style:name="T1163" style:family="text">
      <style:text-properties officeooo:rsid="09f35dcd"/>
    </style:style>
    <style:style style:name="T1164" style:family="text">
      <style:text-properties officeooo:rsid="09f4df9a"/>
    </style:style>
    <style:style style:name="T1165" style:family="text">
      <style:text-properties officeooo:rsid="09f5b3fd"/>
    </style:style>
    <style:style style:name="T1166" style:family="text">
      <style:text-properties officeooo:rsid="09f9d863"/>
    </style:style>
    <style:style style:name="T1167" style:family="text">
      <style:text-properties officeooo:rsid="09fdb11f"/>
    </style:style>
    <style:style style:name="T1168" style:family="text">
      <style:text-properties officeooo:rsid="0a01c9ef"/>
    </style:style>
    <style:style style:name="T1169" style:family="text">
      <style:text-properties officeooo:rsid="0a02c548"/>
    </style:style>
    <style:style style:name="T1170" style:family="text">
      <style:text-properties officeooo:rsid="0a043402"/>
    </style:style>
    <style:style style:name="T1171" style:family="text">
      <style:text-properties officeooo:rsid="0a072126"/>
    </style:style>
    <style:style style:name="T1172" style:family="text">
      <style:text-properties officeooo:rsid="0a0806b7"/>
    </style:style>
    <style:style style:name="T1173" style:family="text">
      <style:text-properties officeooo:rsid="0a08be7e"/>
    </style:style>
    <style:style style:name="T1174" style:family="text">
      <style:text-properties officeooo:rsid="0a0b13bf"/>
    </style:style>
    <style:style style:name="T1175" style:family="text">
      <style:text-properties officeooo:rsid="0a0b544d"/>
    </style:style>
    <style:style style:name="T1176" style:family="text">
      <style:text-properties officeooo:rsid="0a0b677e"/>
    </style:style>
    <style:style style:name="T1177" style:family="text">
      <style:text-properties officeooo:rsid="0a0c6cb6"/>
    </style:style>
    <style:style style:name="T1178" style:family="text">
      <style:text-properties officeooo:rsid="0a0eac36"/>
    </style:style>
    <style:style style:name="T1179" style:family="text">
      <style:text-properties officeooo:rsid="0a0ef3b4"/>
    </style:style>
    <style:style style:name="T1180" style:family="text">
      <style:text-properties officeooo:rsid="0a131e7a"/>
    </style:style>
    <style:style style:name="T1181" style:family="text">
      <style:text-properties officeooo:rsid="0a163a49"/>
    </style:style>
    <style:style style:name="T1182" style:family="text">
      <style:text-properties officeooo:rsid="0a174319"/>
    </style:style>
    <style:style style:name="T1183" style:family="text">
      <style:text-properties officeooo:rsid="0a1ad57b"/>
    </style:style>
    <style:style style:name="T1184" style:family="text">
      <style:text-properties officeooo:rsid="0a1cc671"/>
    </style:style>
    <style:style style:name="T1185" style:family="text">
      <style:text-properties officeooo:rsid="0a1ee5b1"/>
    </style:style>
    <style:style style:name="T1186" style:family="text">
      <style:text-properties officeooo:rsid="0a232b3a"/>
    </style:style>
    <style:style style:name="T1187" style:family="text">
      <style:text-properties officeooo:rsid="0a2371e4"/>
    </style:style>
    <style:style style:name="T1188" style:family="text">
      <style:text-properties officeooo:rsid="0a25260f"/>
    </style:style>
    <style:style style:name="T1189" style:family="text">
      <style:text-properties officeooo:rsid="0a26a613"/>
    </style:style>
    <style:style style:name="T1190" style:family="text">
      <style:text-properties officeooo:rsid="0a280a5e"/>
    </style:style>
    <style:style style:name="T1191" style:family="text">
      <style:text-properties officeooo:rsid="0a29da8f"/>
    </style:style>
    <style:style style:name="T1192" style:family="text">
      <style:text-properties officeooo:rsid="0a2cde03"/>
    </style:style>
    <style:style style:name="T1193" style:family="text">
      <style:text-properties officeooo:rsid="0a2e90c1"/>
    </style:style>
    <style:style style:name="T1194" style:family="text">
      <style:text-properties officeooo:rsid="0a2f346f"/>
    </style:style>
    <style:style style:name="T1195" style:family="text">
      <style:text-properties officeooo:rsid="0a2f752a"/>
    </style:style>
    <style:style style:name="T1196" style:family="text">
      <style:text-properties officeooo:rsid="0a305a0c"/>
    </style:style>
    <style:style style:name="T1197" style:family="text">
      <style:text-properties officeooo:rsid="0a351e3d"/>
    </style:style>
    <style:style style:name="T1198" style:family="text">
      <style:text-properties officeooo:rsid="0a3824a7"/>
    </style:style>
    <style:style style:name="T1199" style:family="text">
      <style:text-properties officeooo:rsid="0a382f2f"/>
    </style:style>
    <style:style style:name="T1200" style:family="text">
      <style:text-properties officeooo:rsid="0a394ea2"/>
    </style:style>
    <style:style style:name="T1201" style:family="text">
      <style:text-properties officeooo:rsid="0a3c5021"/>
    </style:style>
    <style:style style:name="T1202" style:family="text">
      <style:text-properties officeooo:rsid="0a404705"/>
    </style:style>
    <style:style style:name="T1203" style:family="text">
      <style:text-properties officeooo:rsid="0a40ff29"/>
    </style:style>
    <style:style style:name="T1204" style:family="text">
      <style:text-properties officeooo:rsid="0a415af1"/>
    </style:style>
    <style:style style:name="T1205" style:family="text">
      <style:text-properties officeooo:rsid="0a428c0d"/>
    </style:style>
    <style:style style:name="T1206" style:family="text">
      <style:text-properties officeooo:rsid="0a429bd3"/>
    </style:style>
    <style:style style:name="T1207" style:family="text">
      <style:text-properties officeooo:rsid="0a432be5"/>
    </style:style>
    <style:style style:name="T1208" style:family="text">
      <style:text-properties officeooo:rsid="0a46bcb2"/>
    </style:style>
    <style:style style:name="T1209" style:family="text">
      <style:text-properties officeooo:rsid="0a495185"/>
    </style:style>
    <style:style style:name="T1210" style:family="text">
      <style:text-properties officeooo:rsid="0a4da1a0"/>
    </style:style>
    <style:style style:name="T1211" style:family="text">
      <style:text-properties officeooo:rsid="0a50630e"/>
    </style:style>
    <style:style style:name="T1212" style:family="text">
      <style:text-properties officeooo:rsid="0a52ad94"/>
    </style:style>
    <style:style style:name="T1213" style:family="text">
      <style:text-properties officeooo:rsid="0a531ae8"/>
    </style:style>
    <style:style style:name="T1214" style:family="text">
      <style:text-properties officeooo:rsid="0a532271"/>
    </style:style>
    <style:style style:name="T1215" style:family="text">
      <style:text-properties officeooo:rsid="0a53bea1"/>
    </style:style>
    <style:style style:name="T1216" style:family="text">
      <style:text-properties officeooo:rsid="0a558c01"/>
    </style:style>
    <style:style style:name="T1217" style:family="text">
      <style:text-properties officeooo:rsid="0a576a46"/>
    </style:style>
    <style:style style:name="T1218" style:family="text">
      <style:text-properties officeooo:rsid="0a579921"/>
    </style:style>
    <style:style style:name="T1219" style:family="text">
      <style:text-properties officeooo:rsid="0a59b90b"/>
    </style:style>
    <style:style style:name="T1220" style:family="text">
      <style:text-properties officeooo:rsid="0a5ed008"/>
    </style:style>
    <style:style style:name="T1221" style:family="text">
      <style:text-properties officeooo:rsid="0a618943"/>
    </style:style>
    <style:style style:name="T1222" style:family="text">
      <style:text-properties officeooo:rsid="0a650f60"/>
    </style:style>
    <style:style style:name="T1223" style:family="text">
      <style:text-properties officeooo:rsid="0a655b2e"/>
    </style:style>
    <style:style style:name="T1224" style:family="text">
      <style:text-properties officeooo:rsid="0a6748b9"/>
    </style:style>
    <style:style style:name="T1225" style:family="text">
      <style:text-properties officeooo:rsid="0a6c03c2"/>
    </style:style>
    <style:style style:name="T1226" style:family="text">
      <style:text-properties officeooo:rsid="0a6f831f"/>
    </style:style>
    <style:style style:name="T1227" style:family="text">
      <style:text-properties officeooo:rsid="0a71954f"/>
    </style:style>
    <style:style style:name="T1228" style:family="text">
      <style:text-properties officeooo:rsid="0a746705"/>
    </style:style>
    <style:style style:name="T1229" style:family="text">
      <style:text-properties officeooo:rsid="0a77b286"/>
    </style:style>
    <style:style style:name="T1230" style:family="text">
      <style:text-properties officeooo:rsid="0a78fa91"/>
    </style:style>
    <style:style style:name="T1231" style:family="text">
      <style:text-properties officeooo:rsid="0a7a5fad"/>
    </style:style>
    <style:style style:name="T1232" style:family="text">
      <style:text-properties officeooo:rsid="0a7bd871"/>
    </style:style>
    <style:style style:name="T1233" style:family="text">
      <style:text-properties officeooo:rsid="0a859b56"/>
    </style:style>
    <style:style style:name="T1234" style:family="text">
      <style:text-properties officeooo:rsid="0a864e5e"/>
    </style:style>
    <style:style style:name="T1235" style:family="text">
      <style:text-properties officeooo:rsid="0a886aaf"/>
    </style:style>
    <style:style style:name="T1236" style:family="text">
      <style:text-properties officeooo:rsid="0a8c203b"/>
    </style:style>
    <style:style style:name="T1237" style:family="text">
      <style:text-properties officeooo:rsid="0a8e9a55"/>
    </style:style>
    <style:style style:name="T1238" style:family="text">
      <style:text-properties officeooo:rsid="0a8f61a6"/>
    </style:style>
    <style:style style:name="T1239" style:family="text">
      <style:text-properties officeooo:rsid="0a93e76f"/>
    </style:style>
    <style:style style:name="T1240" style:family="text">
      <style:text-properties officeooo:rsid="0a98594d"/>
    </style:style>
    <style:style style:name="T1241" style:family="text">
      <style:text-properties officeooo:rsid="0a997589"/>
    </style:style>
    <style:style style:name="T1242" style:family="text">
      <style:text-properties officeooo:rsid="0a9b64d7"/>
    </style:style>
    <style:style style:name="T1243" style:family="text">
      <style:text-properties officeooo:rsid="0a9be2cd"/>
    </style:style>
    <style:style style:name="T1244" style:family="text">
      <style:text-properties officeooo:rsid="0aa0afd0"/>
    </style:style>
    <style:style style:name="T1245" style:family="text">
      <style:text-properties officeooo:rsid="0aa1eafb"/>
    </style:style>
    <style:style style:name="T1246" style:family="text">
      <style:text-properties officeooo:rsid="0aa4b11b"/>
    </style:style>
    <style:style style:name="T1247" style:family="text">
      <style:text-properties officeooo:rsid="0aa7a8a2"/>
    </style:style>
    <style:style style:name="T1248" style:family="text">
      <style:text-properties officeooo:rsid="0aa8c667"/>
    </style:style>
    <style:style style:name="T1249" style:family="text">
      <style:text-properties officeooo:rsid="0aa985ca"/>
    </style:style>
    <style:style style:name="T1250" style:family="text">
      <style:text-properties officeooo:rsid="0aab29f2"/>
    </style:style>
    <style:style style:name="T1251" style:family="text">
      <style:text-properties officeooo:rsid="0abb36b1"/>
    </style:style>
    <style:style style:name="T1252" style:family="text">
      <style:text-properties officeooo:rsid="0abd9db5"/>
    </style:style>
    <style:style style:name="T1253" style:family="text">
      <style:text-properties officeooo:rsid="0ac43531"/>
    </style:style>
    <style:style style:name="T1254" style:family="text">
      <style:text-properties officeooo:rsid="0ac93a89"/>
    </style:style>
    <style:style style:name="T1255" style:family="text">
      <style:text-properties officeooo:rsid="0acac340"/>
    </style:style>
    <style:style style:name="T1256" style:family="text">
      <style:text-properties officeooo:rsid="0acb7008"/>
    </style:style>
    <style:style style:name="T1257" style:family="text">
      <style:text-properties officeooo:rsid="0acc00f1"/>
    </style:style>
    <style:style style:name="T1258" style:family="text">
      <style:text-properties officeooo:rsid="0ad205ef"/>
    </style:style>
    <style:style style:name="T1259" style:family="text">
      <style:text-properties officeooo:rsid="0adad406"/>
    </style:style>
    <style:style style:name="T1260" style:family="text">
      <style:text-properties officeooo:rsid="0ae082dd"/>
    </style:style>
    <style:style style:name="T1261" style:family="text">
      <style:text-properties officeooo:rsid="0ae26b17"/>
    </style:style>
    <style:style style:name="T1262" style:family="text">
      <style:text-properties officeooo:rsid="0ae5d7b7"/>
    </style:style>
    <style:style style:name="T1263" style:family="text">
      <style:text-properties officeooo:rsid="0ae60fd4"/>
    </style:style>
    <style:style style:name="T1264" style:family="text">
      <style:text-properties officeooo:rsid="0ae68c4c"/>
    </style:style>
    <style:style style:name="T1265" style:family="text">
      <style:text-properties officeooo:rsid="0ae9a132"/>
    </style:style>
    <style:style style:name="T1266" style:family="text">
      <style:text-properties officeooo:rsid="0aeaa293"/>
    </style:style>
    <style:style style:name="T1267" style:family="text">
      <style:text-properties officeooo:rsid="0aeda264"/>
    </style:style>
    <style:style style:name="T1268" style:family="text">
      <style:text-properties officeooo:rsid="0aef6fc6"/>
    </style:style>
    <style:style style:name="T1269" style:family="text">
      <style:text-properties officeooo:rsid="0af1c360"/>
    </style:style>
    <style:style style:name="T1270" style:family="text">
      <style:text-properties officeooo:rsid="0af74849"/>
    </style:style>
    <style:style style:name="T1271" style:family="text">
      <style:text-properties officeooo:rsid="0af95f48"/>
    </style:style>
    <style:style style:name="T1272" style:family="text">
      <style:text-properties officeooo:rsid="0afacff8"/>
    </style:style>
    <style:style style:name="T1273" style:family="text">
      <style:text-properties officeooo:rsid="0afb821b"/>
    </style:style>
    <style:style style:name="T1274" style:family="text">
      <style:text-properties officeooo:rsid="0afd4b65"/>
    </style:style>
    <style:style style:name="T1275" style:family="text">
      <style:text-properties officeooo:rsid="0afeffe2"/>
    </style:style>
    <style:style style:name="T1276" style:family="text">
      <style:text-properties officeooo:rsid="0b02aebe"/>
    </style:style>
    <style:style style:name="T1277" style:family="text">
      <style:text-properties officeooo:rsid="0b0d1459"/>
    </style:style>
    <style:style style:name="T1278" style:family="text">
      <style:text-properties officeooo:rsid="0b133856"/>
    </style:style>
    <style:style style:name="T1279" style:family="text">
      <style:text-properties officeooo:rsid="0b1631d7"/>
    </style:style>
    <style:style style:name="T1280" style:family="text">
      <style:text-properties officeooo:rsid="0b196672"/>
    </style:style>
    <style:style style:name="T1281" style:family="text">
      <style:text-properties officeooo:rsid="0b1db7c5"/>
    </style:style>
    <style:style style:name="T1282" style:family="text">
      <style:text-properties officeooo:rsid="0b26ed00"/>
    </style:style>
    <style:style style:name="T1283" style:family="text">
      <style:text-properties officeooo:rsid="0b27bd2d"/>
    </style:style>
    <style:style style:name="T1284" style:family="text">
      <style:text-properties officeooo:rsid="0b29b325"/>
    </style:style>
    <style:style style:name="T1285" style:family="text">
      <style:text-properties officeooo:rsid="0b2b417a"/>
    </style:style>
    <style:style style:name="T1286" style:family="text">
      <style:text-properties officeooo:rsid="0b31c485"/>
    </style:style>
    <style:style style:name="T1287" style:family="text">
      <style:text-properties officeooo:rsid="0b34492b"/>
    </style:style>
    <style:style style:name="T1288" style:family="text">
      <style:text-properties officeooo:rsid="0b35add3"/>
    </style:style>
    <style:style style:name="T1289" style:family="text">
      <style:text-properties officeooo:rsid="0b38a260"/>
    </style:style>
    <style:style style:name="T1290" style:family="text">
      <style:text-properties officeooo:rsid="0b3b6041"/>
    </style:style>
    <style:style style:name="T1291" style:family="text">
      <style:text-properties officeooo:rsid="0b3c79b9"/>
    </style:style>
    <style:style style:name="T1292" style:family="text">
      <style:text-properties officeooo:rsid="0b42cf48"/>
    </style:style>
    <style:style style:name="T1293" style:family="text">
      <style:text-properties officeooo:rsid="0b44d283"/>
    </style:style>
    <style:style style:name="T1294" style:family="text">
      <style:text-properties officeooo:rsid="0b4ba94d"/>
    </style:style>
    <style:style style:name="T1295" style:family="text">
      <style:text-properties officeooo:rsid="0b4bc6e8"/>
    </style:style>
    <style:style style:name="T1296" style:family="text">
      <style:text-properties officeooo:rsid="0b4fa1d8"/>
    </style:style>
    <style:style style:name="T1297" style:family="text">
      <style:text-properties officeooo:rsid="0b50920e"/>
    </style:style>
    <style:style style:name="T1298" style:family="text">
      <style:text-properties officeooo:rsid="0b5213bb"/>
    </style:style>
    <style:style style:name="T1299" style:family="text">
      <style:text-properties officeooo:rsid="0b53d54e"/>
    </style:style>
    <style:style style:name="T1300" style:family="text">
      <style:text-properties officeooo:rsid="0b54b8c4"/>
    </style:style>
    <style:style style:name="T1301" style:family="text">
      <style:text-properties officeooo:rsid="0b550d32"/>
    </style:style>
    <style:style style:name="T1302" style:family="text">
      <style:text-properties officeooo:rsid="0b5852c9"/>
    </style:style>
    <style:style style:name="T1303" style:family="text">
      <style:text-properties officeooo:rsid="0b590892"/>
    </style:style>
    <style:style style:name="T1304" style:family="text">
      <style:text-properties officeooo:rsid="0b59831a"/>
    </style:style>
    <style:style style:name="T1305" style:family="text">
      <style:text-properties officeooo:rsid="0b5ae18d"/>
    </style:style>
    <style:style style:name="T1306" style:family="text">
      <style:text-properties officeooo:rsid="0b5f8f0b"/>
    </style:style>
    <style:style style:name="T1307" style:family="text">
      <style:text-properties officeooo:rsid="0b61060f"/>
    </style:style>
    <style:style style:name="T1308" style:family="text">
      <style:text-properties officeooo:rsid="0b62f3b3"/>
    </style:style>
    <style:style style:name="T1309" style:family="text">
      <style:text-properties officeooo:rsid="0b64e13c"/>
    </style:style>
    <style:style style:name="T1310" style:family="text">
      <style:text-properties officeooo:rsid="0b659999"/>
    </style:style>
    <style:style style:name="T1311" style:family="text">
      <style:text-properties officeooo:rsid="0b65a349"/>
    </style:style>
    <style:style style:name="T1312" style:family="text">
      <style:text-properties officeooo:rsid="0b686dc4"/>
    </style:style>
    <style:style style:name="T1313" style:family="text">
      <style:text-properties officeooo:rsid="0b69cd39"/>
    </style:style>
    <style:style style:name="T1314" style:family="text">
      <style:text-properties officeooo:rsid="0b6dd7c1"/>
    </style:style>
    <style:style style:name="T1315" style:family="text">
      <style:text-properties officeooo:rsid="0b72cb37"/>
    </style:style>
    <style:style style:name="T1316" style:family="text">
      <style:text-properties officeooo:rsid="00951bc6"/>
    </style:style>
    <style:style style:name="T1317" style:family="text">
      <style:text-properties officeooo:rsid="0b906737"/>
    </style:style>
    <style:style style:name="T1318" style:family="text">
      <style:text-properties officeooo:rsid="0b90a961"/>
    </style:style>
    <style:style style:name="T1319" style:family="text">
      <style:text-properties officeooo:rsid="0b9b4934"/>
    </style:style>
    <style:style style:name="T1320" style:family="text">
      <style:text-properties officeooo:rsid="0b9b817d"/>
    </style:style>
    <style:style style:name="T1321" style:family="text">
      <style:text-properties officeooo:rsid="0b9d5286"/>
    </style:style>
    <style:style style:name="T1322" style:family="text">
      <style:text-properties officeooo:rsid="0ba01014"/>
    </style:style>
    <style:style style:name="T1323" style:family="text">
      <style:text-properties officeooo:rsid="0ba1daf7"/>
    </style:style>
    <style:style style:name="T1324" style:family="text">
      <style:text-properties officeooo:rsid="0ba3a49d"/>
    </style:style>
    <style:style style:name="T1325" style:family="text">
      <style:text-properties officeooo:rsid="0ba4d5c3"/>
    </style:style>
    <style:style style:name="T1326" style:family="text">
      <style:text-properties officeooo:rsid="0ba8674e"/>
    </style:style>
    <style:style style:name="T1327" style:family="text">
      <style:text-properties officeooo:rsid="0bab76fd"/>
    </style:style>
    <style:style style:name="T1328" style:family="text">
      <style:text-properties officeooo:rsid="0bac25fc"/>
    </style:style>
    <style:style style:name="T1329" style:family="text">
      <style:text-properties officeooo:rsid="0bac88ac"/>
    </style:style>
    <style:style style:name="T1330" style:family="text">
      <style:text-properties officeooo:rsid="0bb1767d"/>
    </style:style>
    <style:style style:name="T1331" style:family="text">
      <style:text-properties officeooo:rsid="0bb2d733"/>
    </style:style>
    <style:style style:name="T1332" style:family="text">
      <style:text-properties officeooo:rsid="0bb740c2"/>
    </style:style>
    <style:style style:name="T1333" style:family="text">
      <style:text-properties officeooo:rsid="0bbb2959"/>
    </style:style>
    <style:style style:name="T1334" style:family="text">
      <style:text-properties officeooo:rsid="0bbbf274"/>
    </style:style>
    <style:style style:name="T1335" style:family="text">
      <style:text-properties officeooo:rsid="0bbd49eb"/>
    </style:style>
    <style:style style:name="T1336" style:family="text">
      <style:text-properties officeooo:rsid="0bbdb743"/>
    </style:style>
    <style:style style:name="T1337" style:family="text">
      <style:text-properties officeooo:rsid="0bc42071"/>
    </style:style>
    <style:style style:name="T1338" style:family="text">
      <style:text-properties officeooo:rsid="0bc62e40"/>
    </style:style>
    <style:style style:name="T1339" style:family="text">
      <style:text-properties officeooo:rsid="0bc8bbf6"/>
    </style:style>
    <style:style style:name="T1340" style:family="text">
      <style:text-properties officeooo:rsid="0bca5b09"/>
    </style:style>
    <style:style style:name="T1341" style:family="text">
      <style:text-properties officeooo:rsid="0bcad8d5"/>
    </style:style>
    <style:style style:name="T1342" style:family="text">
      <style:text-properties officeooo:rsid="0bccc636"/>
    </style:style>
    <style:style style:name="T1343" style:family="text">
      <style:text-properties officeooo:rsid="0bccddae"/>
    </style:style>
    <style:style style:name="T1344" style:family="text">
      <style:text-properties officeooo:rsid="0bd1a9f6"/>
    </style:style>
    <style:style style:name="T1345" style:family="text">
      <style:text-properties officeooo:rsid="0bd40430"/>
    </style:style>
    <style:style style:name="T1346" style:family="text">
      <style:text-properties officeooo:rsid="0bd5481d"/>
    </style:style>
    <style:style style:name="T1347" style:family="text">
      <style:text-properties officeooo:rsid="0bd72bfc"/>
    </style:style>
    <style:style style:name="T1348" style:family="text">
      <style:text-properties officeooo:rsid="0bdaf79a"/>
    </style:style>
    <style:style style:name="T1349" style:family="text">
      <style:text-properties officeooo:rsid="0bdc6c11"/>
    </style:style>
    <style:style style:name="T1350" style:family="text">
      <style:text-properties officeooo:rsid="0bdc8883"/>
    </style:style>
    <style:style style:name="T1351" style:family="text">
      <style:text-properties officeooo:rsid="0bde62f3"/>
    </style:style>
    <style:style style:name="T1352" style:family="text">
      <style:text-properties officeooo:rsid="0be07c32"/>
    </style:style>
    <style:style style:name="T1353" style:family="text">
      <style:text-properties officeooo:rsid="0be1244e"/>
    </style:style>
    <style:style style:name="T1354" style:family="text">
      <style:text-properties officeooo:rsid="0be22aa7"/>
    </style:style>
    <style:style style:name="T1355" style:family="text">
      <style:text-properties officeooo:rsid="0be41be8"/>
    </style:style>
    <style:style style:name="T1356" style:family="text">
      <style:text-properties officeooo:rsid="0bec3182"/>
    </style:style>
    <style:style style:name="T1357" style:family="text">
      <style:text-properties officeooo:rsid="0bee1dd7"/>
    </style:style>
    <style:style style:name="T1358" style:family="text">
      <style:text-properties officeooo:rsid="0bef76e5"/>
    </style:style>
    <style:style style:name="T1359" style:family="text">
      <style:text-properties officeooo:rsid="0bf0d0ff"/>
    </style:style>
    <style:style style:name="T1360" style:family="text">
      <style:text-properties officeooo:rsid="0bf0df8b"/>
    </style:style>
    <style:style style:name="T1361" style:family="text">
      <style:text-properties officeooo:rsid="0bf0e2f7"/>
    </style:style>
    <style:style style:name="T1362" style:family="text">
      <style:text-properties officeooo:rsid="0bf1d15e"/>
    </style:style>
    <style:style style:name="T1363" style:family="text">
      <style:text-properties officeooo:rsid="0bf3a8f8"/>
    </style:style>
    <style:style style:name="T1364" style:family="text">
      <style:text-properties officeooo:rsid="0bf43ad1"/>
    </style:style>
    <style:style style:name="T1365" style:family="text">
      <style:text-properties officeooo:rsid="0bf5a295"/>
    </style:style>
    <style:style style:name="T1366" style:family="text">
      <style:text-properties officeooo:rsid="0bf6427c"/>
    </style:style>
    <style:style style:name="T1367" style:family="text">
      <style:text-properties officeooo:rsid="0bf7ddb4"/>
    </style:style>
    <style:style style:name="T1368" style:family="text">
      <style:text-properties officeooo:rsid="0bf8cf74"/>
    </style:style>
    <style:style style:name="T1369" style:family="text">
      <style:text-properties officeooo:rsid="0bf99eeb"/>
    </style:style>
    <style:style style:name="T1370" style:family="text">
      <style:text-properties officeooo:rsid="0bf9b8c4"/>
    </style:style>
    <style:style style:name="T1371" style:family="text">
      <style:text-properties officeooo:rsid="0bfc477c"/>
    </style:style>
    <style:style style:name="T1372" style:family="text">
      <style:text-properties officeooo:rsid="0bfc58d4"/>
    </style:style>
    <style:style style:name="T1373" style:family="text">
      <style:text-properties officeooo:rsid="0bfdf5ea"/>
    </style:style>
    <style:style style:name="T1374" style:family="text">
      <style:text-properties officeooo:rsid="0bffeaa7"/>
    </style:style>
    <style:style style:name="T1375" style:family="text">
      <style:text-properties officeooo:rsid="0c0181bb"/>
    </style:style>
    <style:style style:name="T1376" style:family="text">
      <style:text-properties officeooo:rsid="0c057cdb"/>
    </style:style>
    <style:style style:name="T1377" style:family="text">
      <style:text-properties officeooo:rsid="0c07fbf6"/>
    </style:style>
    <style:style style:name="T1378" style:family="text">
      <style:text-properties officeooo:rsid="0c0b9bba"/>
    </style:style>
    <style:style style:name="T1379" style:family="text">
      <style:text-properties officeooo:rsid="0c0baf7a"/>
    </style:style>
    <style:style style:name="T1380" style:family="text">
      <style:text-properties officeooo:rsid="0c0d7153"/>
    </style:style>
    <style:style style:name="T1381" style:family="text">
      <style:text-properties officeooo:rsid="0c0dd584"/>
    </style:style>
    <style:style style:name="T1382" style:family="text">
      <style:text-properties officeooo:rsid="0c111741"/>
    </style:style>
    <style:style style:name="T1383" style:family="text">
      <style:text-properties officeooo:rsid="0c148fa8"/>
    </style:style>
    <style:style style:name="T1384" style:family="text">
      <style:text-properties officeooo:rsid="0c157b04"/>
    </style:style>
    <style:style style:name="T1385" style:family="text">
      <style:text-properties officeooo:rsid="0c16cc5e"/>
    </style:style>
    <style:style style:name="T1386" style:family="text">
      <style:text-properties officeooo:rsid="0c19aaba"/>
    </style:style>
    <style:style style:name="T1387" style:family="text">
      <style:text-properties officeooo:rsid="0c1b05c0"/>
    </style:style>
    <style:style style:name="T1388" style:family="text">
      <style:text-properties officeooo:rsid="0c1c8540"/>
    </style:style>
    <style:style style:name="T1389" style:family="text">
      <style:text-properties officeooo:rsid="0c1d4f2b"/>
    </style:style>
    <style:style style:name="T1390" style:family="text">
      <style:text-properties officeooo:rsid="0c21c0d4"/>
    </style:style>
    <style:style style:name="T1391" style:family="text">
      <style:text-properties officeooo:rsid="0c236192"/>
    </style:style>
    <style:style style:name="T1392" style:family="text">
      <style:text-properties officeooo:rsid="0c23e67a"/>
    </style:style>
    <style:style style:name="T1393" style:family="text">
      <style:text-properties officeooo:rsid="0c26206c"/>
    </style:style>
    <style:style style:name="T1394" style:family="text">
      <style:text-properties officeooo:rsid="0c295e0a"/>
    </style:style>
    <style:style style:name="T1395" style:family="text">
      <style:text-properties officeooo:rsid="0c29ff0c"/>
    </style:style>
    <style:style style:name="T1396" style:family="text">
      <style:text-properties officeooo:rsid="0c2e0b47"/>
    </style:style>
    <style:style style:name="T1397" style:family="text">
      <style:text-properties officeooo:rsid="0c2f278d"/>
    </style:style>
    <style:style style:name="T1398" style:family="text">
      <style:text-properties officeooo:rsid="0c33d1f1"/>
    </style:style>
    <style:style style:name="T1399" style:family="text">
      <style:text-properties officeooo:rsid="0c35298e"/>
    </style:style>
    <style:style style:name="T1400" style:family="text">
      <style:text-properties officeooo:rsid="0c356a37"/>
    </style:style>
    <style:style style:name="T1401" style:family="text">
      <style:text-properties officeooo:rsid="0c361e28"/>
    </style:style>
    <style:style style:name="T1402" style:family="text">
      <style:text-properties officeooo:rsid="0c373b60"/>
    </style:style>
    <style:style style:name="T1403" style:family="text">
      <style:text-properties officeooo:rsid="0c387055"/>
    </style:style>
    <style:style style:name="T1404" style:family="text">
      <style:text-properties officeooo:rsid="0c3a9876"/>
    </style:style>
    <style:style style:name="T1405" style:family="text">
      <style:text-properties officeooo:rsid="0c3b289c"/>
    </style:style>
    <style:style style:name="T1406" style:family="text">
      <style:text-properties officeooo:rsid="0c3c818a"/>
    </style:style>
    <style:style style:name="T1407" style:family="text">
      <style:text-properties officeooo:rsid="0c3e2b1b"/>
    </style:style>
    <style:style style:name="T1408" style:family="text">
      <style:text-properties officeooo:rsid="0c3fcacb"/>
    </style:style>
    <style:style style:name="T1409" style:family="text">
      <style:text-properties officeooo:rsid="0c406460"/>
    </style:style>
    <style:style style:name="T1410" style:family="text">
      <style:text-properties officeooo:rsid="0c40bd22"/>
    </style:style>
    <style:style style:name="T1411" style:family="text">
      <style:text-properties officeooo:rsid="0c425122"/>
    </style:style>
    <style:style style:name="T1412" style:family="text">
      <style:text-properties officeooo:rsid="0c438bb4"/>
    </style:style>
    <style:style style:name="T1413" style:family="text">
      <style:text-properties officeooo:rsid="0c44321d"/>
    </style:style>
    <style:style style:name="T1414" style:family="text">
      <style:text-properties officeooo:rsid="0c457ef8"/>
    </style:style>
    <style:style style:name="T1415" style:family="text">
      <style:text-properties officeooo:rsid="0c477ae4"/>
    </style:style>
    <style:style style:name="T1416" style:family="text">
      <style:text-properties officeooo:rsid="0c478e19"/>
    </style:style>
    <style:style style:name="T1417" style:family="text">
      <style:text-properties officeooo:rsid="0c499bfb"/>
    </style:style>
    <style:style style:name="T1418" style:family="text">
      <style:text-properties officeooo:rsid="0c4b9ef7"/>
    </style:style>
    <style:style style:name="T1419" style:family="text">
      <style:text-properties officeooo:rsid="0c4cbbca"/>
    </style:style>
    <style:style style:name="T1420" style:family="text">
      <style:text-properties officeooo:rsid="0c4ef4e2"/>
    </style:style>
    <style:style style:name="T1421" style:family="text">
      <style:text-properties officeooo:rsid="0c5120d4"/>
    </style:style>
    <style:style style:name="T1422" style:family="text">
      <style:text-properties officeooo:rsid="0c55439d"/>
    </style:style>
    <style:style style:name="T1423" style:family="text">
      <style:text-properties officeooo:rsid="0c581156"/>
    </style:style>
    <style:style style:name="T1424" style:family="text">
      <style:text-properties officeooo:rsid="0c5c1a16"/>
    </style:style>
    <style:style style:name="T1425" style:family="text">
      <style:text-properties officeooo:rsid="0c5cade4"/>
    </style:style>
    <style:style style:name="T1426" style:family="text">
      <style:text-properties officeooo:rsid="0c5d9a16"/>
    </style:style>
    <style:style style:name="T1427" style:family="text">
      <style:text-properties officeooo:rsid="0c5f3f74"/>
    </style:style>
    <style:style style:name="T1428" style:family="text">
      <style:text-properties officeooo:rsid="0c613b27"/>
    </style:style>
    <style:style style:name="T1429" style:family="text">
      <style:text-properties officeooo:rsid="0c6165dd"/>
    </style:style>
    <style:style style:name="T1430" style:family="text">
      <style:text-properties officeooo:rsid="0c629543"/>
    </style:style>
    <style:style style:name="T1431" style:family="text">
      <style:text-properties officeooo:rsid="0c643a78"/>
    </style:style>
    <style:style style:name="T1432" style:family="text">
      <style:text-properties officeooo:rsid="0c65bac9"/>
    </style:style>
    <style:style style:name="T1433" style:family="text">
      <style:text-properties officeooo:rsid="0c671337"/>
    </style:style>
    <style:style style:name="T1434" style:family="text">
      <style:text-properties officeooo:rsid="0c6813bb"/>
    </style:style>
    <style:style style:name="T1435" style:family="text">
      <style:text-properties officeooo:rsid="0c6969eb"/>
    </style:style>
    <style:style style:name="T1436" style:family="text">
      <style:text-properties officeooo:rsid="0c6c6373"/>
    </style:style>
    <style:style style:name="T1437" style:family="text">
      <style:text-properties officeooo:rsid="0c704f8f"/>
    </style:style>
    <style:style style:name="T1438" style:family="text">
      <style:text-properties officeooo:rsid="0c7340a0"/>
    </style:style>
    <style:style style:name="T1439" style:family="text">
      <style:text-properties officeooo:rsid="0c746d5b"/>
    </style:style>
    <style:style style:name="T1440" style:family="text">
      <style:text-properties officeooo:rsid="0c756efe"/>
    </style:style>
    <style:style style:name="T1441" style:family="text">
      <style:text-properties officeooo:rsid="0c7859b0"/>
    </style:style>
    <style:style style:name="T1442" style:family="text">
      <style:text-properties officeooo:rsid="0c7a7d20"/>
    </style:style>
    <style:style style:name="T1443" style:family="text">
      <style:text-properties officeooo:rsid="0c7c09e1"/>
    </style:style>
    <style:style style:name="T1444" style:family="text">
      <style:text-properties officeooo:rsid="0c7e0be5"/>
    </style:style>
    <style:style style:name="T1445" style:family="text">
      <style:text-properties officeooo:rsid="0c7f0a59"/>
    </style:style>
    <style:style style:name="T1446" style:family="text">
      <style:text-properties officeooo:rsid="0c7f51eb"/>
    </style:style>
    <style:style style:name="T1447" style:family="text">
      <style:text-properties officeooo:rsid="0c7ffaf6"/>
    </style:style>
    <style:style style:name="T1448" style:family="text">
      <style:text-properties officeooo:rsid="0c82c35b"/>
    </style:style>
    <style:style style:name="T1449" style:family="text">
      <style:text-properties officeooo:rsid="0c82fe2c"/>
    </style:style>
    <style:style style:name="T1450" style:family="text">
      <style:text-properties officeooo:rsid="0c8465ab"/>
    </style:style>
    <style:style style:name="T1451" style:family="text">
      <style:text-properties officeooo:rsid="0c85c8db"/>
    </style:style>
    <style:style style:name="T1452" style:family="text">
      <style:text-properties officeooo:rsid="0c8724a6"/>
    </style:style>
    <style:style style:name="T1453" style:family="text">
      <style:text-properties officeooo:rsid="0c8794b0"/>
    </style:style>
    <style:style style:name="T1454" style:family="text">
      <style:text-properties officeooo:rsid="0c881c12"/>
    </style:style>
    <style:style style:name="T1455" style:family="text">
      <style:text-properties officeooo:rsid="0c88d31a"/>
    </style:style>
    <style:style style:name="T1456" style:family="text">
      <style:text-properties officeooo:rsid="0c8a62bd"/>
    </style:style>
    <style:style style:name="T1457" style:family="text">
      <style:text-properties officeooo:rsid="0c8b4158"/>
    </style:style>
    <style:style style:name="T1458" style:family="text">
      <style:text-properties officeooo:rsid="0c8c54bf"/>
    </style:style>
    <style:style style:name="T1459" style:family="text">
      <style:text-properties officeooo:rsid="0c8f9eb3"/>
    </style:style>
    <style:style style:name="T1460" style:family="text">
      <style:text-properties officeooo:rsid="0c920456"/>
    </style:style>
    <style:style style:name="T1461" style:family="text">
      <style:text-properties officeooo:rsid="0c9207a7"/>
    </style:style>
    <style:style style:name="T1462" style:family="text">
      <style:text-properties officeooo:rsid="0c935e08"/>
    </style:style>
    <style:style style:name="T1463" style:family="text">
      <style:text-properties officeooo:rsid="0c94d0e3"/>
    </style:style>
    <style:style style:name="T1464" style:family="text">
      <style:text-properties officeooo:rsid="0c9be5cc"/>
    </style:style>
    <style:style style:name="T1465" style:family="text">
      <style:text-properties officeooo:rsid="0ca9246c"/>
    </style:style>
    <style:style style:name="T1466" style:family="text">
      <style:text-properties officeooo:rsid="0caaf4ef"/>
    </style:style>
    <style:style style:name="T1467" style:family="text">
      <style:text-properties officeooo:rsid="0cab45fa"/>
    </style:style>
    <style:style style:name="T1468" style:family="text">
      <style:text-properties officeooo:rsid="0caf945b"/>
    </style:style>
    <style:style style:name="T1469" style:family="text">
      <style:text-properties officeooo:rsid="0cb10098"/>
    </style:style>
    <style:style style:name="T1470" style:family="text">
      <style:text-properties officeooo:rsid="0cb22524"/>
    </style:style>
    <style:style style:name="T1471" style:family="text">
      <style:text-properties officeooo:rsid="0cb37b87"/>
    </style:style>
    <style:style style:name="T1472" style:family="text">
      <style:text-properties officeooo:rsid="0cb4a210"/>
    </style:style>
    <style:style style:name="T1473" style:family="text">
      <style:text-properties officeooo:rsid="0cb8d406"/>
    </style:style>
    <style:style style:name="T1474" style:family="text">
      <style:text-properties officeooo:rsid="0cba1cd6"/>
    </style:style>
    <style:style style:name="T1475" style:family="text">
      <style:text-properties officeooo:rsid="0cbc8816"/>
    </style:style>
    <style:style style:name="T1476" style:family="text">
      <style:text-properties officeooo:rsid="0cbd424a"/>
    </style:style>
    <style:style style:name="T1477" style:family="text">
      <style:text-properties officeooo:rsid="0cbeb774"/>
    </style:style>
    <style:style style:name="T1478" style:family="text">
      <style:text-properties officeooo:rsid="0cbf9957"/>
    </style:style>
    <style:style style:name="T1479" style:family="text">
      <style:text-properties officeooo:rsid="0cc5b67f"/>
    </style:style>
    <style:style style:name="T1480" style:family="text">
      <style:text-properties officeooo:rsid="0cc61a10"/>
    </style:style>
    <style:style style:name="T1481" style:family="text">
      <style:text-properties officeooo:rsid="0cc6f0bf"/>
    </style:style>
    <style:style style:name="T1482" style:family="text">
      <style:text-properties officeooo:rsid="0cc7512a"/>
    </style:style>
    <style:style style:name="T1483" style:family="text">
      <style:text-properties officeooo:rsid="0cc81f7f"/>
    </style:style>
    <style:style style:name="T1484" style:family="text">
      <style:text-properties officeooo:rsid="0cca38f4"/>
    </style:style>
    <style:style style:name="T1485" style:family="text">
      <style:text-properties officeooo:rsid="0ccae580"/>
    </style:style>
    <style:style style:name="T1486" style:family="text">
      <style:text-properties officeooo:rsid="0ccbddb5"/>
    </style:style>
    <style:style style:name="T1487" style:family="text">
      <style:text-properties officeooo:rsid="0cceaea5"/>
    </style:style>
    <style:style style:name="T1488" style:family="text">
      <style:text-properties officeooo:rsid="0cd0a16b"/>
    </style:style>
    <style:style style:name="T1489" style:family="text">
      <style:text-properties officeooo:rsid="0cd5c56f"/>
    </style:style>
    <style:style style:name="T1490" style:family="text">
      <style:text-properties officeooo:rsid="0b9e30b6"/>
    </style:style>
    <style:style style:name="T1491" style:family="text">
      <style:text-properties officeooo:rsid="0ce48380"/>
    </style:style>
    <style:style style:name="T1492" style:family="text">
      <style:text-properties officeooo:rsid="0ce5a0a5"/>
    </style:style>
    <style:style style:name="T1493" style:family="text">
      <style:text-properties officeooo:rsid="0ce70d00"/>
    </style:style>
    <style:style style:name="T1494" style:family="text">
      <style:text-properties officeooo:rsid="0ce8468b"/>
    </style:style>
    <style:style style:name="T1495" style:family="text">
      <style:text-properties officeooo:rsid="0ce8747f"/>
    </style:style>
    <style:style style:name="T1496" style:family="text">
      <style:text-properties officeooo:rsid="0ce95ec3"/>
    </style:style>
    <style:style style:name="T1497" style:family="text">
      <style:text-properties officeooo:rsid="0ceb28fd"/>
    </style:style>
    <style:style style:name="T1498" style:family="text">
      <style:text-properties officeooo:rsid="0cec6e6e"/>
    </style:style>
    <style:style style:name="T1499" style:family="text">
      <style:text-properties officeooo:rsid="0cecda2f"/>
    </style:style>
    <style:style style:name="T1500" style:family="text">
      <style:text-properties officeooo:rsid="0cee8336"/>
    </style:style>
    <style:style style:name="T1501" style:family="text">
      <style:text-properties officeooo:rsid="0cf00477"/>
    </style:style>
    <style:style style:name="T1502" style:family="text">
      <style:text-properties officeooo:rsid="0cf0b0f0"/>
    </style:style>
    <style:style style:name="T1503" style:family="text">
      <style:text-properties officeooo:rsid="0cf0b62b"/>
    </style:style>
    <style:style style:name="T1504" style:family="text">
      <style:text-properties officeooo:rsid="0cf1cd55"/>
    </style:style>
    <style:style style:name="T1505" style:family="text">
      <style:text-properties officeooo:rsid="0cf37beb"/>
    </style:style>
    <style:style style:name="T1506" style:family="text">
      <style:text-properties officeooo:rsid="0cf554b6"/>
    </style:style>
    <style:style style:name="T1507" style:family="text">
      <style:text-properties officeooo:rsid="0cf743e2"/>
    </style:style>
    <style:style style:name="T1508" style:family="text">
      <style:text-properties officeooo:rsid="0cf7cd50"/>
    </style:style>
    <style:style style:name="T1509" style:family="text">
      <style:text-properties officeooo:rsid="0cf98c2a"/>
    </style:style>
    <style:style style:name="T1510" style:family="text">
      <style:text-properties officeooo:rsid="0cfb93c6"/>
    </style:style>
    <style:style style:name="T1511" style:family="text">
      <style:text-properties officeooo:rsid="0cfe5efc"/>
    </style:style>
    <style:style style:name="T1512" style:family="text">
      <style:text-properties officeooo:rsid="0cff8911"/>
    </style:style>
    <style:style style:name="T1513" style:family="text">
      <style:text-properties officeooo:rsid="0d04f404"/>
    </style:style>
    <style:style style:name="T1514" style:family="text">
      <style:text-properties officeooo:rsid="0d066e04"/>
    </style:style>
    <style:style style:name="T1515" style:family="text">
      <style:text-properties officeooo:rsid="0d0727b1"/>
    </style:style>
    <style:style style:name="T1516" style:family="text">
      <style:text-properties officeooo:rsid="0d0a8155"/>
    </style:style>
    <style:style style:name="T1517" style:family="text">
      <style:text-properties officeooo:rsid="0d0aff24"/>
    </style:style>
    <style:style style:name="T1518" style:family="text">
      <style:text-properties officeooo:rsid="0d0c7940"/>
    </style:style>
    <style:style style:name="T1519" style:family="text">
      <style:text-properties officeooo:rsid="0d0dbe43"/>
    </style:style>
    <style:style style:name="T1520" style:family="text">
      <style:text-properties officeooo:rsid="0d0f564c"/>
    </style:style>
    <style:style style:name="T1521" style:family="text">
      <style:text-properties officeooo:rsid="0d12d740"/>
    </style:style>
    <style:style style:name="T1522" style:family="text">
      <style:text-properties officeooo:rsid="0d144030"/>
    </style:style>
    <style:style style:name="T1523" style:family="text">
      <style:text-properties officeooo:rsid="0d148751"/>
    </style:style>
    <style:style style:name="T1524" style:family="text">
      <style:text-properties officeooo:rsid="0d1a0090"/>
    </style:style>
    <style:style style:name="T1525" style:family="text">
      <style:text-properties officeooo:rsid="0d1d6138"/>
    </style:style>
    <style:style style:name="T1526" style:family="text">
      <style:text-properties officeooo:rsid="0d1e0a8e"/>
    </style:style>
    <style:style style:name="T1527" style:family="text">
      <style:text-properties officeooo:rsid="0d21a83f"/>
    </style:style>
    <style:style style:name="T1528" style:family="text">
      <style:text-properties officeooo:rsid="0d22de60"/>
    </style:style>
    <style:style style:name="T1529" style:family="text">
      <style:text-properties officeooo:rsid="0d243b50"/>
    </style:style>
    <style:style style:name="T1530" style:family="text">
      <style:text-properties officeooo:rsid="0d26178e"/>
    </style:style>
    <style:style style:name="T1531" style:family="text">
      <style:text-properties officeooo:rsid="0d28e666"/>
    </style:style>
    <style:style style:name="T1532" style:family="text">
      <style:text-properties officeooo:rsid="0d292aaa"/>
    </style:style>
    <style:style style:name="T1533" style:family="text">
      <style:text-properties officeooo:rsid="0d2a7e61"/>
    </style:style>
    <style:style style:name="T1534" style:family="text">
      <style:text-properties officeooo:rsid="0d2b2c2e"/>
    </style:style>
    <style:style style:name="T1535" style:family="text">
      <style:text-properties officeooo:rsid="0d2b7d13"/>
    </style:style>
    <style:style style:name="T1536" style:family="text">
      <style:text-properties officeooo:rsid="0d2bd44d"/>
    </style:style>
    <style:style style:name="T1537" style:family="text">
      <style:text-properties officeooo:rsid="0d2cc923"/>
    </style:style>
    <style:style style:name="T1538" style:family="text">
      <style:text-properties officeooo:rsid="0d2d1c3f"/>
    </style:style>
    <style:style style:name="T1539" style:family="text">
      <style:text-properties officeooo:rsid="0d2e8619"/>
    </style:style>
    <style:style style:name="T1540" style:family="text">
      <style:text-properties officeooo:rsid="0d3051bd"/>
    </style:style>
    <style:style style:name="T1541" style:family="text">
      <style:text-properties officeooo:rsid="0d319fa1"/>
    </style:style>
    <style:style style:name="T1542" style:family="text">
      <style:text-properties officeooo:rsid="0d3506f3"/>
    </style:style>
    <style:style style:name="T1543" style:family="text">
      <style:text-properties officeooo:rsid="0d35ae95"/>
    </style:style>
    <style:style style:name="T1544" style:family="text">
      <style:text-properties officeooo:rsid="0d376cfb"/>
    </style:style>
    <style:style style:name="T1545" style:family="text">
      <style:text-properties officeooo:rsid="0d39f095"/>
    </style:style>
    <style:style style:name="T1546" style:family="text">
      <style:text-properties officeooo:rsid="0d3be0c6"/>
    </style:style>
    <style:style style:name="T1547" style:family="text">
      <style:text-properties officeooo:rsid="0d3d9139"/>
    </style:style>
    <style:style style:name="T1548" style:family="text">
      <style:text-properties officeooo:rsid="0d40f4d9"/>
    </style:style>
    <style:style style:name="T1549" style:family="text">
      <style:text-properties officeooo:rsid="0d415238"/>
    </style:style>
    <style:style style:name="T1550" style:family="text">
      <style:text-properties officeooo:rsid="0d444910"/>
    </style:style>
    <style:style style:name="T1551" style:family="text">
      <style:text-properties officeooo:rsid="0d46982c"/>
    </style:style>
    <style:style style:name="T1552" style:family="text">
      <style:text-properties officeooo:rsid="0d476466"/>
    </style:style>
    <style:style style:name="T1553" style:family="text">
      <style:text-properties officeooo:rsid="0d48be2c"/>
    </style:style>
    <style:style style:name="T1554" style:family="text">
      <style:text-properties officeooo:rsid="0d497614"/>
    </style:style>
    <style:style style:name="T1555" style:family="text">
      <style:text-properties officeooo:rsid="0d4b68d2"/>
    </style:style>
    <style:style style:name="T1556" style:family="text">
      <style:text-properties officeooo:rsid="0d4d3b51"/>
    </style:style>
    <style:style style:name="T1557" style:family="text">
      <style:text-properties officeooo:rsid="0d4fbf53"/>
    </style:style>
    <style:style style:name="T1558" style:family="text">
      <style:text-properties officeooo:rsid="0d506102"/>
    </style:style>
    <style:style style:name="T1559" style:family="text">
      <style:text-properties officeooo:rsid="0d519fc9"/>
    </style:style>
    <style:style style:name="T1560" style:family="text">
      <style:text-properties officeooo:rsid="0d532229"/>
    </style:style>
    <style:style style:name="T1561" style:family="text">
      <style:text-properties officeooo:rsid="0d542e70"/>
    </style:style>
    <style:style style:name="T1562" style:family="text">
      <style:text-properties officeooo:rsid="0d594a28"/>
    </style:style>
    <style:style style:name="T1563" style:family="text">
      <style:text-properties officeooo:rsid="0d5e6c01"/>
    </style:style>
    <style:style style:name="T1564" style:family="text">
      <style:text-properties officeooo:rsid="0d5f8719"/>
    </style:style>
    <style:style style:name="T1565" style:family="text">
      <style:text-properties officeooo:rsid="0d620d00"/>
    </style:style>
    <style:style style:name="T1566" style:family="text">
      <style:text-properties officeooo:rsid="0d6307b6"/>
    </style:style>
    <style:style style:name="T1567" style:family="text">
      <style:text-properties officeooo:rsid="0d631b05"/>
    </style:style>
    <style:style style:name="T1568" style:family="text">
      <style:text-properties officeooo:rsid="0d6586bf"/>
    </style:style>
    <style:style style:name="T1569" style:family="text">
      <style:text-properties officeooo:rsid="0d6b604b"/>
    </style:style>
    <style:style style:name="T1570" style:family="text">
      <style:text-properties officeooo:rsid="0d733e38"/>
    </style:style>
    <style:style style:name="T1571" style:family="text">
      <style:text-properties officeooo:rsid="0d812272"/>
    </style:style>
    <style:style style:name="T1572" style:family="text">
      <style:text-properties officeooo:rsid="0d833399"/>
    </style:style>
    <style:style style:name="T1573" style:family="text">
      <style:text-properties officeooo:rsid="0d84dfce"/>
    </style:style>
    <style:style style:name="T1574" style:family="text">
      <style:text-properties officeooo:rsid="0d873251"/>
    </style:style>
    <style:style style:name="T1575" style:family="text">
      <style:text-properties officeooo:rsid="0d8d6fbf"/>
    </style:style>
    <style:style style:name="T1576" style:family="text">
      <style:text-properties officeooo:rsid="0d8ec6e5"/>
    </style:style>
    <style:style style:name="T1577" style:family="text">
      <style:text-properties officeooo:rsid="0d8f2f4f"/>
    </style:style>
    <style:style style:name="T1578" style:family="text">
      <style:text-properties officeooo:rsid="0d9b3c16"/>
    </style:style>
    <style:style style:name="T1579" style:family="text">
      <style:text-properties officeooo:rsid="0d9d607c"/>
    </style:style>
    <style:style style:name="T1580" style:family="text">
      <style:text-properties officeooo:rsid="0da09703"/>
    </style:style>
    <style:style style:name="T1581" style:family="text">
      <style:text-properties officeooo:rsid="0da5013f"/>
    </style:style>
    <style:style style:name="T1582" style:family="text">
      <style:text-properties officeooo:rsid="0da541f6"/>
    </style:style>
    <style:style style:name="T1583" style:family="text">
      <style:text-properties officeooo:rsid="0da7b30f"/>
    </style:style>
    <style:style style:name="T1584" style:family="text">
      <style:text-properties officeooo:rsid="0da991ce"/>
    </style:style>
    <style:style style:name="T1585" style:family="text">
      <style:text-properties officeooo:rsid="0db5c9b5"/>
    </style:style>
    <style:style style:name="T1586" style:family="text">
      <style:text-properties officeooo:rsid="0db63aa1"/>
    </style:style>
    <style:style style:name="T1587" style:family="text">
      <style:text-properties officeooo:rsid="0db826b8"/>
    </style:style>
    <style:style style:name="T1588" style:family="text">
      <style:text-properties officeooo:rsid="0dbc64e8"/>
    </style:style>
    <style:style style:name="T1589" style:family="text">
      <style:text-properties officeooo:rsid="0dc0ffa8"/>
    </style:style>
    <style:style style:name="T1590" style:family="text">
      <style:text-properties officeooo:rsid="0dc2b714"/>
    </style:style>
    <style:style style:name="T1591" style:family="text">
      <style:text-properties officeooo:rsid="0dc4126f"/>
    </style:style>
    <style:style style:name="T1592" style:family="text">
      <style:text-properties officeooo:rsid="0dc76595"/>
    </style:style>
    <style:style style:name="T1593" style:family="text">
      <style:text-properties officeooo:rsid="0dc87814"/>
    </style:style>
    <style:style style:name="T1594" style:family="text">
      <style:text-properties officeooo:rsid="0dca44b2"/>
    </style:style>
    <style:style style:name="T1595" style:family="text">
      <style:text-properties officeooo:rsid="0dcb35bb"/>
    </style:style>
    <style:style style:name="T1596" style:family="text">
      <style:text-properties officeooo:rsid="0dcd03fd"/>
    </style:style>
    <style:style style:name="T1597" style:family="text">
      <style:text-properties officeooo:rsid="0dceac17"/>
    </style:style>
    <style:style style:name="T1598" style:family="text">
      <style:text-properties officeooo:rsid="0ddcedef"/>
    </style:style>
    <style:style style:name="T1599" style:family="text">
      <style:text-properties officeooo:rsid="0de1f0f0"/>
    </style:style>
    <style:style style:name="T1600" style:family="text">
      <style:text-properties officeooo:rsid="0de3e5d8"/>
    </style:style>
    <style:style style:name="T1601" style:family="text">
      <style:text-properties officeooo:rsid="0de42b19"/>
    </style:style>
    <style:style style:name="T1602" style:family="text">
      <style:text-properties officeooo:rsid="0de60411"/>
    </style:style>
    <style:style style:name="T1603" style:family="text">
      <style:text-properties officeooo:rsid="0de68e1f"/>
    </style:style>
    <style:style style:name="T1604" style:family="text">
      <style:text-properties officeooo:rsid="0de692c2"/>
    </style:style>
    <style:style style:name="T1605" style:family="text">
      <style:text-properties officeooo:rsid="0de79926"/>
    </style:style>
    <style:style style:name="T1606" style:family="text">
      <style:text-properties officeooo:rsid="0de79bb2"/>
    </style:style>
    <style:style style:name="T1607" style:family="text">
      <style:text-properties officeooo:rsid="0de81f39"/>
    </style:style>
    <style:style style:name="T1608" style:family="text">
      <style:text-properties officeooo:rsid="0de97b84"/>
    </style:style>
    <style:style style:name="T1609" style:family="text">
      <style:text-properties officeooo:rsid="0dea9241"/>
    </style:style>
    <style:style style:name="T1610" style:family="text">
      <style:text-properties officeooo:rsid="0dec26e0"/>
    </style:style>
    <style:style style:name="T1611" style:family="text">
      <style:text-properties officeooo:rsid="0dee128d"/>
    </style:style>
    <style:style style:name="T1612" style:family="text">
      <style:text-properties officeooo:rsid="0df23fbb"/>
    </style:style>
    <style:style style:name="T1613" style:family="text">
      <style:text-properties officeooo:rsid="0df37ff5"/>
    </style:style>
    <style:style style:name="T1614" style:family="text">
      <style:text-properties officeooo:rsid="0df72512"/>
    </style:style>
    <style:style style:name="T1615" style:family="text">
      <style:text-properties officeooo:rsid="0df787a5"/>
    </style:style>
    <style:style style:name="T1616" style:family="text">
      <style:text-properties officeooo:rsid="0df7d806"/>
    </style:style>
    <style:style style:name="T1617" style:family="text">
      <style:text-properties officeooo:rsid="0df8b60e"/>
    </style:style>
    <style:style style:name="T1618" style:family="text">
      <style:text-properties officeooo:rsid="0dfd456d"/>
    </style:style>
    <style:style style:name="T1619" style:family="text">
      <style:text-properties officeooo:rsid="0dfe038c"/>
    </style:style>
    <style:style style:name="T1620" style:family="text">
      <style:text-properties officeooo:rsid="0dfe4922"/>
    </style:style>
    <style:style style:name="T1621" style:family="text">
      <style:text-properties officeooo:rsid="0dfed179"/>
    </style:style>
    <style:style style:name="T1622" style:family="text">
      <style:text-properties officeooo:rsid="0e00911d"/>
    </style:style>
    <style:style style:name="T1623" style:family="text">
      <style:text-properties officeooo:rsid="0e03a3fe"/>
    </style:style>
    <style:style style:name="T1624" style:family="text">
      <style:text-properties officeooo:rsid="0e0525c7"/>
    </style:style>
    <style:style style:name="T1625" style:family="text">
      <style:text-properties officeooo:rsid="0e071731"/>
    </style:style>
    <style:style style:name="T1626" style:family="text">
      <style:text-properties officeooo:rsid="0e078d38"/>
    </style:style>
    <style:style style:name="T1627" style:family="text">
      <style:text-properties officeooo:rsid="0e0905d3"/>
    </style:style>
    <style:style style:name="T1628" style:family="text">
      <style:text-properties officeooo:rsid="0e0cb67b"/>
    </style:style>
    <style:style style:name="T1629" style:family="text">
      <style:text-properties officeooo:rsid="0e0e7c34"/>
    </style:style>
    <style:style style:name="T1630" style:family="text">
      <style:text-properties officeooo:rsid="0e0f13a6"/>
    </style:style>
    <style:style style:name="T1631" style:family="text">
      <style:text-properties officeooo:rsid="0e0f556f"/>
    </style:style>
    <style:style style:name="T1632" style:family="text">
      <style:text-properties officeooo:rsid="0e10fac2"/>
    </style:style>
    <style:style style:name="T1633" style:family="text">
      <style:text-properties officeooo:rsid="0e1751aa"/>
    </style:style>
    <style:style style:name="T1634" style:family="text">
      <style:text-properties officeooo:rsid="0e182e7d"/>
    </style:style>
    <style:style style:name="T1635" style:family="text">
      <style:text-properties officeooo:rsid="0e19d128"/>
    </style:style>
    <style:style style:name="T1636" style:family="text">
      <style:text-properties officeooo:rsid="0e1bf02f"/>
    </style:style>
    <style:style style:name="T1637" style:family="text">
      <style:text-properties officeooo:rsid="0e1da8d3"/>
    </style:style>
    <style:style style:name="T1638" style:family="text">
      <style:text-properties officeooo:rsid="0e1ed751"/>
    </style:style>
    <style:style style:name="T1639" style:family="text">
      <style:text-properties officeooo:rsid="0e233622"/>
    </style:style>
    <style:style style:name="T1640" style:family="text">
      <style:text-properties officeooo:rsid="0e23f3b9"/>
    </style:style>
    <style:style style:name="T1641" style:family="text">
      <style:text-properties officeooo:rsid="0e288940"/>
    </style:style>
    <style:style style:name="T1642" style:family="text">
      <style:text-properties officeooo:rsid="0e28a71a"/>
    </style:style>
    <style:style style:name="T1643" style:family="text">
      <style:text-properties officeooo:rsid="0e2a5a96"/>
    </style:style>
    <style:style style:name="T1644" style:family="text">
      <style:text-properties officeooo:rsid="0e2cf016"/>
    </style:style>
    <style:style style:name="T1645" style:family="text">
      <style:text-properties officeooo:rsid="0e2d7fbe"/>
    </style:style>
    <style:style style:name="T1646" style:family="text">
      <style:text-properties officeooo:rsid="0e2e2106"/>
    </style:style>
    <style:style style:name="T1647" style:family="text">
      <style:text-properties officeooo:rsid="0e308e1e"/>
    </style:style>
    <style:style style:name="T1648" style:family="text">
      <style:text-properties officeooo:rsid="0e30de5c"/>
    </style:style>
    <style:style style:name="T1649" style:family="text">
      <style:text-properties officeooo:rsid="0e336f63"/>
    </style:style>
    <style:style style:name="T1650" style:family="text">
      <style:text-properties officeooo:rsid="0e344e37"/>
    </style:style>
    <style:style style:name="T1651" style:family="text">
      <style:text-properties officeooo:rsid="0e34f6a9"/>
    </style:style>
    <style:style style:name="T1652" style:family="text">
      <style:text-properties officeooo:rsid="0e36bcce"/>
    </style:style>
    <style:style style:name="T1653" style:family="text">
      <style:text-properties officeooo:rsid="0e38a8ac"/>
    </style:style>
    <style:style style:name="T1654" style:family="text">
      <style:text-properties officeooo:rsid="0e3a92a6"/>
    </style:style>
    <style:style style:name="T1655" style:family="text">
      <style:text-properties officeooo:rsid="0e3b0b4b"/>
    </style:style>
    <style:style style:name="T1656" style:family="text">
      <style:text-properties officeooo:rsid="0e3b5f6a"/>
    </style:style>
    <style:style style:name="T1657" style:family="text">
      <style:text-properties officeooo:rsid="0e3e525b"/>
    </style:style>
    <style:style style:name="T1658" style:family="text">
      <style:text-properties officeooo:rsid="0e3f41b3"/>
    </style:style>
    <style:style style:name="T1659" style:family="text">
      <style:text-properties officeooo:rsid="0e448729"/>
    </style:style>
    <style:style style:name="T1660" style:family="text">
      <style:text-properties officeooo:rsid="0e456c6d"/>
    </style:style>
    <style:style style:name="T1661" style:family="text">
      <style:text-properties officeooo:rsid="0e48d8d2"/>
    </style:style>
    <style:style style:name="T1662" style:family="text">
      <style:text-properties officeooo:rsid="0e4acdb4"/>
    </style:style>
    <style:style style:name="T1663" style:family="text">
      <style:text-properties officeooo:rsid="0e4d295b"/>
    </style:style>
    <style:style style:name="T1664" style:family="text">
      <style:text-properties officeooo:rsid="0e4f471b"/>
    </style:style>
    <style:style style:name="T1665" style:family="text">
      <style:text-properties officeooo:rsid="0e508cd5"/>
    </style:style>
    <style:style style:name="T1666" style:family="text">
      <style:text-properties officeooo:rsid="0e556684"/>
    </style:style>
    <style:style style:name="T1667" style:family="text">
      <style:text-properties officeooo:rsid="0e5740b3"/>
    </style:style>
    <style:style style:name="T1668" style:family="text">
      <style:text-properties officeooo:rsid="0e575454"/>
    </style:style>
    <style:style style:name="T1669" style:family="text">
      <style:text-properties officeooo:rsid="0e58a960"/>
    </style:style>
    <style:style style:name="T1670" style:family="text">
      <style:text-properties officeooo:rsid="0e5c125f"/>
    </style:style>
    <style:style style:name="T1671" style:family="text">
      <style:text-properties officeooo:rsid="0e5c8c6f"/>
    </style:style>
    <style:style style:name="T1672" style:family="text">
      <style:text-properties officeooo:rsid="0e61eee5"/>
    </style:style>
    <style:style style:name="T1673" style:family="text">
      <style:text-properties officeooo:rsid="0e64cfbc"/>
    </style:style>
    <style:style style:name="T1674" style:family="text">
      <style:text-properties officeooo:rsid="0e680f3d"/>
    </style:style>
    <style:style style:name="T1675" style:family="text">
      <style:text-properties officeooo:rsid="0e6828ba"/>
    </style:style>
    <style:style style:name="T1676" style:family="text">
      <style:text-properties officeooo:rsid="0e685a5a"/>
    </style:style>
    <style:style style:name="T1677" style:family="text">
      <style:text-properties officeooo:rsid="0e690501"/>
    </style:style>
    <style:style style:name="T1678" style:family="text">
      <style:text-properties officeooo:rsid="0e6932b5"/>
    </style:style>
    <style:style style:name="T1679" style:family="text">
      <style:text-properties officeooo:rsid="0e6ae4c4"/>
    </style:style>
    <style:style style:name="T1680" style:family="text">
      <style:text-properties officeooo:rsid="0e6c1324"/>
    </style:style>
    <style:style style:name="T1681" style:family="text">
      <style:text-properties officeooo:rsid="0e7084c5"/>
    </style:style>
    <style:style style:name="T1682" style:family="text">
      <style:text-properties officeooo:rsid="0e73f525"/>
    </style:style>
    <style:style style:name="T1683" style:family="text">
      <style:text-properties officeooo:rsid="0e784916"/>
    </style:style>
    <style:style style:name="T1684" style:family="text">
      <style:text-properties officeooo:rsid="0e79e90b"/>
    </style:style>
    <style:style style:name="T1685" style:family="text">
      <style:text-properties officeooo:rsid="0e7b78c0"/>
    </style:style>
    <style:style style:name="T1686" style:family="text">
      <style:text-properties officeooo:rsid="0e7c0e63"/>
    </style:style>
    <style:style style:name="T1687" style:family="text">
      <style:text-properties officeooo:rsid="0e7d8a01"/>
    </style:style>
    <style:style style:name="T1688" style:family="text">
      <style:text-properties officeooo:rsid="0e7f05d5"/>
    </style:style>
    <style:style style:name="T1689" style:family="text">
      <style:text-properties officeooo:rsid="0e812c4f"/>
    </style:style>
    <style:style style:name="T1690" style:family="text">
      <style:text-properties officeooo:rsid="0e822ae8"/>
    </style:style>
    <style:style style:name="T1691" style:family="text">
      <style:text-properties officeooo:rsid="0e83ba5c"/>
    </style:style>
    <style:style style:name="T1692" style:family="text">
      <style:text-properties officeooo:rsid="0e84cb07"/>
    </style:style>
    <style:style style:name="T1693" style:family="text">
      <style:text-properties officeooo:rsid="0e862797"/>
    </style:style>
    <style:style style:name="T1694" style:family="text">
      <style:text-properties officeooo:rsid="0e87a071"/>
    </style:style>
    <style:style style:name="T1695" style:family="text">
      <style:text-properties officeooo:rsid="0e886194"/>
    </style:style>
    <style:style style:name="T1696" style:family="text">
      <style:text-properties officeooo:rsid="0e88ec4d"/>
    </style:style>
    <style:style style:name="T1697" style:family="text">
      <style:text-properties officeooo:rsid="0e8db29b"/>
    </style:style>
    <style:style style:name="T1698" style:family="text">
      <style:text-properties officeooo:rsid="0e8e89cb"/>
    </style:style>
    <style:style style:name="T1699" style:family="text">
      <style:text-properties officeooo:rsid="0e8fa9a8"/>
    </style:style>
    <style:style style:name="T1700" style:family="text">
      <style:text-properties officeooo:rsid="0e926f59"/>
    </style:style>
    <style:style style:name="T1701" style:family="text">
      <style:text-properties officeooo:rsid="0e94092d"/>
    </style:style>
    <style:style style:name="T1702" style:family="text">
      <style:text-properties officeooo:rsid="0e94908b"/>
    </style:style>
    <style:style style:name="T1703" style:family="text">
      <style:text-properties officeooo:rsid="0e9550ae"/>
    </style:style>
    <style:style style:name="T1704" style:family="text">
      <style:text-properties officeooo:rsid="0e960989"/>
    </style:style>
    <style:style style:name="T1705" style:family="text">
      <style:text-properties officeooo:rsid="0e97448e"/>
    </style:style>
    <style:style style:name="T1706" style:family="text">
      <style:text-properties officeooo:rsid="0e98c894"/>
    </style:style>
    <style:style style:name="T1707" style:family="text">
      <style:text-properties officeooo:rsid="0e9a2304"/>
    </style:style>
    <style:style style:name="T1708" style:family="text">
      <style:text-properties officeooo:rsid="0e9b251c"/>
    </style:style>
    <style:style style:name="T1709" style:family="text">
      <style:text-properties officeooo:rsid="0ea26c46"/>
    </style:style>
    <style:style style:name="T1710" style:family="text">
      <style:text-properties officeooo:rsid="0ea50bb2"/>
    </style:style>
    <style:style style:name="T1711" style:family="text">
      <style:text-properties officeooo:rsid="0ea570b6"/>
    </style:style>
    <style:style style:name="T1712" style:family="text">
      <style:text-properties officeooo:rsid="0ea7c23b"/>
    </style:style>
    <style:style style:name="T1713" style:family="text">
      <style:text-properties officeooo:rsid="0ea94f85"/>
    </style:style>
    <style:style style:name="T1714" style:family="text">
      <style:text-properties officeooo:rsid="0eb27f30"/>
    </style:style>
    <style:style style:name="T1715" style:family="text">
      <style:text-properties officeooo:rsid="0eb85a04"/>
    </style:style>
    <style:style style:name="T1716" style:family="text">
      <style:text-properties officeooo:rsid="0eb8b68b"/>
    </style:style>
    <style:style style:name="T1717" style:family="text">
      <style:text-properties officeooo:rsid="0eba4134"/>
    </style:style>
    <style:style style:name="T1718" style:family="text">
      <style:text-properties officeooo:rsid="0ebd9309"/>
    </style:style>
    <style:style style:name="T1719" style:family="text">
      <style:text-properties officeooo:rsid="0ec0103f"/>
    </style:style>
    <style:style style:name="T1720" style:family="text">
      <style:text-properties officeooo:rsid="0ec04adc"/>
    </style:style>
    <style:style style:name="T1721" style:family="text">
      <style:text-properties officeooo:rsid="0ec16dd4"/>
    </style:style>
    <style:style style:name="T1722" style:family="text">
      <style:text-properties officeooo:rsid="0ec3e444"/>
    </style:style>
    <style:style style:name="T1723" style:family="text">
      <style:text-properties officeooo:rsid="0ec4ff1d"/>
    </style:style>
    <style:style style:name="T1724" style:family="text">
      <style:text-properties officeooo:rsid="0ec639b7"/>
    </style:style>
    <style:style style:name="T1725" style:family="text">
      <style:text-properties officeooo:rsid="0ec6e52d"/>
    </style:style>
    <style:style style:name="T1726" style:family="text">
      <style:text-properties officeooo:rsid="0ecb2199"/>
    </style:style>
    <style:style style:name="T1727" style:family="text">
      <style:text-properties officeooo:rsid="0eccabef"/>
    </style:style>
    <style:style style:name="T1728" style:family="text">
      <style:text-properties officeooo:rsid="0ece770f"/>
    </style:style>
    <style:style style:name="T1729" style:family="text">
      <style:text-properties officeooo:rsid="0eced2c1"/>
    </style:style>
    <style:style style:name="T1730" style:family="text">
      <style:text-properties officeooo:rsid="0ed5075c"/>
    </style:style>
    <style:style style:name="T1731" style:family="text">
      <style:text-properties officeooo:rsid="0ed5af72"/>
    </style:style>
    <style:style style:name="T1732" style:family="text">
      <style:text-properties officeooo:rsid="0ed97b3a"/>
    </style:style>
    <style:style style:name="T1733" style:family="text">
      <style:text-properties officeooo:rsid="0ededbe5"/>
    </style:style>
    <style:style style:name="T1734" style:family="text">
      <style:text-properties officeooo:rsid="0ee2dd03"/>
    </style:style>
    <style:style style:name="T1735" style:family="text">
      <style:text-properties officeooo:rsid="0ee58d8c"/>
    </style:style>
    <style:style style:name="T1736" style:family="text">
      <style:text-properties officeooo:rsid="0ee597c2"/>
    </style:style>
    <style:style style:name="T1737" style:family="text">
      <style:text-properties officeooo:rsid="0ee6fe1f"/>
    </style:style>
    <style:style style:name="T1738" style:family="text">
      <style:text-properties officeooo:rsid="0eed8af0"/>
    </style:style>
    <style:style style:name="T1739" style:family="text">
      <style:text-properties officeooo:rsid="0eee7e3d"/>
    </style:style>
    <style:style style:name="T1740" style:family="text">
      <style:text-properties officeooo:rsid="0ef11f15"/>
    </style:style>
    <style:style style:name="T1741" style:family="text">
      <style:text-properties officeooo:rsid="0ef89795"/>
    </style:style>
    <style:style style:name="T1742" style:family="text">
      <style:text-properties officeooo:rsid="0efaafbb"/>
    </style:style>
    <style:style style:name="T1743" style:family="text">
      <style:text-properties officeooo:rsid="0efb41cf"/>
    </style:style>
    <style:style style:name="T1744" style:family="text">
      <style:text-properties officeooo:rsid="0efb8452"/>
    </style:style>
    <style:style style:name="T1745" style:family="text">
      <style:text-properties officeooo:rsid="0efbdaeb"/>
    </style:style>
    <style:style style:name="T1746" style:family="text">
      <style:text-properties officeooo:rsid="0efdf4c3"/>
    </style:style>
    <style:style style:name="T1747" style:family="text">
      <style:text-properties officeooo:rsid="0effa1b9"/>
    </style:style>
    <style:style style:name="T1748" style:family="text">
      <style:text-properties officeooo:rsid="0f009cf5"/>
    </style:style>
    <style:style style:name="T1749" style:family="text">
      <style:text-properties officeooo:rsid="0f02746f"/>
    </style:style>
    <style:style style:name="T1750" style:family="text">
      <style:text-properties officeooo:rsid="0f041296"/>
    </style:style>
    <style:style style:name="T1751" style:family="text">
      <style:text-properties officeooo:rsid="0f07c41a"/>
    </style:style>
    <style:style style:name="T1752" style:family="text">
      <style:text-properties officeooo:rsid="0f0ad6db"/>
    </style:style>
    <style:style style:name="T1753" style:family="text">
      <style:text-properties officeooo:rsid="0f0c5e45"/>
    </style:style>
    <style:style style:name="T1754" style:family="text">
      <style:text-properties officeooo:rsid="0f10db66"/>
    </style:style>
    <style:style style:name="T1755" style:family="text">
      <style:text-properties officeooo:rsid="0f128600"/>
    </style:style>
    <style:style style:name="T1756" style:family="text">
      <style:text-properties officeooo:rsid="0f1787a1"/>
    </style:style>
    <style:style style:name="T1757" style:family="text">
      <style:text-properties officeooo:rsid="0f184154"/>
    </style:style>
    <style:style style:name="T1758" style:family="text">
      <style:text-properties officeooo:rsid="0f18fd30"/>
    </style:style>
    <style:style style:name="T1759" style:family="text">
      <style:text-properties officeooo:rsid="0f1a26b1"/>
    </style:style>
    <style:style style:name="T1760" style:family="text">
      <style:text-properties officeooo:rsid="0f1ceb96"/>
    </style:style>
    <style:style style:name="T1761" style:family="text">
      <style:text-properties officeooo:rsid="0f1dad41"/>
    </style:style>
    <style:style style:name="T1762" style:family="text">
      <style:text-properties officeooo:rsid="0f1ef306"/>
    </style:style>
    <style:style style:name="T1763" style:family="text">
      <style:text-properties officeooo:rsid="0f1fb8c7"/>
    </style:style>
    <style:style style:name="T1764" style:family="text">
      <style:text-properties officeooo:rsid="0f216439"/>
    </style:style>
    <style:style style:name="T1765" style:family="text">
      <style:text-properties officeooo:rsid="0f23426f"/>
    </style:style>
    <style:style style:name="T1766" style:family="text">
      <style:text-properties officeooo:rsid="0f26af33"/>
    </style:style>
    <style:style style:name="T1767" style:family="text">
      <style:text-properties officeooo:rsid="0f2b7251"/>
    </style:style>
    <style:style style:name="T1768" style:family="text">
      <style:text-properties officeooo:rsid="0f2c9771"/>
    </style:style>
    <style:style style:name="T1769" style:family="text">
      <style:text-properties officeooo:rsid="0f2db536"/>
    </style:style>
    <style:style style:name="T1770" style:family="text">
      <style:text-properties officeooo:rsid="0f2e6fea"/>
    </style:style>
    <style:style style:name="T1771" style:family="text">
      <style:text-properties officeooo:rsid="0f2f8c2f"/>
    </style:style>
    <style:style style:name="T1772" style:family="text">
      <style:text-properties officeooo:rsid="0bc4ab9e"/>
    </style:style>
    <style:style style:name="T1773" style:family="text">
      <style:text-properties officeooo:rsid="0f30b818"/>
    </style:style>
    <style:style style:name="T1774" style:family="text">
      <style:text-properties officeooo:rsid="0f33b0b5"/>
    </style:style>
    <style:style style:name="T1775" style:family="text">
      <style:text-properties officeooo:rsid="0f35292a"/>
    </style:style>
    <style:style style:name="T1776" style:family="text">
      <style:text-properties officeooo:rsid="0f36fbdb"/>
    </style:style>
    <style:style style:name="T1777" style:family="text">
      <style:text-properties officeooo:rsid="0f3c73fc"/>
    </style:style>
    <style:style style:name="T1778" style:family="text">
      <style:text-properties officeooo:rsid="0f3e4972"/>
    </style:style>
    <style:style style:name="T1779" style:family="text">
      <style:text-properties officeooo:rsid="0f451189"/>
    </style:style>
    <style:style style:name="T1780" style:family="text">
      <style:text-properties officeooo:rsid="0f46c99f"/>
    </style:style>
    <style:style style:name="T1781" style:family="text">
      <style:text-properties officeooo:rsid="0f4c52e2"/>
    </style:style>
    <style:style style:name="T1782" style:family="text">
      <style:text-properties officeooo:rsid="0f4fce3a"/>
    </style:style>
    <style:style style:name="T1783" style:family="text">
      <style:text-properties officeooo:rsid="0f503e94"/>
    </style:style>
    <style:style style:name="T1784" style:family="text">
      <style:text-properties officeooo:rsid="0f592efc"/>
    </style:style>
    <style:style style:name="T1785" style:family="text">
      <style:text-properties officeooo:rsid="0f5ef45b"/>
    </style:style>
    <style:style style:name="T1786" style:family="text">
      <style:text-properties officeooo:rsid="0f5fd87b"/>
    </style:style>
    <style:style style:name="T1787" style:family="text">
      <style:text-properties officeooo:rsid="0f641d42"/>
    </style:style>
    <style:style style:name="T1788" style:family="text">
      <style:text-properties officeooo:rsid="0f64aba3"/>
    </style:style>
    <style:style style:name="T1789" style:family="text">
      <style:text-properties officeooo:rsid="0f65f31b"/>
    </style:style>
    <style:style style:name="T1790" style:family="text">
      <style:text-properties officeooo:rsid="0f697b61"/>
    </style:style>
    <style:style style:name="T1791" style:family="text">
      <style:text-properties officeooo:rsid="0f6bdc6f"/>
    </style:style>
    <style:style style:name="T1792" style:family="text">
      <style:text-properties officeooo:rsid="0f6f331b"/>
    </style:style>
    <style:style style:name="T1793" style:family="text">
      <style:text-properties officeooo:rsid="0f6ffebe"/>
    </style:style>
    <style:style style:name="T1794" style:family="text">
      <style:text-properties officeooo:rsid="0f711e70"/>
    </style:style>
    <style:style style:name="T1795" style:family="text">
      <style:text-properties officeooo:rsid="0a0eac73"/>
    </style:style>
    <style:style style:name="T1796" style:family="text">
      <style:text-properties officeooo:rsid="0f740b34"/>
    </style:style>
    <style:style style:name="T1797" style:family="text">
      <style:text-properties officeooo:rsid="0f75502c"/>
    </style:style>
    <style:style style:name="T1798" style:family="text">
      <style:text-properties officeooo:rsid="0f76adee"/>
    </style:style>
    <style:style style:name="T1799" style:family="text">
      <style:text-properties officeooo:rsid="0f79ef88"/>
    </style:style>
    <style:style style:name="T1800" style:family="text">
      <style:text-properties officeooo:rsid="0f7b6689"/>
    </style:style>
    <style:style style:name="T1801" style:family="text">
      <style:text-properties officeooo:rsid="0f7c4388"/>
    </style:style>
    <style:style style:name="T1802" style:family="text">
      <style:text-properties officeooo:rsid="0f7f2853"/>
    </style:style>
    <style:style style:name="T1803" style:family="text">
      <style:text-properties officeooo:rsid="0f7f48b4"/>
    </style:style>
    <style:style style:name="T1804" style:family="text">
      <style:text-properties officeooo:rsid="0f7f7d78"/>
    </style:style>
    <style:style style:name="T1805" style:family="text">
      <style:text-properties officeooo:rsid="0f85284f"/>
    </style:style>
    <style:style style:name="T1806" style:family="text">
      <style:text-properties officeooo:rsid="0f86e3c7"/>
    </style:style>
    <style:style style:name="T1807" style:family="text">
      <style:text-properties officeooo:rsid="0f889e4c"/>
    </style:style>
    <style:style style:name="T1808" style:family="text">
      <style:text-properties officeooo:rsid="0f8bdc8c"/>
    </style:style>
    <style:style style:name="T1809" style:family="text">
      <style:text-properties officeooo:rsid="0f8f98af"/>
    </style:style>
    <style:style style:name="T1810" style:family="text">
      <style:text-properties officeooo:rsid="0f99c66e"/>
    </style:style>
    <style:style style:name="T1811" style:family="text">
      <style:text-properties officeooo:rsid="0f9dcdc1"/>
    </style:style>
    <style:style style:name="T1812" style:family="text">
      <style:text-properties officeooo:rsid="0f9fb36d"/>
    </style:style>
    <style:style style:name="T1813" style:family="text">
      <style:text-properties officeooo:rsid="0fa02ede"/>
    </style:style>
    <style:style style:name="T1814" style:family="text">
      <style:text-properties officeooo:rsid="0fa16066"/>
    </style:style>
    <style:style style:name="T1815" style:family="text">
      <style:text-properties officeooo:rsid="0fa398e2"/>
    </style:style>
    <style:style style:name="T1816" style:family="text">
      <style:text-properties officeooo:rsid="0fa5422f"/>
    </style:style>
    <style:style style:name="T1817" style:family="text">
      <style:text-properties officeooo:rsid="0faa0ba8"/>
    </style:style>
    <style:style style:name="T1818" style:family="text">
      <style:text-properties officeooo:rsid="0fac859d"/>
    </style:style>
    <style:style style:name="T1819" style:family="text">
      <style:text-properties officeooo:rsid="0fada30a"/>
    </style:style>
    <style:style style:name="T1820" style:family="text">
      <style:text-properties officeooo:rsid="0faf9fc1"/>
    </style:style>
    <style:style style:name="T1821" style:family="text">
      <style:text-properties officeooo:rsid="0fb07609"/>
    </style:style>
    <style:style style:name="T1822" style:family="text">
      <style:text-properties officeooo:rsid="0fb1300e"/>
    </style:style>
    <style:style style:name="T1823" style:family="text">
      <style:text-properties officeooo:rsid="0fb30b6f"/>
    </style:style>
    <style:style style:name="T1824" style:family="text">
      <style:text-properties officeooo:rsid="0fb71fbc"/>
    </style:style>
    <style:style style:name="T1825" style:family="text">
      <style:text-properties officeooo:rsid="0fb8bec9"/>
    </style:style>
    <style:style style:name="T1826" style:family="text">
      <style:text-properties officeooo:rsid="0fb9f1a9"/>
    </style:style>
    <style:style style:name="T1827" style:family="text">
      <style:text-properties officeooo:rsid="0fba92e7"/>
    </style:style>
    <style:style style:name="T1828" style:family="text">
      <style:text-properties officeooo:rsid="0fbd1996"/>
    </style:style>
    <style:style style:name="T1829" style:family="text">
      <style:text-properties officeooo:rsid="0fbddcc8"/>
    </style:style>
    <style:style style:name="T1830" style:family="text">
      <style:text-properties officeooo:rsid="0fbe63b0"/>
    </style:style>
    <style:style style:name="T1831" style:family="text">
      <style:text-properties officeooo:rsid="0fbfba00"/>
    </style:style>
    <style:style style:name="T1832" style:family="text">
      <style:text-properties officeooo:rsid="0fc0eb06"/>
    </style:style>
    <style:style style:name="T1833" style:family="text">
      <style:text-properties officeooo:rsid="0fc1faae"/>
    </style:style>
    <style:style style:name="T1834" style:family="text">
      <style:text-properties officeooo:rsid="0fc4f70b"/>
    </style:style>
    <style:style style:name="T1835" style:family="text">
      <style:text-properties officeooo:rsid="0fc8627e"/>
    </style:style>
    <style:style style:name="T1836" style:family="text">
      <style:text-properties officeooo:rsid="0fc9fb86"/>
    </style:style>
    <style:style style:name="T1837" style:family="text">
      <style:text-properties officeooo:rsid="0fcad7f2"/>
    </style:style>
    <style:style style:name="T1838" style:family="text">
      <style:text-properties officeooo:rsid="0fcd65ab"/>
    </style:style>
    <style:style style:name="T1839" style:family="text">
      <style:text-properties officeooo:rsid="0fd1af1b"/>
    </style:style>
    <style:style style:name="T1840" style:family="text">
      <style:text-properties officeooo:rsid="0fd39f9b"/>
    </style:style>
    <style:style style:name="T1841" style:family="text">
      <style:text-properties officeooo:rsid="0fd8329d"/>
    </style:style>
    <style:style style:name="T1842" style:family="text">
      <style:text-properties officeooo:rsid="0fd9c186"/>
    </style:style>
    <style:style style:name="T1843" style:family="text">
      <style:text-properties officeooo:rsid="0fda7f5f"/>
    </style:style>
    <style:style style:name="T1844" style:family="text">
      <style:text-properties officeooo:rsid="0fdb8262"/>
    </style:style>
    <style:style style:name="T1845" style:family="text">
      <style:text-properties officeooo:rsid="0fdc9e32"/>
    </style:style>
    <style:style style:name="T1846" style:family="text">
      <style:text-properties officeooo:rsid="0fde315b"/>
    </style:style>
    <style:style style:name="T1847" style:family="text">
      <style:text-properties officeooo:rsid="0fde7b52"/>
    </style:style>
    <style:style style:name="T1848" style:family="text">
      <style:text-properties officeooo:rsid="0fe23c64"/>
    </style:style>
    <style:style style:name="T1849" style:family="text">
      <style:text-properties officeooo:rsid="0fe52187"/>
    </style:style>
    <style:style style:name="T1850" style:family="text">
      <style:text-properties officeooo:rsid="0fe5c9f7"/>
    </style:style>
    <style:style style:name="T1851" style:family="text">
      <style:text-properties officeooo:rsid="0feab9ab"/>
    </style:style>
    <style:style style:name="T1852" style:family="text">
      <style:text-properties officeooo:rsid="0feadb3e"/>
    </style:style>
    <style:style style:name="T1853" style:family="text">
      <style:text-properties officeooo:rsid="0ff72a20"/>
    </style:style>
    <style:style style:name="T1854" style:family="text">
      <style:text-properties officeooo:rsid="0ffb8bbf"/>
    </style:style>
    <style:style style:name="T1855" style:family="text">
      <style:text-properties officeooo:rsid="0ffd835c"/>
    </style:style>
    <style:style style:name="T1856" style:family="text">
      <style:text-properties officeooo:rsid="0fffacf1"/>
    </style:style>
    <style:style style:name="T1857" style:family="text">
      <style:text-properties officeooo:rsid="10019896"/>
    </style:style>
    <style:style style:name="T1858" style:family="text">
      <style:text-properties officeooo:rsid="1001c040"/>
    </style:style>
    <style:style style:name="T1859" style:family="text">
      <style:text-properties officeooo:rsid="1002ae1d"/>
    </style:style>
    <style:style style:name="T1860" style:family="text">
      <style:text-properties officeooo:rsid="1002f4a2"/>
    </style:style>
    <style:style style:name="T1861" style:family="text">
      <style:text-properties officeooo:rsid="1004a83a"/>
    </style:style>
    <style:style style:name="T1862" style:family="text">
      <style:text-properties officeooo:rsid="10067a88"/>
    </style:style>
    <style:style style:name="T1863" style:family="text">
      <style:text-properties officeooo:rsid="047bd7da"/>
    </style:style>
    <style:style style:name="T1864" style:family="text">
      <style:text-properties officeooo:rsid="100ce8d8"/>
    </style:style>
    <style:style style:name="T1865" style:family="text">
      <style:text-properties officeooo:rsid="100dc55d"/>
    </style:style>
    <style:style style:name="T1866" style:family="text">
      <style:text-properties officeooo:rsid="100df57b"/>
    </style:style>
    <style:style style:name="T1867" style:family="text">
      <style:text-properties officeooo:rsid="100e2829"/>
    </style:style>
    <style:style style:name="T1868" style:family="text">
      <style:text-properties officeooo:rsid="100e39eb"/>
    </style:style>
    <style:style style:name="T1869" style:family="text">
      <style:text-properties officeooo:rsid="10111ac9"/>
    </style:style>
    <style:style style:name="T1870" style:family="text">
      <style:text-properties officeooo:rsid="101120c7"/>
    </style:style>
    <style:style style:name="T1871" style:family="text">
      <style:text-properties officeooo:rsid="1012b95f"/>
    </style:style>
    <style:style style:name="T1872" style:family="text">
      <style:text-properties officeooo:rsid="1014579b"/>
    </style:style>
    <style:style style:name="T1873" style:family="text">
      <style:text-properties officeooo:rsid="1015f5c3"/>
    </style:style>
    <style:style style:name="T1874" style:family="text">
      <style:text-properties officeooo:rsid="1017df2c"/>
    </style:style>
    <style:style style:name="T1875" style:family="text">
      <style:text-properties officeooo:rsid="1019293b"/>
    </style:style>
    <style:style style:name="T1876" style:family="text">
      <style:text-properties officeooo:rsid="102390bc"/>
    </style:style>
    <style:style style:name="T1877" style:family="text">
      <style:text-properties officeooo:rsid="102524a1"/>
    </style:style>
    <style:style style:name="T1878" style:family="text">
      <style:text-properties officeooo:rsid="0c60ed75"/>
    </style:style>
    <style:style style:name="T1879" style:family="text">
      <style:text-properties officeooo:rsid="102a4e87"/>
    </style:style>
    <style:style style:name="T1880" style:family="text">
      <style:text-properties officeooo:rsid="102ad204"/>
    </style:style>
    <style:style style:name="T1881" style:family="text">
      <style:text-properties officeooo:rsid="102bb5ff"/>
    </style:style>
    <style:style style:name="T1882" style:family="text">
      <style:text-properties officeooo:rsid="102da411"/>
    </style:style>
    <style:style style:name="T1883" style:family="text">
      <style:text-properties officeooo:rsid="102e445f"/>
    </style:style>
    <style:style style:name="T1884" style:family="text">
      <style:text-properties officeooo:rsid="102e9cde"/>
    </style:style>
    <style:style style:name="T1885" style:family="text">
      <style:text-properties officeooo:rsid="102f7fdf"/>
    </style:style>
    <style:style style:name="T1886" style:family="text">
      <style:text-properties officeooo:rsid="10315d3b"/>
    </style:style>
    <style:style style:name="T1887" style:family="text">
      <style:text-properties officeooo:rsid="10339018"/>
    </style:style>
    <style:style style:name="T1888" style:family="text">
      <style:text-properties officeooo:rsid="10351d4c"/>
    </style:style>
    <style:style style:name="T1889" style:family="text">
      <style:text-properties officeooo:rsid="103850df"/>
    </style:style>
    <style:style style:name="T1890" style:family="text">
      <style:text-properties officeooo:rsid="1038a6c0"/>
    </style:style>
    <style:style style:name="T1891" style:family="text">
      <style:text-properties officeooo:rsid="10392064"/>
    </style:style>
    <style:style style:name="T1892" style:family="text">
      <style:text-properties officeooo:rsid="1039d7a4"/>
    </style:style>
    <style:style style:name="T1893" style:family="text">
      <style:text-properties officeooo:rsid="103a4c39"/>
    </style:style>
    <style:style style:name="T1894" style:family="text">
      <style:text-properties officeooo:rsid="103c0bd4"/>
    </style:style>
    <style:style style:name="T1895" style:family="text">
      <style:text-properties officeooo:rsid="1042eeeb"/>
    </style:style>
    <style:style style:name="T1896" style:family="text">
      <style:text-properties officeooo:rsid="10449f50"/>
    </style:style>
    <style:style style:name="T1897" style:family="text">
      <style:text-properties officeooo:rsid="10487524"/>
    </style:style>
    <style:style style:name="T1898" style:family="text">
      <style:text-properties officeooo:rsid="104b5c7f"/>
    </style:style>
    <style:style style:name="T1899" style:family="text">
      <style:text-properties officeooo:rsid="104cb072"/>
    </style:style>
    <style:style style:name="T1900" style:family="text">
      <style:text-properties officeooo:rsid="104d1482"/>
    </style:style>
    <style:style style:name="T1901" style:family="text">
      <style:text-properties officeooo:rsid="1050cbbe"/>
    </style:style>
    <style:style style:name="T1902" style:family="text">
      <style:text-properties officeooo:rsid="1053eb5f"/>
    </style:style>
    <style:style style:name="T1903" style:family="text">
      <style:text-properties officeooo:rsid="10560b18"/>
    </style:style>
    <style:style style:name="T1904" style:family="text">
      <style:text-properties officeooo:rsid="105781fb"/>
    </style:style>
    <style:style style:name="T1905" style:family="text">
      <style:text-properties officeooo:rsid="105a47cb"/>
    </style:style>
    <style:style style:name="T1906" style:family="text">
      <style:text-properties officeooo:rsid="105d2272"/>
    </style:style>
    <style:style style:name="T1907" style:family="text">
      <style:text-properties officeooo:rsid="105d3f84"/>
    </style:style>
    <style:style style:name="T1908" style:family="text">
      <style:text-properties officeooo:rsid="105f272d"/>
    </style:style>
    <style:style style:name="T1909" style:family="text">
      <style:text-properties officeooo:rsid="105f4a89"/>
    </style:style>
    <style:style style:name="T1910" style:family="text">
      <style:text-properties officeooo:rsid="106315a4"/>
    </style:style>
    <style:style style:name="T1911" style:family="text">
      <style:text-properties officeooo:rsid="106619c5"/>
    </style:style>
    <style:style style:name="T1912" style:family="text">
      <style:text-properties officeooo:rsid="1067699a"/>
    </style:style>
    <style:style style:name="T1913" style:family="text">
      <style:text-properties officeooo:rsid="1067d1a6"/>
    </style:style>
    <style:style style:name="T1914" style:family="text">
      <style:text-properties officeooo:rsid="1068835c"/>
    </style:style>
    <style:style style:name="T1915" style:family="text">
      <style:text-properties officeooo:rsid="106a4945"/>
    </style:style>
    <style:style style:name="T1916" style:family="text">
      <style:text-properties officeooo:rsid="1070c762"/>
    </style:style>
    <style:style style:name="T1917" style:family="text">
      <style:text-properties officeooo:rsid="1079966b"/>
    </style:style>
    <style:style style:name="T1918" style:family="text">
      <style:text-properties officeooo:rsid="107acaa3"/>
    </style:style>
    <style:style style:name="T1919" style:family="text">
      <style:text-properties officeooo:rsid="107cabf9"/>
    </style:style>
    <style:style style:name="T1920" style:family="text">
      <style:text-properties officeooo:rsid="107d4f0e"/>
    </style:style>
    <style:style style:name="T1921" style:family="text">
      <style:text-properties officeooo:rsid="107e8af2"/>
    </style:style>
    <style:style style:name="T1922" style:family="text">
      <style:text-properties officeooo:rsid="107fb2e9"/>
    </style:style>
    <style:style style:name="T1923" style:family="text">
      <style:text-properties officeooo:rsid="108107ae"/>
    </style:style>
    <style:style style:name="T1924" style:family="text">
      <style:text-properties officeooo:rsid="1082c474"/>
    </style:style>
    <style:style style:name="T1925" style:family="text">
      <style:text-properties officeooo:rsid="108501fc"/>
    </style:style>
    <style:style style:name="T1926" style:family="text">
      <style:text-properties officeooo:rsid="108522dc"/>
    </style:style>
    <style:style style:name="T1927" style:family="text">
      <style:text-properties officeooo:rsid="108799cf"/>
    </style:style>
    <style:style style:name="T1928" style:family="text">
      <style:text-properties officeooo:rsid="10887371"/>
    </style:style>
    <style:style style:name="T1929" style:family="text">
      <style:text-properties officeooo:rsid="108a4404"/>
    </style:style>
    <style:style style:name="T1930" style:family="text">
      <style:text-properties officeooo:rsid="108b9976"/>
    </style:style>
    <style:style style:name="T1931" style:family="text">
      <style:text-properties officeooo:rsid="108d7890"/>
    </style:style>
    <style:style style:name="T1932" style:family="text">
      <style:text-properties officeooo:rsid="108f6349"/>
    </style:style>
    <style:style style:name="T1933" style:family="text">
      <style:text-properties officeooo:rsid="10916c1c"/>
    </style:style>
    <style:style style:name="T1934" style:family="text">
      <style:text-properties officeooo:rsid="1091cfff"/>
    </style:style>
    <style:style style:name="T1935" style:family="text">
      <style:text-properties officeooo:rsid="1092d9de"/>
    </style:style>
    <style:style style:name="T1936" style:family="text">
      <style:text-properties officeooo:rsid="1092f7ee"/>
    </style:style>
    <style:style style:name="T1937" style:family="text">
      <style:text-properties officeooo:rsid="10933fcd"/>
    </style:style>
    <style:style style:name="T1938" style:family="text">
      <style:text-properties officeooo:rsid="10949a79"/>
    </style:style>
    <style:style style:name="T1939" style:family="text">
      <style:text-properties officeooo:rsid="10954dbd"/>
    </style:style>
    <style:style style:name="T1940" style:family="text">
      <style:text-properties officeooo:rsid="10957be6"/>
    </style:style>
    <style:style style:name="T1941" style:family="text">
      <style:text-properties officeooo:rsid="10977946"/>
    </style:style>
    <style:style style:name="T1942" style:family="text">
      <style:text-properties officeooo:rsid="10984e68"/>
    </style:style>
    <style:style style:name="T1943" style:family="text">
      <style:text-properties officeooo:rsid="10993c69"/>
    </style:style>
    <style:style style:name="T1944" style:family="text">
      <style:text-properties officeooo:rsid="109a2e4c"/>
    </style:style>
    <style:style style:name="T1945" style:family="text">
      <style:text-properties officeooo:rsid="109a7866"/>
    </style:style>
    <style:style style:name="T1946" style:family="text">
      <style:text-properties officeooo:rsid="109c722d"/>
    </style:style>
    <style:style style:name="T1947" style:family="text">
      <style:text-properties officeooo:rsid="109d3d31"/>
    </style:style>
    <style:style style:name="T1948" style:family="text">
      <style:text-properties officeooo:rsid="109d6ab6"/>
    </style:style>
    <style:style style:name="T1949" style:family="text">
      <style:text-properties officeooo:rsid="10a1002d"/>
    </style:style>
    <style:style style:name="T1950" style:family="text">
      <style:text-properties officeooo:rsid="10a28232"/>
    </style:style>
    <style:style style:name="T1951" style:family="text">
      <style:text-properties officeooo:rsid="10a5aa84"/>
    </style:style>
    <style:style style:name="T1952" style:family="text">
      <style:text-properties officeooo:rsid="10a788f3"/>
    </style:style>
    <style:style style:name="T1953" style:family="text">
      <style:text-properties officeooo:rsid="10aa8896"/>
    </style:style>
    <style:style style:name="T1954" style:family="text">
      <style:text-properties officeooo:rsid="10ab8e56"/>
    </style:style>
    <style:style style:name="T1955" style:family="text">
      <style:text-properties officeooo:rsid="10acde90"/>
    </style:style>
    <style:style style:name="T1956" style:family="text">
      <style:text-properties officeooo:rsid="10adfc85"/>
    </style:style>
    <style:style style:name="T1957" style:family="text">
      <style:text-properties officeooo:rsid="10af0763"/>
    </style:style>
    <style:style style:name="T1958" style:family="text">
      <style:text-properties officeooo:rsid="10b0820b"/>
    </style:style>
    <style:style style:name="T1959" style:family="text">
      <style:text-properties officeooo:rsid="10b13236"/>
    </style:style>
    <style:style style:name="T1960" style:family="text">
      <style:text-properties officeooo:rsid="10b19b44"/>
    </style:style>
    <style:style style:name="T1961" style:family="text">
      <style:text-properties officeooo:rsid="10b28785"/>
    </style:style>
    <style:style style:name="T1962" style:family="text">
      <style:text-properties officeooo:rsid="10b3506c"/>
    </style:style>
    <style:style style:name="T1963" style:family="text">
      <style:text-properties officeooo:rsid="10b52645"/>
    </style:style>
    <style:style style:name="T1964" style:family="text">
      <style:text-properties officeooo:rsid="10b696f2"/>
    </style:style>
    <style:style style:name="T1965" style:family="text">
      <style:text-properties officeooo:rsid="10b75d6d"/>
    </style:style>
    <style:style style:name="T1966" style:family="text">
      <style:text-properties officeooo:rsid="10b7c3e8"/>
    </style:style>
    <style:style style:name="T1967" style:family="text">
      <style:text-properties officeooo:rsid="10bac7c0"/>
    </style:style>
    <style:style style:name="T1968" style:family="text">
      <style:text-properties officeooo:rsid="10bbb7c8"/>
    </style:style>
    <style:style style:name="T1969" style:family="text">
      <style:text-properties officeooo:rsid="10bc4f83"/>
    </style:style>
    <style:style style:name="T1970" style:family="text">
      <style:text-properties officeooo:rsid="10be1a53"/>
    </style:style>
    <style:style style:name="T1971" style:family="text">
      <style:text-properties officeooo:rsid="10c3a034"/>
    </style:style>
    <style:style style:name="T1972" style:family="text">
      <style:text-properties officeooo:rsid="10c56f65"/>
    </style:style>
    <style:style style:name="T1973" style:family="text">
      <style:text-properties officeooo:rsid="10c68d73"/>
    </style:style>
    <style:style style:name="T1974" style:family="text">
      <style:text-properties officeooo:rsid="10c7f0a8"/>
    </style:style>
    <style:style style:name="T1975" style:family="text">
      <style:text-properties officeooo:rsid="10ced9e5"/>
    </style:style>
    <style:style style:name="T1976" style:family="text">
      <style:text-properties officeooo:rsid="10cfd8b3"/>
    </style:style>
    <style:style style:name="T1977" style:family="text">
      <style:text-properties officeooo:rsid="10d137c7"/>
    </style:style>
    <style:style style:name="T1978" style:family="text">
      <style:text-properties officeooo:rsid="10d2f4ae"/>
    </style:style>
    <style:style style:name="T1979" style:family="text">
      <style:text-properties officeooo:rsid="10d5e74f"/>
    </style:style>
    <style:style style:name="T1980" style:family="text">
      <style:text-properties officeooo:rsid="10d6918e"/>
    </style:style>
    <style:style style:name="T1981" style:family="text">
      <style:text-properties officeooo:rsid="10d79cc9"/>
    </style:style>
    <style:style style:name="T1982" style:family="text">
      <style:text-properties officeooo:rsid="10d8f4bc"/>
    </style:style>
    <style:style style:name="T1983" style:family="text">
      <style:text-properties officeooo:rsid="10d9042a"/>
    </style:style>
    <style:style style:name="T1984" style:family="text">
      <style:text-properties officeooo:rsid="10da203a"/>
    </style:style>
    <style:style style:name="T1985" style:family="text">
      <style:text-properties officeooo:rsid="10dbb91e"/>
    </style:style>
    <style:style style:name="T1986" style:family="text">
      <style:text-properties officeooo:rsid="10dbbb5c"/>
    </style:style>
    <style:style style:name="T1987" style:family="text">
      <style:text-properties officeooo:rsid="10dbd6b9"/>
    </style:style>
    <style:style style:name="T1988" style:family="text">
      <style:text-properties officeooo:rsid="10ddd26c"/>
    </style:style>
    <style:style style:name="T1989" style:family="text">
      <style:text-properties officeooo:rsid="10df8773"/>
    </style:style>
    <style:style style:name="T1990" style:family="text">
      <style:text-properties officeooo:rsid="10e1bf98"/>
    </style:style>
    <style:style style:name="T1991" style:family="text">
      <style:text-properties officeooo:rsid="10e33149"/>
    </style:style>
    <style:style style:name="T1992" style:family="text">
      <style:text-properties officeooo:rsid="10e4d276"/>
    </style:style>
    <style:style style:name="T1993" style:family="text">
      <style:text-properties officeooo:rsid="10e5f7af"/>
    </style:style>
    <style:style style:name="T1994" style:family="text">
      <style:text-properties officeooo:rsid="10ea8de7"/>
    </style:style>
    <style:style style:name="T1995" style:family="text">
      <style:text-properties officeooo:rsid="10eee404"/>
    </style:style>
    <style:style style:name="T1996" style:family="text">
      <style:text-properties officeooo:rsid="10efc278"/>
    </style:style>
    <style:style style:name="T1997" style:family="text">
      <style:text-properties officeooo:rsid="10f15a75"/>
    </style:style>
    <style:style style:name="T1998" style:family="text">
      <style:text-properties officeooo:rsid="10f216d1"/>
    </style:style>
    <style:style style:name="T1999" style:family="text">
      <style:text-properties officeooo:rsid="10f461a8"/>
    </style:style>
    <style:style style:name="T2000" style:family="text">
      <style:text-properties officeooo:rsid="10f69aed"/>
    </style:style>
    <style:style style:name="T2001" style:family="text">
      <style:text-properties officeooo:rsid="10f9a687"/>
    </style:style>
    <style:style style:name="T2002" style:family="text">
      <style:text-properties officeooo:rsid="10fad1e4"/>
    </style:style>
    <style:style style:name="T2003" style:family="text">
      <style:text-properties officeooo:rsid="10faf9ba"/>
    </style:style>
    <style:style style:name="T2004" style:family="text">
      <style:text-properties officeooo:rsid="10fb02eb"/>
    </style:style>
    <style:style style:name="T2005" style:family="text">
      <style:text-properties officeooo:rsid="10fb203b"/>
    </style:style>
    <style:style style:name="T2006" style:family="text">
      <style:text-properties officeooo:rsid="10fbf7b2"/>
    </style:style>
    <style:style style:name="T2007" style:family="text">
      <style:text-properties officeooo:rsid="10fdb6dc"/>
    </style:style>
    <style:style style:name="T2008" style:family="text">
      <style:text-properties officeooo:rsid="10fedb76"/>
    </style:style>
    <style:style style:name="T2009" style:family="text">
      <style:text-properties officeooo:rsid="10ff7d93"/>
    </style:style>
    <style:style style:name="T2010" style:family="text">
      <style:text-properties officeooo:rsid="1104954c"/>
    </style:style>
    <style:style style:name="T2011" style:family="text">
      <style:text-properties officeooo:rsid="11066543"/>
    </style:style>
    <style:style style:name="T2012" style:family="text">
      <style:text-properties officeooo:rsid="110b05af"/>
    </style:style>
    <style:style style:name="T2013" style:family="text">
      <style:text-properties officeooo:rsid="110b11c1"/>
    </style:style>
    <style:style style:name="T2014" style:family="text">
      <style:text-properties officeooo:rsid="110d2ef5"/>
    </style:style>
    <style:style style:name="T2015" style:family="text">
      <style:text-properties officeooo:rsid="1110e4ef"/>
    </style:style>
    <style:style style:name="T2016" style:family="text">
      <style:text-properties officeooo:rsid="11127a1b"/>
    </style:style>
    <style:style style:name="T2017" style:family="text">
      <style:text-properties officeooo:rsid="1113c6f4"/>
    </style:style>
    <style:style style:name="T2018" style:family="text">
      <style:text-properties officeooo:rsid="1113c8db"/>
    </style:style>
    <style:style style:name="T2019" style:family="text">
      <style:text-properties officeooo:rsid="11155724"/>
    </style:style>
    <style:style style:name="T2020" style:family="text">
      <style:text-properties officeooo:rsid="11168658"/>
    </style:style>
    <style:style style:name="T2021" style:family="text">
      <style:text-properties officeooo:rsid="11175d56"/>
    </style:style>
    <style:style style:name="T2022" style:family="text">
      <style:text-properties officeooo:rsid="1118283a"/>
    </style:style>
    <style:style style:name="T2023" style:family="text">
      <style:text-properties officeooo:rsid="111b4f28"/>
    </style:style>
    <style:style style:name="T2024" style:family="text">
      <style:text-properties officeooo:rsid="111cbd09"/>
    </style:style>
    <style:style style:name="T2025" style:family="text">
      <style:text-properties officeooo:rsid="111cc416"/>
    </style:style>
    <style:style style:name="T2026" style:family="text">
      <style:text-properties officeooo:rsid="111dd407"/>
    </style:style>
    <style:style style:name="T2027" style:family="text">
      <style:text-properties officeooo:rsid="111e9ee8"/>
    </style:style>
    <style:style style:name="T2028" style:family="text">
      <style:text-properties officeooo:rsid="111f6ddb"/>
    </style:style>
    <style:style style:name="T2029" style:family="text">
      <style:text-properties officeooo:rsid="1120738d"/>
    </style:style>
    <style:style style:name="T2030" style:family="text">
      <style:text-properties officeooo:rsid="11208fec"/>
    </style:style>
    <style:style style:name="T2031" style:family="text">
      <style:text-properties officeooo:rsid="11225948"/>
    </style:style>
    <style:style style:name="T2032" style:family="text">
      <style:text-properties officeooo:rsid="11230a0d"/>
    </style:style>
    <style:style style:name="T2033" style:family="text">
      <style:text-properties officeooo:rsid="11249776"/>
    </style:style>
    <style:style style:name="T2034" style:family="text">
      <style:text-properties officeooo:rsid="112636b4"/>
    </style:style>
    <style:style style:name="T2035" style:family="text">
      <style:text-properties officeooo:rsid="1126d07d"/>
    </style:style>
    <style:style style:name="T2036" style:family="text">
      <style:text-properties officeooo:rsid="112837cf"/>
    </style:style>
    <style:style style:name="T2037" style:family="text">
      <style:text-properties officeooo:rsid="11299a93"/>
    </style:style>
    <style:style style:name="T2038" style:family="text">
      <style:text-properties officeooo:rsid="1129e52a"/>
    </style:style>
    <style:style style:name="T2039" style:family="text">
      <style:text-properties officeooo:rsid="112a3dd8"/>
    </style:style>
    <style:style style:name="T2040" style:family="text">
      <style:text-properties officeooo:rsid="112b6c19"/>
    </style:style>
    <style:style style:name="T2041" style:family="text">
      <style:text-properties officeooo:rsid="112d3e3b"/>
    </style:style>
    <style:style style:name="T2042" style:family="text">
      <style:text-properties officeooo:rsid="112f1cd7"/>
    </style:style>
    <style:style style:name="T2043" style:family="text">
      <style:text-properties officeooo:rsid="11326d03"/>
    </style:style>
    <style:style style:name="T2044" style:family="text">
      <style:text-properties officeooo:rsid="1134bfad"/>
    </style:style>
    <style:style style:name="T2045" style:family="text">
      <style:text-properties officeooo:rsid="113767b4"/>
    </style:style>
    <style:style style:name="T2046" style:family="text">
      <style:text-properties officeooo:rsid="1138718f"/>
    </style:style>
    <style:style style:name="T2047" style:family="text">
      <style:text-properties officeooo:rsid="113a523c"/>
    </style:style>
    <style:style style:name="T2048" style:family="text">
      <style:text-properties officeooo:rsid="113b9808"/>
    </style:style>
    <style:style style:name="T2049" style:family="text">
      <style:text-properties officeooo:rsid="113d5e0a"/>
    </style:style>
    <style:style style:name="T2050" style:family="text">
      <style:text-properties officeooo:rsid="113f9856"/>
    </style:style>
    <style:style style:name="T2051" style:family="text">
      <style:text-properties officeooo:rsid="113fd55c"/>
    </style:style>
    <style:style style:name="T2052" style:family="text">
      <style:text-properties officeooo:rsid="1141b0aa"/>
    </style:style>
    <style:style style:name="T2053" style:family="text">
      <style:text-properties officeooo:rsid="1142c323"/>
    </style:style>
    <style:style style:name="T2054" style:family="text">
      <style:text-properties officeooo:rsid="11432634"/>
    </style:style>
    <style:style style:name="T2055" style:family="text">
      <style:text-properties officeooo:rsid="11450efa"/>
    </style:style>
    <style:style style:name="T2056" style:family="text">
      <style:text-properties officeooo:rsid="1146f49f"/>
    </style:style>
    <style:style style:name="T2057" style:family="text">
      <style:text-properties officeooo:rsid="114bd16a"/>
    </style:style>
    <style:style style:name="T2058" style:family="text">
      <style:text-properties officeooo:rsid="11501715"/>
    </style:style>
    <style:style style:name="T2059" style:family="text">
      <style:text-properties officeooo:rsid="1150d3c2"/>
    </style:style>
    <style:style style:name="T2060" style:family="text">
      <style:text-properties officeooo:rsid="1151bd16"/>
    </style:style>
    <style:style style:name="T2061" style:family="text">
      <style:text-properties officeooo:rsid="11525ee2"/>
    </style:style>
    <style:style style:name="T2062" style:family="text">
      <style:text-properties officeooo:rsid="11540e22"/>
    </style:style>
    <style:style style:name="T2063" style:family="text">
      <style:text-properties officeooo:rsid="1154b2bf"/>
    </style:style>
    <style:style style:name="T2064" style:family="text">
      <style:text-properties officeooo:rsid="1154f970"/>
    </style:style>
    <style:style style:name="T2065" style:family="text">
      <style:text-properties officeooo:rsid="11558fd5"/>
    </style:style>
    <style:style style:name="T2066" style:family="text">
      <style:text-properties officeooo:rsid="11576a0c"/>
    </style:style>
    <style:style style:name="T2067" style:family="text">
      <style:text-properties officeooo:rsid="1157f38e"/>
    </style:style>
    <style:style style:name="T2068" style:family="text">
      <style:text-properties officeooo:rsid="115942de"/>
    </style:style>
    <style:style style:name="T2069" style:family="text">
      <style:text-properties officeooo:rsid="115a82a7"/>
    </style:style>
    <style:style style:name="T2070" style:family="text">
      <style:text-properties officeooo:rsid="115d2fe4"/>
    </style:style>
    <style:style style:name="T2071" style:family="text">
      <style:text-properties officeooo:rsid="116362a3"/>
    </style:style>
    <style:style style:name="T2072" style:family="text">
      <style:text-properties officeooo:rsid="11640fbe"/>
    </style:style>
    <style:style style:name="T2073" style:family="text">
      <style:text-properties officeooo:rsid="1166da97"/>
    </style:style>
    <style:style style:name="T2074" style:family="text">
      <style:text-properties officeooo:rsid="1167d53f"/>
    </style:style>
    <style:style style:name="T2075" style:family="text">
      <style:text-properties officeooo:rsid="1167d972"/>
    </style:style>
    <style:style style:name="T2076" style:family="text">
      <style:text-properties officeooo:rsid="1167f84a"/>
    </style:style>
    <style:style style:name="T2077" style:family="text">
      <style:text-properties officeooo:rsid="116c99e6"/>
    </style:style>
    <style:style style:name="T2078" style:family="text">
      <style:text-properties officeooo:rsid="116f7606"/>
    </style:style>
    <style:style style:name="T2079" style:family="text">
      <style:text-properties officeooo:rsid="11713cd5"/>
    </style:style>
    <style:style style:name="T2080" style:family="text">
      <style:text-properties officeooo:rsid="1174d99f"/>
    </style:style>
    <style:style style:name="T2081" style:family="text">
      <style:text-properties officeooo:rsid="117514b5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Язык Клаус</text:p>
      <text:p text:style-name="Subtitle">справочное руководство</text:p>
      <text:p text:style-name="P587"><text:span text:style-name="T1393">Памяти</text:span> Никлаус<text:span text:style-name="T1393">а</text:span> Вирт<text:span text:style-name="T1393">а</text:span>.<text:line-break/>С благодарностью Дмитрию Тарасевичу<text:line-break/>и Анне Михеевой.</text:p>
      <text:h text:style-name="Heading_20_1" text:outline-level="1">Алфавит и кодировка</text:h>
      <text:p text:style-name="P356">Язык Клаус поддерживает только кодировку UTF-8. Эта кодировка используется для исходных файлов, для хранения строковых данных в оперативной памяти, для работы функций файлового ввода-вывода стандартной библиотеки, а также во всех остальных случаях.</text:p>
      <text:p text:style-name="P361">Алфавит языка включает в себя:</text:p>
      <text:list xml:id="list3545440454" text:style-name="L1">
        <text:list-item>
          <text:p text:style-name="P882">пробельные символы: пробел, табуляция, возврат каретки, перевод строки;</text:p>
        </text:list-item>
        <text:list-item>
          <text:p text:style-name="P881"><text:span text:style-name="T987">буквы латиницы: </text:span><text:span text:style-name="Source_20_Text"><text:span text:style-name="T987">A-Z</text:span></text:span><text:span text:style-name="T987"> и </text:span><text:span text:style-name="Source_20_Text"><text:span text:style-name="T987">a-z</text:span></text:span><text:span text:style-name="T987">;</text:span></text:p>
        </text:list-item>
        <text:list-item>
          <text:p text:style-name="P883">буквы кириллицы: <text:span text:style-name="Source_20_Text">А-Я</text:span> и <text:span text:style-name="Source_20_Text">а-я</text:span>;</text:p>
        </text:list-item>
        <text:list-item>
          <text:p text:style-name="P883">арабские цифры: <text:span text:style-name="Source_20_Text">0-9</text:span>;</text:p>
        </text:list-item>
        <text:list-item>
          <text:p text:style-name="P881"><text:span text:style-name="T987">символы:</text:span><text:span text:style-name="Source_20_Text"><text:span text:style-name="T987"> _ </text:span></text:span><text:span text:style-name="Source_20_Text"><text:span text:style-name="T988">+ - * \ / % ^ = &lt; &gt; ! &amp; | ~ : ; . , ( ) [ ] { } </text:span></text:span><text:span text:style-name="Source_20_Text"><text:span text:style-name="T989">$ # ` ' " </text:span></text:span><text:span text:style-name="Source_20_Text"><text:span text:style-name="T990">№</text:span></text:span></text:p>
        </text:list-item>
      </text:list>
      <text:p text:style-name="P387"><text:span text:style-name="T991">Строковые и символьные литералы в исходном коде могут содержать любые символы, допустимые в кодировке UTF-8, </text:span><text:span text:style-name="T992">за исключением символов возврата каретки, перевода строки и нулевого символа</text:span><text:span text:style-name="T991">.</text:span></text:p>
      <text:p text:style-name="P388">Язык Клаус не регистрочувствительный — т.е., прописные буквы в ключевых словах и идентификаторах считаются эквивалентными строчным.</text:p>
      <text:h text:style-name="Heading_20_1" text:outline-level="1">Лексика</text:h>
      <text:p text:style-name="P363">Лексемы язык<text:span text:style-name="T1004">а</text:span> Клаус всегда можно отделять друг от друга пробельными символами — пробелами, табуляциями, символами перевода строки и возврата каретки. Перевод строки и возврат каретки <text:span text:style-name="T1003">равнозначны пробелу и </text:span>не имеют специального синтаксического значения, с той оговоркой, что:</text:p>
      <text:list xml:id="list749607488" text:style-name="L2">
        <text:list-item>
          <text:p text:style-name="P884"><text:span text:style-name="T1002">перевод строки и возврат каретки</text:span> недопустимы в<text:span text:style-name="T1007">нутри</text:span> строковых и символьных литерал<text:span text:style-name="T1007">ов</text:span>;</text:p>
        </text:list-item>
        <text:list-item>
          <text:p text:style-name="P884"><text:span text:style-name="T1002">перевод строки и возврат каретки считаются окончанием</text:span><text:span text:style-name="T1008"> </text:span><text:span text:style-name="T1002">однострочного комментария.</text:span></text:p>
        </text:list-item>
      </text:list>
      <text:p text:style-name="P363"><text:span text:style-name="T1002">В остальном</text:span><text:span text:style-name="T996">, </text:span>разбиение исходного текста на строки остаётся <text:span text:style-name="T1009">полностью </text:span>на усмотрение программиста.</text:p>
      <text:p text:style-name="P364">В тех случаях, когда <text:span text:style-name="T1010">Клаус может распознать </text:span><text:span text:style-name="T997">лексемы однозначно, отделять их </text:span><text:span text:style-name="T998">друг от друга </text:span><text:span text:style-name="T997">пробельными символами не требуется.</text:span></text:p>
      <text:p text:style-name="P362">В языке Клаус <text:span text:style-name="T1072">есть</text:span> следующие виды лексических единиц:</text:p>
      <text:list xml:id="list4137694708" text:style-name="L3">
        <text:list-item>
          <text:p text:style-name="P886"><text:span text:style-name="T19">Ключевое слово</text:span><text:span text:style-name="T993"> </text:span><text:span text:style-name="T1006">(зарезервированное слово) </text:span><text:span text:style-name="T993">— слово, состоящее только из букв кириллицы </text:span><text:span text:style-name="T994">и имеющее специальное значение в синтаксисе языка. Некоторые ключевые слова могут иметь несколько разных форм-синонимов, имеющих </text:span><text:span text:style-name="T1011">одинаковое</text:span><text:span text:style-name="T994"> значение, например, </text:span><text:span text:style-name="Source_20_Text"><text:span text:style-name="T994">любой любая любое</text:span></text:span><text:span text:style-name="T994"> </text:span><text:span text:style-name="T1001">или</text:span><text:span text:style-name="T994"> </text:span><text:span text:style-name="Source_20_Text"><text:span text:style-name="T994">целое </text:span></text:span><text:span text:style-name="Source_20_Text"><text:span text:style-name="T1784">целые </text:span></text:span><text:span text:style-name="Source_20_Text"><text:span text:style-name="T994">целых</text:span></text:span><text:span text:style-name="T994">, и т.п. </text:span><text:span text:style-name="T995">Перечень ключевых слов и их синонимов приведён в соответствующем разделе.</text:span></text:p>
        </text:list-item>
        <text:list-item>
          <text:p text:style-name="P885"><text:span text:style-name="T1">Идентификатор</text:span> <text:span text:style-name="T1564">(имя) </text:span>— слово, состоящее из букв <text:span text:style-name="T1005">латиницы или кириллицы</text:span>, арабских цифр и символов нижнего подчёркивания; первым символом идентификатора не может быть цифра. <text:soft-page-break/>Идентификаторы используются в качестве имён программ <text:span text:style-name="T999">и их параметров</text:span>, подпрограмм и их параметров, типов данных, констант, переменных, исключений и их параметров, полей структур<text:span text:style-name="T1000">.</text:span></text:p>
        </text:list-item>
        <text:list-item>
          <text:p text:style-name="P887"><text:span text:style-name="T1">Знак языка</text:span> — один не буквенный и не цифровой символ, либо комбинация из двух таких символов. К знакам языка относятся знаки арифметических и логических операций, <text:span text:style-name="T1006">круглые и квадратные скобки, </text:span><text:span text:style-name="T1013">точка, двоеточие,</text:span><text:span text:style-name="T1006"> а также другие знаки, имеющие специальное синтаксическое значение.</text:span></text:p>
        </text:list-item>
        <text:list-item>
          <text:p text:style-name="P888"><text:span text:style-name="T1">Литерал</text:span> — буквальное значение того или иного типа данных в исходном коде программы. Форматы литералов описаны для каждого из типов данных в соответствующем разделе.</text:p>
        </text:list-item>
        <text:list-item>
          <text:p text:style-name="P889"><text:span text:style-name="T1">Однострочный комментарий</text:span> — любой текст, начиная от удвоенной косой черты «<text:span text:style-name="Source_20_Text">//</text:span>» и до <text:span text:style-name="T1012">конца строки — т.е., до </text:span>ближайшего символа перевода строки или возврата каретки.</text:p>
        </text:list-item>
        <text:list-item>
          <text:p text:style-name="P890"><text:span text:style-name="T1">Многострочный комментарий</text:span> — любой текст, начиная от <text:span text:style-name="T1750">комбинации символов</text:span> «<text:span text:style-name="Source_20_Text">/*</text:span>» и до ближайшей <text:span text:style-name="T1750">комбинации символов</text:span> «<text:span text:style-name="Source_20_Text">*/</text:span>». <text:span text:style-name="T1014">Вложенные многострочные</text:span> <text:span text:style-name="T1014">комментарии не допускаются.</text:span></text:p>
        </text:list-item>
      </text:list>
      <text:h text:style-name="Heading_20_1" text:outline-level="1"><text:span text:style-name="T40">Ключевые слова </text:span><text:span text:style-name="T41">языка</text:span></text:h>
      <text:p text:style-name="P366">В нижеследующем списке к<text:span text:style-name="T1316">лючевые слова, перечисленные в одной строке, являются синонимами — т.е., в исходном тексте </text:span><text:span text:style-name="T42">программист </text:span><text:span text:style-name="T1316">может использовать люб</text:span><text:span text:style-name="T42">ую</text:span><text:span text:style-name="T1316"> из перечисленных словоформ </text:span><text:span text:style-name="T45">по своему усмотрению</text:span><text:span text:style-name="T1316">. </text:span><text:span text:style-name="T43">Это позволяет заметно, хотя и не полностью, приблизить </text:span><text:span text:style-name="T46">текст</text:span><text:span text:style-name="T43"> программы к нормам русского языка.</text:span></text:p>
      <text:p text:style-name="P370"><text:span text:style-name="T47">П</text:span><text:span text:style-name="T43">ример:</text:span></text:p>
      <text:p text:style-name="P367">типы<text:line-break/> <text:s text:c="3"/><text:span text:style-name="T722">с: строка;<text:line-break/> <text:s text:c="3"/>ц</text:span><text:span text:style-name="T1779">1, ц2</text:span><text:span text:style-name="T722">: цел</text:span><text:span text:style-name="T1779">ы</text:span><text:span text:style-name="T722">е;</text:span><text:line-break/> <text:s text:c="3"/>тПервый <text:span text:style-name="T44">=</text:span> массив строк;<text:line-break/> <text:s text:c="3"/>тВторой <text:span text:style-name="T44">=</text:span> словарь <text:span text:style-name="T48">целых</text:span> ключ символ;<text:line-break/> <text:s text:c="3"/>тТретий <text:span text:style-name="T44">=</text:span> <text:span text:style-name="T43">массив </text:span>словар<text:span text:style-name="T43">ей</text:span> массивов структур<text:line-break/> <text:s text:c="7"/>поле1: <text:span text:style-name="T49">дробное</text:span>;<text:line-break/> <text:s text:c="7"/>поле2: логическое;<text:line-break/> <text:s text:c="3"/>окончание ключ строка;</text:p>
      <text:p text:style-name="P366"><text:span text:style-name="T66">Использование тех или иных форм </text:span><text:span text:style-name="T68">ключевых </text:span><text:span text:style-name="T66">слов остаётся на усмотрение программиста: </text:span><text:span text:style-name="T73">конструкции</text:span><text:span text:style-name="T67"> «</text:span><text:span text:style-name="Source_20_Text"><text:span text:style-name="T851">словарей массив</text:span></text:span><text:span text:style-name="Source_20_Text"><text:span text:style-name="T852">ы</text:span></text:span><text:span text:style-name="Source_20_Text"><text:span text:style-name="T851"> строка</text:span></text:span><text:span text:style-name="T67">» и «</text:span><text:span text:style-name="Source_20_Text"><text:span text:style-name="T851">словарь массивов строк</text:span></text:span><text:span text:style-name="T67">» </text:span><text:span text:style-name="T66">с точки зрения синтаксиса</text:span><text:span text:style-name="T67"> языка Клаус полностью эквивалентны. Автор</text:span><text:span text:style-name="T578">ы</text:span><text:span text:style-name="T67">, однако, наде</text:span><text:span text:style-name="T578">ю</text:span><text:span text:style-name="T67">тся, что </text:span><text:span text:style-name="T70">из соображений читаемости кода </text:span><text:span text:style-name="T69">большинство </text:span><text:span text:style-name="T67">программист</text:span><text:span text:style-name="T69">ов</text:span><text:span text:style-name="T67"> </text:span><text:span text:style-name="T71">всегда </text:span><text:span text:style-name="T114">предпочтут</text:span><text:span text:style-name="T67"> второй вариант.</text:span></text:p>
      <text:h text:style-name="Heading_20_2" text:outline-level="2">Перечень ключевых слов</text:h>
      <text:p text:style-name="P367">бросить</text:p>
      <text:p text:style-name="P367">вв</text:p>
      <text:p text:style-name="P367">вернуть вернуться</text:p>
      <text:p text:style-name="P367">вх</text:p>
      <text:p text:style-name="P367">выбор</text:p>
      <text:p text:style-name="P367">вых</text:p>
      <text:p text:style-name="P367">да</text:p>
      <text:p text:style-name="P367">дальше</text:p>
      <text:p text:style-name="P367">для</text:p>
      <text:p text:style-name="P367">до</text:p>
      <text:p text:style-name="P367">дробное дробные дробных</text:p>
      <text:p text:style-name="P367">если</text:p>
      <text:p text:style-name="P367">есть</text:p>
      <text:p text:style-name="P367">завершить</text:p>
      <text:p text:style-name="P367">задача</text:p>
      <text:p text:style-name="P367">и</text:p>
      <text:p text:style-name="P367"><text:soft-page-break/>из</text:p>
      <text:p text:style-name="P367">или</text:p>
      <text:p text:style-name="P367">иначе</text:p>
      <text:p text:style-name="P367">исключение исключения</text:p>
      <text:p text:style-name="P652">используется используются</text:p>
      <text:p text:style-name="P367">каждый каждого каждой</text:p>
      <text:p text:style-name="P367">ключ</text:p>
      <text:p text:style-name="P367">когда</text:p>
      <text:p text:style-name="P367">константа константы</text:p>
      <text:p text:style-name="P680">курс</text:p>
      <text:p text:style-name="P367">либо</text:p>
      <text:p text:style-name="P367">логическое логические логических</text:p>
      <text:p text:style-name="P367">любой любая любое</text:p>
      <text:p text:style-name="P367">массив массивы массивов</text:p>
      <text:p text:style-name="P367">момент моменты моментов</text:p>
      <text:p text:style-name="P367">напоследок</text:p>
      <text:p text:style-name="P367">начало</text:p>
      <text:p text:style-name="P367">не</text:p>
      <text:p text:style-name="P367">нет</text:p>
      <text:p text:style-name="P367">нету</text:p>
      <text:p text:style-name="P367">ничего</text:p>
      <text:p text:style-name="P367">обратный</text:p>
      <text:p text:style-name="P367">объект объекты объектов</text:p>
      <text:p text:style-name="P367">окончание конец</text:p>
      <text:p text:style-name="P367">от</text:p>
      <text:p text:style-name="P367">ошибка</text:p>
      <text:p text:style-name="P367">переменная переменные</text:p>
      <text:p text:style-name="P679">повторить</text:p>
      <text:p text:style-name="P367">пока</text:p>
      <text:p text:style-name="P698">практикум</text:p>
      <text:p text:style-name="P367">прервать</text:p>
      <text:p text:style-name="P367">программа</text:p>
      <text:p text:style-name="P367">продолжить</text:p>
      <text:p text:style-name="P367">процедура</text:p>
      <text:p text:style-name="P367">пусто</text:p>
      <text:p text:style-name="P679">раз раза</text:p>
      <text:p text:style-name="P367">символ символы символов</text:p>
      <text:p text:style-name="P367">словарь словари словарей</text:p>
      <text:p text:style-name="P367">сообщение</text:p>
      <text:p text:style-name="P367">строка строки строк</text:p>
      <text:p text:style-name="P367">структура структуры структур</text:p>
      <text:p text:style-name="P367">тип типы</text:p>
      <text:p text:style-name="P367">то</text:p>
      <text:p text:style-name="P367">тогда</text:p>
      <text:p text:style-name="P367">точность</text:p>
      <text:p text:style-name="P367">функция</text:p>
      <text:p text:style-name="P367">целое целые целых</text:p>
      <text:p text:style-name="P367">цикл</text:p>
      <text:h text:style-name="Heading_20_1" text:outline-level="1">Структура <text:span text:style-name="T1020">исходного кода</text:span></text:h>
      <text:p text:style-name="P368">Программа на языке Клаус, а также любая подпрограмма — процедура или функция — состоит из заголовка, <text:span text:style-name="T1067">раздела</text:span> определений и составного блока инструкций, представляющего собой тело программы или подпрограммы.</text:p>
      <text:h text:style-name="Heading_20_2" text:outline-level="2">Определение программы</text:h>
      <text:p text:style-name="P369">Заголовок программы начинается ключевым словом <text:span text:style-name="Source_20_Text">программа</text:span>, за которым следует идентификатор — имя программы. Далее, если программа принимает аргументы командной строки, <text:span text:style-name="T1015">в круглых скобках следует </text:span><text:soft-page-break/><text:span text:style-name="T1780">объявление</text:span><text:span text:style-name="T1015"> единственного параметра, принимаемого программой, который всегда должен быть </text:span><text:span text:style-name="T1780">определён</text:span><text:span text:style-name="T1015"> как входной и иметь тип </text:span><text:span text:style-name="Source_20_Text"><text:span text:style-name="T1015">массив строк</text:span></text:span><text:span text:style-name="T1015">.</text:span></text:p>
      <text:p text:style-name="P369"><text:span text:style-name="T1023">З</text:span><text:span text:style-name="T1016">аголов</text:span><text:span text:style-name="T1023">ок</text:span><text:span text:style-name="T1016"> программы завершается знаком «</text:span><text:span text:style-name="Source_20_Text"><text:span text:style-name="T1016">;</text:span></text:span><text:span text:style-name="T1016">».</text:span></text:p>
      <text:p text:style-name="P393">программа <text:span text:style-name="T1045">Пустая</text:span>;<text:line-break/><text:span text:style-name="T1017">начало<text:line-break/> <text:s text:c="3"/>ничего;<text:line-break/>окончание.</text:span></text:p>
      <text:p text:style-name="P393"/>
      <text:p text:style-name="P487">программа Эхо(арг: массив строк);<text:line-break/>переменн<text:span text:style-name="T1318">ые</text:span><text:line-break/> <text:s text:c="3"/><text:span text:style-name="T1317">к</text:span>: целое;<text:line-break/> <text:s text:c="3"/>рзд: строка = "";<text:line-break/>начало<text:line-break/> <text:s text:c="3"/>для <text:span text:style-name="T1317">к</text:span> от 0 до длина(арг)-1 цикл начало<text:line-break/> <text:s text:c="7"/>вывести(рзд, арг[<text:span text:style-name="T1317">к</text:span>]);<text:line-break/> <text:s text:c="7"/>рзд := " ";<text:line-break/> <text:s text:c="3"/><text:span text:style-name="T1317">конец</text:span>;<text:line-break/> <text:s text:c="3"/>вывести(НС);<text:line-break/>окончание.</text:p>
      <text:p text:style-name="P371">Между заголовком и телом программы могут располагаться определения переменных, констант, типов данных и подпрограмм. При этом каждое из определений может обращаться к именам, <text:span text:style-name="T1019">объявленным</text:span> выше него по тексту исходного кода.</text:p>
      <text:p text:style-name="P371">Тело программы <text:span text:style-name="T1018">представляет собой составной блок инструкций, который должен содержать одну или более инструкций Клаус, а также может содержать секции обработки исключений.</text:span></text:p>
      <text:p text:style-name="P372">После окончания тела программы должен следовать знак «<text:span text:style-name="Source_20_Text">.</text:span>».</text:p>
      <text:h text:style-name="Heading_20_3" text:outline-level="3">Задачи из Практикума</text:h>
      <text:p text:style-name="P372">Если программа является решением задачи из учебного курса Практикума, то её заголовок начинается ключевым словом <text:span text:style-name="Source_20_Text">задача</text:span>, за которым следует имя решаемой задачи, далее слово <text:span text:style-name="Source_20_Text"><text:span text:style-name="T1923">практикум</text:span></text:span> и имя учебного курса, содержащего решаемую задачу. После этого может следовать определение аргументов командной строки в круглых скобках, а затем знак «<text:span text:style-name="Source_20_Text">;</text:span>».</text:p>
      <text:p text:style-name="Исходный_20_код">задача Урок<text:span text:style-name="T1916">1Задание1 </text:span><text:span text:style-name="T1923">практикум</text:span><text:span text:style-name="T1916"> ВводныйКурс;<text:line-break/>начало<text:line-break/> <text:s text:c="3"/>вывести("Привет, Мироздание!");<text:line-break/>окончание.</text:span></text:p>
      <text:p text:style-name="P372">В нынешней версии Клаус<text:span text:style-name="T1917">а</text:span> такая форма заголовка никак не влияет на выполнение программы и служит лишь для того, чтобы организовать работу с учебными курсами в отладочной среде. В следующих версиях имя задачи может быть использовано для определения контекста выполнения программы, указания сценария автопроверки и в других подобных целях.</text:p>
      <text:h text:style-name="P733" text:outline-level="2">Подключение модулей</text:h>
      <text:p text:style-name="P656">Модулем в языке Клаус называется <text:span text:style-name="T1853">именованная </text:span>библиотека, содержащая определения типов данных, констант, переменных, исключений, процедур и функций. <text:span text:style-name="T1853">Для получения доступа к этим определениям необходимые модули должны быть подключены к программе с помощью конструкции </text:span><text:span text:style-name="Source_20_Text"><text:span text:style-name="T1853">используется</text:span></text:span><text:span text:style-name="T1853">.</text:span></text:p>
      <text:p text:style-name="P657">Перечень модулей, <text:span text:style-name="T1860">используемых программой, </text:span>должен располагаться сразу после заголовка программы; несколько подобных списков не допускаются. Перечень начинается с ключевого слова <text:span text:style-name="Source_20_Text">используется</text:span> (или <text:soft-page-break/><text:span text:style-name="Source_20_Text">используются</text:span>), <text:span text:style-name="T1854">в</text:span>след за ним через запятую должны быть перечислены имена используемых модулей,<text:span text:style-name="T1854"> </text:span><text:span text:style-name="T1857">в конце списка требуется </text:span><text:span text:style-name="T1854">знак «</text:span><text:span text:style-name="Source_20_Text"><text:span text:style-name="T1854">;</text:span></text:span><text:span text:style-name="T1854">».</text:span></text:p>
      <text:p text:style-name="Исходный_20_код"><text:span text:style-name="T1855">п</text:span>рограмма Пример;<text:line-break/><text:span text:style-name="T1855">используются<text:line-break/> <text:s text:c="3"/>Терм</text:span><text:span text:style-name="T1875">инал</text:span><text:span text:style-name="T1855">, Графика, Файлы;<text:line-break/>начало<text:line-break/> <text:s text:c="3"/>ничего;<text:line-break/>окончание.</text:span></text:p>
      <text:p text:style-name="P659">Модуль <text:span text:style-name="Source_20_Text">Клаус</text:span>, содержащий стандартную библиотеку языка, неявно подключается к каждой программе <text:span text:style-name="T1861">и считается первым в списке используемых модулей</text:span>.</text:p>
      <text:p text:style-name="P658">В нынешней версии языка не<text:span text:style-name="T1856">т </text:span>возможност<text:span text:style-name="T1856">и создавать собственные модули. </text:span><text:span text:style-name="T1857">Однако, </text:span><text:span text:style-name="T1858">программисты могут использовать несколько встроенных модулей, описанных в разделе «</text:span><text:span text:style-name="T1874">Встроенная б</text:span><text:span text:style-name="T1859">иблиотека</text:span><text:span text:style-name="T1858">» </text:span><text:span text:style-name="T1862">настоящего руководства</text:span><text:span text:style-name="T1858">.</text:span></text:p>
      <text:h text:style-name="Heading_20_2" text:outline-level="2"><text:span text:style-name="T1021">Определение</text:span> подпрограмм<text:span text:style-name="T1044">ы</text:span></text:h>
      <text:p text:style-name="P373">В языке Клаус существует две разновидности подпрограмм: процедуры и функции. Они полностью идентичны во всём, за <text:span text:style-name="T1025">тем </text:span>исключением, что функция возвращает значение, а процедура <text:span text:style-name="T1046">не возвращает</text:span>.</text:p>
      <text:p text:style-name="P374">Подпрограммы могут быть определены в <text:span text:style-name="T1068">разделе</text:span> определений основной программы, либо <text:span text:style-name="T1144">в разделах определений</text:span> других подпрограмм с произвольным уровнем вложенности.</text:p>
      <text:p text:style-name="P375">Заголовок процедуры начинается ключевым словом <text:span text:style-name="Source_20_Text">процедура</text:span>, заголовок функции — словом <text:span text:style-name="Source_20_Text">функция</text:span>.</text:p>
      <text:p text:style-name="P375">Далее <text:span text:style-name="T1027">следует имя подпрограммы и</text:span>, если подпрограмма принимает параметры, перечень определений параметров в круглых скобках. Для подпрограмм, не принимающих параметры, <text:span text:style-name="T1404">обязательно должны быть указаны пустые круглые</text:span><text:span text:style-name="T1026"> </text:span>скобки.</text:p>
      <text:p text:style-name="P376">Затем, только <text:span text:style-name="T1040">для</text:span> функций, должен следовать знак «<text:span text:style-name="Source_20_Text">:</text:span>» и имя типа данных, возвращаемого функцией — ключевое слово или идентификатор. <text:span text:style-name="T1022">Безымянное определение типа данных в этом случае не допускается.</text:span></text:p>
      <text:p text:style-name="P377">Заголовок подпрограммы <text:span text:style-name="T1024">завершается знаком «</text:span><text:span text:style-name="Source_20_Text"><text:span text:style-name="T1024">;</text:span></text:span><text:span text:style-name="T1024">».</text:span></text:p>
      <text:p text:style-name="P378"><text:span text:style-name="T1069">Раздел</text:span> определений подпрограммы и её тело <text:span text:style-name="T1070">устроены так же</text:span>, <text:span text:style-name="T1070">как</text:span> <text:span text:style-name="T1070">у</text:span> основной программы. После окончания тела подпрограммы должен следовать знак «<text:span text:style-name="Source_20_Text">;</text:span>».</text:p>
      <text:h text:style-name="Heading_20_3" text:outline-level="3">Параметры подпрограмм</text:h>
      <text:p text:style-name="P379">В Клаусе определено три режима передачи параметров в подпрограммы: входные, выходные и проходные параметры.</text:p>
      <text:p text:style-name="P380">Значение входного параметра непосредственно переда<text:span text:style-name="T1031">ё</text:span>тся в подпрограмму, для чего в подпрограмме создаётся локальная переменная. Подпрограмма может произвольным образом менять значение входного параметра, но эти изменения не выходят за пределы подпрограммы. Даже если в качестве входного параметра была указана переменная, значение этой переменной после выхода из подпрограммы всегда останется таким же, как<text:span text:style-name="T1028">им</text:span> было перед вызовом.</text:p>
      <text:p text:style-name="P380">В качестве входных параметров можно указывать переменные, константы, буквальные значения и выражения, включая вызовы функций.</text:p>
      <text:p text:style-name="P381">Выходным или проходным параметром может служить только переменная или часть переменной — например, поле структуры или элемент массива. В этом случае в подпрограмму передаётся не значение, но ссылка на переменную или её часть. Если подпрограмма вносит изменение в значение такого параметра, то это новое значение будет присвоено той переменной <text:span text:style-name="T1029">из внешней области видимости</text:span>, что была передана в подпрограмму в качестве параметра — т.е., такое присваивание будет иметь эффект после выхода из подпрограммы.</text:p>
      <text:p text:style-name="P382"><text:soft-page-break/>Различие между выходными и проходными параметрами состоит в том, что значения проходных параметров передаются в подпрограмму <text:span text:style-name="T1030">без изменений</text:span>, а значения выходных обнуляются перед вызовом подпрограммы.</text:p>
      <text:p text:style-name="P383">Определение параметра начинается ключевым словом <text:span text:style-name="Source_20_Text">вх</text:span>, <text:span text:style-name="Source_20_Text">вых</text:span> или <text:span text:style-name="Source_20_Text">вв</text:span> для входных, выходных и проходных параметров, соответственно. <text:span text:style-name="T1032">Ключевое слово </text:span><text:span text:style-name="Source_20_Text"><text:span text:style-name="T1032">вх</text:span></text:span><text:span text:style-name="T1032"> можно опустить, в таком случае параметр будет считаться входным.</text:span></text:p>
      <text:p text:style-name="P384">Далее следует имя параметра или несколько имён через запятую, а затем знак «<text:span text:style-name="Source_20_Text">:</text:span>» и имя типа данных. Если указано несколько имён <text:span text:style-name="T1041">параметров</text:span>, то все они будут иметь одинаковый режим и тип. Для объявления параметров разных режимов или типов их определения нужно разделить знаком «<text:span text:style-name="Source_20_Text">;</text:span>». <text:span text:style-name="T1805">Для каждого из параметров можно указать несколько синоним</text:span><text:span text:style-name="T1806">ичных имён</text:span><text:span text:style-name="T1805">, разделив их знаком «</text:span><text:span text:style-name="Source_20_Text"><text:span text:style-name="T1805">/</text:span></text:span><text:span text:style-name="T1805">».</text:span></text:p>
      <text:p text:style-name="P385">В качестве типов параметров можно использовать ключевые слова, соответствующие простым типам Клаус<text:span text:style-name="T1918">а</text:span>, а также идентификаторы ранее объявленных типов <text:span text:style-name="T1039">данных</text:span>. Безымянные определения типов в данном случае не допускаются. Единственным исключением из этого правила является <text:span text:style-name="T1038">определение</text:span> входного параметра основной программы, который всегда должен быть объявлен как <text:span text:style-name="Source_20_Text">массив строк</text:span>.</text:p>
      <text:h text:style-name="P751" text:outline-level="3"><text:span text:style-name="T1417">Предварительное</text:span> определение</text:h>
      <text:p text:style-name="P504">Предварительное определение подпрограммы представляет собой её заголовок, <text:span text:style-name="T1418">после которого вместо тела подпрограммы указано ключевое слово </text:span><text:span text:style-name="Source_20_Text"><text:span text:style-name="T1418">дальше</text:span></text:span><text:span text:style-name="T1418"> и знак «</text:span><text:span text:style-name="Source_20_Text"><text:span text:style-name="T1418">;</text:span></text:span><text:span text:style-name="T1418">».</text:span></text:p>
      <text:p text:style-name="Исходный_20_код">функция мояФункция(а, б: целое): дробное; дальше;</text:p>
      <text:p text:style-name="P505">Если в исходном коде дано такое предварительное определение, то <text:span text:style-name="T1421">в той же области видимости </text:span>ниже по тексту должно <text:span text:style-name="T1419">располагаться</text:span> полное определение этой подпрограммы, <text:span text:style-name="T1420">включая её тело, </text:span>причём заголовок должен точно совпадать с заголовком в предварительном определении.</text:p>
      <text:p text:style-name="P506">Предварительное определение используется в тех случаях, когда несколько подпрограмм должны вызывать друг друга рекурсивно.</text:p>
      <text:h text:style-name="Heading_20_3" text:outline-level="3">Примеры</text:h>
      <text:p text:style-name="Исходный_20_код">процедура пустая<text:span text:style-name="T1405">()</text:span>;<text:line-break/><text:span text:style-name="T1033">начало<text:line-break/> <text:s text:c="3"/>ничего;<text:line-break/>окончание;</text:span></text:p>
      <text:p text:style-name="Исходный_20_код"/>
      <text:p text:style-name="P394">функция синус(х: дробное): дробное;<text:line-break/>начало<text:line-break/> <text:s text:c="3"/>вернуть sin(х);<text:line-break/>окончание;</text:p>
      <text:p text:style-name="P395"><text:line-break/><text:span text:style-name="T1035">функция </text:span><text:span text:style-name="T1043">к</text:span><text:span text:style-name="T1035">орень(вх х: дробное; вых рез: дробное): логическое;<text:line-break/>начало<text:line-break/> <text:s text:c="3"/>если х &lt; 0 то вернуть нет;<text:line-break/> <text:s text:c="3"/>рез := х^(1/2);<text:line-break/> <text:s text:c="3"/>вернуть да;<text:line-break/>окончание;</text:span></text:p>
      <text:p text:style-name="P395"/>
      <text:p text:style-name="P395"><text:span text:style-name="T1034">тип Точка = структура<text:line-break/> <text:s text:c="3"/></text:span><text:span text:style-name="T1566">г</text:span><text:span text:style-name="T1034">, </text:span><text:span text:style-name="T1566">в</text:span><text:span text:style-name="T1034">: целое;<text:line-break/>конец;<text:line-break/><text:line-break/>функция </text:span><text:span text:style-name="T1565">тчк</text:span><text:span text:style-name="T1034">(</text:span><text:span text:style-name="T1036">х</text:span><text:span text:style-name="T1034">, </text:span><text:span text:style-name="T1036">у</text:span><text:span text:style-name="T1034">: целое): Точка;<text:line-break/>переменная<text:line-break/> <text:s text:c="3"/>т: Точка;<text:line-break/>начало<text:line-break/></text:span><text:soft-page-break/><text:span text:style-name="T1034"> <text:s text:c="3"/>т.</text:span><text:span text:style-name="T1566">г</text:span><text:span text:style-name="T1034"> := </text:span><text:span text:style-name="T1037">х</text:span><text:span text:style-name="T1034">;<text:line-break/> <text:s text:c="3"/>т.</text:span><text:span text:style-name="T1566">в</text:span><text:span text:style-name="T1034"> := </text:span><text:span text:style-name="T1036">у</text:span><text:span text:style-name="T1034">;<text:line-break/> <text:s text:c="3"/>вернуть т;<text:line-break/>окончание;</text:span></text:p>
      <text:p text:style-name="P394"/>
      <text:p text:style-name="Исходный_20_код"><text:span text:style-name="T1042">процедура</text:span><text:span text:style-name="T1034"> </text:span><text:span text:style-name="T1042">подвинуть</text:span><text:span text:style-name="T1034">(</text:span><text:span text:style-name="T1042">вв т: Точка; </text:span><text:span text:style-name="T1047">вх </text:span><text:span text:style-name="T1042">д</text:span><text:span text:style-name="T1036">х</text:span><text:span text:style-name="T1034">, </text:span><text:span text:style-name="T1042">д</text:span><text:span text:style-name="T1036">у</text:span><text:span text:style-name="T1034">: целое);<text:line-break/>начало<text:line-break/> <text:s text:c="3"/>т.</text:span><text:span text:style-name="T1567">г</text:span><text:span text:style-name="T1034"> </text:span><text:span text:style-name="T1042">+</text:span><text:span text:style-name="T1034">= </text:span><text:span text:style-name="T1042">д</text:span><text:span text:style-name="T1037">х</text:span><text:span text:style-name="T1034">;<text:line-break/> <text:s text:c="3"/>т.</text:span><text:span text:style-name="T1567">в</text:span><text:span text:style-name="T1034"> </text:span><text:span text:style-name="T1042">+</text:span><text:span text:style-name="T1034">= </text:span><text:span text:style-name="T1042">д</text:span><text:span text:style-name="T1036">у</text:span><text:span text:style-name="T1034">;<text:line-break/>окончание;</text:span></text:p>
      <text:p text:style-name="Исходный_20_код"/>
      <text:p text:style-name="P507">процедура первая(); дальше;<text:line-break/><text:line-break/>процедура вторая();<text:line-break/>начало<text:line-break/> <text:s text:c="3"/>первая();<text:line-break/>окончание;<text:line-break/><text:line-break/>процедура первая();<text:line-break/>начало<text:line-break/> <text:s text:c="3"/>вторая(); // здесь будет бесконечная рекурсия<text:line-break/>окончание;</text:p>
      <text:h text:style-name="Heading_20_2" text:outline-level="2">Области видимости</text:h>
      <text:p text:style-name="P386">Каждой подпрограмме, а также основной программе, соответствует своя область видимости идентификаторов. В пределах одной области видимости <text:span text:style-name="T1065">имена</text:span> должны быть уникальны — т.е., ни одно имя не может совпадать с другим именем, объявленным в той же области видимости. <text:span text:style-name="T1048">Регистр букв в именах </text:span><text:span text:style-name="T1051">не учитывается — </text:span><text:span text:style-name="T1048">т.е., </text:span><text:span text:style-name="T1059">слова</text:span><text:span text:style-name="T1048"> </text:span><text:span text:style-name="Source_20_Text"><text:span text:style-name="T1048">имя</text:span></text:span><text:span text:style-name="T1048">, </text:span><text:span text:style-name="Source_20_Text"><text:span text:style-name="T1048">ИМЯ</text:span></text:span><text:span text:style-name="T1048"> и </text:span><text:span text:style-name="Source_20_Text"><text:span text:style-name="T1048">Имя</text:span></text:span><text:span text:style-name="T1048"> считаются совпадающими.</text:span></text:p>
      <text:p text:style-name="P389">Область видимости подпрограммы является вложенной по отношению к основной программе или <text:span text:style-name="T1055">к </text:span>объемлющей подпрограмме, в которой она определена. <text:span text:style-name="T1049">Имена, объявленные во вложенной области видимости, могут совпадать с именами, объявленными в объемлющ</text:span><text:span text:style-name="T1050">их</text:span><text:span text:style-name="T1049"> област</text:span><text:span text:style-name="T1050">ях</text:span><text:span text:style-name="T1049"> видимости, </text:span><text:span text:style-name="T1050">но не друг с другом</text:span><text:span text:style-name="T1049">.</text:span></text:p>
      <text:p text:style-name="P390">К области видимости основной программы относятся:</text:p>
      <text:list xml:id="list3154443747" text:style-name="L4">
        <text:list-item>
          <text:p text:style-name="P891">Имя программы;</text:p>
        </text:list-item>
        <text:list-item>
          <text:p text:style-name="P891">Имя входного параметра программы, если он объявлен;</text:p>
        </text:list-item>
        <text:list-item>
          <text:p text:style-name="P891">Все имена, объявленные в области определений программы.</text:p>
        </text:list-item>
      </text:list>
      <text:p text:style-name="P391"><text:span text:style-name="T1054">По аналогии</text:span>, к области видимости подпрограммы относятся имя подпрограммы, имена её параметров и вс<text:span text:style-name="T1051">е</text:span> локально объявленные имена.</text:p>
      <text:p text:style-name="P391">Таким образом, имя подпрограммы принадлежит сразу двум областям видимости — той, в которой подпрограмма объявлена, и своей собственной. <text:span text:style-name="T1053">С</text:span><text:span text:style-name="T1052">ледовательно, имя подпрограммы должно быть уникально в обеих </text:span><text:span text:style-name="T1062">этих </text:span><text:span text:style-name="T1052">областях.</text:span></text:p>
      <text:p text:style-name="P392">При обращении к идентификатору в исходном <text:span text:style-name="T1058">коде</text:span> программы <text:span text:style-name="T1063">имя разрешается по следующим правилам</text:span>:</text:p>
      <text:list xml:id="list4110583647" text:style-name="L5">
        <text:list-item>
          <text:p text:style-name="P892"><text:span text:style-name="T1063">Выполняется п</text:span><text:span text:style-name="T1056">оиск </text:span><text:span text:style-name="T1071">имени</text:span><text:span text:style-name="T1056"> в локальной области видимости, </text:span><text:span text:style-name="T1071">среди тех имён, что объявлены выше по тексту исходного кода</text:span><text:span text:style-name="T1056">;</text:span></text:p>
        </text:list-item>
        <text:list-item>
          <text:p text:style-name="P893">Если имя не найдено, <text:span text:style-name="T1063">то</text:span> <text:span text:style-name="T1063">выполняется </text:span>поиск <text:span text:style-name="T1071">выше по тексту </text:span>в<text:span text:style-name="T1064">о всех</text:span> объемлющих областях видимости, по порядку <text:span text:style-name="T1057">изнутри наружу</text:span>;</text:p>
        </text:list-item>
      </text:list>
      <text:p text:style-name="P396">Иными слова<text:span text:style-name="T1060">ми</text:span>, <text:span text:style-name="T1061">в каждой области видимости видны её собственные имена, а также все имена из объемлющих областей видимости, если они не были перекрыты собственными. </text:span><text:span text:style-name="T1066">Е</text:span>сли во вложенной области видимости объявлено имя, совпадающее с именем из внешней области видимости, то обращение к последнему будет невозможно, т.к. локальный идентификатор скрывает за собой внешний.</text:p>
      <text:p text:style-name="P397"><text:soft-page-break/>Имена, объявленные во вложенных областях видимости, никогда не видны из объемлющих областей.</text:p>
      <text:p text:style-name="P654"><text:span text:style-name="T1851">Модули, подключаемые с помощью конструкции </text:span><text:span text:style-name="Source_20_Text"><text:span text:style-name="T1851">используется</text:span></text:span><text:span text:style-name="T1851">, становятся внешними областями видимости по отношению к основной программе</text:span>. <text:span text:style-name="T1851">Если идентификатор не найден в пределах программы, то выполняется поиск в каждом из подключённых модулей </text:span><text:span text:style-name="T1852">по порядку от конца к началу списка.</text:span></text:p>
      <text:p text:style-name="P655">Модуль <text:span text:style-name="Source_20_Text">Клаус</text:span>, содержащий стандартную библиотеку языка, неявно подключается к любой программе и является первым в списке подключённых модулей — т.е., поиск имён выполняется в нём в последнюю очередь, если имя не было найдено ни в одном из явно подключённых модулей.</text:p>
      <text:h text:style-name="Heading_20_1" text:outline-level="1">Определения</text:h>
      <text:p text:style-name="P407">Глобальные определения типов <text:span text:style-name="T1110">данных</text:span>, констант и переменных размещаются разделе определений основной программы — между её заголовком и началом составного блока инструкций. Такие определения принадлежат глобальной области видимости, т.е., они видны <text:span text:style-name="T1110">в теле основной программы, а также во всех вложенных областях видимости — </text:span><text:span text:style-name="T1132">в </text:span><text:span text:style-name="T1110">процедурах и функциях, — если не перекрыты в них локальными определениями.</text:span></text:p>
      <text:p text:style-name="P408">Любая подпрограмма имеет собственный раздел определений <text:span text:style-name="T1135">между её заголовком и телом</text:span>, в котором также могут быть определены типы, константы и переменные. Эти определения являются локальными по отношению к подпрограмме — т.е., они видны только в ней, а также во вложенных в неё подпрограммах, но не видны из объемлющих областей видимости.</text:p>
      <text:p text:style-name="P408">Во всех случаях <text:span text:style-name="T1133">видны только</text:span> те определения, которые были даны выше по тексту исходного кода. <text:span text:style-name="T1134">Глобальная переменная или константа, объявленная после подпрограммы, не будет видна внутри этой подпрограммы.</text:span></text:p>
      <text:p text:style-name="Исходный_20_код">программа Пример;<text:line-break/> <text:s text:c="3"/><text:span text:style-name="T1111">тип мойТип = массив целых;<text:line-break/> <text:s text:c="3"/>константа Пи = 3.1415926;<text:line-break/> <text:s text:c="3"/></text:span><text:span text:style-name="T1112">переменная мт: мойТип;<text:line-break/>начало<text:line-break/> <text:s text:c="3"/>ничего;<text:line-break/>окончание.</text:span></text:p>
      <text:h text:style-name="Heading_20_2" text:outline-level="2"><text:span text:style-name="T1117">Определения</text:span> типов</text:h>
      <text:p text:style-name="P410">Секция определений типов должна располагаться в разделе определений программы или подпрограммы. Секция начинается ключевым словом <text:span text:style-name="Source_20_Text">тип</text:span> или <text:span text:style-name="Source_20_Text">типы</text:span>, за которым следует одно или несколько объявлений типов. Таких секций в разделе определений может быть сколько угодно, они могут быть расположены подряд или вперемежку с другими секциями <text:span text:style-name="T1143">и подпрограммами</text:span>.</text:p>
      <text:p text:style-name="P412">Объявление типа начинается с идентификатора <text:span text:style-name="T1337">(или нескольких идентификаторов, разделённых знаком «</text:span><text:span text:style-name="Source_20_Text"><text:span text:style-name="T1337">/</text:span></text:span><text:span text:style-name="T1337">»)</text:span>, за которым<text:span text:style-name="T1338">и</text:span> следует знак «<text:span text:style-name="Source_20_Text">=</text:span>», а за ним — определение типа. Определением может служить ключевое слово, обозначающее простой тип <text:span text:style-name="T1918">данных</text:span>, идентификатор ранее объявленного типа, либо определение составного типа — массива, словаря или структуры. <text:span text:style-name="T1113">После каждого определения должен следовать знак «</text:span><text:span text:style-name="Source_20_Text"><text:span text:style-name="T1113">;</text:span></text:span><text:span text:style-name="T1113">».</text:span></text:p>
      <text:p text:style-name="Исходный_20_код">программа Пример;<text:line-break/><text:span text:style-name="T1113">типы<text:line-break/> <text:s text:c="3"/>ЦЧ = целое;<text:line-break/> <text:s text:c="3"/>ЦЧ2 = ЦЧ;<text:line-break/> <text:s text:c="3"/>МЦЧ = массив целых;<text:line-break/> <text:s text:c="3"/>МСтр = массив структур<text:line-break/> <text:s text:c="7"/></text:span><text:span text:style-name="T1115">п1, п2: целое;<text:line-break/> <text:s text:c="7"/>п3: строка;</text:span><text:span text:style-name="T1113"><text:line-break/> <text:s text:c="3"/>окончание;<text:line-break/></text:span><text:soft-page-break/><text:span text:style-name="T1113">начало<text:line-break/> <text:s text:c="3"/></text:span><text:span text:style-name="T1116">ничего;</text:span><text:span text:style-name="T1113"><text:line-break/>окончание.</text:span></text:p>
      <text:p text:style-name="P415">Такие определения типов можно использовать при объявлении переменных, элементов массивов и словарей, полей структур, параметров подпрограмм и возвращаемых значений функций. <text:span text:style-name="T1118">Параметры исключений могут иметь только простой тип, обозначаемый ключевым словом языка.</text:span></text:p>
      <text:p text:style-name="P493">Объявлени<text:span text:style-name="T1120">е</text:span> типов, имеющих различные имена, но <text:span text:style-name="T1119">эквивалентные</text:span> определения, зачастую использу<text:span text:style-name="T1120">е</text:span>тся для улучшения читаемости исходного кода <text:span text:style-name="T1121">п</text:span>рограммы.</text:p>
      <text:p text:style-name="P491">Если в объявлении типа данных указано несколько идентификаторов <text:span text:style-name="T1339">через «</text:span><text:span text:style-name="Source_20_Text"><text:span text:style-name="T1339">/</text:span></text:span><text:span text:style-name="T1339">»</text:span>, то <text:span text:style-name="T1340">все </text:span>эти идентификаторы являются синонимами, <text:span text:style-name="T1341">т.е.</text:span> в исходном коде <text:span text:style-name="T1343">для улучшения читаемости </text:span>может использоваться любой из них, <text:span text:style-name="T1342">на усмотрение программиста</text:span>.</text:p>
      <text:p text:style-name="P490">программа Пример;<text:line-break/><text:span text:style-name="T1113">тип<text:line-break/> <text:s text:c="3"/></text:span>Точка/Точек<text:span text:style-name="T1113"> = </text:span>структура<text:line-break/> <text:s text:c="7"/>x: дробное;<text:line-break/> <text:s text:c="7"/>y: дробное;<text:line-break/> <text:s text:c="3"/>окончание<text:span text:style-name="T1113">;<text:line-break/></text:span>переменные<text:line-break/> <text:s text:c="3"/>т: Точка;<text:line-break/> <text:s text:c="3"/>мт: массив Точек;<text:span text:style-name="T1113"><text:line-break/>начало<text:line-break/> <text:s text:c="3"/></text:span><text:span text:style-name="T1116">ничего;</text:span><text:span text:style-name="T1113"><text:line-break/>окончание.</text:span></text:p>
      <text:p text:style-name="P413">Синтаксис определений составных типов <text:span text:style-name="T1114">подробно </text:span>описан в разделе <text:span text:style-name="T1">Типы данных</text:span>.</text:p>
      <text:h text:style-name="Heading_20_2" text:outline-level="2">Определения констант</text:h>
      <text:p text:style-name="P416">Константа представляет собой именованное значение, которое определяется при компиляции и не может меняться в процессе выполнения программы. Константы не имеют другого смысла, кроме улучшения читаемости исходного кода программы.</text:p>
      <text:p text:style-name="P410">Секция определений <text:span text:style-name="T1122">констант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22">констант</text:span></text:span><text:span text:style-name="Source_20_Text"><text:span text:style-name="T1126">а</text:span></text:span> или <text:span text:style-name="Source_20_Text"><text:span text:style-name="T1122">константы</text:span></text:span>, за которым следует одно или несколько объявлений <text:span text:style-name="T1122">констант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43">и подпрограммами</text:span>.</text:p>
      <text:p text:style-name="P414">Объявление <text:span text:style-name="T1123">константы</text:span> начинается с идентификатора <text:span text:style-name="T1337">(или нескольких идентификаторов, разделённых знаком «</text:span><text:span text:style-name="Source_20_Text"><text:span text:style-name="T1337">/</text:span></text:span><text:span text:style-name="T1337">»)</text:span>, за которым следует знак «<text:span text:style-name="Source_20_Text">=</text:span>», а за ним — <text:span text:style-name="T1123">буквальное значение, имя ранее определённой константы или выражение</text:span>. <text:span text:style-name="T1113">После каждого определения должен следовать знак «</text:span><text:span text:style-name="Source_20_Text"><text:span text:style-name="T1113">;</text:span></text:span><text:span text:style-name="T1113">».</text:span></text:p>
      <text:p text:style-name="P619"><text:span text:style-name="T1772">Если </text:span><text:span text:style-name="T1773">для константы</text:span><text:span text:style-name="T1772"> указано несколько </text:span><text:span text:style-name="T1773">имён</text:span><text:span text:style-name="T1772"> </text:span><text:span text:style-name="T1339">через «</text:span><text:span text:style-name="Source_20_Text"><text:span text:style-name="T1339">/</text:span></text:span><text:span text:style-name="T1339">»</text:span><text:span text:style-name="T1772">, то </text:span><text:span text:style-name="T1340">все </text:span><text:span text:style-name="T1772">эти </text:span><text:span text:style-name="T1773">имена</text:span><text:span text:style-name="T1772"> являются синонимами, </text:span><text:span text:style-name="T1341">т.е.</text:span><text:span text:style-name="T1772"> в исходном коде </text:span><text:span text:style-name="T1343">для улучшения читаемости </text:span><text:span text:style-name="T1772">может использоваться любо</text:span><text:span text:style-name="T1773">е</text:span><text:span text:style-name="T1772"> из них, </text:span><text:span text:style-name="T1342">на усмотрение программиста</text:span><text:span text:style-name="T1772">.</text:span></text:p>
      <text:p text:style-name="P619">Тип константы может быть указан явно — для этого после имени константы и перед знаком «<text:span text:style-name="Source_20_Text">=</text:span>» должен следовать знак «<text:span text:style-name="Source_20_Text">:</text:span>», а за ним — имя типа или его определение. Для констант составных типов явное указание типа является обязательным.</text:p>
      <text:p text:style-name="P418"><text:span text:style-name="T1770">Если т</text:span>ип константы не указан явно, он определяется исходя из типа указанного буквального значения или выражения. <text:span text:style-name="T1770">В этом случае</text:span>, например, если требуется объявить константу — дробное число со значением, равным единице, то буквальное значение должно быть <text:span text:style-name="T1127">специально указано как </text:span>дробн<text:span text:style-name="T1127">ое</text:span>: <text:span text:style-name="Source_20_Text">1.0</text:span> или <text:span text:style-name="Source_20_Text">1э0</text:span>.</text:p>
      <text:p text:style-name="P419">Если определением константы служит выражение, то это выражение должно быть вычислимо на этапе компиляции — т.е., оно не может содержать иных операндов, кроме буквальных значений и имён ранее объявленных констант. <text:span text:style-name="T1124">Обращени</text:span><text:span text:style-name="T1125">я</text:span><text:span text:style-name="T1124"> к переменным и вызовы функций в таком выражении недопустимы.</text:span></text:p>
      <text:p text:style-name="P695"><text:soft-page-break/>программа Пример;<text:line-break/><text:span text:style-name="T1984">тип</text:span><text:line-break/> <text:s text:c="3"/>Точка = структура<text:line-break/><text:span text:style-name="T1822"> <text:s text:c="7"/>г, в: целое;<text:line-break/> <text:s text:c="3"/>окончание;<text:line-break/></text:span><text:span text:style-name="T1127">константы<text:line-break/> <text:s text:c="3"/></text:span><text:span text:style-name="T1130">целыйН</text:span><text:span text:style-name="T1127">уль = 0;<text:line-break/> <text:s text:c="3"/>дробныйНуль = 0.0;<text:line-break/> <text:s text:c="3"/>не</text:span><text:span text:style-name="T1924">ч</text:span><text:span text:style-name="T1127">исло = 0 / 0;<text:line-break/> <text:s text:c="3"/>бесконечность = 1 / 0;<text:line-break/> <text:s text:c="3"/></text:span><text:span text:style-name="T1129">Пи = 3.1415926;<text:line-break/> <text:s text:c="3"/>прямойУгол = Пи / </text:span><text:span text:style-name="T1131">2;<text:line-break/> <text:s text:c="3"/></text:span><text:span text:style-name="T1771">т: Точка = {г = 10, в = 20};</text:span><text:line-break/><text:span text:style-name="T1127">начало<text:line-break/> <text:s text:c="3"/>ничего;<text:line-break/>окончание.</text:span></text:p>
      <text:h text:style-name="P734" text:outline-level="2">Определения <text:span text:style-name="T1136">переменных</text:span></text:h>
      <text:p text:style-name="P417"><text:span text:style-name="T1136">Переменная</text:span> представляет собой именованное значение простого <text:span text:style-name="T1136">или составного </text:span>типа, которое может меняться в процессе выполнения программы. <text:span text:style-name="T1136">Начальное значение переменной может быть указано при объявлении. Если оно не указано, то при входе в область видимости переменная получает нулевое начальное значение, как это описано в разделе </text:span><text:span text:style-name="T20">Типы данных</text:span><text:span text:style-name="T1136">.</text:span></text:p>
      <text:p text:style-name="P420"><text:span text:style-name="T1137">Для переменных составных типов начальное значение </text:span><text:span text:style-name="T1145">не может быть указано</text:span>.</text:p>
      <text:p text:style-name="P409">Секция определений <text:span text:style-name="T1138">переменных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38">переменная</text:span></text:span> или <text:span text:style-name="Source_20_Text"><text:span text:style-name="T1138">переменные</text:span></text:span>, за которым следует одно или несколько объявлений <text:span text:style-name="T1139">переменных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43">и подпрограммами</text:span>.</text:p>
      <text:p text:style-name="P409"><text:span text:style-name="T1141">Объявление</text:span> <text:span text:style-name="T1140">переменной</text:span> начинается с идентификатора <text:span text:style-name="T1140">или </text:span><text:span text:style-name="T1778">списка</text:span><text:span text:style-name="T1140"> идентификаторов, перечисленных через запятую — так можно объявить несколько однотипных переменных. </text:span><text:span text:style-name="T1774">Каждый из идентификаторов в списке может иметь несколько синонимов, перечисленных через «</text:span><text:span text:style-name="Source_20_Text"><text:span text:style-name="T1774">/</text:span></text:span><text:span text:style-name="T1774">». </text:span><text:span text:style-name="T1140">Затем</text:span> следует знак «<text:span text:style-name="Source_20_Text">:</text:span>», а за ним — <text:span text:style-name="T1140">определение типа переменной</text:span>. <text:span text:style-name="T1140">После этого может быть указан знак «</text:span><text:span text:style-name="Source_20_Text"><text:span text:style-name="T1140">=</text:span></text:span><text:span text:style-name="T1140">» и начальное значение.</text:span> <text:span text:style-name="T1140">К</text:span><text:span text:style-name="T1113">аждо</text:span><text:span text:style-name="T1140">е</text:span><text:span text:style-name="T1113"> </text:span><text:span text:style-name="T1146">объявление</text:span><text:span text:style-name="T1113"> </text:span><text:span text:style-name="T1140">завершается знаком</text:span><text:span text:style-name="T1113"> «</text:span><text:span text:style-name="Source_20_Text"><text:span text:style-name="T1113">;</text:span></text:span><text:span text:style-name="T1113">».</text:span></text:p>
      <text:p text:style-name="P620"><text:span text:style-name="T1772">Если </text:span><text:span text:style-name="T1773">для </text:span><text:span text:style-name="T1775">переменной</text:span><text:span text:style-name="T1772"> указано несколько </text:span><text:span text:style-name="T1773">имён</text:span><text:span text:style-name="T1772"> </text:span><text:span text:style-name="T1339">через «</text:span><text:span text:style-name="Source_20_Text"><text:span text:style-name="T1339">/</text:span></text:span><text:span text:style-name="T1339">»</text:span><text:span text:style-name="T1772">, то </text:span><text:span text:style-name="T1340">все </text:span><text:span text:style-name="T1772">эти </text:span><text:span text:style-name="T1773">имена</text:span><text:span text:style-name="T1772"> являются синонимами, </text:span><text:span text:style-name="T1341">т.е.</text:span><text:span text:style-name="T1772"> в исходном коде </text:span><text:span text:style-name="T1343">для улучшения читаемости </text:span><text:span text:style-name="T1772">может использоваться любо</text:span><text:span text:style-name="T1773">е</text:span><text:span text:style-name="T1772"> из них, </text:span><text:span text:style-name="T1342">на усмотрение программиста</text:span><text:span text:style-name="T1772">. </text:span><text:span text:style-name="T1775">Следует иметь в виду, что имена, перечисленные через «</text:span><text:span text:style-name="Source_20_Text"><text:span text:style-name="T1775">/</text:span></text:span><text:span text:style-name="T1775">», являются именами одной </text:span><text:span text:style-name="T1776">и той же </text:span><text:span text:style-name="T1775">переменной, а при перечислении имён через запятую создаются несколько переменных, каждая из которых может иметь несколько синонимичных имён.</text:span></text:p>
      <text:p text:style-name="P421">В качестве определения типа допускается одно из ключевых слов простых типов, идентификатор ранее объявленного типа, либо безымянное определение составного типа.</text:p>
      <text:p text:style-name="P421">Начальное значение должно быть либо буквальным, либо выражением, вычислимым на этапе компиляции — т. е., в этом выражении можно использовать только буквальные значения и константы, а переменные и вызовы функций не допускаются. Если <text:span text:style-name="T1141">одновременно</text:span> объявляются несколько переменных <text:span text:style-name="T1142">через запятую</text:span>, то все они получат одинаковые начальные значения.</text:p>
      <text:p text:style-name="P422">Особым случаем является объявление переменной в инструкции перехвата исключения <text:span text:style-name="Source_20_Text">когда...тогда</text:span>. В этом случае <text:span text:style-name="T1817">считается, что </text:span>переменная <text:span text:style-name="T1817">относится к</text:span> ближайшей объемлющей области видимости — т.е., <text:span text:style-name="T1817">к</text:span> <text:span text:style-name="T1153">раздел</text:span><text:span text:style-name="T1817">у</text:span><text:span text:style-name="T1153"> определений </text:span>той подпрограмм<text:span text:style-name="T1153">ы</text:span>, которая содержит <text:span text:style-name="T1154">инструкцию перехвата</text:span>. Однако, <text:span text:style-name="T1816">обращение к</text:span> такой переменной <text:span text:style-name="T1816">возможно только в пределах инструкции перехвата исключения, в которой она объявлена</text:span>.</text:p>
      <text:p text:style-name="P473"><text:soft-page-break/>программа Пример;<text:line-break/><text:span text:style-name="T1148">тип<text:line-break/> <text:s text:c="3"/></text:span><text:span text:style-name="T1151">к</text:span><text:span text:style-name="T1148">омплексное = структура<text:line-break/> <text:s text:c="7"/>д: дробное;<text:line-break/> <text:s text:c="7"/>м: дробное;<text:line-break/> <text:s text:c="3"/>окончание;</text:span><text:line-break/><text:span text:style-name="T1147">переменные</text:span><text:span text:style-name="T1127"><text:line-break/> <text:s text:c="3"/></text:span><text:span text:style-name="T1147">стр: строка</text:span><text:span text:style-name="T1127"> = "</text:span><text:span text:style-name="T1147">Новая строка</text:span><text:span text:style-name="T1127">";<text:line-break/> <text:s text:c="3"/></text:span><text:span text:style-name="T1147">н, м: целое = 1</text:span><text:span text:style-name="T1127">;<text:line-break/> <text:s text:c="3"/></text:span><text:span text:style-name="T1149">к</text:span><text:span text:style-name="T1147">: </text:span><text:span text:style-name="T1151">к</text:span><text:span text:style-name="T1149">омплексное</text:span><text:span text:style-name="T1127">;<text:line-break/> <text:s text:c="3"/></text:span><text:span text:style-name="T1147">точк</text:span><text:span text:style-name="T1150">и/</text:span><text:span text:style-name="T1777">точек</text:span><text:span text:style-name="T1147">: </text:span><text:span text:style-name="T1150">словарь </text:span><text:span text:style-name="T1147">структур<text:line-break/> <text:s text:c="7"/>х, у: дробное;<text:line-break/> <text:s text:c="3"/>окончание </text:span><text:span text:style-name="T1150">ключ </text:span><text:span text:style-name="T1152">строка</text:span><text:span text:style-name="T1129">;</text:span><text:line-break/><text:span text:style-name="T1127">начало<text:line-break/> <text:s text:c="3"/>ничего;<text:line-break/>окончание.</text:span></text:p>
      <text:h text:style-name="P735" text:outline-level="2">Определения исключений</text:h>
      <text:p text:style-name="P475"><text:span text:style-name="T1296">Всплывающее и</text:span>сключение представляет собой специальн<text:span text:style-name="T1305">ый</text:span> <text:span text:style-name="T1305">именованный объект</text:span>, котор<text:span text:style-name="T1305">ый</text:span> <text:span text:style-name="T1305">создаётся</text:span> для того, чтобы прервать последовательность выполнения программы в случае возникновения нештатн<text:span text:style-name="T1297">ой</text:span> ситуаци<text:span text:style-name="T1297">и</text:span> и задействовать средства обработки ошибок.</text:p>
      <text:p text:style-name="P411">Секция определений <text:span text:style-name="T1298">исключений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298">исключение</text:span></text:span> или <text:span text:style-name="Source_20_Text"><text:span text:style-name="T1298">исключения</text:span></text:span>, за которым следует одно или несколько объявлений <text:span text:style-name="T1299">исключений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43">и подпрограммами</text:span>.</text:p>
      <text:p text:style-name="P411"><text:span text:style-name="T1141">Объявление</text:span> <text:span text:style-name="T1300">исключения</text:span> начинается с идентификатора. <text:span text:style-name="T1301">Далее, если исключение принимает параметры, то их определения должны быть указаны в круглых скобках. Затем может следовать ключевое слово </text:span><text:span text:style-name="Source_20_Text"><text:span text:style-name="T1301">сообщение</text:span></text:span><text:span text:style-name="T1301">, а за ним текст сообщения об ошибке — буквальное значение или выражение строкового типа.</text:span> <text:span text:style-name="T1140">К</text:span><text:span text:style-name="T1113">аждо</text:span><text:span text:style-name="T1140">е</text:span><text:span text:style-name="T1113"> </text:span><text:span text:style-name="T1146">объявление</text:span><text:span text:style-name="T1113"> </text:span><text:span text:style-name="T1140">завершается знаком</text:span><text:span text:style-name="T1113"> «</text:span><text:span text:style-name="Source_20_Text"><text:span text:style-name="T1113">;</text:span></text:span><text:span text:style-name="T1113">».</text:span></text:p>
      <text:p text:style-name="P484">программа Пример;<text:line-break/><text:span text:style-name="T1302">исключения<text:line-break/> <text:s text:c="3"/>Ош</text:span><text:span text:style-name="T1303">ибка</text:span><text:span text:style-name="T1302">1;<text:line-break/> <text:s text:c="3"/>Ош</text:span><text:span text:style-name="T1303">ибка</text:span><text:span text:style-name="T1302">2 сообщение "Вторая ошибка";</text:span></text:p>
      <text:p text:style-name="P484"><text:span text:style-name="T1302"><text:s text:c="4"/>Ош</text:span><text:span text:style-name="T1303">ибкаВТексте</text:span><text:span text:style-name="T1302">(</text:span><text:span text:style-name="T1303">стр, симв</text:span><text:span text:style-name="T1302">: целое; </text:span><text:span text:style-name="T1303">чтоНеТак</text:span><text:span text:style-name="T1302">: строка)<text:line-break/> <text:s text:c="7"/>сообщение "</text:span><text:span text:style-name="T1303">Ошибка в строке %(стр), символ %(симв). %(чтоНеТак)</text:span><text:span text:style-name="T1302">";<text:line-break/>начало<text:line-break/> <text:s text:c="3"/></text:span><text:span text:style-name="T1304">ошибка ОшибкаВТексте(5, 10, "Пропущена запятая.");</text:span><text:span text:style-name="T1302"><text:line-break/>окончание.</text:span></text:p>
      <text:p text:style-name="P476">Параметры исключений объявляются по тем же правилам, что и параметры подпрограмм, с двумя оговорками:</text:p>
      <text:list xml:id="list3300427171" text:style-name="L6">
        <text:list-item>
          <text:p text:style-name="P894">они могут быть только простых типов;</text:p>
        </text:list-item>
        <text:list-item>
          <text:p text:style-name="P894">они могут быть только входными.</text:p>
        </text:list-item>
      </text:list>
      <text:p text:style-name="P476">Если текст сообщения об ошибке не указан в определении исключения, его можно указать при создании исключения. Если он не указан и там, то в качестве сообщения об ошибке используется имя исключения.</text:p>
      <text:p text:style-name="P476">Если исключение имеет параметры, то текст сообщения может содержать спецификаторы вида <text:span text:style-name="Source_20_Text">%(имя)</text:span>, где имя — имя параметра исключения. При создании исключения такие спецификаторы будут заменены на строковые представления значений параметров.</text:p>
      <text:h text:style-name="P730" text:outline-level="1"><text:soft-page-break/>Типы данных</text:h>
      <text:h text:style-name="P736" text:outline-level="2">Приведение типов</text:h>
      <text:p text:style-name="P485"><text:span text:style-name="T1321">Значения простых типов можно преобразовывать в другие простые типы. В большинстве случаев такое преобразование должно быть выполнено явно</text:span>. Для этого используется конструкция приведения типа, которая записывается как <text:span text:style-name="T1321">ключевое слово — имя</text:span> типа данных, за которым в круглых скобках указывается исходное значение <text:span text:style-name="T1327">или выражение</text:span>. <text:span text:style-name="T1326">Такая конструкция конвертирует </text:span><text:span text:style-name="T1491">исходное</text:span><text:span text:style-name="T1326"> значение в указанный тип, а если это невозможно, создаётся исключение.</text:span></text:p>
      <text:p text:style-name="P488">переменные<text:line-break/><text:span text:style-name="T1319"> <text:s text:c="3"/>д: дробное = 123.45;<text:line-break/> <text:s text:c="3"/>ц: целое = 10;<text:line-break/> <text:s text:c="3"/>с: строка = "yes";<text:line-break/> <text:s text:c="3"/>л: логическое;</text:span><text:line-break/>начало<text:line-break/> <text:s text:c="3"/><text:span text:style-name="T1319">л := логическое(с); // л </text:span><text:span text:style-name="T1320">= да</text:span><text:span text:style-name="T1319"><text:line-break/> <text:s text:c="3"/>с := строка(</text:span><text:span text:style-name="T1322">ц</text:span><text:span text:style-name="T1319">); <text:s text:c="4"/>// с </text:span><text:span text:style-name="T1320">=</text:span><text:span text:style-name="T1319"> "1</text:span><text:span text:style-name="T1322">0</text:span><text:span text:style-name="T1319">"<text:line-break/> <text:s text:c="3"/>ц := целое(д); <text:s text:c="5"/>// ц </text:span><text:span text:style-name="T1320">=</text:span><text:span text:style-name="T1319"> 123<text:line-break/> <text:s text:c="3"/></text:span><text:span text:style-name="T1329">д := ц; <text:s text:c="12"/>// д = 123.0 </text:span><text:span text:style-name="T1330">(</text:span><text:span text:style-name="T1329">неявное преобразование</text:span><text:span text:style-name="T1330">)</text:span><text:span text:style-name="T1319"><text:line-break/> <text:s text:c="3"/></text:span><text:span text:style-name="T1324">д := дробное("Ку"); // исключение ОшибкаКонвертации</text:span><text:line-break/>окончание;</text:p>
      <text:p text:style-name="P558"><text:span text:style-name="T1490">Преобразование </text:span><text:span text:style-name="T1493">типов </text:span><text:span text:style-name="T1494">данных </text:span><text:span text:style-name="T1490">выполняется по правилам, описанным </text:span><text:span text:style-name="T1492">ниже</text:span><text:span text:style-name="T1490"> для каждого из простых типов.</text:span></text:p>
      <text:p text:style-name="P558">Неявное <text:span text:style-name="T1331">преобразование</text:span> допускается в двух случаях:</text:p>
      <text:list xml:id="list36833582" text:style-name="L7">
        <text:list-item>
          <text:p text:style-name="P895"><text:span text:style-name="T1323">при преобразовании символа в строку, </text:span><text:span text:style-name="T1328">но не наоборот</text:span><text:span text:style-name="T1323">;</text:span></text:p>
        </text:list-item>
        <text:list-item>
          <text:p text:style-name="P895"><text:span text:style-name="T1325">при преобразовании </text:span><text:span text:style-name="T1323">целого числа в дробное число, </text:span><text:span text:style-name="T1328">но не наоборот</text:span><text:span text:style-name="T1323">.</text:span></text:p>
        </text:list-item>
      </text:list>
      <text:p text:style-name="P486">В нынешней версии языка для приведения типа не допускается использовать имена ранее объявленных типов данных — допустимы только ключевые слова простых типов. Кроме того, не допускается явное приведение составных типов, хотя в некоторых случаях возможно неявное преобразование.</text:p>
      <text:h text:style-name="Heading_20_2" text:outline-level="2">Простые типы</text:h>
      <text:h text:style-name="Heading_20_3" text:outline-level="3" text:is-list-header="true">Символ</text:h>
      <text:p text:style-name="P110">Переменная символьного типа содержит кодпойнт Юникод в формате 32-битного целого числа баз знака. <text:span text:style-name="T354">Нулевые значения допускаются.</text:span></text:p>
      <text:h text:style-name="P832" text:outline-level="4">Синтаксис</text:h>
      <text:p text:style-name="Исходный_20_код">переменн<text:span text:style-name="T640">ые</text:span><text:line-break/> <text:s text:c="3"/>п1: символ;<text:line-break/> <text:s text:c="3"/>п2: массив символов;</text:p>
      <text:p text:style-name="Text_20_body">Ключевые слова <text:span text:style-name="Source_20_Text"><text:span text:style-name="T769">символ</text:span></text:span> и <text:span text:style-name="Source_20_Text"><text:span text:style-name="T769">символ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'X' <text:s text:c="2"/>// <text:span text:style-name="T352">символ в кодировке UTF-8, заключённый в одиночные апострофы</text:span></text:p>
      <text:p text:style-name="P144">№<text:span text:style-name="T424">2</text:span><text:span text:style-name="T627">A</text:span><text:span text:style-name="T424"> <text:s/></text:span><text:s/>// код символа в формате 16-ричного целого числа</text:p>
      <text:p text:style-name="P144">#<text:span text:style-name="T626">2</text:span><text:span text:style-name="T627">A </text:span><text:span text:style-name="T425"><text:s/></text:span><text:s/>// код символа в формате 16-ричного целого числа</text:p>
      <text:h text:style-name="Heading_20_4" text:outline-level="4"><text:soft-page-break/><text:span text:style-name="T4">Н</text:span><text:span text:style-name="T1">ачальное значение</text:span></text:h>
      <text:p text:style-name="P111"><text:span text:style-name="T421">Си</text:span><text:span text:style-name="T367">мвол с нулевым кодом.</text:span></text:p>
      <text:h text:style-name="Heading_20_4" text:outline-level="4">Преобразование типов</text:h>
      <text:p text:style-name="P112">При приведении к целочисленному типу возвращает <text:span text:style-name="T464">численное значение</text:span> код<text:span text:style-name="T464">а</text:span> символа.</text:p>
      <text:p text:style-name="P112">При приведении к строке возвращает строку, <text:span text:style-name="T353">содержащую один символ в кодировке UTF-8, за исключением нулевого значения, которое приводится к пустой строке.</text:span></text:p>
      <text:h text:style-name="Heading_20_3" text:outline-level="3">Строка</text:h>
      <text:p text:style-name="P251">Переменная строкового типа содержит последовательность символов в кодировке UTF-8. Строка может быть пустой, т.е. не содержать ни одного символа. Нулевые символы в строке не допускаются.</text:p>
      <text:h text:style-name="P833" text:outline-level="4">Синтаксис</text:h>
      <text:p text:style-name="P677">переменн<text:span text:style-name="T640">ые</text:span><text:line-break/> <text:s text:c="3"/>п1: <text:span text:style-name="T642">строка</text:span>;<text:line-break/> <text:s text:c="3"/>п2: массив <text:span text:style-name="T642">строк</text:span>;</text:p>
      <text:p text:style-name="P677"><text:span text:style-name="T1894">начало<text:line-break/> <text:s text:c="3"/>п1 := "АБВГ";<text:line-break/> <text:s text:c="3"/></text:span><text:span text:style-name="T1895">вывести(</text:span><text:span text:style-name="T1894">п1[2]</text:span><text:span text:style-name="T1895">)</text:span><text:span text:style-name="T1894">; // </text:span><text:span text:style-name="T1895">будет выведено</text:span><text:span text:style-name="T1894"> "Б", </text:span><text:span text:style-name="T1896">т.к. буквы кириллицы занимают 2 байта</text:span><text:span text:style-name="T1894"><text:line-break/>окончание.</text:span></text:p>
      <text:p text:style-name="P674"><text:span text:style-name="T641">Ключевые слова </text:span><text:span text:style-name="Source_20_Text"><text:span text:style-name="T772">строка</text:span></text:span><text:span text:style-name="T641"> и </text:span><text:span text:style-name="Source_20_Text"><text:span text:style-name="T772">строк</text:span></text:span><text:span text:style-name="T641"> полностью эквивалентны и взаимозаменяемы.</text:span></text:p>
      <text:p text:style-name="P266"><text:span text:style-name="T650">В исходном коде программы д</text:span>ля обращения к <text:span text:style-name="T1890">символу в строке</text:span> <text:span text:style-name="T651">нужно указать</text:span> <text:span text:style-name="T1899">целочисленный </text:span><text:span text:style-name="T1891">индекс </text:span>в квадратных скобках после имени <text:span text:style-name="T1890">строковой </text:span>переменной. <text:span text:style-name="T1891">Этот индекс </text:span><text:span text:style-name="T1900">означает</text:span><text:span text:style-name="T1891"> номер байта в строке, соответствующий началу </text:span><text:span text:style-name="T1892">требуемого </text:span><text:span text:style-name="T1891">символа. </text:span><text:span text:style-name="T1893">Первый символ в строке начинается с нулевого байта.</text:span></text:p>
      <text:p text:style-name="P675">Такое обращение к символу в строке допустимо только для чтения. Для модификации символов в строке <text:span text:style-name="T1901">можно</text:span> использовать функции стандартной библиотеки.</text:p>
      <text:h text:style-name="Heading_20_4" text:outline-level="4">Формат литерала</text:h>
      <text:p text:style-name="P146">"" <text:s text:c="14"/>// <text:span text:style-name="T360">пустая строка</text:span></text:p>
      <text:p text:style-name="P146">"123абв" <text:s text:c="8"/>// <text:span text:style-name="T361">последовательность </text:span>символ<text:span text:style-name="T361">ов</text:span>, заключённ<text:span text:style-name="T355">ая</text:span> в кавычки</text:p>
      <text:p text:style-name="P145">"123""абв" <text:s text:c="6"/>// <text:span text:style-name="T356">для добавления в строку символа " его нужно удвоить</text:span></text:p>
      <text:p text:style-name="P235"><text:span text:style-name="T357">""#41</text:span>№20№<text:span text:style-name="T357">42#0A <text:s text:c="2"/>// последовательность </text:span><text:span text:style-name="T359">16-ричных </text:span><text:span text:style-name="T358">кодов символов </text:span><text:span text:style-name="T628">с кавычками в начале</text:span></text:p>
      <text:p text:style-name="P235">"<text:span text:style-name="T359">123</text:span>"<text:span text:style-name="T629">#</text:span><text:span text:style-name="T359">20"абв"№0А // </text:span><text:span text:style-name="T362">символы в кавычках и коды можно комбинировать</text:span></text:p>
      <text:h text:style-name="Heading_20_4" text:outline-level="4"><text:span text:style-name="T1">Начальное </text:span><text:span text:style-name="T3">з</text:span><text:span text:style-name="T1">начение</text:span></text:h>
      <text:p text:style-name="P113"><text:span text:style-name="T177">П</text:span>устая строка.</text:p>
      <text:h text:style-name="Heading_20_4" text:outline-level="4">Преобразование типов</text:h>
      <text:p text:style-name="P114">При приведении к целому или дробному числу выполняется преобразова<text:span text:style-name="T412">ние из</text:span> текст<text:span text:style-name="T368">ово</text:span><text:span text:style-name="T412">го</text:span><text:span text:style-name="T368"> представлени</text:span><text:span text:style-name="T412">я</text:span> <text:span text:style-name="T369">числа</text:span>, при ошибках возникает исключение <text:span text:style-name="Source_20_Text"><text:span text:style-name="T769">ОшибкаКонвертации</text:span></text:span>.</text:p>
      <text:p text:style-name="P114">При приведении к моменту выполняется преобразова<text:span text:style-name="T413">ние из</text:span> <text:span text:style-name="T363">стандартно</text:span><text:span text:style-name="T413">го</text:span><text:span text:style-name="T363"> </text:span>текстово<text:span text:style-name="T413">го</text:span> представлени<text:span text:style-name="T413">я</text:span> даты и/или времени, при ошибках возникает исключение <text:span text:style-name="Source_20_Text"><text:span text:style-name="T769">ОшибкаКонвертации</text:span></text:span>.</text:p>
      <text:p text:style-name="P115">При приведении к логическому значению <text:span text:style-name="T364">строка должна иметь одно из следующих значений, без учёта регистра:</text:span></text:p>
      <text:p text:style-name="Исходный_20_код"><text:soft-page-break/>"<text:span text:style-name="T365">1</text:span>", "<text:span text:style-name="T365">y</text:span>", "<text:span text:style-name="T365">yes</text:span>", "<text:span text:style-name="T365">t</text:span>", "<text:span text:style-name="T365">true</text:span>", "<text:span text:style-name="T365">д</text:span>", "<text:span text:style-name="T365">да</text:span>", "<text:span text:style-name="T365">и</text:span>", "<text:span text:style-name="T365">истина</text:span>" // <text:span text:style-name="T366">истина</text:span></text:p>
      <text:p text:style-name="Исходный_20_код">"<text:span text:style-name="T365">0</text:span>", "<text:span text:style-name="T365">n</text:span>", "<text:span text:style-name="T365">no</text:span>", "<text:span text:style-name="T365">f</text:span>", "<text:span text:style-name="T365">false</text:span>", "<text:span text:style-name="T365">н</text:span>", "<text:span text:style-name="T365">нет</text:span>", "<text:span text:style-name="T365">л</text:span>", "<text:span text:style-name="T365">ложь</text:span>" <text:s/>// <text:span text:style-name="T366">ложь</text:span></text:p>
      <text:p text:style-name="P116">Любые значения простых типов приводятся к строковому типу без ошибок.</text:p>
      <text:h text:style-name="Heading_20_3" text:outline-level="3">Целое</text:h>
      <text:p text:style-name="P252">Переменная целого типа содержит 64-битное целочисленное значение со знаком.</text:p>
      <text:h text:style-name="P834" text:outline-level="4">Синтаксис</text:h>
      <text:p text:style-name="P268">переменн<text:span text:style-name="T640">ые</text:span><text:line-break/> <text:s text:c="3"/>п1: <text:span text:style-name="T643">целое</text:span>;<text:line-break/> <text:s text:c="3"/>п2: массив <text:span text:style-name="T643">целых</text:span>;</text:p>
      <text:p text:style-name="P253">Ключевые слова <text:span text:style-name="Source_20_Text"><text:span text:style-name="T773">целое</text:span></text:span> и <text:span text:style-name="Source_20_Text"><text:span text:style-name="T773">целых</text:span></text:span> полностью эквивалентны и взаимозаменяемы.</text:p>
      <text:h text:style-name="Heading_20_4" text:outline-level="4">Формат литерала</text:h>
      <text:p text:style-name="Исходный_20_код">-0123456789 <text:s text:c="7"/>// десятичны<text:span text:style-name="T953">е</text:span> цифр<text:span text:style-name="T953">ы</text:span></text:p>
      <text:p text:style-name="Исходный_20_код">-$0123456789abcdef // 16-ричны<text:span text:style-name="T953">е</text:span> цифр<text:span text:style-name="T953">ы</text:span> (латиница)</text:p>
      <text:p text:style-name="Исходный_20_код">-$0123456789абцдеф // 16-ричны<text:span text:style-name="T953">е</text:span> цифр<text:span text:style-name="T953">ы</text:span> (кириллица)</text:p>
      <text:p text:style-name="P117">Для отрицательных чисел <text:span text:style-name="T465">применяется</text:span> знак «-» в начале литерала; знак «<text:span text:style-name="T466">+»</text:span> для положительных чисел не допускается. <text:span text:style-name="T370">Регистр символов 16-ричных цифр не учитывается, </text:span><text:span text:style-name="T371">латинские и кириллические </text:span><text:span text:style-name="T372">цифры</text:span><text:span text:style-name="T371"> можно </text:span><text:span text:style-name="T373">смешивать</text:span><text:span text:style-name="T371">.</text:span></text:p>
      <text:h text:style-name="Heading_20_4" text:outline-level="4">Начальное значение</text:h>
      <text:p text:style-name="P109"><text:span text:style-name="T422">Н</text:span>уль.</text:p>
      <text:h text:style-name="P839" text:outline-level="4">Преобразование типов</text:h>
      <text:p text:style-name="P118">Целочисленные значения приводятся к любым простым типам без ошибок, <text:span text:style-name="T662">за исключением типа </text:span><text:span text:style-name="Source_20_Text"><text:span text:style-name="T775">объект</text:span></text:span>.</text:p>
      <text:p text:style-name="P119">При приведении к символьному типу целое число означает кодпо<text:span text:style-name="T954">й</text:span>нт Юникод <text:span text:style-name="T375">(старшие 32 бита при преобразовании отбрасываются)</text:span>.</text:p>
      <text:p text:style-name="P119">При приведении к строке выполняется преобразование к десятичному текстовому представлению числа.</text:p>
      <text:p text:style-name="P119">При приведении к моменту целое число означает количество полных <text:span text:style-name="T374">суток</text:span>, считая от «нулевого» момента.</text:p>
      <text:p text:style-name="P120">При приведении к логическому истинным считается любое значение, отличное от нуля.</text:p>
      <text:h text:style-name="Heading_20_3" text:outline-level="3">Дробное</text:h>
      <text:p text:style-name="P121">Переменная дробного типа содержит 64-битное вещественное значение с двойной точностью.</text:p>
      <text:p text:style-name="P254">Дробное число может принимать особые значения: <text:span text:style-name="T1">нечисло</text:span>, положительная бесконечность и отрицательная бесконечность. Такие значения нельзя указать буквально в исходном коде, но можно получить с помощью деления <text:span text:style-name="T417">на</text:span> нуль.</text:p>
      <text:h text:style-name="P835" text:outline-level="4">Синтаксис</text:h>
      <text:p text:style-name="P269">переменн<text:span text:style-name="T640">ые</text:span><text:line-break/> <text:s text:c="3"/>п1: <text:span text:style-name="T644">дробное</text:span>;<text:line-break/> <text:s text:c="3"/>п2: массив <text:span text:style-name="T644">дробных</text:span>;</text:p>
      <text:p text:style-name="P255"><text:soft-page-break/>Ключевые слова <text:span text:style-name="Source_20_Text"><text:span text:style-name="T774">дробное</text:span></text:span> и <text:span text:style-name="Source_20_Text"><text:span text:style-name="T774">дробных</text:span></text:span> полностью эквивалентны и взаимозаменяемы.</text:p>
      <text:h text:style-name="Heading_20_4" text:outline-level="4">Формат литерала</text:h>
      <text:p text:style-name="Исходный_20_код">-<text:span text:style-name="T376">0123456.789 <text:s text:c="5"/>// представление с десятичной точкой</text:span></text:p>
      <text:p text:style-name="Исходный_20_код">-<text:span text:style-name="T376">0123456.789е+123 // экспоненциальное представление</text:span></text:p>
      <text:p text:style-name="P150"/>
      <text:p text:style-name="P150"><text:span text:style-name="T418">д1</text:span> := <text:s/>0/0; <text:s text:c="6"/>// <text:span text:style-name="T418">нечисло</text:span></text:p>
      <text:p text:style-name="P151">д2 := <text:s/>1/0; <text:s text:c="6"/>// +бесконечность</text:p>
      <text:p text:style-name="P151">д<text:span text:style-name="T467">3</text:span> := -1/0; <text:s text:c="6"/>// -бесконечность</text:p>
      <text:p text:style-name="P122">В качестве десятичного разделителя всегда используется точка. В качестве <text:span text:style-name="T377">символа экспоненциальной части может использоваться латинская «E» </text:span><text:span text:style-name="T385">и</text:span><text:span text:style-name="T377"> кириллическая «Е» или «Э» в любом регистре. </text:span><text:span text:style-name="T379">Если десятичная точка и экспоненциальная часть отсутствуют, литерал считается целочисленным.</text:span></text:p>
      <text:h text:style-name="Heading_20_4" text:outline-level="4">Начальное значение</text:h>
      <text:p text:style-name="P126"><text:span text:style-name="T178">Н</text:span>уль.</text:p>
      <text:h text:style-name="P840" text:outline-level="4">Преобразование типов</text:h>
      <text:p text:style-name="P123">При приведении к строке число конвертируется в строковое представление в <text:span text:style-name="T378">десятичном или экспоненциальном </text:span>формате, <text:span text:style-name="T383">в зависимости от того, какой из них короче</text:span>. <text:span text:style-name="T468">Для </text:span><text:span text:style-name="T469">небольших</text:span><text:span text:style-name="T468"> чисел, е</text:span><text:span text:style-name="T379">сли дробная часть числа равна нулю, </text:span><text:span text:style-name="T384">полученное </text:span><text:span text:style-name="T380">строковое представление будет целочисленным.</text:span></text:p>
      <text:p text:style-name="P139">При приведении к строке <text:span text:style-name="T1">нечисло</text:span> <text:span text:style-name="T426">преобразуется в</text:span> <text:span text:style-name="T470">текст </text:span>"Nan", а бесконечность — <text:span text:style-name="T427">в</text:span> "+Inf" или "-Inf". <text:span text:style-name="T419">Эти </text:span><text:span text:style-name="T471">строковые</text:span><text:span text:style-name="T420"> </text:span><text:span text:style-name="T419">значения </text:span><text:span text:style-name="T472">(в любом регистре) </text:span><text:span text:style-name="T419">можно использовать для приведения строки к дробному числу, но не в качестве литералов в исходном коде.</text:span></text:p>
      <text:p text:style-name="P124">При приведении <text:span text:style-name="T386">дробного числа </text:span>к целому дробная часть отбрасывается без округления. <text:span text:style-name="T444">Значение </text:span><text:span text:style-name="T8">нечисло</text:span><text:span text:style-name="T444"> и бесконечные значения при приведении к целому вызывают исключение </text:span><text:span text:style-name="Source_20_Text"><text:span text:style-name="T776">НеверноеЧисло</text:span></text:span><text:span text:style-name="T444">.</text:span></text:p>
      <text:p text:style-name="P125">При приведении к моменту число означает <text:span text:style-name="T382">количество</text:span> суток, считая от «нулевого» момента.</text:p>
      <text:h text:style-name="Heading_20_3" text:outline-level="3">Момент</text:h>
      <text:p text:style-name="P347"><text:span text:style-name="T387">Переменная типа </text:span><text:span text:style-name="Source_20_Text"><text:span text:style-name="T777">момент</text:span></text:span><text:span text:style-name="T387"> содержит значение даты и времени — </text:span><text:span text:style-name="T406">64-битное </text:span><text:span text:style-name="T388">вещественное </text:span><text:span text:style-name="T405">число с двойной точностью</text:span><text:span text:style-name="T388">, означающее </text:span><text:span text:style-name="T387">число суток, прошедшее от «нулевого» момента. </text:span><text:span text:style-name="T394">Целая часть числа соответствует количеств</text:span><text:span text:style-name="T400">у</text:span><text:span text:style-name="T394"> полных суток, а д</text:span><text:span text:style-name="T381">робная — </text:span><text:span text:style-name="T391">суточному </text:span><text:span text:style-name="T381">времени, выраженному в долях суток.</text:span></text:p>
      <text:p text:style-name="P347"><text:span text:style-name="T387">Нулевым моментом считается </text:span><text:span text:style-name="T955">полночь</text:span><text:span text:style-name="T387"> </text:span>1899-12-30 00:00:00. <text:span text:style-name="T390">Б</text:span><text:span text:style-name="T388">олее поздние даты представлены положительными </text:span><text:span text:style-name="T389">числами, более ранние — отрицательными</text:span>.</text:p>
      <text:h text:style-name="P836" text:outline-level="4">Синтаксис</text:h>
      <text:p text:style-name="P257">переменн<text:span text:style-name="T640">ые</text:span><text:line-break/> <text:s text:c="3"/>п1: <text:span text:style-name="T645">момент</text:span>;<text:line-break/> <text:s text:c="3"/>п2: массив <text:span text:style-name="T645">моментов</text:span>;</text:p>
      <text:p text:style-name="P256">Ключевые слова <text:span text:style-name="Source_20_Text"><text:span text:style-name="T778">момент</text:span></text:span> и <text:span text:style-name="Source_20_Text"><text:span text:style-name="T778">момент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`2023-09-15` <text:s text:c="6"/>// дата в обратных апострофах</text:p>
      <text:p text:style-name="Исходный_20_код">`<text:span text:style-name="T392">12:45:50.25</text:span>` <text:s text:c="5"/>// <text:span text:style-name="T392">время</text:span> в обратных апострофах</text:p>
      <text:p text:style-name="P147">`2023-09-15 <text:span text:style-name="T392">12:45</text:span>` // <text:span text:style-name="T392">дата и время</text:span> в обратных апострофах</text:p>
      <text:p text:style-name="P148">`09-15 <text:span text:style-name="T392">12:</text:span><text:span text:style-name="T397">00</text:span>` <text:s text:c="5"/>// <text:span text:style-name="T397">полдень 15 сентября текущего года</text:span></text:p>
      <text:p text:style-name="P148"><text:soft-page-break/>`15 <text:span text:style-name="T392">12:</text:span><text:span text:style-name="T397">00</text:span>` <text:s text:c="8"/>// <text:span text:style-name="T397">полдень 15 числа текущего месяца</text:span></text:p>
      <text:p text:style-name="P148">`15` <text:s text:c="14"/>// <text:span text:style-name="T397">полночь 15 числа текущего месяца</text:span></text:p>
      <text:p text:style-name="P127">Дата и время указываются в стандартном формате: <text:span text:style-name="T5">YYYY-MM-DD hh:mm:ss</text:span><text:span text:style-name="T393">.</text:span></text:p>
      <text:p text:style-name="P128">Может быть указана только дата, только время или <text:span text:style-name="T395">обе </text:span><text:span text:style-name="T396">части</text:span> <text:span text:style-name="T401">вместе </text:span>— <text:span text:style-name="T394">в последнем случае дата и время разделяются пробелом</text:span>. <text:span text:style-name="T399">Если дата или время не указаны, они считаются равными нулю.</text:span></text:p>
      <text:p text:style-name="P129">При указании даты можно опустить год, либо год и месяц, вместе со следующим <text:span text:style-name="T404">за ними </text:span>символом «-» — по умолчанию подставляются, соответственно, текущи<text:span text:style-name="T402">е</text:span> год и месяц.</text:p>
      <text:p text:style-name="P152">При указании времени можно опустить секунды вместе с предшествующим символом «:» — по умолчанию подставляется 0 секунд.</text:p>
      <text:p text:style-name="P129"><text:span text:style-name="T398">В качестве </text:span><text:span text:style-name="T403">значения </text:span><text:span text:style-name="T398">секунд можно указать дробное число.</text:span></text:p>
      <text:p text:style-name="P138"><text:span text:style-name="T200">Примечание:</text:span> при указании литерала даты в исходном коде, если опущены год или месяц, то их текущие значения <text:span text:style-name="T630">вычисляются</text:span> <text:span text:style-name="T414">в момент</text:span> компиляции программы и <text:span text:style-name="T415">в дальнейшем </text:span>остаются постоянными.</text:p>
      <text:h text:style-name="Heading_20_4" text:outline-level="4">Начальное значение</text:h>
      <text:p text:style-name="P130"><text:span text:style-name="T423">П</text:span>олночь 1899-12-30.</text:p>
      <text:h text:style-name="Heading_20_4" text:outline-level="4">Преобразование типов</text:h>
      <text:p text:style-name="P131">Моменты взаимно-однозначно приводятся к дробным числам и обратно.</text:p>
      <text:p text:style-name="P132">При приведении момента к целому числу дробная часть (т. е., значение суточного времени) отбрасывается без округления. <text:span text:style-name="T444">Значение </text:span><text:span text:style-name="T8">нечисло</text:span><text:span text:style-name="T444"> и бесконечные значения при приведении к целому вызывают исключение </text:span><text:span text:style-name="Source_20_Text"><text:span text:style-name="T776">НеверноеЧисло</text:span></text:span><text:span text:style-name="T444">.</text:span></text:p>
      <text:p text:style-name="P133">Приведение момента к строке выполняется по следующим правилам:</text:p>
      <text:list xml:id="list1102817537" text:style-name="L8">
        <text:list-item>
          <text:p text:style-name="P896"><text:span text:style-name="T183">Если момент имеет значение </text:span><text:span text:style-name="T6">н</text:span><text:span text:style-name="T9">е</text:span><text:span text:style-name="T6">ч</text:span><text:span text:style-name="T9">исло</text:span><text:span text:style-name="T183"> или </text:span><text:span text:style-name="T187">бесконечное значение</text:span><text:span text:style-name="T183">, </text:span><text:span text:style-name="T176">преобразование вернёт строку "Nan", "+Inf" или "-Inf".</text:span></text:p>
        </text:list-item>
        <text:list-item>
          <text:p text:style-name="P896"><text:span text:style-name="T416">Моменты</text:span> с ненулевой целой и дробной частью возвращают <text:span text:style-name="T169">строков</text:span><text:span text:style-name="T175">ые</text:span><text:span text:style-name="T169"> представлени</text:span><text:span text:style-name="T175">я</text:span><text:span text:style-name="T169"> даты и времени </text:span><text:span text:style-name="T184">в стандартном формате</text:span><text:span text:style-name="T169">, разделённые пробелом.</text:span></text:p>
        </text:list-item>
        <text:list-item>
          <text:p text:style-name="P897"><text:span text:style-name="T173">Моменты</text:span><text:span text:style-name="T169"> с ненулевой целой и нулевой дробной частью возвращают строковое представлени</text:span><text:span text:style-name="T174">е</text:span><text:span text:style-name="T169"> даты.</text:span></text:p>
        </text:list-item>
        <text:list-item>
          <text:p text:style-name="P898">В остальных случаях возвращается строковое представление времени.</text:p>
        </text:list-item>
      </text:list>
      <text:p text:style-name="P153">При приведении строки к моменту допускаются такие же строковые значения, как в литералах, а также значения <text:span text:style-name="T176">"</text:span><text:span text:style-name="T182">n</text:span><text:span text:style-name="T176">an", "</text:span><text:span text:style-name="T182">i</text:span><text:span text:style-name="T176">nf", "</text:span><text:span text:style-name="T181">+</text:span><text:span text:style-name="T182">i</text:span><text:span text:style-name="T176">nf" или "-</text:span><text:span text:style-name="T182">i</text:span><text:span text:style-name="T176">nf" </text:span><text:span text:style-name="T180">в любом регистре</text:span><text:span text:style-name="T176">. </text:span><text:span text:style-name="T179">При ошибках преобразования возникает исключение </text:span><text:span text:style-name="Source_20_Text"><text:span text:style-name="T779">ОшибкаКонвертации</text:span></text:span><text:span text:style-name="T179">.</text:span></text:p>
      <text:h text:style-name="Heading_20_3" text:outline-level="3">Логическое</text:h>
      <text:p text:style-name="P258">Переменная логического типа имеет одно из двух значений: истинное или ложное. <text:span text:style-name="T872">Внутренним представлением <text:s text:c="2"/>такого значения является 8-битное целое без знака, которое принимает значения 0 или 1.</text:span></text:p>
      <text:h text:style-name="P837" text:outline-level="4">Синтаксис</text:h>
      <text:p text:style-name="P270">переменн<text:span text:style-name="T640">ые</text:span><text:line-break/> <text:s text:c="3"/>п1: <text:span text:style-name="T646">логическое</text:span>;<text:line-break/> <text:s text:c="3"/>п2: массив <text:span text:style-name="T646">логических</text:span>;</text:p>
      <text:p text:style-name="P259"><text:span text:style-name="T185">Ключевые слова </text:span><text:span text:style-name="Source_20_Text"><text:span text:style-name="T780">логическое</text:span></text:span><text:span text:style-name="T185"> и </text:span><text:span text:style-name="Source_20_Text"><text:span text:style-name="T780">логических</text:span></text:span><text:span text:style-name="T185"> полностью эквивалентны и взаимозаменяемы.</text:span></text:p>
      <text:h text:style-name="P841" text:outline-level="4"><text:soft-page-break/>Формат литерала</text:h>
      <text:p text:style-name="P260"><text:span text:style-name="T407">В качестве литералов в исходном коде применяются ключевые слова </text:span><text:span text:style-name="Source_20_Text"><text:span text:style-name="T781">да</text:span></text:span><text:span text:style-name="T407"> и </text:span><text:span text:style-name="Source_20_Text"><text:span text:style-name="T781">нет</text:span></text:span><text:span text:style-name="T185">.</text:span></text:p>
      <text:h text:style-name="Heading_20_4" text:outline-level="4">Начальное значение</text:h>
      <text:p text:style-name="P140">Ложь.</text:p>
      <text:h text:style-name="Heading_20_4" text:outline-level="4">Преобразование типов</text:h>
      <text:p text:style-name="P134">При приведении логического значения к целому <text:span text:style-name="T408">истина</text:span> соответствует значени<text:span text:style-name="T408">ю</text:span> 1, а ложь — значению 0. При приведении целого к логическому истинным считается любое ненулевое значение.</text:p>
      <text:p text:style-name="P136">При приведении к строке истина <text:span text:style-name="T721">приводится к</text:span> значению "да", а ложь — <text:span text:style-name="T721">к </text:span>значению "<text:span text:style-name="T409">нет". </text:span><text:span text:style-name="T410">При приведении строки к логическому допустимы следующие строковые значения, </text:span><text:span text:style-name="T411">в любом регистре</text:span><text:span text:style-name="T410">:</text:span></text:p>
      <text:p text:style-name="P149">"<text:span text:style-name="T365">1</text:span>", "<text:span text:style-name="T365">y</text:span>", "<text:span text:style-name="T365">yes</text:span>", "<text:span text:style-name="T365">t</text:span>", "<text:span text:style-name="T365">true</text:span>", "<text:span text:style-name="T365">д</text:span>", "<text:span text:style-name="T365">да</text:span>", "<text:span text:style-name="T365">и</text:span>", "<text:span text:style-name="T365">истина</text:span>" // <text:span text:style-name="T366">истина</text:span></text:p>
      <text:p text:style-name="P137">"<text:span text:style-name="T365">0</text:span>", "<text:span text:style-name="T365">n</text:span>", "<text:span text:style-name="T365">no</text:span>", "<text:span text:style-name="T365">f</text:span>", "<text:span text:style-name="T365">false</text:span>", "<text:span text:style-name="T365">н</text:span>", "<text:span text:style-name="T365">нет</text:span>", "<text:span text:style-name="T365">л</text:span>", "<text:span text:style-name="T365">ложь</text:span>" <text:s/>// <text:span text:style-name="T366">ложь</text:span></text:p>
      <text:p text:style-name="P272">Любые другие строковые значения вызовут исключение <text:span text:style-name="Source_20_Text"><text:span text:style-name="T769">ОшибкаКонвертации</text:span></text:span>.</text:p>
      <text:h text:style-name="P752" text:outline-level="3">Объект</text:h>
      <text:p text:style-name="P261">Переменная типа <text:span text:style-name="Source_20_Text"><text:span text:style-name="T782">объект</text:span></text:span><text:span text:style-name="T653"> содержит дескриптор встроенного объекта Клаус</text:span><text:span text:style-name="T1919">а</text:span><text:span text:style-name="T653"> — например, </text:span><text:span text:style-name="T713">открытого </text:span><text:span text:style-name="T653">файла, окна и др. подобных объектов</text:span>. <text:span text:style-name="T653">Такие объекты создаются и уничтожаются вызовами функций встроенной библиотеки. </text:span><text:span text:style-name="T713">Переменной типа </text:span><text:span text:style-name="Source_20_Text"><text:span text:style-name="T783">объект</text:span></text:span><text:span text:style-name="T713"> можно присвоить значение</text:span><text:span text:style-name="T655"> </text:span><text:span text:style-name="Source_20_Text"><text:span text:style-name="T784">пусто</text:span></text:span><text:span text:style-name="T655">, </text:span><text:span text:style-name="T713">либо непустое значение, возвращаемое функцией</text:span><text:span text:style-name="T653">. </text:span><text:span text:style-name="T713">Кроме того, переменны</text:span><text:span text:style-name="T714">м</text:span><text:span text:style-name="T713"> типа </text:span><text:span text:style-name="Source_20_Text"><text:span text:style-name="T783">объект</text:span></text:span><text:span text:style-name="T713"> можно присваивать </text:span><text:span text:style-name="T714">значения</text:span><text:span text:style-name="T713"> други</text:span><text:span text:style-name="T714">х</text:span><text:span text:style-name="T713"> переменны</text:span><text:span text:style-name="T714">х</text:span><text:span text:style-name="T713"> этого же типа.</text:span></text:p>
      <text:p text:style-name="P262"><text:span text:style-name="T715">Значение типа </text:span><text:span text:style-name="Source_20_Text"><text:span text:style-name="T785">объект</text:span></text:span><text:span text:style-name="T715"> имеет смысл только в пределах сеанса выполнения программы. Поэтому такие значения нельзя прочесть из файла, ввести с клавиатуры или получить любым другим способом, кроме вызова процедуры или функции, создающей объект.</text:span><text:span text:style-name="T653"> </text:span></text:p>
      <text:p text:style-name="P273">Объекты, созданные при выполнении программы, должны быть уничтожены перед её завершением, иначе при завершении программы возникнет исключение <text:span text:style-name="Source_20_Text"><text:span text:style-name="T769">ОшибкаВыполнения</text:span></text:span>. <text:span text:style-name="T654">Например, каждый открытый файл должен быть закрыт, каждое созданное окно уничтожено, и т. п.</text:span></text:p>
      <text:p text:style-name="P273"><text:span text:style-name="T21">Внимание!</text:span><text:span text:style-name="T1495"> </text:span><text:span text:style-name="T669">Присваивание переменной типа </text:span><text:span text:style-name="Source_20_Text"><text:span text:style-name="T786">объект</text:span></text:span><text:span text:style-name="T669"> значения </text:span><text:span text:style-name="Source_20_Text"><text:span text:style-name="T786">пусто</text:span></text:span><text:span text:style-name="T669"> не уничтожает объект. Для уничтожения объектов нужно вызывать соответствующие функции встроенной библиотеки.</text:span></text:p>
      <text:p text:style-name="P281">Физически <text:span text:style-name="T169">объект</text:span> представляет собой 32-битное целое число <text:span text:style-name="T718">со знаком</text:span>, которое является индексом во внутреннем списке объектов Клаус<text:span text:style-name="T1920">а</text:span>. Значение <text:span text:style-name="Source_20_Text"><text:span text:style-name="T769">пусто</text:span></text:span> соответствует <text:span text:style-name="T657">нулевому </text:span><text:span text:style-name="T656">целочисленному значению, </text:span><text:span text:style-name="T718">отрицательные значения не применяются</text:span>.</text:p>
      <text:p text:style-name="P282">При уничтожении объектов их <text:span text:style-name="T717">целочисленные </text:span>дескрипторы<text:span text:style-name="T717"> </text:span>высвобождаются и <text:span text:style-name="T658">могут быть (и, скорее всего, сразу же будут) использованы повторно при создании других объектов. </text:span><text:span text:style-name="T659">Если программист присвоил значение одного и того же </text:span><text:span text:style-name="T716">объекта</text:span><text:span text:style-name="T659"> нескольким переменным, то его ответственностью является обнуление всех этих переменных при уничтожении объекта.</text:span></text:p>
      <text:h text:style-name="P838" text:outline-level="4">Синтаксис</text:h>
      <text:p text:style-name="P271">переменн<text:span text:style-name="T640">ые</text:span><text:line-break/> <text:s text:c="3"/><text:span text:style-name="T737">п</text:span>1: <text:span text:style-name="T652">объект</text:span>;<text:line-break/> <text:s text:c="3"/><text:span text:style-name="T737">п</text:span>2: массив <text:span text:style-name="T652">объектов</text:span>;</text:p>
      <text:p text:style-name="P261"><text:span text:style-name="T185">Ключевые слова </text:span><text:span text:style-name="Source_20_Text"><text:span text:style-name="T787">объект</text:span></text:span><text:span text:style-name="T185"> и </text:span><text:span text:style-name="Source_20_Text"><text:span text:style-name="T787">объектов</text:span></text:span><text:span text:style-name="T185"> полностью эквивалентны и взаимозаменяемы.</text:span></text:p>
      <text:h text:style-name="P842" text:outline-level="4"><text:soft-page-break/>Формат литерала</text:h>
      <text:p text:style-name="P261"><text:span text:style-name="T407">В качестве литерал</text:span><text:span text:style-name="T660">а</text:span><text:span text:style-name="T407"> в исходном коде применя</text:span><text:span text:style-name="T660">е</text:span><text:span text:style-name="T407">тся ключев</text:span><text:span text:style-name="T660">ое</text:span><text:span text:style-name="T407"> слов</text:span><text:span text:style-name="T660">о</text:span><text:span text:style-name="T407"> </text:span><text:span text:style-name="Source_20_Text"><text:span text:style-name="T788">пусто</text:span></text:span><text:span text:style-name="T185">. </text:span><text:span text:style-name="T186">Иные значения дескриптора объекта не могут быть указаны буквально.</text:span></text:p>
      <text:h text:style-name="P843" text:outline-level="4">Начальное значение</text:h>
      <text:p text:style-name="P141"><text:span text:style-name="T661">Пусто</text:span>.</text:p>
      <text:h text:style-name="P843" text:outline-level="4">Преобразование типов</text:h>
      <text:p text:style-name="P274">Приведение других типов к типу <text:span text:style-name="Source_20_Text"><text:span text:style-name="T769">объект</text:span></text:span> не допускается.</text:p>
      <text:p text:style-name="P135">П<text:span text:style-name="T665">риведени</text:span><text:span text:style-name="T666">е</text:span><text:span text:style-name="T665"> </text:span><text:span text:style-name="T667">значения</text:span><text:span text:style-name="T664"> типа </text:span><text:span text:style-name="Source_20_Text"><text:span text:style-name="T789">объект</text:span></text:span> к целому <text:span text:style-name="T663">возвращает физическое значение </text:span><text:span text:style-name="T667">дескриптора</text:span><text:span text:style-name="T664"> </text:span><text:span text:style-name="T663">— 32-битное целое </text:span><text:span text:style-name="T719">число</text:span>. <text:span text:style-name="T663">Значение </text:span><text:span text:style-name="Source_20_Text"><text:span text:style-name="T789">пусто</text:span></text:span><text:span text:style-name="T663"> </text:span><text:span text:style-name="T668">приводится к</text:span><text:span text:style-name="T663"> нулю.</text:span></text:p>
      <text:p text:style-name="P492"><text:span text:style-name="T664">При приведении </text:span><text:span text:style-name="T670">объекта </text:span><text:span text:style-name="T664">к строке возвращается строковое представление </text:span><text:span text:style-name="T720">численного значения </text:span><text:span text:style-name="T667">дескриптора </text:span><text:span text:style-name="T720">в 16-ричном формате</text:span><text:span text:style-name="T664">.</text:span></text:p>
      <text:h text:style-name="P737" text:outline-level="2"><text:span text:style-name="T631">Составные</text:span> типы</text:h>
      <text:h text:style-name="Heading_20_3" text:outline-level="3">Массив</text:h>
      <text:p text:style-name="P237">Переменная типа <text:span text:style-name="Source_20_Text"><text:span text:style-name="T769">массив</text:span></text:span> содержит несколько однотипных значений, каждому из которых соответствует целочисленный индекс. Первый элемент массива имеет индекс 0, последний элемент — индекс на единицу меньший, чем длина массива. Индексы в массиве следуют один за другим, без пропусков. <text:span text:style-name="T632">Элементы массива могут иметь любой тип — простой или составной.</text:span></text:p>
      <text:h text:style-name="P844" text:outline-level="4">Синтаксис</text:h>
      <text:p text:style-name="P240">Определение массивного типа состоит из ключевого слова <text:span text:style-name="Source_20_Text"><text:span text:style-name="T769">массив</text:span></text:span> и следующего за ним определения типа элемента массива. <text:span text:style-name="T633">Для определения многомерн</text:span><text:span text:style-name="T634">ых</text:span><text:span text:style-name="T633"> массив</text:span><text:span text:style-name="T634">ов</text:span><text:span text:style-name="T633"> можно использовать разные формы ключевого слова: </text:span><text:span text:style-name="Source_20_Text"><text:span text:style-name="T790">массив</text:span></text:span><text:span text:style-name="T12"> </text:span><text:span text:style-name="Source_20_Text"><text:span text:style-name="T790">массивов</text:span></text:span><text:span text:style-name="T633">, </text:span><text:span text:style-name="Source_20_Text"><text:span text:style-name="T790">массив</text:span></text:span><text:span text:style-name="T12"> </text:span><text:span text:style-name="Source_20_Text"><text:span text:style-name="T790">массивов</text:span></text:span><text:span text:style-name="T12"> </text:span><text:span text:style-name="Source_20_Text"><text:span text:style-name="T790">массивов</text:span></text:span><text:span text:style-name="T633"> и т. п.</text:span></text:p>
      <text:p text:style-name="P267">тип<text:line-break/> <text:s text:c="3"/>тМЦ = массив целых;<text:line-break/> <text:s text:c="3"/><text:span text:style-name="T636">т</text:span><text:span text:style-name="T648">МСД</text:span><text:span text:style-name="T649">кС</text:span><text:span text:style-name="T636"> = массив словарей дробных ключ символ;</text:span><text:line-break/>переменная<text:line-break/> <text:s text:c="3"/><text:span text:style-name="T635">мойМассив: массив массивов </text:span><text:span text:style-name="T637">моментов</text:span><text:span text:style-name="T635">;<text:line-break/> <text:s text:c="3"/>ещёМассив: массив словарей структур<text:line-break/> <text:s text:c="7"/>поле1: символ;<text:line-break/> <text:s text:c="7"/>поле2: строка;</text:span></text:p>
      <text:p text:style-name="Исходный_20_код"><text:s text:c="4"/><text:span text:style-name="T635">окончание ключ строка;</text:span></text:p>
      <text:p text:style-name="P243">Ключевые слова <text:span text:style-name="Source_20_Text"><text:span text:style-name="T769">массив</text:span></text:span> и <text:span text:style-name="Source_20_Text"><text:span text:style-name="T769">массивов</text:span></text:span> полностью эквивалентны и взаимозаменяемы.</text:p>
      <text:p text:style-name="P263"><text:span text:style-name="T650">В исходном коде программы д</text:span>ля обращения к элементу массива <text:span text:style-name="T651">нужно указать </text:span>индекс элемента в квадратных скобках после имени переменной-массива. <text:span text:style-name="T1086">Для работы с массивами и их элементами используются функции </text:span><text:span text:style-name="Source_20_Text"><text:span text:style-name="T1086">длина()</text:span></text:span><text:span text:style-name="T1086">, </text:span><text:span text:style-name="Source_20_Text"><text:span text:style-name="T1086">добавить()</text:span></text:span><text:span text:style-name="T1086">, </text:span><text:span text:style-name="Source_20_Text"><text:span text:style-name="T1086">вставить()</text:span></text:span><text:span text:style-name="T1086">, </text:span><text:span text:style-name="Source_20_Text"><text:span text:style-name="T1086">удалить()</text:span></text:span><text:span text:style-name="T1086"> </text:span><text:span text:style-name="T1087">и конструкции </text:span><text:span text:style-name="Source_20_Text"><text:span text:style-name="T1087">есть()</text:span></text:span><text:span text:style-name="T1087">, </text:span><text:span text:style-name="Source_20_Text"><text:span text:style-name="T1087">нету()</text:span></text:span><text:span text:style-name="T1087">. </text:span></text:p>
      <text:p text:style-name="P406">переменная<text:line-break/> <text:s text:c="3"/>м1: массив целых;<text:line-break/> <text:s text:c="3"/>м2: массив массивов моментов;<text:line-break/><text:span text:style-name="T647">начало<text:line-break/> <text:s text:c="3"/></text:span><text:span text:style-name="T1094">длина(м1, 1);</text:span><text:span text:style-name="T647"><text:line-break/> <text:s text:c="3"/>м1[0] := 10;<text:line-break/> <text:s text:c="3"/></text:span><text:span text:style-name="T1094">длина(м2, 2);</text:span><text:span text:style-name="T647"><text:line-break/></text:span><text:soft-page-break/><text:span text:style-name="T647"> <text:s text:c="3"/></text:span><text:span text:style-name="T1094">длина(м2[1], 11);</text:span><text:span text:style-name="T647"><text:line-break/> <text:s text:c="3"/>м2[1][10] := `2023-07-06 12:00`;<text:line-break/>окончание.</text:span></text:p>
      <text:h text:style-name="P847" text:outline-level="4">Формат литерала</text:h>
      <text:p text:style-name="P616">Литерал <text:span text:style-name="T1765">массива</text:span> начинается со знака «<text:span text:style-name="Source_20_Text"><text:span text:style-name="T1765">[</text:span></text:span>», за которым следует <text:span text:style-name="T1753">список</text:span> <text:span text:style-name="T1765">элементов массива</text:span> через запятую и завершающий знак «<text:span text:style-name="Source_20_Text"><text:span text:style-name="T1765">]</text:span></text:span>». <text:span text:style-name="T1765">Список элементов содержит выражения, определяющие значения элементов массива</text:span>.</text:p>
      <text:p text:style-name="P624"><text:span text:style-name="T1751">п</text:span>еременная<text:line-break/> <text:s text:c="3"/><text:span text:style-name="T1766">м</text:span><text:span text:style-name="T1751">: </text:span><text:span text:style-name="T1766">массив строк</text:span><text:span text:style-name="T1763">;</text:span><text:span text:style-name="T1751"><text:line-break/></text:span>начало<text:line-break/> <text:s text:c="3"/><text:span text:style-name="T1766">м</text:span><text:span text:style-name="T1751"> := </text:span><text:span text:style-name="T1766">[</text:span><text:span text:style-name="T1751">"</text:span><text:span text:style-name="T1764">Иванов</text:span><text:span text:style-name="T1751">", "</text:span><text:span text:style-name="T1764">Петров</text:span><text:span text:style-name="T1751">", "</text:span><text:span text:style-name="T1764">Сидоров</text:span><text:span text:style-name="T1751">"</text:span><text:span text:style-name="T1766">]</text:span><text:span text:style-name="T1751">;</text:span><text:line-break/>окончание.</text:p>
      <text:p text:style-name="P621">Кроме того, в качестве литерала можно использовать ключевое слово <text:span text:style-name="Source_20_Text">пусто</text:span> — это означает пустой массив.</text:p>
      <text:h text:style-name="Heading_20_4" text:outline-level="4">Начальное значение</text:h>
      <text:p text:style-name="P245">Пустой массив.</text:p>
      <text:h text:style-name="Heading_20_4" text:outline-level="4">Преобразование типов</text:h>
      <text:p text:style-name="P248"><text:span text:style-name="T638">Явное п</text:span>риведение массивов к другим типам данных запрещено.</text:p>
      <text:p text:style-name="P248">Переменной типа <text:span text:style-name="Source_20_Text"><text:span text:style-name="T769">массив</text:span></text:span> можно присвоить значение — массив, состоящий из элементов такого же типа или типа, совместимого по присваиванию. <text:span text:style-name="T639">Например, массиву дробных можно присвоить массив целых, а массиву строк можно присвоить массив символов.</text:span></text:p>
      <text:h text:style-name="P753" text:outline-level="3">Словарь</text:h>
      <text:p text:style-name="P238">Переменная типа <text:span text:style-name="Source_20_Text"><text:span text:style-name="T841">словарь</text:span></text:span> содержит несколько однотипных значений, каждому из которых соответствует <text:span text:style-name="T1073">значение ключа, уникальное в пределах словаря</text:span>. <text:span text:style-name="T1073">Ключи в словаре отсортированы в порядке возрастания. </text:span><text:span text:style-name="T632">Элементы </text:span><text:span text:style-name="T1073">словаря</text:span><text:span text:style-name="T632"> могут иметь любой тип — простой или составной, </text:span><text:span text:style-name="T1076">а </text:span><text:span text:style-name="T1073">ключи — любой из простых типов</text:span><text:span text:style-name="T632">.</text:span></text:p>
      <text:h text:style-name="P845" text:outline-level="4">Синтаксис</text:h>
      <text:p text:style-name="P242">Определение <text:span text:style-name="T1074">словарного</text:span> типа состоит из ключевого слова <text:span text:style-name="Source_20_Text"><text:span text:style-name="T842">словарь</text:span></text:span> и следующего за ним определения типа элемента <text:span text:style-name="T1074">словаря; после этого следует слово </text:span><text:span text:style-name="Source_20_Text"><text:span text:style-name="T1074">ключ</text:span></text:span><text:span text:style-name="T1074"> и </text:span><text:span text:style-name="T1075">ключевое слово, указывающее тип ключа</text:span>. <text:span text:style-name="T1344">Затем, если ключ словаря имеет тип </text:span><text:span text:style-name="Source_20_Text"><text:span text:style-name="T1344">дробное</text:span></text:span><text:span text:style-name="T1344"> или </text:span><text:span text:style-name="Source_20_Text"><text:span text:style-name="T1344">момент</text:span></text:span><text:span text:style-name="T1344">, может следовать ключевое слово </text:span><text:span text:style-name="Source_20_Text"><text:span text:style-name="T1344">точность</text:span></text:span><text:span text:style-name="T1344">, а за ним </text:span><text:span text:style-name="T1394">константное</text:span><text:span text:style-name="T1344"> </text:span><text:span text:style-name="T1350">выражение </text:span><text:span text:style-name="T1394">дробного типа</text:span><text:span text:style-name="T1344">, определяющее точность сравнения ключей.</text:span></text:p>
      <text:p text:style-name="P242"><text:span text:style-name="T1077">Определением типа элемента словаря может служить ключевое слово, идентификатор ранее объявленного типа, либо безымянное определение типа. </text:span><text:span text:style-name="T1345">Определением типа ключа может </text:span><text:span text:style-name="T1346">быть </text:span><text:span text:style-name="T1345">только ключевое слово простого типа данных.</text:span></text:p>
      <text:p text:style-name="P398">тип<text:line-break/> <text:s text:c="3"/>т<text:span text:style-name="T1078">С</text:span>Ц = <text:span text:style-name="T1078">словарь</text:span> целых <text:span text:style-name="T1079">ключ строка</text:span>;<text:line-break/> <text:s text:c="3"/><text:span text:style-name="T636">т</text:span><text:span text:style-name="T1078">СМ</text:span><text:span text:style-name="T648">Д</text:span><text:span text:style-name="T649">кС</text:span><text:span text:style-name="T636"> = словар</text:span><text:span text:style-name="T1078">ь массивов</text:span><text:span text:style-name="T636"> дробных ключ символ;</text:span><text:line-break/>переменная<text:line-break/> <text:s text:c="3"/><text:span text:style-name="T635">мой</text:span><text:span text:style-name="T1079">Словарь</text:span><text:span text:style-name="T635">: </text:span><text:span text:style-name="T1079">словарь</text:span><text:span text:style-name="T635"> </text:span><text:span text:style-name="T637">моментов </text:span><text:span text:style-name="T1079">ключ объект</text:span><text:span text:style-name="T635">;<text:line-break/> <text:s text:c="3"/>ещё</text:span><text:span text:style-name="T1080">Словарь</text:span><text:span text:style-name="T635">: словар</text:span><text:span text:style-name="T1080">ь</text:span><text:span text:style-name="T635"> структур<text:line-break/> <text:s text:c="7"/>поле1: символ;<text:line-break/> <text:s text:c="7"/>поле2: строка;</text:span></text:p>
      <text:p text:style-name="P398"><text:s text:c="4"/><text:span text:style-name="T635">окончание ключ строка;</text:span></text:p>
      <text:p text:style-name="P244">Ключевые слова <text:span text:style-name="Source_20_Text"><text:span text:style-name="T843">словарь</text:span></text:span> и <text:span text:style-name="Source_20_Text"><text:span text:style-name="T843">словарей</text:span></text:span> полностью эквивалентны и взаимозаменяемы.</text:p>
      <text:p text:style-name="P264"><text:soft-page-break/><text:span text:style-name="T650">В исходном коде программы д</text:span>ля обращения к элементу <text:span text:style-name="T1081">словаря</text:span> <text:span text:style-name="T651">нужно указать </text:span><text:span text:style-name="T1081">ключ</text:span> элемента в квадратных скобках после имени переменной-<text:span text:style-name="T1081">словаря</text:span>. <text:span text:style-name="T1086">Для </text:span><text:span text:style-name="T1093">добавления в словарь пары ключ-значение можно использовать инструкцию присваивания. Кроме того, для </text:span><text:span text:style-name="T1086">работы с</text:span><text:span text:style-name="T1093">о</text:span><text:span text:style-name="T1086"> </text:span><text:span text:style-name="T1093">словарями</text:span><text:span text:style-name="T1086"> и их элементами используются функции </text:span><text:span text:style-name="Source_20_Text"><text:span text:style-name="T1086">длина()</text:span></text:span><text:span text:style-name="T1086">, </text:span><text:span text:style-name="Source_20_Text"><text:span text:style-name="T1086">добавить()</text:span></text:span><text:span text:style-name="T1086">, </text:span><text:span text:style-name="Source_20_Text"><text:span text:style-name="T1086">вставить()</text:span></text:span><text:span text:style-name="T1086">, </text:span><text:span text:style-name="Source_20_Text"><text:span text:style-name="T1086">удалить()</text:span></text:span><text:span text:style-name="T1086"> </text:span><text:span text:style-name="T1087">и конструкции </text:span><text:span text:style-name="Source_20_Text"><text:span text:style-name="T1087">есть()</text:span></text:span><text:span text:style-name="T1087">, </text:span><text:span text:style-name="Source_20_Text"><text:span text:style-name="T1087">нету()</text:span></text:span><text:span text:style-name="T1087">.</text:span></text:p>
      <text:p text:style-name="P398">переменная<text:line-break/> <text:s text:c="3"/><text:span text:style-name="T1082">сл</text:span>1: <text:span text:style-name="T1082">словарь</text:span> целых <text:span text:style-name="T1082">ключ </text:span><text:span text:style-name="T1095">символ</text:span>;<text:line-break/> <text:s text:c="3"/><text:span text:style-name="T1082">сл</text:span>2: <text:span text:style-name="T1082">словарь словарей</text:span> моментов <text:span text:style-name="T1082">ключ целое ключ строка</text:span>;<text:line-break/><text:span text:style-name="T647">начало<text:line-break/> <text:s text:c="3"/></text:span><text:span text:style-name="T1082">сл</text:span><text:span text:style-name="T647">1['0'] := 10;<text:line-break/> <text:s text:c="3"/></text:span><text:span text:style-name="T1082">сл</text:span><text:span text:style-name="T647">2["</text:span><text:span text:style-name="T1083">первый</text:span><text:span text:style-name="T647">"][10] := `2023-07-06 12:00`;<text:line-break/>окончание.</text:span></text:p>
      <text:p text:style-name="P495">Для словарей с ключом типа <text:span text:style-name="Source_20_Text">дробное</text:span> или <text:span text:style-name="Source_20_Text">момент</text:span> можно указать точность сравнения ключей. Если указана ненулевая точность, то два ключевых значения будут считаться равными, если модуль их разности <text:span text:style-name="T1371">не превышает</text:span> указанного значения <text:span text:style-name="T1348">точности</text:span>.</text:p>
      <text:p text:style-name="Исходный_20_код">переменная<text:line-break/> <text:s text:c="3"/><text:span text:style-name="T1347">сл: словарь строк ключ дробное точность 0.01;</text:span><text:line-break/>начало<text:line-break/> <text:s text:c="3"/><text:span text:style-name="T1347">сл[0] := "Нуль";<text:line-break/> <text:s text:c="3"/>сл[0.001] := "Снова нуль";<text:line-break/> <text:s text:c="3"/>сл[0.02] := "Две сотых";</text:span><text:line-break/>окончание.</text:p>
      <text:p text:style-name="P497">В приведённом примере в словарь будут добавлены два значения с ключами 0 и 0.02, т. к. ключевое значение 0.001 совпадёт с нулём в пределах указанной точности, <text:span text:style-name="T1349">и строковое значение "Снова нуль" будет присвоено </text:span><text:span text:style-name="T1395">ранее добавленному </text:span><text:span text:style-name="T1349">нулевому ключу</text:span>.</text:p>
      <text:h text:style-name="P848" text:outline-level="4">Формат литерала</text:h>
      <text:p text:style-name="P617">Литерал <text:span text:style-name="T1756">словаря</text:span> начинается со знака «<text:span text:style-name="Source_20_Text">{</text:span>», за которым следует <text:span text:style-name="T1753">список</text:span> <text:span text:style-name="T1756">пар ключ-значение</text:span> через запятую и завершающий знак «<text:span text:style-name="Source_20_Text">}</text:span>». Каждый элемент <text:span text:style-name="T1754">списка</text:span> <text:span text:style-name="T1767">начинается с выражения</text:span><text:span text:style-name="T1756">, определяюще</text:span><text:span text:style-name="T1767">го</text:span><text:span text:style-name="T1756"> значение ключа</text:span>, <text:span text:style-name="T1760">за </text:span><text:span text:style-name="T1767">которым</text:span><text:span text:style-name="T1760"> следует </text:span>знак «<text:span text:style-name="Source_20_Text">:</text:span>» <text:span text:style-name="T1757">и </text:span>выражение, определяющее <text:span text:style-name="T1756">словарное значение, сопоставленное этому ключу</text:span>.</text:p>
      <text:p text:style-name="P615"><text:span text:style-name="T1758">Если несколько элементов списка соответствуют одному и тому же значению ключа, то </text:span><text:span text:style-name="T1762">этому ключу</text:span><text:span text:style-name="T1759"> присваивается </text:span><text:span text:style-name="T1758">словарное значение из последнего по порядку элемента</text:span>.</text:p>
      <text:p text:style-name="P625"><text:span text:style-name="T1751">п</text:span>еременная<text:line-break/> <text:s text:c="3"/><text:span text:style-name="T1763">сл</text:span><text:span text:style-name="T1751">: </text:span><text:span text:style-name="T1763">словарь </text:span><text:span text:style-name="T1764">целых</text:span><text:span text:style-name="T1763"> ключ строка;</text:span><text:span text:style-name="T1751"><text:line-break/></text:span>начало<text:line-break/> <text:s text:c="3"/><text:span text:style-name="T1764">сл</text:span><text:span text:style-name="T1751"> := {<text:line-break/> <text:s text:c="7"/>"</text:span><text:span text:style-name="T1764">Иванов</text:span><text:span text:style-name="T1751">": </text:span><text:span text:style-name="T1764">150</text:span><text:span text:style-name="T1751">,<text:line-break/> <text:s text:c="7"/>"</text:span><text:span text:style-name="T1764">Петров</text:span><text:span text:style-name="T1751">": </text:span><text:span text:style-name="T1764">200</text:span><text:span text:style-name="T1751">,<text:line-break/> <text:s text:c="7"/>"</text:span><text:span text:style-name="T1764">Сидоров</text:span><text:span text:style-name="T1751">": </text:span><text:span text:style-name="T1764">250</text:span><text:span text:style-name="T1751">};</text:span><text:line-break/>окончание.</text:p>
      <text:p text:style-name="P622">Кроме того, в качестве литерала можно использовать ключевое слово <text:span text:style-name="Source_20_Text">пусто</text:span> — это означает пустой <text:span text:style-name="T1782">словарь</text:span>.</text:p>
      <text:h text:style-name="P849" text:outline-level="4">Начальное значение</text:h>
      <text:p text:style-name="P246">Пустой <text:span text:style-name="T1084">словарь</text:span>.</text:p>
      <text:h text:style-name="P849" text:outline-level="4">Преобразование типов</text:h>
      <text:p text:style-name="P249"><text:span text:style-name="T638">Явное п</text:span>риведение <text:span text:style-name="T1085">словарей</text:span> к другим типам данных запрещено.</text:p>
      <text:p text:style-name="P249"><text:soft-page-break/>Переменной типа <text:span text:style-name="Source_20_Text"><text:span text:style-name="T844">словарь</text:span></text:span> можно присвоить значение — <text:span text:style-name="T1085">словарь</text:span>, состоящий из элементов такого же типа или типа, совместимого по присваиванию, <text:span text:style-name="T1096">при условии точного совпадения типов ключей</text:span>. <text:span text:style-name="T639">Например, </text:span><text:span text:style-name="T1085">словарю</text:span><text:span text:style-name="T639"> дробных можно присвоить </text:span><text:span text:style-name="T1085">словарь</text:span><text:span text:style-name="T639"> целых, а </text:span><text:span text:style-name="T1085">словарю</text:span><text:span text:style-name="T639"> строк можно присвоить </text:span><text:span text:style-name="T1085">словарь</text:span><text:span text:style-name="T639"> символов.</text:span></text:p>
      <text:h text:style-name="P754" text:outline-level="3">Структура</text:h>
      <text:p text:style-name="P239">Переменная типа <text:span text:style-name="Source_20_Text"><text:span text:style-name="T845">структура</text:span></text:span> содержит <text:span text:style-name="T1098">одно или несколько</text:span> <text:span text:style-name="T1098">именованных</text:span> значений <text:span text:style-name="T1098">различных типов, называемых полями структуры; значением структурной переменной является совокупность значений всех её полей. </text:span><text:span text:style-name="T1099">Имена полей должны быть уникальны в пределах структуры. Определение структуры является статическим, т. е. состав её полей не может быть изменён в процессе выполнения программы.</text:span></text:p>
      <text:h text:style-name="P846" text:outline-level="4">Синтаксис</text:h>
      <text:p text:style-name="P241">Определение <text:span text:style-name="T1099">структурного</text:span> типа <text:span text:style-name="T1099">начинается ключевым словом</text:span> <text:span text:style-name="Source_20_Text"><text:span text:style-name="T846">структура</text:span></text:span> и <text:span text:style-name="T1099">заканчивается ключевым словом </text:span><text:span text:style-name="Source_20_Text"><text:span text:style-name="T1104">окончание</text:span></text:span><text:span text:style-name="T1099">, между которыми располагаются определения полей структуры</text:span>. <text:span text:style-name="T1099">Определения полей </text:span><text:span text:style-name="T1100">синтаксически идентичны определениям переменных, с той оговоркой, что для полей структур не могут быть указаны начальные значения</text:span><text:span text:style-name="T1077">.</text:span></text:p>
      <text:p text:style-name="P402">Типы полей структур могут быть простыми или составными; при объявлении полей допускаются безымянные определения типов, в т.ч. определения вложенных структур. Имена полей вложенной структуры должны быть уникальны в её пределах, но могут совпадать с именами полей объемлющей структуры.</text:p>
      <text:p text:style-name="P403">Ключевые слова <text:span text:style-name="Source_20_Text">структура</text:span> и <text:span text:style-name="Source_20_Text">структур</text:span> полностью эквивалентны и взаимозаменяемы.</text:p>
      <text:p text:style-name="P399">тип<text:line-break/> <text:s text:c="3"/>т<text:span text:style-name="T1100">Стр</text:span> = <text:span text:style-name="T1100">структура<text:line-break/> <text:s text:c="7"/>п1: целое;<text:line-break/> <text:s text:c="7"/>п2, п3: дробное;<text:line-break/> <text:s text:c="7"/>п4: массив строк;<text:line-break/> <text:s text:c="7"/>п5: структура<text:line-break/> <text:s text:c="11"/>п1: символ;<text:line-break/> <text:s text:c="11"/>п2: </text:span><text:span text:style-name="T1101">словарь объектов ключ строка</text:span><text:span text:style-name="T1100">;<text:line-break/> <text:s text:c="7"/>конец;<text:line-break/> <text:s text:c="3"/>окончание</text:span>;<text:line-break/>переменная<text:line-break/> <text:s text:c="3"/><text:span text:style-name="T1102">точка</text:span><text:span text:style-name="T635">: </text:span><text:span text:style-name="T1102">структура<text:line-break/> <text:s text:c="7"/></text:span><text:span text:style-name="T1985">г</text:span><text:span text:style-name="T1102">, </text:span><text:span text:style-name="T1985">в</text:span><text:span text:style-name="T1102">: целое</text:span><text:span text:style-name="T635">;<text:line-break/> <text:s text:c="3"/></text:span><text:span text:style-name="T1102">конец;<text:line-break/> <text:s text:c="3"/>люди: массив структур<text:line-break/> <text:s text:c="7"/>фамилия, </text:span><text:span text:style-name="T1108">имя, отчество</text:span><text:span text:style-name="T1102">: строка;<text:line-break/> <text:s text:c="7"/></text:span><text:span text:style-name="T1108">ДР</text:span><text:span text:style-name="T1102">: </text:span><text:span text:style-name="T1108">момент</text:span><text:span text:style-name="T1102">;<text:line-break/> <text:s text:c="3"/>конец;</text:span></text:p>
      <text:p text:style-name="P265"><text:span text:style-name="T650">В исходном коде программы д</text:span>ля обращения к <text:span text:style-name="T1103">полю структуры</text:span> <text:span text:style-name="T651">нужно указать </text:span><text:span text:style-name="T1105">имя поля, отделив его от имени переменной знаком «</text:span><text:span text:style-name="Source_20_Text"><text:span text:style-name="T1105">.</text:span></text:span><text:span text:style-name="T1105">»</text:span><text:span text:style-name="T1087">. </text:span><text:span text:style-name="T1107">Аналогичным образом можно обращаться к полям вложенных структур.</text:span></text:p>
      <text:p text:style-name="P399">переменная<text:line-break/> <text:s text:c="3"/><text:span text:style-name="T1082">с</text:span><text:span text:style-name="T1105">тр</text:span>: <text:span text:style-name="T1105">структура<text:line-break/> <text:s text:c="7"/>п1: строка;<text:line-break/> <text:s text:c="7"/>п2: структура<text:line-break/> <text:s text:c="11"/>п1, п2: целое;<text:line-break/> <text:s text:c="7"/>конец;<text:line-break/> <text:s text:c="3"/>окончание</text:span>;<text:line-break/><text:span text:style-name="T647">начало<text:line-break/> <text:s text:c="3"/></text:span><text:span text:style-name="T1105">стр.п1 := "значение"</text:span><text:span text:style-name="T647">;<text:line-break/> <text:s text:c="3"/></text:span><text:span text:style-name="T1105">стр.п2.п1 := 10</text:span><text:span text:style-name="T647">;<text:line-break/>окончание.</text:span></text:p>
      <text:h text:style-name="P850" text:outline-level="4"><text:soft-page-break/>Формат литерала</text:h>
      <text:p text:style-name="P618">Литерал структуры начинается со знака «<text:span text:style-name="Source_20_Text">{</text:span>», за которым следует <text:span text:style-name="T1753">список</text:span> значений полей через запятую и завершающий знак «<text:span text:style-name="Source_20_Text">}</text:span>». Каждый элемент <text:span text:style-name="T1754">списка</text:span> <text:span text:style-name="T1768">начинается с имени</text:span> поля, <text:span text:style-name="T1761">за </text:span><text:span text:style-name="T1768">которым</text:span><text:span text:style-name="T1761"> следует</text:span> знак «<text:span text:style-name="Source_20_Text"><text:span text:style-name="T1752">=</text:span></text:span>» и выражение, определяющее значение этого поля.</text:p>
      <text:p text:style-name="P614">Литерал не обязательно должен содержать все поля структуры; если поле отсутствует в <text:span text:style-name="T1755">списке</text:span>, оно получит нулевое начальное значение. Однако, каждое поле должно должно быть упомянуто <text:span text:style-name="T1769">в списке </text:span>не более одного раза.</text:p>
      <text:p text:style-name="P696"><text:span text:style-name="T1988">п</text:span><text:span text:style-name="T1987">рограмма Пример;</text:span><text:span text:style-name="T1986"><text:line-break/>тип</text:span><text:span text:style-name="T1989">ы</text:span><text:span text:style-name="T1751"><text:line-break/> <text:s text:c="3"/>Точка = структура<text:line-break/></text:span><text:span text:style-name="T1822"> <text:s text:c="7"/>г, в: целое;<text:line-break/> <text:s text:c="3"/>окончание;<text:line-break/> <text:s text:c="3"/></text:span><text:span text:style-name="T1989">Размер = Точка;</text:span><text:span text:style-name="T1822"><text:line-break/></text:span><text:span text:style-name="T1751">п</text:span>еременная<text:line-break/> <text:s text:c="3"/><text:span text:style-name="T1751">фигура: структура<text:line-break/> <text:s text:c="7"/>вид: строка;<text:line-break/> <text:s text:c="7"/>цвет: целое;<text:line-break/> <text:s text:c="7"/></text:span><text:span text:style-name="T1991">поз</text:span><text:span text:style-name="T1751">: Точка;<text:line-break/> <text:s text:c="7"/></text:span><text:span text:style-name="T1991">р</text:span><text:span text:style-name="T1992">а</text:span><text:span text:style-name="T1991">зм</text:span><text:span text:style-name="T1751">: Размер;<text:line-break/> <text:s text:c="3"/>окончание;</text:span><text:line-break/>начало<text:line-break/> <text:s text:c="3"/><text:span text:style-name="T1751">фигура := {<text:line-break/> <text:s text:c="7"/>вид </text:span><text:span text:style-name="T1752">=</text:span><text:span text:style-name="T1751"> "эллипс",<text:line-break/> <text:s text:c="7"/>цвет </text:span><text:span text:style-name="T1752">=</text:span><text:span text:style-name="T1751"> $FFFFFF,<text:line-break/> <text:s text:c="7"/></text:span><text:span text:style-name="T1991">поз</text:span><text:span text:style-name="T1751"> </text:span><text:span text:style-name="T1752">=</text:span><text:span text:style-name="T1751"> {г </text:span><text:span text:style-name="T1752">=</text:span><text:span text:style-name="T1751"> 10, в </text:span><text:span text:style-name="T1752">=</text:span><text:span text:style-name="T1751"> 20},<text:line-break/> <text:s text:c="7"/></text:span><text:span text:style-name="T1991">р</text:span><text:span text:style-name="T1992">а</text:span><text:span text:style-name="T1991">зм</text:span><text:span text:style-name="T1751"> </text:span><text:span text:style-name="T1752">=</text:span><text:span text:style-name="T1751"> {г </text:span><text:span text:style-name="T1752">=</text:span><text:span text:style-name="T1751"> 50, в </text:span><text:span text:style-name="T1752">=</text:span><text:span text:style-name="T1751"> 50}<text:line-break/> <text:s text:c="3"/>};</text:span><text:line-break/>окончание.</text:p>
      <text:p text:style-name="P623">Кроме того, в качестве литерала <text:span text:style-name="T1990">структуры </text:span>можно использовать ключевое слово <text:span text:style-name="Source_20_Text">пусто</text:span> — <text:span text:style-name="T1783">в этом случае все поля структуры будут иметь нулевые начальные значения</text:span>.</text:p>
      <text:h text:style-name="P851" text:outline-level="4">Начальное значение</text:h>
      <text:p text:style-name="P247"><text:span text:style-name="T1105">Все поля структуры имеют начальные значения, </text:span><text:span text:style-name="T1106">соответствующие их типам</text:span>.</text:p>
      <text:h text:style-name="P851" text:outline-level="4">Преобразование типов</text:h>
      <text:p text:style-name="P250"><text:span text:style-name="T638">Явное п</text:span>риведение <text:span text:style-name="T1106">структур</text:span> к другим типам данных запрещено.</text:p>
      <text:p text:style-name="Text_20_body"><text:span text:style-name="T1097">Переменной типа </text:span><text:span text:style-name="Source_20_Text"><text:span text:style-name="T847">структура</text:span></text:span><text:span text:style-name="T1097"> можно присвоить значение — </text:span><text:span text:style-name="T1106">структуру, имеющую точно такое же количество полей с точно такими же именами (без учёта регистра) и типами, совместимыми по присваиванию</text:span><text:span text:style-name="T639">. </text:span><text:span text:style-name="T1106">Например, структуре, имеющей одно строковое поле, можно присвоить структуру, имеющую одно символьное поле с таким же именем.</text:span></text:p>
      <text:h text:style-name="P731" text:outline-level="1">Выражения и операции</text:h>
      <text:p text:style-name="P317">Выражения в Клаусе записываются в инфиксной форме, для группировки операций используются круглые скобки.</text:p>
      <text:p text:style-name="P323"><text:span text:style-name="T927">Операции в выражениях выполняются в порядке </text:span><text:span text:style-name="T731">возрастания</text:span><text:span text:style-name="T927"> приоритета </text:span><text:span text:style-name="T726">(чем меньше приоритет, тем раньше — </text:span><text:span text:style-name="T1109">см. табл. ниже</text:span><text:span text:style-name="T726">)</text:span><text:span text:style-name="T927">. Равноприоритетные операции выполняются по порядку слева направо. </text:span><text:span text:style-name="T728">Д</text:span><text:span text:style-name="T430">ля бинарных операций сначала вычисляется левый, а затем правый операнд</text:span><text:span text:style-name="T927">. Все операнды выражений обязательно вычисляются и все операции над ними выполняются, даже если это излишне для вычисления итогового </text:span><text:span text:style-name="T429">значения</text:span><text:span text:style-name="T927"> выражения.</text:span></text:p>
      <text:p text:style-name="P323"><text:soft-page-break/><text:span text:style-name="T1128">О</text:span>перации <text:span text:style-name="T1128">сложения, вычитания и умножения </text:span>возвращают целый результат, если оба операнда целые. <text:span text:style-name="T57">Е</text:span>сли хотя бы один операнд дробный, то <text:span text:style-name="T58">операция вернёт дробный </text:span>результат. <text:span text:style-name="T1128">Операция деления всегда возвращает дробный результат.</text:span></text:p>
      <text:p text:style-name="P645">Операции целочисленного деления и остатка от деления, <text:span text:style-name="T738">а также побитовые операции</text:span> определены <text:span text:style-name="T61">только</text:span> для цел<text:span text:style-name="T62">очисленных</text:span> операндов и возвращают <text:span text:style-name="T62">целочисленный</text:span> результа<text:span text:style-name="T738">т</text:span>.</text:p>
      <text:p text:style-name="P644">Операции сложения и вычитания определены для целых и дробных чисел, а также моментов. <text:span text:style-name="T1811">Вычитание </text:span><text:span text:style-name="T1815">момента</text:span><text:span text:style-name="T1811"> из </text:span><text:span text:style-name="T1815">числа</text:span><text:span text:style-name="T1811"> запрещено; в остальных случаях сложение и вычитание </text:span><text:span text:style-name="T1812">двух </text:span><text:span text:style-name="T1811">моментов, </text:span><text:span text:style-name="T1814">либо</text:span><text:span text:style-name="T1812"> момента</text:span><text:span text:style-name="T1811"> </text:span><text:span text:style-name="T1813">и числа </text:span><text:span text:style-name="T1811">возвращают момент.</text:span></text:p>
      <text:p text:style-name="P1">Операция соединения определена для символов и строк в люб<text:span text:style-name="T63">ых сочетаниях</text:span> и возвращает строковый результат. <text:span text:style-name="T428">При этом нулевые символы приводятся к пустой строке.</text:span></text:p>
      <text:p text:style-name="P2">Операции сравнения определены для всех простых типов, сравнимых между собой: </text:p>
      <text:list xml:id="list718433079" text:style-name="L9">
        <text:list-item>
          <text:p text:style-name="P900">символы можно сравнивать с символами, но не со строками;</text:p>
        </text:list-item>
        <text:list-item>
          <text:p text:style-name="P901">строки можно сравнивать со строками, но не с символами;</text:p>
        </text:list-item>
        <text:list-item>
          <text:p text:style-name="P899"><text:span text:style-name="T53">целые и дробные числа можно сравнивать </text:span><text:span text:style-name="T59">между собой </text:span><text:span text:style-name="T54">в любых сочетаниях</text:span><text:span text:style-name="T53">;</text:span></text:p>
        </text:list-item>
        <text:list-item>
          <text:p text:style-name="P902">моменты можно сравнивать с моментами;</text:p>
        </text:list-item>
        <text:list-item>
          <text:p text:style-name="P902">логические <text:span text:style-name="T64">значения</text:span> можно сравнивать <text:span text:style-name="T60">между собой:</text:span> <text:span text:style-name="Source_20_Text"><text:span text:style-name="T769">да</text:span></text:span> больше, чем <text:span text:style-name="Source_20_Text"><text:span text:style-name="T769">нет</text:span></text:span>.</text:p>
        </text:list-item>
        <text:list-item>
          <text:p text:style-name="P903">объекты можно сравнивать между собой, но это не имеет иного смысла, кроме возможности создать словарь с ключом типа <text:span text:style-name="Source_20_Text"><text:span text:style-name="T769">объект</text:span></text:span>. <text:span text:style-name="T723">При сравнении объектов значение </text:span><text:span text:style-name="Source_20_Text"><text:span text:style-name="T791">пусто</text:span></text:span><text:span text:style-name="T723"> </text:span><text:span text:style-name="T724">считается</text:span><text:span text:style-name="T723"> наименьшим.</text:span></text:p>
        </text:list-item>
      </text:list>
      <text:p text:style-name="P142">Операции сравнения запрещены для дробных чисел <text:span text:style-name="T725">и моментов</text:span>, имеющих значение <text:span text:style-name="T1">нечисло</text:span>. Если хотя бы один из аргументов операции сравнения является нечислом, возникает исключение <text:span text:style-name="Source_20_Text"><text:span text:style-name="T769">Не</text:span></text:span><text:span text:style-name="Source_20_Text"><text:span text:style-name="T792">верное</text:span></text:span><text:span text:style-name="Source_20_Text"><text:span text:style-name="T769">Число</text:span></text:span>.</text:p>
      <text:p text:style-name="P143">Арифметические операции для нечисел разрешены, но если хотя бы один из аргументов является <text:span text:style-name="T169">нечислом</text:span>, то результатом операции также будет <text:span text:style-name="T1">нечисло</text:span>.</text:p>
      <text:p text:style-name="P286">Значения составных типов — массивы, словари, структуры — не могут быть операндами в выражениях.</text:p>
      <text:h text:style-name="P738" text:outline-level="2">Таблица операций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629">Знак</text:p>
          </table:table-cell>
          <table:table-cell table:style-name="Таблица1.A1" office:value-type="string">
            <text:p text:style-name="P629">Операция</text:p>
          </table:table-cell>
          <table:table-cell table:style-name="Таблица1.A1" office:value-type="string">
            <text:p text:style-name="P629"><text:span text:style-name="T50">О</text:span>перанд<text:span text:style-name="T50">ы</text:span></text:p>
          </table:table-cell>
          <table:table-cell table:style-name="Таблица1.A1" office:value-type="string">
            <text:p text:style-name="P629"><text:span text:style-name="T51">Р</text:span>езультат</text:p>
          </table:table-cell>
          <table:table-cell table:style-name="Таблица1.A1" office:value-type="string">
            <text:p text:style-name="P630">Приоритет</text:p>
          </table:table-cell>
        </table:table-row>
        <table:table-row>
          <table:table-cell table:style-name="Таблица1.A2" office:value-type="string">
            <text:p text:style-name="P636">-</text:p>
          </table:table-cell>
          <table:table-cell table:style-name="Таблица1.A1" office:value-type="string">
            <text:p text:style-name="P631"><text:span text:style-name="T65">У</text:span>нарный минус</text:p>
          </table:table-cell>
          <table:table-cell table:style-name="Таблица1.A1" office:value-type="string">
            <text:p text:style-name="P632">целое, дробное, момент</text:p>
          </table:table-cell>
          <table:table-cell table:style-name="Таблица1.A1" office:value-type="string">
            <text:p text:style-name="P632">целое, дробное, момент</text:p>
          </table:table-cell>
          <table:table-cell table:style-name="Таблица1.A1" office:value-type="string">
            <text:p text:style-name="P634">0</text:p>
          </table:table-cell>
        </table:table-row>
        <table:table-row>
          <table:table-cell table:style-name="Таблица1.A2" office:value-type="string">
            <text:p text:style-name="P636">! <text:span text:style-name="T36">не</text:span></text:p>
          </table:table-cell>
          <table:table-cell table:style-name="Таблица1.A1" office:value-type="string">
            <text:p text:style-name="P631"><text:span text:style-name="T65">У</text:span>нарное отрицание</text:p>
          </table:table-cell>
          <table:table-cell table:style-name="Таблица1.A1" office:value-type="string">
            <text:p text:style-name="P631">логичес<text:span text:style-name="T1807">кое</text:span>, <text:span text:style-name="T727">цел</text:span><text:span text:style-name="T1807">ое</text:span></text:p>
          </table:table-cell>
          <table:table-cell table:style-name="Таблица1.A1" office:value-type="string">
            <text:p text:style-name="P631">логическ<text:span text:style-name="T1807">ое</text:span>, <text:span text:style-name="T727">цел</text:span><text:span text:style-name="T1807">ое</text:span></text:p>
          </table:table-cell>
          <table:table-cell table:style-name="Таблица1.A1" office:value-type="string">
            <text:p text:style-name="P634">0</text:p>
          </table:table-cell>
        </table:table-row>
        <table:table-row>
          <table:table-cell table:style-name="Таблица1.A2" office:value-type="string">
            <text:p text:style-name="P636">^</text:p>
          </table:table-cell>
          <table:table-cell table:style-name="Таблица1.A1" office:value-type="string">
            <text:p text:style-name="P635"><text:span text:style-name="T72">Возведение в с</text:span>тепень</text:p>
          </table:table-cell>
          <table:table-cell table:style-name="Таблица1.A1" office:value-type="string">
            <text:p text:style-name="P637">целое, дробное</text:p>
          </table:table-cell>
          <table:table-cell table:style-name="Таблица1.A1" office:value-type="string">
            <text:p text:style-name="P638">целое, дробное</text:p>
          </table:table-cell>
          <table:table-cell table:style-name="Таблица1.A1" office:value-type="string">
            <text:p text:style-name="P639">1</text:p>
          </table:table-cell>
        </table:table-row>
        <table:table-row>
          <table:table-cell table:style-name="Таблица1.A2" office:value-type="string">
            <text:p text:style-name="P636">*</text:p>
          </table:table-cell>
          <table:table-cell table:style-name="Таблица1.A1" office:value-type="string">
            <text:p text:style-name="P635">Умножение</text:p>
          </table:table-cell>
          <table:table-cell table:style-name="Таблица1.A1" office:value-type="string">
            <text:p text:style-name="P633">целое, дробное</text:p>
          </table:table-cell>
          <table:table-cell table:style-name="Таблица1.A1" office:value-type="string">
            <text:p text:style-name="P633">целое, дробное</text:p>
          </table:table-cell>
          <table:table-cell table:style-name="Таблица1.A1" office:value-type="string">
            <text:p text:style-name="P639">2</text:p>
          </table:table-cell>
        </table:table-row>
        <table:table-row>
          <table:table-cell table:style-name="Таблица1.A2" office:value-type="string">
            <text:p text:style-name="P636">/</text:p>
          </table:table-cell>
          <table:table-cell table:style-name="Таблица1.A1" office:value-type="string">
            <text:p text:style-name="P635">Деление</text:p>
          </table:table-cell>
          <table:table-cell table:style-name="Таблица1.A1" office:value-type="string">
            <text:p text:style-name="P635">числа</text:p>
          </table:table-cell>
          <table:table-cell table:style-name="Таблица1.A1" office:value-type="string">
            <text:p text:style-name="P635">число</text:p>
          </table:table-cell>
          <table:table-cell table:style-name="Таблица1.A1" office:value-type="string">
            <text:p text:style-name="P639">2</text:p>
          </table:table-cell>
        </table:table-row>
        <table:table-row>
          <table:table-cell table:style-name="Таблица1.A2" office:value-type="string">
            <text:p text:style-name="P636">\</text:p>
          </table:table-cell>
          <table:table-cell table:style-name="Таблица1.A1" office:value-type="string">
            <text:p text:style-name="P635">Цело<text:span text:style-name="T52">численное</text:span> деление</text:p>
          </table:table-cell>
          <table:table-cell table:style-name="Таблица1.A1" office:value-type="string">
            <text:p text:style-name="P635">цел<text:span text:style-name="T1808">ое</text:span></text:p>
          </table:table-cell>
          <table:table-cell table:style-name="Таблица1.A1" office:value-type="string">
            <text:p text:style-name="P635">целое</text:p>
          </table:table-cell>
          <table:table-cell table:style-name="Таблица1.A1" office:value-type="string">
            <text:p text:style-name="P639">2</text:p>
          </table:table-cell>
        </table:table-row>
        <table:table-row>
          <table:table-cell table:style-name="Таблица1.A2" office:value-type="string">
            <text:p text:style-name="P636">%</text:p>
          </table:table-cell>
          <table:table-cell table:style-name="Таблица1.A1" office:value-type="string">
            <text:p text:style-name="P635">Остаток <text:span text:style-name="T52">от деления</text:span></text:p>
          </table:table-cell>
          <table:table-cell table:style-name="Таблица1.A1" office:value-type="string">
            <text:p text:style-name="P635">целые</text:p>
          </table:table-cell>
          <table:table-cell table:style-name="Таблица1.A1" office:value-type="string">
            <text:p text:style-name="P635">целое</text:p>
          </table:table-cell>
          <table:table-cell table:style-name="Таблица1.A1" office:value-type="string">
            <text:p text:style-name="P639">2</text:p>
          </table:table-cell>
        </table:table-row>
        <table:table-row>
          <table:table-cell table:style-name="Таблица1.A2" office:value-type="string">
            <text:p text:style-name="P636">+</text:p>
          </table:table-cell>
          <table:table-cell table:style-name="Таблица1.A1" office:value-type="string">
            <text:p text:style-name="P635">Сложение</text:p>
          </table:table-cell>
          <table:table-cell table:style-name="Таблица1.A1" office:value-type="string">
            <text:p text:style-name="P635">числа, <text:span text:style-name="T55">момент</text:span><text:span text:style-name="T1810">ы</text:span></text:p>
          </table:table-cell>
          <table:table-cell table:style-name="Таблица1.A1" office:value-type="string">
            <text:p text:style-name="P635">число, <text:span text:style-name="T56">момент</text:span></text:p>
          </table:table-cell>
          <table:table-cell table:style-name="Таблица1.A1" office:value-type="string">
            <text:p text:style-name="P639">3</text:p>
          </table:table-cell>
        </table:table-row>
        <table:table-row>
          <table:table-cell table:style-name="Таблица1.A2" office:value-type="string">
            <text:p text:style-name="P636">-</text:p>
          </table:table-cell>
          <table:table-cell table:style-name="Таблица1.A1" office:value-type="string">
            <text:p text:style-name="P635">Вычитание</text:p>
          </table:table-cell>
          <table:table-cell table:style-name="Таблица1.A1" office:value-type="string">
            <text:p text:style-name="P635">числа, <text:span text:style-name="T55">момент</text:span><text:span text:style-name="T1810">ы</text:span></text:p>
          </table:table-cell>
          <table:table-cell table:style-name="Таблица1.A1" office:value-type="string">
            <text:p text:style-name="P635">число, <text:span text:style-name="T56">момент</text:span></text:p>
          </table:table-cell>
          <table:table-cell table:style-name="Таблица1.A1" office:value-type="string">
            <text:p text:style-name="P639">3</text:p>
          </table:table-cell>
        </table:table-row>
        <table:table-row>
          <table:table-cell table:style-name="Таблица1.A2" office:value-type="string">
            <text:p text:style-name="P642">&amp;</text:p>
          </table:table-cell>
          <table:table-cell table:style-name="Таблица1.A1" office:value-type="string">
            <text:p text:style-name="P640">Побитовое И</text:p>
          </table:table-cell>
          <table:table-cell table:style-name="Таблица1.A1" office:value-type="string">
            <text:p text:style-name="P640">целые</text:p>
          </table:table-cell>
          <table:table-cell table:style-name="Таблица1.A1" office:value-type="string">
            <text:p text:style-name="P640">целое</text:p>
          </table:table-cell>
          <table:table-cell table:style-name="Таблица1.A1" office:value-type="string">
            <text:p text:style-name="P641">4</text:p>
          </table:table-cell>
        </table:table-row>
        <table:table-row>
          <table:table-cell table:style-name="Таблица1.A2" office:value-type="string">
            <text:p text:style-name="P642">|</text:p>
          </table:table-cell>
          <table:table-cell table:style-name="Таблица1.A1" office:value-type="string">
            <text:p text:style-name="P640">Побитовое ИЛИ</text:p>
          </table:table-cell>
          <table:table-cell table:style-name="Таблица1.A1" office:value-type="string">
            <text:p text:style-name="P640">целые</text:p>
          </table:table-cell>
          <table:table-cell table:style-name="Таблица1.A1" office:value-type="string">
            <text:p text:style-name="P640">целое</text:p>
          </table:table-cell>
          <table:table-cell table:style-name="Таблица1.A1" office:value-type="string">
            <text:p text:style-name="P641">5</text:p>
          </table:table-cell>
        </table:table-row>
        <table:table-row>
          <table:table-cell table:style-name="Таблица1.A2" office:value-type="string">
            <text:p text:style-name="P642">~</text:p>
          </table:table-cell>
          <table:table-cell table:style-name="Таблица1.A1" office:value-type="string">
            <text:p text:style-name="P640">Побитовое <text:span text:style-name="T1809">ЛИБО</text:span></text:p>
          </table:table-cell>
          <table:table-cell table:style-name="Таблица1.A1" office:value-type="string">
            <text:p text:style-name="P640">целые</text:p>
          </table:table-cell>
          <table:table-cell table:style-name="Таблица1.A1" office:value-type="string">
            <text:p text:style-name="P640">целое</text:p>
          </table:table-cell>
          <table:table-cell table:style-name="Таблица1.A1" office:value-type="string">
            <text:p text:style-name="P641">5</text:p>
          </table:table-cell>
        </table:table-row>
        <table:table-row>
          <table:table-cell table:style-name="Таблица1.A2" office:value-type="string">
            <text:p text:style-name="P636">++</text:p>
          </table:table-cell>
          <table:table-cell table:style-name="Таблица1.A1" office:value-type="string">
            <text:p text:style-name="P635">Соединение</text:p>
          </table:table-cell>
          <table:table-cell table:style-name="Таблица1.A1" office:value-type="string">
            <text:p text:style-name="P635">строки, символы</text:p>
          </table:table-cell>
          <table:table-cell table:style-name="Таблица1.A1" office:value-type="string">
            <text:p text:style-name="P635">строка</text:p>
          </table:table-cell>
          <table:table-cell table:style-name="Таблица1.A1" office:value-type="string">
            <text:p text:style-name="P641">6</text:p>
          </table:table-cell>
        </table:table-row>
        <table:table-row>
          <table:table-cell table:style-name="Таблица1.A2" office:value-type="string">
            <text:p text:style-name="P636">=</text:p>
          </table:table-cell>
          <table:table-cell table:style-name="Таблица1.A1" office:value-type="string">
            <text:p text:style-name="P635">Равно</text:p>
          </table:table-cell>
          <table:table-cell table:style-name="Таблица1.A1" office:value-type="string">
            <text:p text:style-name="P635">простые</text:p>
          </table:table-cell>
          <table:table-cell table:style-name="Таблица1.A1" office:value-type="string">
            <text:p text:style-name="P635">логический</text:p>
          </table:table-cell>
          <table:table-cell table:style-name="Таблица1.A1" office:value-type="string">
            <text:p text:style-name="P641">7</text:p>
          </table:table-cell>
        </table:table-row>
        <table:table-row>
          <table:table-cell table:style-name="Таблица1.A2" office:value-type="string">
            <text:p text:style-name="P636">&lt;&gt;</text:p>
          </table:table-cell>
          <table:table-cell table:style-name="Таблица1.A1" office:value-type="string">
            <text:p text:style-name="P635">Не равно</text:p>
          </table:table-cell>
          <table:table-cell table:style-name="Таблица1.A1" office:value-type="string">
            <text:p text:style-name="P635">простые</text:p>
          </table:table-cell>
          <table:table-cell table:style-name="Таблица1.A1" office:value-type="string">
            <text:p text:style-name="P635">логический</text:p>
          </table:table-cell>
          <table:table-cell table:style-name="Таблица1.A1" office:value-type="string">
            <text:p text:style-name="P641">7</text:p>
          </table:table-cell>
        </table:table-row>
        <table:table-row>
          <table:table-cell table:style-name="Таблица1.A2" office:value-type="string">
            <text:p text:style-name="P636">&gt;</text:p>
          </table:table-cell>
          <table:table-cell table:style-name="Таблица1.A1" office:value-type="string">
            <text:p text:style-name="P635">Больше</text:p>
          </table:table-cell>
          <table:table-cell table:style-name="Таблица1.A1" office:value-type="string">
            <text:p text:style-name="P635">простые</text:p>
          </table:table-cell>
          <table:table-cell table:style-name="Таблица1.A1" office:value-type="string">
            <text:p text:style-name="P635">логический</text:p>
          </table:table-cell>
          <table:table-cell table:style-name="Таблица1.A1" office:value-type="string">
            <text:p text:style-name="P641">7</text:p>
          </table:table-cell>
        </table:table-row>
        <table:table-row>
          <table:table-cell table:style-name="Таблица1.A2" office:value-type="string">
            <text:p text:style-name="P636">&lt;</text:p>
          </table:table-cell>
          <table:table-cell table:style-name="Таблица1.A1" office:value-type="string">
            <text:p text:style-name="P635">Меньше</text:p>
          </table:table-cell>
          <table:table-cell table:style-name="Таблица1.A1" office:value-type="string">
            <text:p text:style-name="P635">простые</text:p>
          </table:table-cell>
          <table:table-cell table:style-name="Таблица1.A1" office:value-type="string">
            <text:p text:style-name="P635">логический</text:p>
          </table:table-cell>
          <table:table-cell table:style-name="Таблица1.A1" office:value-type="string">
            <text:p text:style-name="P641">7</text:p>
          </table:table-cell>
        </table:table-row>
        <table:table-row>
          <table:table-cell table:style-name="Таблица1.A2" office:value-type="string">
            <text:p text:style-name="P636">&gt;=</text:p>
          </table:table-cell>
          <table:table-cell table:style-name="Таблица1.A1" office:value-type="string">
            <text:p text:style-name="P643">Больше или равно</text:p>
          </table:table-cell>
          <table:table-cell table:style-name="Таблица1.A1" office:value-type="string">
            <text:p text:style-name="P635">простые</text:p>
          </table:table-cell>
          <table:table-cell table:style-name="Таблица1.A1" office:value-type="string">
            <text:p text:style-name="P635">логический</text:p>
          </table:table-cell>
          <table:table-cell table:style-name="Таблица1.A1" office:value-type="string">
            <text:p text:style-name="P641">7</text:p>
          </table:table-cell>
        </table:table-row>
        <table:table-row>
          <table:table-cell table:style-name="Таблица1.A2" office:value-type="string">
            <text:p text:style-name="P636">&lt;=</text:p>
          </table:table-cell>
          <table:table-cell table:style-name="Таблица1.A1" office:value-type="string">
            <text:p text:style-name="P643">Меньше или равно</text:p>
          </table:table-cell>
          <table:table-cell table:style-name="Таблица1.A1" office:value-type="string">
            <text:p text:style-name="P635">простые</text:p>
          </table:table-cell>
          <table:table-cell table:style-name="Таблица1.A1" office:value-type="string">
            <text:p text:style-name="P635">логический</text:p>
          </table:table-cell>
          <table:table-cell table:style-name="Таблица1.A1" office:value-type="string">
            <text:p text:style-name="P641">7</text:p>
          </table:table-cell>
        </table:table-row>
        <table:table-row>
          <table:table-cell table:style-name="Таблица1.A2" office:value-type="string">
            <text:p text:style-name="P636">&amp;&amp; <text:span text:style-name="T36">и</text:span></text:p>
          </table:table-cell>
          <table:table-cell table:style-name="Таблица1.A1" office:value-type="string">
            <text:p text:style-name="P635"><text:span text:style-name="T730">Логическое </text:span>И</text:p>
          </table:table-cell>
          <table:table-cell table:style-name="Таблица1.A1" office:value-type="string">
            <text:p text:style-name="P635">логические</text:p>
          </table:table-cell>
          <table:table-cell table:style-name="Таблица1.A1" office:value-type="string">
            <text:p text:style-name="P635">логический</text:p>
          </table:table-cell>
          <table:table-cell table:style-name="Таблица1.A1" office:value-type="string">
            <text:p text:style-name="P641">8</text:p>
          </table:table-cell>
        </table:table-row>
        <table:table-row>
          <table:table-cell table:style-name="Таблица1.A2" office:value-type="string">
            <text:p text:style-name="P636">|| <text:span text:style-name="T36">или</text:span></text:p>
          </table:table-cell>
          <table:table-cell table:style-name="Таблица1.A1" office:value-type="string">
            <text:p text:style-name="P635"><text:span text:style-name="T730">Логическое </text:span>И<text:span text:style-name="T50">ЛИ</text:span></text:p>
          </table:table-cell>
          <table:table-cell table:style-name="Таблица1.A1" office:value-type="string">
            <text:p text:style-name="P635">логические</text:p>
          </table:table-cell>
          <table:table-cell table:style-name="Таблица1.A1" office:value-type="string">
            <text:p text:style-name="P635">логический</text:p>
          </table:table-cell>
          <table:table-cell table:style-name="Таблица1.A1" office:value-type="string">
            <text:p text:style-name="P641">9</text:p>
          </table:table-cell>
        </table:table-row>
        <table:table-row table:style-name="Таблица1.23">
          <table:table-cell table:style-name="Таблица1.A2" office:value-type="string">
            <text:p text:style-name="P636">~<text:span text:style-name="T732">~ </text:span><text:span text:style-name="T36">либо</text:span></text:p>
          </table:table-cell>
          <table:table-cell table:style-name="Таблица1.A1" office:value-type="string">
            <text:p text:style-name="P635"><text:span text:style-name="T730">Логическое </text:span><text:span text:style-name="T1809">ЛИБО</text:span></text:p>
          </table:table-cell>
          <table:table-cell table:style-name="Таблица1.A1" office:value-type="string">
            <text:p text:style-name="P635">логические</text:p>
          </table:table-cell>
          <table:table-cell table:style-name="Таблица1.A1" office:value-type="string">
            <text:p text:style-name="P635">логический</text:p>
          </table:table-cell>
          <table:table-cell table:style-name="Таблица1.A1" office:value-type="string">
            <text:p text:style-name="P641">9</text:p>
          </table:table-cell>
        </table:table-row>
      </table:table>
      <text:h text:style-name="P732" text:outline-level="1"><text:soft-page-break/>Инструкции</text:h>
      <text:h text:style-name="Heading_20_2" text:outline-level="2">Знак «;»</text:h>
      <text:p text:style-name="P465"><text:span text:style-name="T1269">После каждой инструкции</text:span> <text:span text:style-name="T1260">в языке Клаус </text:span><text:span text:style-name="T1269">требуется</text:span> знак «<text:span text:style-name="Source_20_Text">;</text:span>» <text:span text:style-name="T1270">(точка с запятой)</text:span>. Этот знак является ни частью инструкции, ни разделителем между инструкциями, но признаком окончания инструкции.</text:p>
      <text:p text:style-name="P466">Знак «<text:span text:style-name="Source_20_Text">;</text:span>» не допускается:</text:p>
      <text:list xml:id="list4290088224" text:style-name="L10">
        <text:list-item>
          <text:p text:style-name="P904"><text:span text:style-name="T1271">в</text:span><text:span text:style-name="T1258"> условном ветвлении перед ключевым словом </text:span><text:span text:style-name="Source_20_Text"><text:span text:style-name="T1258">иначе</text:span></text:span><text:span text:style-name="T1258">, если оно есть;</text:span></text:p>
        </text:list-item>
        <text:list-item>
          <text:p text:style-name="P905"><text:span text:style-name="T1271">в</text:span> цикле с постусловием перед ключевым словом <text:span text:style-name="Source_20_Text">пока</text:span>.</text:p>
        </text:list-item>
      </text:list>
      <text:p text:style-name="P466">Во всех остальных случаях знак «<text:span text:style-name="Source_20_Text">;</text:span>» требуется после каждой инструкции, <text:span text:style-name="T1259">за исключением окончания тела основной программы, где требуется знак «</text:span><text:span text:style-name="Source_20_Text"><text:span text:style-name="T1259">.</text:span></text:span><text:span text:style-name="T1259">» </text:span><text:span text:style-name="T1270">(точка)</text:span>.</text:p>
      <text:h text:style-name="P739" text:outline-level="2"><text:span text:style-name="T1391">И</text:span><text:span text:style-name="T1367">нструкция </text:span><text:span text:style-name="T1351">п</text:span>рисваивани<text:span text:style-name="T1367">я</text:span></text:h>
      <text:p text:style-name="P4">Инструкци<text:span text:style-name="T79">я</text:span> присваивания предназначен<text:span text:style-name="T79">а</text:span> для установки значени<text:span text:style-name="T80">я</text:span> переменн<text:span text:style-name="T80">ой </text:span><text:span text:style-name="T600">или части переменной — элемента массива, </text:span><text:span text:style-name="T601">элемента </text:span><text:span text:style-name="T600">словаря, поля структуры</text:span>.</text:p>
      <text:p text:style-name="P4"><text:span text:style-name="T81">В </text:span>Клаус<text:span text:style-name="T81">е</text:span> <text:span text:style-name="T81">определен</text:span><text:span text:style-name="T599">ы</text:span> <text:span text:style-name="T82">две</text:span> разновидност<text:span text:style-name="T82">и</text:span> инструкци<text:span text:style-name="T83">й</text:span> присваивания: прост<text:span text:style-name="T81">ая</text:span> и <text:span text:style-name="T84">вычисляющи</text:span><text:span text:style-name="T113">е</text:span>.</text:p>
      <text:h text:style-name="P755" text:outline-level="3">Простое присваивание</text:h>
      <text:p text:style-name="P4">Простое присваивание записывается в <text:span text:style-name="T85">следующей </text:span>форме:</text:p>
      <text:p text:style-name="P3">&lt;переменная&gt; := &lt;выражение&gt;;</text:p>
      <text:p text:style-name="P4">где <text:span text:style-name="T1">переменная</text:span> — путь к переменной, а <text:span text:style-name="T1">выражение</text:span> <text:span text:style-name="T86">должно возвращать</text:span><text:span text:style-name="T81"> значение </text:span><text:span text:style-name="T1272">совместимого</text:span><text:span text:style-name="T81"> типа, </text:span><text:span text:style-name="T86">которое будет присвоено указанной переменной</text:span><text:span text:style-name="T81">.</text:span></text:p>
      <text:p text:style-name="P11">Путь к переменной состоит из имени переменной и последовательности квалификаторов — индексов массивов, ключей словарей и имён полей структур.</text:p>
      <text:p text:style-name="P12"><text:span text:style-name="T87">Для </text:span><text:span text:style-name="T88">присваивания значения</text:span><text:span text:style-name="T87"> пол</text:span><text:span text:style-name="T88">ю</text:span><text:span text:style-name="T87"> структур</text:span><text:span text:style-name="T89">ы</text:span><text:span text:style-name="T87"> им</text:span><text:span text:style-name="T89">я</text:span><text:span text:style-name="T87"> пол</text:span><text:span text:style-name="T89">я</text:span><text:span text:style-name="T87"> указыва</text:span><text:span text:style-name="T89">е</text:span><text:span text:style-name="T87">тся через точку после </text:span><text:span text:style-name="T90">пути к структуре</text:span><text:span text:style-name="T87">. </text:span><text:span text:style-name="T91">Д</text:span><text:span text:style-name="T87">ля </text:span><text:span text:style-name="T92">присваивания значения</text:span><text:span text:style-name="T87"> элемент</text:span><text:span text:style-name="T92">у</text:span><text:span text:style-name="T87"> массив</text:span><text:span text:style-name="T93">а</text:span><text:span text:style-name="T87"> </text:span><text:span text:style-name="T94">(</text:span><text:span text:style-name="T87">словар</text:span><text:span text:style-name="T93">я</text:span><text:span text:style-name="T94">)</text:span><text:span text:style-name="T87"> индекс </text:span><text:span text:style-name="T95">массива </text:span><text:span text:style-name="T94">(</text:span><text:span text:style-name="T87">ключ </text:span><text:span text:style-name="T95">словаря</text:span><text:span text:style-name="T94">)</text:span><text:span text:style-name="T87"> указывается в квадратных скобках </text:span><text:span text:style-name="T96">после пути к массиву/словарю, </text:span><text:span text:style-name="T97">например:</text:span></text:p>
      <text:p text:style-name="P3">программа Пример;</text:p>
      <text:p text:style-name="P3">типы</text:p>
      <text:p text:style-name="P3"><text:s text:c="4"/>тСтр1 = структура</text:p>
      <text:p text:style-name="P3"><text:s text:c="8"/>с1п1: строка;</text:p>
      <text:p text:style-name="P3"><text:s text:c="8"/>с1п2: дробное;</text:p>
      <text:p text:style-name="P3"><text:s text:c="4"/>окончание;</text:p>
      <text:p text:style-name="P3"><text:s text:c="4"/>тСтр2 = структура</text:p>
      <text:p text:style-name="P3"><text:s text:c="8"/>с2п1: массив массивов тСтр1;</text:p>
      <text:p text:style-name="P3"><text:s text:c="8"/>с2п2: строка;</text:p>
      <text:p text:style-name="P3"><text:s text:c="4"/>окончание;</text:p>
      <text:p text:style-name="P3">переменные</text:p>
      <text:p text:style-name="P3"><text:s text:c="4"/>а: целое;</text:p>
      <text:p text:style-name="P3"><text:s text:c="4"/>б: дробное;</text:p>
      <text:p text:style-name="P3"><text:s text:c="4"/>в: массив строк;</text:p>
      <text:p text:style-name="P3"><text:s text:c="4"/>г: словарь строк ключ дробное;</text:p>
      <text:p text:style-name="P3"><text:s text:c="4"/>сл: словарь тСтр2 ключ строка;</text:p>
      <text:p text:style-name="P3"><text:s text:c="4"/>м: массив тСтр1;</text:p>
      <text:p text:style-name="P3">начало</text:p>
      <text:p text:style-name="P3"><text:s text:c="4"/>а := 10;</text:p>
      <text:p text:style-name="P3"><text:soft-page-break/><text:s text:c="4"/>б := а + 0.01;</text:p>
      <text:p text:style-name="P3"><text:s text:c="4"/>длина(в, 1);</text:p>
      <text:p text:style-name="P3"><text:s text:c="4"/>в[0] := "значение";</text:p>
      <text:p text:style-name="P3"><text:s text:c="4"/>г[3.1415] := "Пи";</text:p>
      <text:p text:style-name="P3"><text:s text:c="4"/>добавить(сл, "Ключ");</text:p>
      <text:p text:style-name="P3"><text:s text:c="4"/>длина(сл["Ключ"].с2п1, 2);</text:p>
      <text:p text:style-name="P3"><text:s text:c="4"/>сл["Ключ"].с2п1[0] := м;</text:p>
      <text:p text:style-name="P3"><text:s text:c="4"/>длина(сл["Ключ"].с2п1[1], 1);</text:p>
      <text:p text:style-name="P3"><text:s text:c="4"/>сл["Ключ"].с2п1[1][0].с1п1 := "Новое значение";</text:p>
      <text:p text:style-name="P3">окончание.</text:p>
      <text:h text:style-name="P756" text:outline-level="3">Вычисляющее присваивание</text:h>
      <text:p text:style-name="P13">В Клаусе определены следующие инструкции вычисляющего присваивания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5">+=</text:p>
          </table:table-cell>
          <table:table-cell table:style-name="Таблица2.B1" office:value-type="string">
            <text:p text:style-name="P8">Прибавить и присвоить</text:p>
          </table:table-cell>
        </table:table-row>
        <table:table-row>
          <table:table-cell table:style-name="Таблица2.A2" office:value-type="string">
            <text:p text:style-name="P6">-<text:span text:style-name="T98">=</text:span></text:p>
          </table:table-cell>
          <table:table-cell table:style-name="Таблица2.B2" office:value-type="string">
            <text:p text:style-name="P8">Вычесть и присвоить</text:p>
          </table:table-cell>
        </table:table-row>
        <table:table-row>
          <table:table-cell table:style-name="Таблица2.A2" office:value-type="string">
            <text:p text:style-name="P6">*<text:span text:style-name="T98">=</text:span></text:p>
          </table:table-cell>
          <table:table-cell table:style-name="Таблица2.B2" office:value-type="string">
            <text:p text:style-name="P8">Умножить и присвоить</text:p>
          </table:table-cell>
        </table:table-row>
        <table:table-row>
          <table:table-cell table:style-name="Таблица2.A2" office:value-type="string">
            <text:p text:style-name="P6">/<text:span text:style-name="T98">=</text:span></text:p>
          </table:table-cell>
          <table:table-cell table:style-name="Таблица2.B2" office:value-type="string">
            <text:p text:style-name="P8">Разделить и пр<text:span text:style-name="T99">и</text:span>своить</text:p>
          </table:table-cell>
        </table:table-row>
        <table:table-row>
          <table:table-cell table:style-name="Таблица2.A2" office:value-type="string">
            <text:p text:style-name="P5">\=</text:p>
          </table:table-cell>
          <table:table-cell table:style-name="Таблица2.B2" office:value-type="string">
            <text:p text:style-name="P8">Разделить <text:span text:style-name="T100">нацело </text:span>и присвоить</text:p>
          </table:table-cell>
        </table:table-row>
        <table:table-row>
          <table:table-cell table:style-name="Таблица2.A2" office:value-type="string">
            <text:p text:style-name="P6">%<text:span text:style-name="T98">=</text:span></text:p>
          </table:table-cell>
          <table:table-cell table:style-name="Таблица2.B2" office:value-type="string">
            <text:p text:style-name="P8">Разделить и присвоить остаток от деления</text:p>
          </table:table-cell>
        </table:table-row>
        <table:table-row>
          <table:table-cell table:style-name="Таблица2.A2" office:value-type="string">
            <text:p text:style-name="P5">^=</text:p>
          </table:table-cell>
          <table:table-cell table:style-name="Таблица2.B2" office:value-type="string">
            <text:p text:style-name="P8">Возвести в степень и присвоить</text:p>
          </table:table-cell>
        </table:table-row>
        <table:table-row>
          <table:table-cell table:style-name="Таблица2.A2" office:value-type="string">
            <text:p text:style-name="P7">&amp;=</text:p>
          </table:table-cell>
          <table:table-cell table:style-name="Таблица2.B2" office:value-type="string">
            <text:p text:style-name="P284">Вычислить <text:span text:style-name="T1273">побитовое «</text:span>И» и присвоить</text:p>
          </table:table-cell>
        </table:table-row>
        <table:table-row>
          <table:table-cell table:style-name="Таблица2.A2" office:value-type="string">
            <text:p text:style-name="P7">|=</text:p>
          </table:table-cell>
          <table:table-cell table:style-name="Таблица2.B2" office:value-type="string">
            <text:p text:style-name="P284">Вычислить <text:span text:style-name="T1273">побитовое «</text:span>ИЛИ» и присвоить</text:p>
          </table:table-cell>
        </table:table-row>
        <table:table-row>
          <table:table-cell table:style-name="Таблица2.A2" office:value-type="string">
            <text:p text:style-name="P7">~=</text:p>
          </table:table-cell>
          <table:table-cell table:style-name="Таблица2.B2" office:value-type="string">
            <text:p text:style-name="P284">Вычислить <text:span text:style-name="T1273">побитовое «</text:span><text:span text:style-name="T1929">ЛИБО</text:span>» и присвоить</text:p>
          </table:table-cell>
        </table:table-row>
      </table:table>
      <text:p text:style-name="P9"/>
      <text:p text:style-name="P9">Каждая из этих инструкций выполняет арифметическую <text:span text:style-name="T1274">или побитовую </text:span>операцию, используя в качестве левого операнда значение переменной, указанной слева, а в качестве правого — значение выражения, указанного справа. Результат операции становится новым значением переменной, например:</text:p>
      <text:p text:style-name="P3">начало</text:p>
      <text:p text:style-name="P3"><text:s text:c="4"/>А += 1; // прибавляет к <text:span text:style-name="T1930">значению </text:span>переменной А единицу</text:p>
      <text:p text:style-name="P3"><text:s text:c="4"/>Б *= 2; // удваивает значение переменной Б</text:p>
      <text:p text:style-name="P3"><text:s text:c="4"/>В ^= 3; // возводит <text:span text:style-name="T1930">значение </text:span>переменн<text:span text:style-name="T1930">ой</text:span> В в третью степень<text:line-break/> <text:s text:c="3"/><text:span text:style-name="T1275">Г |= 8; // устанавливает единицу в </text:span><text:span text:style-name="T1283">3-</text:span><text:span text:style-name="T1276">м</text:span><text:span text:style-name="T1275"> </text:span><text:span text:style-name="T1282">(считая от 0) </text:span><text:span text:style-name="T1275">бите переменной Г</text:span></text:p>
      <text:p text:style-name="P3">окончание;</text:p>
      <text:h text:style-name="P755" text:outline-level="3">Совместимость типов при присваивании</text:h>
      <text:p text:style-name="P14">Тип значения, возвращаемый выражением в правой части инструкции, должен быть совместим по присваиванию с переменной в левой части.</text:p>
      <text:p text:style-name="P14">Для переменных простых типов:</text:p>
      <text:list xml:id="list278546059" text:style-name="L11">
        <text:list-item>
          <text:p text:style-name="P906">Строковой переменной может быть присвоено символьное значение, но не наоборот;</text:p>
        </text:list-item>
        <text:list-item>
          <text:p text:style-name="P906">Дробной переменной может быть присвоено целое значение, но не наоборот;</text:p>
        </text:list-item>
        <text:list-item>
          <text:p text:style-name="P906">В остальных случаях требуется точное соответствие типов.</text:p>
        </text:list-item>
      </text:list>
      <text:p text:style-name="P14">Для <text:span text:style-name="T101">переменных </text:span>составных типов:</text:p>
      <text:list xml:id="list1678054232" text:style-name="L12">
        <text:list-item>
          <text:p text:style-name="P907">Массиву может быть присвоен массив, состоящий из элементов совместимого типа;</text:p>
        </text:list-item>
        <text:list-item>
          <text:p text:style-name="P907"><text:soft-page-break/>Словарю может быть присвоен словарь, имеющий ключ точно такого же типа и состоящий из элементов совместимого типа.</text:p>
        </text:list-item>
        <text:list-item>
          <text:p text:style-name="P907">Структуре может быть присвоена структура, имеющая ровно столько же полей с точно такими же именами (<text:span text:style-name="T102">без учёта регистра</text:span>) и значениями совместимых типов. <text:span text:style-name="T602">Порядок следования полей не имеет значения.</text:span></text:p>
        </text:list-item>
      </text:list>
      <text:p text:style-name="P15">Таким образом, например, массиву дробных чисел можно присвоить массив целых чисел, а структуре, имеющей строковое поле, можно присвоить структуру, имеющую одноимённое символьное поле.</text:p>
      <text:h text:style-name="P755" text:outline-level="3">Копирование данных <text:span text:style-name="T103">при присваивании</text:span></text:h>
      <text:p text:style-name="P16">С логической точки зрения, каждая переменная языка Клаус содержит <text:span text:style-name="T104">свою собственную</text:span> копию данных<text:span text:style-name="T104">. </text:span><text:span text:style-name="T105">П</text:span><text:span text:style-name="T104">ри этом гарантируется,</text:span> что присваивание значения одной переменной никогда не повлечет за собой изменение значения какой-нибудь другой переменной.</text:p>
      <text:p text:style-name="P10">Физически, при присваивании значений <text:span text:style-name="T106">переменных, а также при передаче параметров в процедуры и функции, </text:span>используется механизм копирования-по-требованию. А именно, при присваивании значения переменная-приёмник получает ссылку на т<text:span text:style-name="T107">у</text:span> же <text:span text:style-name="T107">копию</text:span> <text:span text:style-name="T107">данных</text:span>, что хранится в переменной-источнике, так что в оперативной памяти имеется <text:span text:style-name="T560">лишь </text:span>одна копия данных, на которую ссылаются две <text:span text:style-name="T108">(или более) </text:span>переменны<text:span text:style-name="T108">х</text:span>.</text:p>
      <text:p text:style-name="P10">Далее, если значение одной из переменных модифицируется, то перед этим для неё создаётся уникальная копия данных, и все изменения вносятся в эту вновь созданную копию. Таким образом, копирование данных <text:span text:style-name="T109">в оперативной памяти </text:span>выполняется только тогда, когда оно в самом деле необходимо.</text:p>
      <text:p text:style-name="P10">Нужно учитывать, что копирование-по-требованию работает только для переменных, имеющих полностью идентичные типы данных. Например, присваивание <text:span text:style-name="T110">словаря</text:span> целых <text:span text:style-name="T110">словарю</text:span> дробных вызовет немедленное копирование <text:span text:style-name="T111">всех ключей и значений</text:span><text:span text:style-name="T112"> из одного </text:span><text:span text:style-name="T110">словаря</text:span><text:span text:style-name="T112"> в другой</text:span>.</text:p>
      <text:p text:style-name="P10">Кроме того, копирование-по-требованию выполняется <text:span text:style-name="T74">лишь </text:span>для всего значения переменной как целого и не работает <text:span text:style-name="T75">ни </text:span>для отдельных элементов массивов и словарей, <text:span text:style-name="T75">ни для </text:span><text:span text:style-name="T76">отдельных </text:span><text:span text:style-name="T75">полей структур</text:span>. Например, если переменная А содержит <text:span text:style-name="T77">ссылку на </text:span>массив, полученн<text:span text:style-name="T78">ую</text:span> от переменной Б, и первому элементу этого массива присваивается новое значение, то перед выполнением присваивания для переменной А будет создана новая копия всего массива.</text:p>
      <text:h text:style-name="Heading_20_2" text:outline-level="2"><text:span text:style-name="T1368">Инструкция в</text:span>ызов<text:span text:style-name="T1368">а</text:span> подпрограмм<text:span text:style-name="T1368">ы</text:span></text:h>
      <text:p text:style-name="P202">Для вызова подпрограммы — процедуры или функции — в исходном коде записывается её имя, за которым должны следовать круглые скобки. Если для подпрограммы определены параметры, то перечень значений параметров указывается в скобках через запятую в том количестве и в том порядке, как это предусмотрено определением подпрограммы. Если параметры отсутствуют, круглые скобки должны быть пустыми.</text:p>
      <text:p text:style-name="Исходный_20_код">начало<text:line-break/> <text:s text:c="3"/><text:span text:style-name="T533">мояПроцедура();<text:line-break/> <text:s text:c="3"/>мояВтораяПроцедура(10, 20, "тридцать");</text:span><text:line-break/>окончание;</text:p>
      <text:p text:style-name="P203">Таким образом можно вызывать как процедуры, так и функции — в последнем случае значение, возвращаемое функцией, <text:span text:style-name="T603">теряется</text:span>. <text:span text:style-name="T534">Если возвращаемое функцией значение нужно использовать в дальнейшем по ходу программы, то его необходимо присвоить некоторой переменной, например:</text:span></text:p>
      <text:p text:style-name="Исходный_20_код">начало<text:line-break/> <text:s text:c="3"/><text:span text:style-name="T534">мояПеременная := мояФункция('А', "Б");</text:span><text:line-break/>окончание;</text:p>
      <text:p text:style-name="P204">Функции, возвращающие значения простых типов можно, кроме того, использовать в качестве аргументов в выражениях:</text:p>
      <text:p text:style-name="Исходный_20_код"><text:soft-page-break/>начало<text:line-break/> <text:s text:c="3"/><text:span text:style-name="T535">результат := вычислитьОдно(</text:span><text:span text:style-name="T536">1, 2</text:span><text:span text:style-name="T535">) + вычислитьДругое(</text:span><text:span text:style-name="T536">3, 4, 5</text:span><text:span text:style-name="T535">) </text:span><text:span text:style-name="T538">+ 1</text:span><text:span text:style-name="T535">;<text:line-break/> <text:s text:c="3"/></text:span><text:span text:style-name="T537">если вычислитьТретье() &gt; 0 то результат := 0;</text:span><text:line-break/>окончание;</text:p>
      <text:h text:style-name="P740" text:outline-level="2"><text:span text:style-name="T1351">Ничего — п</text:span>устая инструкция</text:h>
      <text:p text:style-name="P201">Пустая инструкция записывается ключевым словом <text:span text:style-name="Source_20_Text"><text:span text:style-name="T793">ничего</text:span></text:span><text:span text:style-name="T1241">:</text:span></text:p>
      <text:p text:style-name="P494"><text:span text:style-name="T530">начало</text:span><text:line-break/> <text:s text:c="3"/>ничего;<text:line-break/><text:span text:style-name="T530">окончание;</text:span></text:p>
      <text:p text:style-name="P201">Эта инструкция не выполняет никаких действий. Она может использоваться в тех случаях, когда <text:span text:style-name="T528">правила </text:span>синтаксис<text:span text:style-name="T528">а</text:span> требу<text:span text:style-name="T528">ю</text:span>т наличия инструкции, <text:span text:style-name="T532">которая фактически не нужна, </text:span><text:span text:style-name="T529">например:</text:span></text:p>
      <text:p text:style-name="P494"><text:span text:style-name="T531">начало</text:span><text:line-break/> <text:s text:c="3"/>если <text:span text:style-name="T1390">В</text:span>сёХорошо то ничего<text:line-break/> <text:s text:c="3"/>иначе <text:span text:style-name="T1212">сообщить</text:span>("Что-то пошло не так!");<text:line-break/><text:span text:style-name="T531">окончание;</text:span></text:p>
      <text:p text:style-name="P692"><text:span text:style-name="T200">Примечание:</text:span> Эта инструкция выглядит бесполезной, однако это не так: <text:span text:style-name="T1976">б</text:span>ез неё невозможно обойтись, если требуется полностью подавить всплывающее исключение. <text:span text:style-name="T1975">К</text:span>роме того, она бывает <text:span text:style-name="T1977">удобна</text:span>, чтобы установить точку останова в отладчике перед выходом из блока, но после выполнения всех инструкций в блоке.</text:p>
      <text:h text:style-name="P741" text:outline-level="2"><text:span text:style-name="T1352">Завершить — з</text:span>авершени<text:span text:style-name="T1197">е</text:span> программы</text:h>
      <text:p text:style-name="P205">Для завершения работы программы используется инструкция <text:span text:style-name="Source_20_Text"><text:span text:style-name="T1284">завершить</text:span></text:span>:</text:p>
      <text:p text:style-name="P508">завершить;<text:line-break/><text:span text:style-name="T1423">завершить 0;<text:line-break/>завершить кодОшибки;</text:span></text:p>
      <text:p text:style-name="P205">где <text:span text:style-name="Source_20_Text"><text:span text:style-name="T769">код</text:span></text:span><text:span text:style-name="Source_20_Text"><text:span text:style-name="T848">Ошибки</text:span></text:span> — цело<text:span text:style-name="T539">е число </text:span><text:span text:style-name="T540">(или выражение целочисленного типа)</text:span>, котор<text:span text:style-name="T539">ое</text:span> будет выдан<text:span text:style-name="T539">о</text:span> операционной системе в качестве кода завершения процесса. <text:span text:style-name="T540">Если программа была выполнена успешно, она должна вернуть код завершения </text:span><text:span text:style-name="T542">р</text:span><text:span text:style-name="T540">авный нулю. Ненулевой код завершения свидетельствует об ошибке, возникшей при выполнении программы.</text:span></text:p>
      <text:p text:style-name="P206">Так, если при выполнении программы возникают необработанные исключения, программа будет <text:span text:style-name="T561">по умолчанию </text:span>завершена с кодом <text:span text:style-name="T169">-1</text:span>. <text:span text:style-name="T541">Если все инструкции, составляющие тело программы, были выполнены успешно, и программа не была явно завершена инструкцией </text:span><text:span text:style-name="Source_20_Text"><text:span text:style-name="T794">завершить</text:span></text:span><text:span text:style-name="T541">, то код завершения по умолчанию будет равен нулю. </text:span><text:span text:style-name="T1424">Аналогично, инструкция </text:span><text:span text:style-name="Source_20_Text"><text:span text:style-name="T1424">завершить</text:span></text:span><text:span text:style-name="T1424"> вызывает успешное завершение программы, если код не указан явно.</text:span></text:p>
      <text:p text:style-name="P207">Инструкция <text:span text:style-name="Source_20_Text"><text:span text:style-name="T769">завершить</text:span></text:span> <text:span text:style-name="T544">допустима</text:span> внутри подпрограмм любого уровня вложенности. Если инструкция <text:span text:style-name="Source_20_Text"><text:span text:style-name="T769">завершить</text:span></text:span> <text:span text:style-name="T545">выполняется</text:span> <text:span text:style-name="T543">внутри составно</text:span><text:span text:style-name="T555">го блока</text:span><text:span text:style-name="T543">, содержаще</text:span><text:span text:style-name="T555">го</text:span><text:span text:style-name="T543"> секцию </text:span><text:span text:style-name="Source_20_Text"><text:span text:style-name="T795">напоследок</text:span></text:span><text:span text:style-name="T543">, то инструкции в этой секции будут выполнены перед </text:span><text:span text:style-name="T556">выходом из блока</text:span><text:span text:style-name="T543"> — так, как если бы инструкция </text:span><text:span text:style-name="Source_20_Text"><text:span text:style-name="T795">завершить</text:span></text:span><text:span text:style-name="T543"> вызвала исключение.</text:span></text:p>
      <text:h text:style-name="Heading_20_2" text:outline-level="2"><text:span text:style-name="T1353">Вернуть — в</text:span>озврат <text:span text:style-name="T559">из подпрограммы</text:span></text:h>
      <text:p text:style-name="P463">Инструкция возврата используется для <text:span text:style-name="T1285">возврата из</text:span> процедуры и<text:span text:style-name="T551">ли </text:span><text:span text:style-name="T552">функции с</text:span> указани<text:span text:style-name="T552">ем</text:span> значения, возвращаемого функцией.</text:p>
      <text:p text:style-name="P464"><text:soft-page-break/>Инструкция записывается ключевым словом <text:span text:style-name="Source_20_Text">вернуть</text:span> <text:span text:style-name="T1978">или </text:span><text:span text:style-name="Source_20_Text"><text:span text:style-name="T1978">вернуться</text:span></text:span><text:span text:style-name="T1978">,</text:span> после которого может быть указано возвращаемое значение <text:span text:style-name="T1251">функции</text:span>.</text:p>
      <text:p text:style-name="P471"><text:span text:style-name="T546">функция</text:span> моя<text:span text:style-name="T546">Функция</text:span>(): <text:span text:style-name="T550">строка</text:span>;<text:line-break/><text:span text:style-name="T546">начало<text:line-break/> <text:s text:c="3"/>вернуть "результат";<text:line-break/>окончание;</text:span></text:p>
      <text:p text:style-name="P471"/>
      <text:p text:style-name="P472">процедура мояПроцедура();<text:line-break/><text:span text:style-name="T546">начало<text:line-break/> <text:s text:c="3"/>вернуться;<text:line-break/>окончание;</text:span></text:p>
      <text:p text:style-name="P210">Ключевые слова <text:span text:style-name="Source_20_Text"><text:span text:style-name="T769">вернуть</text:span></text:span> и <text:span text:style-name="Source_20_Text"><text:span text:style-name="T769">вернуться</text:span></text:span> полностью эквивалентны <text:span text:style-name="T562">и взаимозаменяемы</text:span>.</text:p>
      <text:p text:style-name="P209">Если инструкция используется в теле функции, то после ключевого слова должно быть указано значение (или выражение), возвращаемое функцией. <text:span text:style-name="T548">Если все инструкции в теле функции были выполнены, и функция не была явно завершена инструкцией </text:span><text:span text:style-name="Source_20_Text"><text:span text:style-name="T796">вернуть</text:span></text:span><text:span text:style-name="T548">, то она вернёт нулевое начальное значение соответствующего типа.</text:span></text:p>
      <text:p text:style-name="P209">Для процедур <text:span text:style-name="T563">указывать </text:span>возвращаем<text:span text:style-name="T547">о</text:span>е значение не допускается.</text:p>
      <text:p text:style-name="P211">Если инструкция <text:span text:style-name="Source_20_Text"><text:span text:style-name="T769">вернуть</text:span></text:span> выполняется в теле основной программы, то она работает в точности так же, как инструкция <text:span text:style-name="Source_20_Text"><text:span text:style-name="T769">завершить</text:span></text:span>. В этом случае возвращаемое значение должно быть цел<text:span text:style-name="T553">ым числом </text:span><text:span text:style-name="T558">и означает код завершения процесса</text:span>.</text:p>
      <text:p text:style-name="P208">Если инструкция <text:span text:style-name="Source_20_Text"><text:span text:style-name="T797">вернуть</text:span></text:span> <text:span text:style-name="T545">выполняется</text:span> <text:span text:style-name="T543">внутри составно</text:span><text:span text:style-name="T554">го блока</text:span><text:span text:style-name="T543">, содержаще</text:span><text:span text:style-name="T554">го</text:span><text:span text:style-name="T543"> секцию </text:span><text:span text:style-name="Source_20_Text"><text:span text:style-name="T795">напоследок</text:span></text:span><text:span text:style-name="T543">, то инструкции в этой секции будут выполнены перед </text:span><text:span text:style-name="T557">выходом</text:span><text:span text:style-name="T549"> из </text:span><text:span text:style-name="T554">блока</text:span><text:span text:style-name="T543"> — так, как если бы инструкция </text:span><text:span text:style-name="Source_20_Text"><text:span text:style-name="T798">вернуть</text:span></text:span><text:span text:style-name="T543"> вызвала исключение.</text:span></text:p>
      <text:h text:style-name="Heading_20_2" text:outline-level="2"><text:span text:style-name="T1354">Начало-конец — с</text:span>оставной блок инструкций</text:h>
      <text:p text:style-name="P212">Составной блок<text:span text:style-name="T572"> </text:span>представляет собой инструкцию, которая может содержать <text:span text:style-name="T976">одну или </text:span>несколько других инструкций и предоставл<text:span text:style-name="T739">я</text:span><text:span text:style-name="T586">ет</text:span> средства для обработки исключений.</text:p>
      <text:p text:style-name="P213">Составной блок начинается ключевым словом <text:span text:style-name="Source_20_Text"><text:span text:style-name="T769">начало</text:span></text:span> и заканчивается словом <text:span text:style-name="Source_20_Text"><text:span text:style-name="T769">конец</text:span></text:span> или <text:span text:style-name="Source_20_Text"><text:span text:style-name="T769">окончание</text:span></text:span>. <text:span text:style-name="T568">Ключевые с</text:span><text:span text:style-name="T564">лова </text:span><text:span text:style-name="Source_20_Text"><text:span text:style-name="T799">конец</text:span></text:span><text:span text:style-name="T564"> и </text:span><text:span text:style-name="Source_20_Text"><text:span text:style-name="T799">окончание</text:span></text:span><text:span text:style-name="T564"> полностью эквивалентны и взаимозаменяемы. </text:span><text:span text:style-name="T565">Между началом и окончанием блока мо</text:span><text:span text:style-name="T569">жет</text:span><text:span text:style-name="T565"> находиться </text:span><text:span text:style-name="T975">одна или несколько</text:span><text:span text:style-name="T569"> </text:span><text:span text:style-name="T565">други</text:span><text:span text:style-name="T569">х</text:span><text:span text:style-name="T565"> инструкци</text:span><text:span text:style-name="T569">й</text:span><text:span text:style-name="T565"> (в т.ч., вложенн</text:span><text:span text:style-name="T977">ые</text:span><text:span text:style-name="T565"> составны</text:span><text:span text:style-name="T977">е</text:span><text:span text:style-name="T565"> блок</text:span><text:span text:style-name="T977">и</text:span><text:span text:style-name="T565">).</text:span></text:p>
      <text:p text:style-name="Исходный_20_код">начало<text:line-break/> <text:s text:c="3"/><text:span text:style-name="T566">выполнитьОдно();<text:line-break/> <text:s text:c="3"/>выполнитьДругое();<text:line-break/></text:span><text:span text:style-name="T567">конец;</text:span></text:p>
      <text:p text:style-name="P214">Составной блок может применяться во всех случаях, когда синтаксис языка требует наличия ровно одной инструкции, <text:span text:style-name="T1286">а фактически их требуется несколько</text:span> — в условных ветвлениях, в циклах, в <text:span text:style-name="T1277">инструкции</text:span> выбора и др. <text:span text:style-name="T573">Тело основной программы </text:span><text:span text:style-name="T576">и</text:span><text:span text:style-name="T573"> любой процедуры или функции </text:span><text:span text:style-name="T574">также </text:span><text:span text:style-name="T573">представляет собой составной блок.</text:span></text:p>
      <text:p text:style-name="Исходный_20_код"><text:span text:style-name="T570">если А &gt; Б то </text:span>чтоТоОдно()<text:line-break/>иначе чтоТоДругое();</text:p>
      <text:p text:style-name="Исходный_20_код"/>
      <text:p text:style-name="P215">если <text:span text:style-name="T571">Ы &lt; </text:span><text:span text:style-name="T1979">Ъ</text:span><text:span text:style-name="T571"> то начало<text:line-break/> <text:s text:c="3"/>чтоТоОдно();<text:line-break/> <text:s text:c="3"/>второе();<text:line-break/> <text:s text:c="3"/>третье();<text:line-break/>конец иначе начало<text:line-break/></text:span><text:soft-page-break/><text:span text:style-name="T571"> <text:s text:c="3"/>чтоТоДругое();<text:line-break/> <text:s text:c="3"/>четвёртое();<text:line-break/> <text:s text:c="3"/>пятое();<text:line-break/>конец;</text:span></text:p>
      <text:p text:style-name="P216">Инструкции в теле составного блока выполняются по порядку <text:span text:style-name="T740">одна за другой</text:span>. Если при выполнении<text:span text:style-name="T575"> </text:span><text:span text:style-name="T1252">некоторой </text:span>инструкции возникло исключение, то следующие <text:span text:style-name="T575">за ней </text:span>инструкции не выполняются, и управление <text:span text:style-name="T587">немедленно </text:span>передаётся в секцию обработки исключений.</text:p>
      <text:p text:style-name="P217">Секция обработки исключений, если она есть в блоке, располагается после всех инструкций, составляющих блок, и начинается ключевым словом <text:span text:style-name="Source_20_Text"><text:span text:style-name="T769">исключение</text:span></text:span> или <text:span text:style-name="Source_20_Text"><text:span text:style-name="T769">исключения</text:span></text:span>.</text:p>
      <text:p text:style-name="P218">начало<text:line-break/> <text:s text:c="3"/><text:span text:style-name="T1279">выполнитьОдно</text:span>();<text:line-break/> <text:s text:c="3"/>выполнить<text:span text:style-name="T1279">Второе</text:span>();<text:line-break/> <text:s text:c="3"/><text:span text:style-name="T1279">выполнитьТретье</text:span><text:span text:style-name="T1278">();<text:line-break/></text:span><text:span text:style-name="T566">исключени</text:span><text:span text:style-name="T588">е</text:span><text:span text:style-name="T566"><text:line-break/> <text:s text:c="3"/></text:span><text:span text:style-name="T577">сообщить("Возникла какая-то ошибка!");<text:line-break/></text:span>окончание;</text:p>
      <text:p text:style-name="P220">Если блок не имеет секции обработки исключений, то возникшее исключение всплывает в объемлющий блок, имеющий такую секцию — <text:span text:style-name="T589">в т.ч., возможно, за предел</text:span><text:span text:style-name="T621">ы</text:span><text:span text:style-name="T589"> выполняемой подпрограммы</text:span>. Если такой объемлющий блок <text:span text:style-name="T590">вообще </text:span>отсутствует, то выполнение программы завершается с кодом -1.</text:p>
      <text:p text:style-name="P219">Секция обработки исключений может быть простой или детализированной.</text:p>
      <text:p text:style-name="P219">Простая секция содержит одну или несколько любых инструкций. Если блок имеет простую секцию обработки исключений, то при возникновении в блоке любого исключения управление передаётся в эту секцию, имеющиеся в ней инструкции выполняются, и <text:span text:style-name="T623">любое </text:span>исключение считается подавленным, <text:span text:style-name="T622">если его всплытие не было возобновлено</text:span>.</text:p>
      <text:p text:style-name="P221">Чтобы возобновить всплытие исключения, в секции обработки исключений (и только в ней) можно использовать инструкцию <text:span text:style-name="Source_20_Text"><text:span text:style-name="T769">бросить</text:span></text:span>.</text:p>
      <text:p text:style-name="P222">Детализированная секция обработки исключений <text:span text:style-name="T591">содержит</text:span> одну или несколько инструкций перехвата исключений <text:span text:style-name="Source_20_Text"><text:span text:style-name="T769">когда-тогда</text:span></text:span> и не может содержать никаких других инструкций. Исключение, попавшее в такую секцию, считается подавленным в том случае, если оно соответствует какой-либо из инструкций перехвата; все остальные исключения всплывают в объемлющий блок.</text:p>
      <text:p text:style-name="Исходный_20_код">начало<text:line-break/> <text:s text:c="3"/><text:span text:style-name="T580">ч</text:span> := <text:span text:style-name="T580">целое("Не число");</text:span><text:line-break/>исключение<text:line-break/> <text:s text:c="3"/><text:span text:style-name="T580">когда ОшибкаКонвертации тогда ч := 0;<text:line-break/> <text:s text:c="3"/>когда люб</text:span><text:span text:style-name="T741">ое</text:span><text:span text:style-name="T580"> тогда сообщить("Какая-то неожиданная ошибка!");</text:span><text:line-break/>конец;</text:p>
      <text:p text:style-name="P225"><text:span text:style-name="T624">Составной б</text:span>лок может заканчиваться секцией гарантированного <text:span text:style-name="T1785">выполнения</text:span>.</text:p>
      <text:p text:style-name="P223">Если в блоке <text:span text:style-name="T584">есть</text:span> секция <text:span text:style-name="T581">гарантированного </text:span><text:span text:style-name="T1785">выполнения</text:span>, то перед выходом из блока — вне зависимости от того, возникло ли в нём исключение, или все инструкции были выполнены успешно — управление передаётся в эту секцию. <text:span text:style-name="T583">Также управление передаётся в эту секцию при выходе из блока инструкциями </text:span><text:span text:style-name="Source_20_Text"><text:span text:style-name="T800">прервать</text:span></text:span><text:span text:style-name="T583">, </text:span><text:span text:style-name="Source_20_Text"><text:span text:style-name="T800">продолжить</text:span></text:span><text:span text:style-name="T583">, </text:span><text:span text:style-name="Source_20_Text"><text:span text:style-name="T800">вернуть</text:span></text:span><text:span text:style-name="T583"> и </text:span><text:span text:style-name="Source_20_Text"><text:span text:style-name="T800">завершить</text:span></text:span><text:span text:style-name="T583">.</text:span></text:p>
      <text:p text:style-name="P224">Секция гарантированного <text:span text:style-name="T1786">выполнения</text:span> начинается ключевым словом <text:span text:style-name="Source_20_Text"><text:span text:style-name="T769">напоследок</text:span></text:span>. Эта секция должна располагаться в конце блока, после основной секции и секции обработки исключений.</text:p>
      <text:p text:style-name="P228"><text:soft-page-break/><text:span text:style-name="T582">скрытьКурсор();<text:line-break/></text:span>начало<text:line-break/><text:span text:style-name="T582"> <text:s text:c="3"/>чтоТоВыполнить();<text:line-break/></text:span> <text:s text:c="3"/><text:span text:style-name="T582">ещёЧтоТоВыполнить();</text:span></text:p>
      <text:p text:style-name="P234"><text:s text:c="4"/><text:span text:style-name="T585">вернуть 0;</text:span></text:p>
      <text:p text:style-name="P236">исключение</text:p>
      <text:p text:style-name="P234"><text:s text:c="4"/><text:span text:style-name="T625">сообщить(текст_исключения());</text:span><text:line-break/>напоследок<text:line-break/> <text:s text:c="3"/><text:span text:style-name="T582">показатьКурсор();</text:span><text:line-break/>конец;</text:p>
      <text:h text:style-name="P742" text:outline-level="2"><text:span text:style-name="T1842">Для-</text:span><text:span text:style-name="T1843">начало</text:span> — доступ к полям структур</text:h>
      <text:p text:style-name="P646">Составной блок инструкций может начинаться с ключевого слова <text:span text:style-name="Source_20_Text"><text:span text:style-name="T1844">для</text:span></text:span>, за которым <text:span text:style-name="T1819">указан</text:span> <text:span text:style-name="T1818">путь к переменной или константе структурного типа</text:span>, а <text:span text:style-name="T1819">вслед за ним</text:span> — слово <text:span text:style-name="Source_20_Text">начало</text:span>, <text:span text:style-name="T1849">тело составного блока и слово </text:span><text:span text:style-name="Source_20_Text"><text:span text:style-name="T1850">конец</text:span></text:span><text:span text:style-name="T1849"> </text:span><text:span text:style-name="T1980">или </text:span><text:span text:style-name="Source_20_Text"><text:span text:style-name="T1980">окончание</text:span></text:span><text:span text:style-name="T1980">.</text:span></text:p>
      <text:p text:style-name="P647">В таком составном блоке создаётся локальная область видимости, позволяющая <text:span text:style-name="T1820">напрямую обращаться</text:span> к полям <text:span text:style-name="T1820">указанной </text:span>структур<text:span text:style-name="T1820">ы </text:span><text:span text:style-name="T1821">в пределах блока, </text:span><text:span text:style-name="T1822">например:</text:span></text:p>
      <text:p text:style-name="P694">программа Пример;<text:line-break/><text:span text:style-name="T1983">тип</text:span><text:line-break/> <text:s text:c="3"/>Точка = структура<text:line-break/><text:span text:style-name="T1822"> <text:s text:c="7"/>г, в: целое;<text:line-break/> <text:s text:c="3"/>окончание;<text:line-break/>переменная<text:line-break/> <text:s text:c="3"/>тчк: Точка;<text:line-break/></text:span><text:span text:style-name="T1845">для</text:span><text:span text:style-name="T1822"> тчк начало<text:line-break/> <text:s text:c="3"/>г := 10; // </text:span><text:span text:style-name="T1823">присвоить значение полю тчк.г</text:span><text:span text:style-name="T1822"><text:line-break/> <text:s text:c="3"/>в := 20; // </text:span><text:span text:style-name="T1823">присвоить значение полю тчк.в</text:span><text:span text:style-name="T1822"><text:line-break/>окончание.</text:span></text:p>
      <text:p text:style-name="P648">Между словами <text:span text:style-name="Source_20_Text"><text:span text:style-name="T1846">для</text:span></text:span> и <text:span text:style-name="Source_20_Text">начало</text:span> могут быть <text:span text:style-name="T1826">указаны</text:span> несколько переменных, <text:span text:style-name="T1824">перечисленных через запятую</text:span>. В этом случае, если указанные структуры имеют поля <text:span text:style-name="T1825">с одинаковыми именами</text:span>, то <text:span text:style-name="T1825">поля той </text:span><text:span text:style-name="T1827">структуры</text:span><text:span text:style-name="T1825">, что указана позже, </text:span><text:span text:style-name="T1827">скроют за собой </text:span><text:span text:style-name="T1839">о</text:span><text:span text:style-name="T1840">дн</text:span><text:span text:style-name="T1839">оимённые </text:span><text:span text:style-name="T1827">поля структур, перечисленных </text:span><text:span text:style-name="T1981">раньше</text:span>.</text:p>
      <text:p text:style-name="P649">Следует иметь в виду, что конструкция <text:span text:style-name="Source_20_Text"><text:span text:style-name="T1847">для</text:span></text:span> не вычисляет никаких значений <text:span text:style-name="T1835">перед</text:span> вход<text:span text:style-name="T1835">ом</text:span> в блок. Вместо этого полный путь к значению структуры вычисляется каждый раз при обращении к её полям, как если бы при обращении к каждому полю был указан полный путь к нему. <text:span text:style-name="T1836">Поэтому, н</text:span><text:span text:style-name="T1828">апример, следующая </text:span><text:span text:style-name="T1982">программа </text:span><text:span text:style-name="T1828">будет работать </text:span><text:span text:style-name="T1982">правильно</text:span><text:span text:style-name="T1828">, хотя сомнительно выглядит с точки зрения структур</text:span><text:span text:style-name="T1837">ного программирования</text:span><text:span text:style-name="T1828">:</text:span></text:p>
      <text:p text:style-name="P694">программа ТакНеНадо;<text:line-break/><text:span text:style-name="T1831">тип</text:span><text:span text:style-name="T1983">ы</text:span><text:span text:style-name="T1831"><text:line-break/> <text:s text:c="3"/>Точка = структура<text:line-break/></text:span><text:span text:style-name="T1822"> <text:s text:c="7"/>г, в: целое;<text:line-break/> <text:s text:c="3"/>окончание;<text:line-break/></text:span><text:span text:style-name="T1831"> <text:s text:c="3"/>ЦветныеТочки = </text:span><text:span text:style-name="T1829">массив структур<text:line-break/> <text:s text:c="7"/>поз: Точка;<text:line-break/> <text:s text:c="7"/>цвет: целое;<text:line-break/> <text:s text:c="3"/>окончание;</text:span><text:line-break/><text:span text:style-name="T1829">переменная<text:line-break/> <text:s text:c="3"/></text:span><text:span text:style-name="T1831">тчк: </text:span><text:span text:style-name="T1829">ЦветныеТочки;</text:span></text:p>
      <text:p text:style-name="P650"><text:span text:style-name="T1830"><text:s text:c="4"/>к: целое;</text:span><text:line-break/><text:span text:style-name="T1848">для</text:span><text:span text:style-name="T1831"> </text:span><text:span text:style-name="T1832">тчк[к], тчк[к].</text:span><text:span text:style-name="T1833">поз</text:span><text:span text:style-name="T1832"> </text:span><text:span text:style-name="T1829">начало<text:line-break/> <text:s text:c="3"/></text:span><text:span text:style-name="T1833">длина(тчк, 10);</text:span><text:span text:style-name="T1829"><text:line-break/> <text:s text:c="3"/></text:span><text:span text:style-name="T1833">для каждого к из тчк </text:span><text:span text:style-name="T1834">цикл </text:span><text:span text:style-name="T1833">/</text:span><text:span text:style-name="T204">*</text:span><text:span text:style-name="T203">для</text:span><text:span text:style-name="T205"> лучше написать здесь*</text:span><text:span text:style-name="T524">/ </text:span><text:span text:style-name="T525">начало</text:span><text:span text:style-name="T1833"><text:line-break/> <text:s text:c="7"/>г := к * 5; <text:s text:c="5"/>// </text:span><text:span text:style-name="T1838">тчк[к].поз.г</text:span></text:p>
      <text:p text:style-name="P651"><text:soft-page-break/><text:span text:style-name="T1833"><text:s text:c="8"/>в := 10; <text:s text:c="8"/>// </text:span><text:span text:style-name="T1838">тчк[к].поз.в</text:span><text:span text:style-name="T1833"><text:line-break/> <text:s text:c="7"/>цвет := $</text:span><text:span text:style-name="T1841">9</text:span><text:span text:style-name="T1833">0</text:span><text:span text:style-name="T1841">9</text:span><text:span text:style-name="T1833">0</text:span><text:span text:style-name="T1841">9</text:span><text:span text:style-name="T1833">0; // </text:span><text:span text:style-name="T1838">тчк[к].цвет</text:span><text:span text:style-name="T1833"><text:line-break/> <text:s text:c="3"/>конец;</text:span><text:span text:style-name="T1829"><text:line-break/>окончание.</text:span></text:p>
      <text:h text:style-name="P743" text:outline-level="2"><text:span text:style-name="T1366">Когда-</text:span><text:span text:style-name="T1392">тогда</text:span><text:span text:style-name="T1355"> — п</text:span>ерехват исключени<text:span text:style-name="T1355">й</text:span></text:h>
      <text:p text:style-name="Text_20_body">Инструкция перехвата исключения может использоваться только в секции обработки исключений составного блока <text:span text:style-name="T611">(т.е., после ключевого слова </text:span><text:span text:style-name="Source_20_Text"><text:span text:style-name="T801">исключение</text:span></text:span><text:span text:style-name="T11">)</text:span><text:span text:style-name="T611"> </text:span>и не может соседствовать в н<text:span text:style-name="T612">ей</text:span> с какими-то <text:span text:style-name="T617">ещё</text:span> инструкциями, кроме <text:span text:style-name="T617">других </text:span>инструкций перехвата.</text:p>
      <text:p text:style-name="P226">Инструкция начинается ключевым словом <text:span text:style-name="Source_20_Text"><text:span text:style-name="T769">когда</text:span></text:span>, за которым следует одно из трёх:</text:p>
      <text:list xml:id="list519363116" text:style-name="L13">
        <text:list-item>
          <text:p text:style-name="P908"><text:span text:style-name="T1291">о</text:span><text:span text:style-name="T1280">дно или несколько</text:span> имён исключений через запятую;</text:p>
        </text:list-item>
        <text:list-item>
          <text:p text:style-name="P908"><text:span text:style-name="T1291">о</text:span>пределение переменной исключения;</text:p>
        </text:list-item>
        <text:list-item>
          <text:p text:style-name="P908"><text:span text:style-name="T1291">к</text:span>лючевое слово <text:span text:style-name="Source_20_Text"><text:span text:style-name="T769">любое</text:span></text:span> (или <text:span text:style-name="Source_20_Text"><text:span text:style-name="T769">любой</text:span></text:span>, <text:span text:style-name="Source_20_Text"><text:span text:style-name="T769">любая</text:span></text:span>).</text:p>
        </text:list-item>
      </text:list>
      <text:p text:style-name="P227">Далее следует ключевое слово <text:span text:style-name="Source_20_Text"><text:span text:style-name="T769">тогда</text:span></text:span>, а за ним тело инструкции <text:span text:style-name="T597">перехвата</text:span> — ровно одна инструкция <text:span text:style-name="T1281">(в т.ч., возможно, составной блок)</text:span>, <text:span text:style-name="T604">которая будет выполнена в </text:span><text:span text:style-name="T605">том</text:span><text:span text:style-name="T604"> случае, </text:span><text:span text:style-name="T605">если подходящее исключение возникло при выполнении основной секции составного блока</text:span>. </text:p>
      <text:p text:style-name="P227"><text:span text:style-name="T598">Чтобы просто подавить исключение, телом инструкции перехвата может быть инструкция </text:span><text:span text:style-name="Source_20_Text"><text:span text:style-name="T802">ничего</text:span></text:span><text:span text:style-name="T598">. </text:span><text:span text:style-name="T606">Чтобы возобновить всплытие </text:span><text:span text:style-name="T618">перехваченного</text:span><text:span text:style-name="T606"> исключения, используется инструкция </text:span><text:span text:style-name="Source_20_Text"><text:span text:style-name="T803">бросить</text:span></text:span><text:span text:style-name="T606">.</text:span></text:p>
      <text:p text:style-name="P229"><text:span text:style-name="T592">н</text:span>ачало<text:line-break/> <text:s text:c="3"/><text:span text:style-name="T592">выполнитьОдно();<text:line-break/> <text:s text:c="3"/>выполнитьДругое();</text:span><text:line-break/>исключения<text:line-break/> <text:s text:c="3"/><text:span text:style-name="T592">когда ОшибкаКонвертации тогда сообщить("Не</text:span><text:span text:style-name="T1787">правильный</text:span><text:span text:style-name="T592"> формат данных.");<text:line-break/> <text:s text:c="3"/>когда НеверныйИндекс, НеверныйКлюч тогда сообщить("</text:span><text:span text:style-name="T593">Не</text:span><text:span text:style-name="T1787">правильный</text:span><text:span text:style-name="T593"> программист.</text:span><text:span text:style-name="T592">");<text:line-break/> <text:s text:c="3"/></text:span><text:span text:style-name="T593">когда </text:span><text:span text:style-name="T594">о</text:span><text:span text:style-name="T593">ш: МояОшибка тогда начало</text:span></text:p>
      <text:p text:style-name="P229"><text:span text:style-name="T593"><text:s text:c="8"/></text:span><text:span text:style-name="T594">о</text:span><text:span text:style-name="T593">ш.текст := </text:span><text:span text:style-name="T594">о</text:span><text:span text:style-name="T593">ш.текст ++ " Не волнуйтесь, так и было задумано! ;)";</text:span></text:p>
      <text:p text:style-name="P229"><text:s text:c="8"/><text:span text:style-name="T593">бросить;</text:span></text:p>
      <text:p text:style-name="P230"><text:s text:c="4"/><text:span text:style-name="T593">конец;</text:span></text:p>
      <text:p text:style-name="P230"><text:s text:c="4"/><text:span text:style-name="T595">когда люб</text:span><text:span text:style-name="T596">ое</text:span><text:span text:style-name="T595"> тогда завершить 100;</text:span><text:line-break/>конец;</text:p>
      <text:p text:style-name="P233"><text:span text:style-name="T742">З</text:span>апрещено упоминать одно и то же исключение в нескольких инструкциях перехвата в пределах одной секции. Инструкция <text:span text:style-name="Source_20_Text"><text:span text:style-name="T769">когда любое</text:span></text:span> перехватывает любое возникшее исключение, если оно не упомянуто в других инструкциях в той же секции. Такая инструкция должна быть последней в секции.</text:p>
      <text:p text:style-name="P474">Если в инструкции перехвата не объявлена переменная, а перечислены одно или несколько имён исключений, то тело <text:span text:style-name="T620">инструкции</text:span> выполняется при возникновении любого из них. <text:span text:style-name="T619">П</text:span>ри этом <text:span text:style-name="T619">можно</text:span> узнать, какое именно из исключений возникло, <text:span text:style-name="T619">и получить текст сообщения об ошибке вызовом функций </text:span><text:span text:style-name="Source_20_Text"><text:span text:style-name="T804">имя_исключения()</text:span></text:span><text:span text:style-name="T619"> и </text:span><text:span text:style-name="Source_20_Text"><text:span text:style-name="T804">текст_исключения()</text:span></text:span><text:span text:style-name="T619">, но нет возможности</text:span> модифицировать <text:span text:style-name="T619">текст или </text:span>параметры <text:span text:style-name="T619">исключения</text:span>.</text:p>
      <text:p text:style-name="P231">Для <text:span text:style-name="T608">доступа к параметрам исключения нужно объявить переменную — </text:span>указать <text:span text:style-name="T608">её имя </text:span>после ключевого слова <text:span text:style-name="Source_20_Text"><text:span text:style-name="T769">когда</text:span></text:span> и отделить двоеточием от имени исключения. Такая инструкция может перехватывать только од<text:span text:style-name="T609">и</text:span><text:span text:style-name="T610">н</text:span><text:span text:style-name="T609"> вид</text:span> исключени<text:span text:style-name="T609">я</text:span>.</text:p>
      <text:p text:style-name="P232">Переменная, <text:span text:style-name="T1788">объявленная таким образом,</text:span> представляет собой структуру, которая содержит:</text:p>
      <text:list xml:id="list1826775253" text:style-name="L14">
        <text:list-item>
          <text:p text:style-name="P910">Поле <text:span text:style-name="Source_20_Text"><text:span text:style-name="T769">текст</text:span></text:span> строкового типа, содержащее текст сообщения об ошибке;</text:p>
        </text:list-item>
        <text:list-item>
          <text:p text:style-name="P909"><text:span text:style-name="T607">Поля простых типов, соответствующие параметрам </text:span><text:span text:style-name="T613">в определении </text:span><text:span text:style-name="T607">исключения.</text:span></text:p>
        </text:list-item>
      </text:list>
      <text:p text:style-name="Text_20_body">Эти поля получают <text:span text:style-name="T613">свои </text:span>значения при создании исключения <text:span text:style-name="T613">и могут быть изменены </text:span><text:span text:style-name="T614">при его перехвате. Следует иметь в виду, что если текст сообщения </text:span><text:span text:style-name="T926">об ошибке </text:span><text:span text:style-name="T614">содержал спецификаторы вида </text:span><text:span text:style-name="Source_20_Text"><text:span text:style-name="T770">%(</text:span></text:span><text:span text:style-name="Source_20_Text"><text:span text:style-name="T840">имя</text:span></text:span><text:span text:style-name="Source_20_Text"><text:span text:style-name="T770">)</text:span></text:span><text:span text:style-name="T614">, то в момент </text:span><text:soft-page-break/><text:span text:style-name="T614">перехвата поле </text:span><text:span text:style-name="Source_20_Text"><text:span text:style-name="T770">текст</text:span></text:span><text:span text:style-name="T614"> </text:span><text:span text:style-name="T615">содержит уже отформатированный текст, где все спецификаторы заменены на значения параметров. Изменение значений параметров исключения при его перехвате не приводит к повторному </text:span><text:span text:style-name="T743">формированию</text:span><text:span text:style-name="T615"> текста сообщения </text:span><text:span text:style-name="T616">об ошибке; </text:span><text:span text:style-name="T744">для того, чтобы изменить текст сообщения, нужно присвоить новое значение полю </text:span><text:span text:style-name="Source_20_Text"><text:span text:style-name="T771">текст</text:span></text:span><text:span text:style-name="T615">.</text:span></text:p>
      <text:p text:style-name="P318">Модификация <text:span text:style-name="T1292">текста и параметров</text:span> перехваченного исключения имеет смысл <text:span text:style-name="T1993">только</text:span> в том случае, если его всплытие будет возобновлено инструкцией <text:span text:style-name="Source_20_Text"><text:span text:style-name="T769">бросить</text:span></text:span>.</text:p>
      <text:h text:style-name="Heading_20_2" text:outline-level="2"><text:span text:style-name="T1356">Ошибка — с</text:span>оздани<text:span text:style-name="T1198">е</text:span> исключения</text:h>
      <text:p text:style-name="P319"><text:span text:style-name="T925">Эта и</text:span>нструкция применяется для того, чтобы прервать последовательно<text:span text:style-name="T1249">сть</text:span> выполнени<text:span text:style-name="T1249">я</text:span> и создать всплывающее исключение.</text:p>
      <text:p text:style-name="P461">Инструкция начинается ключевым словом <text:span text:style-name="Source_20_Text">ошибка</text:span>, за которым следует имя исключения. Если для исключения определены параметры, то их значения должны быть перечислены <text:span text:style-name="T1789">через запятую</text:span><text:span text:style-name="T917"> </text:span>в круглых скобках после имени исключения. Далее может следовать ключевое слово <text:span text:style-name="Source_20_Text">сообщение</text:span>, а за ним выражение строкового типа — текст сообщения об ошибке.</text:p>
      <text:p text:style-name="P320"><text:span text:style-name="T1246">Инструкции, следующие </text:span><text:span text:style-name="T1247">после</text:span><text:span text:style-name="T1246"> инструкци</text:span><text:span text:style-name="T1247">и</text:span><text:span text:style-name="T1246"> </text:span><text:span text:style-name="Source_20_Text"><text:span text:style-name="T1246">ошибка</text:span></text:span><text:span text:style-name="T1246">, не выполняются. Вместо этого управление передаётся в секцию обработки исключений ближайшего составного блока. Если такой блок отсутствует,</text:span> выполнение программы будет <text:span text:style-name="T1245">завершено</text:span> с кодом -1.</text:p>
      <text:p text:style-name="P697"><text:span text:style-name="T923">исключение<text:line-break/> <text:s text:c="3"/>МояОшибка</text:span><text:span text:style-name="T924">(п1, п2: целое; п3: строка) сообщение "Тут какая-то ошибка";</text:span><text:line-break/><text:span text:style-name="T923"> <text:s text:c="3"/></text:span><text:span text:style-name="T924">Ещё</text:span><text:span text:style-name="T923">Ошибка</text:span><text:span text:style-name="T924">(стр, симв: целое);</text:span><text:line-break/>начало<text:line-break/> <text:s text:c="3"/>ошибка ОшибкаВыполнения;<text:line-break/> <text:s text:c="3"/>// <text:span text:style-name="T1994">всё, что написано ниже, никогда не будет выполнено</text:span><text:line-break/> <text:s text:c="3"/><text:span text:style-name="T922">ошибка МояОшибка(10, 20, "тридцать");<text:line-break/> <text:s text:c="3"/>ошибка ЕщёОшибка(1, 2) сообщение "Ошибка в строке %(стр), символ %(симв).";</text:span><text:line-break/>конец;</text:p>
      <text:p text:style-name="P321">Если текст сообщения об ошибке был указан и в определении исключения, и при его создании, то последний имеет приоритет. Если текст не указан ни в определении, ни при создании исключения, то в качестве текста сообщения используется имя исключения.</text:p>
      <text:p text:style-name="P322"><text:span text:style-name="T920">Если для исключения определены параметры</text:span><text:span text:style-name="T918">, </text:span><text:span text:style-name="T920">то</text:span><text:span text:style-name="T918"> текст сообщения об ошибке может содержать спецификаторы вида </text:span><text:span text:style-name="Source_20_Text"><text:span text:style-name="T918">%(имя)</text:span></text:span><text:span text:style-name="T918">, </text:span><text:span text:style-name="T919">где </text:span><text:span text:style-name="Source_20_Text"><text:span text:style-name="T919">имя</text:span></text:span><text:span text:style-name="T919"> — имя параметра исключения. </text:span><text:span text:style-name="T921">При создании исключения такие спецификаторы будут заменены на строковые представления значений соответствующих параметров.</text:span></text:p>
      <text:p text:style-name="P459">Кроме того, значения параметров исключения могут быть получены в секции перехвата исключений составного блока, как это описано в разделе <text:span text:style-name="T1">«</text:span><text:span text:style-name="T37">Когда-тогда — перехват исключений</text:span><text:span text:style-name="T18">»</text:span>.</text:p>
      <text:h text:style-name="Heading_20_2" text:outline-level="2"><text:span text:style-name="T1357">Бросить — в</text:span>оссоздание исключения</text:h>
      <text:p text:style-name="P460">Эта инструкция <text:span text:style-name="T1242">записывается ключевым словом </text:span><text:span text:style-name="Source_20_Text"><text:span text:style-name="T1242">бросить</text:span></text:span><text:span text:style-name="T1242">. Её можно применять только в </text:span><text:span text:style-name="T1287">секции обработки исключений составного блока</text:span><text:span text:style-name="T1242">: она прерывает </text:span><text:span text:style-name="T1243">последовательно</text:span><text:span text:style-name="T1248">сть</text:span><text:span text:style-name="T1243"> выполнени</text:span><text:span text:style-name="T1248">я</text:span><text:span text:style-name="T1243"> и воссоздаёт то же самое исключение, которое </text:span><text:span text:style-name="T1288">привело к передаче управления в </text:span><text:span text:style-name="T1289">данную </text:span><text:span text:style-name="T1288">секцию обработки исключений</text:span><text:span text:style-name="T1243">.</text:span></text:p>
      <text:p text:style-name="P460"><text:span text:style-name="T1244">Инструкции, следующие после инструкции </text:span><text:span text:style-name="Source_20_Text"><text:span text:style-name="T1244">бросить</text:span></text:span><text:span text:style-name="T1244">, не выполняются. Вместо этого управление передаётся в </text:span><text:span text:style-name="T1293">секцию обработки исключений, расположенную в </text:span><text:span text:style-name="T1244">ближайш</text:span><text:span text:style-name="T1293">ем</text:span><text:span text:style-name="T1244"> объемлющ</text:span><text:span text:style-name="T1293">ем</text:span><text:span text:style-name="T1244"> составно</text:span><text:span text:style-name="T1293">м</text:span><text:span text:style-name="T1244"> блок</text:span><text:span text:style-name="T1293">е</text:span><text:span text:style-name="T1244">. </text:span><text:span text:style-name="T1250">Е</text:span><text:span text:style-name="T1244">сли такой блок <text:s/>отсутствует, </text:span><text:span text:style-name="T1250">выполнение </text:span><text:span text:style-name="T1244">программ</text:span><text:span text:style-name="T1250">ы</text:span><text:span text:style-name="T1244"> </text:span><text:span text:style-name="T1250">будет </text:span><text:span text:style-name="T1244">заверш</text:span><text:span text:style-name="T1250">ено</text:span><text:span text:style-name="T1244"> с кодом -1.</text:span></text:p>
      <text:p text:style-name="P462">Если параметры исключения или текст сообщения об ошибке были модифицированы в <text:span text:style-name="T1290">секции обработки исключений</text:span>, то исключение будет воссоздано с новыми значениями.</text:p>
      <text:h text:style-name="Heading_20_2" text:outline-level="2"><text:soft-page-break/><text:span text:style-name="T1358">Если-то-иначе — </text:span><text:span text:style-name="T1369">у</text:span><text:span text:style-name="T1155">словно</text:span><text:span text:style-name="T1199">е</text:span><text:span text:style-name="T1155"> </text:span>ветвлени<text:span text:style-name="T1199">е</text:span></text:h>
      <text:p text:style-name="P423">Эта инструкция применяется для выполнения тех или иных действий в зависимости от некоторого условия.</text:p>
      <text:p text:style-name="P423">Инструкция начинается ключевым словом <text:span text:style-name="Source_20_Text">если</text:span>, после которого должно быть указано <text:span text:style-name="T1156">условие — </text:span><text:span text:style-name="T1160">значение или </text:span>выражение логического типа. <text:span text:style-name="T1156">Далее следует ключевое слово </text:span><text:span text:style-name="Source_20_Text"><text:span text:style-name="T1156">то</text:span></text:span><text:span text:style-name="T1156">, а за ним — ровно одна инструкция, которая будет выполнена в том случае, если указанное условие имеет истинное значение.</text:span></text:p>
      <text:p text:style-name="P424">Далее может следовать знак «<text:span text:style-name="Source_20_Text">;</text:span>», либо ключевое слово <text:span text:style-name="Source_20_Text">иначе</text:span>, <text:span text:style-name="T1158">а за ним </text:span>ещё ровно одна инструкция и знак «<text:span text:style-name="Source_20_Text">;</text:span>». Эта последняя инструкция будет выполнена в том случае, <text:span text:style-name="T1790">если</text:span> указанное условие имеет ложное значение.</text:p>
      <text:p text:style-name="P425">В обоих случаях ровно одна инструкция может представлять собой составной блок, содержащий сколько угодно инструкций.</text:p>
      <text:p text:style-name="P427"><text:span text:style-name="T1157">н</text:span>ачало<text:line-break/> <text:s text:c="3"/><text:span text:style-name="T1157">если А &lt; Б то<text:line-break/> <text:s text:c="7"/>вывести("А меньше Б.");<text:line-break/> <text:s text:c="3"/>если Н &lt; М то<text:line-break/> <text:s text:c="7"/>вывести("Н меньше М.")<text:line-break/> <text:s text:c="3"/>иначе </text:span><text:span text:style-name="T1161">начало</text:span><text:span text:style-name="T1157"><text:line-break/> <text:s text:c="7"/>вывести("Н больше или равно М.");<text:line-break/> <text:s text:c="7"/></text:span><text:span text:style-name="T1161">если Н &gt; М то вывести("Всё-таки больше.");</text:span><text:span text:style-name="T1157"><text:line-break/> <text:s text:c="3"/></text:span><text:span text:style-name="T1161">конец;</text:span><text:line-break/>конец;</text:p>
      <text:p text:style-name="Text_20_body">Если требуется <text:span text:style-name="T1159">перебрать несколько условий подряд, то инструкции ветвления можно располагать друг за другом:</text:span></text:p>
      <text:p text:style-name="P428">начало<text:line-break/> <text:s text:c="3"/><text:span text:style-name="T1159">если имя = "Петя" то вывести("Узнаю брата Петю!")<text:line-break/> <text:s text:c="3"/>иначе если имя = "Вася" то вывести("Узнаю брата Васю!")<text:line-break/> <text:s text:c="3"/>иначе если имя = "Коля" то вывести("Узнаю брата Колю!")<text:line-break/> <text:s text:c="3"/>иначе вывести("Что-то не узнаю...");</text:span><text:line-break/>конец;</text:p>
      <text:p text:style-name="P426">Здесь действует правило: каждое <text:span text:style-name="Source_20_Text">иначе</text:span> относится к ближайшему <text:span text:style-name="Source_20_Text">если</text:span>, расположенному выше по тексту исходного кода.</text:p>
      <text:p text:style-name="P426">Во многих подобных случаях будет удобнее воспользоваться инструкцией многовариантного выбора.</text:p>
      <text:h text:style-name="Heading_20_2" text:outline-level="2"><text:span text:style-name="T1359">Выбор-из — м</text:span>ноговариантн<text:span text:style-name="T1200">ый</text:span> выбор</text:h>
      <text:p text:style-name="P429">Эта инструкция применяется для выполнения <text:span text:style-name="T1191">тех или иных</text:span> действий в зависимости от выбора значения из нескольких предусмотренных вариантов.</text:p>
      <text:p text:style-name="P430">Инструкция начинается <text:span text:style-name="T1192">ключевым </text:span>словом <text:span text:style-name="Source_20_Text">выбор</text:span>, за которым следует <text:span text:style-name="T1380">выбираемое</text:span><text:span text:style-name="T1165"> значение — буквальное </text:span>значение или выражение простого типа. <text:span text:style-name="T1372">З</text:span><text:span text:style-name="T1344">атем, если </text:span><text:span text:style-name="T1381">выбираемое</text:span><text:span text:style-name="T1372"> значение</text:span><text:span text:style-name="T1344"> имеет тип </text:span><text:span text:style-name="Source_20_Text"><text:span text:style-name="T1344">дробное</text:span></text:span><text:span text:style-name="T1344"> или </text:span><text:span text:style-name="Source_20_Text"><text:span text:style-name="T1344">момент</text:span></text:span><text:span text:style-name="T1344">, может следовать ключевое слово </text:span><text:span text:style-name="Source_20_Text"><text:span text:style-name="T1344">точность</text:span></text:span><text:span text:style-name="T1344">, а за ним </text:span><text:span text:style-name="T1396">константное </text:span><text:span text:style-name="T1350">выражение </text:span><text:span text:style-name="T1396">дробного типа</text:span><text:span text:style-name="T1344">, определяющее точность сравнения. </text:span>Далее следует слово <text:span text:style-name="Source_20_Text">из</text:span>, <text:span text:style-name="T1373">а </text:span>за <text:span text:style-name="T1373">ним</text:span> тело инструкции <text:span text:style-name="T1253">и</text:span> слово <text:span text:style-name="Source_20_Text">окончание</text:span>.</text:p>
      <text:p text:style-name="P431">Тело инструкции состоит из одного или нескольких описателей варианта выбора. Каждый описатель начинается с перечня подходящих значений, перечисленных через запятую, далее следует знак «<text:span text:style-name="Source_20_Text">:</text:span>», <text:span text:style-name="T1168">а</text:span> <text:span text:style-name="T1164">за ним ровно одна инструкция </text:span><text:span text:style-name="T1168">и знак «</text:span><text:span text:style-name="Source_20_Text"><text:span text:style-name="T1168">;</text:span></text:span><text:span text:style-name="T1168">».</text:span><text:span text:style-name="T1164"> </text:span><text:span text:style-name="T1168">Эта инструкция </text:span><text:span text:style-name="T1164">будет выполнена в том случае, если </text:span><text:span text:style-name="T1168">данный</text:span><text:span text:style-name="T1164"> вариант выбора окажется подходящим. </text:span><text:span text:style-name="T1995">Инструкция</text:span><text:span text:style-name="T1166"> может представлять собой составной блок, содержащий сколько угодно </text:span><text:span text:style-name="T1996">вложенных </text:span><text:span text:style-name="T1166">инструкций.</text:span></text:p>
      <text:p text:style-name="P432">Перечень подходящих значений может состоять из буквальных значений или <text:span text:style-name="T1397">константных </text:span>выражений. Вариант выбора считается подходящим, <text:span text:style-name="T1167">если </text:span><text:span text:style-name="T1382">выбираемое</text:span><text:span text:style-name="T1167"> значение точно совпадает с одним из значений, перечисленных </text:span><text:soft-page-break/><text:span text:style-name="T1167">в описателе варианта </text:span><text:span text:style-name="T1374">(дробные значения и моменты должны совпадать с указанной точностью)</text:span><text:span text:style-name="T1167">. Тело инструкции выбора не может содержать нескольких описателей с совпадающими значениями.</text:span></text:p>
      <text:p text:style-name="P433">В последнем из описателей вместо перечня подходящих значений можно указать ключевое слово <text:span text:style-name="Source_20_Text">иначе</text:span> (без двоеточия). Такой описатель будет считаться подходящим в <text:span text:style-name="T1997">любых случаях</text:span>, если <text:span text:style-name="T1193">выше </text:span><text:span text:style-name="T1169">не нашлось никакого другого подходящего </text:span><text:span text:style-name="T1170">описателя</text:span>.</text:p>
      <text:p text:style-name="P499"><text:span text:style-name="T1162">программа Пример;</text:span><text:line-break/>переменная<text:line-break/> <text:s text:c="3"/>имя: строка;<text:line-break/><text:span text:style-name="T1162">начало<text:line-break/> <text:s text:c="3"/></text:span><text:span text:style-name="T1213">сообщить</text:span><text:span text:style-name="T1162">("Введите имя: ");<text:line-break/> <text:s text:c="3"/>ввести(имя);</text:span><text:line-break/> <text:s text:c="3"/>выбор <text:span text:style-name="T1162">имя из<text:line-break/> <text:s text:c="7"/>"Петя": вывести("Узнаю брата Петю!");<text:line-break/> <text:s text:c="7"/>"Вася": вывести("Узнаю брата Васю!");<text:line-break/> <text:s text:c="7"/>"Коля": вывести("Узнаю брата Колю!");<text:line-break/> <text:s text:c="7"/>"</text:span><text:span text:style-name="T1163">Оля", "</text:span><text:span text:style-name="T1194">Д</text:span><text:span text:style-name="T1163">аша", "Вика</text:span><text:span text:style-name="T1162">": </text:span><text:span text:style-name="T1163">вывести("Узнаю сестрёнку!");<text:line-break/> <text:s text:c="7"/>"</text:span><text:span text:style-name="T1195">Таня</text:span><text:span text:style-name="T1163">": </text:span><text:span text:style-name="T1195">вывести("Привет, Таня :)");</text:span><text:span text:style-name="T1162"><text:line-break/> <text:s text:c="7"/>иначе вывести("Что-то не узнаю...");<text:line-break/> <text:s text:c="3"/>конец;<text:line-break/>окончание.</text:span></text:p>
      <text:p text:style-name="P499"/>
      <text:p text:style-name="P500">программа ЕщёПример;<text:line-break/>переменная<text:line-break/> <text:s text:c="3"/><text:span text:style-name="T1385">N</text:span>: дробное <text:span text:style-name="T1376">= </text:span>0.345;<text:line-break/>начало<text:line-break/> <text:s text:c="3"/>выбор <text:span text:style-name="T1385">N</text:span> точность 0.09 из<text:line-break/> <text:s text:c="7"/>0: вывести("Нуль");<text:line-break/> <text:s text:c="7"/>0.1: вывести("Одна десятая");<text:line-break/> <text:s text:c="7"/>0.2: вывести("Две десятых");<text:line-break/> <text:s text:c="7"/>0.3: вывести("Три десятых"); // <text:span text:style-name="T1377">совпад</text:span><text:span text:style-name="T1387">ё</text:span><text:span text:style-name="T1377">т с указанной точностью</text:span><text:line-break/> <text:s text:c="7"/>0.4: вывести("Четыре десятых");<text:line-break/> <text:s text:c="3"/>конец;<text:line-break/>окончание.</text:p>
      <text:p text:style-name="P496">Для <text:span text:style-name="T1378">выбора </text:span><text:span text:style-name="T1386">из </text:span><text:span text:style-name="T1383">значени</text:span><text:span text:style-name="T1386">й</text:span> типа <text:span text:style-name="Source_20_Text">дробное</text:span> или <text:span text:style-name="Source_20_Text">момент</text:span> можно указать точность сравнения. Если указана ненулевая точность, то <text:span text:style-name="T1379">вариант выбора будет считаться подходящим, если </text:span>модуль разности <text:span text:style-name="T1379">указанной константы и </text:span><text:span text:style-name="T1384">выбираемого</text:span><text:span text:style-name="T1379"> значения </text:span><text:span text:style-name="T1371">не превышает</text:span> указанного значения <text:span text:style-name="T1348">точности</text:span>.</text:p>
      <text:p text:style-name="P498"><text:span text:style-name="T200">Примечание:</text:span> следует быть осторожным при использовании этой инструкции <text:span text:style-name="T1389">с</text:span><text:span text:style-name="T1388"> дробны</text:span><text:span text:style-name="T1389">ми</text:span><text:span text:style-name="T1388"> чис</text:span><text:span text:style-name="T1389">лами</text:span><text:span text:style-name="T1388"> и момент</text:span><text:span text:style-name="T1389">ами</text:span><text:span text:style-name="T1388"> </text:span><text:span text:style-name="T1375">без указания точности</text:span>. Сравнение вещественных чисел на точное равенство может давать непредсказуемый результат в зависимости от операционной системы и аппаратного обеспечения.</text:p>
      <text:h text:style-name="P744" text:outline-level="2"><text:span text:style-name="T1903">Повторить-раз</text:span><text:span text:style-name="T1360"> — </text:span><text:span text:style-name="T1909">простой </text:span><text:span text:style-name="T1370">ц</text:span>икл</text:h>
      <text:p text:style-name="P435">Эта инструкция предназначена для выполнения <text:span text:style-name="T1201">одних и тех же</text:span> действий <text:span text:style-name="T1177">несколько раз. Количество повторений (итераций) </text:span><text:span text:style-name="T1183">цикла </text:span><text:span text:style-name="T1177">вычисляется заранее</text:span>.</text:p>
      <text:p text:style-name="P436"><text:span text:style-name="T1171">Инструкция начинается ключевым словом </text:span><text:span text:style-name="Source_20_Text"><text:span text:style-name="T1905">повторить</text:span></text:span><text:span text:style-name="T1171">, за которым следует </text:span><text:span text:style-name="T1908">целочисленное </text:span><text:span text:style-name="T1171">выражение, определяющее </text:span><text:span text:style-name="T1905">количество итераций цикла</text:span><text:span text:style-name="T1171">. </text:span><text:span text:style-name="T1172">После этого следует слово </text:span><text:span text:style-name="Source_20_Text"><text:span text:style-name="T1905">раз</text:span></text:span><text:span text:style-name="T1172"> </text:span><text:span text:style-name="T1905">(или </text:span><text:span text:style-name="Source_20_Text"><text:span text:style-name="T1905">раза</text:span></text:span><text:span text:style-name="T1905">) </text:span><text:span text:style-name="T1255">и</text:span><text:span text:style-name="T1172"> ровно одна инструкция, составляющая тело цикла. </text:span><text:span text:style-name="T1175">Тело цикла</text:span><text:span text:style-name="T1173"> может </text:span><text:span text:style-name="T1254">быть</text:span><text:span text:style-name="T1173"> составн</text:span><text:span text:style-name="T1254">ым</text:span><text:span text:style-name="T1173"> блок</text:span><text:span text:style-name="T1254">ом</text:span><text:span text:style-name="T1173">, содержащи</text:span><text:span text:style-name="T1254">м</text:span><text:span text:style-name="T1173"> сколько угодно инструкций.</text:span></text:p>
      <text:p text:style-name="Исходный_20_код">программа Пример;<text:line-break/><text:span text:style-name="T1907">начало<text:line-break/> <text:s text:c="3"/>повторить 10 раз вывести("А"); // будет выведено АААААААААА<text:line-break/>окончание.</text:span></text:p>
      <text:p text:style-name="P678"><text:soft-page-break/>Значение, определяющее количество итераций, вычисляется один раз перед началом цикла. <text:span text:style-name="T1915">Это значение должно быть положительным, иначе тело цикла не будет выполнено ни разу. </text:span><text:span text:style-name="T1912">Изменение</text:span> в теле цикла <text:span text:style-name="T1912">каких-либо </text:span><text:span text:style-name="T1911">данны</text:span><text:span text:style-name="T1912">х</text:span>, <text:span text:style-name="T1910">от которых зависит</text:span> это значение, <text:span text:style-name="T1912">не приведёт к изменению</text:span> количеств<text:span text:style-name="T1912">а</text:span> итераций.</text:p>
      <text:p text:style-name="P446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181">при том условии, что </text:span><text:span text:style-name="T1906">количество итераций ещё не достигло максимального значения</text:span>.</text:p>
      <text:h text:style-name="Heading_20_2" text:outline-level="2"><text:span text:style-name="T1360">Для-от-до-цикл — </text:span><text:span text:style-name="T1370">ц</text:span>икл <text:span text:style-name="T1998">с</text:span>о счётчик<text:span text:style-name="T1998">ом</text:span></text:h>
      <text:p text:style-name="P437">Эта инструкция предназначена для выполнения <text:span text:style-name="T1201">одних и тех же</text:span> действий <text:span text:style-name="T1177">несколько раз. Количество повторений (итераций) </text:span><text:span text:style-name="T1183">цикла </text:span><text:span text:style-name="T1177">вычисляется заранее. </text:span><text:span text:style-name="T1904">В теле цикла доступна целочисленная переменная </text:span><text:span text:style-name="T1171">—</text:span><text:span text:style-name="T1904"> счётчик, значение которой увеличивается (или уменьшается) на 1 </text:span><text:span text:style-name="T1999">после</text:span><text:span text:style-name="T1904"> каждой итерации цикла.</text:span></text:p>
      <text:p text:style-name="P434"><text:span text:style-name="T1171">Инструкция начинается ключевым словом </text:span><text:span text:style-name="Source_20_Text"><text:span text:style-name="T1171">для</text:span></text:span><text:span text:style-name="T1171">, за которым следует имя переменной — счётчика цикла.</text:span> <text:span text:style-name="T1171">Далее следует слово </text:span><text:span text:style-name="Source_20_Text"><text:span text:style-name="T1171">от</text:span></text:span><text:span text:style-name="T1171">, за ним выражение, определяющее начальное значение счётчика, а затем слово </text:span><text:span text:style-name="Source_20_Text"><text:span text:style-name="T1171">до</text:span></text:span><text:span text:style-name="T1171"> и выражение, определяющее конечное значение счётчика. </text:span><text:span text:style-name="T1172">После этого следует слово </text:span><text:span text:style-name="Source_20_Text"><text:span text:style-name="T1172">цикл</text:span></text:span><text:span text:style-name="T1172"> </text:span><text:span text:style-name="T1255">и</text:span><text:span text:style-name="T1172"> ровно одна инструкция, составляющая тело цикла. </text:span><text:span text:style-name="T1175">Тело цикла</text:span><text:span text:style-name="T1173"> может </text:span><text:span text:style-name="T1254">быть</text:span><text:span text:style-name="T1173"> составн</text:span><text:span text:style-name="T1254">ым</text:span><text:span text:style-name="T1173"> блок</text:span><text:span text:style-name="T1254">ом</text:span><text:span text:style-name="T1173">, содержащи</text:span><text:span text:style-name="T1254">м</text:span><text:span text:style-name="T1173"> сколько угодно инструкций. </text:span><text:span text:style-name="T1178">Перед словом </text:span><text:span text:style-name="Source_20_Text"><text:span text:style-name="T1178">цикл</text:span></text:span><text:span text:style-name="T1178"> допускается слово </text:span><text:span text:style-name="Source_20_Text"><text:span text:style-name="T1178">обратный</text:span></text:span><text:span text:style-name="T1178">.</text:span></text:p>
      <text:p text:style-name="P438"><text:span text:style-name="T1186">Счётчиком цикла может быть</text:span> только локальная переменная целого типа: <text:span text:style-name="T1176">она должна быть объявлена в разделе определений той программы или подпрограммы, в теле которой выполняется цикл. В</text:span><text:span text:style-name="T1174">ыражения начального и конечного значения </text:span><text:span text:style-name="T1177">счётчика</text:span><text:span text:style-name="T1174"> должны возвращать целое</text:span>. <text:span text:style-name="T1174">Значения этих выражений вычисляются один раз перед первой итерацией цикла. </text:span><text:span text:style-name="T1187">И</text:span><text:span text:style-name="T1174">зменение </text:span><text:span text:style-name="T1913">в теле</text:span><text:span text:style-name="T1174"> цикла каких-либо данных, влияющих на значения этих выражений, не приведёт к изменению количества итераций.</text:span></text:p>
      <text:p text:style-name="P442"><text:span text:style-name="T1177">п</text:span>рограмма Пример;<text:line-break/><text:span text:style-name="T1177">переменная<text:line-break/> <text:s text:c="3"/>цвета: массив целых;<text:line-break/> <text:s text:c="3"/>ц: целое;<text:line-break/>начало<text:line-break/> <text:s text:c="3"/>длина(цвета, 16);<text:line-break/> <text:s text:c="3"/>для ц от 0 до 15 цикл цвета[ц] := <text:s/>ц;<text:line-break/> <text:s text:c="3"/>для ц от длина(цвета)-1 </text:span><text:span text:style-name="T1184">до 0 обратный </text:span><text:span text:style-name="T1177">цикл начало</text:span></text:p>
      <text:p text:style-name="P442"><text:span text:style-name="T1177"><text:s text:c="8"/>цвет</text:span><text:span text:style-name="T1185">Фона</text:span><text:span text:style-name="T1177">(цвета[ц]);<text:line-break/> <text:s text:c="7"/>вывести("Цв", строка(ц));<text:line-break/> <text:s text:c="3"/>конец;<text:line-break/>окончание.</text:span></text:p>
      <text:p text:style-name="P439">Перед первой итерацией счётчику цикла присваивается начальное значение. <text:span text:style-name="T1188">З</text:span>атем выполняется тело цикла. После этого значение счётчика увеличивается на 1, и тело цикла выполняется снова. Так происходит до тех пор, пока значение счётчика меньше или равно конечному значению. После этого цикл завершается, и начинают выполняться инструкции, следующие после цикла.</text:p>
      <text:p text:style-name="P439">Значение переменной-счётчика цикла можно менять в теле цикла, но это не приведёт изменению количества итераций. <text:span text:style-name="T1189">Переменная-с</text:span>чётчик сохранит присвоенное е<text:span text:style-name="T1189">й</text:span> значение до конца текущей итерации, после чего е<text:span text:style-name="T1189">й</text:span> будет присвоено <text:span text:style-name="T1179">следующее заранее вычисленное значение, так что на входе в </text:span><text:span text:style-name="T2000">каждую </text:span><text:span text:style-name="T1179">следующую итерацию </text:span><text:span text:style-name="T1190"><text:s/></text:span><text:span text:style-name="T1179">счётчик будет иметь значение на 1 большее, чем на входе в </text:span><text:span text:style-name="T2000">предыдущую</text:span><text:span text:style-name="T1179">.</text:span></text:p>
      <text:p text:style-name="P440">Если начальное значение счётчика больше конечного, тело цикла не будет выполнено ни <text:span text:style-name="T1180">разу</text:span>. <text:span text:style-name="T2001">Если начальное и конечное значения равны, тело цикла будет выполнено один раз.</text:span></text:p>
      <text:p text:style-name="P440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 при каждой итерации значение счётчика уменьшается на единицу. В этом случае начальное значение счётчика должно быть больше или равно конечному.</text:p>
      <text:p text:style-name="P444"><text:soft-page-break/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181">при том условии, что счётчик </text:span><text:span text:style-name="T1182">ещё </text:span><text:span text:style-name="T1181">не </text:span><text:span text:style-name="T1196">равен</text:span><text:span text:style-name="T1181"> конечно</text:span><text:span text:style-name="T1196">му</text:span><text:span text:style-name="T1181"> значени</text:span><text:span text:style-name="T1196">ю</text:span>.</text:p>
      <text:p text:style-name="P626">После выхода из цикла переменная-счётчик сохраняет значение, присвоенное е<text:span text:style-name="T1791">й</text:span> на последней выполненной итераци<text:span text:style-name="T1791">и</text:span>.</text:p>
      <text:h text:style-name="Heading_20_2" text:outline-level="2"><text:span text:style-name="T1361">Для-каждого-цикл — ц</text:span>икл по набору <text:span text:style-name="T1201">данных</text:span></text:h>
      <text:p text:style-name="P447">Эта инструкция предназначена для выполнения одних и тех же действий для каждого элемента из набора данных. Набором данных может служить массив, словарь или строка — в последнем случае элементом <text:span text:style-name="T1210">набора </text:span>является каждый символ в строке.</text:p>
      <text:p text:style-name="P448">Инструкция начинается ключевыми словами <text:span text:style-name="Source_20_Text">для каждого</text:span>, за которыми следует имя переменной-<text:span text:style-name="T1227">итератора</text:span>. <text:span text:style-name="T1227">П</text:span>еременная-<text:span text:style-name="T1227">итератор</text:span> должна быть объявлена в локальной области видимости — т.е., <text:span text:style-name="T1176">в разделе определений той программы или подпрограммы, в теле которой выполняется цикл.</text:span></text:p>
      <text:p text:style-name="P449">Далее следует ключевое слово <text:span text:style-name="Source_20_Text">из</text:span> и имя переменной, содержащей набор данных — строку, массив или словарь. Перед словом <text:span text:style-name="Source_20_Text">из</text:span> допустимо слово <text:span text:style-name="Source_20_Text">от</text:span>, а за ним выражение, определяющее <text:span text:style-name="T2002">начальную</text:span><text:span text:style-name="T1228"> </text:span><text:span text:style-name="T1209">позицию </text:span><text:span text:style-name="T1228">итератора</text:span><text:span text:style-name="T1209"> в наборе данных</text:span>.</text:p>
      <text:p text:style-name="P449">Затем следует слово <text:span text:style-name="Source_20_Text">цикл</text:span> <text:span text:style-name="T1256">и </text:span>ровно одна инструкция, составляющая тело цикла. <text:span text:style-name="T1175">Тело цикла</text:span><text:span text:style-name="T1173"> может </text:span><text:span text:style-name="T1256">быть </text:span><text:span text:style-name="T1173">составн</text:span><text:span text:style-name="T1256">ым</text:span><text:span text:style-name="T1173"> блок</text:span><text:span text:style-name="T1256">ом</text:span><text:span text:style-name="T1173">, содержащи</text:span><text:span text:style-name="T1257">м</text:span><text:span text:style-name="T1173"> сколько угодно инструкций. </text:span><text:span text:style-name="T1178">Перед словом </text:span><text:span text:style-name="Source_20_Text"><text:span text:style-name="T1178">цикл</text:span></text:span><text:span text:style-name="T1178"> допускается слово </text:span><text:span text:style-name="Source_20_Text"><text:span text:style-name="T1178">обратный</text:span></text:span><text:span text:style-name="T1178">.</text:span></text:p>
      <text:p text:style-name="P450">Для массивов и строк <text:span text:style-name="T2003">переменная-</text:span><text:span text:style-name="T1229">итератор</text:span> долж<text:span text:style-name="T2003">на</text:span> быть цело<text:span text:style-name="T1232">численного</text:span><text:span text:style-name="T1231"> типа</text:span>. <text:span text:style-name="T1206">Для массива он</text:span><text:span text:style-name="T2004">а</text:span><text:span text:style-name="T1206"> </text:span>означает индекс элемента <text:span text:style-name="T1206">в массиве, а для строки — номер байта в строке, с которого начинается очередной символ</text:span>. <text:span text:style-name="T1208">Байты в строке и элементы в массиве нумеруются начиная с нуля.</text:span></text:p>
      <text:p text:style-name="P450">Для словарей тип <text:span text:style-name="T2005">переменной-</text:span><text:span text:style-name="T1230">итератора</text:span> должен точно соответствовать типу ключа словаря — при каждой итерации цикла этой переменной присваивается <text:span text:style-name="T1207">очередное</text:span> значение ключа.</text:p>
      <text:p text:style-name="P452"><text:span text:style-name="T1204">программа ЦиклПоСтроке;</text:span><text:line-break/>переменн<text:span text:style-name="T1211">ые</text:span><text:line-break/><text:span text:style-name="T1202"> <text:s text:c="3"/></text:span><text:span text:style-name="T2006">Б</text:span><text:span text:style-name="T1202">: целое;<text:line-break/></text:span> <text:s text:c="3"/><text:span text:style-name="T2006">С</text:span><text:span text:style-name="T1202">: строка;<text:line-break/> <text:s text:c="3"/>смв: символ;<text:line-break/></text:span>начало<text:line-break/> <text:s text:c="3"/><text:span text:style-name="T1214">сообщить</text:span><text:span text:style-name="T1204">("Введите строку: ");<text:line-break/> <text:s text:c="3"/>ввести(</text:span><text:span text:style-name="T2006">С</text:span><text:span text:style-name="T1204">);</text:span><text:line-break/> <text:s text:c="3"/><text:span text:style-name="T1202">для каждого </text:span><text:span text:style-name="T2006">Б</text:span><text:span text:style-name="T1202"> из </text:span><text:span text:style-name="T2006">С</text:span><text:span text:style-name="T1202"> цикл начало<text:line-break/> <text:s text:c="7"/></text:span><text:span text:style-name="T1203">смв := </text:span><text:span text:style-name="T2006">С</text:span><text:span text:style-name="T1897">[</text:span><text:span text:style-name="T2006">Б</text:span><text:span text:style-name="T1897">]</text:span><text:span text:style-name="T1203">;<text:line-break/> <text:s text:c="7"/></text:span><text:span text:style-name="T1204">вывести(</text:span><text:span text:style-name="T2006">Б</text:span><text:span text:style-name="T1204">, ": ", смв, НС);</text:span><text:span text:style-name="T1203"><text:line-break/></text:span><text:span text:style-name="T1202"> <text:s text:c="3"/></text:span><text:span text:style-name="T1205">конец</text:span><text:span text:style-name="T1202">;</text:span><text:line-break/><text:span text:style-name="T1205">окончание.</text:span></text:p>
      <text:p text:style-name="P452"/>
      <text:p text:style-name="P453">программа ЦиклПоМассиву;<text:line-break/>переменные<text:line-break/> <text:s text:c="3"/><text:span text:style-name="T2008">М</text:span>: массив строк;<text:line-break/> <text:s text:c="3"/>кво, <text:span text:style-name="T2008">К</text:span>: цел<text:span text:style-name="T2007">ы</text:span>е;<text:line-break/>начало<text:line-break/> <text:s text:c="3"/><text:span text:style-name="T1215">сообщить</text:span>("Введите количество: ");<text:line-break/> <text:s text:c="3"/>ввести(кво);<text:line-break/> <text:s text:c="3"/><text:span text:style-name="T1216">длина(</text:span><text:span text:style-name="T2008">М</text:span><text:span text:style-name="T1216">, кво);</text:span><text:line-break/> <text:s text:c="3"/>для <text:span text:style-name="T1216">каждого </text:span><text:span text:style-name="T2008">К</text:span><text:span text:style-name="T1216"> из </text:span><text:span text:style-name="T2008">М</text:span> цикл начало<text:line-break/> <text:s text:c="7"/><text:span text:style-name="T1216">сообщить("Введите элемент ", </text:span><text:span text:style-name="T2008">К</text:span><text:span text:style-name="T1216">, ": ");<text:line-break/> <text:s text:c="7"/></text:span><text:span text:style-name="T1217">ввести(</text:span><text:span text:style-name="T2008">М</text:span><text:span text:style-name="T1217">[</text:span><text:span text:style-name="T2008">К</text:span><text:span text:style-name="T1217">]);</text:span><text:line-break/> <text:s text:c="3"/>конец;<text:line-break/><text:soft-page-break/> <text:s text:c="3"/><text:span text:style-name="T1218">сообщить("Значения в обратном порядке:", </text:span><text:span text:style-name="T1219">НС</text:span><text:span text:style-name="T1218">);<text:line-break/> <text:s text:c="3"/>для каждого </text:span><text:span text:style-name="T2009">К</text:span><text:span text:style-name="T1218"> из </text:span><text:span text:style-name="T2009">М</text:span><text:span text:style-name="T1218"> обратный цикл вывести(</text:span><text:span text:style-name="T2009">М</text:span><text:span text:style-name="T1218">[</text:span><text:span text:style-name="T2009">К</text:span><text:span text:style-name="T1218">], НС);</text:span><text:line-break/>окончание.</text:p>
      <text:p text:style-name="P453"/>
      <text:p text:style-name="P628">программа ЦиклПоСловарю;<text:line-break/>переменные<text:line-break/> <text:s text:c="3"/>с: строка;<text:line-break/> <text:s text:c="3"/>сл: словарь строк ключ строка = {<text:line-break/> <text:s text:c="7"/>"Иванов" <text:s text:c="2"/>: "Иванов Иван Иванович",<text:line-break/> <text:s text:c="7"/>"Петров" <text:s text:c="2"/>: "Петров Пётр Петрович",<text:line-break/> <text:s text:c="7"/>"Сидоров" <text:s/>: "Сидоров Сидор Сидорович",<text:line-break/> <text:s text:c="7"/>"Николаев" : "Николаев Николай Николаевич",<text:line-break/> <text:s text:c="7"/>"Захаров" <text:s/>: "Захаров Захар Захарович"};<text:line-break/>начало<text:line-break/> <text:s text:c="3"/>для каждой с из сл от "Н" цикл вывести(сл[с], НС);<text:line-break/>окончание.</text:p>
      <text:p text:style-name="P451">Выражение, следующее за ключевым словом <text:span text:style-name="Source_20_Text">от</text:span>, определяет тот элемент набора данных, <text:span text:style-name="T1224">с</text:span> которого начнётся цикл. <text:span text:style-name="T1235">Тип значения этого выражения должен соответствовать типу переменной-итератора.</text:span></text:p>
      <text:list xml:id="list254508506" text:style-name="L15">
        <text:list-item>
          <text:p text:style-name="P911">Для строки — выражение должно возвращать целое число, <text:span text:style-name="T1221">означающее</text:span> <text:span text:style-name="T1898">номер байта в строке</text:span>, <text:span text:style-name="T1898">соответствующего началу символа,</text:span> с которого начнётся цикл.</text:p>
        </text:list-item>
        <text:list-item>
          <text:p text:style-name="P912">Для массива — выражение должно возвращать целое число, <text:span text:style-name="T1221">означающее</text:span> индекс элемента массива, с которого начнётся цикл.</text:p>
        </text:list-item>
        <text:list-item>
          <text:p text:style-name="P912"><text:span text:style-name="T1792">Для словаря — е</text:span><text:span text:style-name="T1220">сли </text:span><text:span text:style-name="T1233">в словаре есть ключ, равный значению выражения</text:span><text:span text:style-name="T1220">, то цикл начнётся с этого </text:span><text:span text:style-name="T1226">ключа</text:span><text:span text:style-name="T1220">. Если </text:span><text:span text:style-name="T1234">такого ключа </text:span><text:span text:style-name="T1220">нет, </text:span><text:span text:style-name="T1223">то </text:span><text:span text:style-name="T1220">цикл начнётся с ближайшего следующего значения ключа: </text:span><text:span text:style-name="T1222">прямой цикл с ближайшего большего значения, а обратный цикл с ближайшего меньшего значения</text:span><text:span text:style-name="T1220">.</text:span></text:p>
        </text:list-item>
      </text:list>
      <text:p text:style-name="P441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</text:p>
      <text:list xml:id="list492148800" text:style-name="L16">
        <text:list-item>
          <text:p text:style-name="P913">Для строки — символы перебираются от конца строки к началу.</text:p>
        </text:list-item>
        <text:list-item>
          <text:p text:style-name="P913">Для массива — элементы перебираются от <text:span text:style-name="T1794">большего индекса к меньшему</text:span>.</text:p>
        </text:list-item>
        <text:list-item>
          <text:p text:style-name="P913">Для словаря — ключи перебираются в порядке убывания.</text:p>
        </text:list-item>
      </text:list>
      <text:p text:style-name="P445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181">при том условии, что </text:span><text:span text:style-name="T1225">цикл ещё не дошёл до конца набора данных</text:span>.</text:p>
      <text:p text:style-name="P627"><text:span text:style-name="T1795">Значение переменной-</text:span><text:span text:style-name="T1796">итератора</text:span><text:span text:style-name="T1795"> можно менять в теле цикла, но это не приведёт изменению количества итераций. </text:span><text:span text:style-name="T1189">Переменная-</text:span><text:span text:style-name="T1797">итератор</text:span><text:span text:style-name="T1795"> сохранит присвоенное е</text:span><text:span text:style-name="T1189">й</text:span><text:span text:style-name="T1795"> значение до конца текущей итерации, после чего е</text:span><text:span text:style-name="T1189">й</text:span><text:span text:style-name="T1795"> будет присвоено </text:span><text:span text:style-name="T1179">следующее заранее вычисленное значение.</text:span></text:p>
      <text:p text:style-name="P627">После выхода из цикла переменная-итератор сохраняет значение, присвоенное ей на последней <text:span text:style-name="T1793">выполненной </text:span>итерации.</text:p>
      <text:p text:style-name="P693"><text:span text:style-name="T200">Примечание:</text:span> модификация набора данных в теле цикла — добавление или удаление элементов массивов и словарей, вставка и удаление символов строк<text:span text:style-name="T2010">и</text:span> — может приводить к <text:span text:style-name="T2011">нежелательным</text:span> последствиям: к возникновению исключений, неполному обходу набора данных <text:span text:style-name="T1914">и другим неприятностям</text:span>.</text:p>
      <text:h text:style-name="Heading_20_2" text:outline-level="2"><text:span text:style-name="T1362">Пока-цикл, </text:span><text:span text:style-name="T1363">цикл-пока</text:span><text:span text:style-name="T1362"> — ц</text:span>икл с условием</text:h>
      <text:p text:style-name="P454">В Клаусе есть две разновидности условного цикла: цикл с предусловием и цикл с постусловием.</text:p>
      <text:p text:style-name="P454">Цикл с предусловием начинается ключевым словом <text:span text:style-name="Source_20_Text">пока</text:span>, за которым следует <text:span text:style-name="T1236">выражение логического типа, слово </text:span><text:span text:style-name="Source_20_Text"><text:span text:style-name="T1236">цикл</text:span></text:span><text:span text:style-name="T1236">, тело цикла и знак «</text:span><text:span text:style-name="Source_20_Text"><text:span text:style-name="T1236">;</text:span></text:span><text:span text:style-name="T1236">».</text:span></text:p>
      <text:p text:style-name="P455">Цикл с постусловием начинается ключевым словом <text:span text:style-name="Source_20_Text">цикл</text:span>, за которым следует тело цикла, а после него слово <text:span text:style-name="Source_20_Text">пока</text:span>, выражение логического типа и знак «<text:span text:style-name="Source_20_Text">;</text:span>».</text:p>
      <text:p text:style-name="P456"><text:soft-page-break/>Телом цикла в обоих случаях должна быть ровно одна инструкция, в т.ч. это может быть составной блок, содержащий сколько угодно инструкций.</text:p>
      <text:p text:style-name="Исходный_20_код"><text:span text:style-name="T1237">п</text:span>еременная<text:line-break/> <text:s text:c="3"/><text:span text:style-name="T1237">д: дробное = 0;</text:span><text:line-break/>начало<text:line-break/> <text:s text:c="3"/><text:span text:style-name="T1237">пока д &lt; 10 цикл д += 1.5;<text:line-break/> <text:s text:c="3"/>цикл д -= 1.2 пока д &gt;= 0;</text:span><text:line-break/>окончание.</text:p>
      <text:p text:style-name="P457"><text:span text:style-name="T1239">Для</text:span> цикла с предусловием значение логического выражения вычисляется перед первой итерацией. Если условие ложно, тело цикла не выполняется ни разу, а управление передаётся инструкции, следующей после цикла. Если <text:span text:style-name="T1238">условие </text:span>истинно, тело цикла выполняется, после чего снова вычисляется значение логического выражения, и так происходит до тех пор, пока значение выражения не станет ложным.</text:p>
      <text:p text:style-name="P458">Тело цикла с постусловием выполняется <text:span text:style-name="T1798">по меньшей мере</text:span> один раз. После этого вычисляется значение логического выражения, и если оно истинно, тело цикла выполняется снова. Так происходит до тех пор, пока значение выражения не станет ложным, после чего управление передаётся инструкции, следующей после цикла.</text:p>
      <text:p text:style-name="P443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<text:span text:style-name="T1240">переходит к следующей проверке условия, после которой цикл либо продолжается, либо завершается</text:span>.</text:p>
      <text:h text:style-name="Heading_20_2" text:outline-level="2"><text:span text:style-name="T1364">Прервать — п</text:span>рерывание цикла</text:h>
      <text:p text:style-name="P467">Эта инструкция записывается ключевым словом <text:span text:style-name="Source_20_Text">прервать</text:span>. Она прерывает выполнение цикла: инструкции в теле цикла, следующие после неё, не выполняются, и управление <text:span text:style-name="T1263">немедленно </text:span>передаётся к <text:span text:style-name="T1261">ближайшей </text:span>следующей инструкции после цикла.</text:p>
      <text:p text:style-name="P469">Если в теле цикла есть составной блок, <text:span text:style-name="T1294">имеющий</text:span> секцию <text:span text:style-name="Source_20_Text">напоследок</text:span>, <text:span text:style-name="T1294">и в этом блоке</text:span> была <text:span text:style-name="T1264">выполнена</text:span> инструкция <text:span text:style-name="Source_20_Text">прервать</text:span>, то инструкции в секции <text:span text:style-name="Source_20_Text"><text:span text:style-name="T1262">напоследок</text:span></text:span><text:span text:style-name="T1262"> </text:span>будут выполнены перед выходом из цикла.</text:p>
      <text:h text:style-name="P745" text:outline-level="2"><text:span text:style-name="T1365">Продолжить — п</text:span>рерывание <text:span text:style-name="T1265">итерации </text:span>цикла</text:h>
      <text:p text:style-name="P468">Эта инструкция записывается ключевым словом <text:span text:style-name="Source_20_Text"><text:span text:style-name="T1265">продолжить</text:span></text:span>. Она прерывает выполнение <text:span text:style-name="T1265">текущей итерации </text:span>цикла: инструкции в теле цикла, следующие после неё, не выполняются, и <text:span text:style-name="T1266">либо немедленно начинается следующая итерация, либо цикл завершается</text:span>.</text:p>
      <text:p text:style-name="P470">Если в теле цикла есть составной блок, <text:span text:style-name="T1295">имеющий</text:span> секцию <text:span text:style-name="Source_20_Text">напоследок</text:span>, <text:span text:style-name="T1295">и в этом блоке</text:span> была <text:span text:style-name="T1264">выполнена</text:span> инструкция <text:span text:style-name="Source_20_Text"><text:span text:style-name="T1267">продолжить</text:span></text:span>, то инструкции в секции <text:span text:style-name="Source_20_Text"><text:span text:style-name="T1262">напоследок</text:span></text:span><text:span text:style-name="T1262"> </text:span>будут выполнены перед <text:span text:style-name="T1268">завершением итерации</text:span>.</text:p>
      <text:h text:style-name="Heading_20_1" text:outline-level="1"><text:span text:style-name="T1873">Встроенная б</text:span>иблиотека</text:h>
      <text:h text:style-name="P746" text:outline-level="2">Клаус — стандартная библиотека</text:h>
      <text:p text:style-name="P666">Модуль <text:span text:style-name="Source_20_Text">Клаус</text:span>, содержащий определения стандартной библиотеки языка, подключается к каждой программе автоматически. <text:span text:style-name="T1868">Определения и подпрограммы этого модуля по умолчанию доступны любой программе.</text:span></text:p>
      <text:h text:style-name="Heading_20_3" text:outline-level="3"><text:soft-page-break/>Константы</text:h>
      <text:p text:style-name="P489">константы<text:line-break/> <text:s text:c="3"/>НС = ""№0Д№0А; // новая строка<text:line-break/> <text:s text:c="3"/><text:span text:style-name="T672">Таб = №09; <text:s text:c="4"/>// символ табуляции<text:line-break/> <text:s text:c="3"/></text:span><text:span text:style-name="T1336">ВК</text:span><text:span text:style-name="T672"> = №</text:span><text:span text:style-name="T1336">0Д</text:span><text:span text:style-name="T672">; <text:s text:c="5"/>// символ </text:span><text:span text:style-name="T1336">возврата каретки</text:span><text:span text:style-name="T672"><text:line-break/> <text:s text:c="3"/></text:span><text:span text:style-name="T1336">ПС</text:span><text:span text:style-name="T672"> = №</text:span><text:span text:style-name="T1336">0А</text:span><text:span text:style-name="T672">; <text:s text:c="5"/>// символ </text:span><text:span text:style-name="T1336">перевода строки</text:span><text:span text:style-name="T672"><text:line-break/> <text:s text:c="3"/></text:span><text:span text:style-name="T1335">КФ</text:span><text:span text:style-name="T672"> = </text:span><text:span text:style-name="T1332">№1А</text:span><text:span text:style-name="T672">; <text:s text:c="5"/>// </text:span><text:span text:style-name="T1334">символ </text:span><text:span text:style-name="T1332">кон</text:span><text:span text:style-name="T1334">ца</text:span><text:span text:style-name="T1332"> файла</text:span></text:p>
      <text:p text:style-name="P489"/>
      <text:p text:style-name="Исходный_20_код"><text:span text:style-name="T678">константы</text:span><text:line-break/> <text:s text:c="3"/>МинЦелое <text:span text:style-name="T674">= -9223372036854775808; <text:s text:c="3"/>// </text:span><text:span text:style-name="T675">Минимальное значение целого числа</text:span><text:line-break/> <text:s text:c="3"/><text:span text:style-name="T673">максЦелое </text:span><text:span text:style-name="T675">= 9223372036854775807; <text:s text:c="3"/>// Максимальное значение целого числа</text:span><text:span text:style-name="T673"><text:line-break/> <text:s text:c="3"/>минДробное </text:span><text:span text:style-name="T675">= 2.2250738585072E-308; <text:s/>// Минимальное значение дробного числа</text:span><text:span text:style-name="T673"><text:line-break/> <text:s text:c="3"/>максДробное </text:span><text:span text:style-name="T675">= 1.79769313486232E308; // Максимальное значение дробного числа</text:span><text:span text:style-name="T673"><text:line-break/> <text:s text:c="3"/>Pi </text:span><text:span text:style-name="T675">= 3.14159265358979; <text:s text:c="13"/>// Значение числа Пи</text:span></text:p>
      <text:p text:style-name="Исходный_20_код"><text:span text:style-name="T676"><text:s text:c="4"/>Пи</text:span><text:span text:style-name="T673"> </text:span><text:span text:style-name="T675">= 3.14159265358979; <text:s text:c="13"/>// Значение числа Пи</text:span></text:p>
      <text:h text:style-name="Heading_20_3" text:outline-level="3"><text:span text:style-name="T1869">И</text:span>сключения</text:h>
      <text:p text:style-name="P477">В стандартной библиотеке Клаус<text:span text:style-name="T1921">а</text:span> определены следующие исключения:</text:p>
      <text:p text:style-name="P478"><text:span text:style-name="Source_20_Text">ОшибкаВводаВывода</text:span><text:tab/>-<text:tab/><text:span text:style-name="T1306">возникает при ошибках чтения и записи данных в стандартные потоки ввода-вывода или файлы, при неуспешном завершении функций управления файлами и в других подобных случаях.</text:span></text:p>
      <text:p text:style-name="P479"><text:span text:style-name="Source_20_Text">ОшибкаКонвертации</text:span><text:tab/>-<text:tab/><text:span text:style-name="T1306">возникает при ошибках преобразования значений из текстового формата в двоичный и обратно.</text:span></text:p>
      <text:p text:style-name="P479"><text:span text:style-name="Source_20_Text">НеверныйИндекс</text:span><text:tab/>-<text:tab/><text:span text:style-name="T1307">возникает при обращении к несуществующему индексу в массиве.</text:span></text:p>
      <text:p text:style-name="P479"><text:span text:style-name="Source_20_Text">НеверныйКлюч</text:span><text:tab/>-<text:tab/><text:span text:style-name="T1307">возникает при обращении к несуществующему ключу в словаре.</text:span></text:p>
      <text:p text:style-name="P479"><text:span text:style-name="Source_20_Text">НеверныйСимвол</text:span><text:tab/>-<text:tab/><text:span text:style-name="T1310">возникает при ошибках, связанных с обращением к неверному байту в строке.</text:span></text:p>
      <text:p text:style-name="P483"><text:span text:style-name="Source_20_Text">НеверноеИмя</text:span><text:tab/>-<text:tab/><text:span text:style-name="T1309">возникает при обращении к несуществующему идентификатору.</text:span></text:p>
      <text:p text:style-name="P483"><text:span text:style-name="Source_20_Text">НеверноеЧисло</text:span><text:tab/>-<text:tab/><text:span text:style-name="T1310">возникает при ошибках, связанных с обработкой дробных чисел.</text:span></text:p>
      <text:p text:style-name="P482"><text:span text:style-name="Source_20_Text">НеверныйТип</text:span><text:tab/>-<text:tab/><text:span text:style-name="T1308">возникает при ошибках, связанных с несовместимостью типов данных.</text:span></text:p>
      <text:p text:style-name="P482"><text:span text:style-name="Source_20_Text">НеверныйСинтаксис</text:span><text:tab/>-<text:tab/><text:span text:style-name="T1310">возникает при синтаксических ошибках.</text:span></text:p>
      <text:p text:style-name="P481"><text:span text:style-name="Source_20_Text">ОшибкаВыполнения</text:span><text:tab/>-<text:tab/><text:span text:style-name="T1310">прочие ошибки программы или операционной системы.</text:span></text:p>
      <text:p text:style-name="P480"><text:span text:style-name="Source_20_Text">ВнутренняяОшибка</text:span><text:tab/>-<text:tab/><text:span text:style-name="T1311">ошибки, допущенные разработчиками Клауса. При возникновении такой ошибки авторы будут благодарны за </text:span><text:span text:style-name="T1313">добавление</text:span><text:span text:style-name="T1311"> сообщения о </text:span><text:span text:style-name="T1312">проблеме</text:span><text:span text:style-name="T1311"> в репозитори</text:span><text:span text:style-name="T1313">й</text:span><text:span text:style-name="T1311"> проекта. Заранее спасибо!</text:span></text:p>
      <text:p text:style-name="Text_20_body">Все предопределённые исключения не <text:span text:style-name="T1315">принимают</text:span> параметров. <text:span text:style-name="T1314">Программист может создать любое из перечисленных исключений по своему усмотрению.</text:span></text:p>
      <text:h text:style-name="P757" text:outline-level="3"><text:span text:style-name="T677">Базовый в</text:span>вод-вывод</text:h>
      <text:p text:style-name="P275">Особенности поведения функций ввода-вывода могут различаться в зависимости от реализации терминала, используемого для запуска программы.</text:p>
      <text:h text:style-name="Heading_20_4" text:outline-level="4">Процедура вывести()</text:h>
      <text:p text:style-name="P102"><text:span text:style-name="T283">п</text:span>роцедура вывести(<text:span text:style-name="T287">вх </text:span>арг0, арг1, арг2, ...);</text:p>
      <text:p text:style-name="P78"><text:soft-page-break/>Выводит значения, переданные в параметрах, в стандартный поток вывода. <text:span text:style-name="T290">По умолчанию поток вывода направлен на экран терминала, но он может быть переназначен средствами операционной системы </text:span><text:span text:style-name="T291">при запуске программы</text:span><text:span text:style-name="T290">.</text:span></text:p>
      <text:p text:style-name="P78"><text:span text:style-name="T289">Допускает любое количество </text:span><text:span text:style-name="T745">параметров</text:span><text:span text:style-name="T289"> простых типов. </text:span>Перед записью в поток значения <text:span text:style-name="T746">параметров</text:span><text:span text:style-name="T349"> </text:span>преобразуются в строк<text:span text:style-name="T437">овые</text:span> прямым приведением типа.</text:p>
      <text:p text:style-name="P81">При ошибках может вызывать исключение <text:span text:style-name="Source_20_Text"><text:span text:style-name="T769">ОшибкаВводаВывода</text:span></text:span>.</text:p>
      <text:p text:style-name="P80"><text:span text:style-name="T200">Примечание:</text:span> для перевода строки нужно передать в параметре символ <text:span text:style-name="T1799">LF</text:span> (<text:span text:style-name="Source_20_Text">№0</text:span><text:span text:style-name="Source_20_Text"><text:span text:style-name="T853">А</text:span></text:span>) или константу <text:span text:style-name="Source_20_Text"><text:span text:style-name="T769">НС</text:span></text:span>.</text:p>
      <text:h text:style-name="Heading_20_4" text:outline-level="4">Процедура сообщить()</text:h>
      <text:p text:style-name="P77">процедура <text:span text:style-name="T286">сообщить</text:span>(<text:span text:style-name="T287">вх </text:span>арг0, арг1, арг2, ...);</text:p>
      <text:p text:style-name="P76">Выводит значения, переданные в параметрах, в стандартный поток <text:span text:style-name="T285">сообщений об ошибках</text:span>. <text:span text:style-name="T285">По умолчанию этот </text:span><text:span text:style-name="T1800">поток</text:span><text:span text:style-name="T285"> </text:span><text:span text:style-name="T473">направлен на экран терминала</text:span><text:span text:style-name="T285">, но </text:span><text:span text:style-name="T1801">он </text:span><text:span text:style-name="T285">может быть переназначен средствами операционной системы при запуске программы.</text:span></text:p>
      <text:p text:style-name="P76"><text:span text:style-name="T289">Допускает любое количество </text:span><text:span text:style-name="T747">параметров</text:span><text:span text:style-name="T289"> простых типов. </text:span>Перед записью в поток значения <text:span text:style-name="T747">параметров</text:span><text:span text:style-name="T348"> </text:span>преобразуются в строк<text:span text:style-name="T436">овые</text:span> прямым приведением типа.</text:p>
      <text:p text:style-name="P82">При ошибках может вызывать исключение <text:span text:style-name="Source_20_Text"><text:span text:style-name="T769">ОшибкаВводаВывода</text:span></text:span>.</text:p>
      <text:p text:style-name="P83"><text:span text:style-name="T201">Примечание:</text:span><text:span text:style-name="T284"> для перевода строки нужно передать в параметре символ LF (</text:span><text:span text:style-name="Source_20_Text"><text:span text:style-name="T284">№0</text:span></text:span><text:span text:style-name="Source_20_Text"><text:span text:style-name="T853">А</text:span></text:span><text:span text:style-name="T284">) или константу </text:span><text:span text:style-name="Source_20_Text"><text:span text:style-name="T805">НС</text:span></text:span><text:span text:style-name="T284">.</text:span></text:p>
      <text:h text:style-name="P852" text:outline-level="4">Функция <text:span text:style-name="T435">ввести</text:span>()</text:h>
      <text:p text:style-name="P79"><text:span text:style-name="T288">функция</text:span> <text:span text:style-name="T435">ввести</text:span>(<text:span text:style-name="T293">в</text:span><text:span text:style-name="T1568">в</text:span><text:span text:style-name="T293"> </text:span>арг0, арг1, арг2, ...): <text:span text:style-name="T305">целое;</text:span></text:p>
      <text:p text:style-name="P682">Читает значения переданных <text:span text:style-name="T748">параметров</text:span> из стандартного потока ввода <text:span text:style-name="T289">и возвращает количество прочитанных значений</text:span>. <text:span text:style-name="T1932">Если значения всех параметров прочитаны успешно, то функция вернёт число, равное количеству переданных параметров.</text:span></text:p>
      <text:p text:style-name="P682"><text:span text:style-name="T292">По умолчанию поток ввода принимает пользовательский ввод с клавиатуры. </text:span><text:span text:style-name="T1931">В этом случае</text:span><text:span text:style-name="T292">, </text:span><text:span text:style-name="T1931">если в потоке не хватает данных </text:span><text:span text:style-name="T1936">для чтения всех переданных параметров</text:span><text:span text:style-name="T1931">, </text:span><text:span text:style-name="T1936">то </text:span><text:span text:style-name="T1932">терминал </text:span><text:span text:style-name="T1934">будет переведён</text:span><text:span text:style-name="T1932"> в режим ввода, чтобы пользователь мог ввести необходимые данные и нажать </text:span><text:span text:style-name="T1933">клавишу </text:span><text:span text:style-name="T1932">Enter.</text:span></text:p>
      <text:p text:style-name="P683"><text:span text:style-name="T1935">П</text:span><text:span text:style-name="T1932">оток ввода</text:span><text:span text:style-name="T292"> может быть переназначен </text:span><text:span text:style-name="T1932">на файл</text:span><text:span text:style-name="T292"> при запуске программы. </text:span><text:span text:style-name="T1932">В этом случае функция </text:span><text:span text:style-name="T1935">будет последовательно читать</text:span><text:span text:style-name="T1932"> </text:span><text:span text:style-name="T1955">данные</text:span><text:span text:style-name="T1936"> </text:span><text:span text:style-name="T1932">из файла, а если в файле не хватает данных, то недостающие </text:span><text:span text:style-name="T1935">параметры </text:span><text:span text:style-name="T1956">останутся</text:span><text:span text:style-name="T1935"> непрочитанными, и функция вернёт количество фактически прочитанных значений.</text:span></text:p>
      <text:p text:style-name="P684">При вызове функции ей можно передать любое количество параметров простых типов, за исключением типа <text:span text:style-name="Source_20_Text">объект</text:span>. Для каждого из переданных параметров, в зависимости от его типа, <text:span text:style-name="T1937">функция выполняет следующие действия:</text:span></text:p>
      <text:list xml:id="list2234634535" text:style-name="L17">
        <text:list-item>
          <text:p text:style-name="P914"><text:span text:style-name="T2">Символ:</text:span><text:span text:style-name="T431"> </text:span><text:span text:style-name="T1957">с</text:span><text:span text:style-name="T1940">читывает</text:span><text:span text:style-name="T432"> </text:span><text:span text:style-name="T1938">из потока ровно один символ и присваивает его переданному параметру</text:span><text:span text:style-name="T294">. </text:span><text:span text:style-name="T1938">Если в потоке есть несколько символов, то </text:span><text:span text:style-name="T1940">считывается</text:span><text:span text:style-name="T1938"> только первый из них, а все остальные остаются в потоке </text:span><text:span text:style-name="T1946">для последующего чтения</text:span><text:span text:style-name="T1938">. </text:span><text:span text:style-name="T1963">В этом случае из потока считываются в т.ч. символы окончания строки, которые терминал записывает в поток при нажатии клавиши Enter.</text:span></text:p>
        </text:list-item>
        <text:list-item>
          <text:p text:style-name="P915"><text:span text:style-name="T1">Строка:</text:span> <text:span text:style-name="T1958">с</text:span><text:span text:style-name="T1940">читывает</text:span><text:span text:style-name="T1939"> из потока все символы вплоть до окончания строки или конца потока и присваивает полученную строку переданному параметру. Окончанием строки считается символ </text:span><text:span text:style-name="Source_20_Text"><text:span text:style-name="T1939">#0D</text:span></text:span><text:span text:style-name="T1939">, символ </text:span><text:span text:style-name="Source_20_Text"><text:span text:style-name="T1939">#0A</text:span></text:span><text:span text:style-name="T1939"> или комбинация </text:span><text:span text:style-name="Source_20_Text"><text:span text:style-name="T1939">#0D#0A</text:span></text:span><text:span text:style-name="T1939">. Символы </text:span><text:span text:style-name="Source_20_Text"><text:span text:style-name="T1939">#0D</text:span></text:span><text:span text:style-name="T1939"> и </text:span><text:span text:style-name="Source_20_Text"><text:span text:style-name="T1939">#0A</text:span></text:span><text:span text:style-name="T1939"> </text:span><text:span text:style-name="T1964">удаляются</text:span><text:span text:style-name="T1939"> из потока, но не попадают в </text:span><text:span text:style-name="T1940">возвращаемое </text:span><text:span text:style-name="T1965">строковое </text:span><text:span text:style-name="T1940">значение.</text:span></text:p>
        </text:list-item>
        <text:list-item>
          <text:p text:style-name="P916"><text:span text:style-name="T38">Целое, Дробное, Момент, Логическое:</text:span> <text:span text:style-name="T1959">п</text:span><text:span text:style-name="T433">ропускает </text:span><text:span text:style-name="T1948">идущие друг за другом </text:span><text:span text:style-name="T1941">символы </text:span><text:span text:style-name="T1947">окончания</text:span><text:span text:style-name="T1941"> строки, </text:span><text:span text:style-name="T433">пробел</text:span><text:span text:style-name="T434">ы</text:span><text:span text:style-name="T433"> и табуляции </text:span><text:span text:style-name="T295">(</text:span><text:span text:style-name="Source_20_Text"><text:span text:style-name="T1941">#0D</text:span></text:span><text:span text:style-name="Source_20_Text"><text:span text:style-name="T295">,</text:span></text:span><text:span text:style-name="Source_20_Text"><text:span text:style-name="T296"> </text:span></text:span><text:span text:style-name="Source_20_Text"><text:span text:style-name="T1941">#0A</text:span></text:span><text:span text:style-name="Source_20_Text"><text:span text:style-name="T296">, </text:span></text:span><text:span text:style-name="Source_20_Text"><text:span text:style-name="T1941">#</text:span></text:span><text:span text:style-name="Source_20_Text"><text:span text:style-name="T295">20,</text:span></text:span><text:span text:style-name="T295"> </text:span><text:span text:style-name="Source_20_Text"><text:span text:style-name="T1941">#</text:span></text:span><text:span text:style-name="Source_20_Text"><text:span text:style-name="T296">09</text:span></text:span><text:span text:style-name="T295">), </text:span><text:span text:style-name="T1941">если они есть в </text:span><text:span text:style-name="T1960">начале </text:span><text:span text:style-name="T1941">поток</text:span><text:span text:style-name="T1960">а</text:span><text:span text:style-name="T1941">. Затем </text:span><text:span text:style-name="T433">считывает </text:span><text:span text:style-name="T1941">из потока </text:span><text:span text:style-name="T1961">все </text:span><text:span text:style-name="T1941">символы вплоть </text:span><text:span text:style-name="T433">до ближайшего </text:span><text:span text:style-name="T1941">разделителя — пробела, </text:span><text:span text:style-name="T433">табуляции,</text:span><text:span text:style-name="T1941"> </text:span><text:span text:style-name="T1944">окончания</text:span><text:span text:style-name="T1941"> строки </text:span><text:span text:style-name="T1945">или </text:span><text:soft-page-break/><text:span text:style-name="T1945">конца потока </text:span><text:span text:style-name="T1941">— </text:span><text:span text:style-name="T1942">и приводит прочитанную строку к требуемому типу данных</text:span><text:span text:style-name="T1941">. </text:span><text:span text:style-name="T1943">При этом пробел</text:span><text:span text:style-name="T1969">ы</text:span><text:span text:style-name="T1943"> </text:span><text:span text:style-name="T1969">и</text:span><text:span text:style-name="T1943"> табуляции, </text:span><text:span text:style-name="T1968">расположенные в потоке</text:span><text:span text:style-name="T1943"> </text:span><text:span text:style-name="T1968">после прочитанного значения, </text:span><text:span text:style-name="T1943">будут </text:span><text:span text:style-name="T1966">удалены</text:span><text:span text:style-name="T1943"> из потока, </text:span><text:span text:style-name="T1969">вплоть до ближайшего </text:span><text:span text:style-name="T1972">непробельного</text:span><text:span text:style-name="T1969"> символа или </text:span><text:span text:style-name="T1970">до начала следующей </text:span><text:span text:style-name="T1969">строки</text:span><text:span text:style-name="T1943">.</text:span></text:p>
        </text:list-item>
      </text:list>
      <text:p text:style-name="P687">Символы <text:span text:style-name="Source_20_Text">#04</text:span> и <text:span text:style-name="Source_20_Text">#1A</text:span> считаются <text:span text:style-name="T1962">концом</text:span> потока. Встретив в потоке <text:span text:style-name="T1951">любой</text:span> из этих символов, функция прекращает работу, <text:span text:style-name="T1952">так что значения все</text:span><text:span text:style-name="T1954">х</text:span><text:span text:style-name="T1952"> оставши</text:span><text:span text:style-name="T1954">х</text:span><text:span text:style-name="T1952">ся параметр</text:span><text:span text:style-name="T1954">ов</text:span><text:span text:style-name="T1952"> </text:span><text:span text:style-name="T1954">прочитаны</text:span><text:span text:style-name="T1952"> не будут</text:span>.</text:p>
      <text:p text:style-name="P685">Функция считывает из потока ровно столько символов, сколько требуется для заполнения всех переданных параметров. Если пользователь ввёл больше данных, <text:span text:style-name="T1949">чем нужно, </text:span>то лишние символы остаются в потоке и будут прочитаны при следующих вызовах функции. <text:span text:style-name="T1971">Если функция вызвана без параметров, она считывает из потока одно строковое значение.</text:span></text:p>
      <text:p text:style-name="P686"><text:span text:style-name="T297">При ошибках </text:span><text:span text:style-name="T298">преобразования</text:span><text:span text:style-name="T297"> </text:span><text:span text:style-name="T298">значений из </text:span><text:span text:style-name="T302">их </text:span><text:span text:style-name="T299">текст</text:span><text:span text:style-name="T301">овых представлений</text:span><text:span text:style-name="T299"> </text:span><text:span text:style-name="T297">создаётся исключение </text:span><text:span text:style-name="Source_20_Text"><text:span text:style-name="T850">ОшибкаКонвертации</text:span></text:span><text:span text:style-name="T297">, при ошибках чтения </text:span><text:span text:style-name="T1950">из файла </text:span><text:span text:style-name="T297">— исключение </text:span><text:span text:style-name="Source_20_Text"><text:span text:style-name="T850">ОшибкаВводаВывода</text:span></text:span><text:span text:style-name="T297">.</text:span></text:p>
      <text:p text:style-name="P198"><text:span text:style-name="T200">Примечание </text:span><text:span text:style-name="T202">1</text:span><text:span text:style-name="T200">:</text:span> <text:span text:style-name="T1953">Ч</text:span>тение и запись значений моментов может быть взаимно <text:span text:style-name="T311">не</text:span>однозначн<text:span text:style-name="T304">а</text:span>, т.к. при приведении момента к строке текстов<text:span text:style-name="T303">ы</text:span>е представлени<text:span text:style-name="T303">я</text:span> даты и времени разделяются пробелом. Это может приводить к необходимости считывать момент в два <text:span text:style-name="T749">параметра</text:span>, расположенных друг за другом — <text:span text:style-name="T300">сначала дату, затем время — и</text:span> <text:span text:style-name="T1973">суммировать</text:span> <text:span text:style-name="T312">полученные</text:span> значения.</text:p>
      <text:p text:style-name="P688"><text:span text:style-name="T200">Примечание 2:</text:span> <text:span text:style-name="T1953">Н</text:span>е рекомендуется использовать эту функцию в сквозном режиме терминала, <text:span text:style-name="T516">т.к. её поведение в этом режиме может быть неочевидным</text:span>.</text:p>
      <text:p text:style-name="P689"><text:span text:style-name="T200">Примечание 3:</text:span> Следует с осторожностью <text:span text:style-name="T1967">комбинировать посимвольное чтение потока ввода</text:span> <text:span text:style-name="T1967">с</text:span> чтение<text:span text:style-name="T1967">м</text:span> значений <text:span text:style-name="T1967">других типов</text:span>. В тех случаях, когда программа <text:span text:style-name="T1967">должна предложить</text:span> пользователю ввести с клавиатуры один символ и нажать Enter, рекомендуется <text:span text:style-name="T1967">считывать из потока строковое значение.</text:span></text:p>
      <text:h text:style-name="P758" text:outline-level="3">Массивы</text:h>
      <text:h text:style-name="P853" text:outline-level="4">Конструкции есть() и нету()</text:h>
      <text:p text:style-name="P404"><text:span text:style-name="T1088">переменная<text:line-break/> <text:s text:c="3"/>м: массив целых;<text:line-break/>н</text:span>ачало<text:line-break/> <text:s text:c="3"/><text:span text:style-name="T1781">длина(м, 10);</text:span><text:line-break/> <text:s text:c="3"/><text:span text:style-name="T1088">если есть(м[10]) </text:span><text:span text:style-name="T1089">то </text:span><text:span text:style-name="T1088">вывести("да");<text:line-break/> <text:s text:c="3"/>если нету(м[10]) </text:span><text:span text:style-name="T1089">то </text:span><text:span text:style-name="T1088">вывести("</text:span><text:span text:style-name="T1089">нет</text:span><text:span text:style-name="T1088">"); // </text:span><text:span text:style-name="T1089">будет выведено "нет"</text:span><text:line-break/>окончание;</text:p>
      <text:p text:style-name="P400">Эти конструкции выглядят как функции, но фактически ими не являются. Конструкция <text:span text:style-name="Source_20_Text">есть()</text:span> имеет истинное значение, если существует указанный в скобках элемент массива — т.е., если указанный индекс принадлежит диапазону от 0 до длины массива минус 1. Конструкция <text:span text:style-name="Source_20_Text">нету()</text:span> имеет истинное значение в противоположном случае.</text:p>
      <text:h text:style-name="Heading_20_4" text:outline-level="4">Функция длина()</text:h>
      <text:p text:style-name="P103">функция длина(вх <text:span text:style-name="T313">м</text:span>: <text:span text:style-name="T306">массив</text:span>): целое;</text:p>
      <text:p text:style-name="P103">функция длина(вв <text:span text:style-name="T313">м</text:span>: <text:span text:style-name="T306">массив</text:span>; <text:span text:style-name="T116">вх </text:span><text:span text:style-name="T146">размер</text:span>: целое): целое;</text:p>
      <text:p text:style-name="P19">Возвращает <text:span text:style-name="T307">количество элементов в переданном массиве</text:span>.</text:p>
      <text:p text:style-name="P19">Если передан параметр <text:span text:style-name="Source_20_Text"><text:span text:style-name="T817">размер</text:span></text:span>, то функция установит для переданно<text:span text:style-name="T307">го массива</text:span> указанную длину и вернёт новое значение длины. В этом случае в первом параметре должна быть передана переменная.</text:p>
      <text:p text:style-name="P19">Если новая длина больше старой, то прежнее содержимое <text:span text:style-name="T308">массива</text:span> сохраняется, <text:span text:style-name="T308">а новые элементы добавляются в конец массива и инициализируются нулевыми начальными значениями</text:span><text:span text:style-name="T117">. Если новая длина меньше старой, то </text:span><text:span text:style-name="T309">сохраняются прежние значения элементов от нуля до новой длины, а остальные элементы </text:span><text:span text:style-name="T310">уничтожаются</text:span><text:span text:style-name="T162">.</text:span></text:p>
      <text:h text:style-name="Heading_20_4" text:outline-level="4"><text:soft-page-break/>Процедура добавить()</text:h>
      <text:p text:style-name="P104"><text:span text:style-name="T313">процедура</text:span> <text:span text:style-name="T313">добавить</text:span>(вв <text:span text:style-name="T313">м</text:span>: <text:span text:style-name="T306">массив</text:span>; <text:span text:style-name="T116">вх </text:span><text:span text:style-name="T313">элемент</text:span>);</text:p>
      <text:p text:style-name="P84">Добавляет переданный элемент в конец массива. Длина массива увеличивается на 1.</text:p>
      <text:h text:style-name="Heading_20_4" text:outline-level="4">Процедура вставить()</text:h>
      <text:p text:style-name="P105"><text:span text:style-name="T313">процедура</text:span> <text:span text:style-name="T314">вставить</text:span>(вв <text:span text:style-name="T313">м</text:span>: <text:span text:style-name="T306">массив</text:span>; <text:span text:style-name="T116">вх </text:span><text:span text:style-name="T315">индекс: целое; вх </text:span><text:span text:style-name="T313">элемент</text:span>);</text:p>
      <text:p text:style-name="P85"><text:span text:style-name="T317">Вставляет в массив</text:span> переданный <text:span text:style-name="T318">элемент</text:span>. <text:span text:style-name="T316">Если переданный </text:span><text:span text:style-name="Source_20_Text"><text:span text:style-name="T818">индекс</text:span></text:span><text:span text:style-name="T316"> равен длине массива, то элемент добавляется в конец массива; </text:span><text:span text:style-name="T317">е</text:span><text:span text:style-name="T316">сли </text:span><text:span text:style-name="T317">меньше, то элемент вставляется в переданную позицию, а все элементы, начиная от переданного индекса, включительно, сдвигаются </text:span><text:span text:style-name="T322">в сторону увеличения индекса</text:span><text:span text:style-name="T317">. </text:span>Длина массива увеличивается на 1.</text:p>
      <text:p text:style-name="P91">Если передан недопустимый индекс, создаётся исключение <text:span text:style-name="Source_20_Text"><text:span text:style-name="T769">НеверныйИндекс</text:span></text:span>.</text:p>
      <text:h text:style-name="Heading_20_4" text:outline-level="4">Процедура удалить()</text:h>
      <text:p text:style-name="P106"><text:span text:style-name="T313">процедура</text:span> <text:span text:style-name="T319">удалить</text:span>(вв <text:span text:style-name="T313">м</text:span>: <text:span text:style-name="T306">массив</text:span>; <text:span text:style-name="T116">вх </text:span><text:span text:style-name="T315">индекс: целое</text:span>);</text:p>
      <text:p text:style-name="P107"><text:span text:style-name="T313">процедура</text:span> <text:span text:style-name="T319">удалить</text:span>(вв <text:span text:style-name="T313">м</text:span>: <text:span text:style-name="T306">массив</text:span>; <text:span text:style-name="T116">вх </text:span><text:span text:style-name="T315">индекс, </text:span><text:span text:style-name="T320">кво</text:span><text:span text:style-name="T315">: целое</text:span>);</text:p>
      <text:p text:style-name="P86"><text:span text:style-name="T321">Удаляет элементы из массива</text:span>.</text:p>
      <text:p text:style-name="P86"><text:span text:style-name="T323">Удаляет переданное количество элементов, начиная от указанного индекса, включительно. </text:span><text:span text:style-name="T324">Если параметр </text:span><text:span text:style-name="Source_20_Text"><text:span text:style-name="T819">кво</text:span></text:span><text:span text:style-name="T324"> не передан, удаляет один элемент.</text:span><text:span text:style-name="T323"> </text:span><text:span text:style-name="T324">Если после удалённых элементов остались ещё элементы, </text:span><text:span text:style-name="T325">то </text:span><text:span text:style-name="T324">они сдвигаются в сторону уменьшения индекса.</text:span></text:p>
      <text:p text:style-name="P92">Если передан недопустимый индекс или слишком большое количество, создаётся исключение <text:span text:style-name="Source_20_Text"><text:span text:style-name="T769">НеверныйИндекс</text:span></text:span>.</text:p>
      <text:h text:style-name="P856" text:outline-level="4">Процедура <text:span text:style-name="T1425">очистить</text:span>()</text:h>
      <text:p text:style-name="P509"><text:span text:style-name="T313">процедура</text:span> <text:span text:style-name="T1425">очистить</text:span>(вв <text:span text:style-name="T313">м</text:span>: <text:span text:style-name="T306">массив</text:span>);</text:p>
      <text:p text:style-name="P89"><text:span text:style-name="T321">Удаляет </text:span><text:span text:style-name="T1425">все </text:span><text:span text:style-name="T321">элементы из массива</text:span>.</text:p>
      <text:h text:style-name="P759" text:outline-level="3">Словари</text:h>
      <text:h text:style-name="P854" text:outline-level="4">Конструкции есть() и нету()</text:h>
      <text:p text:style-name="P405"><text:span text:style-name="T1088">переменная<text:line-break/> <text:s text:c="3"/></text:span><text:span text:style-name="T1090">сл</text:span><text:span text:style-name="T1088">: </text:span><text:span text:style-name="T1090">словарь</text:span><text:span text:style-name="T1088"> целых </text:span><text:span text:style-name="T1090">ключ строка</text:span><text:span text:style-name="T1088">;<text:line-break/>н</text:span>ачало<text:line-break/> <text:s text:c="3"/><text:span text:style-name="T1091">сл["первый"] := 10;</text:span><text:line-break/> <text:s text:c="3"/><text:span text:style-name="T1088">если есть(</text:span><text:span text:style-name="T1090">сл</text:span><text:span text:style-name="T1088">["</text:span><text:span text:style-name="T1090">первый</text:span><text:span text:style-name="T1088">"]) </text:span><text:span text:style-name="T1089">то </text:span><text:span text:style-name="T1088">вывести("да"); <text:s/>// </text:span><text:span text:style-name="T1089">будет выведено "</text:span><text:span text:style-name="T1091">да</text:span><text:span text:style-name="T1089">"</text:span><text:span text:style-name="T1088"><text:line-break/> <text:s text:c="3"/>если нету(</text:span><text:span text:style-name="T1090">сл</text:span><text:span text:style-name="T1088">["</text:span><text:span text:style-name="T1090">первый</text:span><text:span text:style-name="T1088">"]) </text:span><text:span text:style-name="T1089">то </text:span><text:span text:style-name="T1088">вывести("</text:span><text:span text:style-name="T1089">нет</text:span><text:span text:style-name="T1088">");</text:span><text:line-break/>окончание;</text:p>
      <text:p text:style-name="Text_20_body"><text:span text:style-name="T1089">Эти конструкции выглядят как функции, но фактически ими не являются. Конструкция </text:span><text:span text:style-name="Source_20_Text"><text:span text:style-name="T1089">есть()</text:span></text:span><text:span text:style-name="T1089"> имеет истинное значение, если существует указанный в скобках элемент </text:span><text:span text:style-name="T1092">словаря</text:span><text:span text:style-name="T1089"> — т.е., если </text:span><text:span text:style-name="T1092">в словаре есть </text:span><text:span text:style-name="T1089">указанный </text:span><text:span text:style-name="T1092">ключ</text:span><text:span text:style-name="T1089">. Конструкция </text:span><text:span text:style-name="Source_20_Text"><text:span text:style-name="T1089">нету()</text:span></text:span><text:span text:style-name="T1089"> имеет истинное значение в противоположном случае.</text:span></text:p>
      <text:h text:style-name="P857" text:outline-level="4"><text:soft-page-break/>Функция длина()</text:h>
      <text:p text:style-name="P75">функция длина(вх <text:span text:style-name="T328">сл</text:span>: <text:span text:style-name="T329">словарь</text:span>): целое;</text:p>
      <text:p text:style-name="P74"><text:span text:style-name="T116">Возвращает </text:span><text:span text:style-name="T307">количество элементов в переданном </text:span><text:span text:style-name="T328">словаре</text:span><text:span text:style-name="T116">.</text:span></text:p>
      <text:h text:style-name="P858" text:outline-level="4">Процедура добавить()</text:h>
      <text:p text:style-name="P108"><text:span text:style-name="T313">процедура</text:span> <text:span text:style-name="T313">добавить</text:span>(вв <text:span text:style-name="T329">сл</text:span>: <text:span text:style-name="T329">словарь</text:span>; <text:span text:style-name="T116">вх </text:span><text:span text:style-name="T329">ключ</text:span>);</text:p>
      <text:p text:style-name="P75"><text:span text:style-name="T313">процедура</text:span> <text:span text:style-name="T313">добавить</text:span>(вв <text:span text:style-name="T329">сл</text:span>: <text:span text:style-name="T329">словарь</text:span>; <text:span text:style-name="T116">вх </text:span><text:span text:style-name="T329">ключ, </text:span><text:span text:style-name="T330">значение</text:span>);</text:p>
      <text:p text:style-name="P88">Добавляет <text:span text:style-name="T338">в словарь </text:span>переданный <text:span text:style-name="Source_20_Text"><text:span text:style-name="T820">ключ</text:span></text:span>. <text:span text:style-name="T331">Если передано </text:span><text:span text:style-name="Source_20_Text"><text:span text:style-name="T820">значение</text:span></text:span><text:span text:style-name="T331">, то оно присваивается добавленному ключу; если нет, то новый ключ получает нулевое начальное значение</text:span>.</text:p>
      <text:p text:style-name="P88"><text:span text:style-name="T332">Если </text:span><text:span text:style-name="T333">указанный</text:span><text:span text:style-name="T332"> ключ уже существует в словаре, то новое значение присваивается существующему ключу, </text:span><text:span text:style-name="T333">либо не меняется, если новое значение </text:span><text:span text:style-name="T334">не передано</text:span><text:span text:style-name="T332">.</text:span></text:p>
      <text:h text:style-name="P858" text:outline-level="4">Процедура вставить()</text:h>
      <text:p text:style-name="P75"><text:span text:style-name="T313">процедура</text:span> <text:span text:style-name="T314">вставить</text:span>(вв <text:span text:style-name="T335">сл</text:span>: <text:span text:style-name="T336">словарь</text:span>; <text:span text:style-name="T116">вх </text:span><text:span text:style-name="T337">ключ, значение</text:span>);</text:p>
      <text:p text:style-name="P87"><text:span text:style-name="T341">Добавляет</text:span><text:span text:style-name="T317"> в </text:span><text:span text:style-name="T339">словарь переданн</text:span><text:span text:style-name="T340">ую пару</text:span><text:span text:style-name="T339"> ключ-</text:span><text:span text:style-name="T340">значение или присваивает новое значение переданному ключу, </text:span><text:span text:style-name="T350">если тот уже сущес</text:span><text:span text:style-name="T351">т</text:span><text:span text:style-name="T350">вует в словаре</text:span>. <text:span text:style-name="T339">Эквивалентным вызову этой функции является присваивание:</text:span></text:p>
      <text:p text:style-name="Исходный_20_код">сл[ключ] := значение;</text:p>
      <text:h text:style-name="P858" text:outline-level="4">Процедура удалить()</text:h>
      <text:p text:style-name="P75"><text:span text:style-name="T313">процедура</text:span> <text:span text:style-name="T319">удалить</text:span>(вв <text:span text:style-name="T342">сл</text:span>: <text:span text:style-name="T342">словарь</text:span>; <text:span text:style-name="T116">вх </text:span><text:span text:style-name="T342">ключ</text:span>);</text:p>
      <text:p text:style-name="P87"><text:span text:style-name="T321">Удаляет из </text:span><text:span text:style-name="T342">словаря переданный ключ и соответствующее ему значение</text:span>. <text:span text:style-name="T343">Если указанный ключ отсутствует в словаре, создаётся исключение </text:span><text:span text:style-name="Source_20_Text"><text:span text:style-name="T821">НеверныйКлюч</text:span></text:span><text:span text:style-name="T343">.</text:span></text:p>
      <text:h text:style-name="P859" text:outline-level="4">Процедура <text:span text:style-name="T1426">очистить</text:span>()</text:h>
      <text:p text:style-name="P510"><text:span text:style-name="T313">процедура</text:span> <text:span text:style-name="T1426">очистить</text:span>(вв <text:span text:style-name="T342">сл</text:span>: <text:span text:style-name="T342">словарь</text:span>);</text:p>
      <text:p text:style-name="P90"><text:span text:style-name="T321">Удаляет из </text:span><text:span text:style-name="T342">словаря </text:span><text:span text:style-name="T1426">все ключи и </text:span><text:span text:style-name="T1427">соответствующие им </text:span><text:span text:style-name="T1426">значения.</text:span></text:p>
      <text:h text:style-name="P762" text:outline-level="3">Числа</text:h>
      <text:h text:style-name="P860" text:outline-level="4">Функци<text:span text:style-name="T442">я</text:span> <text:span text:style-name="T438">нечисло</text:span>()</text:h>
      <text:p text:style-name="P154">функция <text:span text:style-name="T438">нечисло(</text:span><text:span text:style-name="T443">вх </text:span><text:span text:style-name="T438">число: дробное)</text:span>: <text:span text:style-name="T438">логическое</text:span>;</text:p>
      <text:p text:style-name="P95">Возвращает <text:span text:style-name="T438">истин</text:span><text:span text:style-name="T440">у</text:span><text:span text:style-name="T438">, если переданный параметр имеет значение </text:span><text:span text:style-name="T7">нечисло</text:span>.</text:p>
      <text:h text:style-name="P861" text:outline-level="4">Функци<text:span text:style-name="T442">я</text:span> <text:span text:style-name="T439">конечно</text:span>()</text:h>
      <text:p text:style-name="P155">функция <text:span text:style-name="T439">конечно</text:span><text:span text:style-name="T438">(</text:span><text:span text:style-name="T443">вх </text:span><text:span text:style-name="T438">число: дробное)</text:span>: <text:span text:style-name="T438">логическое</text:span>;</text:p>
      <text:p text:style-name="P96"><text:soft-page-break/>Возвращает <text:span text:style-name="T438">истин</text:span><text:span text:style-name="T440">у</text:span><text:span text:style-name="T438">, если переданный параметр имеет </text:span><text:span text:style-name="T441">конечное численное </text:span><text:span text:style-name="T438">значение</text:span>. <text:span text:style-name="T441">Возвращает ложь, если значение переданного параметра — </text:span><text:span text:style-name="T15">нечисло</text:span><text:span text:style-name="T441"> или бесконечность с любым знаком.</text:span></text:p>
      <text:h text:style-name="P862" text:outline-level="4">Функци<text:span text:style-name="T442">я</text:span> <text:span text:style-name="T445">округл</text:span>()</text:h>
      <text:p text:style-name="P156">функция <text:span text:style-name="T445">округл</text:span><text:span text:style-name="T438">(</text:span><text:span text:style-name="T443">вх </text:span><text:span text:style-name="T438">число: дробное)</text:span>: <text:span text:style-name="T445">целое</text:span>;</text:p>
      <text:p text:style-name="P159">Округляет переданное значение до ближайшего целого и возвращает полученное целое число. Если передано <text:span text:style-name="T1">нечисло</text:span> или бесконечность, возникает исключение <text:span text:style-name="Source_20_Text"><text:span text:style-name="T769">НеверноеЧисло</text:span></text:span>.</text:p>
      <text:h text:style-name="P863" text:outline-level="4">Функци<text:span text:style-name="T442">я</text:span> <text:span text:style-name="T1925">окр</text:span>()</text:h>
      <text:p text:style-name="P681">функция <text:span text:style-name="T1925">окр</text:span><text:span text:style-name="T438">(</text:span><text:span text:style-name="T443">вх </text:span><text:span text:style-name="T438">число: дробное; </text:span><text:span text:style-name="T1925">вх знаков: целое</text:span><text:span text:style-name="T438">)</text:span>: <text:span text:style-name="T447">дробное</text:span>;</text:p>
      <text:p text:style-name="P162">Возвращает <text:span text:style-name="T1925">дробное число, округлённое до указанного количества </text:span><text:span text:style-name="Source_20_Text"><text:span text:style-name="T1925">знаков</text:span></text:span> <text:span text:style-name="T1926">после запятой. </text:span><text:span text:style-name="T1927">Количество </text:span><text:span text:style-name="Source_20_Text"><text:span text:style-name="T1926">знаков</text:span></text:span><text:span text:style-name="T1926"> может быть отрицательным — в этом случае </text:span><text:span text:style-name="T1928">число</text:span><text:span text:style-name="T1926"> будет округлено до десятков, сотен и т.п.</text:span></text:p>
      <text:h text:style-name="P863" text:outline-level="4">Функци<text:span text:style-name="T442">я</text:span> <text:span text:style-name="T446">цел</text:span>()</text:h>
      <text:p text:style-name="P157">функция <text:span text:style-name="T446">цел</text:span><text:span text:style-name="T438">(</text:span><text:span text:style-name="T443">вх </text:span><text:span text:style-name="T438">число: дробное)</text:span>: <text:span text:style-name="T447">дробное</text:span>;</text:p>
      <text:p text:style-name="P160">Возвращает целую часть переданного числа.</text:p>
      <text:h text:style-name="P864" text:outline-level="4">Функци<text:span text:style-name="T442">я</text:span> <text:span text:style-name="T448">дроб</text:span>()</text:h>
      <text:p text:style-name="P158">функция <text:span text:style-name="T448">дроб</text:span><text:span text:style-name="T438">(</text:span><text:span text:style-name="T443">вх </text:span><text:span text:style-name="T438">число: дробное)</text:span>: <text:span text:style-name="T447">дробное</text:span>;</text:p>
      <text:p text:style-name="P161">Возвращает <text:span text:style-name="T448">дробную</text:span> часть переданного числа.</text:p>
      <text:h text:style-name="Heading_20_4" text:outline-level="4">Функция sin()</text:h>
      <text:p text:style-name="Исходный_20_код">функция sin(<text:span text:style-name="T1880">вх </text:span>число: дробное): дробное;</text:p>
      <text:p text:style-name="P167">Возвращает синус переданного числа.</text:p>
      <text:h text:style-name="P865" text:outline-level="4">Функция <text:span text:style-name="T450">cos</text:span>()</text:h>
      <text:p text:style-name="P163">функция <text:span text:style-name="T450">cos</text:span>(<text:span text:style-name="T1880">вх </text:span>число: дробное): дробное;</text:p>
      <text:p text:style-name="P168">Возвращает <text:span text:style-name="T450">ко</text:span>синус переданного числа.</text:p>
      <text:h text:style-name="P866" text:outline-level="4">Функция <text:span text:style-name="T451">tg</text:span>()</text:h>
      <text:p text:style-name="P164">функция <text:span text:style-name="T451">tg</text:span>(<text:span text:style-name="T1880">вх </text:span>число: дробное): дробное;</text:p>
      <text:p text:style-name="P169">Возвращает <text:span text:style-name="T451">тангенс</text:span> переданного числа.</text:p>
      <text:h text:style-name="P867" text:outline-level="4">Функция <text:span text:style-name="T452">arc</text:span>sin()</text:h>
      <text:p text:style-name="P165">функция <text:span text:style-name="T452">arc</text:span>sin(<text:span text:style-name="T1881">вх </text:span>число: дробное): дробное;</text:p>
      <text:p text:style-name="P170"><text:soft-page-break/>Возвращает <text:span text:style-name="T452">арк</text:span>синус переданного числа.</text:p>
      <text:h text:style-name="P867" text:outline-level="4">Функция <text:span text:style-name="T452">arc</text:span><text:span text:style-name="T450">cos</text:span>()</text:h>
      <text:p text:style-name="P165">функция <text:span text:style-name="T452">arc</text:span><text:span text:style-name="T450">cos</text:span>(<text:span text:style-name="T1882">вх </text:span>число: дробное): дробное;</text:p>
      <text:p text:style-name="P170">Возвращает <text:span text:style-name="T452">арк</text:span><text:span text:style-name="T450">ко</text:span>синус переданного числа.</text:p>
      <text:h text:style-name="P867" text:outline-level="4">Функция <text:span text:style-name="T452">arc</text:span><text:span text:style-name="T451">tg</text:span>()</text:h>
      <text:p text:style-name="P165">функция <text:span text:style-name="T452">arc</text:span><text:span text:style-name="T451">tg</text:span>(<text:span text:style-name="T1882">вх </text:span>число: дробное): дробное;</text:p>
      <text:p text:style-name="P170">Возвращает <text:span text:style-name="T452">арк</text:span><text:span text:style-name="T451">тангенс</text:span> переданного числа.</text:p>
      <text:h text:style-name="P868" text:outline-level="4">Функция <text:span text:style-name="T453">ln</text:span>()</text:h>
      <text:p text:style-name="P166">функция <text:span text:style-name="T453">ln</text:span>(<text:span text:style-name="T1883">вх </text:span>число: дробное): дробное;</text:p>
      <text:p text:style-name="P171">Возвращает <text:span text:style-name="T453">натуральный логарифм</text:span> переданного числа.</text:p>
      <text:h text:style-name="P868" text:outline-level="4">Функция <text:span text:style-name="T453">exp</text:span>()</text:h>
      <text:p text:style-name="P166">функция <text:span text:style-name="T453">exp</text:span>(<text:span text:style-name="T1883">вх </text:span>число: дробное): дробное;</text:p>
      <text:p text:style-name="P172"><text:span text:style-name="T449">Возвращает </text:span><text:span text:style-name="T453">экспоненту</text:span><text:span text:style-name="T449"> переданного числа — </text:span><text:span text:style-name="T453">т. е., число, возведённое в степень </text:span><text:span text:style-name="T199">e</text:span><text:span text:style-name="T449">.</text:span></text:p>
      <text:h text:style-name="P869" text:outline-level="4">Функция <text:span text:style-name="T522">случайное</text:span>()</text:h>
      <text:p text:style-name="P199">функция <text:span text:style-name="T522">случайное</text:span>(<text:span text:style-name="T1884">вх </text:span><text:span text:style-name="T522">макс</text:span>: <text:span text:style-name="T522">целое</text:span>): <text:span text:style-name="T522">целое</text:span>;</text:p>
      <text:p text:style-name="P200"><text:span text:style-name="T449">Возвращает </text:span><text:span text:style-name="T523">случайное число в диапазоне от 0 включительно до переданного значения </text:span><text:span text:style-name="Source_20_Text"><text:span text:style-name="T526">макс</text:span></text:span><text:span text:style-name="T523">, но не включая </text:span><text:span text:style-name="Source_20_Text"><text:span text:style-name="T526">макс</text:span></text:span><text:span text:style-name="T449">. </text:span><text:span text:style-name="T527">Генератор </text:span><text:span text:style-name="T854">псевдо</text:span><text:span text:style-name="T527">случайных чисел инициализируется при первом обращении к функции.</text:span></text:p>
      <text:h text:style-name="P760" text:outline-level="3">Моменты</text:h>
      <text:h text:style-name="Heading_20_4" text:outline-level="4">Функци<text:span text:style-name="T941">я</text:span> дата()</text:h>
      <text:p text:style-name="P332">функция дата<text:span text:style-name="T1412">()</text:span>: момент;<text:line-break/><text:span text:style-name="T929">функция дата(</text:span><text:span text:style-name="T1885">вх </text:span><text:span text:style-name="T929">м: момент): момент;</text:span></text:p>
      <text:p text:style-name="P97">Возвращает значение <text:span text:style-name="T931">переданного момента</text:span> с <text:span text:style-name="T931">обнулённ</text:span><text:span text:style-name="T933">ым временем</text:span> — <text:span text:style-name="T932">т. е., только </text:span><text:span text:style-name="T933">дату</text:span>. <text:span text:style-name="T931">Если параметр не передан, возвращает текущ</text:span><text:span text:style-name="T933">ую дату</text:span><text:span text:style-name="T931">.</text:span></text:p>
      <text:h text:style-name="Heading_20_4" text:outline-level="4">Функция время()</text:h>
      <text:p text:style-name="P94">функция <text:span text:style-name="T326">время</text:span><text:span text:style-name="T1413">()</text:span>: момент;<text:line-break/>функция <text:span text:style-name="T930">время</text:span>(<text:span text:style-name="T1885">вх </text:span>м: момент): момент;</text:p>
      <text:p text:style-name="P93">Возвращает значение <text:span text:style-name="T931">переданного момента</text:span> с <text:span text:style-name="T931">обнулённой</text:span> датой — <text:span text:style-name="T932">т. е., только время</text:span>. <text:span text:style-name="T931">Если параметр не передан, возвращает текущ</text:span><text:span text:style-name="T932">ее время</text:span><text:span text:style-name="T931">.</text:span></text:p>
      <text:h text:style-name="Heading_20_4" text:outline-level="4"><text:soft-page-break/>Функция сейчас()</text:h>
      <text:p text:style-name="P99">функция <text:span text:style-name="T327">сейчас</text:span><text:span text:style-name="T1414">()</text:span>: момент;</text:p>
      <text:p text:style-name="P98">Возвращает значение те<text:span text:style-name="T855">ку</text:span>щего момента — дату и время.</text:p>
      <text:h text:style-name="P761" text:outline-level="3">Строки</text:h>
      <text:p text:style-name="P21">В<text:span text:style-name="T118">о всех</text:span> строковых функция<text:span text:style-name="T121">х</text:span> стандартной библиотеки Клаус<text:span text:style-name="T1922">а</text:span>, если иное не оговорено явно, целочисленные значения индексов и размеров имеют семантику байтов, а не символов — как если бы строка представляла собой не последовательность символов переменной длины, а массив однобайтовых целых чисел.</text:p>
      <text:p text:style-name="P22">Байты в строк<text:span text:style-name="T122">е</text:span> нумеруются начиная с нуля: первый байт имеет индекс 0, а последний имеет <text:span text:style-name="T124">индекс</text:span> на единицу меньший, чем длина строки.</text:p>
      <text:p text:style-name="P673"><text:span text:style-name="T123">Б</text:span>иблиотечные функции поддерживают внутреннюю целостность строки, не допуская появления в ней некорректных символов, <text:span text:style-name="T119">и вызыв</text:span><text:span text:style-name="T223">ют</text:span><text:span text:style-name="T119"> исключение </text:span><text:span text:style-name="Source_20_Text"><text:span text:style-name="T822">Не</text:span></text:span><text:span text:style-name="Source_20_Text"><text:span text:style-name="T823">верный</text:span></text:span><text:span text:style-name="Source_20_Text"><text:span text:style-name="T822">Символ</text:span></text:span><text:span text:style-name="T119"> в случае ошибок</text:span>. Например, <text:span text:style-name="T120">такое исключение возникнет при </text:span>вставк<text:span text:style-name="T120">е</text:span> подстроки в позицию, соответствующую середине многобайтового символа, <text:span text:style-name="T120">при </text:span>удалени<text:span text:style-name="T120">и</text:span> из строки части многобайтового символа, а также в других <text:span text:style-name="T120">аналогичных ситуациях</text:span>.</text:p>
      <text:h text:style-name="P855" text:outline-level="4">Конструкции есть() и нету()</text:h>
      <text:p text:style-name="P676"><text:span text:style-name="T1088">переменная<text:line-break/> <text:s text:c="3"/></text:span><text:span text:style-name="T1888">с</text:span><text:span text:style-name="T1088">: </text:span><text:span text:style-name="T1888">строка</text:span><text:span text:style-name="T1088">;<text:line-break/>н</text:span>ачало<text:line-break/> <text:s text:c="3"/><text:span text:style-name="T1888">с := "АБВГ"</text:span><text:span text:style-name="T1781">;</text:span><text:line-break/> <text:s text:c="3"/><text:span text:style-name="T1088">если </text:span><text:span text:style-name="T1902">нету</text:span><text:span text:style-name="T1088">(</text:span><text:span text:style-name="T1888">с</text:span><text:span text:style-name="T1088">[10]) </text:span><text:span text:style-name="T1089">то </text:span><text:span text:style-name="T1088">вывести("</text:span><text:span text:style-name="T1902">нет</text:span><text:span text:style-name="T1088">"); // </text:span><text:span text:style-name="T1888">индекс за пределами длины строки</text:span><text:span text:style-name="T1088"><text:line-break/> <text:s text:c="3"/>если </text:span><text:span text:style-name="T1902">нету</text:span><text:span text:style-name="T1088">(</text:span><text:span text:style-name="T1888">с</text:span><text:span text:style-name="T1088">[</text:span><text:span text:style-name="T1888">3</text:span><text:span text:style-name="T1088">]) </text:span><text:span text:style-name="T1089">то </text:span><text:span text:style-name="T1088">вывести("</text:span><text:span text:style-name="T1902">нет</text:span><text:span text:style-name="T1088">"); <text:s/>// </text:span><text:span text:style-name="T1888">индекс не указывает на начало символа</text:span><text:line-break/><text:span text:style-name="T1088"> <text:s text:c="3"/>если </text:span><text:span text:style-name="T1888">есть</text:span><text:span text:style-name="T1088">(</text:span><text:span text:style-name="T1888">с</text:span><text:span text:style-name="T1088">[</text:span><text:span text:style-name="T1888">4</text:span><text:span text:style-name="T1088">]) </text:span><text:span text:style-name="T1089">то </text:span><text:span text:style-name="T1088">вывести("</text:span><text:span text:style-name="T1888">да</text:span><text:span text:style-name="T1088">"); <text:s text:c="2"/>// </text:span><text:span text:style-name="T1888">будет выведено "да"</text:span><text:line-break/>окончание;</text:p>
      <text:p text:style-name="P401">Эти конструкции выглядят как функции, но фактически ими не являются. Конструкция <text:span text:style-name="Source_20_Text">есть()</text:span> имеет истинное значение, если существует указанный в скобках <text:span text:style-name="T1889">символ в строке</text:span> — т.е., если указанный индекс принадлежит диапазону от 0 до длины <text:span text:style-name="T1889">строки</text:span> минус 1 <text:span text:style-name="T1889">и указывает на начало символа</text:span>. Конструкция <text:span text:style-name="Source_20_Text">нету()</text:span> имеет истинное значение в противоположном случае.</text:p>
      <text:h text:style-name="P870" text:outline-level="4"><text:span text:style-name="T157">Функция </text:span><text:span text:style-name="T115">д</text:span>лина()</text:h>
      <text:p text:style-name="Исходный_20_код">функция длина(вх стр: строка): целое;</text:p>
      <text:p text:style-name="Исходный_20_код">функция длина(вв стр: строка; <text:span text:style-name="T116">вх </text:span><text:span text:style-name="T146">размер</text:span>: целое): целое;</text:p>
      <text:p text:style-name="P18">Возвращает длину переданной строки в байтах. Следует иметь в виду, что количество байтов в строке не равняется количеству символов, т. к. в кодировке UTF-8 символ может занимать от 1 до 4 байт<text:span text:style-name="T903">ов</text:span>.</text:p>
      <text:p text:style-name="P18">Если передан параметр <text:span text:style-name="Source_20_Text"><text:span text:style-name="T817">размер</text:span></text:span>, то функция установит для переданной строки указанную длину в байтах и вернёт новое значение длины. В этом случае в первом параметре должна быть передана строковая переменная.</text:p>
      <text:p text:style-name="P18">Если новая длина больше старой, то прежнее содержимое строки сохраняется, и строка дополняется справа пробел<text:span text:style-name="T153">ами</text:span> (<text:span text:style-name="Source_20_Text"><text:span text:style-name="T193">№</text:span></text:span><text:span text:style-name="Source_20_Text">20</text:span>) <text:span text:style-name="T117">до указанной длины.</text:span></text:p>
      <text:p text:style-name="P20">Если новая длина меньше старой, то <text:span text:style-name="T162">прежнее содержимое строки обрезается справа до указанной длины. </text:span><text:span text:style-name="T163">В этом случае</text:span><text:span text:style-name="T162"> </text:span>должна быть указана такая новая длина, чтобы последний символ в строке, если он занимает несколько байт<text:span text:style-name="T904">ов</text:span>, не оказался разбит на части — <text:span text:style-name="T155">иначе</text:span> возникнет ошибка <text:span text:style-name="Source_20_Text"><text:span text:style-name="T769">НеверныйСимвол</text:span></text:span><text:span text:style-name="T162">.</text:span></text:p>
      <text:h text:style-name="Heading_20_5" text:outline-level="5"><text:soft-page-break/>Пример</text:h>
      <text:p text:style-name="Исходный_20_код">переменная</text:p>
      <text:p text:style-name="Исходный_20_код"><text:s text:c="4"/>стр: строка;</text:p>
      <text:p text:style-name="Исходный_20_код">начало</text:p>
      <text:p text:style-name="P48"><text:s text:c="4"/>// <text:span text:style-name="T224">Буквы кириллицы занимают в </text:span><text:span text:style-name="T227">кодировке </text:span><text:span text:style-name="T226">UTF-8</text:span></text:p>
      <text:p text:style-name="P48"><text:span text:style-name="T224"><text:s text:c="4"/>// </text:span><text:span text:style-name="T228">по два</text:span><text:span text:style-name="T224"> байта, </text:span><text:span text:style-name="T225">а символ пробела - один байт.</text:span></text:p>
      <text:p text:style-name="Исходный_20_код"><text:s text:c="4"/>стр := "АБВГ";</text:p>
      <text:p text:style-name="Исходный_20_код"><text:s text:c="4"/>длина(стр, 10); // стр = "АБВГ <text:s/>"</text:p>
      <text:p text:style-name="Исходный_20_код"><text:s text:c="4"/>длина(стр, 6); <text:s/>// стр = "АБВ"</text:p>
      <text:p text:style-name="Исходный_20_код"><text:s text:c="4"/>длина(стр, 5); <text:s/>// ошибка</text:p>
      <text:p text:style-name="Исходный_20_код">окончание.</text:p>
      <text:h text:style-name="P871" text:outline-level="4"><text:span text:style-name="T158">Функция </text:span>симв()</text:h>
      <text:p text:style-name="Исходный_20_код">функция симв(вх стр: строка): символ;</text:p>
      <text:p text:style-name="Исходный_20_код">функция симв(вх стр: строка; вх индекс: целое): символ;</text:p>
      <text:p text:style-name="P23">Возвращает символ, расположенный в переданной позиции <text:span text:style-name="T229">строки </text:span><text:span text:style-name="Source_20_Text"><text:span text:style-name="T824">стр</text:span></text:span>. <text:span text:style-name="T130">Строка не должна быть пустой; п</text:span><text:span text:style-name="T126">ереданный индекс </text:span><text:span text:style-name="T127">должен </text:span><text:span text:style-name="T129">быть в </text:span><text:span text:style-name="T156">пределах строки</text:span><text:span text:style-name="T128"> и </text:span><text:span text:style-name="T156">должен </text:span><text:span text:style-name="T127">соответствовать началу символа в строке, иначе возникнет исключение </text:span><text:span text:style-name="Source_20_Text"><text:span text:style-name="T825">НеверныйСимвол</text:span></text:span><text:span text:style-name="T126">.</text:span></text:p>
      <text:p text:style-name="P672"><text:span text:style-name="T1886">Эквивалентным вызову этой функции является </text:span><text:span text:style-name="T1887">обращение к символу с указанием индекса в квадратных скобках: </text:span><text:span text:style-name="Source_20_Text">стр[индекс]</text:span>.</text:p>
      <text:p text:style-name="P23">Если параметр <text:span text:style-name="Source_20_Text"><text:span text:style-name="T769">индекс</text:span></text:span> не указан, <text:span text:style-name="T125">он считается равным 0, и функция</text:span> возвращает первый символ в строке.</text:p>
      <text:h text:style-name="Heading_20_4" text:outline-level="4"><text:span text:style-name="T159">Функция </text:span>след()</text:h>
      <text:p text:style-name="Исходный_20_код">функция след(<text:span text:style-name="T131">вх стр: строка; вх и</text:span><text:span text:style-name="T132">н</text:span><text:span text:style-name="T131">д</text:span><text:span text:style-name="T132">е</text:span><text:span text:style-name="T131">кс: целое</text:span>): целое;</text:p>
      <text:p text:style-name="Исходный_20_код">функция след(<text:span text:style-name="T131">вх стр: строка; вх и</text:span><text:span text:style-name="T132">н</text:span><text:span text:style-name="T131">д</text:span><text:span text:style-name="T132">е</text:span><text:span text:style-name="T131">кс, кво: целое</text:span>): целое;</text:p>
      <text:p text:style-name="Исходный_20_код">функция след(<text:span text:style-name="T131">вх стр: строка; вх и</text:span><text:span text:style-name="T132">н</text:span><text:span text:style-name="T131">д</text:span><text:span text:style-name="T132">е</text:span><text:span text:style-name="T131">кс, кво: целое; вых симв: целое</text:span>): целое;</text:p>
      <text:p text:style-name="P26">Возвращает позицию в байтах, соответствующую началу следующего символа в строке, считая от символа, переданного в параметре <text:span text:style-name="Source_20_Text"><text:span text:style-name="T826">индекс</text:span></text:span>. <text:span text:style-name="T133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27">НеверныйСимвол</text:span></text:span><text:span text:style-name="T133">.</text:span></text:p>
      <text:p text:style-name="P28">В параметре <text:span text:style-name="Source_20_Text"><text:span text:style-name="T769">кво</text:span></text:span> можно передать количество символов, на которое необходимо сместиться: 1 — следующий символ, 2 — через один символ, и т. п. Если переданное количество превышает число оставшихся <text:span text:style-name="T135">(справа от </text:span><text:span text:style-name="Source_20_Text"><text:span text:style-name="T828">индекс</text:span></text:span><text:span text:style-name="T135">) </text:span>символов в строке, то функция вернёт длину строки в байтах.</text:p>
      <text:p text:style-name="P30">Если передан параметр <text:span text:style-name="Source_20_Text"><text:span text:style-name="T769">симв</text:span></text:span>, то функция запишет в него фактически пройденное количество символов. Т<text:span text:style-name="T134">аким образом, чтобы посчитать общее количество символов в строке, можно передать 0 в параметре </text:span><text:span text:style-name="Source_20_Text"><text:span text:style-name="T829">индекс</text:span></text:span><text:span text:style-name="T134"> и </text:span><text:span text:style-name="Source_20_Text"><text:span text:style-name="T829">максЦелое</text:span></text:span><text:span text:style-name="T134"> в параметре </text:span><text:span text:style-name="Source_20_Text"><text:span text:style-name="T829">кво</text:span></text:span><text:span text:style-name="T134">.</text:span></text:p>
      <text:h text:style-name="P874" text:outline-level="4"><text:span text:style-name="T160">Функция </text:span><text:span text:style-name="T136">пред</text:span>()</text:h>
      <text:p text:style-name="P17">функция <text:span text:style-name="T137">пред</text:span>(<text:span text:style-name="T131">вх стр: строка; вх и</text:span><text:span text:style-name="T132">н</text:span><text:span text:style-name="T131">д</text:span><text:span text:style-name="T132">е</text:span><text:span text:style-name="T131">кс: целое</text:span>): целое;</text:p>
      <text:p text:style-name="P17">функция <text:span text:style-name="T137">пред</text:span>(<text:span text:style-name="T131">вх стр: строка; вх и</text:span><text:span text:style-name="T132">н</text:span><text:span text:style-name="T131">д</text:span><text:span text:style-name="T132">е</text:span><text:span text:style-name="T131">кс, кво: целое</text:span>): целое;</text:p>
      <text:p text:style-name="P17">функция <text:span text:style-name="T137">пред</text:span>(<text:span text:style-name="T131">вх стр: строка; вх и</text:span><text:span text:style-name="T132">н</text:span><text:span text:style-name="T131">д</text:span><text:span text:style-name="T132">е</text:span><text:span text:style-name="T131">кс, кво: целое; вых симв: целое</text:span>): целое;</text:p>
      <text:p text:style-name="P27">Возвращает позицию в байтах, соответствующую началу <text:span text:style-name="T138">предыдущего</text:span> символа в строке, считая от символа, переданного в параметре <text:span text:style-name="Source_20_Text"><text:span text:style-name="T826">индекс</text:span></text:span>. <text:span text:style-name="T139">Для получения позиции последнего символа в строке в параметре </text:span><text:span text:style-name="Source_20_Text"><text:span text:style-name="T830">индекс</text:span></text:span><text:span text:style-name="T139"> нужно передать значение, большее или равное длине строки в байтах. </text:span><text:span text:style-name="T140">Если переданный индекс находится в </text:span><text:soft-page-break/><text:span text:style-name="T140">пределах строки, то он должен </text:span><text:span text:style-name="T133">соответствовать началу символа в строке, иначе возникнет исключение </text:span><text:span text:style-name="Source_20_Text"><text:span text:style-name="T827">НеверныйСимвол</text:span></text:span><text:span text:style-name="T133">.</text:span></text:p>
      <text:p text:style-name="P29">В параметре <text:span text:style-name="Source_20_Text"><text:span text:style-name="T769">кво</text:span></text:span> можно передать количество символов, на которое необходимо сместиться: 1 — <text:span text:style-name="T141">предыдущий</text:span> символ, 2 — через один символ, и т. п. Если переданное количество превышает число оставшихся <text:span text:style-name="T135">(</text:span><text:span text:style-name="T142">слева</text:span><text:span text:style-name="T135"> от </text:span><text:span text:style-name="Source_20_Text"><text:span text:style-name="T828">индекс</text:span></text:span><text:span text:style-name="T135">) </text:span>символов <text:span text:style-name="T143">до начала строки</text:span>, то функция вернёт <text:span text:style-name="T143">0</text:span>.</text:p>
      <text:p text:style-name="P31">Если передан параметр <text:span text:style-name="Source_20_Text"><text:span text:style-name="T769">симв</text:span></text:span>, то функция запишет в него фактически пройденное количество символов. Т<text:span text:style-name="T134">аким образом, чтобы посчитать общее количество символов в строке, можно передать </text:span><text:span text:style-name="Source_20_Text"><text:span text:style-name="T831">максЦелое</text:span></text:span><text:span text:style-name="T134"> в параметр</text:span><text:span text:style-name="T144">ах</text:span><text:span text:style-name="T134"> </text:span><text:span text:style-name="Source_20_Text"><text:span text:style-name="T829">индекс</text:span></text:span><text:span text:style-name="T134"> и </text:span><text:span text:style-name="Source_20_Text"><text:span text:style-name="T829">кво</text:span></text:span><text:span text:style-name="T134">.</text:span></text:p>
      <text:p text:style-name="P36"><text:span text:style-name="T200">Примечание:</text:span> для <text:span text:style-name="T856">строки из </text:span>многобайтовых символов функция <text:span text:style-name="Source_20_Text"><text:span text:style-name="T769">след()</text:span></text:span> работает быстрее, чем <text:span text:style-name="Source_20_Text"><text:span text:style-name="T769">пред()</text:span></text:span>.</text:p>
      <text:h text:style-name="Heading_20_4" text:outline-level="4"><text:span text:style-name="T161">Функция </text:span>часть()</text:h>
      <text:p text:style-name="Исходный_20_код">функция часть(вх стр: строка; вх индекс: целое): строка;</text:p>
      <text:p text:style-name="Исходный_20_код">функция часть(вх стр: строка; вх индекс, <text:span text:style-name="T145">размер</text:span>: целое): строка;</text:p>
      <text:p text:style-name="P32">Возвращает часть строки указанного размера, начиная с указанного индекса. <text:span text:style-name="T133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27">НеверныйСимвол</text:span></text:span><text:span text:style-name="T133">.</text:span></text:p>
      <text:p text:style-name="P35">Если параметр <text:span text:style-name="Source_20_Text"><text:span text:style-name="T769">размер</text:span></text:span> <text:span text:style-name="T150">не передан</text:span> <text:span text:style-name="T148">или выходит за пределы строки</text:span>, то функция вернёт часть строки от указанного индекса до конца строки. <text:span text:style-name="T149">В противном случае, </text:span><text:span text:style-name="Source_20_Text"><text:span text:style-name="T832">размер</text:span></text:span><text:span text:style-name="T147"> должен иметь такое значение, чтобы последний символ в возвращаемой </text:span><text:span text:style-name="T152">под</text:span><text:span text:style-name="T147">строке, </text:span><text:span text:style-name="T154">если он занимает несколько байт</text:span><text:span text:style-name="T905">ов</text:span><text:span text:style-name="T154">,</text:span><text:span text:style-name="T147"> не </text:span><text:span text:style-name="T151">оказался разбит</text:span><text:span text:style-name="T147"> на части —</text:span><text:span text:style-name="T133"> иначе возникнет исключение </text:span><text:span text:style-name="Source_20_Text"><text:span text:style-name="T827">НеверныйСимвол</text:span></text:span><text:span text:style-name="T147">.</text:span></text:p>
      <text:h text:style-name="Heading_20_4" text:outline-level="4"><text:span text:style-name="T164">Процедура</text:span> добавить()</text:h>
      <text:p text:style-name="Исходный_20_код"><text:span text:style-name="T164">процедура</text:span> добавить(в<text:span text:style-name="T164">в</text:span> стр1: <text:span text:style-name="T164">строка; вх</text:span> стр2: строка);</text:p>
      <text:p text:style-name="P37">Добавляет значение <text:span text:style-name="Source_20_Text"><text:span text:style-name="T769">стр2</text:span></text:span> в конец строки <text:span text:style-name="Source_20_Text"><text:span text:style-name="T769">стр1</text:span></text:span>. <text:span text:style-name="T165">Эквивалентным вызову этой функции является </text:span><text:span text:style-name="T194">присваивание</text:span><text:span text:style-name="T165">:</text:span></text:p>
      <text:p text:style-name="Исходный_20_код">стр1 := стр1 ++ стр2;</text:p>
      <text:h text:style-name="Heading_20_4" text:outline-level="4">Процедура вставить()</text:h>
      <text:p text:style-name="Исходный_20_код">процедура вставить(вв стр: строка; вх индекс: целое; вх подстр: строка);</text:p>
      <text:p text:style-name="P38">Вставляет строку <text:span text:style-name="Source_20_Text"><text:span text:style-name="T769">подстр</text:span></text:span> в указанную позицию строки <text:span text:style-name="Source_20_Text"><text:span text:style-name="T769">стр</text:span></text:span>, <text:span text:style-name="T166">так что символы из строки </text:span><text:span text:style-name="Source_20_Text"><text:span text:style-name="T833">подстр</text:span></text:span><text:span text:style-name="T166"> </text:span><text:span text:style-name="T195">окажутся</text:span><text:span text:style-name="T166"> в строке </text:span><text:span text:style-name="Source_20_Text"><text:span text:style-name="T833">стр</text:span></text:span><text:span text:style-name="T166"> непосредственно перед </text:span><text:span text:style-name="T167">тем </text:span><text:span text:style-name="T166">символом, на который указывает </text:span><text:span text:style-name="Source_20_Text"><text:span text:style-name="T833">индекс</text:span></text:span><text:span text:style-name="T166">. П</text:span>ри этом длина строки <text:span text:style-name="Source_20_Text"><text:span text:style-name="T769">стр</text:span></text:span> увеличивается на длину строки <text:span text:style-name="Source_20_Text"><text:span text:style-name="T769">подстр</text:span></text:span>.</text:p>
      <text:p text:style-name="P33"><text:span text:style-name="T168">Если переданный </text:span><text:span text:style-name="Source_20_Text"><text:span text:style-name="T834">индекс</text:span></text:span><text:span text:style-name="T168"> больше или равен длине </text:span><text:span text:style-name="Source_20_Text"><text:span text:style-name="T835">стр</text:span></text:span><text:span text:style-name="T168">, то </text:span><text:span text:style-name="T170">подстр</text:span><text:span text:style-name="T171">ока</text:span><text:span text:style-name="T168"> будет добавлена к </text:span><text:span text:style-name="T170">стр</text:span><text:span text:style-name="T171">оке</text:span><text:span text:style-name="T170"> </text:span><text:span text:style-name="T168">справа. В противном случае з</text:span><text:span text:style-name="T133">начение индекса должно соответствовать началу символа в строке, иначе возникнет исключение </text:span><text:span text:style-name="Source_20_Text"><text:span text:style-name="T827">НеверныйСимвол</text:span></text:span><text:span text:style-name="T133">.</text:span></text:p>
      <text:h text:style-name="Heading_20_4" text:outline-level="4">Процедура удалить()</text:h>
      <text:p text:style-name="Исходный_20_код">процедура удалить(вв стр: строка; вх индекс, число: целое);</text:p>
      <text:p text:style-name="P39">Удаляет из строки указанное число байт<text:span text:style-name="T906">ов</text:span>, начиная с переданного индекса, включительно.</text:p>
      <text:p text:style-name="P34"><text:span text:style-name="T188">З</text:span><text:span text:style-name="T133">начение индекса должно соответствовать началу символа в строке, иначе возникнет исключение </text:span><text:span text:style-name="Source_20_Text"><text:span text:style-name="T827">НеверныйСимвол</text:span></text:span><text:span text:style-name="T133">.</text:span></text:p>
      <text:p text:style-name="P40"><text:soft-page-break/>Если строка содержит меньше <text:span text:style-name="T189">байт</text:span><text:span text:style-name="T907">ов</text:span> справа от индекса, чем передано в параметре <text:span text:style-name="Source_20_Text"><text:span text:style-name="T769">число</text:span></text:span>, то будут удалены все <text:span text:style-name="T190">байты</text:span> до конца строки. <text:span text:style-name="T189">В противном случае, переданное число </text:span><text:span text:style-name="T191">должно быть таким, чтобы последний удаляемый символ, если он </text:span><text:span text:style-name="T192">занимает несколько байт</text:span><text:span text:style-name="T908">ов</text:span><text:span text:style-name="T191">, не оказался разбит на части — </text:span><text:span text:style-name="T133">иначе возникнет исключение </text:span><text:span text:style-name="Source_20_Text"><text:span text:style-name="T827">НеверныйСимвол</text:span></text:span><text:span text:style-name="T133">.</text:span></text:p>
      <text:h text:style-name="Heading_20_4" text:outline-level="4">Процедура вписать()</text:h>
      <text:p text:style-name="Исходный_20_код">процедура вписать(<text:line-break/> <text:s/>вв стр1: строка; вх индекс: целое; вх стр2: строка);</text:p>
      <text:p text:style-name="Исходный_20_код">процедура вписать(<text:line-break/> <text:s/>вв стр1: строка; вх индекс: целое;<text:line-break/> <text:s/>вх стр2: строка; вх индекс2: целое);</text:p>
      <text:p text:style-name="Исходный_20_код"><text:span text:style-name="T196">п</text:span>роцедура вписать(<text:line-break/> <text:s/>вв стр1: строка; вх индекс: целое;<text:line-break/> <text:s/>вх стр2: строка; вх индекс2, число: целое);</text:p>
      <text:p text:style-name="P41">Копирует в <text:span text:style-name="Source_20_Text"><text:span text:style-name="T769">стр1</text:span></text:span><text:span text:style-name="T169"> </text:span>байты из <text:span text:style-name="Source_20_Text"><text:span text:style-name="T769">стр2</text:span></text:span>.</text:p>
      <text:p text:style-name="P41"><text:span text:style-name="T197">Из </text:span><text:span text:style-name="Source_20_Text"><text:span text:style-name="T836">стр2</text:span></text:span><text:span text:style-name="T197"> копируется </text:span><text:span text:style-name="T198">указанное </text:span><text:span text:style-name="Source_20_Text"><text:span text:style-name="T836">число</text:span></text:span><text:span text:style-name="T197"> байт</text:span><text:span text:style-name="T909">ов</text:span><text:span text:style-name="T197">, начиная от </text:span><text:span text:style-name="Source_20_Text"><text:span text:style-name="T836">индекс2</text:span></text:span><text:span text:style-name="T197">, включительно; </text:span><text:span text:style-name="T198">эти байты размещаются в </text:span><text:span text:style-name="Source_20_Text"><text:span text:style-name="T837">стр1</text:span></text:span><text:span text:style-name="T172">,</text:span><text:span text:style-name="T198"> начиная от </text:span><text:span text:style-name="Source_20_Text"><text:span text:style-name="T837">индекс</text:span></text:span><text:span text:style-name="T198">, и заменяют собой байты, которые раньше находились в </text:span><text:span text:style-name="Source_20_Text"><text:span text:style-name="T837">стр1</text:span></text:span><text:span text:style-name="T198"> в этих позициях. Если длины </text:span><text:span text:style-name="Source_20_Text"><text:span text:style-name="T837">стр1</text:span></text:span><text:span text:style-name="T198"> не </text:span><text:span text:style-name="T206">хватает</text:span><text:span text:style-name="T198">, чтобы разместить все копируемые байты, то её длина увеличивается до необходимой.</text:span></text:p>
      <text:p text:style-name="P42">Если не передано <text:span text:style-name="Source_20_Text"><text:span text:style-name="T769">число</text:span></text:span>, то копируются все байты от <text:span text:style-name="Source_20_Text"><text:span text:style-name="T769">индекс2</text:span></text:span> до конца <text:span text:style-name="Source_20_Text"><text:span text:style-name="T769">стр2</text:span></text:span>. Если не передан <text:span text:style-name="Source_20_Text"><text:span text:style-name="T769">индекс2</text:span></text:span>, то копируется вся <text:span text:style-name="Source_20_Text"><text:span text:style-name="T769">стр2</text:span></text:span> от начала до конца.</text:p>
      <text:p text:style-name="P43">Все индексы и размеры должны иметь такие значения, чтобы никакой многобайтовый символ <text:span text:style-name="T218">в обеих строках </text:span>не оказался при копировании разбит на части, иначе возникнет ошибка <text:span text:style-name="Source_20_Text"><text:span text:style-name="T769">НеверныйСимвол</text:span></text:span>.</text:p>
      <text:h text:style-name="Heading_20_5" text:outline-level="5">Пример</text:h>
      <text:p text:style-name="Исходный_20_код">переменная</text:p>
      <text:p text:style-name="Исходный_20_код"><text:s text:c="4"/>с<text:span text:style-name="T214">тр1</text:span>, <text:span text:style-name="T214">стр2</text:span>: строка;</text:p>
      <text:p text:style-name="Исходный_20_код">начало</text:p>
      <text:p text:style-name="P49"><text:s text:c="4"/>// <text:span text:style-name="T230">Б</text:span><text:span text:style-name="T215">уквы </text:span><text:span text:style-name="T217">к</text:span><text:span text:style-name="T215">ириллицы</text:span> <text:span text:style-name="T215">занимают в кодировке UTF-8 </text:span></text:p>
      <text:p text:style-name="P49"><text:span text:style-name="T215"><text:s text:c="4"/>// </text:span><text:span text:style-name="T231">по </text:span><text:span text:style-name="T215">два байта, а арабские цифры - </text:span><text:span text:style-name="T216">один </text:span><text:span text:style-name="T230">байт</text:span><text:span text:style-name="T215">.</text:span></text:p>
      <text:p text:style-name="Исходный_20_код"><text:s text:c="4"/><text:span text:style-name="T214">стр1</text:span> := "1234АБВГ";</text:p>
      <text:p text:style-name="Исходный_20_код"><text:s text:c="4"/><text:span text:style-name="T214">стр2</text:span> := "0000";</text:p>
      <text:p text:style-name="Исходный_20_код"><text:s text:c="4"/>вписать(с<text:span text:style-name="T214">тр1</text:span>, 2, <text:span text:style-name="T214">стр2</text:span>); <text:s text:c="14"/>// <text:span text:style-name="T211">с</text:span><text:span text:style-name="T232">тр1</text:span><text:span text:style-name="T208"> = </text:span><text:span text:style-name="T209">12000</text:span><text:span text:style-name="T210">0</text:span><text:span text:style-name="T209">БВГ</text:span></text:p>
      <text:p text:style-name="P45"><text:s text:c="4"/>вписать(с<text:span text:style-name="T214">тр1</text:span>, максЦелое, <text:span text:style-name="T214">стр2</text:span>, 0, 2); // <text:span text:style-name="T211">с</text:span><text:span text:style-name="T232">тр1</text:span><text:span text:style-name="T211"> = </text:span><text:span text:style-name="T209">12000</text:span><text:span text:style-name="T210">0</text:span><text:span text:style-name="T209">БВГ</text:span><text:span text:style-name="T212">00</text:span></text:p>
      <text:p text:style-name="P44"><text:s text:c="4"/>вписать(с<text:span text:style-name="T214">тр1</text:span>, <text:span text:style-name="T207">7</text:span>, <text:span text:style-name="T214">стр2</text:span>); <text:s text:c="14"/>// <text:span text:style-name="T213">ошибка</text:span></text:p>
      <text:p text:style-name="Исходный_20_код"><text:s text:c="4"/>вписать(с<text:span text:style-name="T214">тр1</text:span>, 6, <text:span text:style-name="T214">стр2</text:span>, 0, 3); <text:s text:c="8"/>// <text:span text:style-name="T213">ошибка</text:span></text:p>
      <text:p text:style-name="Исходный_20_код">окончание.</text:p>
      <text:h text:style-name="Heading_20_4" text:outline-level="4">Функция найти()</text:h>
      <text:p text:style-name="Исходный_20_код">функция найти(<text:line-break/> <text:s text:c="3"/>вх что, где: строка): целое;</text:p>
      <text:p text:style-name="Исходный_20_код">функция найти(<text:line-break/> <text:s text:c="3"/>вх что, где: строка; вх начИдкс: целое): целое;</text:p>
      <text:p text:style-name="P47">функция найти(</text:p>
      <text:p text:style-name="P47"><text:s text:c="4"/>вх что, где: строка; вх начИдкс: целое;</text:p>
      <text:p text:style-name="P47"><text:s text:c="4"/>вх учтРегистр: логическое): целое;</text:p>
      <text:p text:style-name="P46">Ищет подстроку <text:span text:style-name="Source_20_Text"><text:span text:style-name="T769">что</text:span></text:span> в строке <text:span text:style-name="Source_20_Text"><text:span text:style-name="T769">где</text:span></text:span> и возвращает индекс первого байта найденной подстроки. <text:span text:style-name="T219">Если подстрока не найдена, возвращает -1. Если передан </text:span><text:span text:style-name="Source_20_Text"><text:span text:style-name="T838">начИдкс</text:span></text:span><text:span text:style-name="T219">, поиск начинается с переданного индекса, включительно.</text:span></text:p>
      <text:p text:style-name="P50"><text:soft-page-break/>Если в параметре <text:span text:style-name="Source_20_Text"><text:span text:style-name="T769">учтРегистр</text:span></text:span> передано <text:span text:style-name="Source_20_Text"><text:span text:style-name="T769">нет</text:span></text:span>, то регистр символов при поиске не учитывается — т. е., <text:span text:style-name="T220">прописные</text:span> буквы считаются равными строчным. <text:span text:style-name="T221">Если этот параметр опущен, функция выполняет поиск </text:span><text:span text:style-name="T222">с учётом регистра</text:span><text:span text:style-name="T221">.</text:span></text:p>
      <text:h text:style-name="P875" text:outline-level="4"><text:span text:style-name="T233">Процедура</text:span> <text:span text:style-name="T233">заменить</text:span>()</text:h>
      <text:p text:style-name="Исходный_20_код">процедура заменить(вв стр: строка; вх индекс, число: целое; вх чем: строка);</text:p>
      <text:p text:style-name="P51">Заменяет в переданной строке <text:span text:style-name="T235">указанное</text:span> <text:span text:style-name="Source_20_Text"><text:span text:style-name="T769">число</text:span></text:span> байт<text:span text:style-name="T910">ов</text:span>, начиная с переданного индекса, на байты из строки <text:span text:style-name="Source_20_Text"><text:span text:style-name="T769">чем</text:span></text:span>. <text:span text:style-name="T234">Длина строки изменяется соответственно.</text:span></text:p>
      <text:p text:style-name="P62">Значения <text:span text:style-name="Source_20_Text"><text:span text:style-name="T769">индекс</text:span></text:span> и <text:span text:style-name="Source_20_Text"><text:span text:style-name="T769">число</text:span></text:span> должны быть такими, чтобы в результате замены никакой многобайтовый символ не оказался разбит на части, иначе возникнет ошибка <text:span text:style-name="Source_20_Text"><text:span text:style-name="T769">НеверныйСимвол</text:span></text:span>.</text:p>
      <text:h text:style-name="Heading_20_4" text:outline-level="4">Функция формат()</text:h>
      <text:p text:style-name="Исходный_20_код"><text:span text:style-name="T236">ф</text:span>ункция формат(вх шаблон: строка; вх арг<text:span text:style-name="T239">0</text:span>, арг<text:span text:style-name="T239">1</text:span>, арг<text:span text:style-name="T239">2</text:span>, ...): <text:span text:style-name="T246">строка</text:span>;</text:p>
      <text:p text:style-name="P64"><text:span text:style-name="T237">Заменяет все спецификаторы в переданном шаблоне на значения переданных аргументов, </text:span><text:span text:style-name="T247">преобразованные к строке в соответствии с указанным форматом,</text:span><text:span text:style-name="T237"> и возвращает полученную строку. </text:span><text:span text:style-name="T1543">В качестве аргументов допустимы значения простых типов или одномерные массивы простых типов. </text:span><text:span text:style-name="T1544">Для каждого из простых аргументов шаблон должен содержать один спецификатор, для каждого массива — столько спецификаторов, сколько элементов содержится в массиве.</text:span></text:p>
      <text:p text:style-name="P64"><text:span text:style-name="T237">Спецификатор</text:span><text:span text:style-name="T247">ы</text:span><text:span text:style-name="T237"> </text:span><text:span text:style-name="T238">имеют следующий синтаксис</text:span><text:span text:style-name="T237">:</text:span> </text:p>
      <text:p text:style-name="Исходный_20_код">'%'[<text:span text:style-name="T237">индекс</text:span>':']['-'][<text:span text:style-name="T243">ширина</text:span>]['.'<text:span text:style-name="T237">точность</text:span>]<text:span text:style-name="T237">Тип</text:span></text:p>
      <text:p text:style-name="P298">Символы в апострофах <text:span text:style-name="T858">должны быть указаны</text:span> в шаблон<text:span text:style-name="T857">е</text:span> буквально, без апострофов.</text:p>
      <text:p text:style-name="P298">Элементы в квадратных скобках необязательны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55">'%'</text:p>
          </table:table-cell>
          <table:table-cell table:style-name="Таблица3.B1" office:value-type="string">
            <text:p text:style-name="P56">Начало спецификатора. Чтобы добавить в шаблон просто символ '%', его нужно удвоить: "%%".</text:p>
          </table:table-cell>
        </table:table-row>
        <table:table-row>
          <table:table-cell table:style-name="Таблица3.A2" office:value-type="string">
            <text:p text:style-name="P52"><text:span text:style-name="T241">и</text:span>ндекс':'</text:p>
          </table:table-cell>
          <table:table-cell table:style-name="Таблица3.B2" office:value-type="string">
            <text:p text:style-name="P57"><text:span text:style-name="T277">Целое. </text:span>Взять из списка <text:span text:style-name="T245">параметров </text:span><text:span text:style-name="T240">аргумент с указанным индексом. Если </text:span><text:span text:style-name="T459">этот элемент</text:span><text:span text:style-name="T240"> не указан, берётся следующий по порядку аргумент.</text:span></text:p>
          </table:table-cell>
        </table:table-row>
        <table:table-row>
          <table:table-cell table:style-name="Таблица3.A2" office:value-type="string">
            <text:p text:style-name="P53">'-'</text:p>
          </table:table-cell>
          <table:table-cell table:style-name="Таблица3.B2" office:value-type="string">
            <text:p text:style-name="P58">Выравнивание вставляемого текста по левому краю поля. По умолчанию текст выравнивается по правому краю. <text:span text:style-name="T242">Этот элемент работает только при условии, что указан</text:span><text:span text:style-name="T243">а</text:span><text:span text:style-name="T242"> </text:span><text:span text:style-name="T243">ширина</text:span><text:span text:style-name="T242">.</text:span></text:p>
          </table:table-cell>
        </table:table-row>
        <table:table-row>
          <table:table-cell table:style-name="Таблица3.A2" office:value-type="string">
            <text:p text:style-name="P69">ширина</text:p>
          </table:table-cell>
          <table:table-cell table:style-name="Таблица3.B2" office:value-type="string">
            <text:p text:style-name="P59"><text:span text:style-name="T277">Целое. </text:span>Ширина поля — т. е., минимальная длина вставляемой строки. Если строка короче, то она дополняется до указанной длины пробелами слева (по умолчанию) или справа, если указан «-».</text:p>
          </table:table-cell>
        </table:table-row>
        <table:table-row>
          <table:table-cell table:style-name="Таблица3.A2" office:value-type="string">
            <text:p text:style-name="P54">'.'<text:span text:style-name="T244">точность</text:span></text:p>
          </table:table-cell>
          <table:table-cell table:style-name="Таблица3.B2" office:value-type="string">
            <text:p text:style-name="P60"><text:span text:style-name="T277">Целое. </text:span>Значение этого элемента зависит от типа спецификатора.</text:p>
          </table:table-cell>
        </table:table-row>
        <table:table-row>
          <table:table-cell table:style-name="Таблица3.A2" office:value-type="string">
            <text:p text:style-name="P70">Тип</text:p>
          </table:table-cell>
          <table:table-cell table:style-name="Таблица3.B2" office:value-type="string">
            <text:p text:style-name="P61">Тип спецификатора — <text:span text:style-name="T269">буква в любом регистре</text:span>. Перечень допустимых типов приведён ниже.</text:p>
          </table:table-cell>
        </table:table-row>
      </table:table>
      <text:p text:style-name="P173"><text:span text:style-name="T268">В случае ошибок функция со</text:span><text:span text:style-name="T274">з</text:span><text:span text:style-name="T268">даёт исключение </text:span><text:span text:style-name="Source_20_Text"><text:span text:style-name="T839">ОшибкаКонвертации</text:span></text:span><text:span text:style-name="T268">. Это может происходить при ошибках в синтаксисе спецификаторов, при несоответствии типов спецификаторов типам аргументов, а также если передано недостаточно аргументов для всех спецификаторов.</text:span></text:p>
      <text:h text:style-name="P880" text:outline-level="5"><text:soft-page-break/>Типы спецификаторов</text:h>
      <text:p text:style-name="P67"><text:span text:style-name="T251">«</text:span><text:span text:style-name="T257">I</text:span><text:span text:style-name="T251">» или «</text:span>Ц» — целое число. <text:span text:style-name="T249">А</text:span>ргумент должен быть целым. Значение конвертируется в строковое представление целого числа. <text:span text:style-name="T248">Е</text:span>сли указана точность, то строка будет содержать не менее указанного количества цифр — если нужно, слева будут добавлены нули.</text:p>
      <text:p text:style-name="P68">«<text:span text:style-name="T252">E</text:span>» <text:span text:style-name="T253">(лат.)</text:span> <text:span text:style-name="T252">или «</text:span>Э» — экспоненциальный формат. Аргумент может быть целым или дробным. <text:span text:style-name="T250">Число приводится к строке в экспоненциальном </text:span><text:span text:style-name="T254">(научном) </text:span><text:span text:style-name="T250">формате. </text:span><text:span text:style-name="T255">Точность определяет общее количество цифр в </text:span><text:span text:style-name="T256">мантиссе</text:span><text:span text:style-name="T255"> числа, </text:span><text:span text:style-name="T275">п</text:span><text:span text:style-name="T256">орядок записывается тремя цифрами.</text:span></text:p>
      <text:p text:style-name="P63">«F» <text:span text:style-name="T258">или «Ф» — формат с фиксированной точкой. Аргумент может быть целым или дробным. Точность определяет количество цифр после десятичной точки. </text:span><text:span text:style-name="T259">Для слишком больших чисел используется экспоненциальный формат.</text:span></text:p>
      <text:p text:style-name="P63">«G» <text:span text:style-name="T260">или «О» (кир.) — общий числовой формат. Аргумент может быть целым или дробным. </text:span><text:span text:style-name="T261">Число приводится к строке в фиксированном или экспоненциальном формате в зависимости от того, что получится короче. </text:span><text:span text:style-name="T262">Точность определяет общее количество цифр в строковом представлении числа.</text:span></text:p>
      <text:p text:style-name="P63">«<text:span text:style-name="T263">N</text:span>» <text:span text:style-name="T263">или «Ч» — </text:span><text:span text:style-name="T265">такой же формат числа, как</text:span><text:span text:style-name="T263"> с фиксированной точкой, </text:span><text:span text:style-name="T265">но</text:span><text:span text:style-name="T263"> </text:span><text:span text:style-name="T266">с добавлением</text:span><text:span text:style-name="T263"> разделител</text:span><text:span text:style-name="T266">ей</text:span><text:span text:style-name="T263"> групп разрядов.</text:span></text:p>
      <text:p text:style-name="P65">«<text:span text:style-name="T264">D</text:span>»<text:span text:style-name="T263"> или «</text:span><text:span text:style-name="T264">Д</text:span><text:span text:style-name="T263">» — </text:span><text:span text:style-name="T264">дата </text:span><text:span text:style-name="T270">в стандартном формате: YYYY-MM-DD. </text:span><text:span text:style-name="T272">Аргумент должен быть моментом. </text:span><text:span text:style-name="T279">Точность не применяется.</text:span></text:p>
      <text:p text:style-name="P66">«<text:span text:style-name="T264">T</text:span>» <text:span text:style-name="T263">(лат.) или «</text:span><text:span text:style-name="T264">В</text:span><text:span text:style-name="T263">» (кир.) — </text:span><text:span text:style-name="T264">время </text:span><text:span text:style-name="T270">в стандартном формате: </text:span><text:span text:style-name="T859">hh</text:span><text:span text:style-name="T270">:</text:span><text:span text:style-name="T859">mm</text:span><text:span text:style-name="T270">:</text:span><text:span text:style-name="T859">ss</text:span><text:span text:style-name="T270">. </text:span><text:span text:style-name="T272">Аргумент должен быть моментом. </text:span><text:span text:style-name="T279">Точность не применяется.</text:span></text:p>
      <text:p text:style-name="P66">«<text:span text:style-name="T263">M</text:span>» <text:span text:style-name="T263">(лат.) или «М» (кир.) — </text:span><text:span text:style-name="T264">дата </text:span><text:span text:style-name="T271">и </text:span><text:span text:style-name="T264">время </text:span><text:span text:style-name="T271">в стандартном формате, разделённые пробелом. </text:span><text:span text:style-name="T272">Аргумент должен быть моментом. </text:span><text:span text:style-name="T279">Точность не применяется.</text:span></text:p>
      <text:p text:style-name="P66">«S» <text:span text:style-name="T264">или «С» (кир.) — строка. Аргумент может быть любого простого типа — строковые </text:span><text:span text:style-name="T276">значения</text:span><text:span text:style-name="T264"> копируются, а значения других типов </text:span><text:span text:style-name="T457">конвертируются</text:span><text:span text:style-name="T264"> в строку прямым приведением типа.</text:span><text:span text:style-name="T272"> </text:span><text:span text:style-name="T279">Точность не применяется.</text:span></text:p>
      <text:p text:style-name="P63">«X» <text:span text:style-name="T267">(лат.) или «Ш» — шестнадцатеричное представление целого числа. Аргумент </text:span><text:span text:style-name="T273">может</text:span><text:span text:style-name="T267"> быть целым,</text:span><text:span text:style-name="T273"> символом </text:span><text:span text:style-name="T671">или объектом</text:span><text:span text:style-name="T267">. Точность определяет </text:span><text:span text:style-name="T278">минимальное </text:span><text:span text:style-name="T267">количество цифр — если нужно, слева будут добавлены нули.</text:span></text:p>
      <text:h text:style-name="Heading_20_5" text:outline-level="5">Пример</text:h>
      <text:p text:style-name="P73">стр := формат("<text:span text:style-name="T281">Меня зовут %s %s. Мне %i лет.</text:span>", "<text:span text:style-name="T463">Пётр</text:span>", "<text:span text:style-name="T281">Иванов</text:span>", <text:span text:style-name="T281">15</text:span>);</text:p>
      <text:p text:style-name="P73">// <text:span text:style-name="T458">стр = "</text:span><text:span text:style-name="T281">Меня зовут </text:span><text:span text:style-name="T463">Пётр</text:span><text:span text:style-name="T281"> Иванов. Мне 15 лет."</text:span></text:p>
      <text:p text:style-name="P174"/>
      <text:p text:style-name="P174">стр := формат("<text:span text:style-name="T281">Меня зовут %</text:span><text:span text:style-name="T460">1:</text:span><text:span text:style-name="T281">s %</text:span><text:span text:style-name="T460">0:</text:span><text:span text:style-name="T281">s. Мне %</text:span><text:span text:style-name="T461">2:</text:span><text:span text:style-name="T281">i лет.</text:span>", "<text:span text:style-name="T463">Пётр</text:span>", "<text:span text:style-name="T281">Иванов</text:span>", <text:span text:style-name="T281">15</text:span>);</text:p>
      <text:p text:style-name="P174">// <text:span text:style-name="T458">стр = "</text:span><text:span text:style-name="T281">Меня зовут </text:span><text:span text:style-name="T456">Иван</text:span><text:span text:style-name="T462">ов</text:span><text:span text:style-name="T281"> </text:span><text:span text:style-name="T463">Пётр</text:span><text:span text:style-name="T281">. Мне 15 лет."</text:span></text:p>
      <text:p text:style-name="P174"/>
      <text:p text:style-name="P73">стр := формат("[%i]", 10); <text:s text:c="18"/>// стр = "[10]"</text:p>
      <text:p text:style-name="Исходный_20_код">стр := формат("[%%]", 10); <text:s text:c="18"/>// стр = "[%]"</text:p>
      <text:p text:style-name="Исходный_20_код">стр := формат("[%10i]", 10); <text:s text:c="16"/>// стр = "[ <text:s text:c="7"/>10]"</text:p>
      <text:p text:style-name="Исходный_20_код">стр := формат("[%.4i]", -10); <text:s text:c="15"/>// стр = "[-0010]"</text:p>
      <text:p text:style-name="Исходный_20_код">стр := формат("[%10.4ц]", -10); <text:s text:c="13"/>// стр = "[ <text:s text:c="4"/>-0010]"</text:p>
      <text:p text:style-name="Исходный_20_код">стр := формат("[%0:-10i]", 10); <text:s text:c="13"/>// стр = "[10 <text:s text:c="7"/>]"</text:p>
      <text:p text:style-name="Исходный_20_код">стр := формат("[%x]", 1234567); <text:s text:c="13"/>// стр = "[12D687]"</text:p>
      <text:p text:style-name="Исходный_20_код">стр := формат("[%x]", -1234567); <text:s text:c="12"/>// стр = "[FFFFFFFFFFED2979]"</text:p>
      <text:p text:style-name="P71">стр := формат("[%0:10<text:span text:style-name="T282">x</text:span>]", 'Ё'); <text:s text:c="13"/>// стр = "[ <text:s text:c="6"/>401]"</text:p>
      <text:p text:style-name="P71">стр := формат("[%0:10.4Ш]", 'Ё'); <text:s text:c="11"/>// стр = "[ <text:s text:c="5"/>0401]"</text:p>
      <text:p text:style-name="Исходный_20_код">стр := формат("[%12.4e]", -1.234); <text:s text:c="10"/>// стр = "[ -1.234E+000]"</text:p>
      <text:p text:style-name="Исходный_20_код">стр := формат("[%12.4f]", -1.234); <text:s text:c="10"/>// стр = "[ <text:s text:c="4"/>-1.2340]"</text:p>
      <text:p text:style-name="Исходный_20_код">стр := формат("[%g]", 1.234); <text:s text:c="15"/>// стр = "[1.234]"</text:p>
      <text:p text:style-name="Исходный_20_код">стр := формат("[%12g]", -1.234); <text:s text:c="12"/>// стр = "[ <text:s text:c="5"/>-1.234]"</text:p>
      <text:p text:style-name="Исходный_20_код">стр := формат("[%0:-12.4G]", 1.234); <text:s text:c="8"/>// стр = "[1.234 <text:s text:c="6"/>]"</text:p>
      <text:p text:style-name="Исходный_20_код">стр := формат("[%14d]", <text:span text:style-name="T280">момент(44567.123)</text:span>); <text:s/>// стр = "[ <text:s text:c="3"/>2022-01-06]"</text:p>
      <text:p text:style-name="P72">стр := формат("[%-14д]", <text:span text:style-name="T280">момент(44567.123)</text:span>); // стр = "[2022-01-06 <text:s text:c="3"/>]"</text:p>
      <text:p text:style-name="P72">стр := формат("[%14t]", <text:span text:style-name="T280">момент(44567.123)</text:span>); <text:s/>// стр = "[ <text:s text:c="5"/>02:57:07]"</text:p>
      <text:p text:style-name="P72"><text:soft-page-break/>стр := формат("[%-14в]", <text:span text:style-name="T280">момент(44567.123)</text:span>); // стр = "[02:57:07 <text:s text:c="5"/>]"</text:p>
      <text:p text:style-name="Исходный_20_код">стр := формат("[%s]", "Привет!"); <text:s text:c="11"/>// стр = "[Привет!]"</text:p>
      <text:p text:style-name="Исходный_20_код">стр := формат("[%14с]", "Привет!"); <text:s text:c="9"/>// стр = "[ <text:s text:c="6"/>Привет!]"</text:p>
      <text:p text:style-name="Исходный_20_код">стр := формат("[%-14с]", "Привет!"); <text:s text:c="8"/>// стр = "[Привет! <text:s text:c="6"/>]"</text:p>
      <text:h text:style-name="P872" text:outline-level="4"><text:span text:style-name="T158">Функция </text:span><text:span text:style-name="T934">загл</text:span>()</text:h>
      <text:p text:style-name="P333">функция <text:span text:style-name="T934">загл</text:span>(вх стр: строка): <text:span text:style-name="T934">строка</text:span>;</text:p>
      <text:p text:style-name="P24"><text:span text:style-name="T935">Возвращает строку, в которой все строчные буквы заменены на прописные</text:span>.</text:p>
      <text:h text:style-name="P873" text:outline-level="4"><text:span text:style-name="T158">Функция </text:span><text:span text:style-name="T935">строч</text:span>()</text:h>
      <text:p text:style-name="P324">функция <text:span text:style-name="T935">строч</text:span>(вх стр: строка): <text:span text:style-name="T934">строка</text:span>;</text:p>
      <text:p text:style-name="P25"><text:span text:style-name="T935">Возвращает строку, в которой все прописные буквы заменены на строчные</text:span>.</text:p>
      <text:h text:style-name="P761" text:outline-level="3">Исключения</text:h>
      <text:h text:style-name="Heading_20_4" text:outline-level="4">Функция имя_исключения()</text:h>
      <text:p text:style-name="Исходный_20_код">функция имя_исключения<text:span text:style-name="T1415">()</text:span>: строка;</text:p>
      <text:p text:style-name="P100">Возвращает имя активного исключения. Эту функцию можно вызывать только в секции обработки исключений, иначе она вернёт пустую строку.</text:p>
      <text:h text:style-name="Heading_20_4" text:outline-level="4">Функция текст_исключения()</text:h>
      <text:p text:style-name="Исходный_20_код">функция текст_исключения<text:span text:style-name="T1416">()</text:span>: строка;</text:p>
      <text:p text:style-name="P101">Возвращает <text:span text:style-name="T344">текст сообщения об ошибке</text:span> активного исключения <text:span text:style-name="T346">с </text:span><text:span text:style-name="T345">уже </text:span><text:span text:style-name="T346">добавленными в него </text:span><text:span text:style-name="T345">значениями параметров </text:span><text:span text:style-name="T347">исключения</text:span>. Эту функцию можно вызывать только в секции обработки исключений, иначе она вернёт пустую строку.</text:p>
      <text:h text:style-name="P763" text:outline-level="3">Разное</text:h>
      <text:h text:style-name="P876" text:outline-level="4">Процедура уничтожить()</text:h>
      <text:p text:style-name="Исходный_20_код">процедура уничтожить(вв о: объект);</text:p>
      <text:p text:style-name="P325">Уничтожает переданный объект, выполняя все необходимые действия, связанные с его уничтожением, и присваивает переданному параметру значение <text:span text:style-name="Source_20_Text">пусто</text:span>.</text:p>
      <text:p text:style-name="P325"><text:span text:style-name="T936">Если переданный объект не существует — т.е., он был ранее уничтожен, никогда не был создан, либо в параметре было передано значение </text:span><text:span text:style-name="Source_20_Text"><text:span text:style-name="T936">пусто</text:span></text:span><text:span text:style-name="T936">, — процедура будет выполнена без ошибок.</text:span></text:p>
      <text:h text:style-name="Heading_20_4" text:outline-level="4"><text:span text:style-name="T454">Процедура</text:span> пауза<text:span text:style-name="T454">()</text:span></text:h>
      <text:p text:style-name="Исходный_20_код"><text:span text:style-name="T455">п</text:span>роцедура пауза(вх мсек: целое);</text:p>
      <text:p text:style-name="P701">Приостанавливает выполнение программы на переданное число миллисекунд.</text:p>
      <text:h text:style-name="P877" text:outline-level="4"><text:soft-page-break/><text:span text:style-name="T2012">Функция</text:span> <text:span text:style-name="T2012">имя_программы</text:span><text:span text:style-name="T454">()</text:span></text:h>
      <text:p text:style-name="P700"><text:span text:style-name="T2012">функция</text:span> <text:span text:style-name="T2012">имя_программы</text:span>(): <text:span text:style-name="T2012">строка</text:span>;</text:p>
      <text:p text:style-name="P702"><text:span text:style-name="T2012">Возвращает имя </text:span><text:span text:style-name="T2013">выполняемой </text:span><text:span text:style-name="T2012">программы. </text:span><text:span text:style-name="T2013">И</text:span><text:span text:style-name="T2012">мя </text:span><text:span text:style-name="T2013">программы указывается в заголовке программы</text:span><text:span text:style-name="T2012"> после ключевого слова </text:span><text:span text:style-name="Source_20_Text"><text:span text:style-name="T2012">программа</text:span></text:span><text:span text:style-name="T2012"> или </text:span><text:span text:style-name="Source_20_Text"><text:span text:style-name="T2012">задача</text:span></text:span>.</text:p>
      <text:h text:style-name="P877" text:outline-level="4"><text:span text:style-name="T2012">Функция</text:span> <text:span text:style-name="T2012">имя_практикума</text:span><text:span text:style-name="T454">()</text:span></text:h>
      <text:p text:style-name="P700"><text:span text:style-name="T2012">функция</text:span> <text:span text:style-name="T2012">имя_практикума</text:span>(): <text:span text:style-name="T2012">строка</text:span>;</text:p>
      <text:p text:style-name="P702"><text:span text:style-name="T2012">Возвращает имя учебного курса, если программа представляет собой решение задачи из Практикума. Имя учебного курса указывается в заголовке программы после ключевого слова </text:span><text:span text:style-name="Source_20_Text"><text:span text:style-name="T2012">практикум</text:span></text:span>.</text:p>
      <text:h text:style-name="P747" text:outline-level="2"><text:span text:style-name="T1864">Терм</text:span><text:span text:style-name="T1870">инал</text:span><text:span text:style-name="T1864"> — у</text:span><text:span text:style-name="T505">правление</text:span><text:span text:style-name="T1863"> терминалом</text:span></text:h>
      <text:p text:style-name="P667">Модуль <text:span text:style-name="Source_20_Text">Терминал</text:span> содержит библиотеку управления текстовым терминалом.</text:p>
      <text:p text:style-name="P178">Функции <text:span text:style-name="T505">управления</text:span> терминалом реализованы путём выдачи <text:span text:style-name="T486">ESC-</text:span>последовательностей <text:span text:style-name="T501">в стандартный поток вывода </text:span><text:span text:style-name="T502">или поток сообщений </text:span><text:span text:style-name="T506">об ошибках</text:span>, в соответствии со стандартом ECMA-<text:span text:style-name="T486">48. </text:span><text:span text:style-name="T735">Эти функции могут не работать или о</text:span><text:span text:style-name="T486">собенности </text:span><text:span text:style-name="T735">их </text:span><text:span text:style-name="T486">работы могут </text:span><text:span text:style-name="T736">раз</text:span><text:span text:style-name="T486">личаться в зависимости от реализации терминала, используемого для запуска программы.</text:span></text:p>
      <text:h text:style-name="P764" text:outline-level="3">Константы</text:h>
      <text:p text:style-name="P299"><text:span text:style-name="T752">к</text:span><text:span text:style-name="T733">онстанты<text:line-break/> <text:s text:c="3"/>// </text:span><text:span text:style-name="T751">Идентификаторы стандартных потоков<text:line-break/> <text:s text:c="3"/></text:span><text:span text:style-name="T753">идС</text:span><text:span text:style-name="T751">тдВывод = 1;<text:line-break/> <text:s text:c="3"/></text:span><text:span text:style-name="T753">идС</text:span><text:span text:style-name="T751">тдСообщ = 2;</text:span><text:span text:style-name="T733"><text:line-break/> <text:s text:c="3"/>// </text:span><text:span text:style-name="T750">Режимы терминала<text:line-break/> <text:s text:c="3"/>трКанон = нет;<text:line-break/> <text:s text:c="3"/>трСквозной = да;</text:span></text:p>
      <text:p text:style-name="P299"><text:span text:style-name="T752">константы</text:span><text:span text:style-name="T750"><text:line-break/></text:span> <text:s text:c="3"/>// <text:span text:style-name="T750">Стили шрифта</text:span><text:line-break/> <text:s text:c="3"/><text:span text:style-name="T733">стшЖирный <text:s/>= </text:span>1; // жирный шрифт<text:line-break/> <text:s text:c="3"/><text:span text:style-name="T733">стшКурсив <text:s/>= </text:span>2; // курсив<text:line-break/> <text:s text:c="3"/><text:span text:style-name="T733">стшПодчерк = </text:span>4; // одинарное подчёркивание<text:line-break/> <text:s text:c="3"/><text:span text:style-name="T733">стшЗачерк <text:s/>= </text:span>8; // <text:span text:style-name="T734">за</text:span>чёркнутый текст</text:p>
      <text:h text:style-name="P765" text:outline-level="3">Процедура <text:span text:style-name="T1871">режимТ</text:span><text:span text:style-name="T503">ерминал</text:span><text:span text:style-name="T1871">а</text:span><text:span text:style-name="T488">()</text:span></text:h>
      <text:p text:style-name="P196"><text:span text:style-name="T474">процедура </text:span><text:span text:style-name="T1871">режимТ</text:span><text:span text:style-name="T503">ерминал</text:span><text:span text:style-name="T1871">а</text:span><text:span text:style-name="T474">(</text:span><text:span text:style-name="T475">вх </text:span><text:span text:style-name="T503">поток</text:span><text:span text:style-name="T474">: целое; </text:span><text:span text:style-name="T507">вх сквозной: логическое</text:span><text:span text:style-name="T474">);</text:span></text:p>
      <text:p text:style-name="P176"><text:span text:style-name="T503">Выбирает один из двух стандартных потоков, с которым будут работать все последующие вызовы функций </text:span><text:span text:style-name="T505">управления терминалом, </text:span><text:span text:style-name="T508">и устанавливает для него режим работы</text:span><text:span text:style-name="T499">.</text:span></text:p>
      <text:p text:style-name="P176"><text:span text:style-name="T503">Параметр </text:span><text:span text:style-name="Source_20_Text"><text:span text:style-name="T849">поток</text:span></text:span><text:span text:style-name="T503"> может иметь одно из двух значений: </text:span><text:span text:style-name="Source_20_Text"><text:span text:style-name="T808">идСтдВывод</text:span></text:span><text:span text:style-name="T503"> — стандартный поток вывода, </text:span><text:span text:style-name="Source_20_Text"><text:span text:style-name="T808">идСтдСообщ</text:span></text:span><text:span text:style-name="T503"> — стандартный поток сообщений </text:span><text:span text:style-name="T504">об ошибках</text:span><text:span text:style-name="T503">.</text:span></text:p>
      <text:p text:style-name="P197">Если параметр <text:span text:style-name="Source_20_Text"><text:span text:style-name="T769">сквозной</text:span></text:span> имеет значение <text:span text:style-name="Source_20_Text"><text:span text:style-name="T809">трСквозной</text:span></text:span>, то терминал переводится в режим сквозного ввода — все нажатия клавиш немедленно помещаются в поток ввода и отключается эхо-печать введённых символов.</text:p>
      <text:h text:style-name="P765" text:outline-level="3"><text:soft-page-break/>Процедура размерЭкрана<text:span text:style-name="T488">()</text:span></text:h>
      <text:p text:style-name="Исходный_20_код"><text:span text:style-name="T474">процедура размер</text:span><text:span text:style-name="T476">Экрана</text:span><text:span text:style-name="T474">(</text:span><text:span text:style-name="T475">вх </text:span><text:span text:style-name="T474">горз, верт: целое);</text:span></text:p>
      <text:p text:style-name="P175">Устанавливает размер<text:span text:style-name="T498">ы</text:span> окна терминала. <text:span text:style-name="T499">Параметр </text:span><text:span text:style-name="Source_20_Text"><text:span text:style-name="T810">горз</text:span></text:span><text:span text:style-name="T499"> означает количество символов по горизонтали, а параметр </text:span><text:span text:style-name="Source_20_Text"><text:span text:style-name="T810">верт</text:span></text:span><text:span text:style-name="T499"> — количество строк по вертикали.</text:span></text:p>
      <text:h text:style-name="P766" text:outline-level="3">Процедура очиститьЭкран<text:span text:style-name="T488">()</text:span></text:h>
      <text:p text:style-name="Исходный_20_код">процедура очистить<text:span text:style-name="T476">Экран</text:span><text:span text:style-name="T1406">()</text:span>;</text:p>
      <text:p text:style-name="Text_20_body">Очищает <text:span text:style-name="T486">экран, </text:span><text:span text:style-name="T1422">используя установленный цвет шрифта и фона</text:span><text:span text:style-name="T486">.</text:span></text:p>
      <text:h text:style-name="Heading_20_3" text:outline-level="3">Процедура очиститьСтроку<text:span text:style-name="T488">()</text:span></text:h>
      <text:p text:style-name="Исходный_20_код">процедура очистить<text:span text:style-name="T476">Строку(вх </text:span><text:span text:style-name="T477">где</text:span><text:span text:style-name="T476">: целое)</text:span>;</text:p>
      <text:p text:style-name="P175">Очищает указанную часть строки <text:span text:style-name="T1802">от</text:span> позиции курсора, <text:span text:style-name="T487">используя установленный цвет </text:span><text:span text:style-name="T1422">шрифта и </text:span><text:span text:style-name="T487">фона</text:span>. Если переданное значение <text:span text:style-name="Source_20_Text"><text:span text:style-name="T769">где</text:span></text:span> отрицательно, очищает строку слева от курсора, включая позицию курсора. Если <text:span text:style-name="Source_20_Text"><text:span text:style-name="T769">где</text:span></text:span> положительно, очищает строку справа от курсора, включая позицию курсора. Нулевое значение очищает всю строку целиком.</text:p>
      <text:h text:style-name="P767" text:outline-level="3">Процедура курсор()</text:h>
      <text:p text:style-name="Исходный_20_код">процедура курсор(вх горз, верт: целое);</text:p>
      <text:p text:style-name="P179">Устанавливает курсор в переданную позицию. <text:span text:style-name="T489">Нумерация строк </text:span><text:span text:style-name="T490">на экране</text:span><text:span text:style-name="T489"> и символов в строке начинается с нуля.</text:span></text:p>
      <text:h text:style-name="P769" text:outline-level="3">Процедура курсорГорз()</text:h>
      <text:p text:style-name="P193">процедура курсор<text:span text:style-name="T480">Горз</text:span>(вх горз: целое);</text:p>
      <text:p text:style-name="P181">Устанавливает курсор в позицию переданного символа в текущей строке, вертикальная координата курсора не меняется. Нумерация символов в строке начинается с нуля.</text:p>
      <text:h text:style-name="P772" text:outline-level="3">Процедура курсорВерт()</text:h>
      <text:p text:style-name="P193">процедура курсор<text:span text:style-name="T480">Верт</text:span>(вх верт: целое);</text:p>
      <text:p text:style-name="P182">Устанавливает курсор в <text:span text:style-name="T491">переданную строку на экране</text:span>, <text:span text:style-name="T491">горизонтальная</text:span> координата курсора не меняется. Нумерация строк начинается с нуля.</text:p>
      <text:h text:style-name="P768" text:outline-level="3">Процедура <text:span text:style-name="T1402">подвинутьК</text:span>урсор()</text:h>
      <text:p text:style-name="P503">процедура <text:span text:style-name="T1402">подвинутьК</text:span>урсор(вх горз, верт: целое);</text:p>
      <text:p text:style-name="P180"><text:span text:style-name="T1403">Сдвигает</text:span> курсор <text:span text:style-name="T1403">на указанное количество строк и/или столбцов относительно текущей позиции</text:span>. <text:span text:style-name="T1403">Положительные значения параметров </text:span><text:span text:style-name="Source_20_Text"><text:span text:style-name="T1403">горз</text:span></text:span><text:span text:style-name="T1403"> и </text:span><text:span text:style-name="Source_20_Text"><text:span text:style-name="T1403">верт</text:span></text:span><text:span text:style-name="T1403"> сдвигают курсор вправо и вниз, а отрицательные — влево и вверх</text:span><text:span text:style-name="T489">.</text:span></text:p>
      <text:h text:style-name="P770" text:outline-level="3"><text:soft-page-break/>Процедура <text:span text:style-name="T1398">запомнитьКурсор</text:span>()</text:h>
      <text:p text:style-name="P501">процедура <text:span text:style-name="T1398">запомнитьКурсор</text:span>();</text:p>
      <text:p text:style-name="P183"><text:span text:style-name="T1399">Запоминает текущую позицию курсора</text:span>. <text:span text:style-name="T1401">Для возврата курсора в сохранённую позицию используется процедура </text:span><text:span text:style-name="Source_20_Text"><text:span text:style-name="T1401">вернутьКурсор()</text:span></text:span><text:span text:style-name="T1401">.</text:span></text:p>
      <text:h text:style-name="P771" text:outline-level="3">Процедура <text:span text:style-name="T1400">вернуть</text:span><text:span text:style-name="T1398">Курсор</text:span>()</text:h>
      <text:p text:style-name="P502">процедура <text:span text:style-name="T1400">вернуть</text:span><text:span text:style-name="T1398">Курсор</text:span>();</text:p>
      <text:p text:style-name="P184"><text:span text:style-name="T1400">Возвращает курсор в позицию, которая была ранее сохранена </text:span><text:span text:style-name="T1401">вызовом процедуры</text:span><text:span text:style-name="T1400"> </text:span><text:span text:style-name="Source_20_Text"><text:span text:style-name="T1400">запомнитьКурсор()</text:span></text:span>.</text:p>
      <text:h text:style-name="P773" text:outline-level="3">Процедура скрытьКурсор()</text:h>
      <text:p text:style-name="P193">процедура <text:span text:style-name="T479">скрытьК</text:span>урсор<text:span text:style-name="T1407">()</text:span>;</text:p>
      <text:p text:style-name="P185">Скрывает мигающий прямоугольник курсора. Скрытый курсор продолжает выполнять свои функции как указатель <text:span text:style-name="T500">текущей </text:span>позиции для вывода текста.</text:p>
      <text:h text:style-name="P774" text:outline-level="3">Процедура показатьКурсор()</text:h>
      <text:p text:style-name="P194">процедура <text:span text:style-name="T479">показатьК</text:span>урсор<text:span text:style-name="T1407">()</text:span>;</text:p>
      <text:p text:style-name="P177">Делает видимым мигающий прямоугольник курсора, если он был ранее скрыт.</text:p>
      <text:h text:style-name="Heading_20_3" text:outline-level="3">Процедура цветФона()</text:h>
      <text:p text:style-name="P194">процедура цветФона(вх цвет: целое);</text:p>
      <text:p text:style-name="P186">Устанавливает цвет фона, который будет использоваться при следующих вызовах функций вывода текста, а также очистки строк.</text:p>
      <text:p text:style-name="P189">Параметр <text:span text:style-name="Source_20_Text"><text:span text:style-name="T769">цвет</text:span></text:span> может принимать значения от 0 до 255 и обозначает номер <text:span text:style-name="T1803">цвета </text:span><text:span text:style-name="T492">в 256-цветной палитре xTerm.</text:span></text:p>
      <text:h text:style-name="P775" text:outline-level="3">Процедура цветШрифта()</text:h>
      <text:p text:style-name="Исходный_20_код">процедура цвет<text:span text:style-name="T481">Шрифта</text:span>(вх цвет: целое);</text:p>
      <text:p text:style-name="P187">Устанавливает цвет <text:span text:style-name="T493">шрифта</text:span>, который будет использоваться при следующих вызовах функций вывода текста.</text:p>
      <text:p text:style-name="P190">Параметр <text:span text:style-name="Source_20_Text"><text:span text:style-name="T769">цвет</text:span></text:span> может принимать значения от 0 до 255 и обозначает номер <text:span text:style-name="T1804">цвета </text:span><text:span text:style-name="T492">в 256-цветной палитре xTerm.</text:span></text:p>
      <text:h text:style-name="Heading_20_3" text:outline-level="3">Процедура стильШрифта()</text:h>
      <text:p text:style-name="Исходный_20_код">процедура <text:span text:style-name="T478">стильШрифта</text:span>(<text:span text:style-name="T475">вх </text:span>стиль: целое);</text:p>
      <text:p text:style-name="P188">Устанавливает <text:span text:style-name="T494">стиль</text:span> <text:span text:style-name="T493">шрифта</text:span>, который будет использоваться при следующих вызовах функций вывода текста.</text:p>
      <text:p text:style-name="P563">В параметре <text:span text:style-name="Source_20_Text">стиль</text:span> можно передать <text:span text:style-name="T1526">нуль, либо </text:span>одно или несколько значений констант <text:span text:style-name="Source_20_Text">с</text:span><text:span text:style-name="Source_20_Text"><text:span text:style-name="T1527">т</text:span></text:span><text:span text:style-name="Source_20_Text">шХХХХ</text:span>, скомбинированных с помощью побитового ИЛИ. Например, выражение <text:span text:style-name="Source_20_Text">с</text:span><text:span text:style-name="Source_20_Text"><text:span text:style-name="T1527">т</text:span></text:span><text:span text:style-name="Source_20_Text">шЖирный | с</text:span><text:span text:style-name="Source_20_Text"><text:span text:style-name="T1527">т</text:span></text:span><text:span text:style-name="Source_20_Text">шКурсив</text:span> означает <text:soft-page-break/>жирный курсив, а выражение <text:span text:style-name="Source_20_Text">с</text:span><text:span text:style-name="Source_20_Text"><text:span text:style-name="T1527">т</text:span></text:span><text:span text:style-name="Source_20_Text">ш</text:span><text:span text:style-name="Source_20_Text"><text:span text:style-name="T1513">За</text:span></text:span><text:span text:style-name="Source_20_Text">черк | </text:span><text:span text:style-name="Source_20_Text"><text:span text:style-name="T1519">с</text:span></text:span><text:span text:style-name="Source_20_Text"><text:span text:style-name="T1527">т</text:span></text:span><text:span text:style-name="Source_20_Text"><text:span text:style-name="T1519">шПодчерк</text:span></text:span><text:span text:style-name="Source_20_Text"> </text:span><text:span text:style-name="Source_20_Text"><text:span text:style-name="T1519">| </text:span></text:span><text:span text:style-name="Source_20_Text">с</text:span><text:span text:style-name="Source_20_Text"><text:span text:style-name="T1527">т</text:span></text:span><text:span text:style-name="Source_20_Text">шКурсив</text:span> означает <text:span text:style-name="T1513">за</text:span>чёркнутый <text:span text:style-name="T1520">и подчёркнутый </text:span>курсив.</text:p>
      <text:h text:style-name="Heading_20_3" text:outline-level="3">Процедура <text:span text:style-name="T496">сбросить</text:span>Атрибуты()</text:h>
      <text:p text:style-name="P195">процедура <text:span text:style-name="T497">сбросить</text:span><text:span text:style-name="T485">А</text:span><text:span text:style-name="T484">трибуты</text:span><text:span text:style-name="T1408">()</text:span>;</text:p>
      <text:p text:style-name="P191">Сбрасывает ранее установленные цвет фона, цвет шрифта и стиль шрифта к значениям по умолчанию.</text:p>
      <text:h text:style-name="Heading_20_3" text:outline-level="3">Функция цвет256()</text:h>
      <text:p text:style-name="P195"><text:span text:style-name="T483">функция</text:span> <text:span text:style-name="T482">цвет256</text:span>(<text:span text:style-name="T475">вх </text:span><text:span text:style-name="T482">кр, зел, син</text:span>: целое): <text:span text:style-name="T483">целое</text:span>;</text:p>
      <text:p text:style-name="P192">Возвращает ближайший подходящий цвет из 256-цветной палитры xTerm, наиболее точно соответствующий переданным значениям цветовых составляющих в модели RGB.</text:p>
      <text:p text:style-name="P192"><text:span text:style-name="T495">Параметры </text:span><text:span text:style-name="Source_20_Text"><text:span text:style-name="T811">кр</text:span></text:span><text:span text:style-name="T495">, </text:span><text:span text:style-name="Source_20_Text"><text:span text:style-name="T811">зел</text:span></text:span><text:span text:style-name="T495"> и </text:span><text:span text:style-name="Source_20_Text"><text:span text:style-name="T811">син</text:span></text:span><text:span text:style-name="T495"> соответствуют красной, зелёной и синей составляющим и могут принимать значения от 0 до 255.</text:span></text:p>
      <text:h text:style-name="P776" text:outline-level="3">Функция прочестьСимвол()</text:h>
      <text:p text:style-name="P653">функция прочестьСимвол<text:span text:style-name="T1409">()</text:span>: символ;</text:p>
      <text:p text:style-name="P660">Читает один символ из стандартного потока ввода и возвращает прочитанный символ.</text:p>
      <text:p text:style-name="P660"><text:span text:style-name="T509">В каноническом режиме терминала, если поток ввода пуст, функция ожидает, пока пользователь введёт с клавиатуры один или несколько символов и нажмёт </text:span><text:span text:style-name="T10">Enter</text:span><text:span text:style-name="T509">. После этого функция возвращает первый из введённых символов, а остальные символы остаются в потоке, так что следующие вызовы </text:span><text:span text:style-name="Source_20_Text"><text:span text:style-name="T806">прочестьСимвол()</text:span></text:span><text:span text:style-name="T509"> выполняются немедленно. </text:span><text:span text:style-name="T510">В том числе функция читает из потока и возвращает символ </text:span><text:span text:style-name="Source_20_Text"><text:span text:style-name="T510">№0</text:span></text:span><text:span text:style-name="Source_20_Text"><text:span text:style-name="T518">A</text:span></text:span><text:span text:style-name="T510">, соответствующий нажатию клавиши </text:span><text:span text:style-name="T13">Enter</text:span><text:span text:style-name="T510">, </text:span><text:span text:style-name="T517">а также </text:span><text:span text:style-name="T521">любые другие управляющие </text:span><text:span text:style-name="T517">символы </text:span><text:span text:style-name="T521">(если терминал отправляет их в поток)</text:span><text:span text:style-name="T510">.</text:span></text:p>
      <text:p text:style-name="P661">В сквозном режиме терминала, если поток ввода пуст, функция ожидает от пользователя нажатия любой клавиши и немедленно возвращает полученный символ. <text:span text:style-name="T519">В этом режиме при нажатии </text:span><text:span text:style-name="T14">Enter</text:span><text:span text:style-name="T519"> функция </text:span><text:span text:style-name="T520">вернёт символ </text:span><text:span text:style-name="Source_20_Text"><text:span text:style-name="T520">№0D</text:span></text:span><text:span text:style-name="T520">.</text:span></text:p>
      <text:p text:style-name="P662">При нажатии функциональных клавиш и клавиатурных комбинаций терминал может записывать в поток ввода управляющие последовательности, состоящие из нескольких символов. Для чтения таких последовательностей нужно вызвать функцию несколько раз подряд.</text:p>
      <text:p text:style-name="P663">Если стандартный поток ввода перенаправлен на файл, эта функция последовательно возвращает символы из файла, а по достижении конца файла всегда возвращает символ <text:span text:style-name="Source_20_Text">№1А</text:span>. <text:span text:style-name="T1333">При этом функция </text:span><text:span text:style-name="Source_20_Text"><text:span text:style-name="T1333">естьСимвол()</text:span></text:span><text:span text:style-name="T1333"> всегда будет возвращать истинное значение.</text:span></text:p>
      <text:h text:style-name="P776" text:outline-level="3">Функция есть<text:span text:style-name="T579">Символ</text:span>()</text:h>
      <text:p text:style-name="P653">функция есть<text:span text:style-name="T579">Символ</text:span><text:span text:style-name="T1410">()</text:span>: логическое;</text:p>
      <text:p text:style-name="P664">Возвращает истинное значение, если в потоке ввода есть <text:span text:style-name="T514">непрочитанные </text:span>данные. <text:span text:style-name="T511">В этом случае функци</text:span><text:span text:style-name="T512">я</text:span><text:span text:style-name="T511"> </text:span><text:span text:style-name="Source_20_Text"><text:span text:style-name="T807">прочестьСимвол()</text:span></text:span><text:span text:style-name="T511"> не ожида</text:span><text:span text:style-name="T513">е</text:span><text:span text:style-name="T511">т ввода от пользователя, а немедленно возвраща</text:span><text:span text:style-name="T515">е</text:span><text:span text:style-name="T511">т </text:span><text:span text:style-name="T515">следующий символ</text:span><text:span text:style-name="T511"> из потока.</text:span></text:p>
      <text:p text:style-name="P665">Если стандартный поток ввода перенаправлен на файл, эта функция всегда возвращает истинное значение.</text:p>
      <text:h text:style-name="P748" text:outline-level="2"><text:soft-page-break/><text:span text:style-name="T1865">Файлы — ф</text:span>айловый ввод-вывод</text:h>
      <text:p text:style-name="P668">Модуль <text:span text:style-name="Source_20_Text">Файлы</text:span> содержит библиотеку файлового ввода-вывода.</text:p>
      <text:h text:style-name="P777" text:outline-level="3">Типы</text:h>
      <text:p text:style-name="P355">тип<text:line-break/> <text:s text:c="3"/>// <text:span text:style-name="T973">Структура информации о файле, заполняемая<text:line-break/> <text:s text:c="3"/>// функциями файлПервый() и файлСледующий()</text:span><text:line-break/> <text:s text:c="3"/>ФайлИнфо <text:span text:style-name="T973">= структура<text:line-break/> <text:s text:c="7"/>имя: строка; <text:s text:c="4"/>// </text:span><text:span text:style-name="T974">имя файла</text:span><text:span text:style-name="T973"><text:line-break/> <text:s text:c="7"/>размер: целое; <text:s text:c="2"/>// </text:span><text:span text:style-name="T974">размер в байтах</text:span><text:span text:style-name="T973"><text:line-break/> <text:s text:c="7"/>атрибуты: целое; // </text:span><text:span text:style-name="T974">атрибуты, объединённые побитовым ИЛИ</text:span><text:span text:style-name="T973"><text:line-break/> <text:s text:c="7"/>возраст: момент; // </text:span><text:span text:style-name="T974">дата и время последней модификации</text:span><text:span text:style-name="T973"><text:line-break/> <text:s text:c="3"/>конец;</text:span></text:p>
      <text:h text:style-name="Heading_20_3" text:outline-level="3">Константы</text:h>
      <text:p text:style-name="P276"><text:span text:style-name="T683">к</text:span><text:span text:style-name="T679">онстанты<text:line-break/> <text:s text:c="3"/>// </text:span><text:span text:style-name="T698">типы</text:span><text:span text:style-name="T682"> файлов</text:span><text:span text:style-name="T679"><text:line-break/> <text:s text:c="3"/></text:span><text:span text:style-name="T681">ф</text:span><text:span text:style-name="T705">т</text:span><text:span text:style-name="T681">Текст <text:s text:c="3"/>= 0; // </text:span><text:span text:style-name="T682">текстовый файл</text:span><text:span text:style-name="T681"><text:line-break/> <text:s text:c="3"/>ф</text:span><text:span text:style-name="T705">т</text:span><text:span text:style-name="T681">Двоичный = 1; // </text:span><text:span text:style-name="T682">файл с произвольным форматом данных</text:span></text:p>
      <text:p text:style-name="P276"/>
      <text:p text:style-name="P354"><text:span text:style-name="T684">константы<text:line-break/></text:span><text:span text:style-name="T682"> <text:s text:c="3"/>// режим</text:span><text:span text:style-name="T1445">ы</text:span><text:span text:style-name="T682"> </text:span><text:span text:style-name="T971">открытия файла</text:span><text:line-break/> <text:s text:c="3"/>ф<text:span text:style-name="T712">р</text:span><text:span text:style-name="T711">д</text:span>Чтение <text:s text:c="3"/><text:span text:style-name="T679">= </text:span><text:span text:style-name="T709">$0</text:span><text:span text:style-name="T706">1</text:span><text:span text:style-name="T679">; // </text:span><text:span text:style-name="T706">разрешить чтение файла</text:span><text:line-break/> <text:s text:c="3"/>ф<text:span text:style-name="T712">р</text:span><text:span text:style-name="T711">д</text:span>Запись <text:s text:c="3"/><text:span text:style-name="T679">= </text:span><text:span text:style-name="T709">$0</text:span><text:span text:style-name="T706">2</text:span><text:span text:style-name="T679">; // </text:span><text:span text:style-name="T706">разрешить запись в файл</text:span></text:p>
      <text:p text:style-name="P354"/>
      <text:p text:style-name="P354"><text:span text:style-name="T684">константы<text:line-break/></text:span><text:span text:style-name="T682"> <text:s text:c="3"/>// режим</text:span><text:span text:style-name="T1445">ы</text:span><text:span text:style-name="T682"> совместного доступа к файлу<text:line-break/></text:span> <text:s text:c="3"/>ф<text:span text:style-name="T710">с</text:span><text:span text:style-name="T706">дИсключить</text:span> <text:span text:style-name="T679">= </text:span><text:span text:style-name="T709">$1</text:span><text:span text:style-name="T679">0; // </text:span><text:span text:style-name="T682">закрыть другим процессам доступ к файлу</text:span><text:line-break/> <text:s text:c="3"/>ф<text:span text:style-name="T710">с</text:span><text:span text:style-name="T706">д</text:span>Чтение <text:s text:c="3"/><text:span text:style-name="T679">= </text:span><text:span text:style-name="T709">$20</text:span><text:span text:style-name="T679">; // </text:span><text:span text:style-name="T682">разрешить другим процессам чтение файла</text:span><text:line-break/> <text:s text:c="3"/>ф<text:span text:style-name="T710">с</text:span><text:span text:style-name="T707">д</text:span>Любой <text:s text:c="4"/><text:span text:style-name="T679">= </text:span><text:span text:style-name="T709">$40</text:span><text:span text:style-name="T679">; // </text:span><text:span text:style-name="T682">разрешить другим процессам любые действия с файлом</text:span></text:p>
      <text:p text:style-name="P276"/>
      <text:p text:style-name="P277">константы<text:line-break/> <text:s text:c="3"/>// позиционирвание в файле<text:line-break/> <text:s text:c="3"/>ф<text:span text:style-name="T708">п</text:span>ОтНачала <text:s text:c="4"/>= 0; // <text:span text:style-name="T685">считая от начала файла</text:span><text:line-break/> <text:s text:c="3"/>ф<text:span text:style-name="T708">п</text:span>ОтКонца <text:s text:c="5"/>= 1; // <text:span text:style-name="T685">считая от конца файла</text:span><text:line-break/> <text:s text:c="3"/>ф<text:span text:style-name="T708">п</text:span>Относительно = 2; // <text:span text:style-name="T685">считая от текущей позиции в файле</text:span></text:p>
      <text:p text:style-name="P277"/>
      <text:p text:style-name="P278">константы<text:line-break/> <text:s text:c="3"/>// <text:span text:style-name="T961">атрибуты файлов</text:span><text:line-break/> <text:s text:c="3"/><text:span text:style-name="T962">фаТолькоЧтение</text:span> = $00000001;</text:p>
      <text:p text:style-name="P278"><text:s text:c="4"/><text:span text:style-name="T962">фаСкрытый</text:span> <text:s text:c="5"/>= $00000002;</text:p>
      <text:p text:style-name="P278"><text:s text:c="4"/><text:span text:style-name="T962">фаСистемный</text:span> <text:s text:c="3"/>= $00000004;</text:p>
      <text:p text:style-name="P278"><text:s text:c="4"/><text:span text:style-name="T962">фаМеткаТома</text:span> <text:s text:c="3"/>= $00000008;</text:p>
      <text:p text:style-name="P278"><text:s text:c="4"/><text:span text:style-name="T962">фаКаталог</text:span> <text:s text:c="5"/>= $00000010;</text:p>
      <text:p text:style-name="P278"><text:s text:c="4"/><text:span text:style-name="T962">фаАрхивный</text:span> <text:s text:c="4"/>= $00000020;</text:p>
      <text:p text:style-name="P278"><text:s text:c="4"/><text:span text:style-name="T962">фаНормальный</text:span> <text:s text:c="2"/>= $00000080;</text:p>
      <text:p text:style-name="P278"><text:s text:c="4"/><text:span text:style-name="T962">фаВременный</text:span> <text:s text:c="3"/>= $00000100;</text:p>
      <text:p text:style-name="P278"><text:s text:c="4"/><text:span text:style-name="T962">фаСимвСсылка</text:span> <text:s text:c="2"/>= $00000400;</text:p>
      <text:p text:style-name="P278"><text:s text:c="4"/><text:span text:style-name="T962">фаСжатый</text:span> <text:s text:c="6"/>= $00000800;</text:p>
      <text:p text:style-name="P278"><text:s text:c="4"/><text:span text:style-name="T962">фаШифрованный</text:span> <text:s/>= $00004000;</text:p>
      <text:p text:style-name="P278"><text:s text:c="4"/><text:span text:style-name="T962">фаВиртуальный</text:span> <text:s/>= $00010000;</text:p>
      <text:h text:style-name="P778" text:outline-level="3"><text:soft-page-break/><text:span text:style-name="T700">Ф</text:span>ункция <text:span text:style-name="T680">файл</text:span><text:span text:style-name="T702">Создать</text:span>()</text:h>
      <text:p text:style-name="P285">функция файл<text:span text:style-name="T704">Создать</text:span>(вх <text:span text:style-name="T699">типФайла</text:span>: целое; вх <text:span text:style-name="T2027">путь</text:span>: строка; вх <text:span text:style-name="T703">режим</text:span>: целое): <text:span text:style-name="T686">объект</text:span>;</text:p>
      <text:p text:style-name="P290">Создаёт новый файл с указанным именем в режиме чтения и записи. <text:span text:style-name="T2028">В параметре </text:span><text:span text:style-name="Source_20_Text"><text:span text:style-name="T2028">путь</text:span></text:span><text:span text:style-name="T2028"> должно быть передано имя файла и, возможно, абсолютный или относительный путь к нему. Если путь не указан, файл будет создан в текущем каталоге.</text:span></text:p>
      <text:p text:style-name="P290">Если файл с таким именем уже существует, прежние данные из него будут удалены. При ошибках создаётся исключение <text:span text:style-name="Source_20_Text"><text:span text:style-name="T769">ОшибкаВводаВывода</text:span></text:span>.</text:p>
      <text:p text:style-name="P296">Параметр <text:span text:style-name="Source_20_Text"><text:span text:style-name="T769">тип</text:span></text:span><text:span text:style-name="Source_20_Text"><text:span text:style-name="T812">Файла</text:span></text:span> означает тип данных создаваемого файла. Значение <text:span text:style-name="Source_20_Text"><text:span text:style-name="T769">фтТекст</text:span></text:span> означает текстовый файл в кодировке UTF-8, значение <text:span text:style-name="Source_20_Text"><text:span text:style-name="T769">фтДвоичный</text:span></text:span> — данные в произвольном формате. <text:span text:style-name="T766">Ф</text:span><text:span text:style-name="T765">ункции </text:span><text:span text:style-name="Source_20_Text"><text:span text:style-name="T813">файлЗаписать()</text:span></text:span><text:span text:style-name="T765"> и </text:span><text:span text:style-name="Source_20_Text"><text:span text:style-name="T813">файлПрочесть()</text:span></text:span><text:span text:style-name="T765"> обращаются к файлу по-разному, </text:span><text:span text:style-name="T766">в зависимости от значения этого параметра</text:span><text:span text:style-name="T765">.</text:span></text:p>
      <text:p text:style-name="P288">Параметр <text:span text:style-name="Source_20_Text"><text:span text:style-name="T769">режим</text:span></text:span> используется для указания режима совместного доступа к созданному файлу со стороны других процессов и может принимать одно из значений констант <text:span text:style-name="Source_20_Text"><text:span text:style-name="T769">фсдХХХХ</text:span></text:span>.</text:p>
      <text:p text:style-name="P288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292"><text:span text:style-name="T760">Успешно с</text:span>озданный файл должен быть закрыт вызовом <text:span text:style-name="T1433">процедуры</text:span> <text:span text:style-name="Source_20_Text"><text:span text:style-name="T769">файлЗакрыть()</text:span></text:span>.</text:p>
      <text:h text:style-name="P779" text:outline-level="3"><text:span text:style-name="T700">Ф</text:span>ункция <text:span text:style-name="T680">файлОткрыть</text:span>()</text:h>
      <text:p text:style-name="P300">функция файлОткрыть(вх <text:span text:style-name="T699">типФайла</text:span>: целое; вх <text:span text:style-name="T2052">путь</text:span>: строка; вх р<text:span text:style-name="T696">е</text:span>ж<text:span text:style-name="T697">им</text:span>: целое): <text:span text:style-name="T686">объект</text:span>;</text:p>
      <text:p text:style-name="P291">Открывает существующий файл с указанным именем <text:span text:style-name="T863">и устанавливает позицию чтения-записи в начало файла</text:span>. <text:span text:style-name="T2028">В параметре </text:span><text:span text:style-name="Source_20_Text"><text:span text:style-name="T2028">путь</text:span></text:span><text:span text:style-name="T2028"> должно быть передано имя файла и, возможно, абсолютный или относительный путь к нему. Если путь не указан, </text:span><text:span text:style-name="T2029">будет открыт </text:span><text:span text:style-name="T2028">файл в текущем каталоге.</text:span></text:p>
      <text:p text:style-name="P291">Если файл с таким именем не существует, а также при других ошибках, создаётся исключение <text:span text:style-name="Source_20_Text"><text:span text:style-name="T769">ОшибкаВводаВывода</text:span></text:span>.</text:p>
      <text:p text:style-name="P297">Параметр <text:span text:style-name="Source_20_Text"><text:span text:style-name="T769">тип</text:span></text:span><text:span text:style-name="Source_20_Text"><text:span text:style-name="T812">Файла</text:span></text:span> означает тип данных <text:span text:style-name="T767">открываемого</text:span> файла. Значение <text:span text:style-name="Source_20_Text"><text:span text:style-name="T769">фтТекст</text:span></text:span> означает текстовый файл в кодировке UTF-8, значение <text:span text:style-name="Source_20_Text"><text:span text:style-name="T769">фтДвоичный</text:span></text:span> — данные в произвольном формате. <text:span text:style-name="T766">Ф</text:span><text:span text:style-name="T765">ункции </text:span><text:span text:style-name="Source_20_Text"><text:span text:style-name="T813">файлЗаписать()</text:span></text:span><text:span text:style-name="T765"> и </text:span><text:span text:style-name="Source_20_Text"><text:span text:style-name="T813">файлПрочесть()</text:span></text:span><text:span text:style-name="T765"> обращаются к файлу по-разному, </text:span><text:span text:style-name="T766">в зависимости от значения этого параметра</text:span><text:span text:style-name="T765">.</text:span></text:p>
      <text:p text:style-name="P287">Параметр <text:span text:style-name="Source_20_Text"><text:span text:style-name="T769">режим</text:span></text:span> используется для указания режима доступа к файлу — только на чтение, только на запись, либо на чтение и запись, — а также режима совместного доступа к <text:span text:style-name="T768">открытому</text:span> файлу со стороны других процессов. <text:span text:style-name="T754">Для этого используются константы </text:span><text:span text:style-name="Source_20_Text"><text:span text:style-name="T814">фрдХХХХ</text:span></text:span><text:span text:style-name="T755"> и </text:span><text:span text:style-name="Source_20_Text"><text:span text:style-name="T814">фсдХХХХ</text:span></text:span><text:span text:style-name="T755">, которые можно комбинировать </text:span><text:span text:style-name="T756">с помощью операции побитового «ИЛИ». </text:span><text:span text:style-name="T757">Например, чтобы открыть файл для чтения и записи, запретив другим процессам запись в файл, но разрешив чтение, нужно передать в параметре </text:span><text:span text:style-name="Source_20_Text"><text:span text:style-name="T815">режим</text:span></text:span><text:span text:style-name="T757"> выражение </text:span><text:span text:style-name="Source_20_Text"><text:span text:style-name="T757">фрдЧтение | фрдЗапись | фсдЧтение</text:span></text:span><text:span text:style-name="T757">.</text:span></text:p>
      <text:p text:style-name="P289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293"><text:span text:style-name="T759">Успе</text:span><text:span text:style-name="T760">ш</text:span><text:span text:style-name="T759">но о</text:span><text:span text:style-name="T758">ткрытый</text:span> файл должен быть закрыт вызовом <text:span text:style-name="T1434">процедуры</text:span> <text:span text:style-name="Source_20_Text"><text:span text:style-name="T769">файлЗакрыть()</text:span></text:span>.</text:p>
      <text:h text:style-name="Heading_20_3" text:outline-level="3"><text:span text:style-name="T700">П</text:span>роцедура <text:span text:style-name="T680">файлЗакрыть</text:span>()</text:h>
      <text:p text:style-name="Исходный_20_код">процедура файлЗакрыть(<text:span text:style-name="T688">вв </text:span>файл: объект);</text:p>
      <text:p text:style-name="Text_20_body">Закры<text:span text:style-name="T761">в</text:span>ает <text:span text:style-name="T761">файл, открытый вызовом функции </text:span><text:span text:style-name="Source_20_Text"><text:span text:style-name="T816">файлСоздать()</text:span></text:span><text:span text:style-name="T761"> или </text:span><text:span text:style-name="Source_20_Text"><text:span text:style-name="T816">файлОткрыть()</text:span></text:span><text:span text:style-name="T761">, и присваивает значение </text:span><text:span text:style-name="Source_20_Text"><text:span text:style-name="T816">пусто</text:span></text:span><text:span text:style-name="T761"> переданному объекту.</text:span></text:p>
      <text:p text:style-name="P294"><text:soft-page-break/>Эта функция обязательно должна быть вызвана после успешного создания или открытия файла, иначе при завершении программы возникнет исключение <text:span text:style-name="Source_20_Text"><text:span text:style-name="T769">ОшибкаВыполнения</text:span></text:span>. Поэтому вызов этой функции желательно помещать в секцию <text:span text:style-name="Source_20_Text"><text:span text:style-name="T769">напоследок</text:span></text:span> составного блока, <text:s/>например:</text:p>
      <text:p text:style-name="P301">переменная<text:line-break/> <text:s text:c="3"/>ф: объект;<text:line-break/>начало<text:line-break/> <text:s text:c="3"/><text:span text:style-name="T762">ф := файлОткрыть</text:span>(<text:span text:style-name="T762">фтТекст, "мой-файл.txt", фрдЗапись | фсдИсключить</text:span>);<text:line-break/> <text:s text:c="3"/><text:span text:style-name="T762">начало<text:line-break/> <text:s text:c="7"/></text:span><text:span text:style-name="T763">файлРазмер(ф, 0);</text:span><text:span text:style-name="T762"><text:line-break/> <text:s text:c="7"/>файлЗаписать(ф, "Вот такие числа:", НС);<text:line-break/> <text:s text:c="7"/>файлЗаписать(ф, 10, ' ', 20, ' ', 30, НС);<text:line-break/> <text:s text:c="3"/></text:span><text:span text:style-name="T764">исключение<text:line-break/> <text:s text:c="7"/>когда </text:span><text:span text:style-name="T864">любое</text:span><text:span text:style-name="T764"> тогда сообщить("Ошибка при записи в файл.");</text:span><text:span text:style-name="T762"><text:line-break/> <text:s text:c="3"/>напоследок<text:line-break/> <text:s text:c="7"/>файлЗакрыть(ф);<text:line-break/> <text:s text:c="3"/>конец;<text:line-break/></text:span><text:span text:style-name="T764">исключение<text:line-break/> <text:s text:c="3"/>когда </text:span><text:span text:style-name="T864">любое</text:span><text:span text:style-name="T764"> тогда сообщить("Ошибка при открытии файла.");</text:span><text:line-break/><text:span text:style-name="T762">окончание</text:span>.</text:p>
      <text:h text:style-name="P780" text:outline-level="3"><text:span text:style-name="T700">Ф</text:span>ункция файл<text:span text:style-name="T701">Размер</text:span>()</text:h>
      <text:p text:style-name="P283"><text:span text:style-name="T687">функция</text:span> файл<text:span text:style-name="T701">Размер</text:span>(<text:span text:style-name="T689">вх </text:span>файл: объект): <text:span text:style-name="T690">целое</text:span>;</text:p>
      <text:p text:style-name="P306"><text:span text:style-name="T687">функция</text:span> файл<text:span text:style-name="T729">Размер</text:span>(<text:span text:style-name="T689">вх </text:span>файл: объект; <text:span text:style-name="T690">вх </text:span><text:span text:style-name="T729">размер</text:span><text:span text:style-name="T690">: целое</text:span>): <text:span text:style-name="T690">целое</text:span>;</text:p>
      <text:p text:style-name="P302">Возвращает размер <text:span text:style-name="T860">переданного </text:span>файла в байтах.</text:p>
      <text:p text:style-name="P302">Если передан параметр <text:span text:style-name="Source_20_Text">размер</text:span>, то устанавливает для файла переданный размер и возвращает новый размер файла. <text:span text:style-name="T862">При этом позиция чтения-записи будет установлена в конец файла.</text:span></text:p>
      <text:h text:style-name="P780" text:outline-level="3"><text:span text:style-name="T700">Ф</text:span>ункция файлПоз()</text:h>
      <text:p text:style-name="P279"><text:span text:style-name="T687">функция</text:span> файл<text:span text:style-name="T687">Поз</text:span>(<text:span text:style-name="T689">вх </text:span>файл: объект): <text:span text:style-name="T690">целое</text:span>;</text:p>
      <text:p text:style-name="P280"><text:span text:style-name="T687">функция</text:span> файл<text:span text:style-name="T687">Поз</text:span>(<text:span text:style-name="T689">вх </text:span>файл: объект; <text:span text:style-name="T690">вх поз: целое</text:span>): <text:span text:style-name="T690">целое</text:span>;</text:p>
      <text:p text:style-name="P280"><text:span text:style-name="T687">функция</text:span> файл<text:span text:style-name="T687">Поз</text:span>(<text:span text:style-name="T689">вх </text:span>файл: объект; <text:span text:style-name="T690">вх поз: целое; вх откуда: целое</text:span>): <text:span text:style-name="T690">целое</text:span>;</text:p>
      <text:p text:style-name="P303">Возвращает текущую позицию чтения-записи <text:span text:style-name="T861">для </text:span>переданного файла — <text:span text:style-name="T861">номер байта, считая от начала файла</text:span>. <text:span text:style-name="T861">Первый байт в файле имеет номер 0.</text:span></text:p>
      <text:p text:style-name="P304">Если передан параметр <text:span text:style-name="Source_20_Text">поз</text:span>, то устанавливает новую позицию чтения-записи и возвращает установленное значение. Для записи в конец файла позиция должна указывать на байт, следующий за последним байтом в файле — т.е., быть равна размеру файла в байтах. <text:span text:style-name="T867">Для текстовых файлов программист должен следить за тем, чтобы переданная позиция указывала на начало символа, в противном случае при попытке чтения возникнет исключение </text:span><text:span text:style-name="Source_20_Text"><text:span text:style-name="T868">ОшибкаВводаВывода</text:span></text:span><text:span text:style-name="T868">.</text:span></text:p>
      <text:p text:style-name="P305">Параметр <text:span text:style-name="Source_20_Text">откуда</text:span> определяет точку отсчёта для переданной позиции и может иметь одно из следующих значений:</text:p>
      <text:list xml:id="list1315554" text:style-name="L18">
        <text:list-item>
          <text:p text:style-name="P917"><text:span text:style-name="Source_20_Text"><text:span text:style-name="T865">фпОтНачала</text:span></text:span><text:span text:style-name="T865"> — в </text:span><text:span text:style-name="Source_20_Text"><text:span text:style-name="T865">поз</text:span></text:span><text:span text:style-name="T865"> передан номер байта, считая от начала файла. </text:span><text:span text:style-name="T866">Это значение используется по умолчанию.</text:span></text:p>
        </text:list-item>
        <text:list-item>
          <text:p text:style-name="P918"><text:span text:style-name="Source_20_Text">фпОтКонца</text:span> — в <text:span text:style-name="Source_20_Text">поз</text:span> передан номер байта от конца файла. Значение 0 означает байт, следующий за концом файла, значение 1 — последний байт в файле, и т.п.</text:p>
        </text:list-item>
        <text:list-item>
          <text:p text:style-name="P918"><text:span text:style-name="Source_20_Text">фпОтносительно</text:span> — в <text:span text:style-name="Source_20_Text">поз</text:span> передано смещение относительно текущей позиции чтения-записи. Положительные значения перемещают позицию ближе к концу файла, отрицательные — к началу.</text:p>
        </text:list-item>
      </text:list>
      <text:h text:style-name="Heading_20_3" text:outline-level="3"><text:soft-page-break/><text:span text:style-name="T700">П</text:span>роцедура файлПрочесть()</text:h>
      <text:p text:style-name="P315"><text:span text:style-name="T694">процедура</text:span> файл<text:span text:style-name="T691">Прочесть</text:span>(<text:span text:style-name="T689">вх </text:span>файл: объект; <text:span text:style-name="T692">вых </text:span><text:span text:style-name="T693">арг1, арг2, арг3, ...</text:span>);</text:p>
      <text:p text:style-name="P307">Читает данные из переданного файла, начиная с текущей позиции чтения-записи, и <text:span text:style-name="T870">по порядку </text:span><text:span text:style-name="T881">присваивает</text:span> прочитанные значения переданны<text:span text:style-name="T881">м</text:span> параметр<text:span text:style-name="T881">ам</text:span>. Позиция чтения-записи сдвигается к концу файла <text:span text:style-name="T869">на число прочитанных байт</text:span><text:span text:style-name="T900">ов</text:span>. Если в файле недостаточно данных, чтобы <text:span text:style-name="T911">прочесть </text:span><text:span text:style-name="T869">все переданны</text:span><text:span text:style-name="T911">е</text:span><text:span text:style-name="T869"> параметр</text:span><text:span text:style-name="T911">ы</text:span><text:span text:style-name="T869">, возникает исключение </text:span><text:span text:style-name="Source_20_Text"><text:span text:style-name="T869">ОшибкаВводаВывода</text:span></text:span><text:span text:style-name="T869">.</text:span></text:p>
      <text:p text:style-name="P308">Переданный файл должен быть открыт вызовом функции <text:span text:style-name="Source_20_Text">файлОткрыть()</text:span> или <text:span text:style-name="Source_20_Text">файлСоздать()</text:span>. Если файл был открыт как текстовый, то он должен содержать корректные символы в кодировке UTF-8, и текущая позиция чтения записи должна указывать на начало символа, <text:span text:style-name="T878">иначе возникнет исключение </text:span><text:span text:style-name="Source_20_Text"><text:span text:style-name="T878">ОшибкаВводаВывода</text:span></text:span>.</text:p>
      <text:h text:style-name="Heading_20_4" text:outline-level="4">Двоичный файл</text:h>
      <text:p text:style-name="P312">При чтении данных из двоичного файла, в зависимости от типа <text:span text:style-name="T893">каждого </text:span><text:span text:style-name="T871">переданного </text:span>параметра, <text:span text:style-name="T892">процедура</text:span><text:span text:style-name="T890"> </text:span>выполня<text:span text:style-name="T890">ет</text:span> следующие действия:</text:p>
      <text:list xml:id="list1348885411" text:style-name="L19">
        <text:list-item>
          <text:p text:style-name="P919"><text:span text:style-name="Source_20_Text"><text:span text:style-name="T870">строка</text:span></text:span><text:span text:style-name="T870"> — читает из файла 64-битное целое со знаком, представляющее собой длину строки в байтах. Затем, если прочитанная длина больше нуля, читает соответствующее </text:span><text:span text:style-name="T879">число</text:span><text:span text:style-name="T870"> байтов и заполняет ими содержимое строки. При этом корректность прочитанных символов UTF-8 не проверяется, что может приводить к различным ошибкам при дальнейших обращениях к прочитанной строке.</text:span></text:p>
        </text:list-item>
        <text:list-item>
          <text:p text:style-name="P921"><text:span text:style-name="Source_20_Text">объект</text:span> — значение этого типа не может быть прочитано из файла. При попытке чтения возник<text:span text:style-name="T877">н</text:span>ет исключение <text:span text:style-name="Source_20_Text">НеверныйТип</text:span>.</text:p>
        </text:list-item>
        <text:list-item>
          <text:p text:style-name="P922"><text:span text:style-name="T17">д</text:span><text:span text:style-name="T1">ругие простые типы</text:span> — читает из файла <text:span text:style-name="T913">один или несколько байтов</text:span>, <text:span text:style-name="T912">в соответствии с</text:span> размер<text:span text:style-name="T912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924"><text:span text:style-name="T17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4" text:outline-level="4">Текстовый файл</text:h>
      <text:p text:style-name="P313">При чтении данных из <text:span text:style-name="T875">текстового</text:span> файла, в зависимости от типа <text:span text:style-name="T894">каждого </text:span><text:span text:style-name="T871">переданного </text:span>параметра, <text:span text:style-name="T892">процедура</text:span><text:span text:style-name="T890"> </text:span>выполня<text:span text:style-name="T890">ет</text:span> следующие действия:</text:p>
      <text:list xml:id="list2366598055" text:style-name="L20">
        <text:list-item>
          <text:p text:style-name="P928"><text:span text:style-name="Source_20_Text">символ</text:span> — читает из файла один символ в кодировке UTF-8 и приводит его к 32-битному целому, означающему кодпойнт Юникод.</text:p>
        </text:list-item>
        <text:list-item>
          <text:p text:style-name="P928"><text:span text:style-name="Source_20_Text">строка</text:span> — читает из файла все символы до ближайшего символа окончания строки (<text:span text:style-name="Source_20_Text">№0Д</text:span>, <text:span text:style-name="Source_20_Text">№0А</text:span> или их комбинация), либо до конца файла. Символы окончания строки будут прочитаны из файла, но не попадут в возвращаемое строковое значение. <text:span text:style-name="T880">Если текущая позиция чтения-записи указывает на символ окончания строки, прочитанное строковое значение будет пустым.</text:span></text:p>
        </text:list-item>
        <text:list-item>
          <text:p text:style-name="P928"><text:span text:style-name="Source_20_Text">объект</text:span> — <text:span text:style-name="T870">значение этого типа не может быть прочитано из файла. При попытке чтения возник</text:span><text:span text:style-name="T876">н</text:span><text:span text:style-name="T870">ет исключение </text:span><text:span text:style-name="Source_20_Text"><text:span text:style-name="T870">НеверныйТип</text:span></text:span><text:span text:style-name="T870">.</text:span></text:p>
        </text:list-item>
        <text:list-item>
          <text:p text:style-name="P930"><text:span text:style-name="T16">д</text:span><text:span text:style-name="T1">ругие простые типы</text:span> — читает из файла все символы до ближайшего символа-разделителя: пробела, табуляции, <text:span text:style-name="T874">возврата каретки, </text:span>перевода строки, либо до конца файла. <text:span text:style-name="T873">Если текущая позиция чтения-записи указывает на символ-разделитель, то он и следующие за ним разделители будут пропущены. Полученное строковое значение будет приведено к соответствующему типу данных; если это невозможно, возникнет исключение </text:span><text:span text:style-name="Source_20_Text"><text:span text:style-name="T873">ОшибкаКонвертации</text:span></text:span><text:span text:style-name="T873">.</text:span></text:p>
        </text:list-item>
        <text:list-item>
          <text:p text:style-name="P927"><text:span text:style-name="T16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3" text:outline-level="3"><text:span text:style-name="T700">П</text:span>роцедура файлЗаписать()</text:h>
      <text:p text:style-name="P316"><text:span text:style-name="T694">процедура</text:span> файл<text:span text:style-name="T695">Записать</text:span>(<text:span text:style-name="T689">вх </text:span>файл: объект; <text:span text:style-name="T692">вх </text:span><text:span text:style-name="T693">арг1, арг2, арг3, ...</text:span>);</text:p>
      <text:p text:style-name="P314"><text:soft-page-break/>Записывает в файл значения переданных параметров, начиная с текущей позиции чтения-записи. Если текущая позиция чтения-записи меньше размера файла в байтах, то новые данные будут записаны поверх старых; в противном случае размер файла будет увеличен до необходимого. <text:span text:style-name="T899">Текущая позиция чтения-записи смещается к концу файла на число записанных байт</text:span><text:span text:style-name="T901">ов</text:span><text:span text:style-name="T899">. </text:span><text:span text:style-name="T882">При ошибках записи возник</text:span><text:span text:style-name="T928">а</text:span><text:span text:style-name="T882">ет исключение </text:span><text:span text:style-name="Source_20_Text"><text:span text:style-name="T882">ОшибкаВводаВывода</text:span></text:span><text:span text:style-name="T882">.</text:span></text:p>
      <text:p text:style-name="P309">Переданный файл должен быть открыт вызовом функции <text:span text:style-name="Source_20_Text">файлОткрыть()</text:span> или <text:span text:style-name="Source_20_Text">файлСоздать()</text:span>.</text:p>
      <text:h text:style-name="P878" text:outline-level="4">Двоичный файл</text:h>
      <text:p text:style-name="P311">При <text:span text:style-name="T883">записи</text:span> данных <text:span text:style-name="T883">в</text:span> двоичн<text:span text:style-name="T883">ый</text:span> файл, в зависимости от типа <text:span text:style-name="T895">каждого </text:span><text:span text:style-name="T871">переданного </text:span>параметра, <text:span text:style-name="T891">процедура</text:span><text:span text:style-name="T890"> </text:span>выполня<text:span text:style-name="T890">ет</text:span> следующие действия:</text:p>
      <text:list xml:id="list210051115903579" text:continue-list="list1348885411" text:style-name="L19">
        <text:list-item>
          <text:p text:style-name="P920"><text:span text:style-name="Source_20_Text"><text:span text:style-name="T870">строка</text:span></text:span><text:span text:style-name="T870"> — </text:span><text:span text:style-name="T884">записывает в файл </text:span><text:span text:style-name="T870">64-битное целое со знаком, представляющее собой длину строки в байтах. Затем, если </text:span><text:span text:style-name="T884">строка непустая</text:span><text:span text:style-name="T870">, </text:span><text:span text:style-name="T884">записывает</text:span><text:span text:style-name="T870"> </text:span><text:span text:style-name="T915">один или несколько</text:span><text:span text:style-name="T870"> байтов — </text:span><text:span text:style-name="T884">содержимое строки </text:span><text:span text:style-name="T885">в кодировке UTF-8</text:span><text:span text:style-name="T870">.</text:span></text:p>
        </text:list-item>
        <text:list-item>
          <text:p text:style-name="P923"><text:span text:style-name="T17">д</text:span><text:span text:style-name="T1">ругие простые типы</text:span> — <text:span text:style-name="T886">записывает в файл</text:span> <text:span text:style-name="T914">один или несколько</text:span> байт<text:span text:style-name="T902">ов</text:span>, <text:span text:style-name="T914">в соответствии с</text:span> размер<text:span text:style-name="T914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925"><text:span text:style-name="T17">с</text:span><text:span text:style-name="T1">оставные типы</text:span> — значения составных типов не могут быть <text:span text:style-name="T887">записаны в файл</text:span>.</text:p>
        </text:list-item>
      </text:list>
      <text:h text:style-name="P879" text:outline-level="4">Текстовый файл</text:h>
      <text:p text:style-name="P310">При <text:span text:style-name="T888">записи данных в текстовый файл</text:span>, в зависимости от типа <text:span text:style-name="T896">каждого </text:span><text:span text:style-name="T871">переданного </text:span>параметра, <text:span text:style-name="T892">процедура</text:span><text:span text:style-name="T890"> </text:span>выполня<text:span text:style-name="T890">ет</text:span> следующие действия:</text:p>
      <text:list xml:id="list210051293226758" text:continue-numbering="true" text:style-name="L19">
        <text:list-item>
          <text:p text:style-name="P929"><text:span text:style-name="Source_20_Text">символ</text:span> — <text:span text:style-name="T889">записывает в файл</text:span> один символ в кодировке UTF-8.</text:p>
        </text:list-item>
        <text:list-item>
          <text:p text:style-name="P929"><text:span text:style-name="Source_20_Text">строка</text:span> — <text:span text:style-name="T890">записывает в файл символы в кодировке UTF-8, составляющие содержимое строки</text:span><text:span text:style-name="T880">. </text:span><text:span text:style-name="T890">Никакие дополнительные символы, свидетельствующие об окончании строки, </text:span><text:span text:style-name="T916">в</text:span><text:span text:style-name="T890"> файл не записываются.</text:span></text:p>
        </text:list-item>
        <text:list-item>
          <text:p text:style-name="P931"><text:span text:style-name="T16">д</text:span><text:span text:style-name="T1">ругие простые типы</text:span> — <text:span text:style-name="T890">записывает в файл </text:span><text:span text:style-name="T897">строковое представление переданного значения, полученное прямым приведением типа. Никакие дополнительные символы-разделители в файл не записываются.</text:span></text:p>
        </text:list-item>
        <text:list-item>
          <text:p text:style-name="P926"><text:span text:style-name="T16">с</text:span><text:span text:style-name="T1">оставные типы</text:span> — значения составных типов не могут быть <text:span text:style-name="T898">записаны в файл</text:span>.</text:p>
        </text:list-item>
      </text:list>
      <text:h text:style-name="P781" text:outline-level="3"><text:span text:style-name="T940">Функция</text:span> файл<text:span text:style-name="T937">Есть</text:span>()</text:h>
      <text:p text:style-name="Исходный_20_код"><text:span text:style-name="T938">функция</text:span> файлЕсть(вх <text:span text:style-name="T2030">путь</text:span>: строка): <text:span text:style-name="T938">логическое</text:span>;</text:p>
      <text:p text:style-name="P330">Возвращает истинное значение, если существует файл, <text:span text:style-name="T939">но не каталог,</text:span> с указанным именем. <text:span text:style-name="T2028">В параметре </text:span><text:span text:style-name="Source_20_Text"><text:span text:style-name="T2028">путь</text:span></text:span><text:span text:style-name="T2028"> должно быть передано имя файла и, возможно, абсолютный или относительный путь к нему. Если путь не указан, </text:span><text:span text:style-name="T2031">функция проверяет наличие файла </text:span><text:span text:style-name="T2028">в текущем каталоге.</text:span></text:p>
      <text:p text:style-name="P706">В случае ошибок создаётся исключение <text:span text:style-name="Source_20_Text">ОшибкаВводаВывода</text:span>.</text:p>
      <text:h text:style-name="P782" text:outline-level="3"><text:span text:style-name="T940">Функция</text:span> файл<text:span text:style-name="T937">Есть</text:span><text:span text:style-name="T2015">Кат</text:span>()</text:h>
      <text:p text:style-name="P334"><text:span text:style-name="T938">функция</text:span> файл<text:span text:style-name="T2014">Есть</text:span><text:span text:style-name="T2015">Кат</text:span>(вх <text:span text:style-name="T2033">путь</text:span>: строка): <text:span text:style-name="T938">логическое</text:span>;</text:p>
      <text:p text:style-name="P331">Возвращает истинное значение, если существует <text:span text:style-name="T939">каталог</text:span> с указанным именем. <text:span text:style-name="T2028">В параметре </text:span><text:span text:style-name="Source_20_Text"><text:span text:style-name="T2028">путь</text:span></text:span><text:span text:style-name="T2028"> должно быть передано имя </text:span><text:span text:style-name="T2032">каталога</text:span><text:span text:style-name="T2028"> и, возможно, абсолютный или относительный путь к нему. Если путь не указан, </text:span><text:span text:style-name="T2032">функция проверяет наличие подкаталога в текущем каталоге</text:span><text:span text:style-name="T2028">.</text:span></text:p>
      <text:p text:style-name="P706">В случае ошибок создаётся исключение <text:span text:style-name="Source_20_Text">ОшибкаВводаВывода</text:span>.</text:p>
      <text:h text:style-name="P783" text:outline-level="3"><text:soft-page-break/><text:span text:style-name="T2018">Процедура</text:span> файл<text:span text:style-name="T2016">Созд</text:span><text:span text:style-name="T2015">Кат</text:span>()</text:h>
      <text:p text:style-name="P699"><text:span text:style-name="T2018">процедура</text:span> файл<text:span text:style-name="T2017">Созд</text:span><text:span text:style-name="T2015">Кат</text:span>(вх <text:span text:style-name="T2034">путь</text:span>: строка);</text:p>
      <text:p text:style-name="P327"><text:span text:style-name="T2019">Создаёт</text:span> <text:span text:style-name="T939">каталог</text:span> с указанным именем.</text:p>
      <text:p text:style-name="P703">В параметре <text:span text:style-name="Source_20_Text"><text:span text:style-name="T2035">путь</text:span></text:span> может быть передано только имя создаваемого каталога, либо полный путь к нему; относительный путь не допускается. Если передано только имя, то каталог будет создан в текущем каталоге; если передан полный путь, то каталог будет создан по указанному пути.</text:p>
      <text:p text:style-name="P703">В случае ошибок создаётся исключение <text:span text:style-name="Source_20_Text">ОшибкаВводаВывода</text:span>.</text:p>
      <text:h text:style-name="P784" text:outline-level="3"><text:span text:style-name="T2018">Процедура</text:span> файл<text:span text:style-name="T2020">Уд</text:span><text:span text:style-name="T2021">а</text:span><text:span text:style-name="T2020">л</text:span><text:span text:style-name="T2015">Кат</text:span>()</text:h>
      <text:p text:style-name="P707"><text:span text:style-name="T2018">процедура</text:span> файл<text:span text:style-name="T2021">Удал</text:span><text:span text:style-name="T2015">Кат</text:span>(вх <text:span text:style-name="T2036">путь</text:span>: строка);</text:p>
      <text:p text:style-name="P328"><text:span text:style-name="T2022">Удаляет</text:span> <text:span text:style-name="T939">каталог</text:span> с указанным именем.</text:p>
      <text:p text:style-name="P704">В параметре <text:span text:style-name="Source_20_Text"><text:span text:style-name="T2037">путь</text:span></text:span> может быть передано только имя <text:span text:style-name="T2022">удаляемого</text:span> каталога, либо полный путь к нему; относительный путь не допускается. Если передано только имя, то <text:span text:style-name="T2022">удаляемый каталог должен располагаться</text:span> в текущем каталоге; если передан полный путь, то <text:span text:style-name="T2022">будет удалён </text:span>каталог по указанному пути.</text:p>
      <text:p text:style-name="P704">В случае ошибок создаётся исключение <text:span text:style-name="Source_20_Text">ОшибкаВводаВывода</text:span>.</text:p>
      <text:h text:style-name="P785" text:outline-level="3"><text:span text:style-name="T2026">Функция</text:span> файл<text:span text:style-name="T2023">Тек</text:span><text:span text:style-name="T2015">Кат</text:span>()</text:h>
      <text:p text:style-name="P712"><text:span text:style-name="T2024">функция</text:span><text:span text:style-name="T2018"> файл</text:span><text:span text:style-name="T2024">Тек</text:span><text:span text:style-name="T2015">Кат</text:span><text:span text:style-name="T2018">():</text:span><text:span text:style-name="T2024"> строка</text:span><text:span text:style-name="T2018">;<text:line-break/></text:span><text:span text:style-name="T2024">функция</text:span> файл<text:span text:style-name="T2024">Тек</text:span><text:span text:style-name="T2015">Кат</text:span>(вх <text:span text:style-name="T2038">путь</text:span>: строка):<text:span text:style-name="T2024"> строка</text:span>;</text:p>
      <text:p text:style-name="P329"><text:span text:style-name="T2025">Возвращает путь к текущему каталогу</text:span>.</text:p>
      <text:p text:style-name="P705">В параметре <text:span text:style-name="Source_20_Text"><text:span text:style-name="T2038">путь</text:span></text:span> может быть передан <text:span text:style-name="T2025">относительный или абсолютный путь к каталогу, который будет назначен текущим. В этом случае функция вернёт полный путь к новому текущему каталогу</text:span>.</text:p>
      <text:p text:style-name="P705">В случае ошибок создаётся исключение <text:span text:style-name="Source_20_Text">ОшибкаВводаВывода</text:span>.</text:p>
      <text:h text:style-name="P786" text:outline-level="3">Функция файл<text:span text:style-name="T957">ДомКат</text:span>()</text:h>
      <text:p text:style-name="P707">функция файл<text:span text:style-name="T957">ДомКат</text:span>(): строка;</text:p>
      <text:p text:style-name="P341"><text:span text:style-name="T956">Возвращает </text:span><text:span text:style-name="T957">путь к домашнему каталогу текущего пользователя операционной системы</text:span>.</text:p>
      <text:h text:style-name="P787" text:outline-level="3">Функция файл<text:span text:style-name="T944">В</text:span>рм<text:span text:style-name="T2015">Кат</text:span>()</text:h>
      <text:p text:style-name="Исходный_20_код">функция файлВр<text:span text:style-name="T2014">м</text:span><text:span text:style-name="T2015">Кат</text:span>(вх общий: логическое): строка;</text:p>
      <text:p text:style-name="P336">Возвращает путь к каталогу для размещения временных файлов. Если в параметре <text:span text:style-name="Source_20_Text">общий</text:span> передано истинное значение, функция вернёт глобальный временный каталог, в противном случае — временный каталог текущего пользователя, <text:span text:style-name="T947">если это поддерживается операционной системой</text:span>.</text:p>
      <text:h text:style-name="P788" text:outline-level="3">Функция файл<text:span text:style-name="T943">В</text:span>рм<text:span text:style-name="T942">Имя</text:span>()</text:h>
      <text:p text:style-name="P335">функция файлВрм<text:span text:style-name="T1411">Имя</text:span>(вх общий: логическое; <text:span text:style-name="T942">вх префикс: строка</text:span>): строка;</text:p>
      <text:p text:style-name="P337"><text:soft-page-break/>Возвращает путь <text:span text:style-name="T942">и имя файла, которые можно использовать для создания </text:span><text:span text:style-name="T945">временного файла</text:span>. Если в параметре <text:span text:style-name="Source_20_Text">общий</text:span> передано истинное значение, функция вернёт <text:span text:style-name="T946">путь к</text:span><text:span text:style-name="T945"> файл</text:span><text:span text:style-name="T946">у</text:span><text:span text:style-name="T945"> в </text:span>глобальн<text:span text:style-name="T945">ом</text:span> временн<text:span text:style-name="T945">ом</text:span> каталог<text:span text:style-name="T945">е</text:span>, в противном случае — <text:span text:style-name="T945">во </text:span>временн<text:span text:style-name="T945">ом</text:span> каталог<text:span text:style-name="T945">е</text:span> текущего пользователя, <text:span text:style-name="T947">если это поддерживается операционной системой</text:span>.</text:p>
      <text:p text:style-name="P338">Имя файла состоит из переданного префикса и уникального суффикса из нескольких цифр. Если в параметре <text:span text:style-name="Source_20_Text">префикс</text:span> передана пустая строка, будет использован префикс <text:span text:style-name="Source_20_Text">"TMP"</text:span>.</text:p>
      <text:h text:style-name="Heading_20_3" text:outline-level="3">Функция файлПолн<text:span text:style-name="T948">ыйПуть</text:span>()</text:h>
      <text:p text:style-name="Исходный_20_код">функция файлПолн<text:span text:style-name="T948">ыйПуть</text:span>(вх <text:span text:style-name="T949">путь</text:span>: строка): строка;</text:p>
      <text:p text:style-name="P339">Дополняет переданный относительный путь к файлу <text:span text:style-name="T952">или каталогу </text:span>до абсолютного, <text:span text:style-name="T951">с учётом текущего каталога выполнения программы,</text:span> и заменяет символы-разделители пути на принятые в данной операционной системе.</text:p>
      <text:p text:style-name="P339">Если в параметре <text:span text:style-name="Source_20_Text"><text:span text:style-name="T950">путь</text:span></text:span> передано пустое значение, возвращает полный путь к текущему каталогу.</text:p>
      <text:h text:style-name="P789" text:outline-level="3">Функция файл<text:span text:style-name="T986">Выполняемый</text:span>()</text:h>
      <text:p text:style-name="P348">функция файл<text:span text:style-name="T986">Выполняемый</text:span>(): строка;</text:p>
      <text:p text:style-name="P340"><text:span text:style-name="T956">Возвращает имя файла выполняемой программы</text:span>.</text:p>
      <text:h text:style-name="P790" text:outline-level="3">Функция файл<text:span text:style-name="T1578">Путь</text:span>()</text:h>
      <text:p text:style-name="Исходный_20_код">функция файлПуть(вх путь: строка): строка;</text:p>
      <text:p text:style-name="P579">Выделяет из переданной строки часть, соответствующую пути к каталогу, включая последний символ-разделитель пути.</text:p>
      <text:h text:style-name="P791" text:outline-level="3">Функция файл<text:span text:style-name="T1579">Имя</text:span>()</text:h>
      <text:p text:style-name="P584">функция файл<text:span text:style-name="T1579">Имя</text:span>(вх путь: строка): строка;</text:p>
      <text:p text:style-name="P579">Выделяет из переданной строки часть, соответствующую имени файла, включая расширение.</text:p>
      <text:h text:style-name="P792" text:outline-level="3">Функция файл<text:span text:style-name="T1588">Расширение</text:span>()</text:h>
      <text:p text:style-name="P586">функция файл<text:span text:style-name="T1588">Расширение</text:span>(вх путь: строка): строка;</text:p>
      <text:p text:style-name="P580">Выделяет из переданной строки часть, соответствующую <text:span text:style-name="T1588">расширению имени</text:span> файла, включая <text:span text:style-name="T1588">ведущую точку</text:span>.</text:p>
      <text:h text:style-name="P793" text:outline-level="3">Функция файл<text:span text:style-name="T958">Атрибуты</text:span>()</text:h>
      <text:p text:style-name="P349">функция файл<text:span text:style-name="T958">Атрибуты</text:span>(<text:span text:style-name="T958">вх </text:span><text:span text:style-name="T2039">путь</text:span><text:span text:style-name="T958">: строка</text:span>): <text:span text:style-name="T958">целое</text:span>;</text:p>
      <text:p text:style-name="P343"><text:span text:style-name="T956">Возвращает </text:span><text:span text:style-name="T959">атрибуты файла </text:span><text:span text:style-name="T2040">с </text:span><text:span text:style-name="T2041">указанным</text:span><text:span text:style-name="T2040"> именем </text:span><text:span text:style-name="T959">— целочисленное значение, представляющее собой комбинацию всех установленных атрибутов файла, объединённых операцией побитового ИЛИ</text:span>.</text:p>
      <text:p text:style-name="P343"><text:span text:style-name="T2028">В параметре </text:span><text:span text:style-name="Source_20_Text"><text:span text:style-name="T2028">путь</text:span></text:span><text:span text:style-name="T2028"> должно быть передано имя файла и, возможно, абсолютный или относительный путь к нему. Если путь не указан, </text:span><text:span text:style-name="T2042">функция вернёт атрибуты </text:span><text:span text:style-name="T2028">файл</text:span><text:span text:style-name="T2042">а</text:span><text:span text:style-name="T2028"> в текущем каталоге.</text:span></text:p>
      <text:p text:style-name="P342"><text:soft-page-break/><text:span text:style-name="T964">При ошибках создаёт</text:span><text:span text:style-name="T2053">ся</text:span><text:span text:style-name="T964"> исключение </text:span><text:span text:style-name="Source_20_Text"><text:span text:style-name="T964">ОшибкаВводаВывода</text:span></text:span><text:span text:style-name="T964">.</text:span></text:p>
      <text:p text:style-name="P353">Возможны<text:span text:style-name="T963">м</text:span> значения<text:span text:style-name="T963">м</text:span> атрибутов <text:span text:style-name="T960">соответствуют</text:span> констант<text:span text:style-name="T963">ы</text:span> <text:span text:style-name="Source_20_Text">фаХХХХ</text:span>. <text:span text:style-name="T963">Некоторые атрибуты могут быть неприменимы, в зависимости от операционной системы.</text:span></text:p>
      <text:h text:style-name="P794" text:outline-level="3">Функция файл<text:span text:style-name="T965">Возраст</text:span>()</text:h>
      <text:p text:style-name="P350">функция файл<text:span text:style-name="T965">Возраст</text:span>(<text:span text:style-name="T958">вх </text:span><text:span text:style-name="T2043">путь</text:span><text:span text:style-name="T958">: строка</text:span>): <text:span text:style-name="T965">момент</text:span>;</text:p>
      <text:p text:style-name="P344"><text:span text:style-name="T956">Возвращает </text:span><text:span text:style-name="T965">дату и время последней модификации</text:span><text:span text:style-name="T959"> файла</text:span>.</text:p>
      <text:p text:style-name="P344"><text:span text:style-name="T2028">В параметре </text:span><text:span text:style-name="Source_20_Text"><text:span text:style-name="T2028">путь</text:span></text:span><text:span text:style-name="T2028"> должно быть передано имя файла и, возможно, абсолютный или относительный путь к нему. Если путь не указан, </text:span><text:span text:style-name="T2042">функция вернёт </text:span><text:span text:style-name="T2044">возраст</text:span><text:span text:style-name="T2042"> </text:span><text:span text:style-name="T2028">файл</text:span><text:span text:style-name="T2042">а</text:span><text:span text:style-name="T2028"> в текущем каталоге.</text:span></text:p>
      <text:p text:style-name="P344"><text:span text:style-name="T964">При ошибках создаёт</text:span><text:span text:style-name="T2054">ся</text:span><text:span text:style-name="T964"> исключение </text:span><text:span text:style-name="Source_20_Text"><text:span text:style-name="T964">ОшибкаВводаВывода</text:span></text:span><text:span text:style-name="T964">.</text:span></text:p>
      <text:h text:style-name="P795" text:outline-level="3">Функция файл<text:span text:style-name="T972">Переместить</text:span>()</text:h>
      <text:p text:style-name="P351"><text:span text:style-name="T966">процедура</text:span> файл<text:span text:style-name="T972">Переместить</text:span>(<text:span text:style-name="T958">вх </text:span><text:span text:style-name="T966">откуда, куда</text:span><text:span text:style-name="T958">: строка</text:span>);</text:p>
      <text:p text:style-name="P709">Переименовывает <text:span text:style-name="T968">и/</text:span>или перемещает файл <text:span text:style-name="T969">с </text:span><text:span text:style-name="T2045">указанным</text:span><text:span text:style-name="T969"> именем</text:span>.</text:p>
      <text:p text:style-name="P345"><text:span text:style-name="T2028">В параметре </text:span><text:span text:style-name="Source_20_Text"><text:span text:style-name="T2046">откуда</text:span></text:span><text:span text:style-name="T2028"> должно быть передано имя файла и, возможно, абсолютный или относительный путь к нему. Если путь не указан, файл </text:span><text:span text:style-name="T2057">должен располагаться в</text:span><text:span text:style-name="T2028"> текущем каталоге.</text:span></text:p>
      <text:p text:style-name="P346"><text:span text:style-name="T2028">В параметре </text:span><text:span text:style-name="Source_20_Text"><text:span text:style-name="T2047">куда</text:span></text:span><text:span text:style-name="T2028"> должно быть передано </text:span><text:span text:style-name="T2047">новое </text:span><text:span text:style-name="T2028">имя файла и, возможно, </text:span><text:span text:style-name="T2048">новый </text:span><text:span text:style-name="T2028">абсолютный или относительный путь к нему. Если путь не указан, </text:span><text:span text:style-name="T2042">функция </text:span><text:span text:style-name="T2048">переместит файл в текущий каталог и присвоит ему </text:span><text:span text:style-name="T2049">указанное</text:span><text:span text:style-name="T2048"> имя</text:span><text:span text:style-name="T2028">.</text:span></text:p>
      <text:p text:style-name="P713">Если новый путь отличается от старого, файл будет перемещён; если новое имя отличается от старого, файл будет переименован.</text:p>
      <text:p text:style-name="P711">Для переименования или перемещения каталога в параметре <text:span text:style-name="Source_20_Text">откуда</text:span> нужно передать путь к каталогу, завершающийся символом-разделителем пути — «<text:span text:style-name="Source_20_Text">\</text:span>» или «<text:span text:style-name="Source_20_Text">/</text:span>», в зависимости от операционной системы.</text:p>
      <text:p text:style-name="P708"><text:span text:style-name="T967">При ошибках создаёт</text:span><text:span text:style-name="T2055">ся</text:span><text:span text:style-name="T967"> исключение </text:span><text:span text:style-name="Source_20_Text"><text:span text:style-name="T967">ОшибкаВводаВывода</text:span></text:span><text:span text:style-name="T967">.</text:span></text:p>
      <text:h text:style-name="P796" text:outline-level="3">Функция файл<text:span text:style-name="T970">Удалить</text:span>()</text:h>
      <text:p text:style-name="P352"><text:span text:style-name="T966">процедура</text:span> файл<text:span text:style-name="T970">Удалить</text:span>(<text:span text:style-name="T958">вх </text:span><text:span text:style-name="T2050">путь</text:span><text:span text:style-name="T958">: строка</text:span>);</text:p>
      <text:p text:style-name="P710"><text:span text:style-name="T970">Удаляет</text:span> файл <text:span text:style-name="T969">с переданными именем</text:span>. </text:p>
      <text:p text:style-name="P710"><text:span text:style-name="T2028">В параметре </text:span><text:span text:style-name="Source_20_Text"><text:span text:style-name="T2028">путь</text:span></text:span><text:span text:style-name="T2028"> должно быть передано имя файла и, возможно, абсолютный или относительный путь к нему. Если путь не указан, </text:span><text:span text:style-name="T2042">функция </text:span><text:span text:style-name="T2051">удалит</text:span><text:span text:style-name="T2042"> </text:span><text:span text:style-name="T2028">файл в текущем каталоге.</text:span></text:p>
      <text:p text:style-name="P710"><text:span text:style-name="T967">При ошибках создаёт</text:span><text:span text:style-name="T2056">ся</text:span><text:span text:style-name="T967"> исключение </text:span><text:span text:style-name="Source_20_Text"><text:span text:style-name="T967">ОшибкаВводаВывода</text:span></text:span><text:span text:style-name="T967">.</text:span></text:p>
      <text:h text:style-name="Heading_20_3" text:outline-level="3">Функция файлПервый()</text:h>
      <text:p text:style-name="Исходный_20_код">функция файлПервый(вх шаблон: строка; вых инфо: ФайлИнфо): объект;</text:p>
      <text:p text:style-name="P358">Создаёт объект — список файлов, подходящих под переданный <text:span text:style-name="Source_20_Text">шаблон</text:span>, и заполняет <text:span text:style-name="T978">переданную </text:span>структуру <text:span text:style-name="T978">данными</text:span> о первом из найденных файлов.</text:p>
      <text:p text:style-name="P358">Шаблон может содержать абсолютный или относительный путь к каталогу, а также маску имени файла с символами «*» и «?».</text:p>
      <text:p text:style-name="P358"><text:soft-page-break/>Если функция нашла один или несколько подходящих файлов, то она возвращает непустой объект, который можно передавать в функцию <text:span text:style-name="Source_20_Text">файлСледующий()</text:span> для получения информации о следующих найденных файлах. Этот объект должен быть в дальнейшем уничтожен вызовом процедуры <text:span text:style-name="Source_20_Text">уничтожить()</text:span>. Если подходящие файлы не найдены, функция вернёт значение <text:span text:style-name="Source_20_Text">пусто</text:span>.</text:p>
      <text:h text:style-name="Heading_20_4" text:outline-level="4">Пример</text:h>
      <text:p text:style-name="P365">// <text:span text:style-name="T980">Выводит список файлов и каталогов в домашнем каталоге пользователя,<text:line-break/>// за исключением скрытых файлов и каталогов.</text:span><text:line-break/>программа СписокФайлов;<text:line-break/>переменные<text:line-break/> <text:s text:c="3"/>шаблон: строка;<text:line-break/> <text:s text:c="3"/>поиск: объект;<text:line-break/> <text:s text:c="3"/>инфо: ФайлИнфо;<text:line-break/> <text:s text:c="3"/>найдено: логическое;<text:line-break/>начало<text:line-break/> <text:s text:c="3"/>шаблон := файлПолныйПуть(файлДомКат() ++ "*"<text:span text:style-name="T979">)</text:span>;<text:line-break/> <text:s text:c="3"/>вывести(шаблон, НС);<text:line-break/> <text:s text:c="3"/>поиск := файлПервый(шаблон, инфо);<text:line-break/> <text:s text:c="3"/>если поиск &lt;&gt; пусто то начало<text:line-break/> <text:s text:c="7"/>цикл начало<text:line-break/> <text:s text:c="11"/>если инфо.атрибуты &amp; фаСкрытый = 0 то начало<text:line-break/> <text:s text:c="15"/>если инфо.атрибуты &amp; фаКаталог &lt;&gt; 0 то<text:line-break/> <text:s text:c="19"/>вывести(формат(<text:line-break/> <text:s text:c="23"/>"%20с %8ш %19м %с",<text:line-break/> <text:s text:c="23"/>"&lt;<text:span text:style-name="T980">к</text:span>аталог&gt;", инфо.атрибуты, инфо.возраст, инфо.имя), НС)<text:line-break/> <text:s text:c="15"/>иначе<text:line-break/> <text:s text:c="19"/>вывести(формат(<text:line-break/> <text:s text:c="23"/>"%20ц %8ш %19м %с",<text:line-break/> <text:s text:c="23"/>инфо.размер, инфо.атрибуты, инфо.возраст, инфо.имя), НС);<text:line-break/> <text:s text:c="11"/>конец;<text:line-break/> <text:s text:c="11"/>найдено := файлСледующий(поиск, инфо);<text:line-break/> <text:s text:c="7"/>конец пока найдено;<text:line-break/> <text:s text:c="3"/>напоследок<text:line-break/> <text:s text:c="7"/>уничтожить(поиск);<text:line-break/> <text:s text:c="3"/>конец;<text:line-break/>окончание.</text:p>
      <text:h text:style-name="P797" text:outline-level="3">Функция файл<text:span text:style-name="T981">Следующий</text:span>()</text:h>
      <text:p text:style-name="P357">функция файл<text:span text:style-name="T981">Следующий</text:span>(вх <text:span text:style-name="T981">список</text:span>: <text:span text:style-name="T981">объект</text:span>; вых инфо: ФайлИнфо): <text:span text:style-name="T981">логическое</text:span>;</text:p>
      <text:p text:style-name="P359">Заполняет переданную структуру данными о следующем найденном файле из переданного списка и возвращает истинное значение. Если в списке больше нет файлов, возвращает значение <text:span text:style-name="Source_20_Text"><text:span text:style-name="T983">нет</text:span></text:span>; <text:span text:style-name="T985">в этом случае структура </text:span><text:span text:style-name="Source_20_Text"><text:span text:style-name="T985">инфо</text:span></text:span><text:span text:style-name="T985"> остаётся незаполненной.</text:span></text:p>
      <text:p text:style-name="P359"><text:span text:style-name="T983">Объект</text:span> <text:span text:style-name="Source_20_Text"><text:span text:style-name="T983">с</text:span></text:span><text:span text:style-name="Source_20_Text"><text:span text:style-name="T982">писок</text:span></text:span><text:span text:style-name="T982"> должен быть создан вызовом функции </text:span><text:span text:style-name="Source_20_Text"><text:span text:style-name="T982">файлПервый()</text:span></text:span><text:span text:style-name="T982"> и в дальнейшем уничтожен вызовом процедуры </text:span><text:span text:style-name="Source_20_Text"><text:span text:style-name="T982">уничтожить()</text:span></text:span><text:span text:style-name="T982">.</text:span></text:p>
      <text:p text:style-name="P360"><text:span text:style-name="T984">П</text:span>ример использования <text:span text:style-name="T984">см. </text:span>в описании функции <text:span text:style-name="Source_20_Text">файлПервый()</text:span>.</text:p>
      <text:h text:style-name="P749" text:outline-level="2"><text:span text:style-name="T1866">Графика — г</text:span>рафический вывод</text:h>
      <text:p text:style-name="P669">Модуль <text:span text:style-name="Source_20_Text">Графика</text:span> содержит библиотеку графических примитивов, а также базовые функции для работы с изображениями.</text:p>
      <text:p text:style-name="P567"><text:soft-page-break/>Все функции <text:span text:style-name="T1867">этой</text:span> библиотеки работают только в том случае, если программа запущена в отладочной среде. При запуске программы из системного терминала <text:span text:style-name="T1876">модуль </text:span><text:span text:style-name="Source_20_Text"><text:span text:style-name="T1876">Графика</text:span></text:span><text:span text:style-name="T1876"> недоступен и вызывает </text:span><text:span text:style-name="T1877">ошибку при компиляции программы.</text:span></text:p>
      <text:p text:style-name="P572">Все функции графического вывода используют систему координат, где точкой начала отсчёта считается левый верхний угол <text:span text:style-name="T1592">холста —</text:span> графического окна <text:span text:style-name="T1592">или изображения</text:span>.</text:p>
      <text:h text:style-name="P798" text:outline-level="3">Типы</text:h>
      <text:p text:style-name="P576">тип<text:span text:style-name="T1587">ы</text:span><text:line-break/> <text:s text:c="3"/>Точка/Точки/Точек = структура<text:line-break/> <text:s text:c="7"/><text:span text:style-name="T1506">г, в: целое;</text:span><text:line-break/> <text:s text:c="3"/><text:span text:style-name="T1506">окончание;<text:line-break/><text:line-break/> <text:s text:c="3"/>МассивТочек/МассивыТочек/МассивовТочек = массив Точек;<text:line-break/><text:line-break/> <text:s text:c="3"/></text:span><text:span text:style-name="T1547">Размер</text:span><text:span text:style-name="T1506">/</text:span><text:span text:style-name="T1547">Размеры</text:span><text:span text:style-name="T1506">/</text:span><text:span text:style-name="T1547">Размеров</text:span><text:span text:style-name="T1506"> = </text:span><text:span text:style-name="T1552">Точка</text:span><text:span text:style-name="T1506">;<text:line-break/></text:span></text:p>
      <text:h text:style-name="P799" text:outline-level="3">Константы</text:h>
      <text:p text:style-name="Исходный_20_код"><text:span text:style-name="T1445">к</text:span>онстанты<text:line-break/> <text:s text:c="3"/>// <text:span text:style-name="T1446">стили</text:span><text:span text:style-name="T1444"> пера<text:line-break/> <text:s text:c="3"/></text:span><text:span text:style-name="T1447">г</text:span><text:span text:style-name="T1450">р</text:span><text:span text:style-name="T1447">спПусто <text:s text:c="5"/>= 0;</text:span><text:line-break/> <text:s text:c="3"/><text:span text:style-name="T1444">г</text:span><text:span text:style-name="T1450">р</text:span><text:span text:style-name="T1446">с</text:span><text:span text:style-name="T1444">п</text:span><text:span text:style-name="T1459">Линия <text:s text:c="2"/></text:span><text:span text:style-name="T1447"><text:s text:c="3"/>= 1;<text:line-break/> <text:s text:c="3"/>г</text:span><text:span text:style-name="T1450">р</text:span><text:span text:style-name="T1447">спТочка <text:s text:c="5"/>= 2;<text:line-break/> <text:s text:c="3"/>г</text:span><text:span text:style-name="T1450">р</text:span><text:span text:style-name="T1447">спТире <text:s text:c="6"/>= 3;<text:line-break/> <text:s text:c="3"/>г</text:span><text:span text:style-name="T1450">р</text:span><text:span text:style-name="T1447">спТочкаТире <text:s/>= 4;<text:line-break/> <text:s text:c="3"/>г</text:span><text:span text:style-name="T1450">р</text:span><text:span text:style-name="T1447">сп2ТочкиТире = 5;</text:span></text:p>
      <text:p text:style-name="P564">константы<text:line-break/> <text:s text:c="3"/>// стили кисти<text:line-break/> <text:s text:c="3"/>грскПусто = 0;<text:line-break/> <text:s text:c="3"/>грск<text:span text:style-name="T1508">Цвет</text:span> <text:s/>= 1;</text:p>
      <text:p text:style-name="P565"><text:span text:style-name="T752">константы</text:span><text:span text:style-name="T750"><text:line-break/></text:span> <text:s text:c="3"/>// <text:span text:style-name="T1507">с</text:span><text:span text:style-name="T750">тили шрифта</text:span><text:line-break/> <text:s text:c="3"/><text:span text:style-name="T1507">грс</text:span><text:span text:style-name="T733">шЖирный <text:s/>= </text:span>1; // жирный шрифт<text:line-break/> <text:s text:c="3"/><text:span text:style-name="T1507">грс</text:span><text:span text:style-name="T733">шКурсив <text:s/>= </text:span>2; // курсив<text:line-break/> <text:s text:c="3"/><text:span text:style-name="T1507">грс</text:span><text:span text:style-name="T733">шПодчерк = </text:span>4; // одинарное подчёркивание<text:line-break/> <text:s text:c="3"/><text:span text:style-name="T1507">грс</text:span><text:span text:style-name="T733">шЗачерк <text:s/>= </text:span>8; // <text:span text:style-name="T734">за</text:span>чёркнутый текст</text:p>
      <text:h text:style-name="P800" text:outline-level="3"><text:span text:style-name="T1428">Функция</text:span> <text:span text:style-name="T1428">гр</text:span><text:span text:style-name="T1707">Окно</text:span>()</text:h>
      <text:p text:style-name="P512"><text:span text:style-name="T1429">функция</text:span> <text:span text:style-name="T1429">гр</text:span><text:span text:style-name="T1708">Окно</text:span>(в<text:span text:style-name="T1429">х заголовок: строка</text:span>): <text:span text:style-name="T1429">объект</text:span>;</text:p>
      <text:p text:style-name="P326"><text:span text:style-name="T1429">Создаёт новое графическое окно — закладку в окне отладочной консоли, предназначенную для вывода данных в графическом режиме</text:span><text:span text:style-name="T936">. </text:span><text:span text:style-name="T1429">Название новой закладки должно быть передано в параметре </text:span><text:span text:style-name="Source_20_Text"><text:span text:style-name="T1429">заголовок</text:span></text:span><text:span text:style-name="T1429">. </text:span><text:span text:style-name="T1593">Созданное окно можно использовать в качестве холста для функций графического вывода.</text:span></text:p>
      <text:p text:style-name="P592">Возвращает объект, соответствующий созданному окну — этот <text:span text:style-name="T1667">объект </text:span><text:span text:style-name="T1666">можно использовать в качестве холста для функций</text:span> графического вывода. Перед завершением работы программы все графические окна должны быть закрыты вызовом <text:span text:style-name="T1430">процедуры</text:span> <text:span text:style-name="Source_20_Text">гр</text:span><text:span text:style-name="Source_20_Text"><text:span text:style-name="T1594">Уничтожить</text:span></text:span><text:span text:style-name="Source_20_Text">()</text:span>.</text:p>
      <text:h text:style-name="P801" text:outline-level="3"><text:span text:style-name="T1438">Процедура</text:span> <text:span text:style-name="T1428">гр</text:span><text:span text:style-name="T1599">Уничтожить</text:span>()</text:h>
      <text:p text:style-name="P513"><text:span text:style-name="T1438">процедура</text:span> <text:span text:style-name="T1429">гр</text:span><text:span text:style-name="T1604">Уничтожить</text:span>(в<text:span text:style-name="T1432">в</text:span><text:span text:style-name="T1429"> </text:span><text:span text:style-name="T1605">холст</text:span>: <text:span text:style-name="T1429">объект</text:span><text:span text:style-name="T1431">)</text:span>;</text:p>
      <text:p text:style-name="P511"><text:soft-page-break/><text:span text:style-name="T1606">Уничтожает переданный </text:span><text:span text:style-name="Source_20_Text"><text:span text:style-name="T1606">холст</text:span></text:span><text:span text:style-name="T1606"> — т.е., з</text:span>акрывает графическое окно, <text:span text:style-name="T1435">открытое функцией </text:span><text:span text:style-name="Source_20_Text"><text:span text:style-name="T1435">грОкно()</text:span></text:span><text:span text:style-name="T1435">, </text:span><text:span text:style-name="T1606">или уничтожает </text:span><text:span text:style-name="T1608">объект-</text:span><text:span text:style-name="T1606">изображение. Переданно</text:span><text:span text:style-name="T1669">й</text:span><text:span text:style-name="T1606"> </text:span><text:span text:style-name="T1669">переменной</text:span><text:span text:style-name="T1606"> </text:span>присваивает<text:span text:style-name="T1606">ся</text:span> значение <text:span text:style-name="Source_20_Text">пусто</text:span><text:span text:style-name="T1435">.</text:span></text:p>
      <text:p text:style-name="P295">Эта функция обязательно должна быть вызвана <text:span text:style-name="T1436">для каждого </text:span><text:span text:style-name="T1607">графического объекта</text:span><text:span text:style-name="T1436">, </text:span><text:span text:style-name="T1607">созданного</text:span><text:span text:style-name="T1436"> программой</text:span>, иначе при завершении программы возникнет исключение <text:span text:style-name="Source_20_Text"><text:span text:style-name="T769">ОшибкаВыполнения</text:span></text:span>.</text:p>
      <text:h text:style-name="P802" text:outline-level="3"><text:span text:style-name="T1609">Функция</text:span> <text:span text:style-name="T1428">гр</text:span><text:span text:style-name="T1437">Размер</text:span>()</text:h>
      <text:p text:style-name="P594"><text:span text:style-name="T1609">функция </text:span><text:span text:style-name="T1429">гр</text:span><text:span text:style-name="T1437">Размер</text:span><text:span text:style-name="T1609">(в</text:span><text:span text:style-name="T1437">х</text:span><text:span text:style-name="T1429"> </text:span><text:span text:style-name="T1670">го</text:span><text:span text:style-name="T1609">: </text:span><text:span text:style-name="T1429">объект</text:span><text:span text:style-name="T1431">): </text:span><text:span text:style-name="T1610">Размер</text:span><text:span text:style-name="T1609">;<text:line-break/>функция</text:span> <text:span text:style-name="T1429">гр</text:span><text:span text:style-name="T1437">Размер</text:span>(в<text:span text:style-name="T1437">х</text:span><text:span text:style-name="T1429"> </text:span><text:span text:style-name="T1610">холст</text:span>: <text:span text:style-name="T1429">объект; </text:span><text:span text:style-name="T1437">вх горз, верт: целое</text:span><text:span text:style-name="T1431">): </text:span><text:span text:style-name="T1610">Размер</text:span>;</text:p>
      <text:p text:style-name="P526"><text:span text:style-name="T1611">Возвращает</text:span> размеры <text:span text:style-name="T1611">переданного </text:span><text:span text:style-name="T1670">графического объекта </text:span><text:span text:style-name="T1671">в точках</text:span>. <text:span text:style-name="T1671">В параметре </text:span><text:span text:style-name="Source_20_Text"><text:span text:style-name="T1671">го</text:span></text:span><text:span text:style-name="T1671"> может быть передано </text:span><text:span text:style-name="T1672">графическое</text:span><text:span text:style-name="T1671"> окно или изображение любого поддерживаемого формата.</text:span></text:p>
      <text:p text:style-name="P526"><text:span text:style-name="T1671">Если указаны параметры </text:span><text:span text:style-name="Source_20_Text"><text:span text:style-name="T1671">горз</text:span></text:span><text:span text:style-name="T1671"> и </text:span><text:span text:style-name="Source_20_Text"><text:span text:style-name="T1671">верт</text:span></text:span><text:span text:style-name="T1671">, функция установит для переданного объекта новые размеры и вернёт прежние размеры. В этом случае первым параметром должен быть передан объект, который может служить х</text:span><text:span text:style-name="T1611">олстом — </text:span><text:span text:style-name="T1671">т.е., </text:span><text:span text:style-name="T1611">графическое окно или изображение в формате </text:span><text:span text:style-name="T34">image/bmp</text:span><text:span text:style-name="T1611">.</text:span></text:p>
      <text:h text:style-name="P803" text:outline-level="3"><text:span text:style-name="T1439">Процедура</text:span> <text:span text:style-name="T1428">гр</text:span><text:span text:style-name="T1438">Начать</text:span>()</text:h>
      <text:p text:style-name="P529"><text:span text:style-name="T1439">процедура</text:span> <text:span text:style-name="T1429">гр</text:span><text:span text:style-name="T1438">Начать</text:span>(в<text:span text:style-name="T1437">х</text:span><text:span text:style-name="T1429"> </text:span><text:span text:style-name="T1612">холст</text:span>: <text:span text:style-name="T1429">объект</text:span><text:span text:style-name="T1431">)</text:span>;</text:p>
      <text:p text:style-name="P514"><text:span text:style-name="T1438">Начинает серию операций графического вывода</text:span>.</text:p>
      <text:p text:style-name="P514"><text:span text:style-name="T1438">Все последующие вызовы функций графического вывода не будут приводить к </text:span><text:span text:style-name="T1613">выводу изображения на экран</text:span><text:span text:style-name="T1438"> до тех пор, пока серия не будет закончена вызовом </text:span><text:span text:style-name="Source_20_Text"><text:span text:style-name="T1440">грЗакончить()</text:span></text:span><text:span text:style-name="T1440">. Таким образом можно заметно увеличить быстродействие программы и избежать ненужных мерцаний на экране.</text:span></text:p>
      <text:p text:style-name="P527">Процедуры <text:span text:style-name="Source_20_Text">грНачать()</text:span> и <text:span text:style-name="Source_20_Text">грЗакончить()</text:span> поддерживают счётчик вложенности вызовов. Это означает, что серия будет закончена только тогда, когда процедура <text:span text:style-name="Source_20_Text">грЗакончить()</text:span> будет вызвана ровно столько раз, сколько до этого была вызвана процедура <text:span text:style-name="Source_20_Text">грНачать()</text:span>. Поэтому рекомендуется помещать вызов <text:span text:style-name="Source_20_Text">грЗакончить()</text:span> в секцию <text:span text:style-name="Source_20_Text">напоследок</text:span> составного блока инструкций, например:</text:p>
      <text:p text:style-name="P530">начало<text:line-break/> <text:s text:c="3"/><text:span text:style-name="T1441">грНачать(</text:span><text:span text:style-name="T1615">окно</text:span><text:span text:style-name="T1441">);<text:line-break/> <text:s text:c="3"/>начало<text:line-break/> <text:s text:c="7"/>грКруг(</text:span><text:span text:style-name="T1615">окно</text:span><text:span text:style-name="T1614">, </text:span><text:span text:style-name="T1441">50, 50, 40);<text:line-break/> <text:s text:c="7"/>грПрямоугольник(</text:span><text:span text:style-name="T1615">окно</text:span><text:span text:style-name="T1614">, </text:span><text:span text:style-name="T1441">0, 10, 40, 20);<text:line-break/> <text:s text:c="7"/>грОтрезок(</text:span><text:span text:style-name="T1615">окно</text:span><text:span text:style-name="T1614">, </text:span><text:span text:style-name="T1441">0, 10, 40, 20);<text:line-break/> <text:s text:c="3"/>напоследок<text:line-break/> <text:s text:c="7"/>// </text:span><text:span text:style-name="T1442">в этот момент все нарисованные фигуры <text:line-break/> <text:s text:c="7"/>// будут показаны на экране одновременно</text:span><text:span text:style-name="T1441"><text:line-break/> <text:s text:c="7"/>грЗакончить(</text:span><text:span text:style-name="T1615">окно</text:span><text:span text:style-name="T1441">);<text:line-break/> <text:s text:c="3"/>конец;</text:span><text:line-break/>окончание.</text:p>
      <text:h text:style-name="P804" text:outline-level="3"><text:span text:style-name="T1439">Процедура</text:span> <text:span text:style-name="T1428">гр</text:span><text:span text:style-name="T1443">Закончить</text:span>()</text:h>
      <text:p text:style-name="P531"><text:span text:style-name="T1439">процедура</text:span> <text:span text:style-name="T1429">гр</text:span><text:span text:style-name="T1443">Закончить</text:span>(в<text:span text:style-name="T1437">х</text:span><text:span text:style-name="T1429"> </text:span><text:span text:style-name="T1616">холст</text:span>: <text:span text:style-name="T1429">объект</text:span><text:span text:style-name="T1431">)</text:span>;</text:p>
      <text:p text:style-name="P515"><text:span text:style-name="T1443">Заканчивает</text:span><text:span text:style-name="T1438"> серию операций графического вывода, </text:span><text:span text:style-name="T1443">начатую вызовом </text:span><text:span text:style-name="Source_20_Text"><text:span text:style-name="T1443">грНачать()</text:span></text:span><text:span text:style-name="T1443"> и выводит на экран все внесённые изменения.</text:span></text:p>
      <text:p text:style-name="P528">Процедуры <text:span text:style-name="Source_20_Text">грНачать()</text:span> и <text:span text:style-name="Source_20_Text">грЗакончить()</text:span> поддерживают счётчик вложенности вызовов. Это означает, что серия будет закончена только тогда, когда процедура <text:span text:style-name="Source_20_Text">грЗакончить()</text:span> будет вызвана ровно столько раз, <text:soft-page-break/>сколько до этого была вызвана процедура <text:span text:style-name="Source_20_Text">грНачать()</text:span>. Поэтому рекомендуется помещать вызов <text:span text:style-name="Source_20_Text">грЗакончить()</text:span> в секцию <text:span text:style-name="Source_20_Text">напоследок</text:span> составного блока инструкций.</text:p>
      <text:h text:style-name="P805" text:outline-level="3"><text:span text:style-name="T1439">Процедура</text:span> <text:span text:style-name="T1451">грП</text:span><text:span text:style-name="T1448">еро</text:span>()</text:h>
      <text:p text:style-name="P532"><text:span text:style-name="T1439">процедура</text:span> <text:span text:style-name="T1453">грП</text:span><text:span text:style-name="T1448">еро</text:span>(в<text:span text:style-name="T1437">х</text:span><text:span text:style-name="T1429"> </text:span><text:span text:style-name="T1617">холст</text:span>: <text:span text:style-name="T1429">объект; </text:span><text:span text:style-name="T1452">вх </text:span><text:span text:style-name="T1448">цвет: целое</text:span><text:span text:style-name="T1431">)</text:span>;<text:line-break/><text:span text:style-name="T1439">процедура</text:span> <text:span text:style-name="T1453">грП</text:span><text:span text:style-name="T1448">еро</text:span>(в<text:span text:style-name="T1437">х</text:span><text:span text:style-name="T1429"> </text:span><text:span text:style-name="T1617">холст</text:span>: <text:span text:style-name="T1429">объект; </text:span><text:span text:style-name="T1452">вх </text:span><text:span text:style-name="T1448">цвет, толщина: целое</text:span><text:span text:style-name="T1431">)</text:span>;<text:line-break/><text:span text:style-name="T1439">процедура</text:span> <text:span text:style-name="T1453">грП</text:span><text:span text:style-name="T1448">еро</text:span>(в<text:span text:style-name="T1437">х</text:span><text:span text:style-name="T1429"> </text:span><text:span text:style-name="T1617">холст</text:span>: <text:span text:style-name="T1429">объект; </text:span><text:span text:style-name="T1452">вх </text:span><text:span text:style-name="T1448">цвет, толщина, стиль: целое</text:span><text:span text:style-name="T1431">)</text:span>;</text:p>
      <text:p text:style-name="P516"><text:span text:style-name="T1449">Устанавливает свойства пера — цвет, толщину и стиль</text:span><text:span text:style-name="T1443">. </text:span><text:span text:style-name="T1449">Свойства пера используются для прорисовки линий и контуров геометрических фигур </text:span><text:span text:style-name="T1620">на переданном холсте</text:span><text:span text:style-name="T1449">.</text:span></text:p>
      <text:p text:style-name="P537"><text:span text:style-name="Source_20_Text">Цвет</text:span> должен быть указан в 24-битном формате RGB, где <text:span text:style-name="T1464">первый (младший)</text:span> байт <text:span text:style-name="T1464">соответствует красному цвету, </text:span><text:span text:style-name="T1618">второй</text:span><text:span text:style-name="T1464"> байт зелёному, а </text:span><text:span text:style-name="T1618">третий</text:span><text:span text:style-name="T1464"> синему.</text:span></text:p>
      <text:p text:style-name="P593"><text:span text:style-name="Source_20_Text">Толщина</text:span> означает толщину линии в точках.</text:p>
      <text:p text:style-name="P539">В <text:span text:style-name="T1524">параметре </text:span><text:span text:style-name="Source_20_Text"><text:span text:style-name="T1524">стиль</text:span></text:span><text:span text:style-name="T1524"> можно передать </text:span>одну из констант <text:span text:style-name="Source_20_Text">грспХХХХ</text:span>.</text:p>
      <text:h text:style-name="P806" text:outline-level="3"><text:span text:style-name="T1439">Процедура</text:span> <text:span text:style-name="T1451">гр</text:span><text:span text:style-name="T1460">Кисть</text:span>()</text:h>
      <text:p text:style-name="P540"><text:span text:style-name="T1439">процедура</text:span> <text:span text:style-name="T1453">гр</text:span><text:span text:style-name="T1461">Кисть</text:span>(в<text:span text:style-name="T1437">х</text:span><text:span text:style-name="T1429"> </text:span><text:span text:style-name="T1619">холст</text:span>: <text:span text:style-name="T1429">объект; </text:span><text:span text:style-name="T1452">вх </text:span><text:span text:style-name="T1448">цвет: целое</text:span><text:span text:style-name="T1431">)</text:span>;<text:line-break/><text:span text:style-name="T1439">процедура</text:span> <text:span text:style-name="T1453">гр</text:span><text:span text:style-name="T1461">Кисть</text:span>(в<text:span text:style-name="T1437">х</text:span><text:span text:style-name="T1429"> </text:span><text:span text:style-name="T1619">холст</text:span>: <text:span text:style-name="T1429">объект; </text:span><text:span text:style-name="T1452">вх </text:span><text:span text:style-name="T1448">цвет, стиль: целое</text:span><text:span text:style-name="T1431">)</text:span>;</text:p>
      <text:p text:style-name="P517"><text:span text:style-name="T1449">Устанавливает свойства </text:span><text:span text:style-name="T1462">кисти</text:span><text:span text:style-name="T1449"> — цвет и стиль</text:span><text:span text:style-name="T1443">. </text:span><text:span text:style-name="T1449">Свойства </text:span><text:span text:style-name="T1462">кисти</text:span><text:span text:style-name="T1449"> используются для </text:span><text:span text:style-name="T1463">заливки </text:span><text:span text:style-name="T1449">геометрических фигур </text:span><text:span text:style-name="T1542">и в качестве фона при выводе текста </text:span><text:span text:style-name="T1621">на переданном холсте</text:span><text:span text:style-name="T1449">.</text:span></text:p>
      <text:p text:style-name="P534"><text:span text:style-name="Source_20_Text">Цвет</text:span> должен быть указан в 24-битном формате RGB, где <text:span text:style-name="T1464">первый (младший)</text:span> байт <text:span text:style-name="T1464">соответствует красному цвету, </text:span><text:span text:style-name="T1622">второй</text:span><text:span text:style-name="T1464"> байт зелёному, а </text:span><text:span text:style-name="T1622">третий</text:span><text:span text:style-name="T1464"> синему.</text:span></text:p>
      <text:p text:style-name="P538">В <text:span text:style-name="T1524">параметре </text:span><text:span text:style-name="Source_20_Text"><text:span text:style-name="T1524">стиль</text:span></text:span><text:span text:style-name="T1524"> можно передать </text:span>одну из констант <text:span text:style-name="Source_20_Text">грс</text:span><text:span text:style-name="Source_20_Text"><text:span text:style-name="T1525">к</text:span></text:span><text:span text:style-name="Source_20_Text">ХХХХ</text:span>.</text:p>
      <text:h text:style-name="P807" text:outline-level="3"><text:span text:style-name="T1439">Процедура</text:span> <text:span text:style-name="T1451">гр</text:span><text:span text:style-name="T1509">Шрифт</text:span>()</text:h>
      <text:p text:style-name="P566">процедура грШрифт(вх <text:span text:style-name="T1623">холст</text:span>: объект; вх <text:span text:style-name="T1626">цвет</text:span>: <text:span text:style-name="T1626">целое</text:span>);</text:p>
      <text:p text:style-name="P566">процедура грШрифт(вх <text:span text:style-name="T1623">холст</text:span>: объект; вх <text:span text:style-name="T1626">цвет, стиль</text:span>: целое);</text:p>
      <text:p text:style-name="P566">процедура грШрифт(вх <text:span text:style-name="T1623">холст</text:span>: объект; вх <text:span text:style-name="T1626">цвет, стиль, размер</text:span>: целое);</text:p>
      <text:p text:style-name="P595">процедура грШрифт(вх <text:span text:style-name="T1623">холст</text:span>: объект; <text:span text:style-name="T1627">вх </text:span><text:span text:style-name="T1626">цвет, стиль, размер</text:span><text:span text:style-name="T1627">: целое; </text:span>вх имя: строка);</text:p>
      <text:p text:style-name="P523"><text:span text:style-name="T1449">Устанавливает свойства </text:span><text:span text:style-name="T1510">шрифта</text:span><text:span text:style-name="T1449"> — </text:span><text:span text:style-name="T1521">имя</text:span><text:span text:style-name="T1510">, размер, стиль и цвет</text:span><text:span text:style-name="T1443">. </text:span><text:span text:style-name="T1449">Свойства </text:span><text:span text:style-name="T1510">шрифта</text:span><text:span text:style-name="T1449"> используются для </text:span><text:span text:style-name="T1510">вывода текста </text:span><text:span text:style-name="T1624">на холст</text:span><text:span text:style-name="T1449">.</text:span></text:p>
      <text:p text:style-name="P561"><text:span text:style-name="T1514">В параметре </text:span><text:span text:style-name="Source_20_Text"><text:span text:style-name="T1514">имя</text:span></text:span><text:span text:style-name="T1514"> должно быть указано наименование шрифта. </text:span>Если<text:span text:style-name="T1515"> </text:span><text:span text:style-name="T1516">здесь </text:span>передана пустая строка, <text:span text:style-name="T1517">то </text:span>используется <text:span text:style-name="T1522">такой</text:span><text:span text:style-name="T1511"> же </text:span>шрифт, <text:span text:style-name="T1523">какой был</text:span><text:span text:style-name="T1511"> </text:span><text:span text:style-name="T1628">указан в настройках среды</text:span><text:span text:style-name="T1511"> для </text:span><text:span text:style-name="T1512">вывода текста в </text:span><text:span text:style-name="T1511">отладочной консоли.</text:span></text:p>
      <text:p text:style-name="P571">Параметр <text:span text:style-name="Source_20_Text">размер</text:span> означает <text:span text:style-name="T1518">размер </text:span>шрифта в пунктах. <text:span text:style-name="T1528">Если здесь передан нуль, то используется такой же размер шрифта, </text:span><text:span text:style-name="T1523">какой был</text:span> <text:span text:style-name="T1628">указан в настройках среды</text:span> для <text:span text:style-name="T1512">вывода текста в </text:span>отладочной консоли.</text:p>
      <text:p text:style-name="P562">В параметре <text:span text:style-name="Source_20_Text">стиль</text:span> можно передать <text:span text:style-name="T1526">нуль — </text:span><text:span text:style-name="T1529">это соответствует обычному тексту,</text:span><text:span text:style-name="T1526"> — либо </text:span>одно или несколько значений констант <text:span text:style-name="Source_20_Text">грсшХХХХ</text:span>, скомбинированных с помощью побитового ИЛИ. Например, выражение <text:span text:style-name="Source_20_Text">грсшЖирный | грсшКурсив</text:span> означает жирный курсив, а выражение <text:span text:style-name="Source_20_Text">грсш</text:span><text:span text:style-name="Source_20_Text"><text:span text:style-name="T1513">За</text:span></text:span><text:span text:style-name="Source_20_Text">черк | </text:span><text:span text:style-name="Source_20_Text"><text:span text:style-name="T1519">грсшПодчерк</text:span></text:span><text:span text:style-name="Source_20_Text"> </text:span><text:span text:style-name="Source_20_Text"><text:span text:style-name="T1519">| </text:span></text:span><text:span text:style-name="Source_20_Text">грсшКурсив</text:span> означает <text:span text:style-name="T1513">за</text:span>чёркнутый <text:span text:style-name="T1520">и подчёркнутый </text:span>курсив.</text:p>
      <text:p text:style-name="P536"><text:span text:style-name="Source_20_Text">Цвет</text:span> должен быть указан в 24-битном формате RGB, где <text:span text:style-name="T1464">первый (младший)</text:span> байт <text:span text:style-name="T1464">соответствует красному цвету, </text:span><text:span text:style-name="T1625">второй</text:span><text:span text:style-name="T1464"> байт зелёному, а </text:span><text:span text:style-name="T1625">третий</text:span><text:span text:style-name="T1464"> синему.</text:span></text:p>
      <text:h text:style-name="P810" text:outline-level="3"><text:soft-page-break/>Процедура гр<text:span text:style-name="T1553">Обрезка</text:span>()</text:h>
      <text:p text:style-name="P577">процедура гр<text:span text:style-name="T1553">Обрезка</text:span>(вх <text:span text:style-name="T1629">холст</text:span>: объект; вх г1, в1, г2, в2: целое);<text:line-break/>процедура гр<text:span text:style-name="T1553">Обрезка</text:span>(вх <text:span text:style-name="T1629">холст</text:span>: объект; вх <text:span text:style-name="T1553">вкл: логическое</text:span>);</text:p>
      <text:p text:style-name="P549"><text:span text:style-name="T1554">Устанавливает для переданного </text:span><text:span text:style-name="T1630">холста</text:span><text:span text:style-name="T1554"> </text:span><text:span text:style-name="T1474">прямоугольн</text:span><text:span text:style-name="T1555">ую область обрезки</text:span><text:span text:style-name="T1474">.</text:span><text:span text:style-name="T1472"> </text:span><text:span text:style-name="T1474">Параметры</text:span><text:span text:style-name="T1455"> </text:span><text:span text:style-name="Source_20_Text"><text:span text:style-name="T1455">г</text:span></text:span><text:span text:style-name="Source_20_Text"><text:span text:style-name="T1466">1,</text:span></text:span><text:span text:style-name="T1455"> </text:span><text:span text:style-name="Source_20_Text"><text:span text:style-name="T1455">в</text:span></text:span><text:span text:style-name="Source_20_Text"><text:span text:style-name="T1466">1</text:span></text:span><text:span text:style-name="T1455"> </text:span><text:span text:style-name="T1474">определяют координаты верхнего левого угла прямоугольника, а параметры </text:span><text:span text:style-name="Source_20_Text"><text:span text:style-name="T1466">г2,</text:span></text:span><text:span text:style-name="T1466"> </text:span><text:span text:style-name="Source_20_Text"><text:span text:style-name="T1466">в2</text:span></text:span><text:span text:style-name="T1466"> — </text:span><text:span text:style-name="T1474">правого нижнего.</text:span></text:p>
      <text:p text:style-name="P525"><text:span text:style-name="T1555">Если установлена область обрезки, то все функции графического вывода будут </text:span><text:span text:style-name="T1556">иметь эффект только в пределах этой области, а люб</text:span><text:span text:style-name="T1561">ой </text:span><text:span text:style-name="T1562">графический </text:span><text:span text:style-name="T1561">вывод, </text:span><text:span text:style-name="T1562">выходящий</text:span><text:span text:style-name="T1561"> </text:span><text:span text:style-name="T1556">за её предел</text:span><text:span text:style-name="T1562">ы, будет обрезан по границ</text:span><text:span text:style-name="T1563">ам</text:span><text:span text:style-name="T1562"> области</text:span><text:span text:style-name="T1457">.</text:span></text:p>
      <text:p text:style-name="P578">Если в параметре <text:span text:style-name="Source_20_Text">вкл</text:span> передано <text:span text:style-name="Source_20_Text">нет</text:span>, то установленная область обрезки будет <text:span text:style-name="T1557">отменена, так что вновь станет возможен вывод в любом месте </text:span><text:span text:style-name="T1631">холста</text:span><text:span text:style-name="T1557">. </text:span><text:span text:style-name="T1558">Если передано </text:span><text:span text:style-name="Source_20_Text"><text:span text:style-name="T1558">да</text:span></text:span><text:span text:style-name="T1558">, то будет </text:span><text:span text:style-name="T1559">вновь </text:span><text:span text:style-name="T1558">применена </text:span><text:span text:style-name="T1560">та </text:span><text:span text:style-name="T1558">область обрезки, которая была установлена ранее.</text:span></text:p>
      <text:h text:style-name="P811" text:outline-level="3"><text:span text:style-name="T1496">Функция</text:span> гр<text:span text:style-name="T1496">Точка</text:span>()</text:h>
      <text:p text:style-name="P569"><text:span text:style-name="T1497">функция</text:span> гр<text:span text:style-name="T1496">Точка</text:span>(вх <text:span text:style-name="T1633">холст</text:span>: объект; вх г, в: целое): <text:span text:style-name="T1497">целое</text:span>;<text:line-break/><text:span text:style-name="T1497">функция</text:span> гр<text:span text:style-name="T1496">Точка</text:span>(вх <text:span text:style-name="T1633">холст</text:span>: объект; вх г, в, <text:span text:style-name="T1496">цвет</text:span>: целое): <text:span text:style-name="T1497">целое</text:span>;</text:p>
      <text:p text:style-name="P548"><text:span text:style-name="T1498">Возвращает</text:span> <text:span text:style-name="T1498">цвет точки с указанными координатами </text:span><text:span text:style-name="T1634">на</text:span><text:span text:style-name="T1499"> </text:span><text:span text:style-name="T1634">переданном холсте</text:span><text:span text:style-name="T1474">.</text:span><text:span text:style-name="T1472"> </text:span><text:span text:style-name="T1499">Если передан </text:span><text:span text:style-name="Source_20_Text"><text:span text:style-name="T1499">цвет</text:span></text:span><text:span text:style-name="T1499">, то для точки будет установлен новый цвет; при этом функция вернёт </text:span><text:span text:style-name="T1531">прежний</text:span><text:span text:style-name="T1499"> цвет точки</text:span><text:span text:style-name="T1457">.</text:span></text:p>
      <text:p text:style-name="P535"><text:span text:style-name="Source_20_Text">Цвет</text:span> должен быть указан в 24-битном формате RGB, где <text:span text:style-name="T1464">первый (младший)</text:span> байт <text:span text:style-name="T1464">соответствует красному цвету, </text:span><text:span text:style-name="T1635">второй</text:span><text:span text:style-name="T1464"> байт зелёному, а </text:span><text:span text:style-name="T1635">третий</text:span><text:span text:style-name="T1464"> синему.</text:span></text:p>
      <text:h text:style-name="P808" text:outline-level="3"><text:span text:style-name="T1439">Процедура</text:span> <text:span text:style-name="T1451">гр</text:span><text:span text:style-name="T1452">Круг</text:span>()</text:h>
      <text:p text:style-name="P533"><text:span text:style-name="T1439">процедура</text:span> <text:span text:style-name="T1454">грКруг</text:span>(в<text:span text:style-name="T1437">х</text:span><text:span text:style-name="T1429"> </text:span><text:span text:style-name="T1632">холст</text:span>: <text:span text:style-name="T1429">объект; </text:span><text:span text:style-name="T1452">вх г, в, радиус</text:span><text:span text:style-name="T1448">: целое</text:span><text:span text:style-name="T1431">)</text:span>;</text:p>
      <text:p text:style-name="P519"><text:span text:style-name="T1455">Выводит </text:span><text:span text:style-name="T1632">на</text:span><text:span text:style-name="T1456"> </text:span><text:span text:style-name="Source_20_Text"><text:span text:style-name="T1632">холст</text:span></text:span><text:span text:style-name="T1456"> </text:span><text:span text:style-name="T1455">круг с указанным радиусом. </text:span><text:span text:style-name="T1456">В</text:span><text:span text:style-name="T1455"> параметрах </text:span><text:span text:style-name="Source_20_Text"><text:span text:style-name="T1455">г</text:span></text:span><text:span text:style-name="T1455"> и </text:span><text:span text:style-name="Source_20_Text"><text:span text:style-name="T1455">в</text:span></text:span><text:span text:style-name="T1455"> </text:span><text:span text:style-name="T1456">должны быть переданы</text:span><text:span text:style-name="T1455"> горизонтальная и вертикальная координаты центра круга</text:span><text:span text:style-name="T1449">.</text:span></text:p>
      <text:p text:style-name="P519"><text:span text:style-name="T1457">Для прорисовки </text:span><text:span text:style-name="T1477">контура </text:span><text:span text:style-name="T1457">окружности используются </text:span><text:span text:style-name="T1458">установленные</text:span><text:span text:style-name="T1457"> свойства пера, область внутри окружности заполняется в соответствии с </text:span><text:span text:style-name="T1458">установленными</text:span><text:span text:style-name="T1457"> свойствами кисти.</text:span></text:p>
      <text:h text:style-name="P809" text:outline-level="3"><text:span text:style-name="T1439">Процедура</text:span> <text:span text:style-name="T1451">гр</text:span><text:span text:style-name="T1465">Эллипс</text:span>()</text:h>
      <text:p text:style-name="P555"><text:span text:style-name="T1439">процедура</text:span> <text:span text:style-name="T1454">гр</text:span><text:span text:style-name="T1465">Эллипс</text:span>(в<text:span text:style-name="T1437">х</text:span><text:span text:style-name="T1429"> </text:span><text:span text:style-name="T1636">холст</text:span>: <text:span text:style-name="T1429">объект; </text:span><text:span text:style-name="T1452">вх г</text:span><text:span text:style-name="T1465">1</text:span><text:span text:style-name="T1452">, в</text:span><text:span text:style-name="T1465">1</text:span><text:span text:style-name="T1452">, </text:span><text:span text:style-name="T1465">г2, в2</text:span><text:span text:style-name="T1448">: целое</text:span><text:span text:style-name="T1431">)</text:span>;</text:p>
      <text:p text:style-name="P518"><text:span text:style-name="T1455">Выводит </text:span><text:span text:style-name="T1637">на</text:span><text:span text:style-name="T1456"> </text:span><text:span text:style-name="Source_20_Text"><text:span text:style-name="T1637">холст</text:span></text:span><text:span text:style-name="T1456"> </text:span><text:span text:style-name="T1466">эллипс, вписанный в прямоугольник с указанными координатами</text:span><text:span text:style-name="T1455">. </text:span><text:span text:style-name="T1456">В</text:span><text:span text:style-name="T1455"> параметрах </text:span><text:span text:style-name="Source_20_Text"><text:span text:style-name="T1455">г</text:span></text:span><text:span text:style-name="Source_20_Text"><text:span text:style-name="T1466">1</text:span></text:span><text:span text:style-name="T1455"> и </text:span><text:span text:style-name="Source_20_Text"><text:span text:style-name="T1455">в</text:span></text:span><text:span text:style-name="Source_20_Text"><text:span text:style-name="T1466">1</text:span></text:span><text:span text:style-name="T1455"> </text:span><text:span text:style-name="T1456">должны быть переданы</text:span><text:span text:style-name="T1455"> горизонтальная и вертикальная координаты </text:span><text:span text:style-name="T1466">верхнего левого угла прямоугольника, а в параметрах </text:span><text:span text:style-name="Source_20_Text"><text:span text:style-name="T1466">г2</text:span></text:span><text:span text:style-name="T1466"> и </text:span><text:span text:style-name="Source_20_Text"><text:span text:style-name="T1466">в2</text:span></text:span><text:span text:style-name="T1466"> — правого нижнего</text:span><text:span text:style-name="T1449">.</text:span></text:p>
      <text:p text:style-name="P518"><text:span text:style-name="T1457">Для прорисовки </text:span><text:span text:style-name="T1475">контура </text:span><text:span text:style-name="T1467">эллипса</text:span><text:span text:style-name="T1457"> используются </text:span><text:span text:style-name="T1458">установленные</text:span><text:span text:style-name="T1457"> свойства пера, область внутри </text:span><text:span text:style-name="T1476">эллипса</text:span><text:span text:style-name="T1457"> заполняется в соответствии с </text:span><text:span text:style-name="T1458">установленными</text:span><text:span text:style-name="T1457"> свойствами кисти.</text:span></text:p>
      <text:h text:style-name="Heading_20_3" text:outline-level="3">Процедура грДуга()</text:h>
      <text:p text:style-name="Исходный_20_код">процедура грДуга(<text:line-break/> <text:s text:c="3"/>вх <text:span text:style-name="T1640">холст</text:span>: объект; вх г1, в1, г2, в2: целое; вх нач<text:span text:style-name="T1638">ало</text:span>, <text:span text:style-name="T1642">размер</text:span>: дробное);</text:p>
      <text:p text:style-name="P543"><text:soft-page-break/>Выводит <text:span text:style-name="T1639">на</text:span> <text:span text:style-name="Source_20_Text"><text:span text:style-name="T1639">холст</text:span></text:span> дугу эллипса, <text:span text:style-name="T1468">вписанного в прямоугольник с указанными координатами. </text:span><text:span text:style-name="T1456">В</text:span><text:span text:style-name="T1455"> параметрах </text:span><text:span text:style-name="Source_20_Text"><text:span text:style-name="T1455">г</text:span></text:span><text:span text:style-name="Source_20_Text"><text:span text:style-name="T1466">1</text:span></text:span><text:span text:style-name="T1455"> и </text:span><text:span text:style-name="Source_20_Text"><text:span text:style-name="T1455">в</text:span></text:span><text:span text:style-name="Source_20_Text"><text:span text:style-name="T1466">1</text:span></text:span><text:span text:style-name="T1455"> </text:span><text:span text:style-name="T1456">должны быть переданы</text:span><text:span text:style-name="T1455"> горизонтальная и вертикальная координаты </text:span><text:span text:style-name="T1466">верхнего левого угла прямоугольника, а в параметрах </text:span><text:span text:style-name="Source_20_Text"><text:span text:style-name="T1466">г2</text:span></text:span><text:span text:style-name="T1466"> и </text:span><text:span text:style-name="Source_20_Text"><text:span text:style-name="T1466">в2</text:span></text:span><text:span text:style-name="T1466"> — правого нижнего</text:span><text:span text:style-name="T1449">.</text:span></text:p>
      <text:p text:style-name="P552">Параметр <text:span text:style-name="Source_20_Text">нач</text:span><text:span text:style-name="Source_20_Text"><text:span text:style-name="T1488">ало</text:span></text:span> определяет угол, с которого начинается дуга, а параметр <text:span text:style-name="Source_20_Text"><text:span text:style-name="T1642">размер</text:span></text:span> — <text:span text:style-name="T1486">угловой размер дуги</text:span>. Эти параметры должны быть указаны в радианах, <text:span text:style-name="T1673">отсчёт ведётся от крайней правой точки эллипса против часовой стрелки.</text:span></text:p>
      <text:p text:style-name="P520"><text:span text:style-name="T1457">Для прорисовки </text:span><text:span text:style-name="T1469">дуги</text:span><text:span text:style-name="T1457"> используются </text:span><text:span text:style-name="T1458">установленные</text:span><text:span text:style-name="T1457"> свойства пера.</text:span></text:p>
      <text:h text:style-name="P812" text:outline-level="3">Процедура гр<text:span text:style-name="T1479">Сегмент</text:span>()</text:h>
      <text:p text:style-name="P556">процедура гр<text:span text:style-name="T1480">Сегмент</text:span>(<text:line-break/> <text:s text:c="3"/>вх <text:span text:style-name="T1641">холст</text:span>: объект; вх г1, в1, г2, в2: целое; вх нач<text:span text:style-name="T1489">ало</text:span>, <text:span text:style-name="T1642">размер</text:span>: дробное);</text:p>
      <text:p text:style-name="P545">Выводит <text:span text:style-name="T1645">на</text:span> <text:span text:style-name="Source_20_Text"><text:span text:style-name="T1645">холст</text:span></text:span> <text:span text:style-name="T1481">сегмент</text:span> эллипса, <text:span text:style-name="T1468">вписанного в прямоугольник с указанными координатами. </text:span><text:span text:style-name="T1456">В</text:span><text:span text:style-name="T1455"> параметрах </text:span><text:span text:style-name="Source_20_Text"><text:span text:style-name="T1455">г</text:span></text:span><text:span text:style-name="Source_20_Text"><text:span text:style-name="T1466">1</text:span></text:span><text:span text:style-name="T1455"> и </text:span><text:span text:style-name="Source_20_Text"><text:span text:style-name="T1455">в</text:span></text:span><text:span text:style-name="Source_20_Text"><text:span text:style-name="T1466">1</text:span></text:span><text:span text:style-name="T1455"> </text:span><text:span text:style-name="T1456">должны быть переданы</text:span><text:span text:style-name="T1455"> горизонтальная и вертикальная координаты </text:span><text:span text:style-name="T1466">верхнего левого угла прямоугольника, а в параметрах </text:span><text:span text:style-name="Source_20_Text"><text:span text:style-name="T1466">г2</text:span></text:span><text:span text:style-name="T1466"> и </text:span><text:span text:style-name="Source_20_Text"><text:span text:style-name="T1466">в2</text:span></text:span><text:span text:style-name="T1466"> — правого нижнего</text:span><text:span text:style-name="T1449">.</text:span></text:p>
      <text:p text:style-name="P553">Параметр <text:span text:style-name="Source_20_Text">нач</text:span><text:span text:style-name="Source_20_Text"><text:span text:style-name="T1489">ало</text:span></text:span> определяет угол, с которого начинается <text:span text:style-name="T1484">сегмент</text:span>, а параметр <text:span text:style-name="Source_20_Text"><text:span text:style-name="T1643">размер</text:span></text:span> — <text:span text:style-name="T1485">угловой размер сегмента</text:span>. Эти параметры должны быть указаны в радианах, <text:span text:style-name="T1673">отсчёт ведётся от крайней правой точки эллипса против часовой стрелки.</text:span></text:p>
      <text:p text:style-name="P521"><text:span text:style-name="T1457">Для прорисовки </text:span><text:span text:style-name="T1482">контура сегмента</text:span><text:span text:style-name="T1457"> используются </text:span><text:span text:style-name="T1458">установленные</text:span><text:span text:style-name="T1457"> свойства пера, область внутри </text:span><text:span text:style-name="T1483">сегмента</text:span><text:span text:style-name="T1457"> заполняется в соответствии с </text:span><text:span text:style-name="T1458">установленными</text:span><text:span text:style-name="T1457"> свойствами кисти.</text:span></text:p>
      <text:h text:style-name="P813" text:outline-level="3">Процедура гр<text:span text:style-name="T1479">Се</text:span><text:span text:style-name="T1500">ктор</text:span>()</text:h>
      <text:p text:style-name="P559">процедура гр<text:span text:style-name="T1480">Се</text:span><text:span text:style-name="T1500">ктор</text:span>(<text:line-break/> <text:s text:c="3"/>вх <text:span text:style-name="T1644">холст</text:span>: объект; вх г1, в1, г2, в2: целое; вх нач<text:span text:style-name="T1489">ало</text:span>, <text:span text:style-name="T1487">разм</text:span><text:span text:style-name="T1489">ер</text:span>: дробное);</text:p>
      <text:p text:style-name="P546">Выводит <text:span text:style-name="T1646">на</text:span> <text:span text:style-name="Source_20_Text"><text:span text:style-name="T1646">холст</text:span></text:span> <text:span text:style-name="T1501">сектор</text:span> эллипса, <text:span text:style-name="T1468">вписанного в прямоугольник с указанными координатами. </text:span><text:span text:style-name="T1456">В</text:span><text:span text:style-name="T1455"> параметрах </text:span><text:span text:style-name="Source_20_Text"><text:span text:style-name="T1455">г</text:span></text:span><text:span text:style-name="Source_20_Text"><text:span text:style-name="T1466">1</text:span></text:span><text:span text:style-name="T1455"> и </text:span><text:span text:style-name="Source_20_Text"><text:span text:style-name="T1455">в</text:span></text:span><text:span text:style-name="Source_20_Text"><text:span text:style-name="T1466">1</text:span></text:span><text:span text:style-name="T1455"> </text:span><text:span text:style-name="T1456">должны быть переданы</text:span><text:span text:style-name="T1455"> горизонтальная и вертикальная координаты </text:span><text:span text:style-name="T1466">верхнего левого угла прямоугольника, а в параметрах </text:span><text:span text:style-name="Source_20_Text"><text:span text:style-name="T1466">г2</text:span></text:span><text:span text:style-name="T1466"> и </text:span><text:span text:style-name="Source_20_Text"><text:span text:style-name="T1466">в2</text:span></text:span><text:span text:style-name="T1466"> — правого нижнего</text:span><text:span text:style-name="T1449">.</text:span></text:p>
      <text:p text:style-name="P554">Параметр <text:span text:style-name="Source_20_Text">нач</text:span><text:span text:style-name="Source_20_Text"><text:span text:style-name="T1489">ало</text:span></text:span> определяет угол, с которого начинается <text:span text:style-name="T1502">сектор</text:span>, а параметр <text:span text:style-name="Source_20_Text"><text:span text:style-name="T1489">размер</text:span></text:span> — <text:span text:style-name="T1485">угловой размер </text:span><text:span text:style-name="T1502">сектора</text:span>. Эти параметры должны быть указаны в радианах, <text:span text:style-name="T1673">отсчёт ведётся от крайней правой точки эллипса против часовой стрелки.</text:span></text:p>
      <text:p text:style-name="P522"><text:span text:style-name="T1457">Для прорисовки </text:span><text:span text:style-name="T1482">контура </text:span><text:span text:style-name="T1502">сектора</text:span><text:span text:style-name="T1457"> используются </text:span><text:span text:style-name="T1458">установленные</text:span><text:span text:style-name="T1457"> свойства пера, область внутри </text:span><text:span text:style-name="T1503">сектора</text:span><text:span text:style-name="T1457"> заполняется в соответствии с </text:span><text:span text:style-name="T1458">установленными</text:span><text:span text:style-name="T1457"> свойствами кисти.</text:span></text:p>
      <text:h text:style-name="P814" text:outline-level="3">Процедура гр<text:span text:style-name="T1470">Отрезок</text:span>()</text:h>
      <text:p text:style-name="P541">процедура гр<text:span text:style-name="T1471">Отрезок</text:span>(вх <text:span text:style-name="T1647">холст</text:span>: объект; вх г1, в1, г2, в2: целое);</text:p>
      <text:p text:style-name="P547">Выводит <text:span text:style-name="T1648">на</text:span> <text:span text:style-name="Source_20_Text"><text:span text:style-name="T1648">холст</text:span></text:span> <text:span text:style-name="T1472">отрезок от точки с координатами</text:span><text:span text:style-name="T1455"> </text:span><text:span text:style-name="Source_20_Text"><text:span text:style-name="T1455">г</text:span></text:span><text:span text:style-name="Source_20_Text"><text:span text:style-name="T1466">1,</text:span></text:span><text:span text:style-name="T1455"> </text:span><text:span text:style-name="Source_20_Text"><text:span text:style-name="T1455">в</text:span></text:span><text:span text:style-name="Source_20_Text"><text:span text:style-name="T1466">1</text:span></text:span><text:span text:style-name="T1455"> </text:span><text:span text:style-name="T1472">до точки с координатами</text:span><text:span text:style-name="T1466"> </text:span><text:span text:style-name="Source_20_Text"><text:span text:style-name="T1466">г2,</text:span></text:span><text:span text:style-name="T1466"> </text:span><text:span text:style-name="Source_20_Text"><text:span text:style-name="T1466">в2</text:span></text:span><text:span text:style-name="T1466">. </text:span><text:span text:style-name="T1457">Для прорисовки </text:span><text:span text:style-name="T1472">отрезка</text:span><text:span text:style-name="T1457"> используются </text:span><text:span text:style-name="T1458">установленные</text:span><text:span text:style-name="T1457"> свойства пера.</text:span></text:p>
      <text:h text:style-name="P815" text:outline-level="3">Процедура гр<text:span text:style-name="T1504">Ломаная</text:span>()</text:h>
      <text:p text:style-name="P560">процедура гр<text:span text:style-name="T1504">Ломаная</text:span>(вх <text:span text:style-name="T1649">холст</text:span>: объект; вх <text:span text:style-name="T1505">точки: МассивТочек</text:span>);</text:p>
      <text:p text:style-name="P550"><text:soft-page-break/>Выводит <text:span text:style-name="T1650">на</text:span> <text:span text:style-name="Source_20_Text"><text:span text:style-name="T1650">холст</text:span></text:span> <text:span text:style-name="T1536">ломаную линию</text:span><text:span text:style-name="T1457">. </text:span><text:span text:style-name="T1536">В параметре </text:span><text:span text:style-name="Source_20_Text"><text:span text:style-name="T1536">точки</text:span></text:span><text:span text:style-name="T1536"> долж</text:span><text:span text:style-name="T1651">ен</text:span><text:span text:style-name="T1536"> быть передан </text:span><text:span text:style-name="T1651">массив</text:span><text:span text:style-name="T1536"> пар координат для каждой вершины ломаной линии.</text:span></text:p>
      <text:p text:style-name="P596">Для прорисовки звеньев ломаной используются установленные свойства пера.</text:p>
      <text:h text:style-name="P816" text:outline-level="3">Процедура гр<text:span text:style-name="T1473">Прямоугольник</text:span>()</text:h>
      <text:p text:style-name="P542">процедура гр<text:span text:style-name="T1473">Прямоугольник</text:span>(вх <text:span text:style-name="T1652">холст</text:span>: объект; вх г1, в1, г2, в2: целое);<text:line-break/>процедура грПрямоугольник(вх <text:span text:style-name="T1652">холст</text:span>: объект; вх г1, в1, г2, в2, р: целое);</text:p>
      <text:p text:style-name="P542">процедура грПрямоугольник(вх <text:span text:style-name="T1652">холст</text:span>: объект; вх г1, в1, г2, в2, рг, рв: целое);</text:p>
      <text:p text:style-name="P544">Выводит <text:span text:style-name="T1653">на</text:span> <text:span text:style-name="Source_20_Text"><text:span text:style-name="T1653">холст</text:span></text:span> <text:span text:style-name="T1474">прямоугольник.</text:span><text:span text:style-name="T1472"> </text:span><text:span text:style-name="T1474">Параметры</text:span><text:span text:style-name="T1455"> </text:span><text:span text:style-name="Source_20_Text"><text:span text:style-name="T1455">г</text:span></text:span><text:span text:style-name="Source_20_Text"><text:span text:style-name="T1466">1,</text:span></text:span><text:span text:style-name="T1455"> </text:span><text:span text:style-name="Source_20_Text"><text:span text:style-name="T1455">в</text:span></text:span><text:span text:style-name="Source_20_Text"><text:span text:style-name="T1466">1</text:span></text:span><text:span text:style-name="T1455"> </text:span><text:span text:style-name="T1474">определяют координаты верхнего левого угла прямоугольника, а параметры </text:span><text:span text:style-name="Source_20_Text"><text:span text:style-name="T1466">г2,</text:span></text:span><text:span text:style-name="T1466"> </text:span><text:span text:style-name="Source_20_Text"><text:span text:style-name="T1466">в2</text:span></text:span><text:span text:style-name="T1466"> — </text:span><text:span text:style-name="T1474">правого нижнего.</text:span></text:p>
      <text:p text:style-name="P557">В параметре <text:span text:style-name="Source_20_Text">р</text:span> можно передать радиус закругления углов прямоугольника. Если переданы <text:span text:style-name="Source_20_Text">рг</text:span> и <text:span text:style-name="Source_20_Text">рв</text:span>, то <text:span text:style-name="Source_20_Text">рг</text:span> определяет радиус закругления по горизонтали, а <text:span text:style-name="Source_20_Text">рв</text:span> — по вертикали.</text:p>
      <text:p text:style-name="P524"><text:span text:style-name="T1457">Для прорисовки </text:span><text:span text:style-name="T1475">контура </text:span><text:span text:style-name="T1478">прямоугольника</text:span><text:span text:style-name="T1457"> используются </text:span><text:span text:style-name="T1458">установленные</text:span><text:span text:style-name="T1457"> свойства пера, область внутри </text:span><text:span text:style-name="T1478">прямоугольника</text:span><text:span text:style-name="T1457"> заполняется в соответствии с </text:span><text:span text:style-name="T1458">установленными</text:span><text:span text:style-name="T1457"> свойствами кисти.</text:span></text:p>
      <text:h text:style-name="P817" text:outline-level="3">Процедура гр<text:span text:style-name="T1535">Многоугольник</text:span>()</text:h>
      <text:p text:style-name="P570">процедура гр<text:span text:style-name="T1535">Многоугольник</text:span>(вх <text:span text:style-name="T1654">холст</text:span>: объект; вх <text:span text:style-name="T1505">точки: МассивТочек</text:span>);</text:p>
      <text:p text:style-name="P551">Выводит <text:span text:style-name="T1655">на</text:span> <text:span text:style-name="Source_20_Text"><text:span text:style-name="T1655">холст</text:span></text:span> <text:span text:style-name="T1538">многоугольник</text:span><text:span text:style-name="T1457">. </text:span><text:span text:style-name="T1536">В параметре </text:span><text:span text:style-name="Source_20_Text"><text:span text:style-name="T1536">точки</text:span></text:span><text:span text:style-name="T1536"> долж</text:span><text:span text:style-name="T1656">ен</text:span><text:span text:style-name="T1536"> быть передан </text:span><text:span text:style-name="T1656">массив</text:span><text:span text:style-name="T1536"> пар координат для каждой вершины </text:span><text:span text:style-name="T1539">многоугольника</text:span><text:span text:style-name="T1536">.</text:span></text:p>
      <text:p text:style-name="P551"><text:span text:style-name="T1537">Для прорисовки </text:span><text:span text:style-name="T1541">сторон многоугольника</text:span><text:span text:style-name="T1537"> используются установленные свойства пера, </text:span><text:span text:style-name="T1540">область внутри многоугольника заполняется</text:span><text:span text:style-name="T1457"> в соответствии с </text:span><text:span text:style-name="T1458">установленными</text:span><text:span text:style-name="T1457"> свойствами кисти</text:span><text:span text:style-name="T1537">.</text:span></text:p>
      <text:h text:style-name="P818" text:outline-level="3"><text:span text:style-name="T1496">Функция</text:span> гр<text:span text:style-name="T1548">Размер</text:span><text:span text:style-name="T1530">Текс</text:span><text:span text:style-name="T1551">т</text:span><text:span text:style-name="T1548">а</text:span>()</text:h>
      <text:p text:style-name="P573"><text:span text:style-name="T1545">функция</text:span> гр<text:span text:style-name="T1549">Размер</text:span>Текст<text:span text:style-name="T1549">а</text:span>(вх <text:span text:style-name="T1657">холст</text:span>: объект; вх текст: строка): <text:span text:style-name="T1546">Размер</text:span>;</text:p>
      <text:p text:style-name="P575">Возвращает <text:span text:style-name="T1660">размер</text:span><text:span text:style-name="T1658"> прямоугольн</text:span><text:span text:style-name="T1659">ой области</text:span><text:span text:style-name="T1658">, </text:span><text:span text:style-name="T1659">требуемой</text:span><text:span text:style-name="T1658"> для вывода переданной строки на переданный </text:span><text:span text:style-name="Source_20_Text"><text:span text:style-name="T1658">холст</text:span></text:span>.</text:p>
      <text:p text:style-name="P575"><text:span text:style-name="T1533">Для </text:span><text:span text:style-name="T1550">вычисления размера </text:span><text:span text:style-name="T1533">используются свойства шрифта, установленные вызовом </text:span><text:span text:style-name="Source_20_Text"><text:span text:style-name="T1533">грШрифт()</text:span></text:span><text:span text:style-name="T1533">.</text:span></text:p>
      <text:h text:style-name="P819" text:outline-level="3"><text:span text:style-name="T1496">Функция</text:span> гр<text:span text:style-name="T1530">Текст</text:span>()</text:h>
      <text:p text:style-name="P568"><text:span text:style-name="T1545">функция</text:span> грТекст(вх <text:span text:style-name="T1661">холст</text:span>: объект; вх г, в: целое; вх текст: строка): <text:span text:style-name="T1546">Размер</text:span>;</text:p>
      <text:p text:style-name="Text_20_body"><text:span text:style-name="T1532">Выводит </text:span><text:span text:style-name="T1662">на</text:span><text:span text:style-name="T1532"> </text:span><text:span text:style-name="Source_20_Text"><text:span text:style-name="T1662">холст</text:span></text:span><text:span text:style-name="T1532"> переданный </text:span><text:span text:style-name="Source_20_Text"><text:span text:style-name="T1532">текст</text:span></text:span><text:span text:style-name="T1457">. </text:span><text:span text:style-name="T1532">Координаты верхнего левого угла прямоугольника с текстом должны быть переданы в параметрах </text:span><text:span text:style-name="Source_20_Text"><text:span text:style-name="T1665">г</text:span></text:span><text:span text:style-name="T1664"> и </text:span><text:span text:style-name="Source_20_Text"><text:span text:style-name="T1665">в</text:span></text:span><text:span text:style-name="T1532">. </text:span><text:span text:style-name="T1533">Для вывода текста используются свойства шрифта, установленные вызовом </text:span><text:span text:style-name="Source_20_Text"><text:span text:style-name="T1533">грШрифт()</text:span></text:span><text:span text:style-name="T1533">, фон прямоугольника </text:span><text:span text:style-name="T1534">заполняется в соответствии с текущими свойствами кисти.</text:span></text:p>
      <text:p text:style-name="P574">Возвращает вертикальный и горизонтальный размер <text:span text:style-name="T1663">прямоугольника, содержащего </text:span>выведенн<text:span text:style-name="T1663">ый</text:span> текст.</text:p>
      <text:h text:style-name="P820" text:outline-level="3">Функция <text:span text:style-name="T1595">грИ</text:span>зо<text:span text:style-name="T1575">Создать</text:span>()</text:h>
      <text:p text:style-name="P583">функция <text:span text:style-name="T1601">грИзо</text:span><text:span text:style-name="T1577">Создать</text:span>(вх <text:span text:style-name="T1575">источник: объект; вх г1, в1, </text:span><text:span text:style-name="T1576">г2, в2: целое</text:span>): объект;</text:p>
      <text:p text:style-name="P591"><text:soft-page-break/>Создаёт изображение путём копирования прямоугольной области из переданного источника. Источником может служить графическое окно или другое изображение, <text:span text:style-name="T1585">либо значение </text:span><text:span text:style-name="Source_20_Text"><text:span text:style-name="T1585">пусто</text:span></text:span>. <text:span text:style-name="T1585">В последнем случае создаётся чёрный прямоугольник </text:span><text:span text:style-name="T1586">шириной </text:span><text:span text:style-name="Source_20_Text"><text:span text:style-name="T1586">г2-г1</text:span></text:span><text:span text:style-name="T1586"> и высотой </text:span><text:span text:style-name="Source_20_Text"><text:span text:style-name="T1586">в2-в1</text:span></text:span><text:span text:style-name="T1586">.</text:span></text:p>
      <text:p text:style-name="P591">В параметрах <text:span text:style-name="Source_20_Text">г1, в1</text:span> нужно передать координаты верхнего левого угла копируемого прямоугольника, а в параметрах <text:span text:style-name="Source_20_Text">г2, в2</text:span> — правого нижнего.</text:p>
      <text:p text:style-name="P588">Изображение всегда создаётся в формате <text:span text:style-name="T33">image/bmp</text:span>, канал прозрачности не поддерживается. <text:span text:style-name="T1602">Созданное изображение можно выводить на холсты, а также использовать в качестве холста для функций графического вывода.</text:span></text:p>
      <text:p text:style-name="P588">Функция возвращает объект, соответствующий созданному изображению. Этот объект должен быть уничтожен вызовом <text:span text:style-name="Source_20_Text"><text:span text:style-name="T1603">гр</text:span></text:span><text:span text:style-name="Source_20_Text">Уничтожить()</text:span>.</text:p>
      <text:h text:style-name="P820" text:outline-level="3">Функция <text:span text:style-name="T1595">грИ</text:span>зо<text:span text:style-name="T1569">Загрузить</text:span>()</text:h>
      <text:p text:style-name="P589">функция <text:span text:style-name="T1596">грИ</text:span>зоЗагрузить(вх имяФайла: строка): объект;</text:p>
      <text:p text:style-name="P582">Загружает изображение из файла с переданным именем и возвращает объект, соответствующий созданному изображению. <text:span text:style-name="T1597">Созданное изображение можно выводить на холсты; кроме того, если изображение имеет формат </text:span><text:span text:style-name="T22">image/bmp</text:span><text:span text:style-name="T1597">, то его можно использовать в качестве холста для функций графического вывода.</text:span></text:p>
      <text:p text:style-name="P590">Поддерживаются следующие форматы изображений: <text:span text:style-name="T23">image/bmp</text:span><text:span text:style-name="T1583">, </text:span><text:span text:style-name="T24">image/x-</text:span><text:span text:style-name="T31">xpixmap</text:span><text:span text:style-name="T1583">, </text:span><text:span text:style-name="T25">image/png</text:span><text:span text:style-name="T1583">, </text:span><text:span text:style-name="T26">image/jpeg</text:span><text:span text:style-name="T1584">, </text:span><text:span text:style-name="T27">image/tiff</text:span><text:span text:style-name="T1584">, </text:span><text:span text:style-name="T28">image/gif</text:span><text:span text:style-name="T1584">, </text:span><text:span text:style-name="T29">image/</text:span><text:span text:style-name="T32">x-portable-bitmap</text:span><text:span text:style-name="T1584">, </text:span><text:span text:style-name="T1598">а также форматы </text:span><text:span text:style-name="T30">cur</text:span><text:span text:style-name="T1598">, </text:span><text:span text:style-name="T30">ico</text:span><text:span text:style-name="T1598"> и </text:span><text:span text:style-name="T30">icns</text:span><text:span text:style-name="T1598">.</text:span></text:p>
      <text:p text:style-name="P582"><text:span text:style-name="T1668">Каждое у</text:span>спешно загруженное изображение должно быть уничтожено вызовом <text:span text:style-name="Source_20_Text"><text:span text:style-name="T1600">гр</text:span></text:span><text:span text:style-name="Source_20_Text">Уничтожить()</text:span>.</text:p>
      <text:h text:style-name="P821" text:outline-level="3"><text:span text:style-name="T1674">Процедура</text:span> <text:span text:style-name="T1674">грИ</text:span>зо<text:span text:style-name="T1589">Сохранить</text:span>()</text:h>
      <text:p text:style-name="P585"><text:span text:style-name="T1590">процедура</text:span> <text:span text:style-name="T1676">грИ</text:span>зо<text:span text:style-name="T1589">Сохранить</text:span>(<text:span text:style-name="T1590">вх изо: объект; </text:span>вх имяФайла: строка);</text:p>
      <text:p text:style-name="P581"><text:span text:style-name="T1591">Записывает переданное изображение в файл с указанным именем</text:span>. <text:span text:style-name="T1677">В параметре </text:span><text:span text:style-name="Source_20_Text"><text:span text:style-name="T1677">изо</text:span></text:span><text:span text:style-name="T1677"> может быть передано изображение в любом поддерживаемом формате, а также графическое окно. В последнем случае будет создан файл в формате </text:span><text:span text:style-name="T35">image/bmp</text:span><text:span text:style-name="T1677">, в котором будет сохранено содержимое окна.</text:span></text:p>
      <text:h text:style-name="P822" text:outline-level="3"><text:span text:style-name="T1570">Процедура</text:span> <text:span text:style-name="T1675">грИ</text:span>зо<text:span text:style-name="T1570">Вывести</text:span>()</text:h>
      <text:p text:style-name="Исходный_20_код">процедура <text:span text:style-name="T1678">грИ</text:span>зо<text:span text:style-name="T1574">Вывести</text:span>(<text:span text:style-name="T1572">вх </text:span><text:span text:style-name="T1678">холст</text:span><text:span text:style-name="T1571">: объект; </text:span><text:span text:style-name="T1573">вх г, в: целое; </text:span><text:span text:style-name="T1580">вх </text:span><text:span text:style-name="T1683">изо</text:span><text:span text:style-name="T1580">: объект</text:span>);</text:p>
      <text:p text:style-name="Text_20_body">Выводит <text:span text:style-name="T1679">на</text:span><text:span text:style-name="T1581"> </text:span><text:span text:style-name="Source_20_Text"><text:span text:style-name="T1679">холст</text:span></text:span><text:span text:style-name="T1581"> переданное изображение. В параметрах </text:span><text:span text:style-name="Source_20_Text"><text:span text:style-name="T1581">г, в</text:span></text:span><text:span text:style-name="T1581"> должны быть указаны координаты верхнего левого угла прямоугольника, </text:span><text:span text:style-name="T1682">куда будет выведено изображение,</text:span><text:span text:style-name="T1581"> </text:span><text:span text:style-name="T1582">а в параметре </text:span><text:span text:style-name="Source_20_Text"><text:span text:style-name="T1683">изо</text:span></text:span><text:span text:style-name="T1582"> — объект-</text:span><text:span text:style-name="T1680">изображение </text:span><text:span text:style-name="T1681">в любом поддерживаемом формате</text:span><text:span text:style-name="T1581"> </text:span><text:span text:style-name="T1680">или любой другой холст.</text:span></text:p>
      <text:h text:style-name="P750" text:outline-level="2"><text:span text:style-name="T1872">События — о</text:span>бработка событий</text:h>
      <text:p text:style-name="P670">Модуль <text:span text:style-name="Source_20_Text">События</text:span> содержит библиотеку для обработки событий клавиатуры и мыши в окнах графического интерфейса пользователя.</text:p>
      <text:p text:style-name="P671"><text:span text:style-name="T1878">Все функции </text:span><text:span text:style-name="T1867">этой</text:span><text:span text:style-name="T1878"> библиотеки работают только в том случае, если программа запущена в отладочной среде. При запуске программы из системного терминала </text:span><text:span text:style-name="T1876">модуль </text:span><text:span text:style-name="Source_20_Text"><text:span text:style-name="T1879">События</text:span></text:span><text:span text:style-name="T1876"> недоступен и вызывает </text:span><text:span text:style-name="T1877">ошибку при компиляции программы.</text:span></text:p>
      <text:p text:style-name="P671">Обработка событий клавиатуры и мыши в графических окнах реализована в виде очереди событий. <text:span text:style-name="T1714">Вызовом </text:span><text:span text:style-name="Source_20_Text"><text:span text:style-name="T1714">сбтЗаказать()</text:span></text:span><text:span text:style-name="T1714"> программа </text:span><text:span text:style-name="T1734">инициализирует</text:span><text:span text:style-name="T1714"> очередь событий, функции </text:span><text:span text:style-name="Source_20_Text"><text:span text:style-name="T1714">сбтЕсть()</text:span></text:span><text:span text:style-name="T1714"> и </text:span><text:span text:style-name="Source_20_Text"><text:span text:style-name="T1714">сбтЗабрать()</text:span></text:span><text:span text:style-name="T1714"> </text:span><text:soft-page-break/><text:span text:style-name="T1714">предназначены для выборки событий из очереди, </text:span><text:span text:style-name="T1725">а функции </text:span><text:span text:style-name="Source_20_Text"><text:span text:style-name="T1725">сбтСколько()</text:span></text:span><text:span text:style-name="T1725"> и </text:span><text:span text:style-name="Source_20_Text"><text:span text:style-name="T1725">сбтСмотреть()</text:span></text:span><text:span text:style-name="T1725"> — для просмотра </text:span><text:span text:style-name="T1738">событий в </text:span><text:span text:style-name="T1725">очереди.</text:span></text:p>
      <text:h text:style-name="P823" text:outline-level="3">Типы</text:h>
      <text:p text:style-name="P611"><text:span text:style-name="T1699">тип</text:span><text:span text:style-name="T1692"><text:line-break/> <text:s text:c="3"/></text:span><text:span text:style-name="T1684">Событие/</text:span><text:span text:style-name="T1706">Событий</text:span><text:span text:style-name="T1684"> = структура<text:line-break/> <text:s text:c="7"/></text:span><text:span text:style-name="T1690">что: целое; <text:s/>// </text:span><text:span text:style-name="T1691">тип события – </text:span><text:span text:style-name="T1693">одна из констант сбтХХХХ</text:span><text:span text:style-name="T1690"><text:line-break/> <text:s text:c="7"/>код: целое; <text:s/>// </text:span><text:span text:style-name="T1695">номер</text:span><text:span text:style-name="T1694"> клавиши или кнопки, код символа</text:span><text:span text:style-name="T1690"><text:line-break/> <text:s text:c="7"/>инфо: целое; // </text:span><text:span text:style-name="T1695">состояние </text:span><text:span text:style-name="T1696">специальных </text:span><text:span text:style-name="T1695">клавиш</text:span><text:span text:style-name="T1690"><text:line-break/> <text:s text:c="7"/>г, в: целое; // </text:span><text:span text:style-name="T1691">координаты </text:span><text:span text:style-name="T1701">указателя мыши</text:span><text:span text:style-name="T1684"><text:line-break/> <text:s text:c="3"/>окончание;</text:span></text:p>
      <text:p text:style-name="P606"><text:span text:style-name="T1741">С</text:span>труктура <text:span text:style-name="Source_20_Text"><text:span text:style-name="T1741">Событие</text:span></text:span><text:span text:style-name="T1741"> </text:span>содержит информацию о событии клавиатуры или мыши, возвращаемую функциями <text:span text:style-name="Source_20_Text">сбтЗабрать()</text:span> и <text:span text:style-name="Source_20_Text">сбтСмотреть()</text:span>.</text:p>
      <text:p text:style-name="P606">Поле <text:span text:style-name="Source_20_Text">что</text:span> содержит тип события — значение одной из констант <text:span text:style-name="Source_20_Text">сбтХХХХ</text:span>.</text:p>
      <text:p text:style-name="P607">Поле <text:span text:style-name="Source_20_Text">код</text:span> содержит, <text:span text:style-name="T1743">в зависимости от типа события</text:span>:</text:p>
      <text:list xml:id="list704197090" text:style-name="L21">
        <text:list-item>
          <text:p text:style-name="P932"><text:span text:style-name="Source_20_Text"><text:span text:style-name="T1731">сбтКлНаж</text:span></text:span><text:span text:style-name="T1731"> и </text:span><text:span text:style-name="Source_20_Text"><text:span text:style-name="T1731">сбтКлОтп</text:span></text:span><text:span text:style-name="T1731"> — виртуальный код клавиши на клавиатуре;</text:span></text:p>
        </text:list-item>
        <text:list-item>
          <text:p text:style-name="P933"><text:span text:style-name="Source_20_Text">сбтКлСмв</text:span> — кодпойнт Юникод введённого символа;</text:p>
        </text:list-item>
        <text:list-item>
          <text:p text:style-name="P934"><text:span text:style-name="Source_20_Text">сбтМшНаж</text:span> и <text:span text:style-name="Source_20_Text">сбтМшОтп</text:span> — номер кнопки мыши, <text:span text:style-name="T1748">одна из констант </text:span><text:span text:style-name="Source_20_Text"><text:span text:style-name="T1748">кнмХХХХ</text:span></text:span>;</text:p>
        </text:list-item>
        <text:list-item>
          <text:p text:style-name="P934"><text:span text:style-name="Source_20_Text">сбтМшКлс</text:span> — <text:span text:style-name="T1742">дистанцию</text:span> вращения колеса, <text:span text:style-name="T1744">отрицательное число соответствует вращению </text:span><text:span text:style-name="T1749">на</text:span><text:span text:style-name="T1744"> себя</text:span><text:span text:style-name="T1732">;</text:span></text:p>
        </text:list-item>
        <text:list-item>
          <text:p text:style-name="P935"><text:span text:style-name="Source_20_Text"><text:span text:style-name="T1743">сбтМшВх</text:span></text:span><text:span text:style-name="T1743">, </text:span><text:span text:style-name="Source_20_Text"><text:span text:style-name="T1743">сбтМшВых</text:span></text:span><text:span text:style-name="T1743"> и </text:span><text:span text:style-name="Source_20_Text"><text:span text:style-name="T1743">сбтМшДвг</text:span></text:span> — <text:span text:style-name="T1733">поле </text:span>не используется и равно нулю.</text:p>
        </text:list-item>
      </text:list>
      <text:p text:style-name="P612">Поле <text:span text:style-name="Source_20_Text"><text:span text:style-name="T1731">инфо</text:span></text:span> содержит одно или несколько значений констант <text:span text:style-name="Source_20_Text">сскХХХХ</text:span>, скомбинированных с помощью побитового ИЛИ. <text:span text:style-name="T1737">Для событи</text:span><text:span text:style-name="T1745">й</text:span><text:span text:style-name="T1737"> </text:span><text:span text:style-name="Source_20_Text"><text:span text:style-name="T1737">сбтКлСмв</text:span></text:span><text:span text:style-name="T1737">, </text:span><text:span text:style-name="Source_20_Text"><text:span text:style-name="T1737">сбт</text:span></text:span><text:span text:style-name="Source_20_Text"><text:span text:style-name="T1745">МшВх</text:span></text:span><text:span text:style-name="Source_20_Text"><text:span text:style-name="T1737"> </text:span></text:span><text:span text:style-name="Source_20_Text"><text:span text:style-name="T1745">и </text:span></text:span><text:span text:style-name="Source_20_Text"><text:span text:style-name="T1737">сбт</text:span></text:span><text:span text:style-name="Source_20_Text"><text:span text:style-name="T1745">МшВых</text:span></text:span><text:span text:style-name="Source_20_Text"><text:span text:style-name="T1737"> </text:span></text:span><text:span text:style-name="T1737">это поле не используется и равно нулю. </text:span><text:span text:style-name="T1739">Биты, связанные с состоянием мыши, </text:span><text:span text:style-name="T1740">действительны</text:span><text:span text:style-name="T1739"> только для событий мыши; для событий клавиатуры эти биты всегда равны нулю.</text:span></text:p>
      <text:p text:style-name="P690">Поля <text:span text:style-name="Source_20_Text">г</text:span> и <text:span text:style-name="Source_20_Text">в</text:span> для событий мыши содержат горизонтальную и вертикальную координаты указателя мыши в системе координат графического окна. Для событий клавиатуры, <text:span text:style-name="T1746">а также </text:span><text:span text:style-name="Source_20_Text"><text:span text:style-name="T1746">сбтМшВх</text:span></text:span><text:span text:style-name="T1746"> и </text:span><text:span text:style-name="Source_20_Text"><text:span text:style-name="T1746">сбтМшВых</text:span></text:span> эти поля не используются и равны нулю.</text:p>
      <text:p text:style-name="P691"><text:span text:style-name="T200">Примечание:</text:span> события нажатий клавиш и ввода символов — <text:span text:style-name="Source_20_Text">сбтКлНаж</text:span> и <text:span text:style-name="Source_20_Text">сбтКлСмв</text:span> — автоматически повторяются, если нажать и удерживать клавишу на клавиатуре. При этом событие отпускания клавиши <text:span text:style-name="Source_20_Text"><text:span text:style-name="T1974">сбтКлОтп</text:span></text:span> возникает однократно в тот момент, когда клавиша отпущена.</text:p>
      <text:h text:style-name="Heading_20_3" text:outline-level="3">Константы</text:h>
      <text:p text:style-name="P608"><text:span text:style-name="T1712">к</text:span>онстанты<text:line-break/> <text:s text:c="3"/>// <text:span text:style-name="T1711">т</text:span><text:span text:style-name="T1710">ипы событий</text:span><text:line-break/> <text:s text:c="3"/><text:span text:style-name="T1688">сбтКлНаж = <text:s text:c="2"/>1; // </text:span><text:span text:style-name="T1698">Нажатие клавиши на клавиатуре</text:span><text:span text:style-name="T1688"><text:line-break/> <text:s text:c="3"/>сбтКлОтп = <text:s text:c="2"/>2; // </text:span><text:span text:style-name="T1698">Отпускание клавиши на клавиатуре<text:line-break/> <text:s text:c="3"/>сбтКлСмв = <text:s text:c="2"/>4; // Ввод символа с клавиатуры</text:span><text:span text:style-name="T1688"><text:line-break/> <text:s text:c="3"/>сбтМшНаж = <text:s text:c="2"/></text:span><text:span text:style-name="T1698">8</text:span><text:span text:style-name="T1688">; // </text:span><text:span text:style-name="T1698">Нажатие кнопки мыши</text:span><text:span text:style-name="T1688"><text:line-break/> <text:s text:c="3"/>сбтМшОтп = <text:s/></text:span><text:span text:style-name="T1698">16</text:span><text:span text:style-name="T1688">; // </text:span><text:span text:style-name="T1698">Отпускание кнопки мыши</text:span><text:span text:style-name="T1688"><text:line-break/> <text:s text:c="3"/>сбтМшКлс = <text:s/></text:span><text:span text:style-name="T1709">32</text:span><text:span text:style-name="T1688">; // </text:span><text:span text:style-name="T1698">Вращение колеса мыши<text:line-break/></text:span><text:span text:style-name="T1688"> <text:s text:c="3"/>сбтМш</text:span><text:span text:style-name="T1709">Вх</text:span><text:span text:style-name="T1688"> <text:s/>= <text:s/></text:span><text:span text:style-name="T1709">64</text:span><text:span text:style-name="T1688">; // </text:span><text:span text:style-name="T1709">Вход</text:span><text:span text:style-name="T1698"> указателя мыши </text:span><text:span text:style-name="T1709">в границы окна</text:span><text:span text:style-name="T1698"><text:line-break/></text:span><text:span text:style-name="T1688"> <text:s text:c="3"/>сбтМш</text:span><text:span text:style-name="T1709">Вых</text:span><text:span text:style-name="T1688"> = </text:span><text:span text:style-name="T1709">128</text:span><text:span text:style-name="T1688">; // </text:span><text:span text:style-name="T1709">Выход</text:span><text:span text:style-name="T1698"> указателя мыши </text:span><text:span text:style-name="T1709">за границы окна</text:span><text:span text:style-name="T1698"><text:line-break/></text:span><text:span text:style-name="T1688"> <text:s text:c="3"/>сбтМшДвг = </text:span><text:span text:style-name="T1709">256</text:span><text:span text:style-name="T1688">; // </text:span><text:span text:style-name="T1698">Перемещение указателя мыши </text:span><text:span text:style-name="T1709">в окне</text:span></text:p>
      <text:p text:style-name="P608"/>
      <text:p text:style-name="P610"><text:span text:style-name="T1726">константы<text:line-break/> <text:s text:c="3"/>// </text:span><text:span text:style-name="T1728">состояние специальных клавиш</text:span><text:span text:style-name="T1726"><text:line-break/> <text:s text:c="3"/></text:span><text:span text:style-name="T1728">сскШифт</text:span><text:span text:style-name="T1727"> <text:s text:c="2"/>= <text:s/>1; // </text:span><text:span text:style-name="T1730">Нажата клавиша Shift</text:span><text:span text:style-name="T1727"><text:line-break/> <text:s text:c="3"/></text:span><text:span text:style-name="T1728">сскК</text:span><text:span text:style-name="T1729">трл</text:span><text:span text:style-name="T1727"> <text:s text:c="2"/>= <text:s/>2; // </text:span><text:span text:style-name="T1730">Нажата клавиша Ctrl</text:span><text:span text:style-name="T1727"><text:line-break/> <text:s text:c="3"/></text:span><text:span text:style-name="T1728">сск</text:span><text:span text:style-name="T1727">Альт <text:s text:c="2"/>= <text:s/></text:span><text:span text:style-name="T1729">4</text:span><text:span text:style-name="T1727">; // </text:span><text:span text:style-name="T1730">Нажата клавиша Alt</text:span><text:span text:style-name="T1727"><text:line-break/></text:span><text:soft-page-break/><text:span text:style-name="T1727"> <text:s text:c="3"/></text:span><text:span text:style-name="T1729">сскЛКМ <text:s text:c="3"/>= <text:s/>8; // </text:span><text:span text:style-name="T1730">Нажата левая кнопка мыши</text:span><text:span text:style-name="T1729"><text:line-break/> <text:s text:c="3"/>сскПКМ <text:s text:c="3"/>= 16; // </text:span><text:span text:style-name="T1730">Нажата правая кнопка мыши</text:span><text:span text:style-name="T1729"><text:line-break/> <text:s text:c="3"/>сскСКМ <text:s text:c="3"/>= 32; // </text:span><text:span text:style-name="T1730">Нажата средняя кнопка мыши</text:span><text:span text:style-name="T1729"><text:line-break/> <text:s text:c="3"/>сскДвКлик = 64; // </text:span><text:span text:style-name="T1730">Щелчок мыши следует считать двойным</text:span></text:p>
      <text:p text:style-name="P610"/>
      <text:p text:style-name="P613"><text:span text:style-name="T1726">константы<text:line-break/> <text:s text:c="3"/>// </text:span><text:span text:style-name="T1747">кнопки мыши</text:span><text:span text:style-name="T1726"><text:line-break/> <text:s text:c="3"/></text:span><text:span text:style-name="T1747">кнмЛевая</text:span><text:span text:style-name="T1727"> <text:s text:c="2"/>= <text:s text:c="2"/></text:span><text:span text:style-name="T1747">8</text:span><text:span text:style-name="T1727">;<text:line-break/> <text:s text:c="3"/></text:span><text:span text:style-name="T1747">кнмПравая</text:span><text:span text:style-name="T1727"> <text:s/>= <text:s/></text:span><text:span text:style-name="T1747">16</text:span><text:span text:style-name="T1727">;<text:line-break/> <text:s text:c="3"/></text:span><text:span text:style-name="T1747">кнмСредняя</text:span><text:span text:style-name="T1727"> = <text:s/></text:span><text:span text:style-name="T1747">32</text:span><text:span text:style-name="T1727">;</text:span></text:p>
      <text:h text:style-name="P824" text:outline-level="3">Процедура <text:span text:style-name="T1686">сбт</text:span><text:span text:style-name="T1687">Заказать</text:span><text:span text:style-name="T1685">()</text:span></text:h>
      <text:p text:style-name="Исходный_20_код"><text:span text:style-name="T1689">п</text:span>роцедура сбтЗаказать(<text:span text:style-name="T1719">окно</text:span><text:span text:style-name="T1697">: объект; </text:span><text:span text:style-name="T1689">что: целое</text:span>);</text:p>
      <text:p text:style-name="P597"><text:span text:style-name="T1735">Создаёт</text:span> очередь событий для графического окна. В параметре <text:span text:style-name="Source_20_Text">что</text:span> необходимо указать типы событий, которые будут помещаться в очередь. Здесь можно <text:span text:style-name="T1715">передать</text:span> одну или несколько констант <text:span text:style-name="Source_20_Text">сбтХХХХ</text:span>, скомбинированных с помощью логического ИЛИ.</text:p>
      <text:p text:style-name="P598">Если в параметре <text:span text:style-name="Source_20_Text">что</text:span> передано ненулевое значение, то для указанного окна создаётся очередь событий, в которую окно будет помещать все происходящие в нём события указанных типов. Программа должна извлекать эти события из очереди вызовом <text:span text:style-name="Source_20_Text">сбтЗабрать()</text:span>.</text:p>
      <text:p text:style-name="P599">Если в параметре <text:span text:style-name="Source_20_Text">что</text:span> <text:span text:style-name="T1717">передан нуль, очередь событий для указанного окна уничтожается.</text:span></text:p>
      <text:h text:style-name="P826" text:outline-level="3"><text:span text:style-name="T1684">Функция </text:span><text:span text:style-name="T1686">сбтЕ</text:span><text:span text:style-name="T1684">сть</text:span><text:span text:style-name="T1685">()</text:span></text:h>
      <text:p text:style-name="Исходный_20_код">функция сбтЕсть(<text:span text:style-name="T1720">окно</text:span><text:span text:style-name="T1700">: объект</text:span>): логическое;</text:p>
      <text:p text:style-name="P600">Возвращает истинное значение, если для указанного окна была <text:span text:style-name="T1736">создана</text:span> очередь событий, и в ней есть хотя бы одно <text:span text:style-name="T1718">событие</text:span>. <text:span text:style-name="T1718">В этом случае программа может вызвать</text:span><text:span text:style-name="T1716"> </text:span><text:span text:style-name="Source_20_Text"><text:span text:style-name="T1716">сбтЗабрать()</text:span></text:span><text:span text:style-name="T1716"> </text:span><text:span text:style-name="T1718">для извлечения события из очереди.</text:span></text:p>
      <text:h text:style-name="P825" text:outline-level="3">Функция <text:span text:style-name="T1686">сбт</text:span><text:span text:style-name="T1704">Забрать</text:span><text:span text:style-name="T1685">()</text:span></text:h>
      <text:p text:style-name="P609">функция сбт<text:span text:style-name="T1705">Забрать</text:span>(<text:span text:style-name="T1720">окно</text:span>: объект): Событие;</text:p>
      <text:p text:style-name="P601">Удаляет из очереди переданного окна <text:span text:style-name="T1721">ближайшее (самое старое) событие и возвращает структуру с информацией об этом событии.</text:span></text:p>
      <text:p text:style-name="P602">Если для переданного окна не была создана очередь событий, либо если очередь пуста, возникает исключение <text:span text:style-name="Source_20_Text">ОшибкаВыполнения</text:span>.</text:p>
      <text:h text:style-name="P827" text:outline-level="3"><text:span text:style-name="T1684">Функция </text:span><text:span text:style-name="T1686">сбтС</text:span><text:span text:style-name="T1684">колько</text:span><text:span text:style-name="T1685">()</text:span></text:h>
      <text:p text:style-name="Исходный_20_код"><text:span text:style-name="T1702">ф</text:span>ункция сбтСколько(<text:span text:style-name="T1720">окно</text:span>: объект): целое;</text:p>
      <text:p text:style-name="P604">Возвращает количество событий, имеющихся в очереди переданного окна. Если очередь событий не была <text:span text:style-name="T1723">создана</text:span>, функция вернёт <text:span text:style-name="T1722">нуль</text:span>.</text:p>
      <text:h text:style-name="P827" text:outline-level="3"><text:span text:style-name="T1684">Функция</text:span> <text:span text:style-name="T1686">сбтС</text:span><text:span text:style-name="T1684">мотреть</text:span><text:span text:style-name="T1685">()</text:span></text:h>
      <text:p text:style-name="Исходный_20_код"><text:span text:style-name="T1703">ф</text:span>ункция сбтСмотреть(<text:span text:style-name="T1720">окно</text:span>: объект; <text:span text:style-name="T1713">идкс</text:span>: целое): Событие;</text:p>
      <text:p text:style-name="P605"><text:soft-page-break/>Возвращает структуру с информацией о событии с указанным индексом из очереди переданного окна, при этом событие не удаляется из очереди.</text:p>
      <text:p text:style-name="P605">В параметре <text:span text:style-name="Source_20_Text">идкс</text:span> должен быть передан порядковый номер события, начиная с нуля. События в очереди расположены в порядке их возникновения, т.е. чем новее событие, тем больше индекс.</text:p>
      <text:p text:style-name="P603">Если для переданного окна не была создана очередь событий, либо если очередь пуста, возникает исключение <text:span text:style-name="Source_20_Text"><text:span text:style-name="T1724">НеверныйИндекс</text:span></text:span>.</text:p>
      <text:h text:style-name="Heading_20_1" text:outline-level="1">Исполнители</text:h>
      <text:h text:style-name="Heading_20_2" text:outline-level="2">Мышка</text:h>
      <text:p text:style-name="P721">Исполнитель представляет собой мышку, которая бегает по лабиринту. Мышка может делать шаг в указанном направлении, поворачиваться, проверять наличие стен вокруг текущей клетки лабиринта, считывать отметки и стрелки в текущей клетке, а также закрашивать и очищать текущую клетку.</text:p>
      <text:h text:style-name="Heading_20_3" text:outline-level="3">Константы</text:h>
      <text:p text:style-name="P714"><text:span text:style-name="T2059">константы</text:span><text:span text:style-name="T2058"><text:line-break/> <text:s text:c="3"/>// </text:span><text:span text:style-name="T2067">н</text:span><text:span text:style-name="T2059">аправления относительно текущего положения Мышки</text:span><text:span text:style-name="T2058"><text:line-break/> <text:s text:c="3"/>влево/</text:span><text:span text:style-name="T2070">слева</text:span><text:span text:style-name="T2058"> = 1;<text:line-break/> <text:s text:c="3"/>вправо/</text:span><text:span text:style-name="T2070">справа</text:span><text:span text:style-name="T2058"> = 2;<text:line-break/> <text:s text:c="3"/>вперед/вперёд/впереди = 3;<text:line-break/> <text:s text:c="3"/>назад/сзади = 4;</text:span></text:p>
      <text:p text:style-name="P714"><text:span text:style-name="T2059">константы</text:span><text:span text:style-name="T2058"><text:line-break/> <text:s text:c="3"/>// </text:span><text:span text:style-name="T2067">а</text:span><text:span text:style-name="T2059">бсолютные значения направлений</text:span><text:span text:style-name="T2058"><text:line-break/> <text:s text:c="3"/>наЗапад/наЗападе = 5;<text:line-break/> <text:s text:c="3"/>наСевер/наСевере = 6;<text:line-break/> <text:s text:c="3"/>наВосток/наВостоке = 7;<text:line-break/> <text:s text:c="3"/>наЮг/наЮге = 8;</text:span></text:p>
      <text:h text:style-name="P828" text:outline-level="3">Процедура <text:span text:style-name="T2068">загрузитьО</text:span>бстановк<text:span text:style-name="T2068">у</text:span>()</text:h>
      <text:p text:style-name="P715">процедура <text:span text:style-name="T2062">загрузитьОбстановку</text:span>(вх файл: строка);<text:line-break/>процедура <text:span text:style-name="T2062">загрузитьОбстановку</text:span>(вх файл: строка; вх индекс: целое);</text:p>
      <text:p text:style-name="P726">В текущей версии не реализована.</text:p>
      <text:h text:style-name="P829" text:outline-level="3">Процедура шаг()</text:h>
      <text:p text:style-name="Исходный_20_код">процедура шаг();<text:line-break/><text:span text:style-name="T2060">процедура шаг(вх куда: целое);</text:span></text:p>
      <text:p text:style-name="P722"><text:span text:style-name="T2071">Перемещает Мышку</text:span> на соседнюю клетку в указанном направлении. <text:span text:style-name="T2081">Параметр </text:span><text:span text:style-name="Source_20_Text"><text:span text:style-name="T2081">куда</text:span></text:span><text:span text:style-name="T2081"> может принимать значения от 1 до 8 (см. </text:span><text:span text:style-name="T39">Константы</text:span><text:span text:style-name="T2081">).</text:span></text:p>
      <text:p text:style-name="P722">Если процедура вызвана без параметров, будет сделан шаг в том направлении, куда Мышка смотрит в настоящий момент.</text:p>
      <text:p text:style-name="P723">Если в указанном направлении расположена стена, возникнет исключение <text:span text:style-name="Source_20_Text">ОшибкаВыполнения</text:span>.</text:p>
      <text:h text:style-name="Heading_20_3" text:outline-level="3"><text:soft-page-break/>Процедура повернуть()</text:h>
      <text:p text:style-name="P729">процедура повернуть(вх куда: целое);</text:p>
      <text:p text:style-name="P937"><text:span text:style-name="T2072">Поворачивает Мышку</text:span> в указанном направлении. <text:span text:style-name="T2081">Параметр </text:span><text:span text:style-name="Source_20_Text"><text:span text:style-name="T2081">куда</text:span></text:span><text:span text:style-name="T2081"> может принимать значения от 1 до 8 (см. </text:span><text:span text:style-name="T39">Константы</text:span><text:span text:style-name="T2081">).</text:span></text:p>
      <text:h text:style-name="Heading_20_3" text:outline-level="3">Процедура закрасить()</text:h>
      <text:p text:style-name="P727">процедура <text:span text:style-name="T2060">закрасить</text:span>();</text:p>
      <text:p text:style-name="P724">Закрашивает клетку, в которой находится Мышка.</text:p>
      <text:h text:style-name="Heading_20_3" text:outline-level="3">Процедура очистить()</text:h>
      <text:p text:style-name="P728">процедура <text:span text:style-name="T2061">очистить</text:span>();</text:p>
      <text:p text:style-name="P724">Возвращает первоначальный цвет клетке, в которой находится Мышка.</text:p>
      <text:h text:style-name="Heading_20_3" text:outline-level="3">Функция стена()</text:h>
      <text:p text:style-name="P716"><text:span text:style-name="T2063">функция</text:span> <text:span text:style-name="T2063">стена</text:span>(вх <text:span text:style-name="T2063">где</text:span>: <text:span text:style-name="T2063">целое</text:span>): <text:span text:style-name="T2063">логическое</text:span>;</text:p>
      <text:p text:style-name="P938">Возвращает <text:span text:style-name="Source_20_Text">да</text:span>, <text:span text:style-name="T2076">если </text:span>между текущей и соседней клеткой в указанном направлении расположена стена. <text:span text:style-name="T2081">Параметр </text:span><text:span text:style-name="Source_20_Text"><text:span text:style-name="T2081">где</text:span></text:span><text:span text:style-name="T2081"> может принимать значения от 1 до 8 (см. </text:span><text:span text:style-name="T39">Константы</text:span><text:span text:style-name="T2081">).</text:span></text:p>
      <text:h text:style-name="P830" text:outline-level="3">Функция <text:span text:style-name="T2078">проход</text:span>()</text:h>
      <text:p text:style-name="P720"><text:span text:style-name="T2063">функция</text:span> <text:span text:style-name="T2078">проход</text:span>(вх <text:span text:style-name="T2080">куда</text:span>: <text:span text:style-name="T2063">целое</text:span>): <text:span text:style-name="T2063">логическое</text:span>;</text:p>
      <text:p text:style-name="P939">Возвращает <text:span text:style-name="Source_20_Text">да</text:span>, <text:span text:style-name="T2076">если </text:span><text:span text:style-name="T2079">из</text:span> текущей <text:span text:style-name="T2079">в</text:span> соседн<text:span text:style-name="T2079">юю</text:span> клетк<text:span text:style-name="T2079">у</text:span> в указанном направлении <text:span text:style-name="T2078">можно пройти</text:span>. <text:span text:style-name="T2081">Параметр </text:span><text:span text:style-name="Source_20_Text"><text:span text:style-name="T2081">куда</text:span></text:span><text:span text:style-name="T2081"> может принимать значения от 1 до 8 (см. </text:span><text:span text:style-name="T39">Константы</text:span><text:span text:style-name="T2081">).</text:span></text:p>
      <text:h text:style-name="P830" text:outline-level="3">Функция закрашено()</text:h>
      <text:p text:style-name="P717"><text:span text:style-name="T2063">функция</text:span> <text:span text:style-name="T2064">закрашено</text:span>(): <text:span text:style-name="T2063">логическое</text:span>;</text:p>
      <text:p text:style-name="P725">Возвращает <text:span text:style-name="Source_20_Text">да</text:span>, если <text:span text:style-name="T2073">текущая клетка закрашена</text:span>.</text:p>
      <text:h text:style-name="Heading_20_3" text:outline-level="3">Функция метка()</text:h>
      <text:p text:style-name="P718"><text:span text:style-name="T2063">функция</text:span> <text:span text:style-name="T2065">метка</text:span>(): <text:span text:style-name="T2066">строка</text:span>;</text:p>
      <text:p text:style-name="P725">Возвращает <text:span text:style-name="T2073">текст, которым отмечена текущая клетка</text:span>. <text:span text:style-name="T2073">При отсутствии метки возвращает пустую строку.</text:span></text:p>
      <text:h text:style-name="P831" text:outline-level="3">Функция <text:span text:style-name="T2069">стрелка</text:span>()</text:h>
      <text:p text:style-name="P719"><text:span text:style-name="T2063">функция</text:span> <text:span text:style-name="T2069">стрелка</text:span>(): <text:span text:style-name="T2069">целое</text:span>;</text:p>
      <text:p text:style-name="P725"><text:soft-page-break/>Возвращает <text:span text:style-name="T2073">направление стрелки </text:span><text:span text:style-name="T2077">(одно из значений:</text:span><text:span text:style-name="T2073"> </text:span><text:span text:style-name="Source_20_Text"><text:span text:style-name="T2074">наЗапад</text:span></text:span><text:span text:style-name="T2074">, </text:span><text:span text:style-name="Source_20_Text"><text:span text:style-name="T2074">наСевер</text:span></text:span><text:span text:style-name="T2074">, </text:span><text:span text:style-name="Source_20_Text"><text:span text:style-name="T2074">наЮг</text:span></text:span><text:span text:style-name="T2074"> или </text:span><text:span text:style-name="Source_20_Text"><text:span text:style-name="T2074">наВосток</text:span></text:span><text:span text:style-name="T2077">),</text:span><text:span text:style-name="T2074"> если </text:span><text:span text:style-name="T2073">в текущей клетке есть стрелка</text:span>. <text:span text:style-name="T2075">При отсутствии стрелки</text:span><text:span text:style-name="T2073"> возвращает нуль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style-name="Обычный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Times New Roman1" fo:font-family="'Times New Roman'" style:font-style-name="Обычный" style:font-family-generic="roman" style:font-pitch="variable" fo:font-size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Исходный_20_код" style:display-name="Исходный код" style:family="paragraph" style:parent-style-name="Text_20_body" style:master-page-name="">
      <style:paragraph-properties fo:margin-left="0.3cm" fo:margin-right="0.3cm" fo:margin-top="0.3cm" fo:margin-bottom="0.349cm" style:contextual-spacing="true" fo:text-align="start" style:justify-single-word="false" fo:orphans="3" fo:widows="3" fo:text-indent="0cm" style:auto-text-indent="false" style:page-number="auto" fo:padding="0.15cm" fo:border="none" fo:keep-with-next="auto"/>
      <style:text-properties style:font-name="Courier New" fo:font-family="'Courier New'" style:font-style-name="Обычный" style:font-family-generic="modern" style:font-pitch="fixed" fo:font-size="9pt" fo:language="zxx" fo:country="none" fo:font-weight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Синтаксическое_20_правило" style:display-name="Синтаксическое правило" style:family="paragraph" style:parent-style-name="Исходный_20_код" style:master-page-name="">
      <style:paragraph-properties fo:margin-left="1.3cm" fo:margin-right="0.3cm" fo:margin-top="0.3cm" fo:margin-bottom="0.25cm" style:contextual-spacing="false" fo:text-indent="-1cm" style:auto-text-indent="false" style:page-number="auto" fo:padding="0.15cm" fo:border="none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pt" fo:font-style="italic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6pt" style:font-size-asian="18pt" style:font-size-complex="18pt"/>
    </style:style>
    <style:style style:name="LO-normal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false" style:font-name-asian="Noto Serif CJK SC" style:font-family-asian="'Noto Serif CJK SC'" style:font-family-generic-asian="system" style:font-pitch-asian="variable" style:font-size-asian="10pt" style:language-asian="zh" style:country-asian="CN" style:font-name-complex="Lohit Devanagari1" style:font-family-complex="'Lohit Devanagari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style-name="Обычный" style:font-family-generic="modern" style:font-pitch="fixed" fo:font-size="10pt" fo:language="zxx" fo:country="none" fo:font-weight="bol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5:37:30.102007248</meta:creation-date>
    <dc:date>2024-12-19T21:00:50.041876452</dc:date>
    <meta:editing-duration>P12DT9H18M44S</meta:editing-duration>
    <meta:editing-cycles>3564</meta:editing-cycles>
    <meta:generator>LibreOffice/7.3.7.2$Linux_X86_64 LibreOffice_project/30$Build-2</meta:generator>
    <meta:print-date>2024-07-25T13:59:08.841217614</meta:print-date>
    <meta:printed-by>Файлы PDF</meta:printed-by>
    <meta:document-statistic meta:table-count="3" meta:image-count="0" meta:object-count="0" meta:page-count="77" meta:paragraph-count="1596" meta:word-count="21906" meta:character-count="165725" meta:non-whitespace-character-count="141788"/>
  </office:meta>
</office:document-meta>
</file>